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13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7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4.441cm" svg:height="12.239cm" svg:x="11.914cm" svg:y="36.907cm">
            <draw:object draw:notify-on-update-of-ranges="Hoja1.F2:Hoja1.F97 Hoja1.G1:Hoja1.G1 Hoja1.G2:Hoja1.G97 Hoja1.H1:Hoja1.H1 Hoja1.H2:Hoja1.H97 Hoja1.I1:Hoja1.I1 Hoja1.I2:Hoja1.I97 Hoja1.J1:Hoja1.J1 Hoja1.J2:Hoja1.J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Grasp Azar</text:p>
          </table:table-cell>
          <table:table-cell office:value-type="string">
            <text:p>Grasp Star</text:p>
          </table:table-cell>
          <table:table-cell office:value-type="string">
            <text:p>Grasp Web</text:p>
          </table:table-cell>
          <table:table-cell/>
          <table:table-cell office:value-type="string">
            <text:p>Promedio</text:p>
          </table:table-cell>
          <table:table-cell office:value-type="string">
            <text:p>Grasp Azar</text:p>
          </table:table-cell>
          <table:table-cell office:value-type="string">
            <text:p>Grasp Star</text:p>
          </table:table-cell>
          <table:table-cell office:value-type="string">
            <text:p>Grasp Web</text:p>
          </table:table-cell>
          <table:table-cell office:value-type="string">
            <text:p>Teórico</text:p>
          </table:table-cell>
          <table:table-cell/>
          <table:table-cell office:value-type="string">
            <text:p>Constante C: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4129">
            <text:p>184129</text:p>
          </table:table-cell>
          <table:table-cell office:value-type="float" office:value="105405">
            <text:p>105405</text:p>
          </table:table-cell>
          <table:table-cell office:value-type="float" office:value="242616">
            <text:p>242616</text:p>
          </table:table-cell>
          <table:table-cell/>
          <table:table-cell office:value-type="float" office:value="5">
            <text:p>5</text:p>
          </table:table-cell>
          <table:table-cell table:style-name="ce1" table:formula="of:=SUMIF([.$A$2:.$A$4801];[.$F2];[.B$2:.B$4801])/50" office:value-type="float" office:value="204827.66">
            <text:p>204828</text:p>
          </table:table-cell>
          <table:table-cell table:style-name="ce1" table:formula="of:=SUMIF([.$A$2:.$A$4801];[.$F2];[.C$2:.C$4801])/50" office:value-type="float" office:value="180061.22">
            <text:p>180061</text:p>
          </table:table-cell>
          <table:table-cell table:style-name="ce1" table:formula="of:=SUMIF([.$A$2:.$A$4801];[.$F2];[.D$2:.D$4801])/50" office:value-type="float" office:value="171808">
            <text:p>171808</text:p>
          </table:table-cell>
          <table:table-cell table:formula="of:=[.$M$1]*[.F2]^4" office:value-type="float" office:value="31250">
            <text:p>31250</text:p>
          </table:table-cell>
          <table:table-cell table:formula="of:=[.J2]&gt;MAX([.G2:.I2])" office:value-type="boolean" office:boolean-value="false">
            <text:p>FALSO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005">
            <text:p>268005</text:p>
          </table:table-cell>
          <table:table-cell office:value-type="float" office:value="97448">
            <text:p>97448</text:p>
          </table:table-cell>
          <table:table-cell office:value-type="float" office:value="260615">
            <text:p>260615</text:p>
          </table:table-cell>
          <table:table-cell/>
          <table:table-cell office:value-type="float" office:value="6">
            <text:p>6</text:p>
          </table:table-cell>
          <table:table-cell table:style-name="ce1" table:formula="of:=SUMIF([.$A$2:.$A$4801];[.$F3];[.B$2:.B$4801])/50" office:value-type="float" office:value="358020.1">
            <text:p>358020</text:p>
          </table:table-cell>
          <table:table-cell table:style-name="ce1" table:formula="of:=SUMIF([.$A$2:.$A$4801];[.$F3];[.C$2:.C$4801])/50" office:value-type="float" office:value="319546.74">
            <text:p>319547</text:p>
          </table:table-cell>
          <table:table-cell table:style-name="ce1" table:formula="of:=SUMIF([.$A$2:.$A$4801];[.$F3];[.D$2:.D$4801])/50" office:value-type="float" office:value="376226.9">
            <text:p>376227</text:p>
          </table:table-cell>
          <table:table-cell table:formula="of:=[.$M$1]*[.F3]^4" office:value-type="float" office:value="64800">
            <text:p>64800</text:p>
          </table:table-cell>
          <table:table-cell table:formula="of:=[.J3]&gt;MAX([.G3:.I3])" office:value-type="boolean" office:boolean-value="false">
            <text:p>FALSO</text:p>
          </table:table-cell>
          <table:table-cell office:value-type="string">
            <text:p>Téorico: O(n^4)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8501">
            <text:p>188501</text:p>
          </table:table-cell>
          <table:table-cell office:value-type="float" office:value="172657">
            <text:p>172657</text:p>
          </table:table-cell>
          <table:table-cell office:value-type="float" office:value="173550">
            <text:p>173550</text:p>
          </table:table-cell>
          <table:table-cell/>
          <table:table-cell office:value-type="float" office:value="7">
            <text:p>7</text:p>
          </table:table-cell>
          <table:table-cell table:style-name="ce1" table:formula="of:=SUMIF([.$A$2:.$A$4801];[.$F4];[.B$2:.B$4801])/50" office:value-type="float" office:value="616894.98">
            <text:p>616895</text:p>
          </table:table-cell>
          <table:table-cell table:style-name="ce1" table:formula="of:=SUMIF([.$A$2:.$A$4801];[.$F4];[.C$2:.C$4801])/50" office:value-type="float" office:value="681316.5">
            <text:p>681317</text:p>
          </table:table-cell>
          <table:table-cell table:style-name="ce1" table:formula="of:=SUMIF([.$A$2:.$A$4801];[.$F4];[.D$2:.D$4801])/50" office:value-type="float" office:value="617341.92">
            <text:p>617342</text:p>
          </table:table-cell>
          <table:table-cell table:formula="of:=[.$M$1]*[.F4]^4" office:value-type="float" office:value="120050">
            <text:p>120050</text:p>
          </table:table-cell>
          <table:table-cell table:formula="of:=[.J4]&gt;MAX([.G4:.I4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2679">
            <text:p>72679</text:p>
          </table:table-cell>
          <table:table-cell office:value-type="float" office:value="286373">
            <text:p>286373</text:p>
          </table:table-cell>
          <table:table-cell office:value-type="float" office:value="209324">
            <text:p>209324</text:p>
          </table:table-cell>
          <table:table-cell/>
          <table:table-cell office:value-type="float" office:value="8">
            <text:p>8</text:p>
          </table:table-cell>
          <table:table-cell table:style-name="ce1" table:formula="of:=SUMIF([.$A$2:.$A$4801];[.$F5];[.B$2:.B$4801])/50" office:value-type="float" office:value="898491.52">
            <text:p>898492</text:p>
          </table:table-cell>
          <table:table-cell table:style-name="ce1" table:formula="of:=SUMIF([.$A$2:.$A$4801];[.$F5];[.C$2:.C$4801])/50" office:value-type="float" office:value="1089901.4">
            <text:p>1089901</text:p>
          </table:table-cell>
          <table:table-cell table:style-name="ce1" table:formula="of:=SUMIF([.$A$2:.$A$4801];[.$F5];[.D$2:.D$4801])/50" office:value-type="float" office:value="1130208.44">
            <text:p>1130208</text:p>
          </table:table-cell>
          <table:table-cell table:formula="of:=[.$M$1]*[.F5]^4" office:value-type="float" office:value="204800">
            <text:p>204800</text:p>
          </table:table-cell>
          <table:table-cell table:formula="of:=[.J5]&gt;MAX([.G5:.I5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4086">
            <text:p>174086</text:p>
          </table:table-cell>
          <table:table-cell office:value-type="float" office:value="184505">
            <text:p>184505</text:p>
          </table:table-cell>
          <table:table-cell office:value-type="float" office:value="120530">
            <text:p>120530</text:p>
          </table:table-cell>
          <table:table-cell/>
          <table:table-cell office:value-type="float" office:value="9">
            <text:p>9</text:p>
          </table:table-cell>
          <table:table-cell table:style-name="ce1" table:formula="of:=SUMIF([.$A$2:.$A$4801];[.$F6];[.B$2:.B$4801])/50" office:value-type="float" office:value="1492102.78">
            <text:p>1492103</text:p>
          </table:table-cell>
          <table:table-cell table:style-name="ce1" table:formula="of:=SUMIF([.$A$2:.$A$4801];[.$F6];[.C$2:.C$4801])/50" office:value-type="float" office:value="1437711.58">
            <text:p>1437712</text:p>
          </table:table-cell>
          <table:table-cell table:style-name="ce1" table:formula="of:=SUMIF([.$A$2:.$A$4801];[.$F6];[.D$2:.D$4801])/50" office:value-type="float" office:value="1855516.94">
            <text:p>1855517</text:p>
          </table:table-cell>
          <table:table-cell table:formula="of:=[.$M$1]*[.F6]^4" office:value-type="float" office:value="328050">
            <text:p>328050</text:p>
          </table:table-cell>
          <table:table-cell table:formula="of:=[.J6]&gt;MAX([.G6:.I6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2006">
            <text:p>172006</text:p>
          </table:table-cell>
          <table:table-cell office:value-type="float" office:value="300952">
            <text:p>300952</text:p>
          </table:table-cell>
          <table:table-cell office:value-type="float" office:value="147214">
            <text:p>147214</text:p>
          </table:table-cell>
          <table:table-cell/>
          <table:table-cell office:value-type="float" office:value="10">
            <text:p>10</text:p>
          </table:table-cell>
          <table:table-cell table:style-name="ce1" table:formula="of:=SUMIF([.$A$2:.$A$4801];[.$F7];[.B$2:.B$4801])/50" office:value-type="float" office:value="2185397.44">
            <text:p>2185397</text:p>
          </table:table-cell>
          <table:table-cell table:style-name="ce1" table:formula="of:=SUMIF([.$A$2:.$A$4801];[.$F7];[.C$2:.C$4801])/50" office:value-type="float" office:value="2051741.5">
            <text:p>2051742</text:p>
          </table:table-cell>
          <table:table-cell table:style-name="ce1" table:formula="of:=SUMIF([.$A$2:.$A$4801];[.$F7];[.D$2:.D$4801])/50" office:value-type="float" office:value="2160043.92">
            <text:p>2160044</text:p>
          </table:table-cell>
          <table:table-cell table:formula="of:=[.$M$1]*[.F7]^4" office:value-type="float" office:value="500000">
            <text:p>500000</text:p>
          </table:table-cell>
          <table:table-cell table:formula="of:=[.J7]&gt;MAX([.G7:.I7])" office:value-type="boolean" office:boolean-value="false">
            <text:p>FALSO</text:p>
          </table:table-cell>
          <table:table-cell/>
          <table:table-cell table:formula="of:=COUNTIF([.K2:.K97];1)" office:value-type="float" office:value="39">
            <text:p>3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2136">
            <text:p>232136</text:p>
          </table:table-cell>
          <table:table-cell office:value-type="float" office:value="96640">
            <text:p>96640</text:p>
          </table:table-cell>
          <table:table-cell office:value-type="float" office:value="138238">
            <text:p>138238</text:p>
          </table:table-cell>
          <table:table-cell/>
          <table:table-cell office:value-type="float" office:value="11">
            <text:p>11</text:p>
          </table:table-cell>
          <table:table-cell table:style-name="ce1" table:formula="of:=SUMIF([.$A$2:.$A$4801];[.$F8];[.B$2:.B$4801])/50" office:value-type="float" office:value="3011280.62">
            <text:p>3011281</text:p>
          </table:table-cell>
          <table:table-cell table:style-name="ce1" table:formula="of:=SUMIF([.$A$2:.$A$4801];[.$F8];[.C$2:.C$4801])/50" office:value-type="float" office:value="2787364.94">
            <text:p>2787365</text:p>
          </table:table-cell>
          <table:table-cell table:style-name="ce1" table:formula="of:=SUMIF([.$A$2:.$A$4801];[.$F8];[.D$2:.D$4801])/50" office:value-type="float" office:value="3646306.88">
            <text:p>3646307</text:p>
          </table:table-cell>
          <table:table-cell table:formula="of:=[.$M$1]*[.F8]^4" office:value-type="float" office:value="732050">
            <text:p>732050</text:p>
          </table:table-cell>
          <table:table-cell table:formula="of:=[.J8]&gt;MAX([.G8:.I8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8465">
            <text:p>238465</text:p>
          </table:table-cell>
          <table:table-cell office:value-type="float" office:value="121916">
            <text:p>121916</text:p>
          </table:table-cell>
          <table:table-cell office:value-type="float" office:value="134652">
            <text:p>134652</text:p>
          </table:table-cell>
          <table:table-cell/>
          <table:table-cell office:value-type="float" office:value="12">
            <text:p>12</text:p>
          </table:table-cell>
          <table:table-cell table:style-name="ce1" table:formula="of:=SUMIF([.$A$2:.$A$4801];[.$F9];[.B$2:.B$4801])/50" office:value-type="float" office:value="4024858.58">
            <text:p>4024859</text:p>
          </table:table-cell>
          <table:table-cell table:style-name="ce1" table:formula="of:=SUMIF([.$A$2:.$A$4801];[.$F9];[.C$2:.C$4801])/50" office:value-type="float" office:value="4160728.56">
            <text:p>4160729</text:p>
          </table:table-cell>
          <table:table-cell table:style-name="ce1" table:formula="of:=SUMIF([.$A$2:.$A$4801];[.$F9];[.D$2:.D$4801])/50" office:value-type="float" office:value="4400499.7">
            <text:p>4400500</text:p>
          </table:table-cell>
          <table:table-cell table:formula="of:=[.$M$1]*[.F9]^4" office:value-type="float" office:value="1036800">
            <text:p>1036800</text:p>
          </table:table-cell>
          <table:table-cell table:formula="of:=[.J9]&gt;MAX([.G9:.I9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8540">
            <text:p>168540</text:p>
          </table:table-cell>
          <table:table-cell office:value-type="float" office:value="325211">
            <text:p>325211</text:p>
          </table:table-cell>
          <table:table-cell office:value-type="float" office:value="167769">
            <text:p>167769</text:p>
          </table:table-cell>
          <table:table-cell/>
          <table:table-cell office:value-type="float" office:value="13">
            <text:p>13</text:p>
          </table:table-cell>
          <table:table-cell table:style-name="ce1" table:formula="of:=SUMIF([.$A$2:.$A$4801];[.$F10];[.B$2:.B$4801])/50" office:value-type="float" office:value="5265460.92">
            <text:p>5265461</text:p>
          </table:table-cell>
          <table:table-cell table:style-name="ce1" table:formula="of:=SUMIF([.$A$2:.$A$4801];[.$F10];[.C$2:.C$4801])/50" office:value-type="float" office:value="5574087.06">
            <text:p>5574087</text:p>
          </table:table-cell>
          <table:table-cell table:style-name="ce1" table:formula="of:=SUMIF([.$A$2:.$A$4801];[.$F10];[.D$2:.D$4801])/50" office:value-type="float" office:value="5461916.36">
            <text:p>5461916</text:p>
          </table:table-cell>
          <table:table-cell table:formula="of:=[.$M$1]*[.F10]^4" office:value-type="float" office:value="1428050">
            <text:p>1428050</text:p>
          </table:table-cell>
          <table:table-cell table:formula="of:=[.J10]&gt;MAX([.G10:.I10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0725">
            <text:p>240725</text:p>
          </table:table-cell>
          <table:table-cell office:value-type="float" office:value="172883">
            <text:p>172883</text:p>
          </table:table-cell>
          <table:table-cell office:value-type="float" office:value="250336">
            <text:p>250336</text:p>
          </table:table-cell>
          <table:table-cell/>
          <table:table-cell office:value-type="float" office:value="14">
            <text:p>14</text:p>
          </table:table-cell>
          <table:table-cell table:style-name="ce1" table:formula="of:=SUMIF([.$A$2:.$A$4801];[.$F11];[.B$2:.B$4801])/50" office:value-type="float" office:value="6838172.28">
            <text:p>6838172</text:p>
          </table:table-cell>
          <table:table-cell table:style-name="ce1" table:formula="of:=SUMIF([.$A$2:.$A$4801];[.$F11];[.C$2:.C$4801])/50" office:value-type="float" office:value="7426792.42">
            <text:p>7426792</text:p>
          </table:table-cell>
          <table:table-cell table:style-name="ce1" table:formula="of:=SUMIF([.$A$2:.$A$4801];[.$F11];[.D$2:.D$4801])/50" office:value-type="float" office:value="7293608.14">
            <text:p>7293608</text:p>
          </table:table-cell>
          <table:table-cell table:formula="of:=[.$M$1]*[.F11]^4" office:value-type="float" office:value="1920800">
            <text:p>1920800</text:p>
          </table:table-cell>
          <table:table-cell table:formula="of:=[.J11]&gt;MAX([.G11:.I11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0284">
            <text:p>290284</text:p>
          </table:table-cell>
          <table:table-cell office:value-type="float" office:value="246769">
            <text:p>246769</text:p>
          </table:table-cell>
          <table:table-cell office:value-type="float" office:value="198776">
            <text:p>198776</text:p>
          </table:table-cell>
          <table:table-cell/>
          <table:table-cell office:value-type="float" office:value="15">
            <text:p>15</text:p>
          </table:table-cell>
          <table:table-cell table:style-name="ce1" table:formula="of:=SUMIF([.$A$2:.$A$4801];[.$F12];[.B$2:.B$4801])/50" office:value-type="float" office:value="9026689.92">
            <text:p>9026690</text:p>
          </table:table-cell>
          <table:table-cell table:style-name="ce1" table:formula="of:=SUMIF([.$A$2:.$A$4801];[.$F12];[.C$2:.C$4801])/50" office:value-type="float" office:value="7971138.78">
            <text:p>7971139</text:p>
          </table:table-cell>
          <table:table-cell table:style-name="ce1" table:formula="of:=SUMIF([.$A$2:.$A$4801];[.$F12];[.D$2:.D$4801])/50" office:value-type="float" office:value="9774478.24">
            <text:p>9774478</text:p>
          </table:table-cell>
          <table:table-cell table:formula="of:=[.$M$1]*[.F12]^4" office:value-type="float" office:value="2531250">
            <text:p>2531250</text:p>
          </table:table-cell>
          <table:table-cell table:formula="of:=[.J12]&gt;MAX([.G12:.I12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7849">
            <text:p>237849</text:p>
          </table:table-cell>
          <table:table-cell office:value-type="float" office:value="242401">
            <text:p>242401</text:p>
          </table:table-cell>
          <table:table-cell office:value-type="float" office:value="139780">
            <text:p>139780</text:p>
          </table:table-cell>
          <table:table-cell/>
          <table:table-cell office:value-type="float" office:value="16">
            <text:p>16</text:p>
          </table:table-cell>
          <table:table-cell table:style-name="ce1" table:formula="of:=SUMIF([.$A$2:.$A$4801];[.$F13];[.B$2:.B$4801])/50" office:value-type="float" office:value="11989317.06">
            <text:p>11989317</text:p>
          </table:table-cell>
          <table:table-cell table:style-name="ce1" table:formula="of:=SUMIF([.$A$2:.$A$4801];[.$F13];[.C$2:.C$4801])/50" office:value-type="float" office:value="10292829.38">
            <text:p>10292829</text:p>
          </table:table-cell>
          <table:table-cell table:style-name="ce1" table:formula="of:=SUMIF([.$A$2:.$A$4801];[.$F13];[.D$2:.D$4801])/50" office:value-type="float" office:value="13588851">
            <text:p>13588851</text:p>
          </table:table-cell>
          <table:table-cell table:formula="of:=[.$M$1]*[.F13]^4" office:value-type="float" office:value="3276800">
            <text:p>3276800</text:p>
          </table:table-cell>
          <table:table-cell table:formula="of:=[.J13]&gt;MAX([.G13:.I13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4417">
            <text:p>94417</text:p>
          </table:table-cell>
          <table:table-cell office:value-type="float" office:value="210769">
            <text:p>210769</text:p>
          </table:table-cell>
          <table:table-cell office:value-type="float" office:value="209780">
            <text:p>209780</text:p>
          </table:table-cell>
          <table:table-cell/>
          <table:table-cell office:value-type="float" office:value="17">
            <text:p>17</text:p>
          </table:table-cell>
          <table:table-cell table:style-name="ce1" table:formula="of:=SUMIF([.$A$2:.$A$4801];[.$F14];[.B$2:.B$4801])/50" office:value-type="float" office:value="13227760.72">
            <text:p>13227761</text:p>
          </table:table-cell>
          <table:table-cell table:style-name="ce1" table:formula="of:=SUMIF([.$A$2:.$A$4801];[.$F14];[.C$2:.C$4801])/50" office:value-type="float" office:value="13902050.88">
            <text:p>13902051</text:p>
          </table:table-cell>
          <table:table-cell table:style-name="ce1" table:formula="of:=SUMIF([.$A$2:.$A$4801];[.$F14];[.D$2:.D$4801])/50" office:value-type="float" office:value="15585135.1">
            <text:p>15585135</text:p>
          </table:table-cell>
          <table:table-cell table:formula="of:=[.$M$1]*[.F14]^4" office:value-type="float" office:value="4176050">
            <text:p>4176050</text:p>
          </table:table-cell>
          <table:table-cell table:formula="of:=[.J14]&gt;MAX([.G14:.I14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4988">
            <text:p>234988</text:p>
          </table:table-cell>
          <table:table-cell office:value-type="float" office:value="96338">
            <text:p>96338</text:p>
          </table:table-cell>
          <table:table-cell office:value-type="float" office:value="179927">
            <text:p>179927</text:p>
          </table:table-cell>
          <table:table-cell/>
          <table:table-cell office:value-type="float" office:value="18">
            <text:p>18</text:p>
          </table:table-cell>
          <table:table-cell table:style-name="ce1" table:formula="of:=SUMIF([.$A$2:.$A$4801];[.$F15];[.B$2:.B$4801])/50" office:value-type="float" office:value="18856440.92">
            <text:p>18856441</text:p>
          </table:table-cell>
          <table:table-cell table:style-name="ce1" table:formula="of:=SUMIF([.$A$2:.$A$4801];[.$F15];[.C$2:.C$4801])/50" office:value-type="float" office:value="17250738.58">
            <text:p>17250739</text:p>
          </table:table-cell>
          <table:table-cell table:style-name="ce1" table:formula="of:=SUMIF([.$A$2:.$A$4801];[.$F15];[.D$2:.D$4801])/50" office:value-type="float" office:value="18975777.4">
            <text:p>18975777</text:p>
          </table:table-cell>
          <table:table-cell table:formula="of:=[.$M$1]*[.F15]^4" office:value-type="float" office:value="5248800">
            <text:p>5248800</text:p>
          </table:table-cell>
          <table:table-cell table:formula="of:=[.J15]&gt;MAX([.G15:.I15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5412">
            <text:p>255412</text:p>
          </table:table-cell>
          <table:table-cell office:value-type="float" office:value="230495">
            <text:p>230495</text:p>
          </table:table-cell>
          <table:table-cell office:value-type="float" office:value="93507">
            <text:p>93507</text:p>
          </table:table-cell>
          <table:table-cell/>
          <table:table-cell office:value-type="float" office:value="19">
            <text:p>19</text:p>
          </table:table-cell>
          <table:table-cell table:style-name="ce1" table:formula="of:=SUMIF([.$A$2:.$A$4801];[.$F16];[.B$2:.B$4801])/50" office:value-type="float" office:value="20887816.88">
            <text:p>20887817</text:p>
          </table:table-cell>
          <table:table-cell table:style-name="ce1" table:formula="of:=SUMIF([.$A$2:.$A$4801];[.$F16];[.C$2:.C$4801])/50" office:value-type="float" office:value="19921888.36">
            <text:p>19921888</text:p>
          </table:table-cell>
          <table:table-cell table:style-name="ce1" table:formula="of:=SUMIF([.$A$2:.$A$4801];[.$F16];[.D$2:.D$4801])/50" office:value-type="float" office:value="22121844.04">
            <text:p>22121844</text:p>
          </table:table-cell>
          <table:table-cell table:formula="of:=[.$M$1]*[.F16]^4" office:value-type="float" office:value="6516050">
            <text:p>6516050</text:p>
          </table:table-cell>
          <table:table-cell table:formula="of:=[.J16]&gt;MAX([.G16:.I16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4670">
            <text:p>144670</text:p>
          </table:table-cell>
          <table:table-cell office:value-type="float" office:value="128825">
            <text:p>128825</text:p>
          </table:table-cell>
          <table:table-cell office:value-type="float" office:value="294882">
            <text:p>294882</text:p>
          </table:table-cell>
          <table:table-cell/>
          <table:table-cell office:value-type="float" office:value="20">
            <text:p>20</text:p>
          </table:table-cell>
          <table:table-cell table:style-name="ce1" table:formula="of:=SUMIF([.$A$2:.$A$4801];[.$F17];[.B$2:.B$4801])/50" office:value-type="float" office:value="26675107.86">
            <text:p>26675108</text:p>
          </table:table-cell>
          <table:table-cell table:style-name="ce1" table:formula="of:=SUMIF([.$A$2:.$A$4801];[.$F17];[.C$2:.C$4801])/50" office:value-type="float" office:value="23394302.98">
            <text:p>23394303</text:p>
          </table:table-cell>
          <table:table-cell table:style-name="ce1" table:formula="of:=SUMIF([.$A$2:.$A$4801];[.$F17];[.D$2:.D$4801])/50" office:value-type="float" office:value="26134150.42">
            <text:p>26134150</text:p>
          </table:table-cell>
          <table:table-cell table:formula="of:=[.$M$1]*[.F17]^4" office:value-type="float" office:value="8000000">
            <text:p>8000000</text:p>
          </table:table-cell>
          <table:table-cell table:formula="of:=[.J17]&gt;MAX([.G17:.I17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7401">
            <text:p>267401</text:p>
          </table:table-cell>
          <table:table-cell office:value-type="float" office:value="206161">
            <text:p>206161</text:p>
          </table:table-cell>
          <table:table-cell office:value-type="float" office:value="71816">
            <text:p>71816</text:p>
          </table:table-cell>
          <table:table-cell/>
          <table:table-cell office:value-type="float" office:value="21">
            <text:p>21</text:p>
          </table:table-cell>
          <table:table-cell table:style-name="ce1" table:formula="of:=SUMIF([.$A$2:.$A$4801];[.$F18];[.B$2:.B$4801])/50" office:value-type="float" office:value="30750619.3">
            <text:p>30750619</text:p>
          </table:table-cell>
          <table:table-cell table:style-name="ce1" table:formula="of:=SUMIF([.$A$2:.$A$4801];[.$F18];[.C$2:.C$4801])/50" office:value-type="float" office:value="29531324.74">
            <text:p>29531325</text:p>
          </table:table-cell>
          <table:table-cell table:style-name="ce1" table:formula="of:=SUMIF([.$A$2:.$A$4801];[.$F18];[.D$2:.D$4801])/50" office:value-type="float" office:value="29604596.86">
            <text:p>29604597</text:p>
          </table:table-cell>
          <table:table-cell table:formula="of:=[.$M$1]*[.F18]^4" office:value-type="float" office:value="9724050">
            <text:p>9724050</text:p>
          </table:table-cell>
          <table:table-cell table:formula="of:=[.J18]&gt;MAX([.G18:.I18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6305">
            <text:p>126305</text:p>
          </table:table-cell>
          <table:table-cell office:value-type="float" office:value="135644">
            <text:p>135644</text:p>
          </table:table-cell>
          <table:table-cell office:value-type="float" office:value="71423">
            <text:p>71423</text:p>
          </table:table-cell>
          <table:table-cell/>
          <table:table-cell office:value-type="float" office:value="22">
            <text:p>22</text:p>
          </table:table-cell>
          <table:table-cell table:style-name="ce1" table:formula="of:=SUMIF([.$A$2:.$A$4801];[.$F19];[.B$2:.B$4801])/50" office:value-type="float" office:value="36708459.18">
            <text:p>36708459</text:p>
          </table:table-cell>
          <table:table-cell table:style-name="ce1" table:formula="of:=SUMIF([.$A$2:.$A$4801];[.$F19];[.C$2:.C$4801])/50" office:value-type="float" office:value="35320914.98">
            <text:p>35320915</text:p>
          </table:table-cell>
          <table:table-cell table:style-name="ce1" table:formula="of:=SUMIF([.$A$2:.$A$4801];[.$F19];[.D$2:.D$4801])/50" office:value-type="float" office:value="35680586.78">
            <text:p>35680587</text:p>
          </table:table-cell>
          <table:table-cell table:formula="of:=[.$M$1]*[.F19]^4" office:value-type="float" office:value="11712800">
            <text:p>11712800</text:p>
          </table:table-cell>
          <table:table-cell table:formula="of:=[.J19]&gt;MAX([.G19:.I19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8974">
            <text:p>208974</text:p>
          </table:table-cell>
          <table:table-cell office:value-type="float" office:value="207582">
            <text:p>207582</text:p>
          </table:table-cell>
          <table:table-cell office:value-type="float" office:value="136025">
            <text:p>136025</text:p>
          </table:table-cell>
          <table:table-cell/>
          <table:table-cell office:value-type="float" office:value="23">
            <text:p>23</text:p>
          </table:table-cell>
          <table:table-cell table:style-name="ce1" table:formula="of:=SUMIF([.$A$2:.$A$4801];[.$F20];[.B$2:.B$4801])/50" office:value-type="float" office:value="40432060.1">
            <text:p>40432060</text:p>
          </table:table-cell>
          <table:table-cell table:style-name="ce1" table:formula="of:=SUMIF([.$A$2:.$A$4801];[.$F20];[.C$2:.C$4801])/50" office:value-type="float" office:value="41805471.34">
            <text:p>41805471</text:p>
          </table:table-cell>
          <table:table-cell table:style-name="ce1" table:formula="of:=SUMIF([.$A$2:.$A$4801];[.$F20];[.D$2:.D$4801])/50" office:value-type="float" office:value="43716792.78">
            <text:p>43716793</text:p>
          </table:table-cell>
          <table:table-cell table:formula="of:=[.$M$1]*[.F20]^4" office:value-type="float" office:value="13992050">
            <text:p>13992050</text:p>
          </table:table-cell>
          <table:table-cell table:formula="of:=[.J20]&gt;MAX([.G20:.I20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5144">
            <text:p>165144</text:p>
          </table:table-cell>
          <table:table-cell office:value-type="float" office:value="73768">
            <text:p>73768</text:p>
          </table:table-cell>
          <table:table-cell office:value-type="float" office:value="169303">
            <text:p>169303</text:p>
          </table:table-cell>
          <table:table-cell/>
          <table:table-cell office:value-type="float" office:value="24">
            <text:p>24</text:p>
          </table:table-cell>
          <table:table-cell table:style-name="ce1" table:formula="of:=SUMIF([.$A$2:.$A$4801];[.$F21];[.B$2:.B$4801])/50" office:value-type="float" office:value="47420501.88">
            <text:p>47420502</text:p>
          </table:table-cell>
          <table:table-cell table:style-name="ce1" table:formula="of:=SUMIF([.$A$2:.$A$4801];[.$F21];[.C$2:.C$4801])/50" office:value-type="float" office:value="47278700.62">
            <text:p>47278701</text:p>
          </table:table-cell>
          <table:table-cell table:style-name="ce1" table:formula="of:=SUMIF([.$A$2:.$A$4801];[.$F21];[.D$2:.D$4801])/50" office:value-type="float" office:value="53637695.06">
            <text:p>53637695</text:p>
          </table:table-cell>
          <table:table-cell table:formula="of:=[.$M$1]*[.F21]^4" office:value-type="float" office:value="16588800">
            <text:p>16588800</text:p>
          </table:table-cell>
          <table:table-cell table:formula="of:=[.J21]&gt;MAX([.G21:.I21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5466">
            <text:p>235466</text:p>
          </table:table-cell>
          <table:table-cell office:value-type="float" office:value="96684">
            <text:p>96684</text:p>
          </table:table-cell>
          <table:table-cell office:value-type="float" office:value="141085">
            <text:p>141085</text:p>
          </table:table-cell>
          <table:table-cell/>
          <table:table-cell office:value-type="float" office:value="25">
            <text:p>25</text:p>
          </table:table-cell>
          <table:table-cell table:style-name="ce1" table:formula="of:=SUMIF([.$A$2:.$A$4801];[.$F22];[.B$2:.B$4801])/50" office:value-type="float" office:value="53005008.32">
            <text:p>53005008</text:p>
          </table:table-cell>
          <table:table-cell table:style-name="ce1" table:formula="of:=SUMIF([.$A$2:.$A$4801];[.$F22];[.C$2:.C$4801])/50" office:value-type="float" office:value="53195580.82">
            <text:p>53195581</text:p>
          </table:table-cell>
          <table:table-cell table:style-name="ce1" table:formula="of:=SUMIF([.$A$2:.$A$4801];[.$F22];[.D$2:.D$4801])/50" office:value-type="float" office:value="56064551.08">
            <text:p>56064551</text:p>
          </table:table-cell>
          <table:table-cell table:formula="of:=[.$M$1]*[.F22]^4" office:value-type="float" office:value="19531250">
            <text:p>19531250</text:p>
          </table:table-cell>
          <table:table-cell table:formula="of:=[.J22]&gt;MAX([.G22:.I22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9524">
            <text:p>199524</text:p>
          </table:table-cell>
          <table:table-cell office:value-type="float" office:value="187751">
            <text:p>187751</text:p>
          </table:table-cell>
          <table:table-cell office:value-type="float" office:value="126965">
            <text:p>126965</text:p>
          </table:table-cell>
          <table:table-cell/>
          <table:table-cell office:value-type="float" office:value="26">
            <text:p>26</text:p>
          </table:table-cell>
          <table:table-cell table:style-name="ce1" table:formula="of:=SUMIF([.$A$2:.$A$4801];[.$F23];[.B$2:.B$4801])/50" office:value-type="float" office:value="66479027.46">
            <text:p>66479027</text:p>
          </table:table-cell>
          <table:table-cell table:style-name="ce1" table:formula="of:=SUMIF([.$A$2:.$A$4801];[.$F23];[.C$2:.C$4801])/50" office:value-type="float" office:value="60934338.88">
            <text:p>60934339</text:p>
          </table:table-cell>
          <table:table-cell table:style-name="ce1" table:formula="of:=SUMIF([.$A$2:.$A$4801];[.$F23];[.D$2:.D$4801])/50" office:value-type="float" office:value="64208915.36">
            <text:p>64208915</text:p>
          </table:table-cell>
          <table:table-cell table:formula="of:=[.$M$1]*[.F23]^4" office:value-type="float" office:value="22848800">
            <text:p>22848800</text:p>
          </table:table-cell>
          <table:table-cell table:formula="of:=[.J23]&gt;MAX([.G23:.I23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6946">
            <text:p>206946</text:p>
          </table:table-cell>
          <table:table-cell office:value-type="float" office:value="148614">
            <text:p>148614</text:p>
          </table:table-cell>
          <table:table-cell office:value-type="float" office:value="103698">
            <text:p>103698</text:p>
          </table:table-cell>
          <table:table-cell/>
          <table:table-cell office:value-type="float" office:value="27">
            <text:p>27</text:p>
          </table:table-cell>
          <table:table-cell table:style-name="ce1" table:formula="of:=SUMIF([.$A$2:.$A$4801];[.$F24];[.B$2:.B$4801])/50" office:value-type="float" office:value="66240334.14">
            <text:p>66240334</text:p>
          </table:table-cell>
          <table:table-cell table:style-name="ce1" table:formula="of:=SUMIF([.$A$2:.$A$4801];[.$F24];[.C$2:.C$4801])/50" office:value-type="float" office:value="69781253.64">
            <text:p>69781254</text:p>
          </table:table-cell>
          <table:table-cell table:style-name="ce1" table:formula="of:=SUMIF([.$A$2:.$A$4801];[.$F24];[.D$2:.D$4801])/50" office:value-type="float" office:value="75793791.58">
            <text:p>75793792</text:p>
          </table:table-cell>
          <table:table-cell table:formula="of:=[.$M$1]*[.F24]^4" office:value-type="float" office:value="26572050">
            <text:p>26572050</text:p>
          </table:table-cell>
          <table:table-cell table:formula="of:=[.J24]&gt;MAX([.G24:.I24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05646">
            <text:p>305646</text:p>
          </table:table-cell>
          <table:table-cell office:value-type="float" office:value="280343">
            <text:p>280343</text:p>
          </table:table-cell>
          <table:table-cell office:value-type="float" office:value="129852">
            <text:p>129852</text:p>
          </table:table-cell>
          <table:table-cell/>
          <table:table-cell office:value-type="float" office:value="28">
            <text:p>28</text:p>
          </table:table-cell>
          <table:table-cell table:style-name="ce1" table:formula="of:=SUMIF([.$A$2:.$A$4801];[.$F25];[.B$2:.B$4801])/50" office:value-type="float" office:value="82575028.58">
            <text:p>82575029</text:p>
          </table:table-cell>
          <table:table-cell table:style-name="ce1" table:formula="of:=SUMIF([.$A$2:.$A$4801];[.$F25];[.C$2:.C$4801])/50" office:value-type="float" office:value="79679931.48">
            <text:p>79679931</text:p>
          </table:table-cell>
          <table:table-cell table:style-name="ce1" table:formula="of:=SUMIF([.$A$2:.$A$4801];[.$F25];[.D$2:.D$4801])/50" office:value-type="float" office:value="79232846.34">
            <text:p>79232846</text:p>
          </table:table-cell>
          <table:table-cell table:formula="of:=[.$M$1]*[.F25]^4" office:value-type="float" office:value="30732800">
            <text:p>30732800</text:p>
          </table:table-cell>
          <table:table-cell table:formula="of:=[.J25]&gt;MAX([.G25:.I25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0905">
            <text:p>260905</text:p>
          </table:table-cell>
          <table:table-cell office:value-type="float" office:value="90678">
            <text:p>90678</text:p>
          </table:table-cell>
          <table:table-cell office:value-type="float" office:value="228985">
            <text:p>228985</text:p>
          </table:table-cell>
          <table:table-cell/>
          <table:table-cell office:value-type="float" office:value="29">
            <text:p>29</text:p>
          </table:table-cell>
          <table:table-cell table:style-name="ce1" table:formula="of:=SUMIF([.$A$2:.$A$4801];[.$F26];[.B$2:.B$4801])/50" office:value-type="float" office:value="91796966.68">
            <text:p>91796967</text:p>
          </table:table-cell>
          <table:table-cell table:style-name="ce1" table:formula="of:=SUMIF([.$A$2:.$A$4801];[.$F26];[.C$2:.C$4801])/50" office:value-type="float" office:value="92445429.52">
            <text:p>92445430</text:p>
          </table:table-cell>
          <table:table-cell table:style-name="ce1" table:formula="of:=SUMIF([.$A$2:.$A$4801];[.$F26];[.D$2:.D$4801])/50" office:value-type="float" office:value="98806053.46">
            <text:p>98806053</text:p>
          </table:table-cell>
          <table:table-cell table:formula="of:=[.$M$1]*[.F26]^4" office:value-type="float" office:value="35364050">
            <text:p>35364050</text:p>
          </table:table-cell>
          <table:table-cell table:formula="of:=[.J26]&gt;MAX([.G26:.I26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0275">
            <text:p>100275</text:p>
          </table:table-cell>
          <table:table-cell office:value-type="float" office:value="202070">
            <text:p>202070</text:p>
          </table:table-cell>
          <table:table-cell office:value-type="float" office:value="204107">
            <text:p>204107</text:p>
          </table:table-cell>
          <table:table-cell/>
          <table:table-cell office:value-type="float" office:value="30">
            <text:p>30</text:p>
          </table:table-cell>
          <table:table-cell table:style-name="ce1" table:formula="of:=SUMIF([.$A$2:.$A$4801];[.$F27];[.B$2:.B$4801])/50" office:value-type="float" office:value="103095800.44">
            <text:p>103095800</text:p>
          </table:table-cell>
          <table:table-cell table:style-name="ce1" table:formula="of:=SUMIF([.$A$2:.$A$4801];[.$F27];[.C$2:.C$4801])/50" office:value-type="float" office:value="99802248.56">
            <text:p>99802249</text:p>
          </table:table-cell>
          <table:table-cell table:style-name="ce1" table:formula="of:=SUMIF([.$A$2:.$A$4801];[.$F27];[.D$2:.D$4801])/50" office:value-type="float" office:value="104661901.44">
            <text:p>104661901</text:p>
          </table:table-cell>
          <table:table-cell table:formula="of:=[.$M$1]*[.F27]^4" office:value-type="float" office:value="40500000">
            <text:p>40500000</text:p>
          </table:table-cell>
          <table:table-cell table:formula="of:=[.J27]&gt;MAX([.G27:.I27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4329">
            <text:p>94329</text:p>
          </table:table-cell>
          <table:table-cell office:value-type="float" office:value="250194">
            <text:p>250194</text:p>
          </table:table-cell>
          <table:table-cell office:value-type="float" office:value="248123">
            <text:p>248123</text:p>
          </table:table-cell>
          <table:table-cell/>
          <table:table-cell office:value-type="float" office:value="31">
            <text:p>31</text:p>
          </table:table-cell>
          <table:table-cell table:style-name="ce1" table:formula="of:=SUMIF([.$A$2:.$A$4801];[.$F28];[.B$2:.B$4801])/50" office:value-type="float" office:value="111870314.32">
            <text:p>111870314</text:p>
          </table:table-cell>
          <table:table-cell table:style-name="ce1" table:formula="of:=SUMIF([.$A$2:.$A$4801];[.$F28];[.C$2:.C$4801])/50" office:value-type="float" office:value="120256798.52">
            <text:p>120256799</text:p>
          </table:table-cell>
          <table:table-cell table:style-name="ce1" table:formula="of:=SUMIF([.$A$2:.$A$4801];[.$F28];[.D$2:.D$4801])/50" office:value-type="float" office:value="121019516.56">
            <text:p>121019517</text:p>
          </table:table-cell>
          <table:table-cell table:formula="of:=[.$M$1]*[.F28]^4" office:value-type="float" office:value="46176050">
            <text:p>46176050</text:p>
          </table:table-cell>
          <table:table-cell table:formula="of:=[.J28]&gt;MAX([.G28:.I28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7773">
            <text:p>77773</text:p>
          </table:table-cell>
          <table:table-cell office:value-type="float" office:value="158997">
            <text:p>158997</text:p>
          </table:table-cell>
          <table:table-cell office:value-type="float" office:value="298625">
            <text:p>298625</text:p>
          </table:table-cell>
          <table:table-cell/>
          <table:table-cell office:value-type="float" office:value="32">
            <text:p>32</text:p>
          </table:table-cell>
          <table:table-cell table:style-name="ce1" table:formula="of:=SUMIF([.$A$2:.$A$4801];[.$F29];[.B$2:.B$4801])/50" office:value-type="float" office:value="130214937.7">
            <text:p>130214938</text:p>
          </table:table-cell>
          <table:table-cell table:style-name="ce1" table:formula="of:=SUMIF([.$A$2:.$A$4801];[.$F29];[.C$2:.C$4801])/50" office:value-type="float" office:value="124877578.3">
            <text:p>124877578</text:p>
          </table:table-cell>
          <table:table-cell table:style-name="ce1" table:formula="of:=SUMIF([.$A$2:.$A$4801];[.$F29];[.D$2:.D$4801])/50" office:value-type="float" office:value="139746826">
            <text:p>139746826</text:p>
          </table:table-cell>
          <table:table-cell table:formula="of:=[.$M$1]*[.F29]^4" office:value-type="float" office:value="52428800">
            <text:p>52428800</text:p>
          </table:table-cell>
          <table:table-cell table:formula="of:=[.J29]&gt;MAX([.G29:.I29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9859">
            <text:p>209859</text:p>
          </table:table-cell>
          <table:table-cell office:value-type="float" office:value="214714">
            <text:p>214714</text:p>
          </table:table-cell>
          <table:table-cell office:value-type="float" office:value="190419">
            <text:p>190419</text:p>
          </table:table-cell>
          <table:table-cell/>
          <table:table-cell office:value-type="float" office:value="33">
            <text:p>33</text:p>
          </table:table-cell>
          <table:table-cell table:style-name="ce1" table:formula="of:=SUMIF([.$A$2:.$A$4801];[.$F30];[.B$2:.B$4801])/50" office:value-type="float" office:value="146701917.52">
            <text:p>146701918</text:p>
          </table:table-cell>
          <table:table-cell table:style-name="ce1" table:formula="of:=SUMIF([.$A$2:.$A$4801];[.$F30];[.C$2:.C$4801])/50" office:value-type="float" office:value="130456753.34">
            <text:p>130456753</text:p>
          </table:table-cell>
          <table:table-cell table:style-name="ce1" table:formula="of:=SUMIF([.$A$2:.$A$4801];[.$F30];[.D$2:.D$4801])/50" office:value-type="float" office:value="146173920.02">
            <text:p>146173920</text:p>
          </table:table-cell>
          <table:table-cell table:formula="of:=[.$M$1]*[.F30]^4" office:value-type="float" office:value="59296050">
            <text:p>59296050</text:p>
          </table:table-cell>
          <table:table-cell table:formula="of:=[.J30]&gt;MAX([.G30:.I30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330">
            <text:p>117330</text:p>
          </table:table-cell>
          <table:table-cell office:value-type="float" office:value="149507">
            <text:p>149507</text:p>
          </table:table-cell>
          <table:table-cell office:value-type="float" office:value="200802">
            <text:p>200802</text:p>
          </table:table-cell>
          <table:table-cell/>
          <table:table-cell office:value-type="float" office:value="34">
            <text:p>34</text:p>
          </table:table-cell>
          <table:table-cell table:style-name="ce1" table:formula="of:=SUMIF([.$A$2:.$A$4801];[.$F31];[.B$2:.B$4801])/50" office:value-type="float" office:value="173218571.54">
            <text:p>173218572</text:p>
          </table:table-cell>
          <table:table-cell table:style-name="ce1" table:formula="of:=SUMIF([.$A$2:.$A$4801];[.$F31];[.C$2:.C$4801])/50" office:value-type="float" office:value="153478686.56">
            <text:p>153478687</text:p>
          </table:table-cell>
          <table:table-cell table:style-name="ce1" table:formula="of:=SUMIF([.$A$2:.$A$4801];[.$F31];[.D$2:.D$4801])/50" office:value-type="float" office:value="168994950.14">
            <text:p>168994950</text:p>
          </table:table-cell>
          <table:table-cell table:formula="of:=[.$M$1]*[.F31]^4" office:value-type="float" office:value="66816800">
            <text:p>66816800</text:p>
          </table:table-cell>
          <table:table-cell table:formula="of:=[.J31]&gt;MAX([.G31:.I31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6902">
            <text:p>156902</text:p>
          </table:table-cell>
          <table:table-cell office:value-type="float" office:value="212180">
            <text:p>212180</text:p>
          </table:table-cell>
          <table:table-cell office:value-type="float" office:value="47359">
            <text:p>47359</text:p>
          </table:table-cell>
          <table:table-cell/>
          <table:table-cell office:value-type="float" office:value="35">
            <text:p>35</text:p>
          </table:table-cell>
          <table:table-cell table:style-name="ce1" table:formula="of:=SUMIF([.$A$2:.$A$4801];[.$F32];[.B$2:.B$4801])/50" office:value-type="float" office:value="188688881.58">
            <text:p>188688882</text:p>
          </table:table-cell>
          <table:table-cell table:style-name="ce1" table:formula="of:=SUMIF([.$A$2:.$A$4801];[.$F32];[.C$2:.C$4801])/50" office:value-type="float" office:value="171770471.04">
            <text:p>171770471</text:p>
          </table:table-cell>
          <table:table-cell table:style-name="ce1" table:formula="of:=SUMIF([.$A$2:.$A$4801];[.$F32];[.D$2:.D$4801])/50" office:value-type="float" office:value="180960859.54">
            <text:p>180960860</text:p>
          </table:table-cell>
          <table:table-cell table:formula="of:=[.$M$1]*[.F32]^4" office:value-type="float" office:value="75031250">
            <text:p>75031250</text:p>
          </table:table-cell>
          <table:table-cell table:formula="of:=[.J32]&gt;MAX([.G32:.I32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9804">
            <text:p>129804</text:p>
          </table:table-cell>
          <table:table-cell office:value-type="float" office:value="176870">
            <text:p>176870</text:p>
          </table:table-cell>
          <table:table-cell office:value-type="float" office:value="280892">
            <text:p>280892</text:p>
          </table:table-cell>
          <table:table-cell/>
          <table:table-cell office:value-type="float" office:value="36">
            <text:p>36</text:p>
          </table:table-cell>
          <table:table-cell table:style-name="ce1" table:formula="of:=SUMIF([.$A$2:.$A$4801];[.$F33];[.B$2:.B$4801])/50" office:value-type="float" office:value="212784071.56">
            <text:p>212784072</text:p>
          </table:table-cell>
          <table:table-cell table:style-name="ce1" table:formula="of:=SUMIF([.$A$2:.$A$4801];[.$F33];[.C$2:.C$4801])/50" office:value-type="float" office:value="201061855.12">
            <text:p>201061855</text:p>
          </table:table-cell>
          <table:table-cell table:style-name="ce1" table:formula="of:=SUMIF([.$A$2:.$A$4801];[.$F33];[.D$2:.D$4801])/50" office:value-type="float" office:value="209839241.58">
            <text:p>209839242</text:p>
          </table:table-cell>
          <table:table-cell table:formula="of:=[.$M$1]*[.F33]^4" office:value-type="float" office:value="83980800">
            <text:p>83980800</text:p>
          </table:table-cell>
          <table:table-cell table:formula="of:=[.J33]&gt;MAX([.G33:.I33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3199">
            <text:p>163199</text:p>
          </table:table-cell>
          <table:table-cell office:value-type="float" office:value="259548">
            <text:p>259548</text:p>
          </table:table-cell>
          <table:table-cell office:value-type="float" office:value="144736">
            <text:p>144736</text:p>
          </table:table-cell>
          <table:table-cell/>
          <table:table-cell office:value-type="float" office:value="37">
            <text:p>37</text:p>
          </table:table-cell>
          <table:table-cell table:style-name="ce1" table:formula="of:=SUMIF([.$A$2:.$A$4801];[.$F34];[.B$2:.B$4801])/50" office:value-type="float" office:value="252184464.62">
            <text:p>252184465</text:p>
          </table:table-cell>
          <table:table-cell table:style-name="ce1" table:formula="of:=SUMIF([.$A$2:.$A$4801];[.$F34];[.C$2:.C$4801])/50" office:value-type="float" office:value="222915018.72">
            <text:p>222915019</text:p>
          </table:table-cell>
          <table:table-cell table:style-name="ce1" table:formula="of:=SUMIF([.$A$2:.$A$4801];[.$F34];[.D$2:.D$4801])/50" office:value-type="float" office:value="230192106.8">
            <text:p>230192107</text:p>
          </table:table-cell>
          <table:table-cell table:formula="of:=[.$M$1]*[.F34]^4" office:value-type="float" office:value="93708050">
            <text:p>93708050</text:p>
          </table:table-cell>
          <table:table-cell table:formula="of:=[.J34]&gt;MAX([.G34:.I34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75853">
            <text:p>275853</text:p>
          </table:table-cell>
          <table:table-cell office:value-type="float" office:value="140808">
            <text:p>140808</text:p>
          </table:table-cell>
          <table:table-cell office:value-type="float" office:value="282066">
            <text:p>282066</text:p>
          </table:table-cell>
          <table:table-cell/>
          <table:table-cell office:value-type="float" office:value="38">
            <text:p>38</text:p>
          </table:table-cell>
          <table:table-cell table:style-name="ce1" table:formula="of:=SUMIF([.$A$2:.$A$4801];[.$F35];[.B$2:.B$4801])/50" office:value-type="float" office:value="234306986.12">
            <text:p>234306986</text:p>
          </table:table-cell>
          <table:table-cell table:style-name="ce1" table:formula="of:=SUMIF([.$A$2:.$A$4801];[.$F35];[.C$2:.C$4801])/50" office:value-type="float" office:value="233634986.24">
            <text:p>233634986</text:p>
          </table:table-cell>
          <table:table-cell table:style-name="ce1" table:formula="of:=SUMIF([.$A$2:.$A$4801];[.$F35];[.D$2:.D$4801])/50" office:value-type="float" office:value="250382121.3">
            <text:p>250382121</text:p>
          </table:table-cell>
          <table:table-cell table:formula="of:=[.$M$1]*[.F35]^4" office:value-type="float" office:value="104256800">
            <text:p>104256800</text:p>
          </table:table-cell>
          <table:table-cell table:formula="of:=[.J35]&gt;MAX([.G35:.I35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25636">
            <text:p>325636</text:p>
          </table:table-cell>
          <table:table-cell office:value-type="float" office:value="186979">
            <text:p>186979</text:p>
          </table:table-cell>
          <table:table-cell office:value-type="float" office:value="35614">
            <text:p>35614</text:p>
          </table:table-cell>
          <table:table-cell/>
          <table:table-cell office:value-type="float" office:value="39">
            <text:p>39</text:p>
          </table:table-cell>
          <table:table-cell table:style-name="ce1" table:formula="of:=SUMIF([.$A$2:.$A$4801];[.$F36];[.B$2:.B$4801])/50" office:value-type="float" office:value="264760971.7">
            <text:p>264760972</text:p>
          </table:table-cell>
          <table:table-cell table:style-name="ce1" table:formula="of:=SUMIF([.$A$2:.$A$4801];[.$F36];[.C$2:.C$4801])/50" office:value-type="float" office:value="242540734.36">
            <text:p>242540734</text:p>
          </table:table-cell>
          <table:table-cell table:style-name="ce1" table:formula="of:=SUMIF([.$A$2:.$A$4801];[.$F36];[.D$2:.D$4801])/50" office:value-type="float" office:value="285846342.16">
            <text:p>285846342</text:p>
          </table:table-cell>
          <table:table-cell table:formula="of:=[.$M$1]*[.F36]^4" office:value-type="float" office:value="115672050">
            <text:p>115672050</text:p>
          </table:table-cell>
          <table:table-cell table:formula="of:=[.J36]&gt;MAX([.G36:.I36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8135">
            <text:p>158135</text:p>
          </table:table-cell>
          <table:table-cell office:value-type="float" office:value="201826">
            <text:p>201826</text:p>
          </table:table-cell>
          <table:table-cell office:value-type="float" office:value="155119">
            <text:p>155119</text:p>
          </table:table-cell>
          <table:table-cell/>
          <table:table-cell office:value-type="float" office:value="40">
            <text:p>40</text:p>
          </table:table-cell>
          <table:table-cell table:style-name="ce1" table:formula="of:=SUMIF([.$A$2:.$A$4801];[.$F37];[.B$2:.B$4801])/50" office:value-type="float" office:value="291795143.48">
            <text:p>291795143</text:p>
          </table:table-cell>
          <table:table-cell table:style-name="ce1" table:formula="of:=SUMIF([.$A$2:.$A$4801];[.$F37];[.C$2:.C$4801])/50" office:value-type="float" office:value="277093328.98">
            <text:p>277093329</text:p>
          </table:table-cell>
          <table:table-cell table:style-name="ce1" table:formula="of:=SUMIF([.$A$2:.$A$4801];[.$F37];[.D$2:.D$4801])/50" office:value-type="float" office:value="284367285.24">
            <text:p>284367285</text:p>
          </table:table-cell>
          <table:table-cell table:formula="of:=[.$M$1]*[.F37]^4" office:value-type="float" office:value="128000000">
            <text:p>128000000</text:p>
          </table:table-cell>
          <table:table-cell table:formula="of:=[.J37]&gt;MAX([.G37:.I37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33706">
            <text:p>333706</text:p>
          </table:table-cell>
          <table:table-cell office:value-type="float" office:value="72216">
            <text:p>72216</text:p>
          </table:table-cell>
          <table:table-cell office:value-type="float" office:value="112577">
            <text:p>112577</text:p>
          </table:table-cell>
          <table:table-cell/>
          <table:table-cell office:value-type="float" office:value="41">
            <text:p>41</text:p>
          </table:table-cell>
          <table:table-cell table:style-name="ce1" table:formula="of:=SUMIF([.$A$2:.$A$4801];[.$F38];[.B$2:.B$4801])/50" office:value-type="float" office:value="282368659.88">
            <text:p>282368660</text:p>
          </table:table-cell>
          <table:table-cell table:style-name="ce1" table:formula="of:=SUMIF([.$A$2:.$A$4801];[.$F38];[.C$2:.C$4801])/50" office:value-type="float" office:value="320072708.78">
            <text:p>320072709</text:p>
          </table:table-cell>
          <table:table-cell table:style-name="ce1" table:formula="of:=SUMIF([.$A$2:.$A$4801];[.$F38];[.D$2:.D$4801])/50" office:value-type="float" office:value="319005032.64">
            <text:p>319005033</text:p>
          </table:table-cell>
          <table:table-cell table:formula="of:=[.$M$1]*[.F38]^4" office:value-type="float" office:value="141288050">
            <text:p>141288050</text:p>
          </table:table-cell>
          <table:table-cell table:formula="of:=[.J38]&gt;MAX([.G38:.I38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6781">
            <text:p>266781</text:p>
          </table:table-cell>
          <table:table-cell office:value-type="float" office:value="131734">
            <text:p>131734</text:p>
          </table:table-cell>
          <table:table-cell office:value-type="float" office:value="143546">
            <text:p>143546</text:p>
          </table:table-cell>
          <table:table-cell/>
          <table:table-cell office:value-type="float" office:value="42">
            <text:p>42</text:p>
          </table:table-cell>
          <table:table-cell table:style-name="ce1" table:formula="of:=SUMIF([.$A$2:.$A$4801];[.$F39];[.B$2:.B$4801])/50" office:value-type="float" office:value="344212613.88">
            <text:p>344212614</text:p>
          </table:table-cell>
          <table:table-cell table:style-name="ce1" table:formula="of:=SUMIF([.$A$2:.$A$4801];[.$F39];[.C$2:.C$4801])/50" office:value-type="float" office:value="356676163.72">
            <text:p>356676164</text:p>
          </table:table-cell>
          <table:table-cell table:style-name="ce1" table:formula="of:=SUMIF([.$A$2:.$A$4801];[.$F39];[.D$2:.D$4801])/50" office:value-type="float" office:value="357792538.02">
            <text:p>357792538</text:p>
          </table:table-cell>
          <table:table-cell table:formula="of:=[.$M$1]*[.F39]^4" office:value-type="float" office:value="155584800">
            <text:p>155584800</text:p>
          </table:table-cell>
          <table:table-cell table:formula="of:=[.J39]&gt;MAX([.G39:.I39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61746">
            <text:p>361746</text:p>
          </table:table-cell>
          <table:table-cell office:value-type="float" office:value="88316">
            <text:p>88316</text:p>
          </table:table-cell>
          <table:table-cell office:value-type="float" office:value="130307">
            <text:p>130307</text:p>
          </table:table-cell>
          <table:table-cell/>
          <table:table-cell office:value-type="float" office:value="43">
            <text:p>43</text:p>
          </table:table-cell>
          <table:table-cell table:style-name="ce1" table:formula="of:=SUMIF([.$A$2:.$A$4801];[.$F40];[.B$2:.B$4801])/50" office:value-type="float" office:value="369970226.7">
            <text:p>369970227</text:p>
          </table:table-cell>
          <table:table-cell table:style-name="ce1" table:formula="of:=SUMIF([.$A$2:.$A$4801];[.$F40];[.C$2:.C$4801])/50" office:value-type="float" office:value="353217672.32">
            <text:p>353217672</text:p>
          </table:table-cell>
          <table:table-cell table:style-name="ce1" table:formula="of:=SUMIF([.$A$2:.$A$4801];[.$F40];[.D$2:.D$4801])/50" office:value-type="float" office:value="369718546.52">
            <text:p>369718547</text:p>
          </table:table-cell>
          <table:table-cell table:formula="of:=[.$M$1]*[.F40]^4" office:value-type="float" office:value="170940050">
            <text:p>170940050</text:p>
          </table:table-cell>
          <table:table-cell table:formula="of:=[.J40]&gt;MAX([.G40:.I40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7114">
            <text:p>237114</text:p>
          </table:table-cell>
          <table:table-cell office:value-type="float" office:value="204358">
            <text:p>204358</text:p>
          </table:table-cell>
          <table:table-cell office:value-type="float" office:value="135262">
            <text:p>135262</text:p>
          </table:table-cell>
          <table:table-cell/>
          <table:table-cell office:value-type="float" office:value="44">
            <text:p>44</text:p>
          </table:table-cell>
          <table:table-cell table:style-name="ce1" table:formula="of:=SUMIF([.$A$2:.$A$4801];[.$F41];[.B$2:.B$4801])/50" office:value-type="float" office:value="393281073.22">
            <text:p>393281073</text:p>
          </table:table-cell>
          <table:table-cell table:style-name="ce1" table:formula="of:=SUMIF([.$A$2:.$A$4801];[.$F41];[.C$2:.C$4801])/50" office:value-type="float" office:value="437190437.86">
            <text:p>437190438</text:p>
          </table:table-cell>
          <table:table-cell table:style-name="ce1" table:formula="of:=SUMIF([.$A$2:.$A$4801];[.$F41];[.D$2:.D$4801])/50" office:value-type="float" office:value="407188965.4">
            <text:p>407188965</text:p>
          </table:table-cell>
          <table:table-cell table:formula="of:=[.$M$1]*[.F41]^4" office:value-type="float" office:value="187404800">
            <text:p>187404800</text:p>
          </table:table-cell>
          <table:table-cell table:formula="of:=[.J41]&gt;MAX([.G41:.I41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0512">
            <text:p>260512</text:p>
          </table:table-cell>
          <table:table-cell office:value-type="float" office:value="119300">
            <text:p>119300</text:p>
          </table:table-cell>
          <table:table-cell office:value-type="float" office:value="136492">
            <text:p>136492</text:p>
          </table:table-cell>
          <table:table-cell/>
          <table:table-cell office:value-type="float" office:value="45">
            <text:p>45</text:p>
          </table:table-cell>
          <table:table-cell table:style-name="ce1" table:formula="of:=SUMIF([.$A$2:.$A$4801];[.$F42];[.B$2:.B$4801])/50" office:value-type="float" office:value="445770660.7">
            <text:p>445770661</text:p>
          </table:table-cell>
          <table:table-cell table:style-name="ce1" table:formula="of:=SUMIF([.$A$2:.$A$4801];[.$F42];[.C$2:.C$4801])/50" office:value-type="float" office:value="469796408.9">
            <text:p>469796409</text:p>
          </table:table-cell>
          <table:table-cell table:style-name="ce1" table:formula="of:=SUMIF([.$A$2:.$A$4801];[.$F42];[.D$2:.D$4801])/50" office:value-type="float" office:value="475454809.28">
            <text:p>475454809</text:p>
          </table:table-cell>
          <table:table-cell table:formula="of:=[.$M$1]*[.F42]^4" office:value-type="float" office:value="205031250">
            <text:p>205031250</text:p>
          </table:table-cell>
          <table:table-cell table:formula="of:=[.J42]&gt;MAX([.G42:.I42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4622">
            <text:p>214622</text:p>
          </table:table-cell>
          <table:table-cell office:value-type="float" office:value="131741">
            <text:p>131741</text:p>
          </table:table-cell>
          <table:table-cell office:value-type="float" office:value="70612">
            <text:p>70612</text:p>
          </table:table-cell>
          <table:table-cell/>
          <table:table-cell office:value-type="float" office:value="46">
            <text:p>46</text:p>
          </table:table-cell>
          <table:table-cell table:style-name="ce1" table:formula="of:=SUMIF([.$A$2:.$A$4801];[.$F43];[.B$2:.B$4801])/50" office:value-type="float" office:value="474752036.38">
            <text:p>474752036</text:p>
          </table:table-cell>
          <table:table-cell table:style-name="ce1" table:formula="of:=SUMIF([.$A$2:.$A$4801];[.$F43];[.C$2:.C$4801])/50" office:value-type="float" office:value="470149073.64">
            <text:p>470149074</text:p>
          </table:table-cell>
          <table:table-cell table:style-name="ce1" table:formula="of:=SUMIF([.$A$2:.$A$4801];[.$F43];[.D$2:.D$4801])/50" office:value-type="float" office:value="496950188.6">
            <text:p>496950189</text:p>
          </table:table-cell>
          <table:table-cell table:formula="of:=[.$M$1]*[.F43]^4" office:value-type="float" office:value="223872800">
            <text:p>223872800</text:p>
          </table:table-cell>
          <table:table-cell table:formula="of:=[.J43]&gt;MAX([.G43:.I43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108">
            <text:p>201108</text:p>
          </table:table-cell>
          <table:table-cell office:value-type="float" office:value="212579">
            <text:p>212579</text:p>
          </table:table-cell>
          <table:table-cell office:value-type="float" office:value="149882">
            <text:p>149882</text:p>
          </table:table-cell>
          <table:table-cell/>
          <table:table-cell office:value-type="float" office:value="47">
            <text:p>47</text:p>
          </table:table-cell>
          <table:table-cell table:style-name="ce1" table:formula="of:=SUMIF([.$A$2:.$A$4801];[.$F44];[.B$2:.B$4801])/50" office:value-type="float" office:value="477486166.86">
            <text:p>477486167</text:p>
          </table:table-cell>
          <table:table-cell table:style-name="ce1" table:formula="of:=SUMIF([.$A$2:.$A$4801];[.$F44];[.C$2:.C$4801])/50" office:value-type="float" office:value="530861524.3">
            <text:p>530861524</text:p>
          </table:table-cell>
          <table:table-cell table:style-name="ce1" table:formula="of:=SUMIF([.$A$2:.$A$4801];[.$F44];[.D$2:.D$4801])/50" office:value-type="float" office:value="498572515.66">
            <text:p>498572516</text:p>
          </table:table-cell>
          <table:table-cell table:formula="of:=[.$M$1]*[.F44]^4" office:value-type="float" office:value="243984050">
            <text:p>243984050</text:p>
          </table:table-cell>
          <table:table-cell table:formula="of:=[.J44]&gt;MAX([.G44:.I44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5296">
            <text:p>175296</text:p>
          </table:table-cell>
          <table:table-cell office:value-type="float" office:value="213976">
            <text:p>213976</text:p>
          </table:table-cell>
          <table:table-cell office:value-type="float" office:value="224719">
            <text:p>224719</text:p>
          </table:table-cell>
          <table:table-cell/>
          <table:table-cell office:value-type="float" office:value="48">
            <text:p>48</text:p>
          </table:table-cell>
          <table:table-cell table:style-name="ce1" table:formula="of:=SUMIF([.$A$2:.$A$4801];[.$F45];[.B$2:.B$4801])/50" office:value-type="float" office:value="522277029.14">
            <text:p>522277029</text:p>
          </table:table-cell>
          <table:table-cell table:style-name="ce1" table:formula="of:=SUMIF([.$A$2:.$A$4801];[.$F45];[.C$2:.C$4801])/50" office:value-type="float" office:value="629596595.42">
            <text:p>629596595</text:p>
          </table:table-cell>
          <table:table-cell table:style-name="ce1" table:formula="of:=SUMIF([.$A$2:.$A$4801];[.$F45];[.D$2:.D$4801])/50" office:value-type="float" office:value="571163488.96">
            <text:p>571163489</text:p>
          </table:table-cell>
          <table:table-cell table:formula="of:=[.$M$1]*[.F45]^4" office:value-type="float" office:value="265420800">
            <text:p>265420800</text:p>
          </table:table-cell>
          <table:table-cell table:formula="of:=[.J45]&gt;MAX([.G45:.I45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76156">
            <text:p>276156</text:p>
          </table:table-cell>
          <table:table-cell office:value-type="float" office:value="135658">
            <text:p>135658</text:p>
          </table:table-cell>
          <table:table-cell office:value-type="float" office:value="229491">
            <text:p>229491</text:p>
          </table:table-cell>
          <table:table-cell/>
          <table:table-cell office:value-type="float" office:value="49">
            <text:p>49</text:p>
          </table:table-cell>
          <table:table-cell table:style-name="ce1" table:formula="of:=SUMIF([.$A$2:.$A$4801];[.$F46];[.B$2:.B$4801])/50" office:value-type="float" office:value="552677838">
            <text:p>552677838</text:p>
          </table:table-cell>
          <table:table-cell table:style-name="ce1" table:formula="of:=SUMIF([.$A$2:.$A$4801];[.$F46];[.C$2:.C$4801])/50" office:value-type="float" office:value="658702805.7">
            <text:p>658702806</text:p>
          </table:table-cell>
          <table:table-cell table:style-name="ce1" table:formula="of:=SUMIF([.$A$2:.$A$4801];[.$F46];[.D$2:.D$4801])/50" office:value-type="float" office:value="680323272.02">
            <text:p>680323272</text:p>
          </table:table-cell>
          <table:table-cell table:formula="of:=[.$M$1]*[.F46]^4" office:value-type="float" office:value="288240050">
            <text:p>288240050</text:p>
          </table:table-cell>
          <table:table-cell table:formula="of:=[.J46]&gt;MAX([.G46:.I46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3082">
            <text:p>253082</text:p>
          </table:table-cell>
          <table:table-cell office:value-type="float" office:value="221750">
            <text:p>221750</text:p>
          </table:table-cell>
          <table:table-cell office:value-type="float" office:value="135981">
            <text:p>135981</text:p>
          </table:table-cell>
          <table:table-cell/>
          <table:table-cell office:value-type="float" office:value="50">
            <text:p>50</text:p>
          </table:table-cell>
          <table:table-cell table:style-name="ce1" table:formula="of:=SUMIF([.$A$2:.$A$4801];[.$F47];[.B$2:.B$4801])/50" office:value-type="float" office:value="592167131.5">
            <text:p>592167132</text:p>
          </table:table-cell>
          <table:table-cell table:style-name="ce1" table:formula="of:=SUMIF([.$A$2:.$A$4801];[.$F47];[.C$2:.C$4801])/50" office:value-type="float" office:value="668598534.8">
            <text:p>668598535</text:p>
          </table:table-cell>
          <table:table-cell table:style-name="ce1" table:formula="of:=SUMIF([.$A$2:.$A$4801];[.$F47];[.D$2:.D$4801])/50" office:value-type="float" office:value="683630906.18">
            <text:p>683630906</text:p>
          </table:table-cell>
          <table:table-cell table:formula="of:=[.$M$1]*[.F47]^4" office:value-type="float" office:value="312500000">
            <text:p>312500000</text:p>
          </table:table-cell>
          <table:table-cell table:formula="of:=[.J47]&gt;MAX([.G47:.I47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3052">
            <text:p>243052</text:p>
          </table:table-cell>
          <table:table-cell office:value-type="float" office:value="243629">
            <text:p>243629</text:p>
          </table:table-cell>
          <table:table-cell office:value-type="float" office:value="179476">
            <text:p>179476</text:p>
          </table:table-cell>
          <table:table-cell/>
          <table:table-cell office:value-type="float" office:value="51">
            <text:p>51</text:p>
          </table:table-cell>
          <table:table-cell table:style-name="ce1" table:formula="of:=SUMIF([.$A$2:.$A$4801];[.$F48];[.B$2:.B$4801])/50" office:value-type="float" office:value="388699883.72">
            <text:p>388699884</text:p>
          </table:table-cell>
          <table:table-cell table:style-name="ce1" table:formula="of:=SUMIF([.$A$2:.$A$4801];[.$F48];[.C$2:.C$4801])/50" office:value-type="float" office:value="463871378.12">
            <text:p>463871378</text:p>
          </table:table-cell>
          <table:table-cell table:style-name="ce1" table:formula="of:=SUMIF([.$A$2:.$A$4801];[.$F48];[.D$2:.D$4801])/50" office:value-type="float" office:value="441317228.44">
            <text:p>441317228</text:p>
          </table:table-cell>
          <table:table-cell table:formula="of:=[.$M$1]*[.F48]^4" office:value-type="float" office:value="338260050">
            <text:p>338260050</text:p>
          </table:table-cell>
          <table:table-cell table:formula="of:=[.J48]&gt;MAX([.G48:.I48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6287">
            <text:p>96287</text:p>
          </table:table-cell>
          <table:table-cell office:value-type="float" office:value="222468">
            <text:p>222468</text:p>
          </table:table-cell>
          <table:table-cell office:value-type="float" office:value="224684">
            <text:p>224684</text:p>
          </table:table-cell>
          <table:table-cell/>
          <table:table-cell office:value-type="float" office:value="52">
            <text:p>52</text:p>
          </table:table-cell>
          <table:table-cell table:style-name="ce1" table:formula="of:=SUMIF([.$A$2:.$A$4801];[.$F49];[.B$2:.B$4801])/50" office:value-type="float" office:value="431402538.76">
            <text:p>431402539</text:p>
          </table:table-cell>
          <table:table-cell table:style-name="ce1" table:formula="of:=SUMIF([.$A$2:.$A$4801];[.$F49];[.C$2:.C$4801])/50" office:value-type="float" office:value="524400566.04">
            <text:p>524400566</text:p>
          </table:table-cell>
          <table:table-cell table:style-name="ce1" table:formula="of:=SUMIF([.$A$2:.$A$4801];[.$F49];[.D$2:.D$4801])/50" office:value-type="float" office:value="485876584.18">
            <text:p>485876584</text:p>
          </table:table-cell>
          <table:table-cell table:formula="of:=[.$M$1]*[.F49]^4" office:value-type="float" office:value="365580800">
            <text:p>365580800</text:p>
          </table:table-cell>
          <table:table-cell table:formula="of:=[.J49]&gt;MAX([.G49:.I49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5314">
            <text:p>215314</text:p>
          </table:table-cell>
          <table:table-cell office:value-type="float" office:value="187760">
            <text:p>187760</text:p>
          </table:table-cell>
          <table:table-cell office:value-type="float" office:value="208569">
            <text:p>208569</text:p>
          </table:table-cell>
          <table:table-cell/>
          <table:table-cell office:value-type="float" office:value="53">
            <text:p>53</text:p>
          </table:table-cell>
          <table:table-cell table:style-name="ce1" table:formula="of:=SUMIF([.$A$2:.$A$4801];[.$F50];[.B$2:.B$4801])/50" office:value-type="float" office:value="455246278.98">
            <text:p>455246279</text:p>
          </table:table-cell>
          <table:table-cell table:style-name="ce1" table:formula="of:=SUMIF([.$A$2:.$A$4801];[.$F50];[.C$2:.C$4801])/50" office:value-type="float" office:value="549018302.52">
            <text:p>549018303</text:p>
          </table:table-cell>
          <table:table-cell table:style-name="ce1" table:formula="of:=SUMIF([.$A$2:.$A$4801];[.$F50];[.D$2:.D$4801])/50" office:value-type="float" office:value="502279185.74">
            <text:p>502279186</text:p>
          </table:table-cell>
          <table:table-cell table:formula="of:=[.$M$1]*[.F50]^4" office:value-type="float" office:value="394524050">
            <text:p>394524050</text:p>
          </table:table-cell>
          <table:table-cell table:formula="of:=[.J50]&gt;MAX([.G50:.I50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4309">
            <text:p>124309</text:p>
          </table:table-cell>
          <table:table-cell office:value-type="float" office:value="217071">
            <text:p>217071</text:p>
          </table:table-cell>
          <table:table-cell office:value-type="float" office:value="280292">
            <text:p>280292</text:p>
          </table:table-cell>
          <table:table-cell/>
          <table:table-cell office:value-type="float" office:value="54">
            <text:p>54</text:p>
          </table:table-cell>
          <table:table-cell table:style-name="ce1" table:formula="of:=SUMIF([.$A$2:.$A$4801];[.$F51];[.B$2:.B$4801])/50" office:value-type="float" office:value="499601714.28">
            <text:p>499601714</text:p>
          </table:table-cell>
          <table:table-cell table:style-name="ce1" table:formula="of:=SUMIF([.$A$2:.$A$4801];[.$F51];[.C$2:.C$4801])/50" office:value-type="float" office:value="554765500.3">
            <text:p>554765500</text:p>
          </table:table-cell>
          <table:table-cell table:style-name="ce1" table:formula="of:=SUMIF([.$A$2:.$A$4801];[.$F51];[.D$2:.D$4801])/50" office:value-type="float" office:value="524650192.88">
            <text:p>524650193</text:p>
          </table:table-cell>
          <table:table-cell table:formula="of:=[.$M$1]*[.F51]^4" office:value-type="float" office:value="425152800">
            <text:p>425152800</text:p>
          </table:table-cell>
          <table:table-cell table:formula="of:=[.J51]&gt;MAX([.G51:.I51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0192">
            <text:p>370192</text:p>
          </table:table-cell>
          <table:table-cell office:value-type="float" office:value="331665">
            <text:p>331665</text:p>
          </table:table-cell>
          <table:table-cell office:value-type="float" office:value="317311">
            <text:p>317311</text:p>
          </table:table-cell>
          <table:table-cell/>
          <table:table-cell office:value-type="float" office:value="55">
            <text:p>55</text:p>
          </table:table-cell>
          <table:table-cell table:style-name="ce1" table:formula="of:=SUMIF([.$A$2:.$A$4801];[.$F52];[.B$2:.B$4801])/50" office:value-type="float" office:value="528039071.12">
            <text:p>528039071</text:p>
          </table:table-cell>
          <table:table-cell table:style-name="ce1" table:formula="of:=SUMIF([.$A$2:.$A$4801];[.$F52];[.C$2:.C$4801])/50" office:value-type="float" office:value="593813856.62">
            <text:p>593813857</text:p>
          </table:table-cell>
          <table:table-cell table:style-name="ce1" table:formula="of:=SUMIF([.$A$2:.$A$4801];[.$F52];[.D$2:.D$4801])/50" office:value-type="float" office:value="580602509.72">
            <text:p>580602510</text:p>
          </table:table-cell>
          <table:table-cell table:formula="of:=[.$M$1]*[.F52]^4" office:value-type="float" office:value="457531250">
            <text:p>457531250</text:p>
          </table:table-cell>
          <table:table-cell table:formula="of:=[.J52]&gt;MAX([.G52:.I52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4164">
            <text:p>254164</text:p>
          </table:table-cell>
          <table:table-cell office:value-type="float" office:value="275649">
            <text:p>275649</text:p>
          </table:table-cell>
          <table:table-cell office:value-type="float" office:value="452818">
            <text:p>452818</text:p>
          </table:table-cell>
          <table:table-cell/>
          <table:table-cell office:value-type="float" office:value="56">
            <text:p>56</text:p>
          </table:table-cell>
          <table:table-cell table:style-name="ce1" table:formula="of:=SUMIF([.$A$2:.$A$4801];[.$F53];[.B$2:.B$4801])/50" office:value-type="float" office:value="556946476.64">
            <text:p>556946477</text:p>
          </table:table-cell>
          <table:table-cell table:style-name="ce1" table:formula="of:=SUMIF([.$A$2:.$A$4801];[.$F53];[.C$2:.C$4801])/50" office:value-type="float" office:value="644438997.48">
            <text:p>644438997</text:p>
          </table:table-cell>
          <table:table-cell table:style-name="ce1" table:formula="of:=SUMIF([.$A$2:.$A$4801];[.$F53];[.D$2:.D$4801])/50" office:value-type="float" office:value="579297780.84">
            <text:p>579297781</text:p>
          </table:table-cell>
          <table:table-cell table:formula="of:=[.$M$1]*[.F53]^4" office:value-type="float" office:value="491724800">
            <text:p>491724800</text:p>
          </table:table-cell>
          <table:table-cell table:formula="of:=[.J53]&gt;MAX([.G53:.I53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1204">
            <text:p>271204</text:p>
          </table:table-cell>
          <table:table-cell office:value-type="float" office:value="190941">
            <text:p>190941</text:p>
          </table:table-cell>
          <table:table-cell office:value-type="float" office:value="416010">
            <text:p>416010</text:p>
          </table:table-cell>
          <table:table-cell/>
          <table:table-cell office:value-type="float" office:value="57">
            <text:p>57</text:p>
          </table:table-cell>
          <table:table-cell table:style-name="ce1" table:formula="of:=SUMIF([.$A$2:.$A$4801];[.$F54];[.B$2:.B$4801])/50" office:value-type="float" office:value="582063181.56">
            <text:p>582063182</text:p>
          </table:table-cell>
          <table:table-cell table:style-name="ce1" table:formula="of:=SUMIF([.$A$2:.$A$4801];[.$F54];[.C$2:.C$4801])/50" office:value-type="float" office:value="676550677.36">
            <text:p>676550677</text:p>
          </table:table-cell>
          <table:table-cell table:style-name="ce1" table:formula="of:=SUMIF([.$A$2:.$A$4801];[.$F54];[.D$2:.D$4801])/50" office:value-type="float" office:value="638458390.38">
            <text:p>638458390</text:p>
          </table:table-cell>
          <table:table-cell table:formula="of:=[.$M$1]*[.F54]^4" office:value-type="float" office:value="527800050">
            <text:p>527800050</text:p>
          </table:table-cell>
          <table:table-cell table:formula="of:=[.J54]&gt;MAX([.G54:.I54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2957">
            <text:p>222957</text:p>
          </table:table-cell>
          <table:table-cell office:value-type="float" office:value="353351">
            <text:p>353351</text:p>
          </table:table-cell>
          <table:table-cell office:value-type="float" office:value="460424">
            <text:p>460424</text:p>
          </table:table-cell>
          <table:table-cell/>
          <table:table-cell office:value-type="float" office:value="58">
            <text:p>58</text:p>
          </table:table-cell>
          <table:table-cell table:style-name="ce1" table:formula="of:=SUMIF([.$A$2:.$A$4801];[.$F55];[.B$2:.B$4801])/50" office:value-type="float" office:value="577623619.14">
            <text:p>577623619</text:p>
          </table:table-cell>
          <table:table-cell table:style-name="ce1" table:formula="of:=SUMIF([.$A$2:.$A$4801];[.$F55];[.C$2:.C$4801])/50" office:value-type="float" office:value="735792912.44">
            <text:p>735792912</text:p>
          </table:table-cell>
          <table:table-cell table:style-name="ce1" table:formula="of:=SUMIF([.$A$2:.$A$4801];[.$F55];[.D$2:.D$4801])/50" office:value-type="float" office:value="649362646.64">
            <text:p>649362647</text:p>
          </table:table-cell>
          <table:table-cell table:formula="of:=[.$M$1]*[.F55]^4" office:value-type="float" office:value="565824800">
            <text:p>565824800</text:p>
          </table:table-cell>
          <table:table-cell table:formula="of:=[.J55]&gt;MAX([.G55:.I55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8247">
            <text:p>278247</text:p>
          </table:table-cell>
          <table:table-cell office:value-type="float" office:value="201015">
            <text:p>201015</text:p>
          </table:table-cell>
          <table:table-cell office:value-type="float" office:value="392649">
            <text:p>392649</text:p>
          </table:table-cell>
          <table:table-cell/>
          <table:table-cell office:value-type="float" office:value="59">
            <text:p>59</text:p>
          </table:table-cell>
          <table:table-cell table:style-name="ce1" table:formula="of:=SUMIF([.$A$2:.$A$4801];[.$F56];[.B$2:.B$4801])/50" office:value-type="float" office:value="663041013.6">
            <text:p>663041014</text:p>
          </table:table-cell>
          <table:table-cell table:style-name="ce1" table:formula="of:=SUMIF([.$A$2:.$A$4801];[.$F56];[.C$2:.C$4801])/50" office:value-type="float" office:value="675827699.12">
            <text:p>675827699</text:p>
          </table:table-cell>
          <table:table-cell table:style-name="ce1" table:formula="of:=SUMIF([.$A$2:.$A$4801];[.$F56];[.D$2:.D$4801])/50" office:value-type="float" office:value="724455919.92">
            <text:p>724455920</text:p>
          </table:table-cell>
          <table:table-cell table:formula="of:=[.$M$1]*[.F56]^4" office:value-type="float" office:value="605868050">
            <text:p>605868050</text:p>
          </table:table-cell>
          <table:table-cell table:formula="of:=[.J56]&gt;MAX([.G56:.I56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6893">
            <text:p>296893</text:p>
          </table:table-cell>
          <table:table-cell office:value-type="float" office:value="415413">
            <text:p>415413</text:p>
          </table:table-cell>
          <table:table-cell office:value-type="float" office:value="59171">
            <text:p>59171</text:p>
          </table:table-cell>
          <table:table-cell/>
          <table:table-cell office:value-type="float" office:value="60">
            <text:p>60</text:p>
          </table:table-cell>
          <table:table-cell table:style-name="ce1" table:formula="of:=SUMIF([.$A$2:.$A$4801];[.$F57];[.B$2:.B$4801])/50" office:value-type="float" office:value="703086361.72">
            <text:p>703086362</text:p>
          </table:table-cell>
          <table:table-cell table:style-name="ce1" table:formula="of:=SUMIF([.$A$2:.$A$4801];[.$F57];[.C$2:.C$4801])/50" office:value-type="float" office:value="546654043.24">
            <text:p>546654043</text:p>
          </table:table-cell>
          <table:table-cell table:style-name="ce1" table:formula="of:=SUMIF([.$A$2:.$A$4801];[.$F57];[.D$2:.D$4801])/50" office:value-type="float" office:value="715568083.38">
            <text:p>715568083</text:p>
          </table:table-cell>
          <table:table-cell table:formula="of:=[.$M$1]*[.F57]^4" office:value-type="float" office:value="648000000">
            <text:p>648000000</text:p>
          </table:table-cell>
          <table:table-cell table:formula="of:=[.J57]&gt;MAX([.G57:.I57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7434">
            <text:p>157434</text:p>
          </table:table-cell>
          <table:table-cell office:value-type="float" office:value="282764">
            <text:p>282764</text:p>
          </table:table-cell>
          <table:table-cell office:value-type="float" office:value="306805">
            <text:p>306805</text:p>
          </table:table-cell>
          <table:table-cell/>
          <table:table-cell office:value-type="float" office:value="61">
            <text:p>61</text:p>
          </table:table-cell>
          <table:table-cell table:style-name="ce1" table:formula="of:=SUMIF([.$A$2:.$A$4801];[.$F58];[.B$2:.B$4801])/50" office:value-type="float" office:value="733079096.66">
            <text:p>733079097</text:p>
          </table:table-cell>
          <table:table-cell table:style-name="ce1" table:formula="of:=SUMIF([.$A$2:.$A$4801];[.$F58];[.C$2:.C$4801])/50" office:value-type="float" office:value="492877055.66">
            <text:p>492877056</text:p>
          </table:table-cell>
          <table:table-cell table:style-name="ce1" table:formula="of:=SUMIF([.$A$2:.$A$4801];[.$F58];[.D$2:.D$4801])/50" office:value-type="float" office:value="553337681.72">
            <text:p>553337682</text:p>
          </table:table-cell>
          <table:table-cell table:formula="of:=[.$M$1]*[.F58]^4" office:value-type="float" office:value="692292050">
            <text:p>692292050</text:p>
          </table:table-cell>
          <table:table-cell table:formula="of:=[.J58]&gt;MAX([.G58:.I58])" office:value-type="boolean" office:boolean-value="false">
            <text:p>FALS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8799">
            <text:p>458799</text:p>
          </table:table-cell>
          <table:table-cell office:value-type="float" office:value="282303">
            <text:p>282303</text:p>
          </table:table-cell>
          <table:table-cell office:value-type="float" office:value="389181">
            <text:p>389181</text:p>
          </table:table-cell>
          <table:table-cell/>
          <table:table-cell office:value-type="float" office:value="62">
            <text:p>62</text:p>
          </table:table-cell>
          <table:table-cell table:style-name="ce1" table:formula="of:=SUMIF([.$A$2:.$A$4801];[.$F59];[.B$2:.B$4801])/50" office:value-type="float" office:value="736932933.32">
            <text:p>736932933</text:p>
          </table:table-cell>
          <table:table-cell table:style-name="ce1" table:formula="of:=SUMIF([.$A$2:.$A$4801];[.$F59];[.C$2:.C$4801])/50" office:value-type="float" office:value="533756290.14">
            <text:p>533756290</text:p>
          </table:table-cell>
          <table:table-cell table:style-name="ce1" table:formula="of:=SUMIF([.$A$2:.$A$4801];[.$F59];[.D$2:.D$4801])/50" office:value-type="float" office:value="515005331.36">
            <text:p>515005331</text:p>
          </table:table-cell>
          <table:table-cell table:formula="of:=[.$M$1]*[.F59]^4" office:value-type="float" office:value="738816800">
            <text:p>738816800</text:p>
          </table:table-cell>
          <table:table-cell table:formula="of:=[.J59]&gt;MAX([.G59:.I59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64387">
            <text:p>264387</text:p>
          </table:table-cell>
          <table:table-cell office:value-type="float" office:value="255680">
            <text:p>255680</text:p>
          </table:table-cell>
          <table:table-cell office:value-type="float" office:value="452368">
            <text:p>452368</text:p>
          </table:table-cell>
          <table:table-cell/>
          <table:table-cell office:value-type="float" office:value="63">
            <text:p>63</text:p>
          </table:table-cell>
          <table:table-cell table:style-name="ce1" table:formula="of:=SUMIF([.$A$2:.$A$4801];[.$F60];[.B$2:.B$4801])/50" office:value-type="float" office:value="603752418.82">
            <text:p>603752419</text:p>
          </table:table-cell>
          <table:table-cell table:style-name="ce1" table:formula="of:=SUMIF([.$A$2:.$A$4801];[.$F60];[.C$2:.C$4801])/50" office:value-type="float" office:value="485784663.9">
            <text:p>485784664</text:p>
          </table:table-cell>
          <table:table-cell table:style-name="ce1" table:formula="of:=SUMIF([.$A$2:.$A$4801];[.$F60];[.D$2:.D$4801])/50" office:value-type="float" office:value="486576698.26">
            <text:p>486576698</text:p>
          </table:table-cell>
          <table:table-cell table:formula="of:=[.$M$1]*[.F60]^4" office:value-type="float" office:value="787648050">
            <text:p>787648050</text:p>
          </table:table-cell>
          <table:table-cell table:formula="of:=[.J60]&gt;MAX([.G60:.I60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66823">
            <text:p>266823</text:p>
          </table:table-cell>
          <table:table-cell office:value-type="float" office:value="276138">
            <text:p>276138</text:p>
          </table:table-cell>
          <table:table-cell office:value-type="float" office:value="398007">
            <text:p>398007</text:p>
          </table:table-cell>
          <table:table-cell/>
          <table:table-cell office:value-type="float" office:value="64">
            <text:p>64</text:p>
          </table:table-cell>
          <table:table-cell table:style-name="ce1" table:formula="of:=SUMIF([.$A$2:.$A$4801];[.$F61];[.B$2:.B$4801])/50" office:value-type="float" office:value="528525415.36">
            <text:p>528525415</text:p>
          </table:table-cell>
          <table:table-cell table:style-name="ce1" table:formula="of:=SUMIF([.$A$2:.$A$4801];[.$F61];[.C$2:.C$4801])/50" office:value-type="float" office:value="470292747.28">
            <text:p>470292747</text:p>
          </table:table-cell>
          <table:table-cell table:style-name="ce1" table:formula="of:=SUMIF([.$A$2:.$A$4801];[.$F61];[.D$2:.D$4801])/50" office:value-type="float" office:value="491487044.2">
            <text:p>491487044</text:p>
          </table:table-cell>
          <table:table-cell table:formula="of:=[.$M$1]*[.F61]^4" office:value-type="float" office:value="838860800">
            <text:p>838860800</text:p>
          </table:table-cell>
          <table:table-cell table:formula="of:=[.J61]&gt;MAX([.G61:.I61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2779">
            <text:p>292779</text:p>
          </table:table-cell>
          <table:table-cell office:value-type="float" office:value="471522">
            <text:p>471522</text:p>
          </table:table-cell>
          <table:table-cell office:value-type="float" office:value="383224">
            <text:p>383224</text:p>
          </table:table-cell>
          <table:table-cell/>
          <table:table-cell office:value-type="float" office:value="65">
            <text:p>65</text:p>
          </table:table-cell>
          <table:table-cell table:style-name="ce1" table:formula="of:=SUMIF([.$A$2:.$A$4801];[.$F62];[.B$2:.B$4801])/50" office:value-type="float" office:value="553649796.58">
            <text:p>553649797</text:p>
          </table:table-cell>
          <table:table-cell table:style-name="ce1" table:formula="of:=SUMIF([.$A$2:.$A$4801];[.$F62];[.C$2:.C$4801])/50" office:value-type="float" office:value="507981289.82">
            <text:p>507981290</text:p>
          </table:table-cell>
          <table:table-cell table:style-name="ce1" table:formula="of:=SUMIF([.$A$2:.$A$4801];[.$F62];[.D$2:.D$4801])/50" office:value-type="float" office:value="450992403.72">
            <text:p>450992404</text:p>
          </table:table-cell>
          <table:table-cell table:formula="of:=[.$M$1]*[.F62]^4" office:value-type="float" office:value="892531250">
            <text:p>892531250</text:p>
          </table:table-cell>
          <table:table-cell table:formula="of:=[.J62]&gt;MAX([.G62:.I62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9904">
            <text:p>329904</text:p>
          </table:table-cell>
          <table:table-cell office:value-type="float" office:value="341432">
            <text:p>341432</text:p>
          </table:table-cell>
          <table:table-cell office:value-type="float" office:value="238431">
            <text:p>238431</text:p>
          </table:table-cell>
          <table:table-cell/>
          <table:table-cell office:value-type="float" office:value="66">
            <text:p>66</text:p>
          </table:table-cell>
          <table:table-cell table:style-name="ce1" table:formula="of:=SUMIF([.$A$2:.$A$4801];[.$F63];[.B$2:.B$4801])/50" office:value-type="float" office:value="488726215.06">
            <text:p>488726215</text:p>
          </table:table-cell>
          <table:table-cell table:style-name="ce1" table:formula="of:=SUMIF([.$A$2:.$A$4801];[.$F63];[.C$2:.C$4801])/50" office:value-type="float" office:value="530935533.24">
            <text:p>530935533</text:p>
          </table:table-cell>
          <table:table-cell table:style-name="ce1" table:formula="of:=SUMIF([.$A$2:.$A$4801];[.$F63];[.D$2:.D$4801])/50" office:value-type="float" office:value="477771741.04">
            <text:p>477771741</text:p>
          </table:table-cell>
          <table:table-cell table:formula="of:=[.$M$1]*[.F63]^4" office:value-type="float" office:value="948736800">
            <text:p>948736800</text:p>
          </table:table-cell>
          <table:table-cell table:formula="of:=[.J63]&gt;MAX([.G63:.I63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1256">
            <text:p>331256</text:p>
          </table:table-cell>
          <table:table-cell office:value-type="float" office:value="309743">
            <text:p>309743</text:p>
          </table:table-cell>
          <table:table-cell office:value-type="float" office:value="331181">
            <text:p>331181</text:p>
          </table:table-cell>
          <table:table-cell/>
          <table:table-cell office:value-type="float" office:value="67">
            <text:p>67</text:p>
          </table:table-cell>
          <table:table-cell table:style-name="ce1" table:formula="of:=SUMIF([.$A$2:.$A$4801];[.$F64];[.B$2:.B$4801])/50" office:value-type="float" office:value="421613639.48">
            <text:p>421613639</text:p>
          </table:table-cell>
          <table:table-cell table:style-name="ce1" table:formula="of:=SUMIF([.$A$2:.$A$4801];[.$F64];[.C$2:.C$4801])/50" office:value-type="float" office:value="496765812.16">
            <text:p>496765812</text:p>
          </table:table-cell>
          <table:table-cell table:style-name="ce1" table:formula="of:=SUMIF([.$A$2:.$A$4801];[.$F64];[.D$2:.D$4801])/50" office:value-type="float" office:value="572781321.32">
            <text:p>572781321</text:p>
          </table:table-cell>
          <table:table-cell table:formula="of:=[.$M$1]*[.F64]^4" office:value-type="float" office:value="1007556050">
            <text:p>1007556050</text:p>
          </table:table-cell>
          <table:table-cell table:formula="of:=[.J64]&gt;MAX([.G64:.I64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1992">
            <text:p>481992</text:p>
          </table:table-cell>
          <table:table-cell office:value-type="float" office:value="527895">
            <text:p>527895</text:p>
          </table:table-cell>
          <table:table-cell office:value-type="float" office:value="217210">
            <text:p>217210</text:p>
          </table:table-cell>
          <table:table-cell/>
          <table:table-cell office:value-type="float" office:value="68">
            <text:p>68</text:p>
          </table:table-cell>
          <table:table-cell table:style-name="ce1" table:formula="of:=SUMIF([.$A$2:.$A$4801];[.$F65];[.B$2:.B$4801])/50" office:value-type="float" office:value="494415245.68">
            <text:p>494415246</text:p>
          </table:table-cell>
          <table:table-cell table:style-name="ce1" table:formula="of:=SUMIF([.$A$2:.$A$4801];[.$F65];[.C$2:.C$4801])/50" office:value-type="float" office:value="543626650.4">
            <text:p>543626650</text:p>
          </table:table-cell>
          <table:table-cell table:style-name="ce1" table:formula="of:=SUMIF([.$A$2:.$A$4801];[.$F65];[.D$2:.D$4801])/50" office:value-type="float" office:value="619117329.78">
            <text:p>619117330</text:p>
          </table:table-cell>
          <table:table-cell table:formula="of:=[.$M$1]*[.F65]^4" office:value-type="float" office:value="1069068800">
            <text:p>1069068800</text:p>
          </table:table-cell>
          <table:table-cell table:formula="of:=[.J65]&gt;MAX([.G65:.I65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6988">
            <text:p>346988</text:p>
          </table:table-cell>
          <table:table-cell office:value-type="float" office:value="319655">
            <text:p>319655</text:p>
          </table:table-cell>
          <table:table-cell office:value-type="float" office:value="208500">
            <text:p>208500</text:p>
          </table:table-cell>
          <table:table-cell/>
          <table:table-cell office:value-type="float" office:value="69">
            <text:p>69</text:p>
          </table:table-cell>
          <table:table-cell table:style-name="ce1" table:formula="of:=SUMIF([.$A$2:.$A$4801];[.$F66];[.B$2:.B$4801])/50" office:value-type="float" office:value="540071154.26">
            <text:p>540071154</text:p>
          </table:table-cell>
          <table:table-cell table:style-name="ce1" table:formula="of:=SUMIF([.$A$2:.$A$4801];[.$F66];[.C$2:.C$4801])/50" office:value-type="float" office:value="480688071.04">
            <text:p>480688071</text:p>
          </table:table-cell>
          <table:table-cell table:style-name="ce1" table:formula="of:=SUMIF([.$A$2:.$A$4801];[.$F66];[.D$2:.D$4801])/50" office:value-type="float" office:value="546800274.92">
            <text:p>546800275</text:p>
          </table:table-cell>
          <table:table-cell table:formula="of:=[.$M$1]*[.F66]^4" office:value-type="float" office:value="1133356050">
            <text:p>1133356050</text:p>
          </table:table-cell>
          <table:table-cell table:formula="of:=[.J66]&gt;MAX([.G66:.I66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4696">
            <text:p>384696</text:p>
          </table:table-cell>
          <table:table-cell office:value-type="float" office:value="173139">
            <text:p>173139</text:p>
          </table:table-cell>
          <table:table-cell office:value-type="float" office:value="362095">
            <text:p>362095</text:p>
          </table:table-cell>
          <table:table-cell/>
          <table:table-cell office:value-type="float" office:value="70">
            <text:p>70</text:p>
          </table:table-cell>
          <table:table-cell table:style-name="ce1" table:formula="of:=SUMIF([.$A$2:.$A$4801];[.$F67];[.B$2:.B$4801])/50" office:value-type="float" office:value="479295198.42">
            <text:p>479295198</text:p>
          </table:table-cell>
          <table:table-cell table:style-name="ce1" table:formula="of:=SUMIF([.$A$2:.$A$4801];[.$F67];[.C$2:.C$4801])/50" office:value-type="float" office:value="496078463.36">
            <text:p>496078463</text:p>
          </table:table-cell>
          <table:table-cell table:style-name="ce1" table:formula="of:=SUMIF([.$A$2:.$A$4801];[.$F67];[.D$2:.D$4801])/50" office:value-type="float" office:value="509611407.34">
            <text:p>509611407</text:p>
          </table:table-cell>
          <table:table-cell table:formula="of:=[.$M$1]*[.F67]^4" office:value-type="float" office:value="1200500000">
            <text:p>1200500000</text:p>
          </table:table-cell>
          <table:table-cell table:formula="of:=[.J67]&gt;MAX([.G67:.I67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7521">
            <text:p>487521</text:p>
          </table:table-cell>
          <table:table-cell office:value-type="float" office:value="399552">
            <text:p>399552</text:p>
          </table:table-cell>
          <table:table-cell office:value-type="float" office:value="299761">
            <text:p>299761</text:p>
          </table:table-cell>
          <table:table-cell/>
          <table:table-cell office:value-type="float" office:value="71">
            <text:p>71</text:p>
          </table:table-cell>
          <table:table-cell table:style-name="ce1" table:formula="of:=SUMIF([.$A$2:.$A$4801];[.$F68];[.B$2:.B$4801])/50" office:value-type="float" office:value="462382226.54">
            <text:p>462382227</text:p>
          </table:table-cell>
          <table:table-cell table:style-name="ce1" table:formula="of:=SUMIF([.$A$2:.$A$4801];[.$F68];[.C$2:.C$4801])/50" office:value-type="float" office:value="409628221.52">
            <text:p>409628222</text:p>
          </table:table-cell>
          <table:table-cell table:style-name="ce1" table:formula="of:=SUMIF([.$A$2:.$A$4801];[.$F68];[.D$2:.D$4801])/50" office:value-type="float" office:value="551725555.6">
            <text:p>551725556</text:p>
          </table:table-cell>
          <table:table-cell table:formula="of:=[.$M$1]*[.F68]^4" office:value-type="float" office:value="1270584050">
            <text:p>1270584050</text:p>
          </table:table-cell>
          <table:table-cell table:formula="of:=[.J68]&gt;MAX([.G68:.I68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9245">
            <text:p>369245</text:p>
          </table:table-cell>
          <table:table-cell office:value-type="float" office:value="407054">
            <text:p>407054</text:p>
          </table:table-cell>
          <table:table-cell office:value-type="float" office:value="328667">
            <text:p>328667</text:p>
          </table:table-cell>
          <table:table-cell/>
          <table:table-cell office:value-type="float" office:value="72">
            <text:p>72</text:p>
          </table:table-cell>
          <table:table-cell table:style-name="ce1" table:formula="of:=SUMIF([.$A$2:.$A$4801];[.$F69];[.B$2:.B$4801])/50" office:value-type="float" office:value="543466250.36">
            <text:p>543466250</text:p>
          </table:table-cell>
          <table:table-cell table:style-name="ce1" table:formula="of:=SUMIF([.$A$2:.$A$4801];[.$F69];[.C$2:.C$4801])/50" office:value-type="float" office:value="467463361.5">
            <text:p>467463362</text:p>
          </table:table-cell>
          <table:table-cell table:style-name="ce1" table:formula="of:=SUMIF([.$A$2:.$A$4801];[.$F69];[.D$2:.D$4801])/50" office:value-type="float" office:value="513029906.34">
            <text:p>513029906</text:p>
          </table:table-cell>
          <table:table-cell table:formula="of:=[.$M$1]*[.F69]^4" office:value-type="float" office:value="1343692800">
            <text:p>1343692800</text:p>
          </table:table-cell>
          <table:table-cell table:formula="of:=[.J69]&gt;MAX([.G69:.I69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10936">
            <text:p>610936</text:p>
          </table:table-cell>
          <table:table-cell office:value-type="float" office:value="360499">
            <text:p>360499</text:p>
          </table:table-cell>
          <table:table-cell office:value-type="float" office:value="268721">
            <text:p>268721</text:p>
          </table:table-cell>
          <table:table-cell/>
          <table:table-cell office:value-type="float" office:value="73">
            <text:p>73</text:p>
          </table:table-cell>
          <table:table-cell table:style-name="ce1" table:formula="of:=SUMIF([.$A$2:.$A$4801];[.$F70];[.B$2:.B$4801])/50" office:value-type="float" office:value="493407907.58">
            <text:p>493407908</text:p>
          </table:table-cell>
          <table:table-cell table:style-name="ce1" table:formula="of:=SUMIF([.$A$2:.$A$4801];[.$F70];[.C$2:.C$4801])/50" office:value-type="float" office:value="442600950.18">
            <text:p>442600950</text:p>
          </table:table-cell>
          <table:table-cell table:style-name="ce1" table:formula="of:=SUMIF([.$A$2:.$A$4801];[.$F70];[.D$2:.D$4801])/50" office:value-type="float" office:value="506190713.66">
            <text:p>506190714</text:p>
          </table:table-cell>
          <table:table-cell table:formula="of:=[.$M$1]*[.F70]^4" office:value-type="float" office:value="1419912050">
            <text:p>1419912050</text:p>
          </table:table-cell>
          <table:table-cell table:formula="of:=[.J70]&gt;MAX([.G70:.I70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8639">
            <text:p>328639</text:p>
          </table:table-cell>
          <table:table-cell office:value-type="float" office:value="496912">
            <text:p>496912</text:p>
          </table:table-cell>
          <table:table-cell office:value-type="float" office:value="494607">
            <text:p>494607</text:p>
          </table:table-cell>
          <table:table-cell/>
          <table:table-cell office:value-type="float" office:value="74">
            <text:p>74</text:p>
          </table:table-cell>
          <table:table-cell table:style-name="ce1" table:formula="of:=SUMIF([.$A$2:.$A$4801];[.$F71];[.B$2:.B$4801])/50" office:value-type="float" office:value="529885853.22">
            <text:p>529885853</text:p>
          </table:table-cell>
          <table:table-cell table:style-name="ce1" table:formula="of:=SUMIF([.$A$2:.$A$4801];[.$F71];[.C$2:.C$4801])/50" office:value-type="float" office:value="475802943.2">
            <text:p>475802943</text:p>
          </table:table-cell>
          <table:table-cell table:style-name="ce1" table:formula="of:=SUMIF([.$A$2:.$A$4801];[.$F71];[.D$2:.D$4801])/50" office:value-type="float" office:value="324111089.58">
            <text:p>324111090</text:p>
          </table:table-cell>
          <table:table-cell table:formula="of:=[.$M$1]*[.F71]^4" office:value-type="float" office:value="1499328800">
            <text:p>1499328800</text:p>
          </table:table-cell>
          <table:table-cell table:formula="of:=[.J71]&gt;MAX([.G71:.I71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1306">
            <text:p>361306</text:p>
          </table:table-cell>
          <table:table-cell office:value-type="float" office:value="221842">
            <text:p>221842</text:p>
          </table:table-cell>
          <table:table-cell office:value-type="float" office:value="315099">
            <text:p>315099</text:p>
          </table:table-cell>
          <table:table-cell/>
          <table:table-cell office:value-type="float" office:value="75">
            <text:p>75</text:p>
          </table:table-cell>
          <table:table-cell table:style-name="ce1" table:formula="of:=SUMIF([.$A$2:.$A$4801];[.$F72];[.B$2:.B$4801])/50" office:value-type="float" office:value="575025384.1">
            <text:p>575025384</text:p>
          </table:table-cell>
          <table:table-cell table:style-name="ce1" table:formula="of:=SUMIF([.$A$2:.$A$4801];[.$F72];[.C$2:.C$4801])/50" office:value-type="float" office:value="491911990">
            <text:p>491911990</text:p>
          </table:table-cell>
          <table:table-cell table:style-name="ce1" table:formula="of:=SUMIF([.$A$2:.$A$4801];[.$F72];[.D$2:.D$4801])/50" office:value-type="float" office:value="330690021.82">
            <text:p>330690022</text:p>
          </table:table-cell>
          <table:table-cell table:formula="of:=[.$M$1]*[.F72]^4" office:value-type="float" office:value="1582031250">
            <text:p>1582031250</text:p>
          </table:table-cell>
          <table:table-cell table:formula="of:=[.J72]&gt;MAX([.G72:.I72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6190">
            <text:p>396190</text:p>
          </table:table-cell>
          <table:table-cell office:value-type="float" office:value="119163">
            <text:p>119163</text:p>
          </table:table-cell>
          <table:table-cell office:value-type="float" office:value="287160">
            <text:p>287160</text:p>
          </table:table-cell>
          <table:table-cell/>
          <table:table-cell office:value-type="float" office:value="76">
            <text:p>76</text:p>
          </table:table-cell>
          <table:table-cell table:style-name="ce1" table:formula="of:=SUMIF([.$A$2:.$A$4801];[.$F73];[.B$2:.B$4801])/50" office:value-type="float" office:value="515406212.18">
            <text:p>515406212</text:p>
          </table:table-cell>
          <table:table-cell table:style-name="ce1" table:formula="of:=SUMIF([.$A$2:.$A$4801];[.$F73];[.C$2:.C$4801])/50" office:value-type="float" office:value="478984825">
            <text:p>478984825</text:p>
          </table:table-cell>
          <table:table-cell table:style-name="ce1" table:formula="of:=SUMIF([.$A$2:.$A$4801];[.$F73];[.D$2:.D$4801])/50" office:value-type="float" office:value="382106358.62">
            <text:p>382106359</text:p>
          </table:table-cell>
          <table:table-cell table:formula="of:=[.$M$1]*[.F73]^4" office:value-type="float" office:value="1668108800">
            <text:p>1668108800</text:p>
          </table:table-cell>
          <table:table-cell table:formula="of:=[.J73]&gt;MAX([.G73:.I73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7905">
            <text:p>387905</text:p>
          </table:table-cell>
          <table:table-cell office:value-type="float" office:value="272808">
            <text:p>272808</text:p>
          </table:table-cell>
          <table:table-cell office:value-type="float" office:value="414846">
            <text:p>414846</text:p>
          </table:table-cell>
          <table:table-cell/>
          <table:table-cell office:value-type="float" office:value="77">
            <text:p>77</text:p>
          </table:table-cell>
          <table:table-cell table:style-name="ce1" table:formula="of:=SUMIF([.$A$2:.$A$4801];[.$F74];[.B$2:.B$4801])/50" office:value-type="float" office:value="387302867.8">
            <text:p>387302868</text:p>
          </table:table-cell>
          <table:table-cell table:style-name="ce1" table:formula="of:=SUMIF([.$A$2:.$A$4801];[.$F74];[.C$2:.C$4801])/50" office:value-type="float" office:value="568612891.46">
            <text:p>568612891</text:p>
          </table:table-cell>
          <table:table-cell table:style-name="ce1" table:formula="of:=SUMIF([.$A$2:.$A$4801];[.$F74];[.D$2:.D$4801])/50" office:value-type="float" office:value="469613468.26">
            <text:p>469613468</text:p>
          </table:table-cell>
          <table:table-cell table:formula="of:=[.$M$1]*[.F74]^4" office:value-type="float" office:value="1757652050">
            <text:p>1757652050</text:p>
          </table:table-cell>
          <table:table-cell table:formula="of:=[.J74]&gt;MAX([.G74:.I74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4311">
            <text:p>304311</text:p>
          </table:table-cell>
          <table:table-cell office:value-type="float" office:value="305637">
            <text:p>305637</text:p>
          </table:table-cell>
          <table:table-cell office:value-type="float" office:value="1162984">
            <text:p>1162984</text:p>
          </table:table-cell>
          <table:table-cell/>
          <table:table-cell office:value-type="float" office:value="78">
            <text:p>78</text:p>
          </table:table-cell>
          <table:table-cell table:style-name="ce1" table:formula="of:=SUMIF([.$A$2:.$A$4801];[.$F75];[.B$2:.B$4801])/50" office:value-type="float" office:value="380235570.68">
            <text:p>380235571</text:p>
          </table:table-cell>
          <table:table-cell table:style-name="ce1" table:formula="of:=SUMIF([.$A$2:.$A$4801];[.$F75];[.C$2:.C$4801])/50" office:value-type="float" office:value="584787744.84">
            <text:p>584787745</text:p>
          </table:table-cell>
          <table:table-cell table:style-name="ce1" table:formula="of:=SUMIF([.$A$2:.$A$4801];[.$F75];[.D$2:.D$4801])/50" office:value-type="float" office:value="523531882.84">
            <text:p>523531883</text:p>
          </table:table-cell>
          <table:table-cell table:formula="of:=[.$M$1]*[.F75]^4" office:value-type="float" office:value="1850752800">
            <text:p>1850752800</text:p>
          </table:table-cell>
          <table:table-cell table:formula="of:=[.J75]&gt;MAX([.G75:.I75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8534">
            <text:p>318534</text:p>
          </table:table-cell>
          <table:table-cell office:value-type="float" office:value="397891">
            <text:p>397891</text:p>
          </table:table-cell>
          <table:table-cell office:value-type="float" office:value="436811">
            <text:p>436811</text:p>
          </table:table-cell>
          <table:table-cell/>
          <table:table-cell office:value-type="float" office:value="79">
            <text:p>79</text:p>
          </table:table-cell>
          <table:table-cell table:style-name="ce1" table:formula="of:=SUMIF([.$A$2:.$A$4801];[.$F76];[.B$2:.B$4801])/50" office:value-type="float" office:value="361503381.54">
            <text:p>361503382</text:p>
          </table:table-cell>
          <table:table-cell table:style-name="ce1" table:formula="of:=SUMIF([.$A$2:.$A$4801];[.$F76];[.C$2:.C$4801])/50" office:value-type="float" office:value="526903295">
            <text:p>526903295</text:p>
          </table:table-cell>
          <table:table-cell table:style-name="ce1" table:formula="of:=SUMIF([.$A$2:.$A$4801];[.$F76];[.D$2:.D$4801])/50" office:value-type="float" office:value="468220654.16">
            <text:p>468220654</text:p>
          </table:table-cell>
          <table:table-cell table:formula="of:=[.$M$1]*[.F76]^4" office:value-type="float" office:value="1947504050">
            <text:p>1947504050</text:p>
          </table:table-cell>
          <table:table-cell table:formula="of:=[.J76]&gt;MAX([.G76:.I76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1040">
            <text:p>231040</text:p>
          </table:table-cell>
          <table:table-cell office:value-type="float" office:value="342831">
            <text:p>342831</text:p>
          </table:table-cell>
          <table:table-cell office:value-type="float" office:value="356724">
            <text:p>356724</text:p>
          </table:table-cell>
          <table:table-cell/>
          <table:table-cell office:value-type="float" office:value="80">
            <text:p>80</text:p>
          </table:table-cell>
          <table:table-cell table:style-name="ce1" table:formula="of:=SUMIF([.$A$2:.$A$4801];[.$F77];[.B$2:.B$4801])/50" office:value-type="float" office:value="413727902.06">
            <text:p>413727902</text:p>
          </table:table-cell>
          <table:table-cell table:style-name="ce1" table:formula="of:=SUMIF([.$A$2:.$A$4801];[.$F77];[.C$2:.C$4801])/50" office:value-type="float" office:value="418661156.5">
            <text:p>418661157</text:p>
          </table:table-cell>
          <table:table-cell table:style-name="ce1" table:formula="of:=SUMIF([.$A$2:.$A$4801];[.$F77];[.D$2:.D$4801])/50" office:value-type="float" office:value="575999052.78">
            <text:p>575999053</text:p>
          </table:table-cell>
          <table:table-cell table:formula="of:=[.$M$1]*[.F77]^4" office:value-type="float" office:value="2048000000">
            <text:p>2048000000</text:p>
          </table:table-cell>
          <table:table-cell table:formula="of:=[.J77]&gt;MAX([.G77:.I77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07844">
            <text:p>507844</text:p>
          </table:table-cell>
          <table:table-cell office:value-type="float" office:value="336498">
            <text:p>336498</text:p>
          </table:table-cell>
          <table:table-cell office:value-type="float" office:value="360684">
            <text:p>360684</text:p>
          </table:table-cell>
          <table:table-cell/>
          <table:table-cell office:value-type="float" office:value="81">
            <text:p>81</text:p>
          </table:table-cell>
          <table:table-cell table:style-name="ce1" table:formula="of:=SUMIF([.$A$2:.$A$4801];[.$F78];[.B$2:.B$4801])/50" office:value-type="float" office:value="532188130.6">
            <text:p>532188131</text:p>
          </table:table-cell>
          <table:table-cell table:style-name="ce1" table:formula="of:=SUMIF([.$A$2:.$A$4801];[.$F78];[.C$2:.C$4801])/50" office:value-type="float" office:value="461383753.12">
            <text:p>461383753</text:p>
          </table:table-cell>
          <table:table-cell table:style-name="ce1" table:formula="of:=SUMIF([.$A$2:.$A$4801];[.$F78];[.D$2:.D$4801])/50" office:value-type="float" office:value="580501276.84">
            <text:p>580501277</text:p>
          </table:table-cell>
          <table:table-cell table:formula="of:=[.$M$1]*[.F78]^4" office:value-type="float" office:value="2152336050">
            <text:p>2152336050</text:p>
          </table:table-cell>
          <table:table-cell table:formula="of:=[.J78]&gt;MAX([.G78:.I78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6585">
            <text:p>346585</text:p>
          </table:table-cell>
          <table:table-cell office:value-type="float" office:value="397100">
            <text:p>397100</text:p>
          </table:table-cell>
          <table:table-cell office:value-type="float" office:value="292981">
            <text:p>292981</text:p>
          </table:table-cell>
          <table:table-cell/>
          <table:table-cell office:value-type="float" office:value="82">
            <text:p>82</text:p>
          </table:table-cell>
          <table:table-cell table:style-name="ce1" table:formula="of:=SUMIF([.$A$2:.$A$4801];[.$F79];[.B$2:.B$4801])/50" office:value-type="float" office:value="503284587.88">
            <text:p>503284588</text:p>
          </table:table-cell>
          <table:table-cell table:style-name="ce1" table:formula="of:=SUMIF([.$A$2:.$A$4801];[.$F79];[.C$2:.C$4801])/50" office:value-type="float" office:value="535290318.98">
            <text:p>535290319</text:p>
          </table:table-cell>
          <table:table-cell table:style-name="ce1" table:formula="of:=SUMIF([.$A$2:.$A$4801];[.$F79];[.D$2:.D$4801])/50" office:value-type="float" office:value="478224124.18">
            <text:p>478224124</text:p>
          </table:table-cell>
          <table:table-cell table:formula="of:=[.$M$1]*[.F79]^4" office:value-type="float" office:value="2260608800">
            <text:p>2260608800</text:p>
          </table:table-cell>
          <table:table-cell table:formula="of:=[.J79]&gt;MAX([.G79:.I79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9215">
            <text:p>479215</text:p>
          </table:table-cell>
          <table:table-cell office:value-type="float" office:value="163086">
            <text:p>163086</text:p>
          </table:table-cell>
          <table:table-cell office:value-type="float" office:value="444350">
            <text:p>444350</text:p>
          </table:table-cell>
          <table:table-cell/>
          <table:table-cell office:value-type="float" office:value="83">
            <text:p>83</text:p>
          </table:table-cell>
          <table:table-cell table:style-name="ce1" table:formula="of:=SUMIF([.$A$2:.$A$4801];[.$F80];[.B$2:.B$4801])/50" office:value-type="float" office:value="608601844.8">
            <text:p>608601845</text:p>
          </table:table-cell>
          <table:table-cell table:style-name="ce1" table:formula="of:=SUMIF([.$A$2:.$A$4801];[.$F80];[.C$2:.C$4801])/50" office:value-type="float" office:value="519076027.56">
            <text:p>519076028</text:p>
          </table:table-cell>
          <table:table-cell table:style-name="ce1" table:formula="of:=SUMIF([.$A$2:.$A$4801];[.$F80];[.D$2:.D$4801])/50" office:value-type="float" office:value="457988654.28">
            <text:p>457988654</text:p>
          </table:table-cell>
          <table:table-cell table:formula="of:=[.$M$1]*[.F80]^4" office:value-type="float" office:value="2372916050">
            <text:p>2372916050</text:p>
          </table:table-cell>
          <table:table-cell table:formula="of:=[.J80]&gt;MAX([.G80:.I80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0800">
            <text:p>320800</text:p>
          </table:table-cell>
          <table:table-cell office:value-type="float" office:value="482858">
            <text:p>482858</text:p>
          </table:table-cell>
          <table:table-cell office:value-type="float" office:value="350176">
            <text:p>350176</text:p>
          </table:table-cell>
          <table:table-cell/>
          <table:table-cell office:value-type="float" office:value="84">
            <text:p>84</text:p>
          </table:table-cell>
          <table:table-cell table:style-name="ce1" table:formula="of:=SUMIF([.$A$2:.$A$4801];[.$F81];[.B$2:.B$4801])/50" office:value-type="float" office:value="586667637.56">
            <text:p>586667638</text:p>
          </table:table-cell>
          <table:table-cell table:style-name="ce1" table:formula="of:=SUMIF([.$A$2:.$A$4801];[.$F81];[.C$2:.C$4801])/50" office:value-type="float" office:value="582523615.64">
            <text:p>582523616</text:p>
          </table:table-cell>
          <table:table-cell table:style-name="ce1" table:formula="of:=SUMIF([.$A$2:.$A$4801];[.$F81];[.D$2:.D$4801])/50" office:value-type="float" office:value="442534545.44">
            <text:p>442534545</text:p>
          </table:table-cell>
          <table:table-cell table:formula="of:=[.$M$1]*[.F81]^4" office:value-type="float" office:value="2489356800">
            <text:p>2489356800</text:p>
          </table:table-cell>
          <table:table-cell table:formula="of:=[.J81]&gt;MAX([.G81:.I81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2046">
            <text:p>382046</text:p>
          </table:table-cell>
          <table:table-cell office:value-type="float" office:value="407681">
            <text:p>407681</text:p>
          </table:table-cell>
          <table:table-cell office:value-type="float" office:value="295589">
            <text:p>295589</text:p>
          </table:table-cell>
          <table:table-cell/>
          <table:table-cell office:value-type="float" office:value="85">
            <text:p>85</text:p>
          </table:table-cell>
          <table:table-cell table:style-name="ce1" table:formula="of:=SUMIF([.$A$2:.$A$4801];[.$F82];[.B$2:.B$4801])/50" office:value-type="float" office:value="582639631.06">
            <text:p>582639631</text:p>
          </table:table-cell>
          <table:table-cell table:style-name="ce1" table:formula="of:=SUMIF([.$A$2:.$A$4801];[.$F82];[.C$2:.C$4801])/50" office:value-type="float" office:value="462441188.16">
            <text:p>462441188</text:p>
          </table:table-cell>
          <table:table-cell table:style-name="ce1" table:formula="of:=SUMIF([.$A$2:.$A$4801];[.$F82];[.D$2:.D$4801])/50" office:value-type="float" office:value="485354361.68">
            <text:p>485354362</text:p>
          </table:table-cell>
          <table:table-cell table:formula="of:=[.$M$1]*[.F82]^4" office:value-type="float" office:value="2610031250">
            <text:p>2610031250</text:p>
          </table:table-cell>
          <table:table-cell table:formula="of:=[.J82]&gt;MAX([.G82:.I82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2593">
            <text:p>342593</text:p>
          </table:table-cell>
          <table:table-cell office:value-type="float" office:value="322602">
            <text:p>322602</text:p>
          </table:table-cell>
          <table:table-cell office:value-type="float" office:value="200170">
            <text:p>200170</text:p>
          </table:table-cell>
          <table:table-cell/>
          <table:table-cell office:value-type="float" office:value="86">
            <text:p>86</text:p>
          </table:table-cell>
          <table:table-cell table:style-name="ce1" table:formula="of:=SUMIF([.$A$2:.$A$4801];[.$F83];[.B$2:.B$4801])/50" office:value-type="float" office:value="666094872.9">
            <text:p>666094873</text:p>
          </table:table-cell>
          <table:table-cell table:style-name="ce1" table:formula="of:=SUMIF([.$A$2:.$A$4801];[.$F83];[.C$2:.C$4801])/50" office:value-type="float" office:value="422266735.26">
            <text:p>422266735</text:p>
          </table:table-cell>
          <table:table-cell table:style-name="ce1" table:formula="of:=SUMIF([.$A$2:.$A$4801];[.$F83];[.D$2:.D$4801])/50" office:value-type="float" office:value="540504961.52">
            <text:p>540504962</text:p>
          </table:table-cell>
          <table:table-cell table:formula="of:=[.$M$1]*[.F83]^4" office:value-type="float" office:value="2735040800">
            <text:p>2735040800</text:p>
          </table:table-cell>
          <table:table-cell table:formula="of:=[.J83]&gt;MAX([.G83:.I83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6018">
            <text:p>246018</text:p>
          </table:table-cell>
          <table:table-cell office:value-type="float" office:value="335246">
            <text:p>335246</text:p>
          </table:table-cell>
          <table:table-cell office:value-type="float" office:value="305495">
            <text:p>305495</text:p>
          </table:table-cell>
          <table:table-cell/>
          <table:table-cell office:value-type="float" office:value="87">
            <text:p>87</text:p>
          </table:table-cell>
          <table:table-cell table:style-name="ce1" table:formula="of:=SUMIF([.$A$2:.$A$4801];[.$F84];[.B$2:.B$4801])/50" office:value-type="float" office:value="449998212.02">
            <text:p>449998212</text:p>
          </table:table-cell>
          <table:table-cell table:style-name="ce1" table:formula="of:=SUMIF([.$A$2:.$A$4801];[.$F84];[.C$2:.C$4801])/50" office:value-type="float" office:value="468235741.98">
            <text:p>468235742</text:p>
          </table:table-cell>
          <table:table-cell table:style-name="ce1" table:formula="of:=SUMIF([.$A$2:.$A$4801];[.$F84];[.D$2:.D$4801])/50" office:value-type="float" office:value="614130029.54">
            <text:p>614130030</text:p>
          </table:table-cell>
          <table:table-cell table:formula="of:=[.$M$1]*[.F84]^4" office:value-type="float" office:value="2864488050">
            <text:p>2864488050</text:p>
          </table:table-cell>
          <table:table-cell table:formula="of:=[.J84]&gt;MAX([.G84:.I84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8754">
            <text:p>378754</text:p>
          </table:table-cell>
          <table:table-cell office:value-type="float" office:value="152296">
            <text:p>152296</text:p>
          </table:table-cell>
          <table:table-cell office:value-type="float" office:value="433194">
            <text:p>433194</text:p>
          </table:table-cell>
          <table:table-cell/>
          <table:table-cell office:value-type="float" office:value="88">
            <text:p>88</text:p>
          </table:table-cell>
          <table:table-cell table:style-name="ce1" table:formula="of:=SUMIF([.$A$2:.$A$4801];[.$F85];[.B$2:.B$4801])/50" office:value-type="float" office:value="415029966.32">
            <text:p>415029966</text:p>
          </table:table-cell>
          <table:table-cell table:style-name="ce1" table:formula="of:=SUMIF([.$A$2:.$A$4801];[.$F85];[.C$2:.C$4801])/50" office:value-type="float" office:value="548070339.22">
            <text:p>548070339</text:p>
          </table:table-cell>
          <table:table-cell table:style-name="ce1" table:formula="of:=SUMIF([.$A$2:.$A$4801];[.$F85];[.D$2:.D$4801])/50" office:value-type="float" office:value="527976004.64">
            <text:p>527976005</text:p>
          </table:table-cell>
          <table:table-cell table:formula="of:=[.$M$1]*[.F85]^4" office:value-type="float" office:value="2998476800">
            <text:p>2998476800</text:p>
          </table:table-cell>
          <table:table-cell table:formula="of:=[.J85]&gt;MAX([.G85:.I85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9682">
            <text:p>129682</text:p>
          </table:table-cell>
          <table:table-cell office:value-type="float" office:value="319648">
            <text:p>319648</text:p>
          </table:table-cell>
          <table:table-cell office:value-type="float" office:value="228195">
            <text:p>228195</text:p>
          </table:table-cell>
          <table:table-cell/>
          <table:table-cell office:value-type="float" office:value="89">
            <text:p>89</text:p>
          </table:table-cell>
          <table:table-cell table:style-name="ce1" table:formula="of:=SUMIF([.$A$2:.$A$4801];[.$F86];[.B$2:.B$4801])/50" office:value-type="float" office:value="541908844.94">
            <text:p>541908845</text:p>
          </table:table-cell>
          <table:table-cell table:style-name="ce1" table:formula="of:=SUMIF([.$A$2:.$A$4801];[.$F86];[.C$2:.C$4801])/50" office:value-type="float" office:value="502889697.06">
            <text:p>502889697</text:p>
          </table:table-cell>
          <table:table-cell table:style-name="ce1" table:formula="of:=SUMIF([.$A$2:.$A$4801];[.$F86];[.D$2:.D$4801])/50" office:value-type="float" office:value="454574819">
            <text:p>454574819</text:p>
          </table:table-cell>
          <table:table-cell table:formula="of:=[.$M$1]*[.F86]^4" office:value-type="float" office:value="3137112050">
            <text:p>3137112050</text:p>
          </table:table-cell>
          <table:table-cell table:formula="of:=[.J86]&gt;MAX([.G86:.I86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6064">
            <text:p>386064</text:p>
          </table:table-cell>
          <table:table-cell office:value-type="float" office:value="226503">
            <text:p>226503</text:p>
          </table:table-cell>
          <table:table-cell office:value-type="float" office:value="651701">
            <text:p>651701</text:p>
          </table:table-cell>
          <table:table-cell/>
          <table:table-cell office:value-type="float" office:value="90">
            <text:p>90</text:p>
          </table:table-cell>
          <table:table-cell table:style-name="ce1" table:formula="of:=SUMIF([.$A$2:.$A$4801];[.$F87];[.B$2:.B$4801])/50" office:value-type="float" office:value="504372041.36">
            <text:p>504372041</text:p>
          </table:table-cell>
          <table:table-cell table:style-name="ce1" table:formula="of:=SUMIF([.$A$2:.$A$4801];[.$F87];[.C$2:.C$4801])/50" office:value-type="float" office:value="564910342.94">
            <text:p>564910343</text:p>
          </table:table-cell>
          <table:table-cell table:style-name="ce1" table:formula="of:=SUMIF([.$A$2:.$A$4801];[.$F87];[.D$2:.D$4801])/50" office:value-type="float" office:value="415117714.62">
            <text:p>415117715</text:p>
          </table:table-cell>
          <table:table-cell table:formula="of:=[.$M$1]*[.F87]^4" office:value-type="float" office:value="3280500000">
            <text:p>3280500000</text:p>
          </table:table-cell>
          <table:table-cell table:formula="of:=[.J87]&gt;MAX([.G87:.I87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8518">
            <text:p>318518</text:p>
          </table:table-cell>
          <table:table-cell office:value-type="float" office:value="212392">
            <text:p>212392</text:p>
          </table:table-cell>
          <table:table-cell office:value-type="float" office:value="173556">
            <text:p>173556</text:p>
          </table:table-cell>
          <table:table-cell/>
          <table:table-cell office:value-type="float" office:value="91">
            <text:p>91</text:p>
          </table:table-cell>
          <table:table-cell table:style-name="ce1" table:formula="of:=SUMIF([.$A$2:.$A$4801];[.$F88];[.B$2:.B$4801])/50" office:value-type="float" office:value="490200406.54">
            <text:p>490200407</text:p>
          </table:table-cell>
          <table:table-cell table:style-name="ce1" table:formula="of:=SUMIF([.$A$2:.$A$4801];[.$F88];[.C$2:.C$4801])/50" office:value-type="float" office:value="402804797.42">
            <text:p>402804797</text:p>
          </table:table-cell>
          <table:table-cell table:style-name="ce1" table:formula="of:=SUMIF([.$A$2:.$A$4801];[.$F88];[.D$2:.D$4801])/50" office:value-type="float" office:value="429632294.46">
            <text:p>429632294</text:p>
          </table:table-cell>
          <table:table-cell table:formula="of:=[.$M$1]*[.F88]^4" office:value-type="float" office:value="3428748050">
            <text:p>3428748050</text:p>
          </table:table-cell>
          <table:table-cell table:formula="of:=[.J88]&gt;MAX([.G88:.I88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8386">
            <text:p>378386</text:p>
          </table:table-cell>
          <table:table-cell office:value-type="float" office:value="449246">
            <text:p>449246</text:p>
          </table:table-cell>
          <table:table-cell office:value-type="float" office:value="413162">
            <text:p>413162</text:p>
          </table:table-cell>
          <table:table-cell/>
          <table:table-cell office:value-type="float" office:value="92">
            <text:p>92</text:p>
          </table:table-cell>
          <table:table-cell table:style-name="ce1" table:formula="of:=SUMIF([.$A$2:.$A$4801];[.$F89];[.B$2:.B$4801])/50" office:value-type="float" office:value="485943396.1">
            <text:p>485943396</text:p>
          </table:table-cell>
          <table:table-cell table:style-name="ce1" table:formula="of:=SUMIF([.$A$2:.$A$4801];[.$F89];[.C$2:.C$4801])/50" office:value-type="float" office:value="437133486.66">
            <text:p>437133487</text:p>
          </table:table-cell>
          <table:table-cell table:style-name="ce1" table:formula="of:=SUMIF([.$A$2:.$A$4801];[.$F89];[.D$2:.D$4801])/50" office:value-type="float" office:value="548777824.62">
            <text:p>548777825</text:p>
          </table:table-cell>
          <table:table-cell table:formula="of:=[.$M$1]*[.F89]^4" office:value-type="float" office:value="3581964800">
            <text:p>3581964800</text:p>
          </table:table-cell>
          <table:table-cell table:formula="of:=[.J89]&gt;MAX([.G89:.I89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4245">
            <text:p>334245</text:p>
          </table:table-cell>
          <table:table-cell office:value-type="float" office:value="315587">
            <text:p>315587</text:p>
          </table:table-cell>
          <table:table-cell office:value-type="float" office:value="441225">
            <text:p>441225</text:p>
          </table:table-cell>
          <table:table-cell/>
          <table:table-cell office:value-type="float" office:value="93">
            <text:p>93</text:p>
          </table:table-cell>
          <table:table-cell table:style-name="ce1" table:formula="of:=SUMIF([.$A$2:.$A$4801];[.$F90];[.B$2:.B$4801])/50" office:value-type="float" office:value="478224661.08">
            <text:p>478224661</text:p>
          </table:table-cell>
          <table:table-cell table:style-name="ce1" table:formula="of:=SUMIF([.$A$2:.$A$4801];[.$F90];[.C$2:.C$4801])/50" office:value-type="float" office:value="495656558.78">
            <text:p>495656559</text:p>
          </table:table-cell>
          <table:table-cell table:style-name="ce1" table:formula="of:=SUMIF([.$A$2:.$A$4801];[.$F90];[.D$2:.D$4801])/50" office:value-type="float" office:value="611080999.84">
            <text:p>611081000</text:p>
          </table:table-cell>
          <table:table-cell table:formula="of:=[.$M$1]*[.F90]^4" office:value-type="float" office:value="3740260050">
            <text:p>3740260050</text:p>
          </table:table-cell>
          <table:table-cell table:formula="of:=[.J90]&gt;MAX([.G90:.I90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84664">
            <text:p>284664</text:p>
          </table:table-cell>
          <table:table-cell office:value-type="float" office:value="341431">
            <text:p>341431</text:p>
          </table:table-cell>
          <table:table-cell office:value-type="float" office:value="217500">
            <text:p>217500</text:p>
          </table:table-cell>
          <table:table-cell/>
          <table:table-cell office:value-type="float" office:value="94">
            <text:p>94</text:p>
          </table:table-cell>
          <table:table-cell table:style-name="ce1" table:formula="of:=SUMIF([.$A$2:.$A$4801];[.$F91];[.B$2:.B$4801])/50" office:value-type="float" office:value="413713761.08">
            <text:p>413713761</text:p>
          </table:table-cell>
          <table:table-cell table:style-name="ce1" table:formula="of:=SUMIF([.$A$2:.$A$4801];[.$F91];[.C$2:.C$4801])/50" office:value-type="float" office:value="414189337.3">
            <text:p>414189337</text:p>
          </table:table-cell>
          <table:table-cell table:style-name="ce1" table:formula="of:=SUMIF([.$A$2:.$A$4801];[.$F91];[.D$2:.D$4801])/50" office:value-type="float" office:value="399361172.64">
            <text:p>399361173</text:p>
          </table:table-cell>
          <table:table-cell table:formula="of:=[.$M$1]*[.F91]^4" office:value-type="float" office:value="3903744800">
            <text:p>3903744800</text:p>
          </table:table-cell>
          <table:table-cell table:formula="of:=[.J91]&gt;MAX([.G91:.I91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4488">
            <text:p>334488</text:p>
          </table:table-cell>
          <table:table-cell office:value-type="float" office:value="396067">
            <text:p>396067</text:p>
          </table:table-cell>
          <table:table-cell office:value-type="float" office:value="484445">
            <text:p>484445</text:p>
          </table:table-cell>
          <table:table-cell/>
          <table:table-cell office:value-type="float" office:value="95">
            <text:p>95</text:p>
          </table:table-cell>
          <table:table-cell table:style-name="ce1" table:formula="of:=SUMIF([.$A$2:.$A$4801];[.$F92];[.B$2:.B$4801])/50" office:value-type="float" office:value="452889415.22">
            <text:p>452889415</text:p>
          </table:table-cell>
          <table:table-cell table:style-name="ce1" table:formula="of:=SUMIF([.$A$2:.$A$4801];[.$F92];[.C$2:.C$4801])/50" office:value-type="float" office:value="476225429.22">
            <text:p>476225429</text:p>
          </table:table-cell>
          <table:table-cell table:style-name="ce1" table:formula="of:=SUMIF([.$A$2:.$A$4801];[.$F92];[.D$2:.D$4801])/50" office:value-type="float" office:value="452869884.62">
            <text:p>452869885</text:p>
          </table:table-cell>
          <table:table-cell table:formula="of:=[.$M$1]*[.F92]^4" office:value-type="float" office:value="4072531250">
            <text:p>4072531250</text:p>
          </table:table-cell>
          <table:table-cell table:formula="of:=[.J92]&gt;MAX([.G92:.I92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1387">
            <text:p>321387</text:p>
          </table:table-cell>
          <table:table-cell office:value-type="float" office:value="345776">
            <text:p>345776</text:p>
          </table:table-cell>
          <table:table-cell office:value-type="float" office:value="476838">
            <text:p>476838</text:p>
          </table:table-cell>
          <table:table-cell/>
          <table:table-cell office:value-type="float" office:value="96">
            <text:p>96</text:p>
          </table:table-cell>
          <table:table-cell table:style-name="ce1" table:formula="of:=SUMIF([.$A$2:.$A$4801];[.$F93];[.B$2:.B$4801])/50" office:value-type="float" office:value="476604697.18">
            <text:p>476604697</text:p>
          </table:table-cell>
          <table:table-cell table:style-name="ce1" table:formula="of:=SUMIF([.$A$2:.$A$4801];[.$F93];[.C$2:.C$4801])/50" office:value-type="float" office:value="375091216.7">
            <text:p>375091217</text:p>
          </table:table-cell>
          <table:table-cell table:style-name="ce1" table:formula="of:=SUMIF([.$A$2:.$A$4801];[.$F93];[.D$2:.D$4801])/50" office:value-type="float" office:value="541339637.46">
            <text:p>541339637</text:p>
          </table:table-cell>
          <table:table-cell table:formula="of:=[.$M$1]*[.F93]^4" office:value-type="float" office:value="4246732800">
            <text:p>4246732800</text:p>
          </table:table-cell>
          <table:table-cell table:formula="of:=[.J93]&gt;MAX([.G93:.I93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1314">
            <text:p>341314</text:p>
          </table:table-cell>
          <table:table-cell office:value-type="float" office:value="443113">
            <text:p>443113</text:p>
          </table:table-cell>
          <table:table-cell office:value-type="float" office:value="261735">
            <text:p>261735</text:p>
          </table:table-cell>
          <table:table-cell/>
          <table:table-cell office:value-type="float" office:value="97">
            <text:p>97</text:p>
          </table:table-cell>
          <table:table-cell table:style-name="ce1" table:formula="of:=SUMIF([.$A$2:.$A$4801];[.$F94];[.B$2:.B$4801])/50" office:value-type="float" office:value="528126944.82">
            <text:p>528126945</text:p>
          </table:table-cell>
          <table:table-cell table:style-name="ce1" table:formula="of:=SUMIF([.$A$2:.$A$4801];[.$F94];[.C$2:.C$4801])/50" office:value-type="float" office:value="481757469.92">
            <text:p>481757470</text:p>
          </table:table-cell>
          <table:table-cell table:style-name="ce1" table:formula="of:=SUMIF([.$A$2:.$A$4801];[.$F94];[.D$2:.D$4801])/50" office:value-type="float" office:value="564604472.58">
            <text:p>564604473</text:p>
          </table:table-cell>
          <table:table-cell table:formula="of:=[.$M$1]*[.F94]^4" office:value-type="float" office:value="4426464050">
            <text:p>4426464050</text:p>
          </table:table-cell>
          <table:table-cell table:formula="of:=[.J94]&gt;MAX([.G94:.I94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6271">
            <text:p>226271</text:p>
          </table:table-cell>
          <table:table-cell office:value-type="float" office:value="368319">
            <text:p>368319</text:p>
          </table:table-cell>
          <table:table-cell office:value-type="float" office:value="448480">
            <text:p>448480</text:p>
          </table:table-cell>
          <table:table-cell/>
          <table:table-cell office:value-type="float" office:value="98">
            <text:p>98</text:p>
          </table:table-cell>
          <table:table-cell table:style-name="ce1" table:formula="of:=SUMIF([.$A$2:.$A$4801];[.$F95];[.B$2:.B$4801])/50" office:value-type="float" office:value="611425548.7">
            <text:p>611425549</text:p>
          </table:table-cell>
          <table:table-cell table:style-name="ce1" table:formula="of:=SUMIF([.$A$2:.$A$4801];[.$F95];[.C$2:.C$4801])/50" office:value-type="float" office:value="500957054.14">
            <text:p>500957054</text:p>
          </table:table-cell>
          <table:table-cell table:style-name="ce1" table:formula="of:=SUMIF([.$A$2:.$A$4801];[.$F95];[.D$2:.D$4801])/50" office:value-type="float" office:value="461868440.96">
            <text:p>461868441</text:p>
          </table:table-cell>
          <table:table-cell table:formula="of:=[.$M$1]*[.F95]^4" office:value-type="float" office:value="4611840800">
            <text:p>4611840800</text:p>
          </table:table-cell>
          <table:table-cell table:formula="of:=[.J95]&gt;MAX([.G95:.I95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4486">
            <text:p>304486</text:p>
          </table:table-cell>
          <table:table-cell office:value-type="float" office:value="346695">
            <text:p>346695</text:p>
          </table:table-cell>
          <table:table-cell office:value-type="float" office:value="319307">
            <text:p>319307</text:p>
          </table:table-cell>
          <table:table-cell/>
          <table:table-cell office:value-type="float" office:value="99">
            <text:p>99</text:p>
          </table:table-cell>
          <table:table-cell table:style-name="ce1" table:formula="of:=SUMIF([.$A$2:.$A$4801];[.$F96];[.B$2:.B$4801])/50" office:value-type="float" office:value="460205075.92">
            <text:p>460205076</text:p>
          </table:table-cell>
          <table:table-cell table:style-name="ce1" table:formula="of:=SUMIF([.$A$2:.$A$4801];[.$F96];[.C$2:.C$4801])/50" office:value-type="float" office:value="458245170.92">
            <text:p>458245171</text:p>
          </table:table-cell>
          <table:table-cell table:style-name="ce1" table:formula="of:=SUMIF([.$A$2:.$A$4801];[.$F96];[.D$2:.D$4801])/50" office:value-type="float" office:value="491477062.42">
            <text:p>491477062</text:p>
          </table:table-cell>
          <table:table-cell table:formula="of:=[.$M$1]*[.F96]^4" office:value-type="float" office:value="4802980050">
            <text:p>4802980050</text:p>
          </table:table-cell>
          <table:table-cell table:formula="of:=[.J96]&gt;MAX([.G96:.I96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6347">
            <text:p>276347</text:p>
          </table:table-cell>
          <table:table-cell office:value-type="float" office:value="295675">
            <text:p>295675</text:p>
          </table:table-cell>
          <table:table-cell office:value-type="float" office:value="522171">
            <text:p>522171</text:p>
          </table:table-cell>
          <table:table-cell/>
          <table:table-cell office:value-type="float" office:value="100">
            <text:p>100</text:p>
          </table:table-cell>
          <table:table-cell table:style-name="ce1" table:formula="of:=SUMIF([.$A$2:.$A$4801];[.$F97];[.B$2:.B$4801])/50" office:value-type="float" office:value="441837227.1">
            <text:p>441837227</text:p>
          </table:table-cell>
          <table:table-cell table:style-name="ce1" table:formula="of:=SUMIF([.$A$2:.$A$4801];[.$F97];[.C$2:.C$4801])/50" office:value-type="float" office:value="465245571.64">
            <text:p>465245572</text:p>
          </table:table-cell>
          <table:table-cell table:style-name="ce1" table:formula="of:=SUMIF([.$A$2:.$A$4801];[.$F97];[.D$2:.D$4801])/50" office:value-type="float" office:value="505400450.12">
            <text:p>505400450</text:p>
          </table:table-cell>
          <table:table-cell table:formula="of:=[.$M$1]*[.F97]^4" office:value-type="float" office:value="5000000000">
            <text:p>5000000000</text:p>
          </table:table-cell>
          <table:table-cell table:formula="of:=[.J97]&gt;MAX([.G97:.I97])" office:value-type="boolean" office:boolean-value="true">
            <text:p>VERDADERO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5603">
            <text:p>345603</text:p>
          </table:table-cell>
          <table:table-cell office:value-type="float" office:value="202889">
            <text:p>202889</text:p>
          </table:table-cell>
          <table:table-cell office:value-type="float" office:value="468081">
            <text:p>468081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3723">
            <text:p>293723</text:p>
          </table:table-cell>
          <table:table-cell office:value-type="float" office:value="316550">
            <text:p>316550</text:p>
          </table:table-cell>
          <table:table-cell office:value-type="float" office:value="556059">
            <text:p>556059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483906">
            <text:p>1483906</text:p>
          </table:table-cell>
          <table:table-cell office:value-type="float" office:value="241123">
            <text:p>241123</text:p>
          </table:table-cell>
          <table:table-cell office:value-type="float" office:value="300116">
            <text:p>300116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3724">
            <text:p>333724</text:p>
          </table:table-cell>
          <table:table-cell office:value-type="float" office:value="226462">
            <text:p>226462</text:p>
          </table:table-cell>
          <table:table-cell office:value-type="float" office:value="415370">
            <text:p>415370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11073">
            <text:p>511073</text:p>
          </table:table-cell>
          <table:table-cell office:value-type="float" office:value="635362">
            <text:p>635362</text:p>
          </table:table-cell>
          <table:table-cell office:value-type="float" office:value="663929">
            <text:p>663929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03634">
            <text:p>303634</text:p>
          </table:table-cell>
          <table:table-cell office:value-type="float" office:value="606071">
            <text:p>606071</text:p>
          </table:table-cell>
          <table:table-cell office:value-type="float" office:value="1145860">
            <text:p>1145860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3113">
            <text:p>403113</text:p>
          </table:table-cell>
          <table:table-cell office:value-type="float" office:value="198602">
            <text:p>198602</text:p>
          </table:table-cell>
          <table:table-cell office:value-type="float" office:value="473739">
            <text:p>473739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31515">
            <text:p>931515</text:p>
          </table:table-cell>
          <table:table-cell office:value-type="float" office:value="743777">
            <text:p>743777</text:p>
          </table:table-cell>
          <table:table-cell office:value-type="float" office:value="526642">
            <text:p>526642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3469">
            <text:p>573469</text:p>
          </table:table-cell>
          <table:table-cell office:value-type="float" office:value="920143">
            <text:p>920143</text:p>
          </table:table-cell>
          <table:table-cell office:value-type="float" office:value="479964">
            <text:p>479964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9370">
            <text:p>539370</text:p>
          </table:table-cell>
          <table:table-cell office:value-type="float" office:value="548986">
            <text:p>548986</text:p>
          </table:table-cell>
          <table:table-cell office:value-type="float" office:value="713786">
            <text:p>713786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40613">
            <text:p>840613</text:p>
          </table:table-cell>
          <table:table-cell office:value-type="float" office:value="844364">
            <text:p>844364</text:p>
          </table:table-cell>
          <table:table-cell office:value-type="float" office:value="565657">
            <text:p>56565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14336">
            <text:p>514336</text:p>
          </table:table-cell>
          <table:table-cell office:value-type="float" office:value="987329">
            <text:p>987329</text:p>
          </table:table-cell>
          <table:table-cell office:value-type="float" office:value="543526">
            <text:p>543526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7620">
            <text:p>647620</text:p>
          </table:table-cell>
          <table:table-cell office:value-type="float" office:value="549243">
            <text:p>549243</text:p>
          </table:table-cell>
          <table:table-cell office:value-type="float" office:value="736932">
            <text:p>736932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4508">
            <text:p>604508</text:p>
          </table:table-cell>
          <table:table-cell office:value-type="float" office:value="434931">
            <text:p>434931</text:p>
          </table:table-cell>
          <table:table-cell office:value-type="float" office:value="721158">
            <text:p>721158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81375">
            <text:p>781375</text:p>
          </table:table-cell>
          <table:table-cell office:value-type="float" office:value="509582">
            <text:p>509582</text:p>
          </table:table-cell>
          <table:table-cell office:value-type="float" office:value="339893">
            <text:p>339893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36111">
            <text:p>336111</text:p>
          </table:table-cell>
          <table:table-cell office:value-type="float" office:value="518814">
            <text:p>518814</text:p>
          </table:table-cell>
          <table:table-cell office:value-type="float" office:value="755785">
            <text:p>755785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5990">
            <text:p>605990</text:p>
          </table:table-cell>
          <table:table-cell office:value-type="float" office:value="650604">
            <text:p>650604</text:p>
          </table:table-cell>
          <table:table-cell office:value-type="float" office:value="432369">
            <text:p>432369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41870">
            <text:p>341870</text:p>
          </table:table-cell>
          <table:table-cell office:value-type="float" office:value="587830">
            <text:p>587830</text:p>
          </table:table-cell>
          <table:table-cell office:value-type="float" office:value="515873">
            <text:p>515873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79054">
            <text:p>679054</text:p>
          </table:table-cell>
          <table:table-cell office:value-type="float" office:value="629422">
            <text:p>629422</text:p>
          </table:table-cell>
          <table:table-cell office:value-type="float" office:value="694745">
            <text:p>694745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87818">
            <text:p>587818</text:p>
          </table:table-cell>
          <table:table-cell office:value-type="float" office:value="652190">
            <text:p>652190</text:p>
          </table:table-cell>
          <table:table-cell office:value-type="float" office:value="533223">
            <text:p>533223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23609">
            <text:p>923609</text:p>
          </table:table-cell>
          <table:table-cell office:value-type="float" office:value="920838">
            <text:p>920838</text:p>
          </table:table-cell>
          <table:table-cell office:value-type="float" office:value="321117">
            <text:p>32111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63011">
            <text:p>563011</text:p>
          </table:table-cell>
          <table:table-cell office:value-type="float" office:value="1249132">
            <text:p>1249132</text:p>
          </table:table-cell>
          <table:table-cell office:value-type="float" office:value="581973">
            <text:p>581973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21368">
            <text:p>321368</text:p>
          </table:table-cell>
          <table:table-cell office:value-type="float" office:value="1556614">
            <text:p>1556614</text:p>
          </table:table-cell>
          <table:table-cell office:value-type="float" office:value="427674">
            <text:p>427674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50875">
            <text:p>1550875</text:p>
          </table:table-cell>
          <table:table-cell office:value-type="float" office:value="1177389">
            <text:p>1177389</text:p>
          </table:table-cell>
          <table:table-cell office:value-type="float" office:value="506192">
            <text:p>506192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7890">
            <text:p>657890</text:p>
          </table:table-cell>
          <table:table-cell office:value-type="float" office:value="1147075">
            <text:p>1147075</text:p>
          </table:table-cell>
          <table:table-cell office:value-type="float" office:value="747597">
            <text:p>74759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5879">
            <text:p>535879</text:p>
          </table:table-cell>
          <table:table-cell office:value-type="float" office:value="506842">
            <text:p>506842</text:p>
          </table:table-cell>
          <table:table-cell office:value-type="float" office:value="578804">
            <text:p>578804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2413">
            <text:p>392413</text:p>
          </table:table-cell>
          <table:table-cell office:value-type="float" office:value="616279">
            <text:p>616279</text:p>
          </table:table-cell>
          <table:table-cell office:value-type="float" office:value="621557">
            <text:p>62155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4451">
            <text:p>644451</text:p>
          </table:table-cell>
          <table:table-cell office:value-type="float" office:value="655220">
            <text:p>655220</text:p>
          </table:table-cell>
          <table:table-cell office:value-type="float" office:value="852356">
            <text:p>852356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8669">
            <text:p>658669</text:p>
          </table:table-cell>
          <table:table-cell office:value-type="float" office:value="807335">
            <text:p>807335</text:p>
          </table:table-cell>
          <table:table-cell office:value-type="float" office:value="558896">
            <text:p>558896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7986">
            <text:p>577986</text:p>
          </table:table-cell>
          <table:table-cell office:value-type="float" office:value="325546">
            <text:p>325546</text:p>
          </table:table-cell>
          <table:table-cell office:value-type="float" office:value="367309">
            <text:p>367309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0038">
            <text:p>530038</text:p>
          </table:table-cell>
          <table:table-cell office:value-type="float" office:value="344772">
            <text:p>344772</text:p>
          </table:table-cell>
          <table:table-cell office:value-type="float" office:value="583989">
            <text:p>583989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1610">
            <text:p>601610</text:p>
          </table:table-cell>
          <table:table-cell office:value-type="float" office:value="579659">
            <text:p>579659</text:p>
          </table:table-cell>
          <table:table-cell office:value-type="float" office:value="468247">
            <text:p>46824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1794">
            <text:p>651794</text:p>
          </table:table-cell>
          <table:table-cell office:value-type="float" office:value="770142">
            <text:p>770142</text:p>
          </table:table-cell>
          <table:table-cell office:value-type="float" office:value="734046">
            <text:p>734046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71069">
            <text:p>1371069</text:p>
          </table:table-cell>
          <table:table-cell office:value-type="float" office:value="979058">
            <text:p>979058</text:p>
          </table:table-cell>
          <table:table-cell office:value-type="float" office:value="605367">
            <text:p>60536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36548">
            <text:p>636548</text:p>
          </table:table-cell>
          <table:table-cell office:value-type="float" office:value="761849">
            <text:p>761849</text:p>
          </table:table-cell>
          <table:table-cell office:value-type="float" office:value="241269">
            <text:p>241269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32393">
            <text:p>332393</text:p>
          </table:table-cell>
          <table:table-cell office:value-type="float" office:value="666846">
            <text:p>666846</text:p>
          </table:table-cell>
          <table:table-cell office:value-type="float" office:value="767032">
            <text:p>767032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02210">
            <text:p>702210</text:p>
          </table:table-cell>
          <table:table-cell office:value-type="float" office:value="477898">
            <text:p>477898</text:p>
          </table:table-cell>
          <table:table-cell office:value-type="float" office:value="1337916">
            <text:p>1337916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85726">
            <text:p>585726</text:p>
          </table:table-cell>
          <table:table-cell office:value-type="float" office:value="607262">
            <text:p>607262</text:p>
          </table:table-cell>
          <table:table-cell office:value-type="float" office:value="678464">
            <text:p>678464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0813">
            <text:p>600813</text:p>
          </table:table-cell>
          <table:table-cell office:value-type="float" office:value="872981">
            <text:p>872981</text:p>
          </table:table-cell>
          <table:table-cell office:value-type="float" office:value="671441">
            <text:p>671441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87285">
            <text:p>687285</text:p>
          </table:table-cell>
          <table:table-cell office:value-type="float" office:value="649771">
            <text:p>649771</text:p>
          </table:table-cell>
          <table:table-cell office:value-type="float" office:value="288738">
            <text:p>288738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91268">
            <text:p>691268</text:p>
          </table:table-cell>
          <table:table-cell office:value-type="float" office:value="339442">
            <text:p>339442</text:p>
          </table:table-cell>
          <table:table-cell office:value-type="float" office:value="712039">
            <text:p>712039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05865">
            <text:p>1305865</text:p>
          </table:table-cell>
          <table:table-cell office:value-type="float" office:value="587742">
            <text:p>587742</text:p>
          </table:table-cell>
          <table:table-cell office:value-type="float" office:value="629486">
            <text:p>629486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5448">
            <text:p>525448</text:p>
          </table:table-cell>
          <table:table-cell office:value-type="float" office:value="610455">
            <text:p>610455</text:p>
          </table:table-cell>
          <table:table-cell office:value-type="float" office:value="517093">
            <text:p>517093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10579">
            <text:p>310579</text:p>
          </table:table-cell>
          <table:table-cell office:value-type="float" office:value="621347">
            <text:p>621347</text:p>
          </table:table-cell>
          <table:table-cell office:value-type="float" office:value="700258">
            <text:p>700258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39311">
            <text:p>439311</text:p>
          </table:table-cell>
          <table:table-cell office:value-type="float" office:value="702086">
            <text:p>702086</text:p>
          </table:table-cell>
          <table:table-cell office:value-type="float" office:value="400827">
            <text:p>40082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6655">
            <text:p>646655</text:p>
          </table:table-cell>
          <table:table-cell office:value-type="float" office:value="500591">
            <text:p>500591</text:p>
          </table:table-cell>
          <table:table-cell office:value-type="float" office:value="1181654">
            <text:p>1181654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3094">
            <text:p>643094</text:p>
          </table:table-cell>
          <table:table-cell office:value-type="float" office:value="523529">
            <text:p>523529</text:p>
          </table:table-cell>
          <table:table-cell office:value-type="float" office:value="1169031">
            <text:p>1169031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4069">
            <text:p>524069</text:p>
          </table:table-cell>
          <table:table-cell office:value-type="float" office:value="706927">
            <text:p>706927</text:p>
          </table:table-cell>
          <table:table-cell office:value-type="float" office:value="522344">
            <text:p>522344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3911">
            <text:p>603911</text:p>
          </table:table-cell>
          <table:table-cell office:value-type="float" office:value="810702">
            <text:p>810702</text:p>
          </table:table-cell>
          <table:table-cell office:value-type="float" office:value="474435">
            <text:p>474435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74156">
            <text:p>474156</text:p>
          </table:table-cell>
          <table:table-cell office:value-type="float" office:value="566620">
            <text:p>566620</text:p>
          </table:table-cell>
          <table:table-cell office:value-type="float" office:value="449445">
            <text:p>449445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4295">
            <text:p>454295</text:p>
          </table:table-cell>
          <table:table-cell office:value-type="float" office:value="640434">
            <text:p>640434</text:p>
          </table:table-cell>
          <table:table-cell office:value-type="float" office:value="464745">
            <text:p>464745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1877">
            <text:p>521877</text:p>
          </table:table-cell>
          <table:table-cell office:value-type="float" office:value="699511">
            <text:p>699511</text:p>
          </table:table-cell>
          <table:table-cell office:value-type="float" office:value="598125">
            <text:p>598125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64272">
            <text:p>664272</text:p>
          </table:table-cell>
          <table:table-cell office:value-type="float" office:value="520855">
            <text:p>520855</text:p>
          </table:table-cell>
          <table:table-cell office:value-type="float" office:value="571960">
            <text:p>571960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12843">
            <text:p>312843</text:p>
          </table:table-cell>
          <table:table-cell office:value-type="float" office:value="545826">
            <text:p>545826</text:p>
          </table:table-cell>
          <table:table-cell office:value-type="float" office:value="692589">
            <text:p>692589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83597">
            <text:p>783597</text:p>
          </table:table-cell>
          <table:table-cell office:value-type="float" office:value="1450610">
            <text:p>1450610</text:p>
          </table:table-cell>
          <table:table-cell office:value-type="float" office:value="1066026">
            <text:p>106602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8979">
            <text:p>548979</text:p>
          </table:table-cell>
          <table:table-cell office:value-type="float" office:value="898435">
            <text:p>898435</text:p>
          </table:table-cell>
          <table:table-cell office:value-type="float" office:value="1036652">
            <text:p>1036652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14360">
            <text:p>1014360</text:p>
          </table:table-cell>
          <table:table-cell office:value-type="float" office:value="1430637">
            <text:p>1430637</text:p>
          </table:table-cell>
          <table:table-cell office:value-type="float" office:value="1014698">
            <text:p>1014698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31272">
            <text:p>931272</text:p>
          </table:table-cell>
          <table:table-cell office:value-type="float" office:value="1184230">
            <text:p>1184230</text:p>
          </table:table-cell>
          <table:table-cell office:value-type="float" office:value="624971">
            <text:p>624971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01555">
            <text:p>1101555</text:p>
          </table:table-cell>
          <table:table-cell office:value-type="float" office:value="1536447">
            <text:p>1536447</text:p>
          </table:table-cell>
          <table:table-cell office:value-type="float" office:value="993591">
            <text:p>993591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2344">
            <text:p>732344</text:p>
          </table:table-cell>
          <table:table-cell office:value-type="float" office:value="1275938">
            <text:p>1275938</text:p>
          </table:table-cell>
          <table:table-cell office:value-type="float" office:value="582448">
            <text:p>582448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78265">
            <text:p>1178265</text:p>
          </table:table-cell>
          <table:table-cell office:value-type="float" office:value="866088">
            <text:p>866088</text:p>
          </table:table-cell>
          <table:table-cell office:value-type="float" office:value="603526">
            <text:p>60352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6025">
            <text:p>546025</text:p>
          </table:table-cell>
          <table:table-cell office:value-type="float" office:value="1076026">
            <text:p>1076026</text:p>
          </table:table-cell>
          <table:table-cell office:value-type="float" office:value="1105157">
            <text:p>1105157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07542">
            <text:p>707542</text:p>
          </table:table-cell>
          <table:table-cell office:value-type="float" office:value="874810">
            <text:p>874810</text:p>
          </table:table-cell>
          <table:table-cell office:value-type="float" office:value="579883">
            <text:p>579883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9040">
            <text:p>809040</text:p>
          </table:table-cell>
          <table:table-cell office:value-type="float" office:value="1277085">
            <text:p>1277085</text:p>
          </table:table-cell>
          <table:table-cell office:value-type="float" office:value="625813">
            <text:p>625813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03526">
            <text:p>903526</text:p>
          </table:table-cell>
          <table:table-cell office:value-type="float" office:value="1096523">
            <text:p>1096523</text:p>
          </table:table-cell>
          <table:table-cell office:value-type="float" office:value="1489507">
            <text:p>1489507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47204">
            <text:p>947204</text:p>
          </table:table-cell>
          <table:table-cell office:value-type="float" office:value="1843649">
            <text:p>1843649</text:p>
          </table:table-cell>
          <table:table-cell office:value-type="float" office:value="704102">
            <text:p>704102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80309">
            <text:p>1780309</text:p>
          </table:table-cell>
          <table:table-cell office:value-type="float" office:value="577076">
            <text:p>577076</text:p>
          </table:table-cell>
          <table:table-cell office:value-type="float" office:value="949857">
            <text:p>949857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66382">
            <text:p>866382</text:p>
          </table:table-cell>
          <table:table-cell office:value-type="float" office:value="1710504">
            <text:p>1710504</text:p>
          </table:table-cell>
          <table:table-cell office:value-type="float" office:value="520622">
            <text:p>520622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3659">
            <text:p>433659</text:p>
          </table:table-cell>
          <table:table-cell office:value-type="float" office:value="1316024">
            <text:p>1316024</text:p>
          </table:table-cell>
          <table:table-cell office:value-type="float" office:value="1523752">
            <text:p>1523752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70907">
            <text:p>870907</text:p>
          </table:table-cell>
          <table:table-cell office:value-type="float" office:value="1512364">
            <text:p>1512364</text:p>
          </table:table-cell>
          <table:table-cell office:value-type="float" office:value="1762334">
            <text:p>1762334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1405">
            <text:p>1001405</text:p>
          </table:table-cell>
          <table:table-cell office:value-type="float" office:value="749691">
            <text:p>749691</text:p>
          </table:table-cell>
          <table:table-cell office:value-type="float" office:value="2358306">
            <text:p>235830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7283">
            <text:p>837283</text:p>
          </table:table-cell>
          <table:table-cell office:value-type="float" office:value="2530510">
            <text:p>2530510</text:p>
          </table:table-cell>
          <table:table-cell office:value-type="float" office:value="1708984">
            <text:p>1708984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9302">
            <text:p>839302</text:p>
          </table:table-cell>
          <table:table-cell office:value-type="float" office:value="711259">
            <text:p>711259</text:p>
          </table:table-cell>
          <table:table-cell office:value-type="float" office:value="1607161">
            <text:p>1607161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54353">
            <text:p>854353</text:p>
          </table:table-cell>
          <table:table-cell office:value-type="float" office:value="1208171">
            <text:p>1208171</text:p>
          </table:table-cell>
          <table:table-cell office:value-type="float" office:value="794875">
            <text:p>794875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14450">
            <text:p>714450</text:p>
          </table:table-cell>
          <table:table-cell office:value-type="float" office:value="984247">
            <text:p>984247</text:p>
          </table:table-cell>
          <table:table-cell office:value-type="float" office:value="1009506">
            <text:p>100950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99125">
            <text:p>1399125</text:p>
          </table:table-cell>
          <table:table-cell office:value-type="float" office:value="1760878">
            <text:p>1760878</text:p>
          </table:table-cell>
          <table:table-cell office:value-type="float" office:value="680363">
            <text:p>680363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90099">
            <text:p>990099</text:p>
          </table:table-cell>
          <table:table-cell office:value-type="float" office:value="975832">
            <text:p>975832</text:p>
          </table:table-cell>
          <table:table-cell office:value-type="float" office:value="2115727">
            <text:p>2115727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96173">
            <text:p>1096173</text:p>
          </table:table-cell>
          <table:table-cell office:value-type="float" office:value="1190412">
            <text:p>1190412</text:p>
          </table:table-cell>
          <table:table-cell office:value-type="float" office:value="1532142">
            <text:p>1532142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28358">
            <text:p>728358</text:p>
          </table:table-cell>
          <table:table-cell office:value-type="float" office:value="890028">
            <text:p>890028</text:p>
          </table:table-cell>
          <table:table-cell office:value-type="float" office:value="875131">
            <text:p>875131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99270">
            <text:p>699270</text:p>
          </table:table-cell>
          <table:table-cell office:value-type="float" office:value="1077994">
            <text:p>1077994</text:p>
          </table:table-cell>
          <table:table-cell office:value-type="float" office:value="809087">
            <text:p>809087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46181">
            <text:p>1046181</text:p>
          </table:table-cell>
          <table:table-cell office:value-type="float" office:value="803756">
            <text:p>803756</text:p>
          </table:table-cell>
          <table:table-cell office:value-type="float" office:value="1016245">
            <text:p>1016245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4535">
            <text:p>654535</text:p>
          </table:table-cell>
          <table:table-cell office:value-type="float" office:value="1293018">
            <text:p>1293018</text:p>
          </table:table-cell>
          <table:table-cell office:value-type="float" office:value="902426">
            <text:p>90242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6922">
            <text:p>1006922</text:p>
          </table:table-cell>
          <table:table-cell office:value-type="float" office:value="1000953">
            <text:p>1000953</text:p>
          </table:table-cell>
          <table:table-cell office:value-type="float" office:value="1168906">
            <text:p>116890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72065">
            <text:p>672065</text:p>
          </table:table-cell>
          <table:table-cell office:value-type="float" office:value="980688">
            <text:p>980688</text:p>
          </table:table-cell>
          <table:table-cell office:value-type="float" office:value="898966">
            <text:p>89896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2432">
            <text:p>602432</text:p>
          </table:table-cell>
          <table:table-cell office:value-type="float" office:value="962249">
            <text:p>962249</text:p>
          </table:table-cell>
          <table:table-cell office:value-type="float" office:value="946249">
            <text:p>946249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45133">
            <text:p>1345133</text:p>
          </table:table-cell>
          <table:table-cell office:value-type="float" office:value="1103549">
            <text:p>1103549</text:p>
          </table:table-cell>
          <table:table-cell office:value-type="float" office:value="1092831">
            <text:p>1092831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43397">
            <text:p>643397</text:p>
          </table:table-cell>
          <table:table-cell office:value-type="float" office:value="752551">
            <text:p>752551</text:p>
          </table:table-cell>
          <table:table-cell office:value-type="float" office:value="846832">
            <text:p>846832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57236">
            <text:p>957236</text:p>
          </table:table-cell>
          <table:table-cell office:value-type="float" office:value="1549003">
            <text:p>1549003</text:p>
          </table:table-cell>
          <table:table-cell office:value-type="float" office:value="1396316">
            <text:p>139631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91507">
            <text:p>891507</text:p>
          </table:table-cell>
          <table:table-cell office:value-type="float" office:value="1169450">
            <text:p>1169450</text:p>
          </table:table-cell>
          <table:table-cell office:value-type="float" office:value="728174">
            <text:p>728174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52196">
            <text:p>952196</text:p>
          </table:table-cell>
          <table:table-cell office:value-type="float" office:value="715020">
            <text:p>715020</text:p>
          </table:table-cell>
          <table:table-cell office:value-type="float" office:value="1157330">
            <text:p>1157330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32171">
            <text:p>1032171</text:p>
          </table:table-cell>
          <table:table-cell office:value-type="float" office:value="980058">
            <text:p>980058</text:p>
          </table:table-cell>
          <table:table-cell office:value-type="float" office:value="813112">
            <text:p>813112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2283">
            <text:p>802283</text:p>
          </table:table-cell>
          <table:table-cell office:value-type="float" office:value="870845">
            <text:p>870845</text:p>
          </table:table-cell>
          <table:table-cell office:value-type="float" office:value="659477">
            <text:p>659477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28314">
            <text:p>828314</text:p>
          </table:table-cell>
          <table:table-cell office:value-type="float" office:value="957273">
            <text:p>957273</text:p>
          </table:table-cell>
          <table:table-cell office:value-type="float" office:value="1301376">
            <text:p>130137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37351">
            <text:p>637351</text:p>
          </table:table-cell>
          <table:table-cell office:value-type="float" office:value="487211">
            <text:p>487211</text:p>
          </table:table-cell>
          <table:table-cell office:value-type="float" office:value="836759">
            <text:p>836759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91613">
            <text:p>791613</text:p>
          </table:table-cell>
          <table:table-cell office:value-type="float" office:value="472325">
            <text:p>472325</text:p>
          </table:table-cell>
          <table:table-cell office:value-type="float" office:value="1838406">
            <text:p>183840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72485">
            <text:p>1272485</text:p>
          </table:table-cell>
          <table:table-cell office:value-type="float" office:value="1016965">
            <text:p>1016965</text:p>
          </table:table-cell>
          <table:table-cell office:value-type="float" office:value="2753435">
            <text:p>2753435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61675">
            <text:p>1061675</text:p>
          </table:table-cell>
          <table:table-cell office:value-type="float" office:value="837281">
            <text:p>837281</text:p>
          </table:table-cell>
          <table:table-cell office:value-type="float" office:value="953258">
            <text:p>953258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4677">
            <text:p>974677</text:p>
          </table:table-cell>
          <table:table-cell office:value-type="float" office:value="561926">
            <text:p>561926</text:p>
          </table:table-cell>
          <table:table-cell office:value-type="float" office:value="935060">
            <text:p>935060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19298">
            <text:p>919298</text:p>
          </table:table-cell>
          <table:table-cell office:value-type="float" office:value="721499">
            <text:p>721499</text:p>
          </table:table-cell>
          <table:table-cell office:value-type="float" office:value="1072720">
            <text:p>1072720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77211">
            <text:p>677211</text:p>
          </table:table-cell>
          <table:table-cell office:value-type="float" office:value="1180266">
            <text:p>1180266</text:p>
          </table:table-cell>
          <table:table-cell office:value-type="float" office:value="521598">
            <text:p>521598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0672">
            <text:p>800672</text:p>
          </table:table-cell>
          <table:table-cell office:value-type="float" office:value="720815">
            <text:p>720815</text:p>
          </table:table-cell>
          <table:table-cell office:value-type="float" office:value="1375654">
            <text:p>1375654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4774">
            <text:p>484774</text:p>
          </table:table-cell>
          <table:table-cell office:value-type="float" office:value="1355058">
            <text:p>1355058</text:p>
          </table:table-cell>
          <table:table-cell office:value-type="float" office:value="459410">
            <text:p>459410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68249">
            <text:p>1568249</text:p>
          </table:table-cell>
          <table:table-cell office:value-type="float" office:value="1070080">
            <text:p>1070080</text:p>
          </table:table-cell>
          <table:table-cell office:value-type="float" office:value="1906377">
            <text:p>1906377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87415">
            <text:p>987415</text:p>
          </table:table-cell>
          <table:table-cell office:value-type="float" office:value="927763">
            <text:p>927763</text:p>
          </table:table-cell>
          <table:table-cell office:value-type="float" office:value="2255284">
            <text:p>2255284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03871">
            <text:p>1403871</text:p>
          </table:table-cell>
          <table:table-cell office:value-type="float" office:value="1568486">
            <text:p>1568486</text:p>
          </table:table-cell>
          <table:table-cell office:value-type="float" office:value="3042429">
            <text:p>3042429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77350">
            <text:p>877350</text:p>
          </table:table-cell>
          <table:table-cell office:value-type="float" office:value="1657850">
            <text:p>1657850</text:p>
          </table:table-cell>
          <table:table-cell office:value-type="float" office:value="1982510">
            <text:p>1982510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94484">
            <text:p>1594484</text:p>
          </table:table-cell>
          <table:table-cell office:value-type="float" office:value="2103160">
            <text:p>2103160</text:p>
          </table:table-cell>
          <table:table-cell office:value-type="float" office:value="3400714">
            <text:p>3400714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03949">
            <text:p>1403949</text:p>
          </table:table-cell>
          <table:table-cell office:value-type="float" office:value="1164116">
            <text:p>1164116</text:p>
          </table:table-cell>
          <table:table-cell office:value-type="float" office:value="2050001">
            <text:p>2050001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20020">
            <text:p>720020</text:p>
          </table:table-cell>
          <table:table-cell office:value-type="float" office:value="1542050">
            <text:p>1542050</text:p>
          </table:table-cell>
          <table:table-cell office:value-type="float" office:value="1971077">
            <text:p>1971077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71853">
            <text:p>1471853</text:p>
          </table:table-cell>
          <table:table-cell office:value-type="float" office:value="1440835">
            <text:p>1440835</text:p>
          </table:table-cell>
          <table:table-cell office:value-type="float" office:value="3247732">
            <text:p>3247732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90117">
            <text:p>1590117</text:p>
          </table:table-cell>
          <table:table-cell office:value-type="float" office:value="2715314">
            <text:p>2715314</text:p>
          </table:table-cell>
          <table:table-cell office:value-type="float" office:value="1505623">
            <text:p>1505623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65755">
            <text:p>2565755</text:p>
          </table:table-cell>
          <table:table-cell office:value-type="float" office:value="1476551">
            <text:p>1476551</text:p>
          </table:table-cell>
          <table:table-cell office:value-type="float" office:value="1846742">
            <text:p>1846742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83366">
            <text:p>1683366</text:p>
          </table:table-cell>
          <table:table-cell office:value-type="float" office:value="1982416">
            <text:p>1982416</text:p>
          </table:table-cell>
          <table:table-cell office:value-type="float" office:value="2421364">
            <text:p>2421364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29139">
            <text:p>1529139</text:p>
          </table:table-cell>
          <table:table-cell office:value-type="float" office:value="1423774">
            <text:p>1423774</text:p>
          </table:table-cell>
          <table:table-cell office:value-type="float" office:value="4062845">
            <text:p>4062845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72966">
            <text:p>2072966</text:p>
          </table:table-cell>
          <table:table-cell office:value-type="float" office:value="1824403">
            <text:p>1824403</text:p>
          </table:table-cell>
          <table:table-cell office:value-type="float" office:value="2228642">
            <text:p>2228642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63034">
            <text:p>2063034</text:p>
          </table:table-cell>
          <table:table-cell office:value-type="float" office:value="1234635">
            <text:p>1234635</text:p>
          </table:table-cell>
          <table:table-cell office:value-type="float" office:value="1878285">
            <text:p>1878285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79644">
            <text:p>779644</text:p>
          </table:table-cell>
          <table:table-cell office:value-type="float" office:value="1139222">
            <text:p>1139222</text:p>
          </table:table-cell>
          <table:table-cell office:value-type="float" office:value="3084666">
            <text:p>3084666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00856">
            <text:p>1300856</text:p>
          </table:table-cell>
          <table:table-cell office:value-type="float" office:value="1310206">
            <text:p>1310206</text:p>
          </table:table-cell>
          <table:table-cell office:value-type="float" office:value="2303488">
            <text:p>2303488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85079">
            <text:p>1285079</text:p>
          </table:table-cell>
          <table:table-cell office:value-type="float" office:value="1140940">
            <text:p>1140940</text:p>
          </table:table-cell>
          <table:table-cell office:value-type="float" office:value="2468243">
            <text:p>2468243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11023">
            <text:p>1811023</text:p>
          </table:table-cell>
          <table:table-cell office:value-type="float" office:value="1646710">
            <text:p>1646710</text:p>
          </table:table-cell>
          <table:table-cell office:value-type="float" office:value="2801390">
            <text:p>2801390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06637">
            <text:p>1406637</text:p>
          </table:table-cell>
          <table:table-cell office:value-type="float" office:value="1671415">
            <text:p>1671415</text:p>
          </table:table-cell>
          <table:table-cell office:value-type="float" office:value="1869248">
            <text:p>1869248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47230">
            <text:p>1947230</text:p>
          </table:table-cell>
          <table:table-cell office:value-type="float" office:value="944990">
            <text:p>944990</text:p>
          </table:table-cell>
          <table:table-cell office:value-type="float" office:value="2976822">
            <text:p>2976822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12512">
            <text:p>2812512</text:p>
          </table:table-cell>
          <table:table-cell office:value-type="float" office:value="854495">
            <text:p>854495</text:p>
          </table:table-cell>
          <table:table-cell office:value-type="float" office:value="1621861">
            <text:p>1621861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55696">
            <text:p>1455696</text:p>
          </table:table-cell>
          <table:table-cell office:value-type="float" office:value="898642">
            <text:p>898642</text:p>
          </table:table-cell>
          <table:table-cell office:value-type="float" office:value="2511071">
            <text:p>2511071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95311">
            <text:p>1495311</text:p>
          </table:table-cell>
          <table:table-cell office:value-type="float" office:value="1293474">
            <text:p>1293474</text:p>
          </table:table-cell>
          <table:table-cell office:value-type="float" office:value="1334091">
            <text:p>1334091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50506">
            <text:p>1150506</text:p>
          </table:table-cell>
          <table:table-cell office:value-type="float" office:value="1172576">
            <text:p>1172576</text:p>
          </table:table-cell>
          <table:table-cell office:value-type="float" office:value="901194">
            <text:p>901194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13831">
            <text:p>1313831</text:p>
          </table:table-cell>
          <table:table-cell office:value-type="float" office:value="1897388">
            <text:p>1897388</text:p>
          </table:table-cell>
          <table:table-cell office:value-type="float" office:value="1272424">
            <text:p>1272424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62494">
            <text:p>1662494</text:p>
          </table:table-cell>
          <table:table-cell office:value-type="float" office:value="2101067">
            <text:p>2101067</text:p>
          </table:table-cell>
          <table:table-cell office:value-type="float" office:value="982548">
            <text:p>982548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74925">
            <text:p>1074925</text:p>
          </table:table-cell>
          <table:table-cell office:value-type="float" office:value="1162474">
            <text:p>1162474</text:p>
          </table:table-cell>
          <table:table-cell office:value-type="float" office:value="1355600">
            <text:p>1355600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43238">
            <text:p>1143238</text:p>
          </table:table-cell>
          <table:table-cell office:value-type="float" office:value="1360977">
            <text:p>1360977</text:p>
          </table:table-cell>
          <table:table-cell office:value-type="float" office:value="1825215">
            <text:p>1825215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20356">
            <text:p>1420356</text:p>
          </table:table-cell>
          <table:table-cell office:value-type="float" office:value="1238975">
            <text:p>1238975</text:p>
          </table:table-cell>
          <table:table-cell office:value-type="float" office:value="1419101">
            <text:p>1419101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80867">
            <text:p>1480867</text:p>
          </table:table-cell>
          <table:table-cell office:value-type="float" office:value="1270481">
            <text:p>1270481</text:p>
          </table:table-cell>
          <table:table-cell office:value-type="float" office:value="1699995">
            <text:p>1699995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40473">
            <text:p>1440473</text:p>
          </table:table-cell>
          <table:table-cell office:value-type="float" office:value="946258">
            <text:p>946258</text:p>
          </table:table-cell>
          <table:table-cell office:value-type="float" office:value="1120871">
            <text:p>1120871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80558">
            <text:p>1980558</text:p>
          </table:table-cell>
          <table:table-cell office:value-type="float" office:value="1708745">
            <text:p>1708745</text:p>
          </table:table-cell>
          <table:table-cell office:value-type="float" office:value="1282972">
            <text:p>1282972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64411">
            <text:p>1764411</text:p>
          </table:table-cell>
          <table:table-cell office:value-type="float" office:value="1114048">
            <text:p>1114048</text:p>
          </table:table-cell>
          <table:table-cell office:value-type="float" office:value="1390966">
            <text:p>1390966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36676">
            <text:p>1236676</text:p>
          </table:table-cell>
          <table:table-cell office:value-type="float" office:value="1050336">
            <text:p>1050336</text:p>
          </table:table-cell>
          <table:table-cell office:value-type="float" office:value="1332086">
            <text:p>1332086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09099">
            <text:p>1609099</text:p>
          </table:table-cell>
          <table:table-cell office:value-type="float" office:value="2993680">
            <text:p>2993680</text:p>
          </table:table-cell>
          <table:table-cell office:value-type="float" office:value="983191">
            <text:p>983191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75354">
            <text:p>1375354</text:p>
          </table:table-cell>
          <table:table-cell office:value-type="float" office:value="1073406">
            <text:p>1073406</text:p>
          </table:table-cell>
          <table:table-cell office:value-type="float" office:value="1474105">
            <text:p>1474105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47574">
            <text:p>1247574</text:p>
          </table:table-cell>
          <table:table-cell office:value-type="float" office:value="1216906">
            <text:p>1216906</text:p>
          </table:table-cell>
          <table:table-cell office:value-type="float" office:value="2149983">
            <text:p>2149983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5960">
            <text:p>985960</text:p>
          </table:table-cell>
          <table:table-cell office:value-type="float" office:value="1083970">
            <text:p>1083970</text:p>
          </table:table-cell>
          <table:table-cell office:value-type="float" office:value="1441013">
            <text:p>1441013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32881">
            <text:p>1932881</text:p>
          </table:table-cell>
          <table:table-cell office:value-type="float" office:value="1418856">
            <text:p>1418856</text:p>
          </table:table-cell>
          <table:table-cell office:value-type="float" office:value="1488316">
            <text:p>1488316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58034">
            <text:p>1558034</text:p>
          </table:table-cell>
          <table:table-cell office:value-type="float" office:value="1172662">
            <text:p>1172662</text:p>
          </table:table-cell>
          <table:table-cell office:value-type="float" office:value="1063426">
            <text:p>1063426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36327">
            <text:p>1236327</text:p>
          </table:table-cell>
          <table:table-cell office:value-type="float" office:value="1113260">
            <text:p>1113260</text:p>
          </table:table-cell>
          <table:table-cell office:value-type="float" office:value="1637824">
            <text:p>1637824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69374">
            <text:p>1569374</text:p>
          </table:table-cell>
          <table:table-cell office:value-type="float" office:value="1355701">
            <text:p>1355701</text:p>
          </table:table-cell>
          <table:table-cell office:value-type="float" office:value="2054281">
            <text:p>2054281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07765">
            <text:p>1107765</text:p>
          </table:table-cell>
          <table:table-cell office:value-type="float" office:value="1539847">
            <text:p>1539847</text:p>
          </table:table-cell>
          <table:table-cell office:value-type="float" office:value="2246945">
            <text:p>2246945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33988">
            <text:p>1333988</text:p>
          </table:table-cell>
          <table:table-cell office:value-type="float" office:value="1571046">
            <text:p>1571046</text:p>
          </table:table-cell>
          <table:table-cell office:value-type="float" office:value="1293477">
            <text:p>1293477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98674">
            <text:p>1498674</text:p>
          </table:table-cell>
          <table:table-cell office:value-type="float" office:value="1512137">
            <text:p>1512137</text:p>
          </table:table-cell>
          <table:table-cell office:value-type="float" office:value="1037750">
            <text:p>1037750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63770">
            <text:p>1063770</text:p>
          </table:table-cell>
          <table:table-cell office:value-type="float" office:value="1548430">
            <text:p>1548430</text:p>
          </table:table-cell>
          <table:table-cell office:value-type="float" office:value="1395792">
            <text:p>1395792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12821">
            <text:p>1312821</text:p>
          </table:table-cell>
          <table:table-cell office:value-type="float" office:value="1416268">
            <text:p>1416268</text:p>
          </table:table-cell>
          <table:table-cell office:value-type="float" office:value="2679811">
            <text:p>2679811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83359">
            <text:p>1283359</text:p>
          </table:table-cell>
          <table:table-cell office:value-type="float" office:value="1238276">
            <text:p>1238276</text:p>
          </table:table-cell>
          <table:table-cell office:value-type="float" office:value="1080100">
            <text:p>1080100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16443">
            <text:p>1416443</text:p>
          </table:table-cell>
          <table:table-cell office:value-type="float" office:value="1354875">
            <text:p>1354875</text:p>
          </table:table-cell>
          <table:table-cell office:value-type="float" office:value="1391168">
            <text:p>1391168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39130">
            <text:p>1139130</text:p>
          </table:table-cell>
          <table:table-cell office:value-type="float" office:value="1845040">
            <text:p>1845040</text:p>
          </table:table-cell>
          <table:table-cell office:value-type="float" office:value="1298491">
            <text:p>1298491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70517">
            <text:p>2270517</text:p>
          </table:table-cell>
          <table:table-cell office:value-type="float" office:value="736146">
            <text:p>736146</text:p>
          </table:table-cell>
          <table:table-cell office:value-type="float" office:value="1635709">
            <text:p>1635709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25842">
            <text:p>1725842</text:p>
          </table:table-cell>
          <table:table-cell office:value-type="float" office:value="1638064">
            <text:p>1638064</text:p>
          </table:table-cell>
          <table:table-cell office:value-type="float" office:value="1232649">
            <text:p>123264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11313">
            <text:p>1911313</text:p>
          </table:table-cell>
          <table:table-cell office:value-type="float" office:value="2574659">
            <text:p>2574659</text:p>
          </table:table-cell>
          <table:table-cell office:value-type="float" office:value="2058919">
            <text:p>205891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45358">
            <text:p>2145358</text:p>
          </table:table-cell>
          <table:table-cell office:value-type="float" office:value="2149966">
            <text:p>2149966</text:p>
          </table:table-cell>
          <table:table-cell office:value-type="float" office:value="1806154">
            <text:p>1806154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36266">
            <text:p>1836266</text:p>
          </table:table-cell>
          <table:table-cell office:value-type="float" office:value="1813249">
            <text:p>1813249</text:p>
          </table:table-cell>
          <table:table-cell office:value-type="float" office:value="1957365">
            <text:p>1957365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04090">
            <text:p>1904090</text:p>
          </table:table-cell>
          <table:table-cell office:value-type="float" office:value="2489555">
            <text:p>2489555</text:p>
          </table:table-cell>
          <table:table-cell office:value-type="float" office:value="1612604">
            <text:p>1612604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03172">
            <text:p>1803172</text:p>
          </table:table-cell>
          <table:table-cell office:value-type="float" office:value="2214545">
            <text:p>2214545</text:p>
          </table:table-cell>
          <table:table-cell office:value-type="float" office:value="1421048">
            <text:p>1421048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34549">
            <text:p>1834549</text:p>
          </table:table-cell>
          <table:table-cell office:value-type="float" office:value="1622708">
            <text:p>1622708</text:p>
          </table:table-cell>
          <table:table-cell office:value-type="float" office:value="2259053">
            <text:p>2259053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37459">
            <text:p>4037459</text:p>
          </table:table-cell>
          <table:table-cell office:value-type="float" office:value="1496730">
            <text:p>1496730</text:p>
          </table:table-cell>
          <table:table-cell office:value-type="float" office:value="2435451">
            <text:p>2435451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96464">
            <text:p>2096464</text:p>
          </table:table-cell>
          <table:table-cell office:value-type="float" office:value="2108919">
            <text:p>2108919</text:p>
          </table:table-cell>
          <table:table-cell office:value-type="float" office:value="3382074">
            <text:p>3382074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00269">
            <text:p>3100269</text:p>
          </table:table-cell>
          <table:table-cell office:value-type="float" office:value="2161723">
            <text:p>2161723</text:p>
          </table:table-cell>
          <table:table-cell office:value-type="float" office:value="1814084">
            <text:p>1814084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92220">
            <text:p>1992220</text:p>
          </table:table-cell>
          <table:table-cell office:value-type="float" office:value="2126739">
            <text:p>2126739</text:p>
          </table:table-cell>
          <table:table-cell office:value-type="float" office:value="1378533">
            <text:p>1378533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02772">
            <text:p>2102772</text:p>
          </table:table-cell>
          <table:table-cell office:value-type="float" office:value="1860624">
            <text:p>1860624</text:p>
          </table:table-cell>
          <table:table-cell office:value-type="float" office:value="2072604">
            <text:p>2072604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17465">
            <text:p>1817465</text:p>
          </table:table-cell>
          <table:table-cell office:value-type="float" office:value="2712957">
            <text:p>2712957</text:p>
          </table:table-cell>
          <table:table-cell office:value-type="float" office:value="2073760">
            <text:p>2073760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93110">
            <text:p>2093110</text:p>
          </table:table-cell>
          <table:table-cell office:value-type="float" office:value="2236506">
            <text:p>2236506</text:p>
          </table:table-cell>
          <table:table-cell office:value-type="float" office:value="1957441">
            <text:p>1957441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48785">
            <text:p>1848785</text:p>
          </table:table-cell>
          <table:table-cell office:value-type="float" office:value="1446306">
            <text:p>1446306</text:p>
          </table:table-cell>
          <table:table-cell office:value-type="float" office:value="2798251">
            <text:p>2798251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88451">
            <text:p>1888451</text:p>
          </table:table-cell>
          <table:table-cell office:value-type="float" office:value="2292794">
            <text:p>2292794</text:p>
          </table:table-cell>
          <table:table-cell office:value-type="float" office:value="2043185">
            <text:p>2043185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89687">
            <text:p>1689687</text:p>
          </table:table-cell>
          <table:table-cell office:value-type="float" office:value="1838936">
            <text:p>1838936</text:p>
          </table:table-cell>
          <table:table-cell office:value-type="float" office:value="1933468">
            <text:p>1933468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59469">
            <text:p>1659469</text:p>
          </table:table-cell>
          <table:table-cell office:value-type="float" office:value="1669813">
            <text:p>1669813</text:p>
          </table:table-cell>
          <table:table-cell office:value-type="float" office:value="1428642">
            <text:p>1428642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23912">
            <text:p>1923912</text:p>
          </table:table-cell>
          <table:table-cell office:value-type="float" office:value="2921066">
            <text:p>2921066</text:p>
          </table:table-cell>
          <table:table-cell office:value-type="float" office:value="2335473">
            <text:p>2335473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97547">
            <text:p>1897547</text:p>
          </table:table-cell>
          <table:table-cell office:value-type="float" office:value="1981039">
            <text:p>1981039</text:p>
          </table:table-cell>
          <table:table-cell office:value-type="float" office:value="2876662">
            <text:p>2876662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66835">
            <text:p>2166835</text:p>
          </table:table-cell>
          <table:table-cell office:value-type="float" office:value="1776914">
            <text:p>1776914</text:p>
          </table:table-cell>
          <table:table-cell office:value-type="float" office:value="2109336">
            <text:p>2109336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732727">
            <text:p>2732727</text:p>
          </table:table-cell>
          <table:table-cell office:value-type="float" office:value="2576545">
            <text:p>2576545</text:p>
          </table:table-cell>
          <table:table-cell office:value-type="float" office:value="1653482">
            <text:p>1653482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28484">
            <text:p>2028484</text:p>
          </table:table-cell>
          <table:table-cell office:value-type="float" office:value="3167791">
            <text:p>3167791</text:p>
          </table:table-cell>
          <table:table-cell office:value-type="float" office:value="1789845">
            <text:p>1789845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21044">
            <text:p>1721044</text:p>
          </table:table-cell>
          <table:table-cell office:value-type="float" office:value="2003936">
            <text:p>2003936</text:p>
          </table:table-cell>
          <table:table-cell office:value-type="float" office:value="1950796">
            <text:p>1950796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75606">
            <text:p>2675606</text:p>
          </table:table-cell>
          <table:table-cell office:value-type="float" office:value="2622892">
            <text:p>2622892</text:p>
          </table:table-cell>
          <table:table-cell office:value-type="float" office:value="2601911">
            <text:p>2601911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30462">
            <text:p>3830462</text:p>
          </table:table-cell>
          <table:table-cell office:value-type="float" office:value="1783037">
            <text:p>1783037</text:p>
          </table:table-cell>
          <table:table-cell office:value-type="float" office:value="1110482">
            <text:p>1110482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21891">
            <text:p>1821891</text:p>
          </table:table-cell>
          <table:table-cell office:value-type="float" office:value="2912479">
            <text:p>2912479</text:p>
          </table:table-cell>
          <table:table-cell office:value-type="float" office:value="1650091">
            <text:p>1650091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19054">
            <text:p>2219054</text:p>
          </table:table-cell>
          <table:table-cell office:value-type="float" office:value="2293832">
            <text:p>2293832</text:p>
          </table:table-cell>
          <table:table-cell office:value-type="float" office:value="2466090">
            <text:p>2466090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78730">
            <text:p>1778730</text:p>
          </table:table-cell>
          <table:table-cell office:value-type="float" office:value="1969503">
            <text:p>1969503</text:p>
          </table:table-cell>
          <table:table-cell office:value-type="float" office:value="2261444">
            <text:p>2261444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72296">
            <text:p>2572296</text:p>
          </table:table-cell>
          <table:table-cell office:value-type="float" office:value="1156511">
            <text:p>1156511</text:p>
          </table:table-cell>
          <table:table-cell office:value-type="float" office:value="1386239">
            <text:p>138623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12243">
            <text:p>2312243</text:p>
          </table:table-cell>
          <table:table-cell office:value-type="float" office:value="1398553">
            <text:p>1398553</text:p>
          </table:table-cell>
          <table:table-cell office:value-type="float" office:value="1345173">
            <text:p>1345173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81840">
            <text:p>1581840</text:p>
          </table:table-cell>
          <table:table-cell office:value-type="float" office:value="3352216">
            <text:p>3352216</text:p>
          </table:table-cell>
          <table:table-cell office:value-type="float" office:value="1653789">
            <text:p>165378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46697">
            <text:p>1546697</text:p>
          </table:table-cell>
          <table:table-cell office:value-type="float" office:value="1758901">
            <text:p>1758901</text:p>
          </table:table-cell>
          <table:table-cell office:value-type="float" office:value="2277840">
            <text:p>2277840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42744">
            <text:p>2442744</text:p>
          </table:table-cell>
          <table:table-cell office:value-type="float" office:value="2316221">
            <text:p>2316221</text:p>
          </table:table-cell>
          <table:table-cell office:value-type="float" office:value="2394107">
            <text:p>2394107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50713">
            <text:p>1950713</text:p>
          </table:table-cell>
          <table:table-cell office:value-type="float" office:value="1673095">
            <text:p>1673095</text:p>
          </table:table-cell>
          <table:table-cell office:value-type="float" office:value="1890969">
            <text:p>189096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90114">
            <text:p>2590114</text:p>
          </table:table-cell>
          <table:table-cell office:value-type="float" office:value="1767930">
            <text:p>1767930</text:p>
          </table:table-cell>
          <table:table-cell office:value-type="float" office:value="3429412">
            <text:p>3429412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81804">
            <text:p>1781804</text:p>
          </table:table-cell>
          <table:table-cell office:value-type="float" office:value="1120247">
            <text:p>1120247</text:p>
          </table:table-cell>
          <table:table-cell office:value-type="float" office:value="1993871">
            <text:p>1993871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61147">
            <text:p>1661147</text:p>
          </table:table-cell>
          <table:table-cell office:value-type="float" office:value="1807684">
            <text:p>1807684</text:p>
          </table:table-cell>
          <table:table-cell office:value-type="float" office:value="2679836">
            <text:p>2679836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38139">
            <text:p>1838139</text:p>
          </table:table-cell>
          <table:table-cell office:value-type="float" office:value="1492465">
            <text:p>1492465</text:p>
          </table:table-cell>
          <table:table-cell office:value-type="float" office:value="2374252">
            <text:p>2374252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18209">
            <text:p>3018209</text:p>
          </table:table-cell>
          <table:table-cell office:value-type="float" office:value="1991007">
            <text:p>1991007</text:p>
          </table:table-cell>
          <table:table-cell office:value-type="float" office:value="1645166">
            <text:p>1645166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47594">
            <text:p>1047594</text:p>
          </table:table-cell>
          <table:table-cell office:value-type="float" office:value="1898770">
            <text:p>1898770</text:p>
          </table:table-cell>
          <table:table-cell office:value-type="float" office:value="2073430">
            <text:p>2073430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03446">
            <text:p>2603446</text:p>
          </table:table-cell>
          <table:table-cell office:value-type="float" office:value="2227204">
            <text:p>2227204</text:p>
          </table:table-cell>
          <table:table-cell office:value-type="float" office:value="1554074">
            <text:p>1554074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70724">
            <text:p>2870724</text:p>
          </table:table-cell>
          <table:table-cell office:value-type="float" office:value="1702871">
            <text:p>1702871</text:p>
          </table:table-cell>
          <table:table-cell office:value-type="float" office:value="2227584">
            <text:p>2227584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25995">
            <text:p>2425995</text:p>
          </table:table-cell>
          <table:table-cell office:value-type="float" office:value="2465283">
            <text:p>2465283</text:p>
          </table:table-cell>
          <table:table-cell office:value-type="float" office:value="2940513">
            <text:p>2940513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96390">
            <text:p>2096390</text:p>
          </table:table-cell>
          <table:table-cell office:value-type="float" office:value="2082733">
            <text:p>2082733</text:p>
          </table:table-cell>
          <table:table-cell office:value-type="float" office:value="2014292">
            <text:p>2014292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51160">
            <text:p>2051160</text:p>
          </table:table-cell>
          <table:table-cell office:value-type="float" office:value="1633654">
            <text:p>1633654</text:p>
          </table:table-cell>
          <table:table-cell office:value-type="float" office:value="1815002">
            <text:p>1815002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65123">
            <text:p>1665123</text:p>
          </table:table-cell>
          <table:table-cell office:value-type="float" office:value="2109260">
            <text:p>2109260</text:p>
          </table:table-cell>
          <table:table-cell office:value-type="float" office:value="1780150">
            <text:p>1780150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35912">
            <text:p>1935912</text:p>
          </table:table-cell>
          <table:table-cell office:value-type="float" office:value="1870151">
            <text:p>1870151</text:p>
          </table:table-cell>
          <table:table-cell office:value-type="float" office:value="2786319">
            <text:p>278631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4724">
            <text:p>2014724</text:p>
          </table:table-cell>
          <table:table-cell office:value-type="float" office:value="1609540">
            <text:p>1609540</text:p>
          </table:table-cell>
          <table:table-cell office:value-type="float" office:value="4646580">
            <text:p>4646580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57993">
            <text:p>1857993</text:p>
          </table:table-cell>
          <table:table-cell office:value-type="float" office:value="1880326">
            <text:p>1880326</text:p>
          </table:table-cell>
          <table:table-cell office:value-type="float" office:value="2638602">
            <text:p>2638602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847674">
            <text:p>4847674</text:p>
          </table:table-cell>
          <table:table-cell office:value-type="float" office:value="2446690">
            <text:p>2446690</text:p>
          </table:table-cell>
          <table:table-cell office:value-type="float" office:value="3216748">
            <text:p>3216748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19707">
            <text:p>4319707</text:p>
          </table:table-cell>
          <table:table-cell office:value-type="float" office:value="2556262">
            <text:p>2556262</text:p>
          </table:table-cell>
          <table:table-cell office:value-type="float" office:value="3900779">
            <text:p>3900779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32487">
            <text:p>2732487</text:p>
          </table:table-cell>
          <table:table-cell office:value-type="float" office:value="3950012">
            <text:p>3950012</text:p>
          </table:table-cell>
          <table:table-cell office:value-type="float" office:value="8832408">
            <text:p>8832408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88038">
            <text:p>2888038</text:p>
          </table:table-cell>
          <table:table-cell office:value-type="float" office:value="2179597">
            <text:p>2179597</text:p>
          </table:table-cell>
          <table:table-cell office:value-type="float" office:value="8795898">
            <text:p>8795898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35475">
            <text:p>2035475</text:p>
          </table:table-cell>
          <table:table-cell office:value-type="float" office:value="2732031">
            <text:p>2732031</text:p>
          </table:table-cell>
          <table:table-cell office:value-type="float" office:value="4294143">
            <text:p>4294143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66617">
            <text:p>3966617</text:p>
          </table:table-cell>
          <table:table-cell office:value-type="float" office:value="2794417">
            <text:p>2794417</text:p>
          </table:table-cell>
          <table:table-cell office:value-type="float" office:value="3128728">
            <text:p>3128728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99547">
            <text:p>2599547</text:p>
          </table:table-cell>
          <table:table-cell office:value-type="float" office:value="4178201">
            <text:p>4178201</text:p>
          </table:table-cell>
          <table:table-cell office:value-type="float" office:value="3364344">
            <text:p>3364344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58741">
            <text:p>2358741</text:p>
          </table:table-cell>
          <table:table-cell office:value-type="float" office:value="2264424">
            <text:p>2264424</text:p>
          </table:table-cell>
          <table:table-cell office:value-type="float" office:value="2694184">
            <text:p>2694184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73467">
            <text:p>2673467</text:p>
          </table:table-cell>
          <table:table-cell office:value-type="float" office:value="2978273">
            <text:p>2978273</text:p>
          </table:table-cell>
          <table:table-cell office:value-type="float" office:value="4704754">
            <text:p>4704754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37700">
            <text:p>1937700</text:p>
          </table:table-cell>
          <table:table-cell office:value-type="float" office:value="2958401">
            <text:p>2958401</text:p>
          </table:table-cell>
          <table:table-cell office:value-type="float" office:value="3516755">
            <text:p>3516755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04635">
            <text:p>2804635</text:p>
          </table:table-cell>
          <table:table-cell office:value-type="float" office:value="2244485">
            <text:p>2244485</text:p>
          </table:table-cell>
          <table:table-cell office:value-type="float" office:value="2475189">
            <text:p>2475189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07523">
            <text:p>3107523</text:p>
          </table:table-cell>
          <table:table-cell office:value-type="float" office:value="2897657">
            <text:p>2897657</text:p>
          </table:table-cell>
          <table:table-cell office:value-type="float" office:value="2995335">
            <text:p>2995335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20505">
            <text:p>2420505</text:p>
          </table:table-cell>
          <table:table-cell office:value-type="float" office:value="2948706">
            <text:p>2948706</text:p>
          </table:table-cell>
          <table:table-cell office:value-type="float" office:value="3875011">
            <text:p>3875011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71323">
            <text:p>2771323</text:p>
          </table:table-cell>
          <table:table-cell office:value-type="float" office:value="2678548">
            <text:p>2678548</text:p>
          </table:table-cell>
          <table:table-cell office:value-type="float" office:value="2787322">
            <text:p>2787322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66783">
            <text:p>4966783</text:p>
          </table:table-cell>
          <table:table-cell office:value-type="float" office:value="3180616">
            <text:p>3180616</text:p>
          </table:table-cell>
          <table:table-cell office:value-type="float" office:value="2429831">
            <text:p>2429831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52225">
            <text:p>3852225</text:p>
          </table:table-cell>
          <table:table-cell office:value-type="float" office:value="4563919">
            <text:p>4563919</text:p>
          </table:table-cell>
          <table:table-cell office:value-type="float" office:value="2983692">
            <text:p>2983692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61240">
            <text:p>2961240</text:p>
          </table:table-cell>
          <table:table-cell office:value-type="float" office:value="2260198">
            <text:p>2260198</text:p>
          </table:table-cell>
          <table:table-cell office:value-type="float" office:value="3804195">
            <text:p>3804195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99978">
            <text:p>2399978</text:p>
          </table:table-cell>
          <table:table-cell office:value-type="float" office:value="2411281">
            <text:p>2411281</text:p>
          </table:table-cell>
          <table:table-cell office:value-type="float" office:value="2022255">
            <text:p>2022255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81991">
            <text:p>3281991</text:p>
          </table:table-cell>
          <table:table-cell office:value-type="float" office:value="2667855">
            <text:p>2667855</text:p>
          </table:table-cell>
          <table:table-cell office:value-type="float" office:value="2743405">
            <text:p>2743405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74685">
            <text:p>4074685</text:p>
          </table:table-cell>
          <table:table-cell office:value-type="float" office:value="5347016">
            <text:p>5347016</text:p>
          </table:table-cell>
          <table:table-cell office:value-type="float" office:value="3017826">
            <text:p>3017826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32026">
            <text:p>3832026</text:p>
          </table:table-cell>
          <table:table-cell office:value-type="float" office:value="2268708">
            <text:p>2268708</text:p>
          </table:table-cell>
          <table:table-cell office:value-type="float" office:value="2455105">
            <text:p>2455105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41036">
            <text:p>2941036</text:p>
          </table:table-cell>
          <table:table-cell office:value-type="float" office:value="2217375">
            <text:p>2217375</text:p>
          </table:table-cell>
          <table:table-cell office:value-type="float" office:value="3157205">
            <text:p>3157205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49267">
            <text:p>2449267</text:p>
          </table:table-cell>
          <table:table-cell office:value-type="float" office:value="2010197">
            <text:p>2010197</text:p>
          </table:table-cell>
          <table:table-cell office:value-type="float" office:value="3237435">
            <text:p>3237435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09314">
            <text:p>3309314</text:p>
          </table:table-cell>
          <table:table-cell office:value-type="float" office:value="2756177">
            <text:p>2756177</text:p>
          </table:table-cell>
          <table:table-cell office:value-type="float" office:value="4643693">
            <text:p>4643693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73885">
            <text:p>2373885</text:p>
          </table:table-cell>
          <table:table-cell office:value-type="float" office:value="3146528">
            <text:p>3146528</text:p>
          </table:table-cell>
          <table:table-cell office:value-type="float" office:value="4720937">
            <text:p>4720937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17723">
            <text:p>2217723</text:p>
          </table:table-cell>
          <table:table-cell office:value-type="float" office:value="2762548">
            <text:p>2762548</text:p>
          </table:table-cell>
          <table:table-cell office:value-type="float" office:value="3744817">
            <text:p>3744817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79044">
            <text:p>2479044</text:p>
          </table:table-cell>
          <table:table-cell office:value-type="float" office:value="2343221">
            <text:p>2343221</text:p>
          </table:table-cell>
          <table:table-cell office:value-type="float" office:value="2985839">
            <text:p>2985839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08419">
            <text:p>2708419</text:p>
          </table:table-cell>
          <table:table-cell office:value-type="float" office:value="3281033">
            <text:p>3281033</text:p>
          </table:table-cell>
          <table:table-cell office:value-type="float" office:value="2705110">
            <text:p>2705110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02915">
            <text:p>2702915</text:p>
          </table:table-cell>
          <table:table-cell office:value-type="float" office:value="1922363">
            <text:p>1922363</text:p>
          </table:table-cell>
          <table:table-cell office:value-type="float" office:value="2172072">
            <text:p>2172072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44560">
            <text:p>2244560</text:p>
          </table:table-cell>
          <table:table-cell office:value-type="float" office:value="2522930">
            <text:p>2522930</text:p>
          </table:table-cell>
          <table:table-cell office:value-type="float" office:value="4744262">
            <text:p>4744262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32780">
            <text:p>3432780</text:p>
          </table:table-cell>
          <table:table-cell office:value-type="float" office:value="2175096">
            <text:p>2175096</text:p>
          </table:table-cell>
          <table:table-cell office:value-type="float" office:value="3432509">
            <text:p>3432509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05373">
            <text:p>3505373</text:p>
          </table:table-cell>
          <table:table-cell office:value-type="float" office:value="2937192">
            <text:p>2937192</text:p>
          </table:table-cell>
          <table:table-cell office:value-type="float" office:value="2324241">
            <text:p>2324241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66100">
            <text:p>2166100</text:p>
          </table:table-cell>
          <table:table-cell office:value-type="float" office:value="2220409">
            <text:p>2220409</text:p>
          </table:table-cell>
          <table:table-cell office:value-type="float" office:value="2790701">
            <text:p>2790701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28701">
            <text:p>3528701</text:p>
          </table:table-cell>
          <table:table-cell office:value-type="float" office:value="2105260">
            <text:p>2105260</text:p>
          </table:table-cell>
          <table:table-cell office:value-type="float" office:value="3738388">
            <text:p>3738388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90629">
            <text:p>3090629</text:p>
          </table:table-cell>
          <table:table-cell office:value-type="float" office:value="2357312">
            <text:p>2357312</text:p>
          </table:table-cell>
          <table:table-cell office:value-type="float" office:value="1903131">
            <text:p>1903131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50729">
            <text:p>2250729</text:p>
          </table:table-cell>
          <table:table-cell office:value-type="float" office:value="2538616">
            <text:p>2538616</text:p>
          </table:table-cell>
          <table:table-cell office:value-type="float" office:value="4724520">
            <text:p>4724520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67078">
            <text:p>2567078</text:p>
          </table:table-cell>
          <table:table-cell office:value-type="float" office:value="4709895">
            <text:p>4709895</text:p>
          </table:table-cell>
          <table:table-cell office:value-type="float" office:value="3100160">
            <text:p>3100160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54831">
            <text:p>4954831</text:p>
          </table:table-cell>
          <table:table-cell office:value-type="float" office:value="2329322">
            <text:p>2329322</text:p>
          </table:table-cell>
          <table:table-cell office:value-type="float" office:value="2800124">
            <text:p>2800124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88752">
            <text:p>2788752</text:p>
          </table:table-cell>
          <table:table-cell office:value-type="float" office:value="2984024">
            <text:p>2984024</text:p>
          </table:table-cell>
          <table:table-cell office:value-type="float" office:value="3230740">
            <text:p>3230740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04363">
            <text:p>3304363</text:p>
          </table:table-cell>
          <table:table-cell office:value-type="float" office:value="2988167">
            <text:p>2988167</text:p>
          </table:table-cell>
          <table:table-cell office:value-type="float" office:value="8552854">
            <text:p>8552854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30071">
            <text:p>3930071</text:p>
          </table:table-cell>
          <table:table-cell office:value-type="float" office:value="1923417">
            <text:p>1923417</text:p>
          </table:table-cell>
          <table:table-cell office:value-type="float" office:value="5521340">
            <text:p>5521340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02570">
            <text:p>2702570</text:p>
          </table:table-cell>
          <table:table-cell office:value-type="float" office:value="3347593">
            <text:p>3347593</text:p>
          </table:table-cell>
          <table:table-cell office:value-type="float" office:value="2829293">
            <text:p>2829293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65378">
            <text:p>3865378</text:p>
          </table:table-cell>
          <table:table-cell office:value-type="float" office:value="2617106">
            <text:p>2617106</text:p>
          </table:table-cell>
          <table:table-cell office:value-type="float" office:value="3608145">
            <text:p>3608145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57060">
            <text:p>3357060</text:p>
          </table:table-cell>
          <table:table-cell office:value-type="float" office:value="2497454">
            <text:p>2497454</text:p>
          </table:table-cell>
          <table:table-cell office:value-type="float" office:value="2219137">
            <text:p>2219137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05476">
            <text:p>2905476</text:p>
          </table:table-cell>
          <table:table-cell office:value-type="float" office:value="2536398">
            <text:p>2536398</text:p>
          </table:table-cell>
          <table:table-cell office:value-type="float" office:value="2289541">
            <text:p>2289541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10711">
            <text:p>2310711</text:p>
          </table:table-cell>
          <table:table-cell office:value-type="float" office:value="2248261">
            <text:p>2248261</text:p>
          </table:table-cell>
          <table:table-cell office:value-type="float" office:value="2466241">
            <text:p>2466241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36532">
            <text:p>2236532</text:p>
          </table:table-cell>
          <table:table-cell office:value-type="float" office:value="2889784">
            <text:p>2889784</text:p>
          </table:table-cell>
          <table:table-cell office:value-type="float" office:value="4954348">
            <text:p>4954348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52206">
            <text:p>3652206</text:p>
          </table:table-cell>
          <table:table-cell office:value-type="float" office:value="2295012">
            <text:p>2295012</text:p>
          </table:table-cell>
          <table:table-cell office:value-type="float" office:value="2485030">
            <text:p>2485030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99926">
            <text:p>2599926</text:p>
          </table:table-cell>
          <table:table-cell office:value-type="float" office:value="3020207">
            <text:p>3020207</text:p>
          </table:table-cell>
          <table:table-cell office:value-type="float" office:value="4234255">
            <text:p>4234255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61530">
            <text:p>2661530</text:p>
          </table:table-cell>
          <table:table-cell office:value-type="float" office:value="2103626">
            <text:p>2103626</text:p>
          </table:table-cell>
          <table:table-cell office:value-type="float" office:value="3018976">
            <text:p>3018976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42379">
            <text:p>3342379</text:p>
          </table:table-cell>
          <table:table-cell office:value-type="float" office:value="3521117">
            <text:p>3521117</text:p>
          </table:table-cell>
          <table:table-cell office:value-type="float" office:value="5159141">
            <text:p>5159141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792351">
            <text:p>2792351</text:p>
          </table:table-cell>
          <table:table-cell office:value-type="float" office:value="6445057">
            <text:p>6445057</text:p>
          </table:table-cell>
          <table:table-cell office:value-type="float" office:value="3505824">
            <text:p>3505824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4963">
            <text:p>4714963</text:p>
          </table:table-cell>
          <table:table-cell office:value-type="float" office:value="5000883">
            <text:p>5000883</text:p>
          </table:table-cell>
          <table:table-cell office:value-type="float" office:value="5761067">
            <text:p>5761067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89758">
            <text:p>2989758</text:p>
          </table:table-cell>
          <table:table-cell office:value-type="float" office:value="5588064">
            <text:p>5588064</text:p>
          </table:table-cell>
          <table:table-cell office:value-type="float" office:value="5441031">
            <text:p>5441031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74426">
            <text:p>4274426</text:p>
          </table:table-cell>
          <table:table-cell office:value-type="float" office:value="3459428">
            <text:p>3459428</text:p>
          </table:table-cell>
          <table:table-cell office:value-type="float" office:value="6018707">
            <text:p>6018707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159584">
            <text:p>4159584</text:p>
          </table:table-cell>
          <table:table-cell office:value-type="float" office:value="4424257">
            <text:p>4424257</text:p>
          </table:table-cell>
          <table:table-cell office:value-type="float" office:value="4045546">
            <text:p>4045546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676852">
            <text:p>5676852</text:p>
          </table:table-cell>
          <table:table-cell office:value-type="float" office:value="4836888">
            <text:p>4836888</text:p>
          </table:table-cell>
          <table:table-cell office:value-type="float" office:value="3160929">
            <text:p>316092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834692">
            <text:p>5834692</text:p>
          </table:table-cell>
          <table:table-cell office:value-type="float" office:value="2322672">
            <text:p>2322672</text:p>
          </table:table-cell>
          <table:table-cell office:value-type="float" office:value="5055813">
            <text:p>5055813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23629">
            <text:p>3823629</text:p>
          </table:table-cell>
          <table:table-cell office:value-type="float" office:value="5696933">
            <text:p>5696933</text:p>
          </table:table-cell>
          <table:table-cell office:value-type="float" office:value="4839320">
            <text:p>4839320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06642">
            <text:p>3006642</text:p>
          </table:table-cell>
          <table:table-cell office:value-type="float" office:value="5267521">
            <text:p>5267521</text:p>
          </table:table-cell>
          <table:table-cell office:value-type="float" office:value="3878679">
            <text:p>387867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73124">
            <text:p>4473124</text:p>
          </table:table-cell>
          <table:table-cell office:value-type="float" office:value="3773514">
            <text:p>3773514</text:p>
          </table:table-cell>
          <table:table-cell office:value-type="float" office:value="3483569">
            <text:p>348356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645108">
            <text:p>5645108</text:p>
          </table:table-cell>
          <table:table-cell office:value-type="float" office:value="4234611">
            <text:p>4234611</text:p>
          </table:table-cell>
          <table:table-cell office:value-type="float" office:value="4851120">
            <text:p>4851120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825825">
            <text:p>4825825</text:p>
          </table:table-cell>
          <table:table-cell office:value-type="float" office:value="4543721">
            <text:p>4543721</text:p>
          </table:table-cell>
          <table:table-cell office:value-type="float" office:value="4563159">
            <text:p>456315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610267">
            <text:p>2610267</text:p>
          </table:table-cell>
          <table:table-cell office:value-type="float" office:value="4249971">
            <text:p>4249971</text:p>
          </table:table-cell>
          <table:table-cell office:value-type="float" office:value="4368135">
            <text:p>4368135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138102">
            <text:p>4138102</text:p>
          </table:table-cell>
          <table:table-cell office:value-type="float" office:value="2987906">
            <text:p>2987906</text:p>
          </table:table-cell>
          <table:table-cell office:value-type="float" office:value="5398522">
            <text:p>5398522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44841">
            <text:p>4744841</text:p>
          </table:table-cell>
          <table:table-cell office:value-type="float" office:value="2694875">
            <text:p>2694875</text:p>
          </table:table-cell>
          <table:table-cell office:value-type="float" office:value="4124371">
            <text:p>4124371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559513">
            <text:p>4559513</text:p>
          </table:table-cell>
          <table:table-cell office:value-type="float" office:value="2911895">
            <text:p>2911895</text:p>
          </table:table-cell>
          <table:table-cell office:value-type="float" office:value="3516219">
            <text:p>351621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84184">
            <text:p>3284184</text:p>
          </table:table-cell>
          <table:table-cell office:value-type="float" office:value="3771672">
            <text:p>3771672</text:p>
          </table:table-cell>
          <table:table-cell office:value-type="float" office:value="4706912">
            <text:p>4706912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35688">
            <text:p>3435688</text:p>
          </table:table-cell>
          <table:table-cell office:value-type="float" office:value="4928488">
            <text:p>4928488</text:p>
          </table:table-cell>
          <table:table-cell office:value-type="float" office:value="3719223">
            <text:p>3719223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37892">
            <text:p>3637892</text:p>
          </table:table-cell>
          <table:table-cell office:value-type="float" office:value="3339167">
            <text:p>3339167</text:p>
          </table:table-cell>
          <table:table-cell office:value-type="float" office:value="3961742">
            <text:p>3961742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23384">
            <text:p>4623384</text:p>
          </table:table-cell>
          <table:table-cell office:value-type="float" office:value="3023947">
            <text:p>3023947</text:p>
          </table:table-cell>
          <table:table-cell office:value-type="float" office:value="3232488">
            <text:p>3232488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07088">
            <text:p>3107088</text:p>
          </table:table-cell>
          <table:table-cell office:value-type="float" office:value="2819337">
            <text:p>2819337</text:p>
          </table:table-cell>
          <table:table-cell office:value-type="float" office:value="4055362">
            <text:p>4055362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15135">
            <text:p>2815135</text:p>
          </table:table-cell>
          <table:table-cell office:value-type="float" office:value="2919517">
            <text:p>2919517</text:p>
          </table:table-cell>
          <table:table-cell office:value-type="float" office:value="2837365">
            <text:p>2837365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31888">
            <text:p>5331888</text:p>
          </table:table-cell>
          <table:table-cell office:value-type="float" office:value="5357777">
            <text:p>5357777</text:p>
          </table:table-cell>
          <table:table-cell office:value-type="float" office:value="4043756">
            <text:p>4043756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93579">
            <text:p>2993579</text:p>
          </table:table-cell>
          <table:table-cell office:value-type="float" office:value="4140238">
            <text:p>4140238</text:p>
          </table:table-cell>
          <table:table-cell office:value-type="float" office:value="6723636">
            <text:p>6723636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28741">
            <text:p>3328741</text:p>
          </table:table-cell>
          <table:table-cell office:value-type="float" office:value="4468066">
            <text:p>4468066</text:p>
          </table:table-cell>
          <table:table-cell office:value-type="float" office:value="5925239">
            <text:p>592523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19852">
            <text:p>3819852</text:p>
          </table:table-cell>
          <table:table-cell office:value-type="float" office:value="4495746">
            <text:p>4495746</text:p>
          </table:table-cell>
          <table:table-cell office:value-type="float" office:value="5887477">
            <text:p>5887477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41755">
            <text:p>3141755</text:p>
          </table:table-cell>
          <table:table-cell office:value-type="float" office:value="4713965">
            <text:p>4713965</text:p>
          </table:table-cell>
          <table:table-cell office:value-type="float" office:value="4320338">
            <text:p>4320338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71782">
            <text:p>3971782</text:p>
          </table:table-cell>
          <table:table-cell office:value-type="float" office:value="3177993">
            <text:p>3177993</text:p>
          </table:table-cell>
          <table:table-cell office:value-type="float" office:value="3434920">
            <text:p>3434920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762545">
            <text:p>2762545</text:p>
          </table:table-cell>
          <table:table-cell office:value-type="float" office:value="3486594">
            <text:p>3486594</text:p>
          </table:table-cell>
          <table:table-cell office:value-type="float" office:value="6446167">
            <text:p>6446167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910784">
            <text:p>6910784</text:p>
          </table:table-cell>
          <table:table-cell office:value-type="float" office:value="2863296">
            <text:p>2863296</text:p>
          </table:table-cell>
          <table:table-cell office:value-type="float" office:value="3890208">
            <text:p>3890208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31250">
            <text:p>2831250</text:p>
          </table:table-cell>
          <table:table-cell office:value-type="float" office:value="4026058">
            <text:p>4026058</text:p>
          </table:table-cell>
          <table:table-cell office:value-type="float" office:value="4261018">
            <text:p>4261018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84010">
            <text:p>3384010</text:p>
          </table:table-cell>
          <table:table-cell office:value-type="float" office:value="5716768">
            <text:p>5716768</text:p>
          </table:table-cell>
          <table:table-cell office:value-type="float" office:value="4315003">
            <text:p>4315003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12050">
            <text:p>3712050</text:p>
          </table:table-cell>
          <table:table-cell office:value-type="float" office:value="3877116">
            <text:p>3877116</text:p>
          </table:table-cell>
          <table:table-cell office:value-type="float" office:value="4762865">
            <text:p>4762865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399579">
            <text:p>4399579</text:p>
          </table:table-cell>
          <table:table-cell office:value-type="float" office:value="3237298">
            <text:p>3237298</text:p>
          </table:table-cell>
          <table:table-cell office:value-type="float" office:value="4855634">
            <text:p>4855634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87928">
            <text:p>3187928</text:p>
          </table:table-cell>
          <table:table-cell office:value-type="float" office:value="5174928">
            <text:p>5174928</text:p>
          </table:table-cell>
          <table:table-cell office:value-type="float" office:value="6093069">
            <text:p>609306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848135">
            <text:p>4848135</text:p>
          </table:table-cell>
          <table:table-cell office:value-type="float" office:value="2853730">
            <text:p>2853730</text:p>
          </table:table-cell>
          <table:table-cell office:value-type="float" office:value="3303477">
            <text:p>3303477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89251">
            <text:p>3089251</text:p>
          </table:table-cell>
          <table:table-cell office:value-type="float" office:value="7435967">
            <text:p>7435967</text:p>
          </table:table-cell>
          <table:table-cell office:value-type="float" office:value="4693003">
            <text:p>4693003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63884">
            <text:p>3763884</text:p>
          </table:table-cell>
          <table:table-cell office:value-type="float" office:value="4674879">
            <text:p>4674879</text:p>
          </table:table-cell>
          <table:table-cell office:value-type="float" office:value="4186999">
            <text:p>418699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56272">
            <text:p>3456272</text:p>
          </table:table-cell>
          <table:table-cell office:value-type="float" office:value="5818210">
            <text:p>5818210</text:p>
          </table:table-cell>
          <table:table-cell office:value-type="float" office:value="3827362">
            <text:p>3827362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18622">
            <text:p>3618622</text:p>
          </table:table-cell>
          <table:table-cell office:value-type="float" office:value="4216067">
            <text:p>4216067</text:p>
          </table:table-cell>
          <table:table-cell office:value-type="float" office:value="3381179">
            <text:p>338117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38015">
            <text:p>3138015</text:p>
          </table:table-cell>
          <table:table-cell office:value-type="float" office:value="3572244">
            <text:p>3572244</text:p>
          </table:table-cell>
          <table:table-cell office:value-type="float" office:value="3659584">
            <text:p>3659584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227001">
            <text:p>6227001</text:p>
          </table:table-cell>
          <table:table-cell office:value-type="float" office:value="3167061">
            <text:p>3167061</text:p>
          </table:table-cell>
          <table:table-cell office:value-type="float" office:value="4414925">
            <text:p>4414925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40069">
            <text:p>3440069</text:p>
          </table:table-cell>
          <table:table-cell office:value-type="float" office:value="3414271">
            <text:p>3414271</text:p>
          </table:table-cell>
          <table:table-cell office:value-type="float" office:value="4004468">
            <text:p>4004468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40503">
            <text:p>4740503</text:p>
          </table:table-cell>
          <table:table-cell office:value-type="float" office:value="3101165">
            <text:p>3101165</text:p>
          </table:table-cell>
          <table:table-cell office:value-type="float" office:value="3688479">
            <text:p>368847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596204">
            <text:p>5596204</text:p>
          </table:table-cell>
          <table:table-cell office:value-type="float" office:value="5916075">
            <text:p>5916075</text:p>
          </table:table-cell>
          <table:table-cell office:value-type="float" office:value="3804839">
            <text:p>380483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24061">
            <text:p>3124061</text:p>
          </table:table-cell>
          <table:table-cell office:value-type="float" office:value="4206206">
            <text:p>4206206</text:p>
          </table:table-cell>
          <table:table-cell office:value-type="float" office:value="3378333">
            <text:p>3378333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85008">
            <text:p>3285008</text:p>
          </table:table-cell>
          <table:table-cell office:value-type="float" office:value="4588529">
            <text:p>4588529</text:p>
          </table:table-cell>
          <table:table-cell office:value-type="float" office:value="4272059">
            <text:p>427205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04706">
            <text:p>4604706</text:p>
          </table:table-cell>
          <table:table-cell office:value-type="float" office:value="3081365">
            <text:p>3081365</text:p>
          </table:table-cell>
          <table:table-cell office:value-type="float" office:value="5931797">
            <text:p>5931797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288724">
            <text:p>6288724</text:p>
          </table:table-cell>
          <table:table-cell office:value-type="float" office:value="3546850">
            <text:p>3546850</text:p>
          </table:table-cell>
          <table:table-cell office:value-type="float" office:value="3644974">
            <text:p>3644974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73683">
            <text:p>3073683</text:p>
          </table:table-cell>
          <table:table-cell office:value-type="float" office:value="4467642">
            <text:p>4467642</text:p>
          </table:table-cell>
          <table:table-cell office:value-type="float" office:value="4349074">
            <text:p>4349074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31011">
            <text:p>3831011</text:p>
          </table:table-cell>
          <table:table-cell office:value-type="float" office:value="4476267">
            <text:p>4476267</text:p>
          </table:table-cell>
          <table:table-cell office:value-type="float" office:value="5450923">
            <text:p>5450923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10787">
            <text:p>4310787</text:p>
          </table:table-cell>
          <table:table-cell office:value-type="float" office:value="4223486">
            <text:p>4223486</text:p>
          </table:table-cell>
          <table:table-cell office:value-type="float" office:value="4592958">
            <text:p>4592958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16298">
            <text:p>5116298</text:p>
          </table:table-cell>
          <table:table-cell office:value-type="float" office:value="5135926">
            <text:p>5135926</text:p>
          </table:table-cell>
          <table:table-cell office:value-type="float" office:value="5888275">
            <text:p>5888275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04461">
            <text:p>4204461</text:p>
          </table:table-cell>
          <table:table-cell office:value-type="float" office:value="5555544">
            <text:p>5555544</text:p>
          </table:table-cell>
          <table:table-cell office:value-type="float" office:value="6113951">
            <text:p>6113951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713314">
            <text:p>5713314</text:p>
          </table:table-cell>
          <table:table-cell office:value-type="float" office:value="4887758">
            <text:p>4887758</text:p>
          </table:table-cell>
          <table:table-cell office:value-type="float" office:value="5444913">
            <text:p>5444913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429800">
            <text:p>2429800</text:p>
          </table:table-cell>
          <table:table-cell office:value-type="float" office:value="5022720">
            <text:p>5022720</text:p>
          </table:table-cell>
          <table:table-cell office:value-type="float" office:value="3831182">
            <text:p>3831182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759432">
            <text:p>4759432</text:p>
          </table:table-cell>
          <table:table-cell office:value-type="float" office:value="5030855">
            <text:p>5030855</text:p>
          </table:table-cell>
          <table:table-cell office:value-type="float" office:value="4896726">
            <text:p>4896726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84658">
            <text:p>4584658</text:p>
          </table:table-cell>
          <table:table-cell office:value-type="float" office:value="4695442">
            <text:p>4695442</text:p>
          </table:table-cell>
          <table:table-cell office:value-type="float" office:value="5035751">
            <text:p>5035751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363253">
            <text:p>5363253</text:p>
          </table:table-cell>
          <table:table-cell office:value-type="float" office:value="8547168">
            <text:p>8547168</text:p>
          </table:table-cell>
          <table:table-cell office:value-type="float" office:value="4106044">
            <text:p>4106044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80209">
            <text:p>4680209</text:p>
          </table:table-cell>
          <table:table-cell office:value-type="float" office:value="5222084">
            <text:p>5222084</text:p>
          </table:table-cell>
          <table:table-cell office:value-type="float" office:value="4873256">
            <text:p>4873256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689975">
            <text:p>5689975</text:p>
          </table:table-cell>
          <table:table-cell office:value-type="float" office:value="4535386">
            <text:p>4535386</text:p>
          </table:table-cell>
          <table:table-cell office:value-type="float" office:value="5792394">
            <text:p>5792394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52826">
            <text:p>5052826</text:p>
          </table:table-cell>
          <table:table-cell office:value-type="float" office:value="4438156">
            <text:p>4438156</text:p>
          </table:table-cell>
          <table:table-cell office:value-type="float" office:value="3632254">
            <text:p>3632254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487275">
            <text:p>5487275</text:p>
          </table:table-cell>
          <table:table-cell office:value-type="float" office:value="5141190">
            <text:p>5141190</text:p>
          </table:table-cell>
          <table:table-cell office:value-type="float" office:value="6476423">
            <text:p>6476423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67156">
            <text:p>4267156</text:p>
          </table:table-cell>
          <table:table-cell office:value-type="float" office:value="5893201">
            <text:p>5893201</text:p>
          </table:table-cell>
          <table:table-cell office:value-type="float" office:value="4529176">
            <text:p>4529176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256396">
            <text:p>5256396</text:p>
          </table:table-cell>
          <table:table-cell office:value-type="float" office:value="6640538">
            <text:p>6640538</text:p>
          </table:table-cell>
          <table:table-cell office:value-type="float" office:value="5496523">
            <text:p>5496523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410752">
            <text:p>5410752</text:p>
          </table:table-cell>
          <table:table-cell office:value-type="float" office:value="12176537">
            <text:p>12176537</text:p>
          </table:table-cell>
          <table:table-cell office:value-type="float" office:value="4991385">
            <text:p>4991385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67988">
            <text:p>5167988</text:p>
          </table:table-cell>
          <table:table-cell office:value-type="float" office:value="5030584">
            <text:p>5030584</text:p>
          </table:table-cell>
          <table:table-cell office:value-type="float" office:value="5336017">
            <text:p>5336017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001218">
            <text:p>9001218</text:p>
          </table:table-cell>
          <table:table-cell office:value-type="float" office:value="3870301">
            <text:p>3870301</text:p>
          </table:table-cell>
          <table:table-cell office:value-type="float" office:value="4901546">
            <text:p>4901546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880108">
            <text:p>4880108</text:p>
          </table:table-cell>
          <table:table-cell office:value-type="float" office:value="8796487">
            <text:p>8796487</text:p>
          </table:table-cell>
          <table:table-cell office:value-type="float" office:value="5932770">
            <text:p>5932770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404216">
            <text:p>7404216</text:p>
          </table:table-cell>
          <table:table-cell office:value-type="float" office:value="4106666">
            <text:p>4106666</text:p>
          </table:table-cell>
          <table:table-cell office:value-type="float" office:value="4708171">
            <text:p>4708171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98732">
            <text:p>6098732</text:p>
          </table:table-cell>
          <table:table-cell office:value-type="float" office:value="4573731">
            <text:p>4573731</text:p>
          </table:table-cell>
          <table:table-cell office:value-type="float" office:value="4251021">
            <text:p>4251021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02051">
            <text:p>4502051</text:p>
          </table:table-cell>
          <table:table-cell office:value-type="float" office:value="5576983">
            <text:p>5576983</text:p>
          </table:table-cell>
          <table:table-cell office:value-type="float" office:value="5202550">
            <text:p>5202550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259395">
            <text:p>6259395</text:p>
          </table:table-cell>
          <table:table-cell office:value-type="float" office:value="3833596">
            <text:p>3833596</text:p>
          </table:table-cell>
          <table:table-cell office:value-type="float" office:value="7350335">
            <text:p>7350335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52646">
            <text:p>4252646</text:p>
          </table:table-cell>
          <table:table-cell office:value-type="float" office:value="5405459">
            <text:p>5405459</text:p>
          </table:table-cell>
          <table:table-cell office:value-type="float" office:value="7209799">
            <text:p>7209799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96204">
            <text:p>4996204</text:p>
          </table:table-cell>
          <table:table-cell office:value-type="float" office:value="7984950">
            <text:p>7984950</text:p>
          </table:table-cell>
          <table:table-cell office:value-type="float" office:value="5173127">
            <text:p>5173127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78681">
            <text:p>4278681</text:p>
          </table:table-cell>
          <table:table-cell office:value-type="float" office:value="6050527">
            <text:p>6050527</text:p>
          </table:table-cell>
          <table:table-cell office:value-type="float" office:value="5024413">
            <text:p>5024413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95875">
            <text:p>4095875</text:p>
          </table:table-cell>
          <table:table-cell office:value-type="float" office:value="5013439">
            <text:p>5013439</text:p>
          </table:table-cell>
          <table:table-cell office:value-type="float" office:value="5119783">
            <text:p>5119783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99731">
            <text:p>4299731</text:p>
          </table:table-cell>
          <table:table-cell office:value-type="float" office:value="7009569">
            <text:p>7009569</text:p>
          </table:table-cell>
          <table:table-cell office:value-type="float" office:value="7495530">
            <text:p>7495530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799562">
            <text:p>5799562</text:p>
          </table:table-cell>
          <table:table-cell office:value-type="float" office:value="6055328">
            <text:p>6055328</text:p>
          </table:table-cell>
          <table:table-cell office:value-type="float" office:value="5199119">
            <text:p>5199119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43673">
            <text:p>4543673</text:p>
          </table:table-cell>
          <table:table-cell office:value-type="float" office:value="6720150">
            <text:p>6720150</text:p>
          </table:table-cell>
          <table:table-cell office:value-type="float" office:value="2953716">
            <text:p>2953716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724642">
            <text:p>3724642</text:p>
          </table:table-cell>
          <table:table-cell office:value-type="float" office:value="4686746">
            <text:p>4686746</text:p>
          </table:table-cell>
          <table:table-cell office:value-type="float" office:value="9161930">
            <text:p>9161930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95271">
            <text:p>4995271</text:p>
          </table:table-cell>
          <table:table-cell office:value-type="float" office:value="4776157">
            <text:p>4776157</text:p>
          </table:table-cell>
          <table:table-cell office:value-type="float" office:value="5568608">
            <text:p>5568608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319297">
            <text:p>3319297</text:p>
          </table:table-cell>
          <table:table-cell office:value-type="float" office:value="4450693">
            <text:p>4450693</text:p>
          </table:table-cell>
          <table:table-cell office:value-type="float" office:value="4949557">
            <text:p>4949557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91460">
            <text:p>4991460</text:p>
          </table:table-cell>
          <table:table-cell office:value-type="float" office:value="5128921">
            <text:p>5128921</text:p>
          </table:table-cell>
          <table:table-cell office:value-type="float" office:value="5881926">
            <text:p>5881926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48396">
            <text:p>3848396</text:p>
          </table:table-cell>
          <table:table-cell office:value-type="float" office:value="3881872">
            <text:p>3881872</text:p>
          </table:table-cell>
          <table:table-cell office:value-type="float" office:value="4802445">
            <text:p>4802445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83512">
            <text:p>5083512</text:p>
          </table:table-cell>
          <table:table-cell office:value-type="float" office:value="9456815">
            <text:p>9456815</text:p>
          </table:table-cell>
          <table:table-cell office:value-type="float" office:value="10395020">
            <text:p>10395020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628820">
            <text:p>3628820</text:p>
          </table:table-cell>
          <table:table-cell office:value-type="float" office:value="5616567">
            <text:p>5616567</text:p>
          </table:table-cell>
          <table:table-cell office:value-type="float" office:value="4574945">
            <text:p>4574945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723033">
            <text:p>5723033</text:p>
          </table:table-cell>
          <table:table-cell office:value-type="float" office:value="5960890">
            <text:p>5960890</text:p>
          </table:table-cell>
          <table:table-cell office:value-type="float" office:value="4069350">
            <text:p>4069350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661248">
            <text:p>8661248</text:p>
          </table:table-cell>
          <table:table-cell office:value-type="float" office:value="4992828">
            <text:p>4992828</text:p>
          </table:table-cell>
          <table:table-cell office:value-type="float" office:value="5552744">
            <text:p>5552744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624955">
            <text:p>9624955</text:p>
          </table:table-cell>
          <table:table-cell office:value-type="float" office:value="4344508">
            <text:p>4344508</text:p>
          </table:table-cell>
          <table:table-cell office:value-type="float" office:value="5566193">
            <text:p>5566193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334507">
            <text:p>5334507</text:p>
          </table:table-cell>
          <table:table-cell office:value-type="float" office:value="5599791">
            <text:p>5599791</text:p>
          </table:table-cell>
          <table:table-cell office:value-type="float" office:value="5907661">
            <text:p>5907661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60737">
            <text:p>4360737</text:p>
          </table:table-cell>
          <table:table-cell office:value-type="float" office:value="6661204">
            <text:p>6661204</text:p>
          </table:table-cell>
          <table:table-cell office:value-type="float" office:value="7615684">
            <text:p>7615684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235560">
            <text:p>6235560</text:p>
          </table:table-cell>
          <table:table-cell office:value-type="float" office:value="5521810">
            <text:p>5521810</text:p>
          </table:table-cell>
          <table:table-cell office:value-type="float" office:value="4806831">
            <text:p>4806831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43526">
            <text:p>4543526</text:p>
          </table:table-cell>
          <table:table-cell office:value-type="float" office:value="7146999">
            <text:p>7146999</text:p>
          </table:table-cell>
          <table:table-cell office:value-type="float" office:value="4149246">
            <text:p>4149246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56965">
            <text:p>4656965</text:p>
          </table:table-cell>
          <table:table-cell office:value-type="float" office:value="3998932">
            <text:p>3998932</text:p>
          </table:table-cell>
          <table:table-cell office:value-type="float" office:value="4110280">
            <text:p>4110280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143312">
            <text:p>6143312</text:p>
          </table:table-cell>
          <table:table-cell office:value-type="float" office:value="4980952">
            <text:p>4980952</text:p>
          </table:table-cell>
          <table:table-cell office:value-type="float" office:value="4346898">
            <text:p>4346898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291317">
            <text:p>6291317</text:p>
          </table:table-cell>
          <table:table-cell office:value-type="float" office:value="4258364">
            <text:p>4258364</text:p>
          </table:table-cell>
          <table:table-cell office:value-type="float" office:value="4863865">
            <text:p>4863865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11687">
            <text:p>4611687</text:p>
          </table:table-cell>
          <table:table-cell office:value-type="float" office:value="5254035">
            <text:p>5254035</text:p>
          </table:table-cell>
          <table:table-cell office:value-type="float" office:value="9742144">
            <text:p>9742144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385711">
            <text:p>9385711</text:p>
          </table:table-cell>
          <table:table-cell office:value-type="float" office:value="6250564">
            <text:p>6250564</text:p>
          </table:table-cell>
          <table:table-cell office:value-type="float" office:value="4509545">
            <text:p>4509545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371407">
            <text:p>6371407</text:p>
          </table:table-cell>
          <table:table-cell office:value-type="float" office:value="4085677">
            <text:p>4085677</text:p>
          </table:table-cell>
          <table:table-cell office:value-type="float" office:value="5510915">
            <text:p>5510915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118059">
            <text:p>6118059</text:p>
          </table:table-cell>
          <table:table-cell office:value-type="float" office:value="12962915">
            <text:p>12962915</text:p>
          </table:table-cell>
          <table:table-cell office:value-type="float" office:value="5289221">
            <text:p>5289221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026775">
            <text:p>6026775</text:p>
          </table:table-cell>
          <table:table-cell office:value-type="float" office:value="5162993">
            <text:p>5162993</text:p>
          </table:table-cell>
          <table:table-cell office:value-type="float" office:value="7424595">
            <text:p>7424595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227312">
            <text:p>9227312</text:p>
          </table:table-cell>
          <table:table-cell office:value-type="float" office:value="15192794">
            <text:p>15192794</text:p>
          </table:table-cell>
          <table:table-cell office:value-type="float" office:value="5822610">
            <text:p>5822610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91211">
            <text:p>5791211</text:p>
          </table:table-cell>
          <table:table-cell office:value-type="float" office:value="11723389">
            <text:p>11723389</text:p>
          </table:table-cell>
          <table:table-cell office:value-type="float" office:value="5645870">
            <text:p>5645870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78588">
            <text:p>5578588</text:p>
          </table:table-cell>
          <table:table-cell office:value-type="float" office:value="6087396">
            <text:p>6087396</text:p>
          </table:table-cell>
          <table:table-cell office:value-type="float" office:value="7051860">
            <text:p>7051860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799286">
            <text:p>7799286</text:p>
          </table:table-cell>
          <table:table-cell office:value-type="float" office:value="8787413">
            <text:p>8787413</text:p>
          </table:table-cell>
          <table:table-cell office:value-type="float" office:value="7865889">
            <text:p>7865889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799518">
            <text:p>7799518</text:p>
          </table:table-cell>
          <table:table-cell office:value-type="float" office:value="9700979">
            <text:p>9700979</text:p>
          </table:table-cell>
          <table:table-cell office:value-type="float" office:value="5970457">
            <text:p>5970457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76570">
            <text:p>5176570</text:p>
          </table:table-cell>
          <table:table-cell office:value-type="float" office:value="6624227">
            <text:p>6624227</text:p>
          </table:table-cell>
          <table:table-cell office:value-type="float" office:value="7143245">
            <text:p>7143245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49129">
            <text:p>5849129</text:p>
          </table:table-cell>
          <table:table-cell office:value-type="float" office:value="5637778">
            <text:p>5637778</text:p>
          </table:table-cell>
          <table:table-cell office:value-type="float" office:value="6461677">
            <text:p>6461677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6730">
            <text:p>5996730</text:p>
          </table:table-cell>
          <table:table-cell office:value-type="float" office:value="6417173">
            <text:p>6417173</text:p>
          </table:table-cell>
          <table:table-cell office:value-type="float" office:value="5506171">
            <text:p>5506171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358685">
            <text:p>11358685</text:p>
          </table:table-cell>
          <table:table-cell office:value-type="float" office:value="7274172">
            <text:p>7274172</text:p>
          </table:table-cell>
          <table:table-cell office:value-type="float" office:value="5230640">
            <text:p>5230640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67695">
            <text:p>5467695</text:p>
          </table:table-cell>
          <table:table-cell office:value-type="float" office:value="6249053">
            <text:p>6249053</text:p>
          </table:table-cell>
          <table:table-cell office:value-type="float" office:value="8907073">
            <text:p>8907073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42719">
            <text:p>5842719</text:p>
          </table:table-cell>
          <table:table-cell office:value-type="float" office:value="6362400">
            <text:p>6362400</text:p>
          </table:table-cell>
          <table:table-cell office:value-type="float" office:value="4923461">
            <text:p>4923461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463967">
            <text:p>4463967</text:p>
          </table:table-cell>
          <table:table-cell office:value-type="float" office:value="10113773">
            <text:p>10113773</text:p>
          </table:table-cell>
          <table:table-cell office:value-type="float" office:value="6295304">
            <text:p>6295304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602321">
            <text:p>9602321</text:p>
          </table:table-cell>
          <table:table-cell office:value-type="float" office:value="8964431">
            <text:p>8964431</text:p>
          </table:table-cell>
          <table:table-cell office:value-type="float" office:value="6808360">
            <text:p>6808360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56818">
            <text:p>5556818</text:p>
          </table:table-cell>
          <table:table-cell office:value-type="float" office:value="13733963">
            <text:p>13733963</text:p>
          </table:table-cell>
          <table:table-cell office:value-type="float" office:value="7386062">
            <text:p>7386062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14166">
            <text:p>5514166</text:p>
          </table:table-cell>
          <table:table-cell office:value-type="float" office:value="6997931">
            <text:p>6997931</text:p>
          </table:table-cell>
          <table:table-cell office:value-type="float" office:value="6007170">
            <text:p>6007170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938698">
            <text:p>7938698</text:p>
          </table:table-cell>
          <table:table-cell office:value-type="float" office:value="7323185">
            <text:p>7323185</text:p>
          </table:table-cell>
          <table:table-cell office:value-type="float" office:value="6870553">
            <text:p>6870553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204300">
            <text:p>5204300</text:p>
          </table:table-cell>
          <table:table-cell office:value-type="float" office:value="5036302">
            <text:p>5036302</text:p>
          </table:table-cell>
          <table:table-cell office:value-type="float" office:value="5327452">
            <text:p>5327452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496466">
            <text:p>8496466</text:p>
          </table:table-cell>
          <table:table-cell office:value-type="float" office:value="6988680">
            <text:p>6988680</text:p>
          </table:table-cell>
          <table:table-cell office:value-type="float" office:value="6513649">
            <text:p>6513649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36608">
            <text:p>6536608</text:p>
          </table:table-cell>
          <table:table-cell office:value-type="float" office:value="4941002">
            <text:p>4941002</text:p>
          </table:table-cell>
          <table:table-cell office:value-type="float" office:value="6341100">
            <text:p>6341100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900281">
            <text:p>7900281</text:p>
          </table:table-cell>
          <table:table-cell office:value-type="float" office:value="6637965">
            <text:p>6637965</text:p>
          </table:table-cell>
          <table:table-cell office:value-type="float" office:value="6060205">
            <text:p>6060205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421637">
            <text:p>7421637</text:p>
          </table:table-cell>
          <table:table-cell office:value-type="float" office:value="7109644">
            <text:p>7109644</text:p>
          </table:table-cell>
          <table:table-cell office:value-type="float" office:value="6405162">
            <text:p>6405162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613631">
            <text:p>7613631</text:p>
          </table:table-cell>
          <table:table-cell office:value-type="float" office:value="6081343">
            <text:p>6081343</text:p>
          </table:table-cell>
          <table:table-cell office:value-type="float" office:value="7986382">
            <text:p>7986382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16715">
            <text:p>5516715</text:p>
          </table:table-cell>
          <table:table-cell office:value-type="float" office:value="8087137">
            <text:p>8087137</text:p>
          </table:table-cell>
          <table:table-cell office:value-type="float" office:value="11250952">
            <text:p>11250952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140481">
            <text:p>6140481</text:p>
          </table:table-cell>
          <table:table-cell office:value-type="float" office:value="7191352">
            <text:p>7191352</text:p>
          </table:table-cell>
          <table:table-cell office:value-type="float" office:value="9982632">
            <text:p>9982632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31991">
            <text:p>5431991</text:p>
          </table:table-cell>
          <table:table-cell office:value-type="float" office:value="6257036">
            <text:p>6257036</text:p>
          </table:table-cell>
          <table:table-cell office:value-type="float" office:value="13625015">
            <text:p>13625015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842862">
            <text:p>9842862</text:p>
          </table:table-cell>
          <table:table-cell office:value-type="float" office:value="6595548">
            <text:p>6595548</text:p>
          </table:table-cell>
          <table:table-cell office:value-type="float" office:value="16407286">
            <text:p>16407286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66922">
            <text:p>5566922</text:p>
          </table:table-cell>
          <table:table-cell office:value-type="float" office:value="5811068">
            <text:p>5811068</text:p>
          </table:table-cell>
          <table:table-cell office:value-type="float" office:value="12628402">
            <text:p>12628402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75203">
            <text:p>5875203</text:p>
          </table:table-cell>
          <table:table-cell office:value-type="float" office:value="6656295">
            <text:p>6656295</text:p>
          </table:table-cell>
          <table:table-cell office:value-type="float" office:value="6532999">
            <text:p>6532999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580585">
            <text:p>10580585</text:p>
          </table:table-cell>
          <table:table-cell office:value-type="float" office:value="10436360">
            <text:p>10436360</text:p>
          </table:table-cell>
          <table:table-cell office:value-type="float" office:value="4993383">
            <text:p>4993383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805468">
            <text:p>4805468</text:p>
          </table:table-cell>
          <table:table-cell office:value-type="float" office:value="5672216">
            <text:p>5672216</text:p>
          </table:table-cell>
          <table:table-cell office:value-type="float" office:value="8128949">
            <text:p>8128949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418075">
            <text:p>7418075</text:p>
          </table:table-cell>
          <table:table-cell office:value-type="float" office:value="5186224">
            <text:p>5186224</text:p>
          </table:table-cell>
          <table:table-cell office:value-type="float" office:value="4485460">
            <text:p>4485460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782420">
            <text:p>8782420</text:p>
          </table:table-cell>
          <table:table-cell office:value-type="float" office:value="8790736">
            <text:p>8790736</text:p>
          </table:table-cell>
          <table:table-cell office:value-type="float" office:value="7430032">
            <text:p>7430032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383262">
            <text:p>6383262</text:p>
          </table:table-cell>
          <table:table-cell office:value-type="float" office:value="6634445">
            <text:p>6634445</text:p>
          </table:table-cell>
          <table:table-cell office:value-type="float" office:value="8832298">
            <text:p>8832298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88877">
            <text:p>5788877</text:p>
          </table:table-cell>
          <table:table-cell office:value-type="float" office:value="6521503">
            <text:p>6521503</text:p>
          </table:table-cell>
          <table:table-cell office:value-type="float" office:value="7805552">
            <text:p>7805552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738277">
            <text:p>10738277</text:p>
          </table:table-cell>
          <table:table-cell office:value-type="float" office:value="5693493">
            <text:p>5693493</text:p>
          </table:table-cell>
          <table:table-cell office:value-type="float" office:value="8607837">
            <text:p>8607837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25994">
            <text:p>5325994</text:p>
          </table:table-cell>
          <table:table-cell office:value-type="float" office:value="5999277">
            <text:p>5999277</text:p>
          </table:table-cell>
          <table:table-cell office:value-type="float" office:value="7172963">
            <text:p>7172963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180191">
            <text:p>7180191</text:p>
          </table:table-cell>
          <table:table-cell office:value-type="float" office:value="6382775">
            <text:p>6382775</text:p>
          </table:table-cell>
          <table:table-cell office:value-type="float" office:value="5468542">
            <text:p>5468542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918435">
            <text:p>6918435</text:p>
          </table:table-cell>
          <table:table-cell office:value-type="float" office:value="5357737">
            <text:p>5357737</text:p>
          </table:table-cell>
          <table:table-cell office:value-type="float" office:value="6112288">
            <text:p>6112288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733209">
            <text:p>8733209</text:p>
          </table:table-cell>
          <table:table-cell office:value-type="float" office:value="6433725">
            <text:p>6433725</text:p>
          </table:table-cell>
          <table:table-cell office:value-type="float" office:value="8967598">
            <text:p>8967598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935795">
            <text:p>6935795</text:p>
          </table:table-cell>
          <table:table-cell office:value-type="float" office:value="5308505">
            <text:p>5308505</text:p>
          </table:table-cell>
          <table:table-cell office:value-type="float" office:value="6079229">
            <text:p>6079229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43229">
            <text:p>7843229</text:p>
          </table:table-cell>
          <table:table-cell office:value-type="float" office:value="5471291">
            <text:p>5471291</text:p>
          </table:table-cell>
          <table:table-cell office:value-type="float" office:value="8624282">
            <text:p>8624282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749157">
            <text:p>7749157</text:p>
          </table:table-cell>
          <table:table-cell office:value-type="float" office:value="6377942">
            <text:p>6377942</text:p>
          </table:table-cell>
          <table:table-cell office:value-type="float" office:value="8349385">
            <text:p>8349385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047967">
            <text:p>6047967</text:p>
          </table:table-cell>
          <table:table-cell office:value-type="float" office:value="4781294">
            <text:p>4781294</text:p>
          </table:table-cell>
          <table:table-cell office:value-type="float" office:value="6203659">
            <text:p>6203659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541207">
            <text:p>4541207</text:p>
          </table:table-cell>
          <table:table-cell office:value-type="float" office:value="6621032">
            <text:p>6621032</text:p>
          </table:table-cell>
          <table:table-cell office:value-type="float" office:value="5825634">
            <text:p>5825634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782100">
            <text:p>6782100</text:p>
          </table:table-cell>
          <table:table-cell office:value-type="float" office:value="6275099">
            <text:p>6275099</text:p>
          </table:table-cell>
          <table:table-cell office:value-type="float" office:value="6399871">
            <text:p>6399871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61206">
            <text:p>5961206</text:p>
          </table:table-cell>
          <table:table-cell office:value-type="float" office:value="9591805">
            <text:p>9591805</text:p>
          </table:table-cell>
          <table:table-cell office:value-type="float" office:value="7833999">
            <text:p>7833999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35094">
            <text:p>5435094</text:p>
          </table:table-cell>
          <table:table-cell office:value-type="float" office:value="12975923">
            <text:p>12975923</text:p>
          </table:table-cell>
          <table:table-cell office:value-type="float" office:value="4902199">
            <text:p>4902199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02722">
            <text:p>5302722</text:p>
          </table:table-cell>
          <table:table-cell office:value-type="float" office:value="8118902">
            <text:p>8118902</text:p>
          </table:table-cell>
          <table:table-cell office:value-type="float" office:value="6785793">
            <text:p>6785793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347578">
            <text:p>11347578</text:p>
          </table:table-cell>
          <table:table-cell office:value-type="float" office:value="8478600">
            <text:p>8478600</text:p>
          </table:table-cell>
          <table:table-cell office:value-type="float" office:value="9222870">
            <text:p>9222870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30113">
            <text:p>7230113</text:p>
          </table:table-cell>
          <table:table-cell office:value-type="float" office:value="8333824">
            <text:p>8333824</text:p>
          </table:table-cell>
          <table:table-cell office:value-type="float" office:value="7360287">
            <text:p>7360287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127306">
            <text:p>10127306</text:p>
          </table:table-cell>
          <table:table-cell office:value-type="float" office:value="5655091">
            <text:p>5655091</text:p>
          </table:table-cell>
          <table:table-cell office:value-type="float" office:value="11023831">
            <text:p>11023831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084971">
            <text:p>7084971</text:p>
          </table:table-cell>
          <table:table-cell office:value-type="float" office:value="7979859">
            <text:p>7979859</text:p>
          </table:table-cell>
          <table:table-cell office:value-type="float" office:value="12281649">
            <text:p>12281649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737517">
            <text:p>7737517</text:p>
          </table:table-cell>
          <table:table-cell office:value-type="float" office:value="8550013">
            <text:p>8550013</text:p>
          </table:table-cell>
          <table:table-cell office:value-type="float" office:value="8831442">
            <text:p>8831442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65955">
            <text:p>7465955</text:p>
          </table:table-cell>
          <table:table-cell office:value-type="float" office:value="9435652">
            <text:p>9435652</text:p>
          </table:table-cell>
          <table:table-cell office:value-type="float" office:value="8521529">
            <text:p>8521529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431014">
            <text:p>12431014</text:p>
          </table:table-cell>
          <table:table-cell office:value-type="float" office:value="7207705">
            <text:p>7207705</text:p>
          </table:table-cell>
          <table:table-cell office:value-type="float" office:value="9061183">
            <text:p>9061183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704401">
            <text:p>10704401</text:p>
          </table:table-cell>
          <table:table-cell office:value-type="float" office:value="9479859">
            <text:p>9479859</text:p>
          </table:table-cell>
          <table:table-cell office:value-type="float" office:value="11144293">
            <text:p>11144293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94018">
            <text:p>8294018</text:p>
          </table:table-cell>
          <table:table-cell office:value-type="float" office:value="6607593">
            <text:p>6607593</text:p>
          </table:table-cell>
          <table:table-cell office:value-type="float" office:value="8124478">
            <text:p>8124478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050869">
            <text:p>8050869</text:p>
          </table:table-cell>
          <table:table-cell office:value-type="float" office:value="8442196">
            <text:p>8442196</text:p>
          </table:table-cell>
          <table:table-cell office:value-type="float" office:value="8507678">
            <text:p>8507678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859931">
            <text:p>12859931</text:p>
          </table:table-cell>
          <table:table-cell office:value-type="float" office:value="11512800">
            <text:p>11512800</text:p>
          </table:table-cell>
          <table:table-cell office:value-type="float" office:value="10198718">
            <text:p>10198718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55096">
            <text:p>7155096</text:p>
          </table:table-cell>
          <table:table-cell office:value-type="float" office:value="7180329">
            <text:p>7180329</text:p>
          </table:table-cell>
          <table:table-cell office:value-type="float" office:value="8120980">
            <text:p>8120980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343169">
            <text:p>7343169</text:p>
          </table:table-cell>
          <table:table-cell office:value-type="float" office:value="8445707">
            <text:p>8445707</text:p>
          </table:table-cell>
          <table:table-cell office:value-type="float" office:value="14965786">
            <text:p>14965786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224788">
            <text:p>11224788</text:p>
          </table:table-cell>
          <table:table-cell office:value-type="float" office:value="7512026">
            <text:p>7512026</text:p>
          </table:table-cell>
          <table:table-cell office:value-type="float" office:value="7463444">
            <text:p>7463444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421311">
            <text:p>9421311</text:p>
          </table:table-cell>
          <table:table-cell office:value-type="float" office:value="8318256">
            <text:p>8318256</text:p>
          </table:table-cell>
          <table:table-cell office:value-type="float" office:value="7867318">
            <text:p>7867318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73654">
            <text:p>7473654</text:p>
          </table:table-cell>
          <table:table-cell office:value-type="float" office:value="7043653">
            <text:p>7043653</text:p>
          </table:table-cell>
          <table:table-cell office:value-type="float" office:value="8045681">
            <text:p>8045681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090654">
            <text:p>7090654</text:p>
          </table:table-cell>
          <table:table-cell office:value-type="float" office:value="7299038">
            <text:p>7299038</text:p>
          </table:table-cell>
          <table:table-cell office:value-type="float" office:value="10841655">
            <text:p>10841655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25828">
            <text:p>8225828</text:p>
          </table:table-cell>
          <table:table-cell office:value-type="float" office:value="9229455">
            <text:p>9229455</text:p>
          </table:table-cell>
          <table:table-cell office:value-type="float" office:value="10911859">
            <text:p>10911859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377800">
            <text:p>10377800</text:p>
          </table:table-cell>
          <table:table-cell office:value-type="float" office:value="7295092">
            <text:p>7295092</text:p>
          </table:table-cell>
          <table:table-cell office:value-type="float" office:value="8893625">
            <text:p>8893625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877673">
            <text:p>7877673</text:p>
          </table:table-cell>
          <table:table-cell office:value-type="float" office:value="7710514">
            <text:p>7710514</text:p>
          </table:table-cell>
          <table:table-cell office:value-type="float" office:value="6662910">
            <text:p>6662910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668640">
            <text:p>11668640</text:p>
          </table:table-cell>
          <table:table-cell office:value-type="float" office:value="6717662">
            <text:p>6717662</text:p>
          </table:table-cell>
          <table:table-cell office:value-type="float" office:value="11494180">
            <text:p>11494180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833364">
            <text:p>7833364</text:p>
          </table:table-cell>
          <table:table-cell office:value-type="float" office:value="9246347">
            <text:p>9246347</text:p>
          </table:table-cell>
          <table:table-cell office:value-type="float" office:value="14619697">
            <text:p>14619697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309726">
            <text:p>13309726</text:p>
          </table:table-cell>
          <table:table-cell office:value-type="float" office:value="7783073">
            <text:p>7783073</text:p>
          </table:table-cell>
          <table:table-cell office:value-type="float" office:value="8706511">
            <text:p>8706511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504522">
            <text:p>11504522</text:p>
          </table:table-cell>
          <table:table-cell office:value-type="float" office:value="7614291">
            <text:p>7614291</text:p>
          </table:table-cell>
          <table:table-cell office:value-type="float" office:value="7530272">
            <text:p>7530272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834043">
            <text:p>9834043</text:p>
          </table:table-cell>
          <table:table-cell office:value-type="float" office:value="12898188">
            <text:p>12898188</text:p>
          </table:table-cell>
          <table:table-cell office:value-type="float" office:value="10922980">
            <text:p>10922980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020380">
            <text:p>10020380</text:p>
          </table:table-cell>
          <table:table-cell office:value-type="float" office:value="7375836">
            <text:p>7375836</text:p>
          </table:table-cell>
          <table:table-cell office:value-type="float" office:value="9872631">
            <text:p>9872631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38583">
            <text:p>7438583</text:p>
          </table:table-cell>
          <table:table-cell office:value-type="float" office:value="7126099">
            <text:p>7126099</text:p>
          </table:table-cell>
          <table:table-cell office:value-type="float" office:value="8488882">
            <text:p>8488882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788967">
            <text:p>6788967</text:p>
          </table:table-cell>
          <table:table-cell office:value-type="float" office:value="8939013">
            <text:p>8939013</text:p>
          </table:table-cell>
          <table:table-cell office:value-type="float" office:value="10200646">
            <text:p>10200646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424226">
            <text:p>8424226</text:p>
          </table:table-cell>
          <table:table-cell office:value-type="float" office:value="7199973">
            <text:p>7199973</text:p>
          </table:table-cell>
          <table:table-cell office:value-type="float" office:value="6908590">
            <text:p>6908590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668201">
            <text:p>12668201</text:p>
          </table:table-cell>
          <table:table-cell office:value-type="float" office:value="7480979">
            <text:p>7480979</text:p>
          </table:table-cell>
          <table:table-cell office:value-type="float" office:value="7266694">
            <text:p>7266694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672285">
            <text:p>9672285</text:p>
          </table:table-cell>
          <table:table-cell office:value-type="float" office:value="6039244">
            <text:p>6039244</text:p>
          </table:table-cell>
          <table:table-cell office:value-type="float" office:value="8406312">
            <text:p>8406312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44355">
            <text:p>7444355</text:p>
          </table:table-cell>
          <table:table-cell office:value-type="float" office:value="6424482">
            <text:p>6424482</text:p>
          </table:table-cell>
          <table:table-cell office:value-type="float" office:value="9164109">
            <text:p>9164109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70668">
            <text:p>8270668</text:p>
          </table:table-cell>
          <table:table-cell office:value-type="float" office:value="7544056">
            <text:p>7544056</text:p>
          </table:table-cell>
          <table:table-cell office:value-type="float" office:value="7282698">
            <text:p>7282698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23698">
            <text:p>8223698</text:p>
          </table:table-cell>
          <table:table-cell office:value-type="float" office:value="10736092">
            <text:p>10736092</text:p>
          </table:table-cell>
          <table:table-cell office:value-type="float" office:value="8034897">
            <text:p>8034897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355202">
            <text:p>8355202</text:p>
          </table:table-cell>
          <table:table-cell office:value-type="float" office:value="9180037">
            <text:p>9180037</text:p>
          </table:table-cell>
          <table:table-cell office:value-type="float" office:value="15196295">
            <text:p>15196295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94971">
            <text:p>7494971</text:p>
          </table:table-cell>
          <table:table-cell office:value-type="float" office:value="5613710">
            <text:p>5613710</text:p>
          </table:table-cell>
          <table:table-cell office:value-type="float" office:value="16716600">
            <text:p>16716600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69119">
            <text:p>7169119</text:p>
          </table:table-cell>
          <table:table-cell office:value-type="float" office:value="7755008">
            <text:p>7755008</text:p>
          </table:table-cell>
          <table:table-cell office:value-type="float" office:value="12546717">
            <text:p>12546717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407128">
            <text:p>8407128</text:p>
          </table:table-cell>
          <table:table-cell office:value-type="float" office:value="6401051">
            <text:p>6401051</text:p>
          </table:table-cell>
          <table:table-cell office:value-type="float" office:value="14313980">
            <text:p>14313980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554729">
            <text:p>8554729</text:p>
          </table:table-cell>
          <table:table-cell office:value-type="float" office:value="10114388">
            <text:p>10114388</text:p>
          </table:table-cell>
          <table:table-cell office:value-type="float" office:value="12338277">
            <text:p>12338277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403212">
            <text:p>6403212</text:p>
          </table:table-cell>
          <table:table-cell office:value-type="float" office:value="7164815">
            <text:p>7164815</text:p>
          </table:table-cell>
          <table:table-cell office:value-type="float" office:value="7817216">
            <text:p>7817216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5553705">
            <text:p>15553705</text:p>
          </table:table-cell>
          <table:table-cell office:value-type="float" office:value="7599896">
            <text:p>7599896</text:p>
          </table:table-cell>
          <table:table-cell office:value-type="float" office:value="15091675">
            <text:p>15091675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089676">
            <text:p>8089676</text:p>
          </table:table-cell>
          <table:table-cell office:value-type="float" office:value="6750881">
            <text:p>6750881</text:p>
          </table:table-cell>
          <table:table-cell office:value-type="float" office:value="9919330">
            <text:p>9919330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955444">
            <text:p>9955444</text:p>
          </table:table-cell>
          <table:table-cell office:value-type="float" office:value="7218443">
            <text:p>7218443</text:p>
          </table:table-cell>
          <table:table-cell office:value-type="float" office:value="7776306">
            <text:p>7776306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361507">
            <text:p>9361507</text:p>
          </table:table-cell>
          <table:table-cell office:value-type="float" office:value="6852981">
            <text:p>6852981</text:p>
          </table:table-cell>
          <table:table-cell office:value-type="float" office:value="7074201">
            <text:p>7074201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869863">
            <text:p>8869863</text:p>
          </table:table-cell>
          <table:table-cell office:value-type="float" office:value="7241025">
            <text:p>7241025</text:p>
          </table:table-cell>
          <table:table-cell office:value-type="float" office:value="9293969">
            <text:p>9293969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581822">
            <text:p>7581822</text:p>
          </table:table-cell>
          <table:table-cell office:value-type="float" office:value="7705027">
            <text:p>7705027</text:p>
          </table:table-cell>
          <table:table-cell office:value-type="float" office:value="7725423">
            <text:p>7725423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910141">
            <text:p>7910141</text:p>
          </table:table-cell>
          <table:table-cell office:value-type="float" office:value="9150981">
            <text:p>9150981</text:p>
          </table:table-cell>
          <table:table-cell office:value-type="float" office:value="6845107">
            <text:p>6845107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750784">
            <text:p>9750784</text:p>
          </table:table-cell>
          <table:table-cell office:value-type="float" office:value="10116420">
            <text:p>10116420</text:p>
          </table:table-cell>
          <table:table-cell office:value-type="float" office:value="7667286">
            <text:p>7667286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619849">
            <text:p>7619849</text:p>
          </table:table-cell>
          <table:table-cell office:value-type="float" office:value="6134691">
            <text:p>6134691</text:p>
          </table:table-cell>
          <table:table-cell office:value-type="float" office:value="8340817">
            <text:p>8340817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632040">
            <text:p>7632040</text:p>
          </table:table-cell>
          <table:table-cell office:value-type="float" office:value="8714988">
            <text:p>8714988</text:p>
          </table:table-cell>
          <table:table-cell office:value-type="float" office:value="13110398">
            <text:p>13110398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103815">
            <text:p>11103815</text:p>
          </table:table-cell>
          <table:table-cell office:value-type="float" office:value="8693188">
            <text:p>8693188</text:p>
          </table:table-cell>
          <table:table-cell office:value-type="float" office:value="15653645">
            <text:p>15653645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667485">
            <text:p>12667485</text:p>
          </table:table-cell>
          <table:table-cell office:value-type="float" office:value="8305163">
            <text:p>8305163</text:p>
          </table:table-cell>
          <table:table-cell office:value-type="float" office:value="15700558">
            <text:p>15700558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013207">
            <text:p>16013207</text:p>
          </table:table-cell>
          <table:table-cell office:value-type="float" office:value="8457982">
            <text:p>8457982</text:p>
          </table:table-cell>
          <table:table-cell office:value-type="float" office:value="15655815">
            <text:p>15655815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72314">
            <text:p>10072314</text:p>
          </table:table-cell>
          <table:table-cell office:value-type="float" office:value="8493601">
            <text:p>8493601</text:p>
          </table:table-cell>
          <table:table-cell office:value-type="float" office:value="21900585">
            <text:p>21900585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983424">
            <text:p>14983424</text:p>
          </table:table-cell>
          <table:table-cell office:value-type="float" office:value="7289589">
            <text:p>7289589</text:p>
          </table:table-cell>
          <table:table-cell office:value-type="float" office:value="10354280">
            <text:p>10354280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325821">
            <text:p>10325821</text:p>
          </table:table-cell>
          <table:table-cell office:value-type="float" office:value="10510370">
            <text:p>10510370</text:p>
          </table:table-cell>
          <table:table-cell office:value-type="float" office:value="12673608">
            <text:p>12673608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508211">
            <text:p>11508211</text:p>
          </table:table-cell>
          <table:table-cell office:value-type="float" office:value="10533664">
            <text:p>10533664</text:p>
          </table:table-cell>
          <table:table-cell office:value-type="float" office:value="21034878">
            <text:p>21034878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242393">
            <text:p>11242393</text:p>
          </table:table-cell>
          <table:table-cell office:value-type="float" office:value="11295983">
            <text:p>11295983</text:p>
          </table:table-cell>
          <table:table-cell office:value-type="float" office:value="11400072">
            <text:p>11400072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511378">
            <text:p>9511378</text:p>
          </table:table-cell>
          <table:table-cell office:value-type="float" office:value="11130970">
            <text:p>11130970</text:p>
          </table:table-cell>
          <table:table-cell office:value-type="float" office:value="9919346">
            <text:p>9919346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74972">
            <text:p>9174972</text:p>
          </table:table-cell>
          <table:table-cell office:value-type="float" office:value="10446734">
            <text:p>10446734</text:p>
          </table:table-cell>
          <table:table-cell office:value-type="float" office:value="9327801">
            <text:p>9327801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49382">
            <text:p>10049382</text:p>
          </table:table-cell>
          <table:table-cell office:value-type="float" office:value="9347766">
            <text:p>9347766</text:p>
          </table:table-cell>
          <table:table-cell office:value-type="float" office:value="14555601">
            <text:p>14555601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161586">
            <text:p>19161586</text:p>
          </table:table-cell>
          <table:table-cell office:value-type="float" office:value="13938504">
            <text:p>13938504</text:p>
          </table:table-cell>
          <table:table-cell office:value-type="float" office:value="9677145">
            <text:p>9677145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314802">
            <text:p>18314802</text:p>
          </table:table-cell>
          <table:table-cell office:value-type="float" office:value="9970933">
            <text:p>9970933</text:p>
          </table:table-cell>
          <table:table-cell office:value-type="float" office:value="10003550">
            <text:p>10003550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232012">
            <text:p>14232012</text:p>
          </table:table-cell>
          <table:table-cell office:value-type="float" office:value="8793318">
            <text:p>8793318</text:p>
          </table:table-cell>
          <table:table-cell office:value-type="float" office:value="11285659">
            <text:p>11285659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449879">
            <text:p>13449879</text:p>
          </table:table-cell>
          <table:table-cell office:value-type="float" office:value="7376660">
            <text:p>7376660</text:p>
          </table:table-cell>
          <table:table-cell office:value-type="float" office:value="12307087">
            <text:p>12307087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010878">
            <text:p>11010878</text:p>
          </table:table-cell>
          <table:table-cell office:value-type="float" office:value="9506759">
            <text:p>9506759</text:p>
          </table:table-cell>
          <table:table-cell office:value-type="float" office:value="17378298">
            <text:p>17378298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218727">
            <text:p>11218727</text:p>
          </table:table-cell>
          <table:table-cell office:value-type="float" office:value="10965198">
            <text:p>10965198</text:p>
          </table:table-cell>
          <table:table-cell office:value-type="float" office:value="17318054">
            <text:p>17318054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128896">
            <text:p>12128896</text:p>
          </table:table-cell>
          <table:table-cell office:value-type="float" office:value="11806806">
            <text:p>11806806</text:p>
          </table:table-cell>
          <table:table-cell office:value-type="float" office:value="30879326">
            <text:p>30879326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81447">
            <text:p>9181447</text:p>
          </table:table-cell>
          <table:table-cell office:value-type="float" office:value="10301366">
            <text:p>10301366</text:p>
          </table:table-cell>
          <table:table-cell office:value-type="float" office:value="17251549">
            <text:p>17251549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431106">
            <text:p>17431106</text:p>
          </table:table-cell>
          <table:table-cell office:value-type="float" office:value="9489564">
            <text:p>9489564</text:p>
          </table:table-cell>
          <table:table-cell office:value-type="float" office:value="12300792">
            <text:p>12300792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791014">
            <text:p>9791014</text:p>
          </table:table-cell>
          <table:table-cell office:value-type="float" office:value="7729272">
            <text:p>7729272</text:p>
          </table:table-cell>
          <table:table-cell office:value-type="float" office:value="27432204">
            <text:p>27432204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262772">
            <text:p>11262772</text:p>
          </table:table-cell>
          <table:table-cell office:value-type="float" office:value="7681064">
            <text:p>7681064</text:p>
          </table:table-cell>
          <table:table-cell office:value-type="float" office:value="10827057">
            <text:p>10827057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37538">
            <text:p>10237538</text:p>
          </table:table-cell>
          <table:table-cell office:value-type="float" office:value="15467693">
            <text:p>15467693</text:p>
          </table:table-cell>
          <table:table-cell office:value-type="float" office:value="12151577">
            <text:p>12151577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934582">
            <text:p>10934582</text:p>
          </table:table-cell>
          <table:table-cell office:value-type="float" office:value="8055844">
            <text:p>8055844</text:p>
          </table:table-cell>
          <table:table-cell office:value-type="float" office:value="10904349">
            <text:p>10904349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600832">
            <text:p>8600832</text:p>
          </table:table-cell>
          <table:table-cell office:value-type="float" office:value="8359482">
            <text:p>8359482</text:p>
          </table:table-cell>
          <table:table-cell office:value-type="float" office:value="12063821">
            <text:p>12063821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022226">
            <text:p>17022226</text:p>
          </table:table-cell>
          <table:table-cell office:value-type="float" office:value="9433963">
            <text:p>9433963</text:p>
          </table:table-cell>
          <table:table-cell office:value-type="float" office:value="24339696">
            <text:p>24339696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592017">
            <text:p>8592017</text:p>
          </table:table-cell>
          <table:table-cell office:value-type="float" office:value="9615422">
            <text:p>9615422</text:p>
          </table:table-cell>
          <table:table-cell office:value-type="float" office:value="9547517">
            <text:p>9547517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74408">
            <text:p>9174408</text:p>
          </table:table-cell>
          <table:table-cell office:value-type="float" office:value="9525973">
            <text:p>9525973</text:p>
          </table:table-cell>
          <table:table-cell office:value-type="float" office:value="17222053">
            <text:p>17222053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55213">
            <text:p>8855213</text:p>
          </table:table-cell>
          <table:table-cell office:value-type="float" office:value="12515527">
            <text:p>12515527</text:p>
          </table:table-cell>
          <table:table-cell office:value-type="float" office:value="11259437">
            <text:p>11259437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685771">
            <text:p>18685771</text:p>
          </table:table-cell>
          <table:table-cell office:value-type="float" office:value="8082251">
            <text:p>8082251</text:p>
          </table:table-cell>
          <table:table-cell office:value-type="float" office:value="15179671">
            <text:p>15179671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69174">
            <text:p>8869174</text:p>
          </table:table-cell>
          <table:table-cell office:value-type="float" office:value="17548610">
            <text:p>17548610</text:p>
          </table:table-cell>
          <table:table-cell office:value-type="float" office:value="10784530">
            <text:p>10784530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6100">
            <text:p>10006100</text:p>
          </table:table-cell>
          <table:table-cell office:value-type="float" office:value="8032319">
            <text:p>8032319</text:p>
          </table:table-cell>
          <table:table-cell office:value-type="float" office:value="11705076">
            <text:p>11705076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81087">
            <text:p>10081087</text:p>
          </table:table-cell>
          <table:table-cell office:value-type="float" office:value="13672818">
            <text:p>13672818</text:p>
          </table:table-cell>
          <table:table-cell office:value-type="float" office:value="9339947">
            <text:p>9339947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463666">
            <text:p>9463666</text:p>
          </table:table-cell>
          <table:table-cell office:value-type="float" office:value="10999764">
            <text:p>10999764</text:p>
          </table:table-cell>
          <table:table-cell office:value-type="float" office:value="9471866">
            <text:p>9471866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627584">
            <text:p>15627584</text:p>
          </table:table-cell>
          <table:table-cell office:value-type="float" office:value="9215346">
            <text:p>9215346</text:p>
          </table:table-cell>
          <table:table-cell office:value-type="float" office:value="14598048">
            <text:p>14598048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971948">
            <text:p>10971948</text:p>
          </table:table-cell>
          <table:table-cell office:value-type="float" office:value="9278582">
            <text:p>9278582</text:p>
          </table:table-cell>
          <table:table-cell office:value-type="float" office:value="10080862">
            <text:p>10080862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922017">
            <text:p>9922017</text:p>
          </table:table-cell>
          <table:table-cell office:value-type="float" office:value="9854851">
            <text:p>9854851</text:p>
          </table:table-cell>
          <table:table-cell office:value-type="float" office:value="13698696">
            <text:p>13698696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79725">
            <text:p>9179725</text:p>
          </table:table-cell>
          <table:table-cell office:value-type="float" office:value="10828437">
            <text:p>10828437</text:p>
          </table:table-cell>
          <table:table-cell office:value-type="float" office:value="17806499">
            <text:p>17806499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940451">
            <text:p>9940451</text:p>
          </table:table-cell>
          <table:table-cell office:value-type="float" office:value="10805540">
            <text:p>10805540</text:p>
          </table:table-cell>
          <table:table-cell office:value-type="float" office:value="11822503">
            <text:p>11822503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396339">
            <text:p>10396339</text:p>
          </table:table-cell>
          <table:table-cell office:value-type="float" office:value="12404306">
            <text:p>12404306</text:p>
          </table:table-cell>
          <table:table-cell office:value-type="float" office:value="9464617">
            <text:p>9464617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905057">
            <text:p>14905057</text:p>
          </table:table-cell>
          <table:table-cell office:value-type="float" office:value="11754220">
            <text:p>11754220</text:p>
          </table:table-cell>
          <table:table-cell office:value-type="float" office:value="8771230">
            <text:p>8771230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58657">
            <text:p>10258657</text:p>
          </table:table-cell>
          <table:table-cell office:value-type="float" office:value="10285959">
            <text:p>10285959</text:p>
          </table:table-cell>
          <table:table-cell office:value-type="float" office:value="14797123">
            <text:p>14797123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72224">
            <text:p>16372224</text:p>
          </table:table-cell>
          <table:table-cell office:value-type="float" office:value="12429195">
            <text:p>12429195</text:p>
          </table:table-cell>
          <table:table-cell office:value-type="float" office:value="15458539">
            <text:p>15458539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370784">
            <text:p>10370784</text:p>
          </table:table-cell>
          <table:table-cell office:value-type="float" office:value="7581228">
            <text:p>7581228</text:p>
          </table:table-cell>
          <table:table-cell office:value-type="float" office:value="9983282">
            <text:p>9983282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907074">
            <text:p>13907074</text:p>
          </table:table-cell>
          <table:table-cell office:value-type="float" office:value="11731994">
            <text:p>11731994</text:p>
          </table:table-cell>
          <table:table-cell office:value-type="float" office:value="13016145">
            <text:p>13016145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799224">
            <text:p>8799224</text:p>
          </table:table-cell>
          <table:table-cell office:value-type="float" office:value="11274897">
            <text:p>11274897</text:p>
          </table:table-cell>
          <table:table-cell office:value-type="float" office:value="9137100">
            <text:p>9137100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476572">
            <text:p>17476572</text:p>
          </table:table-cell>
          <table:table-cell office:value-type="float" office:value="12162875">
            <text:p>12162875</text:p>
          </table:table-cell>
          <table:table-cell office:value-type="float" office:value="12183328">
            <text:p>12183328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397496">
            <text:p>17397496</text:p>
          </table:table-cell>
          <table:table-cell office:value-type="float" office:value="7944069">
            <text:p>7944069</text:p>
          </table:table-cell>
          <table:table-cell office:value-type="float" office:value="9769549">
            <text:p>9769549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107220">
            <text:p>10107220</text:p>
          </table:table-cell>
          <table:table-cell office:value-type="float" office:value="11252004">
            <text:p>11252004</text:p>
          </table:table-cell>
          <table:table-cell office:value-type="float" office:value="9340154">
            <text:p>9340154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475346">
            <text:p>9475346</text:p>
          </table:table-cell>
          <table:table-cell office:value-type="float" office:value="12463846">
            <text:p>12463846</text:p>
          </table:table-cell>
          <table:table-cell office:value-type="float" office:value="10708425">
            <text:p>10708425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336178">
            <text:p>17336178</text:p>
          </table:table-cell>
          <table:table-cell office:value-type="float" office:value="12441918">
            <text:p>12441918</text:p>
          </table:table-cell>
          <table:table-cell office:value-type="float" office:value="14361618">
            <text:p>14361618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464877">
            <text:p>10464877</text:p>
          </table:table-cell>
          <table:table-cell office:value-type="float" office:value="12417528">
            <text:p>12417528</text:p>
          </table:table-cell>
          <table:table-cell office:value-type="float" office:value="14707150">
            <text:p>14707150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191681">
            <text:p>11191681</text:p>
          </table:table-cell>
          <table:table-cell office:value-type="float" office:value="10881049">
            <text:p>10881049</text:p>
          </table:table-cell>
          <table:table-cell office:value-type="float" office:value="17215384">
            <text:p>17215384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613183">
            <text:p>11613183</text:p>
          </table:table-cell>
          <table:table-cell office:value-type="float" office:value="12943029">
            <text:p>12943029</text:p>
          </table:table-cell>
          <table:table-cell office:value-type="float" office:value="12465343">
            <text:p>12465343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13363">
            <text:p>11013363</text:p>
          </table:table-cell>
          <table:table-cell office:value-type="float" office:value="14930590">
            <text:p>14930590</text:p>
          </table:table-cell>
          <table:table-cell office:value-type="float" office:value="18349198">
            <text:p>18349198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362645">
            <text:p>11362645</text:p>
          </table:table-cell>
          <table:table-cell office:value-type="float" office:value="21135321">
            <text:p>21135321</text:p>
          </table:table-cell>
          <table:table-cell office:value-type="float" office:value="17710287">
            <text:p>17710287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401964">
            <text:p>13401964</text:p>
          </table:table-cell>
          <table:table-cell office:value-type="float" office:value="17237896">
            <text:p>17237896</text:p>
          </table:table-cell>
          <table:table-cell office:value-type="float" office:value="13620425">
            <text:p>13620425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907468">
            <text:p>9907468</text:p>
          </table:table-cell>
          <table:table-cell office:value-type="float" office:value="11356148">
            <text:p>11356148</text:p>
          </table:table-cell>
          <table:table-cell office:value-type="float" office:value="20860429">
            <text:p>20860429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85158">
            <text:p>11485158</text:p>
          </table:table-cell>
          <table:table-cell office:value-type="float" office:value="20253444">
            <text:p>20253444</text:p>
          </table:table-cell>
          <table:table-cell office:value-type="float" office:value="15878165">
            <text:p>15878165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134776">
            <text:p>16134776</text:p>
          </table:table-cell>
          <table:table-cell office:value-type="float" office:value="10316873">
            <text:p>10316873</text:p>
          </table:table-cell>
          <table:table-cell office:value-type="float" office:value="15238125">
            <text:p>15238125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922955">
            <text:p>11922955</text:p>
          </table:table-cell>
          <table:table-cell office:value-type="float" office:value="12275168">
            <text:p>12275168</text:p>
          </table:table-cell>
          <table:table-cell office:value-type="float" office:value="11993925">
            <text:p>11993925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241205">
            <text:p>13241205</text:p>
          </table:table-cell>
          <table:table-cell office:value-type="float" office:value="11415678">
            <text:p>11415678</text:p>
          </table:table-cell>
          <table:table-cell office:value-type="float" office:value="19442573">
            <text:p>19442573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304586">
            <text:p>10304586</text:p>
          </table:table-cell>
          <table:table-cell office:value-type="float" office:value="12380900">
            <text:p>12380900</text:p>
          </table:table-cell>
          <table:table-cell office:value-type="float" office:value="15221473">
            <text:p>15221473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893374">
            <text:p>13893374</text:p>
          </table:table-cell>
          <table:table-cell office:value-type="float" office:value="11149665">
            <text:p>11149665</text:p>
          </table:table-cell>
          <table:table-cell office:value-type="float" office:value="11173997">
            <text:p>11173997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502727">
            <text:p>16502727</text:p>
          </table:table-cell>
          <table:table-cell office:value-type="float" office:value="19944972">
            <text:p>19944972</text:p>
          </table:table-cell>
          <table:table-cell office:value-type="float" office:value="20339467">
            <text:p>20339467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755569">
            <text:p>10755569</text:p>
          </table:table-cell>
          <table:table-cell office:value-type="float" office:value="20643592">
            <text:p>20643592</text:p>
          </table:table-cell>
          <table:table-cell office:value-type="float" office:value="12494772">
            <text:p>12494772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793337">
            <text:p>11793337</text:p>
          </table:table-cell>
          <table:table-cell office:value-type="float" office:value="11332685">
            <text:p>11332685</text:p>
          </table:table-cell>
          <table:table-cell office:value-type="float" office:value="11683767">
            <text:p>11683767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700977">
            <text:p>11700977</text:p>
          </table:table-cell>
          <table:table-cell office:value-type="float" office:value="11415464">
            <text:p>11415464</text:p>
          </table:table-cell>
          <table:table-cell office:value-type="float" office:value="16210773">
            <text:p>16210773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390803">
            <text:p>12390803</text:p>
          </table:table-cell>
          <table:table-cell office:value-type="float" office:value="10038556">
            <text:p>10038556</text:p>
          </table:table-cell>
          <table:table-cell office:value-type="float" office:value="13590319">
            <text:p>13590319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994575">
            <text:p>15994575</text:p>
          </table:table-cell>
          <table:table-cell office:value-type="float" office:value="11776768">
            <text:p>11776768</text:p>
          </table:table-cell>
          <table:table-cell office:value-type="float" office:value="11696781">
            <text:p>11696781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942253">
            <text:p>11942253</text:p>
          </table:table-cell>
          <table:table-cell office:value-type="float" office:value="8567537">
            <text:p>8567537</text:p>
          </table:table-cell>
          <table:table-cell office:value-type="float" office:value="20410947">
            <text:p>20410947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721973">
            <text:p>13721973</text:p>
          </table:table-cell>
          <table:table-cell office:value-type="float" office:value="20583274">
            <text:p>20583274</text:p>
          </table:table-cell>
          <table:table-cell office:value-type="float" office:value="33875106">
            <text:p>33875106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011519">
            <text:p>19011519</text:p>
          </table:table-cell>
          <table:table-cell office:value-type="float" office:value="15565519">
            <text:p>15565519</text:p>
          </table:table-cell>
          <table:table-cell office:value-type="float" office:value="19872427">
            <text:p>19872427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147664">
            <text:p>16147664</text:p>
          </table:table-cell>
          <table:table-cell office:value-type="float" office:value="10127744">
            <text:p>10127744</text:p>
          </table:table-cell>
          <table:table-cell office:value-type="float" office:value="33456858">
            <text:p>33456858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397017">
            <text:p>11397017</text:p>
          </table:table-cell>
          <table:table-cell office:value-type="float" office:value="21641025">
            <text:p>21641025</text:p>
          </table:table-cell>
          <table:table-cell office:value-type="float" office:value="13679444">
            <text:p>13679444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936004">
            <text:p>10936004</text:p>
          </table:table-cell>
          <table:table-cell office:value-type="float" office:value="10058611">
            <text:p>10058611</text:p>
          </table:table-cell>
          <table:table-cell office:value-type="float" office:value="15431761">
            <text:p>15431761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534142">
            <text:p>12534142</text:p>
          </table:table-cell>
          <table:table-cell office:value-type="float" office:value="19368366">
            <text:p>19368366</text:p>
          </table:table-cell>
          <table:table-cell office:value-type="float" office:value="14413682">
            <text:p>14413682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293960">
            <text:p>11293960</text:p>
          </table:table-cell>
          <table:table-cell office:value-type="float" office:value="7143493">
            <text:p>7143493</text:p>
          </table:table-cell>
          <table:table-cell office:value-type="float" office:value="10637931">
            <text:p>10637931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232759">
            <text:p>12232759</text:p>
          </table:table-cell>
          <table:table-cell office:value-type="float" office:value="10480071">
            <text:p>10480071</text:p>
          </table:table-cell>
          <table:table-cell office:value-type="float" office:value="11463703">
            <text:p>11463703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99568">
            <text:p>11099568</text:p>
          </table:table-cell>
          <table:table-cell office:value-type="float" office:value="16401023">
            <text:p>16401023</text:p>
          </table:table-cell>
          <table:table-cell office:value-type="float" office:value="10698323">
            <text:p>10698323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424202">
            <text:p>17424202</text:p>
          </table:table-cell>
          <table:table-cell office:value-type="float" office:value="13513312">
            <text:p>13513312</text:p>
          </table:table-cell>
          <table:table-cell office:value-type="float" office:value="11371461">
            <text:p>11371461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914781">
            <text:p>13914781</text:p>
          </table:table-cell>
          <table:table-cell office:value-type="float" office:value="11474222">
            <text:p>11474222</text:p>
          </table:table-cell>
          <table:table-cell office:value-type="float" office:value="19479915">
            <text:p>19479915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675553">
            <text:p>13675553</text:p>
          </table:table-cell>
          <table:table-cell office:value-type="float" office:value="10797404">
            <text:p>10797404</text:p>
          </table:table-cell>
          <table:table-cell office:value-type="float" office:value="12126570">
            <text:p>12126570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983673">
            <text:p>12983673</text:p>
          </table:table-cell>
          <table:table-cell office:value-type="float" office:value="12604884">
            <text:p>12604884</text:p>
          </table:table-cell>
          <table:table-cell office:value-type="float" office:value="15055486">
            <text:p>15055486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270678">
            <text:p>20270678</text:p>
          </table:table-cell>
          <table:table-cell office:value-type="float" office:value="12671982">
            <text:p>12671982</text:p>
          </table:table-cell>
          <table:table-cell office:value-type="float" office:value="21191555">
            <text:p>21191555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160656">
            <text:p>14160656</text:p>
          </table:table-cell>
          <table:table-cell office:value-type="float" office:value="17082440">
            <text:p>17082440</text:p>
          </table:table-cell>
          <table:table-cell office:value-type="float" office:value="21106529">
            <text:p>21106529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251488">
            <text:p>12251488</text:p>
          </table:table-cell>
          <table:table-cell office:value-type="float" office:value="12093929">
            <text:p>12093929</text:p>
          </table:table-cell>
          <table:table-cell office:value-type="float" office:value="12858382">
            <text:p>12858382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75762">
            <text:p>11075762</text:p>
          </table:table-cell>
          <table:table-cell office:value-type="float" office:value="18747122">
            <text:p>18747122</text:p>
          </table:table-cell>
          <table:table-cell office:value-type="float" office:value="12840198">
            <text:p>12840198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287822">
            <text:p>17287822</text:p>
          </table:table-cell>
          <table:table-cell office:value-type="float" office:value="14298065">
            <text:p>14298065</text:p>
          </table:table-cell>
          <table:table-cell office:value-type="float" office:value="25257116">
            <text:p>25257116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957020">
            <text:p>10957020</text:p>
          </table:table-cell>
          <table:table-cell office:value-type="float" office:value="10040556">
            <text:p>10040556</text:p>
          </table:table-cell>
          <table:table-cell office:value-type="float" office:value="12300952">
            <text:p>12300952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595045">
            <text:p>12595045</text:p>
          </table:table-cell>
          <table:table-cell office:value-type="float" office:value="11988584">
            <text:p>11988584</text:p>
          </table:table-cell>
          <table:table-cell office:value-type="float" office:value="14098514">
            <text:p>14098514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375821">
            <text:p>12375821</text:p>
          </table:table-cell>
          <table:table-cell office:value-type="float" office:value="12170492">
            <text:p>12170492</text:p>
          </table:table-cell>
          <table:table-cell office:value-type="float" office:value="13350025">
            <text:p>13350025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568336">
            <text:p>12568336</text:p>
          </table:table-cell>
          <table:table-cell office:value-type="float" office:value="10571598">
            <text:p>10571598</text:p>
          </table:table-cell>
          <table:table-cell office:value-type="float" office:value="13087183">
            <text:p>13087183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177574">
            <text:p>12177574</text:p>
          </table:table-cell>
          <table:table-cell office:value-type="float" office:value="11547594">
            <text:p>11547594</text:p>
          </table:table-cell>
          <table:table-cell office:value-type="float" office:value="11362598">
            <text:p>11362598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716653">
            <text:p>9716653</text:p>
          </table:table-cell>
          <table:table-cell office:value-type="float" office:value="22942673">
            <text:p>22942673</text:p>
          </table:table-cell>
          <table:table-cell office:value-type="float" office:value="17831112">
            <text:p>17831112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919573">
            <text:p>15919573</text:p>
          </table:table-cell>
          <table:table-cell office:value-type="float" office:value="20086716">
            <text:p>20086716</text:p>
          </table:table-cell>
          <table:table-cell office:value-type="float" office:value="12553353">
            <text:p>12553353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179817">
            <text:p>26179817</text:p>
          </table:table-cell>
          <table:table-cell office:value-type="float" office:value="21434071">
            <text:p>21434071</text:p>
          </table:table-cell>
          <table:table-cell office:value-type="float" office:value="10095710">
            <text:p>10095710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80359">
            <text:p>11480359</text:p>
          </table:table-cell>
          <table:table-cell office:value-type="float" office:value="11917914">
            <text:p>11917914</text:p>
          </table:table-cell>
          <table:table-cell office:value-type="float" office:value="11530044">
            <text:p>11530044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604399">
            <text:p>10604399</text:p>
          </table:table-cell>
          <table:table-cell office:value-type="float" office:value="10559694">
            <text:p>10559694</text:p>
          </table:table-cell>
          <table:table-cell office:value-type="float" office:value="12116838">
            <text:p>12116838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40564">
            <text:p>11040564</text:p>
          </table:table-cell>
          <table:table-cell office:value-type="float" office:value="12335385">
            <text:p>12335385</text:p>
          </table:table-cell>
          <table:table-cell office:value-type="float" office:value="11449061">
            <text:p>11449061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811415">
            <text:p>27811415</text:p>
          </table:table-cell>
          <table:table-cell office:value-type="float" office:value="18145115">
            <text:p>18145115</text:p>
          </table:table-cell>
          <table:table-cell office:value-type="float" office:value="15184906">
            <text:p>1518490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850860">
            <text:p>19850860</text:p>
          </table:table-cell>
          <table:table-cell office:value-type="float" office:value="16592489">
            <text:p>16592489</text:p>
          </table:table-cell>
          <table:table-cell office:value-type="float" office:value="21504756">
            <text:p>2150475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801640">
            <text:p>26801640</text:p>
          </table:table-cell>
          <table:table-cell office:value-type="float" office:value="15340144">
            <text:p>15340144</text:p>
          </table:table-cell>
          <table:table-cell office:value-type="float" office:value="19007679">
            <text:p>19007679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546594">
            <text:p>22546594</text:p>
          </table:table-cell>
          <table:table-cell office:value-type="float" office:value="20230417">
            <text:p>20230417</text:p>
          </table:table-cell>
          <table:table-cell office:value-type="float" office:value="13712469">
            <text:p>13712469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135391">
            <text:p>18135391</text:p>
          </table:table-cell>
          <table:table-cell office:value-type="float" office:value="14010871">
            <text:p>14010871</text:p>
          </table:table-cell>
          <table:table-cell office:value-type="float" office:value="17202511">
            <text:p>17202511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874367">
            <text:p>14874367</text:p>
          </table:table-cell>
          <table:table-cell office:value-type="float" office:value="20707350">
            <text:p>20707350</text:p>
          </table:table-cell>
          <table:table-cell office:value-type="float" office:value="17152896">
            <text:p>1715289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001">
            <text:p>24576001</text:p>
          </table:table-cell>
          <table:table-cell office:value-type="float" office:value="17158416">
            <text:p>17158416</text:p>
          </table:table-cell>
          <table:table-cell office:value-type="float" office:value="21428181">
            <text:p>21428181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837800">
            <text:p>17837800</text:p>
          </table:table-cell>
          <table:table-cell office:value-type="float" office:value="24931983">
            <text:p>24931983</text:p>
          </table:table-cell>
          <table:table-cell office:value-type="float" office:value="14991226">
            <text:p>1499122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679074">
            <text:p>16679074</text:p>
          </table:table-cell>
          <table:table-cell office:value-type="float" office:value="15211852">
            <text:p>15211852</text:p>
          </table:table-cell>
          <table:table-cell office:value-type="float" office:value="19856784">
            <text:p>19856784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967527">
            <text:p>12967527</text:p>
          </table:table-cell>
          <table:table-cell office:value-type="float" office:value="17186643">
            <text:p>17186643</text:p>
          </table:table-cell>
          <table:table-cell office:value-type="float" office:value="19306792">
            <text:p>19306792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101469">
            <text:p>21101469</text:p>
          </table:table-cell>
          <table:table-cell office:value-type="float" office:value="13363894">
            <text:p>13363894</text:p>
          </table:table-cell>
          <table:table-cell office:value-type="float" office:value="17591507">
            <text:p>17591507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941465">
            <text:p>15941465</text:p>
          </table:table-cell>
          <table:table-cell office:value-type="float" office:value="20153471">
            <text:p>20153471</text:p>
          </table:table-cell>
          <table:table-cell office:value-type="float" office:value="17291146">
            <text:p>1729114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578403">
            <text:p>14578403</text:p>
          </table:table-cell>
          <table:table-cell office:value-type="float" office:value="18174414">
            <text:p>18174414</text:p>
          </table:table-cell>
          <table:table-cell office:value-type="float" office:value="21061492">
            <text:p>21061492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469901">
            <text:p>14469901</text:p>
          </table:table-cell>
          <table:table-cell office:value-type="float" office:value="19346144">
            <text:p>19346144</text:p>
          </table:table-cell>
          <table:table-cell office:value-type="float" office:value="15594939">
            <text:p>15594939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668149">
            <text:p>18668149</text:p>
          </table:table-cell>
          <table:table-cell office:value-type="float" office:value="14618475">
            <text:p>14618475</text:p>
          </table:table-cell>
          <table:table-cell office:value-type="float" office:value="21412055">
            <text:p>21412055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176559">
            <text:p>15176559</text:p>
          </table:table-cell>
          <table:table-cell office:value-type="float" office:value="16058741">
            <text:p>16058741</text:p>
          </table:table-cell>
          <table:table-cell office:value-type="float" office:value="16626733">
            <text:p>16626733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444077">
            <text:p>14444077</text:p>
          </table:table-cell>
          <table:table-cell office:value-type="float" office:value="12609327">
            <text:p>12609327</text:p>
          </table:table-cell>
          <table:table-cell office:value-type="float" office:value="13605552">
            <text:p>13605552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817874">
            <text:p>23817874</text:p>
          </table:table-cell>
          <table:table-cell office:value-type="float" office:value="14233196">
            <text:p>14233196</text:p>
          </table:table-cell>
          <table:table-cell office:value-type="float" office:value="24322540">
            <text:p>24322540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895886">
            <text:p>12895886</text:p>
          </table:table-cell>
          <table:table-cell office:value-type="float" office:value="26394685">
            <text:p>26394685</text:p>
          </table:table-cell>
          <table:table-cell office:value-type="float" office:value="14526754">
            <text:p>14526754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396010">
            <text:p>15396010</text:p>
          </table:table-cell>
          <table:table-cell office:value-type="float" office:value="22257606">
            <text:p>22257606</text:p>
          </table:table-cell>
          <table:table-cell office:value-type="float" office:value="17579029">
            <text:p>17579029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952794">
            <text:p>24952794</text:p>
          </table:table-cell>
          <table:table-cell office:value-type="float" office:value="12981116">
            <text:p>12981116</text:p>
          </table:table-cell>
          <table:table-cell office:value-type="float" office:value="13085439">
            <text:p>13085439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931048">
            <text:p>12931048</text:p>
          </table:table-cell>
          <table:table-cell office:value-type="float" office:value="12572257">
            <text:p>12572257</text:p>
          </table:table-cell>
          <table:table-cell office:value-type="float" office:value="13383261">
            <text:p>13383261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806960">
            <text:p>23806960</text:p>
          </table:table-cell>
          <table:table-cell office:value-type="float" office:value="26627207">
            <text:p>26627207</text:p>
          </table:table-cell>
          <table:table-cell office:value-type="float" office:value="12369213">
            <text:p>12369213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522177">
            <text:p>17522177</text:p>
          </table:table-cell>
          <table:table-cell office:value-type="float" office:value="13883342">
            <text:p>13883342</text:p>
          </table:table-cell>
          <table:table-cell office:value-type="float" office:value="27305346">
            <text:p>2730534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174822">
            <text:p>17174822</text:p>
          </table:table-cell>
          <table:table-cell office:value-type="float" office:value="16576048">
            <text:p>16576048</text:p>
          </table:table-cell>
          <table:table-cell office:value-type="float" office:value="13593946">
            <text:p>1359394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376713">
            <text:p>18376713</text:p>
          </table:table-cell>
          <table:table-cell office:value-type="float" office:value="16876737">
            <text:p>16876737</text:p>
          </table:table-cell>
          <table:table-cell office:value-type="float" office:value="13221134">
            <text:p>13221134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184314">
            <text:p>16184314</text:p>
          </table:table-cell>
          <table:table-cell office:value-type="float" office:value="12750139">
            <text:p>12750139</text:p>
          </table:table-cell>
          <table:table-cell office:value-type="float" office:value="25803201">
            <text:p>25803201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399879">
            <text:p>14399879</text:p>
          </table:table-cell>
          <table:table-cell office:value-type="float" office:value="27005646">
            <text:p>27005646</text:p>
          </table:table-cell>
          <table:table-cell office:value-type="float" office:value="21486557">
            <text:p>21486557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905692">
            <text:p>21905692</text:p>
          </table:table-cell>
          <table:table-cell office:value-type="float" office:value="13856774">
            <text:p>13856774</text:p>
          </table:table-cell>
          <table:table-cell office:value-type="float" office:value="14295919">
            <text:p>14295919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450294">
            <text:p>14450294</text:p>
          </table:table-cell>
          <table:table-cell office:value-type="float" office:value="22467287">
            <text:p>22467287</text:p>
          </table:table-cell>
          <table:table-cell office:value-type="float" office:value="22460021">
            <text:p>22460021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701687">
            <text:p>29701687</text:p>
          </table:table-cell>
          <table:table-cell office:value-type="float" office:value="12896313">
            <text:p>12896313</text:p>
          </table:table-cell>
          <table:table-cell office:value-type="float" office:value="16334336">
            <text:p>1633433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995141">
            <text:p>26995141</text:p>
          </table:table-cell>
          <table:table-cell office:value-type="float" office:value="15389690">
            <text:p>15389690</text:p>
          </table:table-cell>
          <table:table-cell office:value-type="float" office:value="13163758">
            <text:p>13163758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360855">
            <text:p>19360855</text:p>
          </table:table-cell>
          <table:table-cell office:value-type="float" office:value="12510065">
            <text:p>12510065</text:p>
          </table:table-cell>
          <table:table-cell office:value-type="float" office:value="33784515">
            <text:p>33784515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327447">
            <text:p>15327447</text:p>
          </table:table-cell>
          <table:table-cell office:value-type="float" office:value="18543242">
            <text:p>18543242</text:p>
          </table:table-cell>
          <table:table-cell office:value-type="float" office:value="34024286">
            <text:p>3402428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723107">
            <text:p>14723107</text:p>
          </table:table-cell>
          <table:table-cell office:value-type="float" office:value="11992711">
            <text:p>11992711</text:p>
          </table:table-cell>
          <table:table-cell office:value-type="float" office:value="13869214">
            <text:p>13869214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135953">
            <text:p>20135953</text:p>
          </table:table-cell>
          <table:table-cell office:value-type="float" office:value="13266862">
            <text:p>13266862</text:p>
          </table:table-cell>
          <table:table-cell office:value-type="float" office:value="13688678">
            <text:p>13688678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386804">
            <text:p>13386804</text:p>
          </table:table-cell>
          <table:table-cell office:value-type="float" office:value="19692126">
            <text:p>19692126</text:p>
          </table:table-cell>
          <table:table-cell office:value-type="float" office:value="27520692">
            <text:p>27520692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469031">
            <text:p>18469031</text:p>
          </table:table-cell>
          <table:table-cell office:value-type="float" office:value="15934239">
            <text:p>15934239</text:p>
          </table:table-cell>
          <table:table-cell office:value-type="float" office:value="14123999">
            <text:p>14123999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843322">
            <text:p>13843322</text:p>
          </table:table-cell>
          <table:table-cell office:value-type="float" office:value="18316708">
            <text:p>18316708</text:p>
          </table:table-cell>
          <table:table-cell office:value-type="float" office:value="22037123">
            <text:p>22037123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008538">
            <text:p>27008538</text:p>
          </table:table-cell>
          <table:table-cell office:value-type="float" office:value="15635238">
            <text:p>15635238</text:p>
          </table:table-cell>
          <table:table-cell office:value-type="float" office:value="19254624">
            <text:p>19254624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765925">
            <text:p>17765925</text:p>
          </table:table-cell>
          <table:table-cell office:value-type="float" office:value="18179365">
            <text:p>18179365</text:p>
          </table:table-cell>
          <table:table-cell office:value-type="float" office:value="21218179">
            <text:p>21218179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714652">
            <text:p>13714652</text:p>
          </table:table-cell>
          <table:table-cell office:value-type="float" office:value="27421716">
            <text:p>27421716</text:p>
          </table:table-cell>
          <table:table-cell office:value-type="float" office:value="13642929">
            <text:p>13642929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53277">
            <text:p>19653277</text:p>
          </table:table-cell>
          <table:table-cell office:value-type="float" office:value="14916461">
            <text:p>14916461</text:p>
          </table:table-cell>
          <table:table-cell office:value-type="float" office:value="24090297">
            <text:p>24090297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914317">
            <text:p>16914317</text:p>
          </table:table-cell>
          <table:table-cell office:value-type="float" office:value="14203957">
            <text:p>14203957</text:p>
          </table:table-cell>
          <table:table-cell office:value-type="float" office:value="26178157">
            <text:p>26178157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905677">
            <text:p>12905677</text:p>
          </table:table-cell>
          <table:table-cell office:value-type="float" office:value="16285389">
            <text:p>16285389</text:p>
          </table:table-cell>
          <table:table-cell office:value-type="float" office:value="13101363">
            <text:p>13101363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090191">
            <text:p>16090191</text:p>
          </table:table-cell>
          <table:table-cell office:value-type="float" office:value="14178541">
            <text:p>14178541</text:p>
          </table:table-cell>
          <table:table-cell office:value-type="float" office:value="14474366">
            <text:p>1447436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224338">
            <text:p>22224338</text:p>
          </table:table-cell>
          <table:table-cell office:value-type="float" office:value="13859228">
            <text:p>13859228</text:p>
          </table:table-cell>
          <table:table-cell office:value-type="float" office:value="26075179">
            <text:p>26075179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638224">
            <text:p>24638224</text:p>
          </table:table-cell>
          <table:table-cell office:value-type="float" office:value="28961296">
            <text:p>28961296</text:p>
          </table:table-cell>
          <table:table-cell office:value-type="float" office:value="15099638">
            <text:p>15099638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334416">
            <text:p>30334416</text:p>
          </table:table-cell>
          <table:table-cell office:value-type="float" office:value="13858353">
            <text:p>13858353</text:p>
          </table:table-cell>
          <table:table-cell office:value-type="float" office:value="17741944">
            <text:p>17741944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353989">
            <text:p>19353989</text:p>
          </table:table-cell>
          <table:table-cell office:value-type="float" office:value="14173643">
            <text:p>14173643</text:p>
          </table:table-cell>
          <table:table-cell office:value-type="float" office:value="33401609">
            <text:p>33401609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093351">
            <text:p>21093351</text:p>
          </table:table-cell>
          <table:table-cell office:value-type="float" office:value="19417149">
            <text:p>19417149</text:p>
          </table:table-cell>
          <table:table-cell office:value-type="float" office:value="17294692">
            <text:p>17294692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770586">
            <text:p>15770586</text:p>
          </table:table-cell>
          <table:table-cell office:value-type="float" office:value="20250134">
            <text:p>20250134</text:p>
          </table:table-cell>
          <table:table-cell office:value-type="float" office:value="18467352">
            <text:p>18467352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001141">
            <text:p>15001141</text:p>
          </table:table-cell>
          <table:table-cell office:value-type="float" office:value="16260456">
            <text:p>16260456</text:p>
          </table:table-cell>
          <table:table-cell office:value-type="float" office:value="15065699">
            <text:p>15065699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694762">
            <text:p>23694762</text:p>
          </table:table-cell>
          <table:table-cell office:value-type="float" office:value="27599198">
            <text:p>27599198</text:p>
          </table:table-cell>
          <table:table-cell office:value-type="float" office:value="24784291">
            <text:p>24784291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022903">
            <text:p>30022903</text:p>
          </table:table-cell>
          <table:table-cell office:value-type="float" office:value="16234094">
            <text:p>16234094</text:p>
          </table:table-cell>
          <table:table-cell office:value-type="float" office:value="23809087">
            <text:p>23809087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133767">
            <text:p>16133767</text:p>
          </table:table-cell>
          <table:table-cell office:value-type="float" office:value="16937255">
            <text:p>16937255</text:p>
          </table:table-cell>
          <table:table-cell office:value-type="float" office:value="31543725">
            <text:p>31543725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446403">
            <text:p>22446403</text:p>
          </table:table-cell>
          <table:table-cell office:value-type="float" office:value="20439466">
            <text:p>20439466</text:p>
          </table:table-cell>
          <table:table-cell office:value-type="float" office:value="27051811">
            <text:p>27051811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181041">
            <text:p>16181041</text:p>
          </table:table-cell>
          <table:table-cell office:value-type="float" office:value="15917608">
            <text:p>15917608</text:p>
          </table:table-cell>
          <table:table-cell office:value-type="float" office:value="20290744">
            <text:p>20290744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884308">
            <text:p>25884308</text:p>
          </table:table-cell>
          <table:table-cell office:value-type="float" office:value="20083818">
            <text:p>20083818</text:p>
          </table:table-cell>
          <table:table-cell office:value-type="float" office:value="21163821">
            <text:p>21163821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241900">
            <text:p>28241900</text:p>
          </table:table-cell>
          <table:table-cell office:value-type="float" office:value="27946230">
            <text:p>27946230</text:p>
          </table:table-cell>
          <table:table-cell office:value-type="float" office:value="26360175">
            <text:p>26360175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497473">
            <text:p>29497473</text:p>
          </table:table-cell>
          <table:table-cell office:value-type="float" office:value="16612848">
            <text:p>16612848</text:p>
          </table:table-cell>
          <table:table-cell office:value-type="float" office:value="17725392">
            <text:p>17725392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722517">
            <text:p>14722517</text:p>
          </table:table-cell>
          <table:table-cell office:value-type="float" office:value="23796068">
            <text:p>23796068</text:p>
          </table:table-cell>
          <table:table-cell office:value-type="float" office:value="45413634">
            <text:p>45413634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569177">
            <text:p>17569177</text:p>
          </table:table-cell>
          <table:table-cell office:value-type="float" office:value="23817873">
            <text:p>23817873</text:p>
          </table:table-cell>
          <table:table-cell office:value-type="float" office:value="22272801">
            <text:p>22272801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120876">
            <text:p>28120876</text:p>
          </table:table-cell>
          <table:table-cell office:value-type="float" office:value="14636446">
            <text:p>14636446</text:p>
          </table:table-cell>
          <table:table-cell office:value-type="float" office:value="32552157">
            <text:p>32552157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985066">
            <text:p>14985066</text:p>
          </table:table-cell>
          <table:table-cell office:value-type="float" office:value="15834705">
            <text:p>15834705</text:p>
          </table:table-cell>
          <table:table-cell office:value-type="float" office:value="15844578">
            <text:p>15844578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343197">
            <text:p>28343197</text:p>
          </table:table-cell>
          <table:table-cell office:value-type="float" office:value="27159728">
            <text:p>27159728</text:p>
          </table:table-cell>
          <table:table-cell office:value-type="float" office:value="25889957">
            <text:p>25889957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149549">
            <text:p>30149549</text:p>
          </table:table-cell>
          <table:table-cell office:value-type="float" office:value="25366791">
            <text:p>25366791</text:p>
          </table:table-cell>
          <table:table-cell office:value-type="float" office:value="19259895">
            <text:p>19259895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458063">
            <text:p>22458063</text:p>
          </table:table-cell>
          <table:table-cell office:value-type="float" office:value="15412028">
            <text:p>15412028</text:p>
          </table:table-cell>
          <table:table-cell office:value-type="float" office:value="18692950">
            <text:p>18692950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458873">
            <text:p>16458873</text:p>
          </table:table-cell>
          <table:table-cell office:value-type="float" office:value="20370062">
            <text:p>20370062</text:p>
          </table:table-cell>
          <table:table-cell office:value-type="float" office:value="15529816">
            <text:p>15529816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205102">
            <text:p>20205102</text:p>
          </table:table-cell>
          <table:table-cell office:value-type="float" office:value="15476952">
            <text:p>15476952</text:p>
          </table:table-cell>
          <table:table-cell office:value-type="float" office:value="21096281">
            <text:p>21096281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952299">
            <text:p>15952299</text:p>
          </table:table-cell>
          <table:table-cell office:value-type="float" office:value="25425810">
            <text:p>25425810</text:p>
          </table:table-cell>
          <table:table-cell office:value-type="float" office:value="31793008">
            <text:p>31793008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582931">
            <text:p>19582931</text:p>
          </table:table-cell>
          <table:table-cell office:value-type="float" office:value="27480684">
            <text:p>27480684</text:p>
          </table:table-cell>
          <table:table-cell office:value-type="float" office:value="22112419">
            <text:p>22112419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170706">
            <text:p>17170706</text:p>
          </table:table-cell>
          <table:table-cell office:value-type="float" office:value="19000454">
            <text:p>19000454</text:p>
          </table:table-cell>
          <table:table-cell office:value-type="float" office:value="25727381">
            <text:p>25727381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521656">
            <text:p>15521656</text:p>
          </table:table-cell>
          <table:table-cell office:value-type="float" office:value="18246411">
            <text:p>18246411</text:p>
          </table:table-cell>
          <table:table-cell office:value-type="float" office:value="27307893">
            <text:p>27307893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623566">
            <text:p>22623566</text:p>
          </table:table-cell>
          <table:table-cell office:value-type="float" office:value="16750365">
            <text:p>16750365</text:p>
          </table:table-cell>
          <table:table-cell office:value-type="float" office:value="18416364">
            <text:p>18416364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992783">
            <text:p>19992783</text:p>
          </table:table-cell>
          <table:table-cell office:value-type="float" office:value="19201288">
            <text:p>19201288</text:p>
          </table:table-cell>
          <table:table-cell office:value-type="float" office:value="20819904">
            <text:p>20819904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740872">
            <text:p>16740872</text:p>
          </table:table-cell>
          <table:table-cell office:value-type="float" office:value="16430852">
            <text:p>16430852</text:p>
          </table:table-cell>
          <table:table-cell office:value-type="float" office:value="23915627">
            <text:p>23915627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007800">
            <text:p>19007800</text:p>
          </table:table-cell>
          <table:table-cell office:value-type="float" office:value="31214383">
            <text:p>31214383</text:p>
          </table:table-cell>
          <table:table-cell office:value-type="float" office:value="16481054">
            <text:p>16481054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285990">
            <text:p>17285990</text:p>
          </table:table-cell>
          <table:table-cell office:value-type="float" office:value="15477940">
            <text:p>15477940</text:p>
          </table:table-cell>
          <table:table-cell office:value-type="float" office:value="23994690">
            <text:p>23994690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768920">
            <text:p>17768920</text:p>
          </table:table-cell>
          <table:table-cell office:value-type="float" office:value="21967670">
            <text:p>21967670</text:p>
          </table:table-cell>
          <table:table-cell office:value-type="float" office:value="15408637">
            <text:p>15408637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049997">
            <text:p>15049997</text:p>
          </table:table-cell>
          <table:table-cell office:value-type="float" office:value="17443268">
            <text:p>17443268</text:p>
          </table:table-cell>
          <table:table-cell office:value-type="float" office:value="24622194">
            <text:p>24622194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612180">
            <text:p>25612180</text:p>
          </table:table-cell>
          <table:table-cell office:value-type="float" office:value="17064321">
            <text:p>17064321</text:p>
          </table:table-cell>
          <table:table-cell office:value-type="float" office:value="20100247">
            <text:p>20100247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033788">
            <text:p>26033788</text:p>
          </table:table-cell>
          <table:table-cell office:value-type="float" office:value="16114623">
            <text:p>16114623</text:p>
          </table:table-cell>
          <table:table-cell office:value-type="float" office:value="20920097">
            <text:p>20920097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628696">
            <text:p>18628696</text:p>
          </table:table-cell>
          <table:table-cell office:value-type="float" office:value="28889603">
            <text:p>28889603</text:p>
          </table:table-cell>
          <table:table-cell office:value-type="float" office:value="30618368">
            <text:p>30618368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355879">
            <text:p>27355879</text:p>
          </table:table-cell>
          <table:table-cell office:value-type="float" office:value="16841137">
            <text:p>16841137</text:p>
          </table:table-cell>
          <table:table-cell office:value-type="float" office:value="25038185">
            <text:p>25038185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305579">
            <text:p>17305579</text:p>
          </table:table-cell>
          <table:table-cell office:value-type="float" office:value="26721230">
            <text:p>26721230</text:p>
          </table:table-cell>
          <table:table-cell office:value-type="float" office:value="21568211">
            <text:p>21568211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107653">
            <text:p>26107653</text:p>
          </table:table-cell>
          <table:table-cell office:value-type="float" office:value="17879394">
            <text:p>17879394</text:p>
          </table:table-cell>
          <table:table-cell office:value-type="float" office:value="20925401">
            <text:p>20925401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807833">
            <text:p>16807833</text:p>
          </table:table-cell>
          <table:table-cell office:value-type="float" office:value="18620167">
            <text:p>18620167</text:p>
          </table:table-cell>
          <table:table-cell office:value-type="float" office:value="19748045">
            <text:p>19748045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334976">
            <text:p>19334976</text:p>
          </table:table-cell>
          <table:table-cell office:value-type="float" office:value="19432095">
            <text:p>19432095</text:p>
          </table:table-cell>
          <table:table-cell office:value-type="float" office:value="15783549">
            <text:p>15783549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999891">
            <text:p>18999891</text:p>
          </table:table-cell>
          <table:table-cell office:value-type="float" office:value="17489144">
            <text:p>17489144</text:p>
          </table:table-cell>
          <table:table-cell office:value-type="float" office:value="20761769">
            <text:p>20761769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492469">
            <text:p>17492469</text:p>
          </table:table-cell>
          <table:table-cell office:value-type="float" office:value="15102363">
            <text:p>15102363</text:p>
          </table:table-cell>
          <table:table-cell office:value-type="float" office:value="17328175">
            <text:p>17328175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240275">
            <text:p>26240275</text:p>
          </table:table-cell>
          <table:table-cell office:value-type="float" office:value="17361520">
            <text:p>17361520</text:p>
          </table:table-cell>
          <table:table-cell office:value-type="float" office:value="19432523">
            <text:p>19432523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644395">
            <text:p>17644395</text:p>
          </table:table-cell>
          <table:table-cell office:value-type="float" office:value="23214286">
            <text:p>23214286</text:p>
          </table:table-cell>
          <table:table-cell office:value-type="float" office:value="15732938">
            <text:p>15732938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916055">
            <text:p>17916055</text:p>
          </table:table-cell>
          <table:table-cell office:value-type="float" office:value="28900491">
            <text:p>28900491</text:p>
          </table:table-cell>
          <table:table-cell office:value-type="float" office:value="28973016">
            <text:p>28973016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614440">
            <text:p>17614440</text:p>
          </table:table-cell>
          <table:table-cell office:value-type="float" office:value="23062308">
            <text:p>23062308</text:p>
          </table:table-cell>
          <table:table-cell office:value-type="float" office:value="21729003">
            <text:p>21729003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666289">
            <text:p>21666289</text:p>
          </table:table-cell>
          <table:table-cell office:value-type="float" office:value="18825217">
            <text:p>18825217</text:p>
          </table:table-cell>
          <table:table-cell office:value-type="float" office:value="30911030">
            <text:p>30911030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080904">
            <text:p>20080904</text:p>
          </table:table-cell>
          <table:table-cell office:value-type="float" office:value="14473612">
            <text:p>14473612</text:p>
          </table:table-cell>
          <table:table-cell office:value-type="float" office:value="17113659">
            <text:p>17113659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8077034">
            <text:p>38077034</text:p>
          </table:table-cell>
          <table:table-cell office:value-type="float" office:value="16961102">
            <text:p>16961102</text:p>
          </table:table-cell>
          <table:table-cell office:value-type="float" office:value="16818608">
            <text:p>16818608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154915">
            <text:p>16154915</text:p>
          </table:table-cell>
          <table:table-cell office:value-type="float" office:value="16384258">
            <text:p>16384258</text:p>
          </table:table-cell>
          <table:table-cell office:value-type="float" office:value="15197210">
            <text:p>15197210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640018">
            <text:p>21640018</text:p>
          </table:table-cell>
          <table:table-cell office:value-type="float" office:value="14549513">
            <text:p>14549513</text:p>
          </table:table-cell>
          <table:table-cell office:value-type="float" office:value="16684139">
            <text:p>16684139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416552">
            <text:p>24416552</text:p>
          </table:table-cell>
          <table:table-cell office:value-type="float" office:value="20867941">
            <text:p>20867941</text:p>
          </table:table-cell>
          <table:table-cell office:value-type="float" office:value="20059589">
            <text:p>20059589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072984">
            <text:p>32072984</text:p>
          </table:table-cell>
          <table:table-cell office:value-type="float" office:value="29702849">
            <text:p>29702849</text:p>
          </table:table-cell>
          <table:table-cell office:value-type="float" office:value="37736838">
            <text:p>37736838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660777">
            <text:p>19660777</text:p>
          </table:table-cell>
          <table:table-cell office:value-type="float" office:value="21226497">
            <text:p>21226497</text:p>
          </table:table-cell>
          <table:table-cell office:value-type="float" office:value="34767196">
            <text:p>34767196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517788">
            <text:p>19517788</text:p>
          </table:table-cell>
          <table:table-cell office:value-type="float" office:value="37321666">
            <text:p>37321666</text:p>
          </table:table-cell>
          <table:table-cell office:value-type="float" office:value="22195639">
            <text:p>22195639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292793">
            <text:p>22292793</text:p>
          </table:table-cell>
          <table:table-cell office:value-type="float" office:value="21209787">
            <text:p>21209787</text:p>
          </table:table-cell>
          <table:table-cell office:value-type="float" office:value="20375790">
            <text:p>2037579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830796">
            <text:p>28830796</text:p>
          </table:table-cell>
          <table:table-cell office:value-type="float" office:value="21231409">
            <text:p>21231409</text:p>
          </table:table-cell>
          <table:table-cell office:value-type="float" office:value="21790449">
            <text:p>21790449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223859">
            <text:p>26223859</text:p>
          </table:table-cell>
          <table:table-cell office:value-type="float" office:value="23606384">
            <text:p>23606384</text:p>
          </table:table-cell>
          <table:table-cell office:value-type="float" office:value="29654494">
            <text:p>29654494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999812">
            <text:p>21999812</text:p>
          </table:table-cell>
          <table:table-cell office:value-type="float" office:value="20769715">
            <text:p>20769715</text:p>
          </table:table-cell>
          <table:table-cell office:value-type="float" office:value="28730551">
            <text:p>28730551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316400">
            <text:p>20316400</text:p>
          </table:table-cell>
          <table:table-cell office:value-type="float" office:value="25910227">
            <text:p>25910227</text:p>
          </table:table-cell>
          <table:table-cell office:value-type="float" office:value="24597922">
            <text:p>24597922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547341">
            <text:p>22547341</text:p>
          </table:table-cell>
          <table:table-cell office:value-type="float" office:value="21268625">
            <text:p>21268625</text:p>
          </table:table-cell>
          <table:table-cell office:value-type="float" office:value="35951244">
            <text:p>35951244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858643">
            <text:p>25858643</text:p>
          </table:table-cell>
          <table:table-cell office:value-type="float" office:value="27081721">
            <text:p>27081721</text:p>
          </table:table-cell>
          <table:table-cell office:value-type="float" office:value="27100997">
            <text:p>27100997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575870">
            <text:p>19575870</text:p>
          </table:table-cell>
          <table:table-cell office:value-type="float" office:value="20693902">
            <text:p>20693902</text:p>
          </table:table-cell>
          <table:table-cell office:value-type="float" office:value="19917332">
            <text:p>19917332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955292">
            <text:p>26955292</text:p>
          </table:table-cell>
          <table:table-cell office:value-type="float" office:value="23701112">
            <text:p>23701112</text:p>
          </table:table-cell>
          <table:table-cell office:value-type="float" office:value="32377988">
            <text:p>32377988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657523">
            <text:p>36657523</text:p>
          </table:table-cell>
          <table:table-cell office:value-type="float" office:value="26356475">
            <text:p>26356475</text:p>
          </table:table-cell>
          <table:table-cell office:value-type="float" office:value="25598231">
            <text:p>25598231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392860">
            <text:p>19392860</text:p>
          </table:table-cell>
          <table:table-cell office:value-type="float" office:value="22737293">
            <text:p>22737293</text:p>
          </table:table-cell>
          <table:table-cell office:value-type="float" office:value="18585696">
            <text:p>18585696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606396">
            <text:p>34606396</text:p>
          </table:table-cell>
          <table:table-cell office:value-type="float" office:value="24226793">
            <text:p>24226793</text:p>
          </table:table-cell>
          <table:table-cell office:value-type="float" office:value="24163627">
            <text:p>24163627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432644">
            <text:p>18432644</text:p>
          </table:table-cell>
          <table:table-cell office:value-type="float" office:value="22163210">
            <text:p>22163210</text:p>
          </table:table-cell>
          <table:table-cell office:value-type="float" office:value="29931940">
            <text:p>2993194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986511">
            <text:p>27986511</text:p>
          </table:table-cell>
          <table:table-cell office:value-type="float" office:value="21167471">
            <text:p>21167471</text:p>
          </table:table-cell>
          <table:table-cell office:value-type="float" office:value="24436545">
            <text:p>24436545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138586">
            <text:p>36138586</text:p>
          </table:table-cell>
          <table:table-cell office:value-type="float" office:value="20986297">
            <text:p>20986297</text:p>
          </table:table-cell>
          <table:table-cell office:value-type="float" office:value="19677241">
            <text:p>19677241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346337">
            <text:p>20346337</text:p>
          </table:table-cell>
          <table:table-cell office:value-type="float" office:value="17876802">
            <text:p>17876802</text:p>
          </table:table-cell>
          <table:table-cell office:value-type="float" office:value="31719280">
            <text:p>3171928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268225">
            <text:p>24268225</text:p>
          </table:table-cell>
          <table:table-cell office:value-type="float" office:value="24318139">
            <text:p>24318139</text:p>
          </table:table-cell>
          <table:table-cell office:value-type="float" office:value="19466636">
            <text:p>19466636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870570">
            <text:p>22870570</text:p>
          </table:table-cell>
          <table:table-cell office:value-type="float" office:value="22121473">
            <text:p>22121473</text:p>
          </table:table-cell>
          <table:table-cell office:value-type="float" office:value="20382929">
            <text:p>20382929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470764">
            <text:p>31470764</text:p>
          </table:table-cell>
          <table:table-cell office:value-type="float" office:value="21535348">
            <text:p>21535348</text:p>
          </table:table-cell>
          <table:table-cell office:value-type="float" office:value="22797231">
            <text:p>22797231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291470">
            <text:p>23291470</text:p>
          </table:table-cell>
          <table:table-cell office:value-type="float" office:value="19732395">
            <text:p>19732395</text:p>
          </table:table-cell>
          <table:table-cell office:value-type="float" office:value="22066800">
            <text:p>2206680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481348">
            <text:p>22481348</text:p>
          </table:table-cell>
          <table:table-cell office:value-type="float" office:value="19808974">
            <text:p>19808974</text:p>
          </table:table-cell>
          <table:table-cell office:value-type="float" office:value="26716075">
            <text:p>26716075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702052">
            <text:p>37702052</text:p>
          </table:table-cell>
          <table:table-cell office:value-type="float" office:value="18654627">
            <text:p>18654627</text:p>
          </table:table-cell>
          <table:table-cell office:value-type="float" office:value="24966123">
            <text:p>24966123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581767">
            <text:p>19581767</text:p>
          </table:table-cell>
          <table:table-cell office:value-type="float" office:value="19860147">
            <text:p>19860147</text:p>
          </table:table-cell>
          <table:table-cell office:value-type="float" office:value="20722881">
            <text:p>20722881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093179">
            <text:p>28093179</text:p>
          </table:table-cell>
          <table:table-cell office:value-type="float" office:value="19322536">
            <text:p>19322536</text:p>
          </table:table-cell>
          <table:table-cell office:value-type="float" office:value="28256310">
            <text:p>2825631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115125">
            <text:p>21115125</text:p>
          </table:table-cell>
          <table:table-cell office:value-type="float" office:value="29466411">
            <text:p>29466411</text:p>
          </table:table-cell>
          <table:table-cell office:value-type="float" office:value="38949121">
            <text:p>38949121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407886">
            <text:p>21407886</text:p>
          </table:table-cell>
          <table:table-cell office:value-type="float" office:value="34899830">
            <text:p>34899830</text:p>
          </table:table-cell>
          <table:table-cell office:value-type="float" office:value="36431250">
            <text:p>3643125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954190">
            <text:p>20954190</text:p>
          </table:table-cell>
          <table:table-cell office:value-type="float" office:value="24566907">
            <text:p>24566907</text:p>
          </table:table-cell>
          <table:table-cell office:value-type="float" office:value="22008415">
            <text:p>22008415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030586">
            <text:p>28030586</text:p>
          </table:table-cell>
          <table:table-cell office:value-type="float" office:value="19112401">
            <text:p>19112401</text:p>
          </table:table-cell>
          <table:table-cell office:value-type="float" office:value="20191371">
            <text:p>20191371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245946">
            <text:p>29245946</text:p>
          </table:table-cell>
          <table:table-cell office:value-type="float" office:value="36704385">
            <text:p>36704385</text:p>
          </table:table-cell>
          <table:table-cell office:value-type="float" office:value="34056387">
            <text:p>34056387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116429">
            <text:p>25116429</text:p>
          </table:table-cell>
          <table:table-cell office:value-type="float" office:value="25817843">
            <text:p>25817843</text:p>
          </table:table-cell>
          <table:table-cell office:value-type="float" office:value="19754409">
            <text:p>19754409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050173">
            <text:p>21050173</text:p>
          </table:table-cell>
          <table:table-cell office:value-type="float" office:value="18327334">
            <text:p>18327334</text:p>
          </table:table-cell>
          <table:table-cell office:value-type="float" office:value="18908291">
            <text:p>18908291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766829">
            <text:p>24766829</text:p>
          </table:table-cell>
          <table:table-cell office:value-type="float" office:value="19310732">
            <text:p>19310732</text:p>
          </table:table-cell>
          <table:table-cell office:value-type="float" office:value="27223936">
            <text:p>27223936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630571">
            <text:p>22630571</text:p>
          </table:table-cell>
          <table:table-cell office:value-type="float" office:value="20538921">
            <text:p>20538921</text:p>
          </table:table-cell>
          <table:table-cell office:value-type="float" office:value="38686806">
            <text:p>38686806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437390">
            <text:p>29437390</text:p>
          </table:table-cell>
          <table:table-cell office:value-type="float" office:value="40715355">
            <text:p>40715355</text:p>
          </table:table-cell>
          <table:table-cell office:value-type="float" office:value="21069815">
            <text:p>21069815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532816">
            <text:p>25532816</text:p>
          </table:table-cell>
          <table:table-cell office:value-type="float" office:value="19000864">
            <text:p>19000864</text:p>
          </table:table-cell>
          <table:table-cell office:value-type="float" office:value="31986063">
            <text:p>31986063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273655">
            <text:p>26273655</text:p>
          </table:table-cell>
          <table:table-cell office:value-type="float" office:value="27115906">
            <text:p>27115906</text:p>
          </table:table-cell>
          <table:table-cell office:value-type="float" office:value="38161040">
            <text:p>3816104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1867600">
            <text:p>61867600</text:p>
          </table:table-cell>
          <table:table-cell office:value-type="float" office:value="22718703">
            <text:p>22718703</text:p>
          </table:table-cell>
          <table:table-cell office:value-type="float" office:value="20694963">
            <text:p>20694963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956636">
            <text:p>21956636</text:p>
          </table:table-cell>
          <table:table-cell office:value-type="float" office:value="20261110">
            <text:p>20261110</text:p>
          </table:table-cell>
          <table:table-cell office:value-type="float" office:value="26194904">
            <text:p>26194904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081802">
            <text:p>22081802</text:p>
          </table:table-cell>
          <table:table-cell office:value-type="float" office:value="27974919">
            <text:p>27974919</text:p>
          </table:table-cell>
          <table:table-cell office:value-type="float" office:value="22038208">
            <text:p>22038208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511818">
            <text:p>31511818</text:p>
          </table:table-cell>
          <table:table-cell office:value-type="float" office:value="23678256">
            <text:p>23678256</text:p>
          </table:table-cell>
          <table:table-cell office:value-type="float" office:value="36414486">
            <text:p>36414486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950858">
            <text:p>49950858</text:p>
          </table:table-cell>
          <table:table-cell office:value-type="float" office:value="17598209">
            <text:p>17598209</text:p>
          </table:table-cell>
          <table:table-cell office:value-type="float" office:value="19925942">
            <text:p>19925942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673875">
            <text:p>25673875</text:p>
          </table:table-cell>
          <table:table-cell office:value-type="float" office:value="21639153">
            <text:p>21639153</text:p>
          </table:table-cell>
          <table:table-cell office:value-type="float" office:value="28645387">
            <text:p>28645387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010192">
            <text:p>24010192</text:p>
          </table:table-cell>
          <table:table-cell office:value-type="float" office:value="19903467">
            <text:p>19903467</text:p>
          </table:table-cell>
          <table:table-cell office:value-type="float" office:value="27697262">
            <text:p>27697262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558867">
            <text:p>32558867</text:p>
          </table:table-cell>
          <table:table-cell office:value-type="float" office:value="19692398">
            <text:p>19692398</text:p>
          </table:table-cell>
          <table:table-cell office:value-type="float" office:value="23470872">
            <text:p>23470872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809382">
            <text:p>21809382</text:p>
          </table:table-cell>
          <table:table-cell office:value-type="float" office:value="25715100">
            <text:p>25715100</text:p>
          </table:table-cell>
          <table:table-cell office:value-type="float" office:value="19013389">
            <text:p>19013389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183628">
            <text:p>33183628</text:p>
          </table:table-cell>
          <table:table-cell office:value-type="float" office:value="19497130">
            <text:p>19497130</text:p>
          </table:table-cell>
          <table:table-cell office:value-type="float" office:value="20441630">
            <text:p>20441630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3192148">
            <text:p>33192148</text:p>
          </table:table-cell>
          <table:table-cell office:value-type="float" office:value="43395522">
            <text:p>43395522</text:p>
          </table:table-cell>
          <table:table-cell office:value-type="float" office:value="34641406">
            <text:p>34641406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279197">
            <text:p>22279197</text:p>
          </table:table-cell>
          <table:table-cell office:value-type="float" office:value="31150798">
            <text:p>31150798</text:p>
          </table:table-cell>
          <table:table-cell office:value-type="float" office:value="20932535">
            <text:p>20932535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189527">
            <text:p>24189527</text:p>
          </table:table-cell>
          <table:table-cell office:value-type="float" office:value="26818613">
            <text:p>26818613</text:p>
          </table:table-cell>
          <table:table-cell office:value-type="float" office:value="27428190">
            <text:p>27428190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1638574">
            <text:p>21638574</text:p>
          </table:table-cell>
          <table:table-cell office:value-type="float" office:value="24873726">
            <text:p>24873726</text:p>
          </table:table-cell>
          <table:table-cell office:value-type="float" office:value="29969483">
            <text:p>29969483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239318">
            <text:p>23239318</text:p>
          </table:table-cell>
          <table:table-cell office:value-type="float" office:value="40870249">
            <text:p>40870249</text:p>
          </table:table-cell>
          <table:table-cell office:value-type="float" office:value="27662926">
            <text:p>27662926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018979">
            <text:p>36018979</text:p>
          </table:table-cell>
          <table:table-cell office:value-type="float" office:value="27904512">
            <text:p>27904512</text:p>
          </table:table-cell>
          <table:table-cell office:value-type="float" office:value="39862595">
            <text:p>39862595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059466">
            <text:p>30059466</text:p>
          </table:table-cell>
          <table:table-cell office:value-type="float" office:value="40097278">
            <text:p>40097278</text:p>
          </table:table-cell>
          <table:table-cell office:value-type="float" office:value="27914535">
            <text:p>27914535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1247850">
            <text:p>41247850</text:p>
          </table:table-cell>
          <table:table-cell office:value-type="float" office:value="23545232">
            <text:p>23545232</text:p>
          </table:table-cell>
          <table:table-cell office:value-type="float" office:value="24620118">
            <text:p>24620118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045300">
            <text:p>24045300</text:p>
          </table:table-cell>
          <table:table-cell office:value-type="float" office:value="33781712">
            <text:p>33781712</text:p>
          </table:table-cell>
          <table:table-cell office:value-type="float" office:value="25885646">
            <text:p>25885646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352016">
            <text:p>31352016</text:p>
          </table:table-cell>
          <table:table-cell office:value-type="float" office:value="23485892">
            <text:p>23485892</text:p>
          </table:table-cell>
          <table:table-cell office:value-type="float" office:value="39300237">
            <text:p>39300237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674335">
            <text:p>23674335</text:p>
          </table:table-cell>
          <table:table-cell office:value-type="float" office:value="26910157">
            <text:p>26910157</text:p>
          </table:table-cell>
          <table:table-cell office:value-type="float" office:value="31163356">
            <text:p>31163356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2096694">
            <text:p>42096694</text:p>
          </table:table-cell>
          <table:table-cell office:value-type="float" office:value="24377505">
            <text:p>24377505</text:p>
          </table:table-cell>
          <table:table-cell office:value-type="float" office:value="41272898">
            <text:p>41272898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8471002">
            <text:p>48471002</text:p>
          </table:table-cell>
          <table:table-cell office:value-type="float" office:value="23281642">
            <text:p>23281642</text:p>
          </table:table-cell>
          <table:table-cell office:value-type="float" office:value="23128314">
            <text:p>23128314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370810">
            <text:p>20370810</text:p>
          </table:table-cell>
          <table:table-cell office:value-type="float" office:value="25128942">
            <text:p>25128942</text:p>
          </table:table-cell>
          <table:table-cell office:value-type="float" office:value="38787123">
            <text:p>38787123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611851">
            <text:p>31611851</text:p>
          </table:table-cell>
          <table:table-cell office:value-type="float" office:value="25912591">
            <text:p>25912591</text:p>
          </table:table-cell>
          <table:table-cell office:value-type="float" office:value="21009968">
            <text:p>21009968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2991517">
            <text:p>42991517</text:p>
          </table:table-cell>
          <table:table-cell office:value-type="float" office:value="41320459">
            <text:p>41320459</text:p>
          </table:table-cell>
          <table:table-cell office:value-type="float" office:value="38523795">
            <text:p>38523795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679909">
            <text:p>28679909</text:p>
          </table:table-cell>
          <table:table-cell office:value-type="float" office:value="28372594">
            <text:p>28372594</text:p>
          </table:table-cell>
          <table:table-cell office:value-type="float" office:value="41703915">
            <text:p>41703915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113385">
            <text:p>27113385</text:p>
          </table:table-cell>
          <table:table-cell office:value-type="float" office:value="22713878">
            <text:p>22713878</text:p>
          </table:table-cell>
          <table:table-cell office:value-type="float" office:value="23725632">
            <text:p>23725632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610622">
            <text:p>29610622</text:p>
          </table:table-cell>
          <table:table-cell office:value-type="float" office:value="40823399">
            <text:p>40823399</text:p>
          </table:table-cell>
          <table:table-cell office:value-type="float" office:value="29908024">
            <text:p>29908024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533328">
            <text:p>30533328</text:p>
          </table:table-cell>
          <table:table-cell office:value-type="float" office:value="32443232">
            <text:p>32443232</text:p>
          </table:table-cell>
          <table:table-cell office:value-type="float" office:value="33664415">
            <text:p>33664415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167423">
            <text:p>31167423</text:p>
          </table:table-cell>
          <table:table-cell office:value-type="float" office:value="22876232">
            <text:p>22876232</text:p>
          </table:table-cell>
          <table:table-cell office:value-type="float" office:value="30410353">
            <text:p>30410353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2740964">
            <text:p>42740964</text:p>
          </table:table-cell>
          <table:table-cell office:value-type="float" office:value="28244803">
            <text:p>28244803</text:p>
          </table:table-cell>
          <table:table-cell office:value-type="float" office:value="22056975">
            <text:p>22056975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866218">
            <text:p>25866218</text:p>
          </table:table-cell>
          <table:table-cell office:value-type="float" office:value="26182810">
            <text:p>26182810</text:p>
          </table:table-cell>
          <table:table-cell office:value-type="float" office:value="30951271">
            <text:p>30951271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034449">
            <text:p>29034449</text:p>
          </table:table-cell>
          <table:table-cell office:value-type="float" office:value="21452529">
            <text:p>21452529</text:p>
          </table:table-cell>
          <table:table-cell office:value-type="float" office:value="30941075">
            <text:p>30941075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067788">
            <text:p>28067788</text:p>
          </table:table-cell>
          <table:table-cell office:value-type="float" office:value="24651121">
            <text:p>24651121</text:p>
          </table:table-cell>
          <table:table-cell office:value-type="float" office:value="25063924">
            <text:p>25063924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113613">
            <text:p>28113613</text:p>
          </table:table-cell>
          <table:table-cell office:value-type="float" office:value="23065422">
            <text:p>23065422</text:p>
          </table:table-cell>
          <table:table-cell office:value-type="float" office:value="26371294">
            <text:p>26371294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122246">
            <text:p>28122246</text:p>
          </table:table-cell>
          <table:table-cell office:value-type="float" office:value="29791064">
            <text:p>29791064</text:p>
          </table:table-cell>
          <table:table-cell office:value-type="float" office:value="24390913">
            <text:p>24390913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048424">
            <text:p>29048424</text:p>
          </table:table-cell>
          <table:table-cell office:value-type="float" office:value="22077228">
            <text:p>22077228</text:p>
          </table:table-cell>
          <table:table-cell office:value-type="float" office:value="39974833">
            <text:p>39974833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268713">
            <text:p>28268713</text:p>
          </table:table-cell>
          <table:table-cell office:value-type="float" office:value="33389783">
            <text:p>33389783</text:p>
          </table:table-cell>
          <table:table-cell office:value-type="float" office:value="34686318">
            <text:p>34686318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5123253">
            <text:p>45123253</text:p>
          </table:table-cell>
          <table:table-cell office:value-type="float" office:value="39182959">
            <text:p>39182959</text:p>
          </table:table-cell>
          <table:table-cell office:value-type="float" office:value="29059700">
            <text:p>29059700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165147">
            <text:p>29165147</text:p>
          </table:table-cell>
          <table:table-cell office:value-type="float" office:value="27868009">
            <text:p>27868009</text:p>
          </table:table-cell>
          <table:table-cell office:value-type="float" office:value="36408405">
            <text:p>36408405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874606">
            <text:p>29874606</text:p>
          </table:table-cell>
          <table:table-cell office:value-type="float" office:value="23733820">
            <text:p>23733820</text:p>
          </table:table-cell>
          <table:table-cell office:value-type="float" office:value="33812766">
            <text:p>33812766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0719117">
            <text:p>40719117</text:p>
          </table:table-cell>
          <table:table-cell office:value-type="float" office:value="32694980">
            <text:p>32694980</text:p>
          </table:table-cell>
          <table:table-cell office:value-type="float" office:value="26439808">
            <text:p>26439808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968680">
            <text:p>20968680</text:p>
          </table:table-cell>
          <table:table-cell office:value-type="float" office:value="48888469">
            <text:p>48888469</text:p>
          </table:table-cell>
          <table:table-cell office:value-type="float" office:value="26041881">
            <text:p>26041881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220425">
            <text:p>28220425</text:p>
          </table:table-cell>
          <table:table-cell office:value-type="float" office:value="32030267">
            <text:p>32030267</text:p>
          </table:table-cell>
          <table:table-cell office:value-type="float" office:value="22420087">
            <text:p>22420087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623139">
            <text:p>22623139</text:p>
          </table:table-cell>
          <table:table-cell office:value-type="float" office:value="28343244">
            <text:p>28343244</text:p>
          </table:table-cell>
          <table:table-cell office:value-type="float" office:value="23740296">
            <text:p>23740296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447426">
            <text:p>36447426</text:p>
          </table:table-cell>
          <table:table-cell office:value-type="float" office:value="32932995">
            <text:p>32932995</text:p>
          </table:table-cell>
          <table:table-cell office:value-type="float" office:value="31237468">
            <text:p>31237468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5041990">
            <text:p>35041990</text:p>
          </table:table-cell>
          <table:table-cell office:value-type="float" office:value="23050100">
            <text:p>23050100</text:p>
          </table:table-cell>
          <table:table-cell office:value-type="float" office:value="34066471">
            <text:p>34066471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990911">
            <text:p>22990911</text:p>
          </table:table-cell>
          <table:table-cell office:value-type="float" office:value="26785594">
            <text:p>26785594</text:p>
          </table:table-cell>
          <table:table-cell office:value-type="float" office:value="21407771">
            <text:p>21407771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834416">
            <text:p>31834416</text:p>
          </table:table-cell>
          <table:table-cell office:value-type="float" office:value="21992537">
            <text:p>21992537</text:p>
          </table:table-cell>
          <table:table-cell office:value-type="float" office:value="29371966">
            <text:p>29371966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9134053">
            <text:p>39134053</text:p>
          </table:table-cell>
          <table:table-cell office:value-type="float" office:value="44332089">
            <text:p>44332089</text:p>
          </table:table-cell>
          <table:table-cell office:value-type="float" office:value="26017519">
            <text:p>26017519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896517">
            <text:p>23896517</text:p>
          </table:table-cell>
          <table:table-cell office:value-type="float" office:value="24276003">
            <text:p>24276003</text:p>
          </table:table-cell>
          <table:table-cell office:value-type="float" office:value="21480745">
            <text:p>21480745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299409">
            <text:p>29299409</text:p>
          </table:table-cell>
          <table:table-cell office:value-type="float" office:value="32624391">
            <text:p>32624391</text:p>
          </table:table-cell>
          <table:table-cell office:value-type="float" office:value="29218542">
            <text:p>29218542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042601">
            <text:p>31042601</text:p>
          </table:table-cell>
          <table:table-cell office:value-type="float" office:value="30769356">
            <text:p>30769356</text:p>
          </table:table-cell>
          <table:table-cell office:value-type="float" office:value="22433723">
            <text:p>22433723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573775">
            <text:p>34573775</text:p>
          </table:table-cell>
          <table:table-cell office:value-type="float" office:value="22816385">
            <text:p>22816385</text:p>
          </table:table-cell>
          <table:table-cell office:value-type="float" office:value="32075879">
            <text:p>32075879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632226">
            <text:p>26632226</text:p>
          </table:table-cell>
          <table:table-cell office:value-type="float" office:value="25806083">
            <text:p>25806083</text:p>
          </table:table-cell>
          <table:table-cell office:value-type="float" office:value="24398655">
            <text:p>24398655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152375">
            <text:p>26152375</text:p>
          </table:table-cell>
          <table:table-cell office:value-type="float" office:value="30759122">
            <text:p>30759122</text:p>
          </table:table-cell>
          <table:table-cell office:value-type="float" office:value="23776652">
            <text:p>23776652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089468">
            <text:p>30089468</text:p>
          </table:table-cell>
          <table:table-cell office:value-type="float" office:value="31491148">
            <text:p>31491148</text:p>
          </table:table-cell>
          <table:table-cell office:value-type="float" office:value="43943666">
            <text:p>43943666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3153157">
            <text:p>43153157</text:p>
          </table:table-cell>
          <table:table-cell office:value-type="float" office:value="31031199">
            <text:p>31031199</text:p>
          </table:table-cell>
          <table:table-cell office:value-type="float" office:value="26048444">
            <text:p>26048444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702608">
            <text:p>27702608</text:p>
          </table:table-cell>
          <table:table-cell office:value-type="float" office:value="26218562">
            <text:p>26218562</text:p>
          </table:table-cell>
          <table:table-cell office:value-type="float" office:value="30877332">
            <text:p>30877332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458837">
            <text:p>38458837</text:p>
          </table:table-cell>
          <table:table-cell office:value-type="float" office:value="23269203">
            <text:p>23269203</text:p>
          </table:table-cell>
          <table:table-cell office:value-type="float" office:value="38400002">
            <text:p>38400002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040435">
            <text:p>26040435</text:p>
          </table:table-cell>
          <table:table-cell office:value-type="float" office:value="25995646">
            <text:p>25995646</text:p>
          </table:table-cell>
          <table:table-cell office:value-type="float" office:value="35742477">
            <text:p>35742477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5865386">
            <text:p>45865386</text:p>
          </table:table-cell>
          <table:table-cell office:value-type="float" office:value="34863160">
            <text:p>34863160</text:p>
          </table:table-cell>
          <table:table-cell office:value-type="float" office:value="28932021">
            <text:p>28932021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9664706">
            <text:p>49664706</text:p>
          </table:table-cell>
          <table:table-cell office:value-type="float" office:value="50622560">
            <text:p>50622560</text:p>
          </table:table-cell>
          <table:table-cell office:value-type="float" office:value="27621603">
            <text:p>27621603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699439">
            <text:p>29699439</text:p>
          </table:table-cell>
          <table:table-cell office:value-type="float" office:value="49534509">
            <text:p>49534509</text:p>
          </table:table-cell>
          <table:table-cell office:value-type="float" office:value="47259951">
            <text:p>47259951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133292">
            <text:p>25133292</text:p>
          </table:table-cell>
          <table:table-cell office:value-type="float" office:value="46900824">
            <text:p>46900824</text:p>
          </table:table-cell>
          <table:table-cell office:value-type="float" office:value="27332999">
            <text:p>27332999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7844277">
            <text:p>47844277</text:p>
          </table:table-cell>
          <table:table-cell office:value-type="float" office:value="46258774">
            <text:p>46258774</text:p>
          </table:table-cell>
          <table:table-cell office:value-type="float" office:value="29999224">
            <text:p>29999224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373526">
            <text:p>36373526</text:p>
          </table:table-cell>
          <table:table-cell office:value-type="float" office:value="34966786">
            <text:p>34966786</text:p>
          </table:table-cell>
          <table:table-cell office:value-type="float" office:value="30522575">
            <text:p>30522575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663317">
            <text:p>29663317</text:p>
          </table:table-cell>
          <table:table-cell office:value-type="float" office:value="38109035">
            <text:p>38109035</text:p>
          </table:table-cell>
          <table:table-cell office:value-type="float" office:value="50946843">
            <text:p>50946843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326481">
            <text:p>29326481</text:p>
          </table:table-cell>
          <table:table-cell office:value-type="float" office:value="45603034">
            <text:p>45603034</text:p>
          </table:table-cell>
          <table:table-cell office:value-type="float" office:value="37857694">
            <text:p>37857694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565132">
            <text:p>30565132</text:p>
          </table:table-cell>
          <table:table-cell office:value-type="float" office:value="32901154">
            <text:p>32901154</text:p>
          </table:table-cell>
          <table:table-cell office:value-type="float" office:value="36097592">
            <text:p>36097592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325059">
            <text:p>29325059</text:p>
          </table:table-cell>
          <table:table-cell office:value-type="float" office:value="36543707">
            <text:p>36543707</text:p>
          </table:table-cell>
          <table:table-cell office:value-type="float" office:value="29421537">
            <text:p>29421537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851631">
            <text:p>46851631</text:p>
          </table:table-cell>
          <table:table-cell office:value-type="float" office:value="46228236">
            <text:p>46228236</text:p>
          </table:table-cell>
          <table:table-cell office:value-type="float" office:value="41578158">
            <text:p>41578158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4321972">
            <text:p>44321972</text:p>
          </table:table-cell>
          <table:table-cell office:value-type="float" office:value="44833914">
            <text:p>44833914</text:p>
          </table:table-cell>
          <table:table-cell office:value-type="float" office:value="30307433">
            <text:p>30307433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5584103">
            <text:p>45584103</text:p>
          </table:table-cell>
          <table:table-cell office:value-type="float" office:value="31658342">
            <text:p>31658342</text:p>
          </table:table-cell>
          <table:table-cell office:value-type="float" office:value="29949791">
            <text:p>29949791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2403941">
            <text:p>52403941</text:p>
          </table:table-cell>
          <table:table-cell office:value-type="float" office:value="25278121">
            <text:p>25278121</text:p>
          </table:table-cell>
          <table:table-cell office:value-type="float" office:value="35268807">
            <text:p>35268807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0520139">
            <text:p>40520139</text:p>
          </table:table-cell>
          <table:table-cell office:value-type="float" office:value="28817491">
            <text:p>28817491</text:p>
          </table:table-cell>
          <table:table-cell office:value-type="float" office:value="27640478">
            <text:p>27640478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7141476">
            <text:p>37141476</text:p>
          </table:table-cell>
          <table:table-cell office:value-type="float" office:value="43464456">
            <text:p>43464456</text:p>
          </table:table-cell>
          <table:table-cell office:value-type="float" office:value="32620725">
            <text:p>32620725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9921354">
            <text:p>49921354</text:p>
          </table:table-cell>
          <table:table-cell office:value-type="float" office:value="29686632">
            <text:p>29686632</text:p>
          </table:table-cell>
          <table:table-cell office:value-type="float" office:value="26671059">
            <text:p>26671059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719474">
            <text:p>46719474</text:p>
          </table:table-cell>
          <table:table-cell office:value-type="float" office:value="33320138">
            <text:p>33320138</text:p>
          </table:table-cell>
          <table:table-cell office:value-type="float" office:value="33951880">
            <text:p>33951880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159123">
            <text:p>26159123</text:p>
          </table:table-cell>
          <table:table-cell office:value-type="float" office:value="38932359">
            <text:p>38932359</text:p>
          </table:table-cell>
          <table:table-cell office:value-type="float" office:value="54166477">
            <text:p>54166477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7519984">
            <text:p>47519984</text:p>
          </table:table-cell>
          <table:table-cell office:value-type="float" office:value="26878448">
            <text:p>26878448</text:p>
          </table:table-cell>
          <table:table-cell office:value-type="float" office:value="30484002">
            <text:p>30484002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2199783">
            <text:p>32199783</text:p>
          </table:table-cell>
          <table:table-cell office:value-type="float" office:value="25496495">
            <text:p>25496495</text:p>
          </table:table-cell>
          <table:table-cell office:value-type="float" office:value="28661483">
            <text:p>28661483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3116987">
            <text:p>43116987</text:p>
          </table:table-cell>
          <table:table-cell office:value-type="float" office:value="28831217">
            <text:p>28831217</text:p>
          </table:table-cell>
          <table:table-cell office:value-type="float" office:value="34974586">
            <text:p>34974586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4645297">
            <text:p>44645297</text:p>
          </table:table-cell>
          <table:table-cell office:value-type="float" office:value="31185507">
            <text:p>31185507</text:p>
          </table:table-cell>
          <table:table-cell office:value-type="float" office:value="25884782">
            <text:p>25884782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186130">
            <text:p>27186130</text:p>
          </table:table-cell>
          <table:table-cell office:value-type="float" office:value="46155662">
            <text:p>46155662</text:p>
          </table:table-cell>
          <table:table-cell office:value-type="float" office:value="29503151">
            <text:p>29503151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856249">
            <text:p>24856249</text:p>
          </table:table-cell>
          <table:table-cell office:value-type="float" office:value="47501503">
            <text:p>47501503</text:p>
          </table:table-cell>
          <table:table-cell office:value-type="float" office:value="37674092">
            <text:p>37674092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757485">
            <text:p>38757485</text:p>
          </table:table-cell>
          <table:table-cell office:value-type="float" office:value="32691153">
            <text:p>32691153</text:p>
          </table:table-cell>
          <table:table-cell office:value-type="float" office:value="35939752">
            <text:p>35939752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642908">
            <text:p>46642908</text:p>
          </table:table-cell>
          <table:table-cell office:value-type="float" office:value="32189557">
            <text:p>32189557</text:p>
          </table:table-cell>
          <table:table-cell office:value-type="float" office:value="35862536">
            <text:p>35862536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659797">
            <text:p>35659797</text:p>
          </table:table-cell>
          <table:table-cell office:value-type="float" office:value="29415012">
            <text:p>29415012</text:p>
          </table:table-cell>
          <table:table-cell office:value-type="float" office:value="25499305">
            <text:p>25499305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827727">
            <text:p>30827727</text:p>
          </table:table-cell>
          <table:table-cell office:value-type="float" office:value="37452102">
            <text:p>37452102</text:p>
          </table:table-cell>
          <table:table-cell office:value-type="float" office:value="51134622">
            <text:p>51134622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415739">
            <text:p>27415739</text:p>
          </table:table-cell>
          <table:table-cell office:value-type="float" office:value="25888686">
            <text:p>25888686</text:p>
          </table:table-cell>
          <table:table-cell office:value-type="float" office:value="28754872">
            <text:p>28754872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729185">
            <text:p>38729185</text:p>
          </table:table-cell>
          <table:table-cell office:value-type="float" office:value="29270704">
            <text:p>29270704</text:p>
          </table:table-cell>
          <table:table-cell office:value-type="float" office:value="61728374">
            <text:p>61728374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621623">
            <text:p>35621623</text:p>
          </table:table-cell>
          <table:table-cell office:value-type="float" office:value="29311334">
            <text:p>29311334</text:p>
          </table:table-cell>
          <table:table-cell office:value-type="float" office:value="56710696">
            <text:p>56710696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111616">
            <text:p>30111616</text:p>
          </table:table-cell>
          <table:table-cell office:value-type="float" office:value="25982260">
            <text:p>25982260</text:p>
          </table:table-cell>
          <table:table-cell office:value-type="float" office:value="32100897">
            <text:p>32100897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213077">
            <text:p>34213077</text:p>
          </table:table-cell>
          <table:table-cell office:value-type="float" office:value="48955692">
            <text:p>48955692</text:p>
          </table:table-cell>
          <table:table-cell office:value-type="float" office:value="38665922">
            <text:p>38665922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2169773">
            <text:p>32169773</text:p>
          </table:table-cell>
          <table:table-cell office:value-type="float" office:value="28701962">
            <text:p>28701962</text:p>
          </table:table-cell>
          <table:table-cell office:value-type="float" office:value="38723373">
            <text:p>38723373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1482236">
            <text:p>31482236</text:p>
          </table:table-cell>
          <table:table-cell office:value-type="float" office:value="42612347">
            <text:p>42612347</text:p>
          </table:table-cell>
          <table:table-cell office:value-type="float" office:value="58464340">
            <text:p>58464340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238804">
            <text:p>36238804</text:p>
          </table:table-cell>
          <table:table-cell office:value-type="float" office:value="30090275">
            <text:p>30090275</text:p>
          </table:table-cell>
          <table:table-cell office:value-type="float" office:value="32423545">
            <text:p>32423545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982361">
            <text:p>26982361</text:p>
          </table:table-cell>
          <table:table-cell office:value-type="float" office:value="37576016">
            <text:p>37576016</text:p>
          </table:table-cell>
          <table:table-cell office:value-type="float" office:value="34719352">
            <text:p>34719352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8244513">
            <text:p>48244513</text:p>
          </table:table-cell>
          <table:table-cell office:value-type="float" office:value="27428203">
            <text:p>27428203</text:p>
          </table:table-cell>
          <table:table-cell office:value-type="float" office:value="26883267">
            <text:p>26883267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722738">
            <text:p>35722738</text:p>
          </table:table-cell>
          <table:table-cell office:value-type="float" office:value="26768576">
            <text:p>26768576</text:p>
          </table:table-cell>
          <table:table-cell office:value-type="float" office:value="31856384">
            <text:p>31856384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285964">
            <text:p>29285964</text:p>
          </table:table-cell>
          <table:table-cell office:value-type="float" office:value="43193208">
            <text:p>43193208</text:p>
          </table:table-cell>
          <table:table-cell office:value-type="float" office:value="54107443">
            <text:p>54107443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076968">
            <text:p>27076968</text:p>
          </table:table-cell>
          <table:table-cell office:value-type="float" office:value="52875571">
            <text:p>52875571</text:p>
          </table:table-cell>
          <table:table-cell office:value-type="float" office:value="29711133">
            <text:p>29711133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502117">
            <text:p>36502117</text:p>
          </table:table-cell>
          <table:table-cell office:value-type="float" office:value="27889151">
            <text:p>27889151</text:p>
          </table:table-cell>
          <table:table-cell office:value-type="float" office:value="27187958">
            <text:p>27187958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024693">
            <text:p>30024693</text:p>
          </table:table-cell>
          <table:table-cell office:value-type="float" office:value="39485165">
            <text:p>39485165</text:p>
          </table:table-cell>
          <table:table-cell office:value-type="float" office:value="32922053">
            <text:p>32922053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546727">
            <text:p>28546727</text:p>
          </table:table-cell>
          <table:table-cell office:value-type="float" office:value="30502861">
            <text:p>30502861</text:p>
          </table:table-cell>
          <table:table-cell office:value-type="float" office:value="27708622">
            <text:p>27708622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0298308">
            <text:p>50298308</text:p>
          </table:table-cell>
          <table:table-cell office:value-type="float" office:value="33248770">
            <text:p>33248770</text:p>
          </table:table-cell>
          <table:table-cell office:value-type="float" office:value="35140383">
            <text:p>35140383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057854">
            <text:p>28057854</text:p>
          </table:table-cell>
          <table:table-cell office:value-type="float" office:value="31939582">
            <text:p>31939582</text:p>
          </table:table-cell>
          <table:table-cell office:value-type="float" office:value="32878466">
            <text:p>32878466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9703216">
            <text:p>49703216</text:p>
          </table:table-cell>
          <table:table-cell office:value-type="float" office:value="28740649">
            <text:p>28740649</text:p>
          </table:table-cell>
          <table:table-cell office:value-type="float" office:value="35434622">
            <text:p>35434622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1718289">
            <text:p>51718289</text:p>
          </table:table-cell>
          <table:table-cell office:value-type="float" office:value="59276556">
            <text:p>59276556</text:p>
          </table:table-cell>
          <table:table-cell office:value-type="float" office:value="55307223">
            <text:p>55307223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9860376">
            <text:p>49860376</text:p>
          </table:table-cell>
          <table:table-cell office:value-type="float" office:value="37195417">
            <text:p>37195417</text:p>
          </table:table-cell>
          <table:table-cell office:value-type="float" office:value="39653864">
            <text:p>39653864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140484">
            <text:p>29140484</text:p>
          </table:table-cell>
          <table:table-cell office:value-type="float" office:value="38873383">
            <text:p>38873383</text:p>
          </table:table-cell>
          <table:table-cell office:value-type="float" office:value="43518922">
            <text:p>43518922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342021">
            <text:p>39342021</text:p>
          </table:table-cell>
          <table:table-cell office:value-type="float" office:value="48216543">
            <text:p>48216543</text:p>
          </table:table-cell>
          <table:table-cell office:value-type="float" office:value="64424716">
            <text:p>64424716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6659984">
            <text:p>56659984</text:p>
          </table:table-cell>
          <table:table-cell office:value-type="float" office:value="41842553">
            <text:p>41842553</text:p>
          </table:table-cell>
          <table:table-cell office:value-type="float" office:value="56649350">
            <text:p>56649350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0147695">
            <text:p>60147695</text:p>
          </table:table-cell>
          <table:table-cell office:value-type="float" office:value="37699863">
            <text:p>37699863</text:p>
          </table:table-cell>
          <table:table-cell office:value-type="float" office:value="28526063">
            <text:p>28526063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0128320">
            <text:p>30128320</text:p>
          </table:table-cell>
          <table:table-cell office:value-type="float" office:value="47609609">
            <text:p>47609609</text:p>
          </table:table-cell>
          <table:table-cell office:value-type="float" office:value="33453435">
            <text:p>33453435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714365">
            <text:p>28714365</text:p>
          </table:table-cell>
          <table:table-cell office:value-type="float" office:value="34526749">
            <text:p>34526749</text:p>
          </table:table-cell>
          <table:table-cell office:value-type="float" office:value="35273631">
            <text:p>35273631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5259400">
            <text:p>55259400</text:p>
          </table:table-cell>
          <table:table-cell office:value-type="float" office:value="26470196">
            <text:p>26470196</text:p>
          </table:table-cell>
          <table:table-cell office:value-type="float" office:value="43148947">
            <text:p>43148947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371456">
            <text:p>40371456</text:p>
          </table:table-cell>
          <table:table-cell office:value-type="float" office:value="37069503">
            <text:p>37069503</text:p>
          </table:table-cell>
          <table:table-cell office:value-type="float" office:value="57802728">
            <text:p>57802728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119417">
            <text:p>28119417</text:p>
          </table:table-cell>
          <table:table-cell office:value-type="float" office:value="51080433">
            <text:p>51080433</text:p>
          </table:table-cell>
          <table:table-cell office:value-type="float" office:value="29085515">
            <text:p>29085515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7694427">
            <text:p>47694427</text:p>
          </table:table-cell>
          <table:table-cell office:value-type="float" office:value="50375063">
            <text:p>50375063</text:p>
          </table:table-cell>
          <table:table-cell office:value-type="float" office:value="33278838">
            <text:p>33278838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548232">
            <text:p>34548232</text:p>
          </table:table-cell>
          <table:table-cell office:value-type="float" office:value="35082585">
            <text:p>35082585</text:p>
          </table:table-cell>
          <table:table-cell office:value-type="float" office:value="39241275">
            <text:p>39241275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403003">
            <text:p>28403003</text:p>
          </table:table-cell>
          <table:table-cell office:value-type="float" office:value="36773617">
            <text:p>36773617</text:p>
          </table:table-cell>
          <table:table-cell office:value-type="float" office:value="47239432">
            <text:p>47239432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963833">
            <text:p>40963833</text:p>
          </table:table-cell>
          <table:table-cell office:value-type="float" office:value="35157757">
            <text:p>35157757</text:p>
          </table:table-cell>
          <table:table-cell office:value-type="float" office:value="30995511">
            <text:p>30995511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8347927">
            <text:p>38347927</text:p>
          </table:table-cell>
          <table:table-cell office:value-type="float" office:value="28970852">
            <text:p>28970852</text:p>
          </table:table-cell>
          <table:table-cell office:value-type="float" office:value="56513999">
            <text:p>56513999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3956064">
            <text:p>43956064</text:p>
          </table:table-cell>
          <table:table-cell office:value-type="float" office:value="38090812">
            <text:p>38090812</text:p>
          </table:table-cell>
          <table:table-cell office:value-type="float" office:value="31107770">
            <text:p>31107770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6861839">
            <text:p>56861839</text:p>
          </table:table-cell>
          <table:table-cell office:value-type="float" office:value="57776282">
            <text:p>57776282</text:p>
          </table:table-cell>
          <table:table-cell office:value-type="float" office:value="58460342">
            <text:p>58460342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999669">
            <text:p>40999669</text:p>
          </table:table-cell>
          <table:table-cell office:value-type="float" office:value="37666108">
            <text:p>37666108</text:p>
          </table:table-cell>
          <table:table-cell office:value-type="float" office:value="31922210">
            <text:p>31922210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211288">
            <text:p>41211288</text:p>
          </table:table-cell>
          <table:table-cell office:value-type="float" office:value="58123076">
            <text:p>58123076</text:p>
          </table:table-cell>
          <table:table-cell office:value-type="float" office:value="34748996">
            <text:p>34748996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2165006">
            <text:p>42165006</text:p>
          </table:table-cell>
          <table:table-cell office:value-type="float" office:value="48470184">
            <text:p>48470184</text:p>
          </table:table-cell>
          <table:table-cell office:value-type="float" office:value="58378920">
            <text:p>58378920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543731">
            <text:p>36543731</text:p>
          </table:table-cell>
          <table:table-cell office:value-type="float" office:value="59373912">
            <text:p>59373912</text:p>
          </table:table-cell>
          <table:table-cell office:value-type="float" office:value="48047659">
            <text:p>48047659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703344">
            <text:p>28703344</text:p>
          </table:table-cell>
          <table:table-cell office:value-type="float" office:value="27727048">
            <text:p>27727048</text:p>
          </table:table-cell>
          <table:table-cell office:value-type="float" office:value="33453768">
            <text:p>33453768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017320">
            <text:p>40017320</text:p>
          </table:table-cell>
          <table:table-cell office:value-type="float" office:value="33805452">
            <text:p>33805452</text:p>
          </table:table-cell>
          <table:table-cell office:value-type="float" office:value="31219580">
            <text:p>31219580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108826">
            <text:p>29108826</text:p>
          </table:table-cell>
          <table:table-cell office:value-type="float" office:value="46607055">
            <text:p>46607055</text:p>
          </table:table-cell>
          <table:table-cell office:value-type="float" office:value="31153919">
            <text:p>31153919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5505805">
            <text:p>35505805</text:p>
          </table:table-cell>
          <table:table-cell office:value-type="float" office:value="41236138">
            <text:p>41236138</text:p>
          </table:table-cell>
          <table:table-cell office:value-type="float" office:value="46147779">
            <text:p>46147779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1432446">
            <text:p>31432446</text:p>
          </table:table-cell>
          <table:table-cell office:value-type="float" office:value="30544658">
            <text:p>30544658</text:p>
          </table:table-cell>
          <table:table-cell office:value-type="float" office:value="35130451">
            <text:p>35130451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4234538">
            <text:p>54234538</text:p>
          </table:table-cell>
          <table:table-cell office:value-type="float" office:value="33834274">
            <text:p>33834274</text:p>
          </table:table-cell>
          <table:table-cell office:value-type="float" office:value="50982512">
            <text:p>50982512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7497504">
            <text:p>27497504</text:p>
          </table:table-cell>
          <table:table-cell office:value-type="float" office:value="66409897">
            <text:p>66409897</text:p>
          </table:table-cell>
          <table:table-cell office:value-type="float" office:value="40023646">
            <text:p>40023646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5950838">
            <text:p>45950838</text:p>
          </table:table-cell>
          <table:table-cell office:value-type="float" office:value="53312755">
            <text:p>53312755</text:p>
          </table:table-cell>
          <table:table-cell office:value-type="float" office:value="61650297">
            <text:p>61650297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4596907">
            <text:p>54596907</text:p>
          </table:table-cell>
          <table:table-cell office:value-type="float" office:value="47651491">
            <text:p>47651491</text:p>
          </table:table-cell>
          <table:table-cell office:value-type="float" office:value="32218479">
            <text:p>32218479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751248">
            <text:p>36751248</text:p>
          </table:table-cell>
          <table:table-cell office:value-type="float" office:value="32544870">
            <text:p>32544870</text:p>
          </table:table-cell>
          <table:table-cell office:value-type="float" office:value="64444911">
            <text:p>64444911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6619569">
            <text:p>56619569</text:p>
          </table:table-cell>
          <table:table-cell office:value-type="float" office:value="43183867">
            <text:p>43183867</text:p>
          </table:table-cell>
          <table:table-cell office:value-type="float" office:value="45198176">
            <text:p>45198176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2751652">
            <text:p>42751652</text:p>
          </table:table-cell>
          <table:table-cell office:value-type="float" office:value="28048931">
            <text:p>28048931</text:p>
          </table:table-cell>
          <table:table-cell office:value-type="float" office:value="39283775">
            <text:p>39283775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597886">
            <text:p>29597886</text:p>
          </table:table-cell>
          <table:table-cell office:value-type="float" office:value="34630414">
            <text:p>34630414</text:p>
          </table:table-cell>
          <table:table-cell office:value-type="float" office:value="29412475">
            <text:p>29412475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7126153">
            <text:p>57126153</text:p>
          </table:table-cell>
          <table:table-cell office:value-type="float" office:value="54739990">
            <text:p>54739990</text:p>
          </table:table-cell>
          <table:table-cell office:value-type="float" office:value="54443753">
            <text:p>54443753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543944">
            <text:p>28543944</text:p>
          </table:table-cell>
          <table:table-cell office:value-type="float" office:value="30468049">
            <text:p>30468049</text:p>
          </table:table-cell>
          <table:table-cell office:value-type="float" office:value="41225115">
            <text:p>41225115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2766061">
            <text:p>42766061</text:p>
          </table:table-cell>
          <table:table-cell office:value-type="float" office:value="44077286">
            <text:p>44077286</text:p>
          </table:table-cell>
          <table:table-cell office:value-type="float" office:value="32331529">
            <text:p>32331529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235790">
            <text:p>36235790</text:p>
          </table:table-cell>
          <table:table-cell office:value-type="float" office:value="26155771">
            <text:p>26155771</text:p>
          </table:table-cell>
          <table:table-cell office:value-type="float" office:value="43203690">
            <text:p>43203690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3655936">
            <text:p>33655936</text:p>
          </table:table-cell>
          <table:table-cell office:value-type="float" office:value="39262023">
            <text:p>39262023</text:p>
          </table:table-cell>
          <table:table-cell office:value-type="float" office:value="50538996">
            <text:p>50538996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1735710">
            <text:p>31735710</text:p>
          </table:table-cell>
          <table:table-cell office:value-type="float" office:value="37469096">
            <text:p>37469096</text:p>
          </table:table-cell>
          <table:table-cell office:value-type="float" office:value="53668903">
            <text:p>53668903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1574408">
            <text:p>51574408</text:p>
          </table:table-cell>
          <table:table-cell office:value-type="float" office:value="40212637">
            <text:p>40212637</text:p>
          </table:table-cell>
          <table:table-cell office:value-type="float" office:value="53000605">
            <text:p>53000605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902295">
            <text:p>34902295</text:p>
          </table:table-cell>
          <table:table-cell office:value-type="float" office:value="44860497">
            <text:p>44860497</text:p>
          </table:table-cell>
          <table:table-cell office:value-type="float" office:value="47463474">
            <text:p>47463474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2805395">
            <text:p>32805395</text:p>
          </table:table-cell>
          <table:table-cell office:value-type="float" office:value="28533487">
            <text:p>28533487</text:p>
          </table:table-cell>
          <table:table-cell office:value-type="float" office:value="60488854">
            <text:p>60488854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532257">
            <text:p>41532257</text:p>
          </table:table-cell>
          <table:table-cell office:value-type="float" office:value="36125668">
            <text:p>36125668</text:p>
          </table:table-cell>
          <table:table-cell office:value-type="float" office:value="44674890">
            <text:p>44674890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235039">
            <text:p>46235039</text:p>
          </table:table-cell>
          <table:table-cell office:value-type="float" office:value="57447919">
            <text:p>57447919</text:p>
          </table:table-cell>
          <table:table-cell office:value-type="float" office:value="33092284">
            <text:p>33092284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2466056">
            <text:p>32466056</text:p>
          </table:table-cell>
          <table:table-cell office:value-type="float" office:value="37870498">
            <text:p>37870498</text:p>
          </table:table-cell>
          <table:table-cell office:value-type="float" office:value="28570436">
            <text:p>28570436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8329383">
            <text:p>38329383</text:p>
          </table:table-cell>
          <table:table-cell office:value-type="float" office:value="55708902">
            <text:p>55708902</text:p>
          </table:table-cell>
          <table:table-cell office:value-type="float" office:value="28622532">
            <text:p>28622532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3677242">
            <text:p>33677242</text:p>
          </table:table-cell>
          <table:table-cell office:value-type="float" office:value="58052610">
            <text:p>58052610</text:p>
          </table:table-cell>
          <table:table-cell office:value-type="float" office:value="58472791">
            <text:p>58472791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092627">
            <text:p>46092627</text:p>
          </table:table-cell>
          <table:table-cell office:value-type="float" office:value="34031231">
            <text:p>34031231</text:p>
          </table:table-cell>
          <table:table-cell office:value-type="float" office:value="58942673">
            <text:p>58942673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0379255">
            <text:p>50379255</text:p>
          </table:table-cell>
          <table:table-cell office:value-type="float" office:value="48058239">
            <text:p>48058239</text:p>
          </table:table-cell>
          <table:table-cell office:value-type="float" office:value="66172221">
            <text:p>66172221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978989">
            <text:p>39978989</text:p>
          </table:table-cell>
          <table:table-cell office:value-type="float" office:value="37073119">
            <text:p>37073119</text:p>
          </table:table-cell>
          <table:table-cell office:value-type="float" office:value="43620291">
            <text:p>43620291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190566">
            <text:p>37190566</text:p>
          </table:table-cell>
          <table:table-cell office:value-type="float" office:value="54913285">
            <text:p>54913285</text:p>
          </table:table-cell>
          <table:table-cell office:value-type="float" office:value="52564006">
            <text:p>52564006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3821288">
            <text:p>33821288</text:p>
          </table:table-cell>
          <table:table-cell office:value-type="float" office:value="33640215">
            <text:p>33640215</text:p>
          </table:table-cell>
          <table:table-cell office:value-type="float" office:value="34387113">
            <text:p>34387113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968810">
            <text:p>37968810</text:p>
          </table:table-cell>
          <table:table-cell office:value-type="float" office:value="34016883">
            <text:p>34016883</text:p>
          </table:table-cell>
          <table:table-cell office:value-type="float" office:value="68088499">
            <text:p>68088499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8637112">
            <text:p>58637112</text:p>
          </table:table-cell>
          <table:table-cell office:value-type="float" office:value="38018614">
            <text:p>38018614</text:p>
          </table:table-cell>
          <table:table-cell office:value-type="float" office:value="65916284">
            <text:p>65916284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2948097">
            <text:p>42948097</text:p>
          </table:table-cell>
          <table:table-cell office:value-type="float" office:value="35534469">
            <text:p>35534469</text:p>
          </table:table-cell>
          <table:table-cell office:value-type="float" office:value="62812247">
            <text:p>62812247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819437">
            <text:p>34819437</text:p>
          </table:table-cell>
          <table:table-cell office:value-type="float" office:value="34216692">
            <text:p>34216692</text:p>
          </table:table-cell>
          <table:table-cell office:value-type="float" office:value="33775010">
            <text:p>33775010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4006484">
            <text:p>64006484</text:p>
          </table:table-cell>
          <table:table-cell office:value-type="float" office:value="67410775">
            <text:p>67410775</text:p>
          </table:table-cell>
          <table:table-cell office:value-type="float" office:value="50907417">
            <text:p>50907417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881903">
            <text:p>45881903</text:p>
          </table:table-cell>
          <table:table-cell office:value-type="float" office:value="44852024">
            <text:p>44852024</text:p>
          </table:table-cell>
          <table:table-cell office:value-type="float" office:value="55047624">
            <text:p>55047624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361475">
            <text:p>37361475</text:p>
          </table:table-cell>
          <table:table-cell office:value-type="float" office:value="39212664">
            <text:p>39212664</text:p>
          </table:table-cell>
          <table:table-cell office:value-type="float" office:value="55455579">
            <text:p>55455579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745606">
            <text:p>38745606</text:p>
          </table:table-cell>
          <table:table-cell office:value-type="float" office:value="40990459">
            <text:p>40990459</text:p>
          </table:table-cell>
          <table:table-cell office:value-type="float" office:value="73666250">
            <text:p>73666250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7852012">
            <text:p>67852012</text:p>
          </table:table-cell>
          <table:table-cell office:value-type="float" office:value="63256746">
            <text:p>63256746</text:p>
          </table:table-cell>
          <table:table-cell office:value-type="float" office:value="61800534">
            <text:p>61800534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069407">
            <text:p>39069407</text:p>
          </table:table-cell>
          <table:table-cell office:value-type="float" office:value="45516554">
            <text:p>45516554</text:p>
          </table:table-cell>
          <table:table-cell office:value-type="float" office:value="37322970">
            <text:p>37322970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7242720">
            <text:p>67242720</text:p>
          </table:table-cell>
          <table:table-cell office:value-type="float" office:value="50462867">
            <text:p>50462867</text:p>
          </table:table-cell>
          <table:table-cell office:value-type="float" office:value="50930169">
            <text:p>50930169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4484126">
            <text:p>44484126</text:p>
          </table:table-cell>
          <table:table-cell office:value-type="float" office:value="38883576">
            <text:p>38883576</text:p>
          </table:table-cell>
          <table:table-cell office:value-type="float" office:value="54977384">
            <text:p>54977384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502007">
            <text:p>41502007</text:p>
          </table:table-cell>
          <table:table-cell office:value-type="float" office:value="34971051">
            <text:p>34971051</text:p>
          </table:table-cell>
          <table:table-cell office:value-type="float" office:value="54114285">
            <text:p>54114285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951662">
            <text:p>32951662</text:p>
          </table:table-cell>
          <table:table-cell office:value-type="float" office:value="55398293">
            <text:p>55398293</text:p>
          </table:table-cell>
          <table:table-cell office:value-type="float" office:value="32602499">
            <text:p>32602499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9445599">
            <text:p>49445599</text:p>
          </table:table-cell>
          <table:table-cell office:value-type="float" office:value="62891879">
            <text:p>62891879</text:p>
          </table:table-cell>
          <table:table-cell office:value-type="float" office:value="50530472">
            <text:p>50530472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829534">
            <text:p>45829534</text:p>
          </table:table-cell>
          <table:table-cell office:value-type="float" office:value="59292262">
            <text:p>59292262</text:p>
          </table:table-cell>
          <table:table-cell office:value-type="float" office:value="59039798">
            <text:p>59039798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637709">
            <text:p>41637709</text:p>
          </table:table-cell>
          <table:table-cell office:value-type="float" office:value="34987250">
            <text:p>34987250</text:p>
          </table:table-cell>
          <table:table-cell office:value-type="float" office:value="33764909">
            <text:p>33764909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296496">
            <text:p>35296496</text:p>
          </table:table-cell>
          <table:table-cell office:value-type="float" office:value="41392488">
            <text:p>41392488</text:p>
          </table:table-cell>
          <table:table-cell office:value-type="float" office:value="67340157">
            <text:p>67340157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7661915">
            <text:p>47661915</text:p>
          </table:table-cell>
          <table:table-cell office:value-type="float" office:value="52965159">
            <text:p>52965159</text:p>
          </table:table-cell>
          <table:table-cell office:value-type="float" office:value="76266534">
            <text:p>76266534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1728870">
            <text:p>51728870</text:p>
          </table:table-cell>
          <table:table-cell office:value-type="float" office:value="45953373">
            <text:p>45953373</text:p>
          </table:table-cell>
          <table:table-cell office:value-type="float" office:value="41451808">
            <text:p>41451808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532725">
            <text:p>39532725</text:p>
          </table:table-cell>
          <table:table-cell office:value-type="float" office:value="49789440">
            <text:p>49789440</text:p>
          </table:table-cell>
          <table:table-cell office:value-type="float" office:value="73870304">
            <text:p>73870304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5538960">
            <text:p>55538960</text:p>
          </table:table-cell>
          <table:table-cell office:value-type="float" office:value="36501572">
            <text:p>36501572</text:p>
          </table:table-cell>
          <table:table-cell office:value-type="float" office:value="41033547">
            <text:p>41033547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900829">
            <text:p>34900829</text:p>
          </table:table-cell>
          <table:table-cell office:value-type="float" office:value="39420323">
            <text:p>39420323</text:p>
          </table:table-cell>
          <table:table-cell office:value-type="float" office:value="44602507">
            <text:p>44602507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300611">
            <text:p>48300611</text:p>
          </table:table-cell>
          <table:table-cell office:value-type="float" office:value="54292440">
            <text:p>54292440</text:p>
          </table:table-cell>
          <table:table-cell office:value-type="float" office:value="67946578">
            <text:p>67946578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4345176">
            <text:p>54345176</text:p>
          </table:table-cell>
          <table:table-cell office:value-type="float" office:value="65499677">
            <text:p>65499677</text:p>
          </table:table-cell>
          <table:table-cell office:value-type="float" office:value="82412571">
            <text:p>82412571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2436371">
            <text:p>52436371</text:p>
          </table:table-cell>
          <table:table-cell office:value-type="float" office:value="34795988">
            <text:p>34795988</text:p>
          </table:table-cell>
          <table:table-cell office:value-type="float" office:value="52626504">
            <text:p>52626504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093254">
            <text:p>35093254</text:p>
          </table:table-cell>
          <table:table-cell office:value-type="float" office:value="63149682">
            <text:p>63149682</text:p>
          </table:table-cell>
          <table:table-cell office:value-type="float" office:value="52500857">
            <text:p>52500857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3659339">
            <text:p>33659339</text:p>
          </table:table-cell>
          <table:table-cell office:value-type="float" office:value="33887196">
            <text:p>33887196</text:p>
          </table:table-cell>
          <table:table-cell office:value-type="float" office:value="32943294">
            <text:p>32943294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6481221">
            <text:p>36481221</text:p>
          </table:table-cell>
          <table:table-cell office:value-type="float" office:value="63298047">
            <text:p>63298047</text:p>
          </table:table-cell>
          <table:table-cell office:value-type="float" office:value="40452885">
            <text:p>40452885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127727">
            <text:p>37127727</text:p>
          </table:table-cell>
          <table:table-cell office:value-type="float" office:value="37728113">
            <text:p>37728113</text:p>
          </table:table-cell>
          <table:table-cell office:value-type="float" office:value="40878654">
            <text:p>40878654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271323">
            <text:p>41271323</text:p>
          </table:table-cell>
          <table:table-cell office:value-type="float" office:value="71633774">
            <text:p>71633774</text:p>
          </table:table-cell>
          <table:table-cell office:value-type="float" office:value="61389828">
            <text:p>61389828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820171">
            <text:p>34820171</text:p>
          </table:table-cell>
          <table:table-cell office:value-type="float" office:value="51629654">
            <text:p>51629654</text:p>
          </table:table-cell>
          <table:table-cell office:value-type="float" office:value="66268709">
            <text:p>66268709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3691909">
            <text:p>53691909</text:p>
          </table:table-cell>
          <table:table-cell office:value-type="float" office:value="33520171">
            <text:p>33520171</text:p>
          </table:table-cell>
          <table:table-cell office:value-type="float" office:value="59195292">
            <text:p>59195292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532620">
            <text:p>63532620</text:p>
          </table:table-cell>
          <table:table-cell office:value-type="float" office:value="64108571">
            <text:p>64108571</text:p>
          </table:table-cell>
          <table:table-cell office:value-type="float" office:value="51373334">
            <text:p>51373334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5158414">
            <text:p>55158414</text:p>
          </table:table-cell>
          <table:table-cell office:value-type="float" office:value="64592855">
            <text:p>64592855</text:p>
          </table:table-cell>
          <table:table-cell office:value-type="float" office:value="46159258">
            <text:p>46159258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341725">
            <text:p>37341725</text:p>
          </table:table-cell>
          <table:table-cell office:value-type="float" office:value="38496156">
            <text:p>38496156</text:p>
          </table:table-cell>
          <table:table-cell office:value-type="float" office:value="37113160">
            <text:p>37113160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9721455">
            <text:p>69721455</text:p>
          </table:table-cell>
          <table:table-cell office:value-type="float" office:value="38613790">
            <text:p>38613790</text:p>
          </table:table-cell>
          <table:table-cell office:value-type="float" office:value="64875401">
            <text:p>64875401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2261609">
            <text:p>62261609</text:p>
          </table:table-cell>
          <table:table-cell office:value-type="float" office:value="36620865">
            <text:p>36620865</text:p>
          </table:table-cell>
          <table:table-cell office:value-type="float" office:value="42884889">
            <text:p>42884889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6233312">
            <text:p>56233312</text:p>
          </table:table-cell>
          <table:table-cell office:value-type="float" office:value="68069035">
            <text:p>68069035</text:p>
          </table:table-cell>
          <table:table-cell office:value-type="float" office:value="52569302">
            <text:p>52569302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054118">
            <text:p>48054118</text:p>
          </table:table-cell>
          <table:table-cell office:value-type="float" office:value="33448739">
            <text:p>33448739</text:p>
          </table:table-cell>
          <table:table-cell office:value-type="float" office:value="33507102">
            <text:p>33507102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3679803">
            <text:p>43679803</text:p>
          </table:table-cell>
          <table:table-cell office:value-type="float" office:value="35148609">
            <text:p>35148609</text:p>
          </table:table-cell>
          <table:table-cell office:value-type="float" office:value="80187695">
            <text:p>80187695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2435272">
            <text:p>52435272</text:p>
          </table:table-cell>
          <table:table-cell office:value-type="float" office:value="48945739">
            <text:p>48945739</text:p>
          </table:table-cell>
          <table:table-cell office:value-type="float" office:value="42560099">
            <text:p>42560099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6766694">
            <text:p>66766694</text:p>
          </table:table-cell>
          <table:table-cell office:value-type="float" office:value="36925323">
            <text:p>36925323</text:p>
          </table:table-cell>
          <table:table-cell office:value-type="float" office:value="65097914">
            <text:p>65097914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9940630">
            <text:p>69940630</text:p>
          </table:table-cell>
          <table:table-cell office:value-type="float" office:value="54717303">
            <text:p>54717303</text:p>
          </table:table-cell>
          <table:table-cell office:value-type="float" office:value="49945319">
            <text:p>49945319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6343686">
            <text:p>36343686</text:p>
          </table:table-cell>
          <table:table-cell office:value-type="float" office:value="55939228">
            <text:p>55939228</text:p>
          </table:table-cell>
          <table:table-cell office:value-type="float" office:value="52812208">
            <text:p>52812208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5915061">
            <text:p>65915061</text:p>
          </table:table-cell>
          <table:table-cell office:value-type="float" office:value="59253805">
            <text:p>59253805</text:p>
          </table:table-cell>
          <table:table-cell office:value-type="float" office:value="64123482">
            <text:p>64123482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4003348">
            <text:p>44003348</text:p>
          </table:table-cell>
          <table:table-cell office:value-type="float" office:value="41139113">
            <text:p>41139113</text:p>
          </table:table-cell>
          <table:table-cell office:value-type="float" office:value="45201729">
            <text:p>45201729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0668439">
            <text:p>60668439</text:p>
          </table:table-cell>
          <table:table-cell office:value-type="float" office:value="72207670">
            <text:p>72207670</text:p>
          </table:table-cell>
          <table:table-cell office:value-type="float" office:value="72877801">
            <text:p>72877801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9055846">
            <text:p>39055846</text:p>
          </table:table-cell>
          <table:table-cell office:value-type="float" office:value="64165678">
            <text:p>64165678</text:p>
          </table:table-cell>
          <table:table-cell office:value-type="float" office:value="68802085">
            <text:p>68802085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9416362">
            <text:p>59416362</text:p>
          </table:table-cell>
          <table:table-cell office:value-type="float" office:value="35545526">
            <text:p>35545526</text:p>
          </table:table-cell>
          <table:table-cell office:value-type="float" office:value="42881997">
            <text:p>42881997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7635535">
            <text:p>77635535</text:p>
          </table:table-cell>
          <table:table-cell office:value-type="float" office:value="65399726">
            <text:p>65399726</text:p>
          </table:table-cell>
          <table:table-cell office:value-type="float" office:value="60345670">
            <text:p>60345670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2357267">
            <text:p>72357267</text:p>
          </table:table-cell>
          <table:table-cell office:value-type="float" office:value="44951476">
            <text:p>44951476</text:p>
          </table:table-cell>
          <table:table-cell office:value-type="float" office:value="76656044">
            <text:p>76656044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8975136">
            <text:p>58975136</text:p>
          </table:table-cell>
          <table:table-cell office:value-type="float" office:value="40019530">
            <text:p>40019530</text:p>
          </table:table-cell>
          <table:table-cell office:value-type="float" office:value="57425310">
            <text:p>57425310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624426">
            <text:p>47624426</text:p>
          </table:table-cell>
          <table:table-cell office:value-type="float" office:value="41030189">
            <text:p>41030189</text:p>
          </table:table-cell>
          <table:table-cell office:value-type="float" office:value="78509162">
            <text:p>78509162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5978642">
            <text:p>75978642</text:p>
          </table:table-cell>
          <table:table-cell office:value-type="float" office:value="45710817">
            <text:p>45710817</text:p>
          </table:table-cell>
          <table:table-cell office:value-type="float" office:value="77830307">
            <text:p>77830307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1254286">
            <text:p>51254286</text:p>
          </table:table-cell>
          <table:table-cell office:value-type="float" office:value="48554085">
            <text:p>48554085</text:p>
          </table:table-cell>
          <table:table-cell office:value-type="float" office:value="42090814">
            <text:p>42090814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9643017">
            <text:p>39643017</text:p>
          </table:table-cell>
          <table:table-cell office:value-type="float" office:value="78478460">
            <text:p>78478460</text:p>
          </table:table-cell>
          <table:table-cell office:value-type="float" office:value="51411865">
            <text:p>51411865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894821">
            <text:p>47894821</text:p>
          </table:table-cell>
          <table:table-cell office:value-type="float" office:value="39741888">
            <text:p>39741888</text:p>
          </table:table-cell>
          <table:table-cell office:value-type="float" office:value="54181379">
            <text:p>54181379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286431">
            <text:p>47286431</text:p>
          </table:table-cell>
          <table:table-cell office:value-type="float" office:value="36644707">
            <text:p>36644707</text:p>
          </table:table-cell>
          <table:table-cell office:value-type="float" office:value="39199111">
            <text:p>39199111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7485882">
            <text:p>67485882</text:p>
          </table:table-cell>
          <table:table-cell office:value-type="float" office:value="37445429">
            <text:p>37445429</text:p>
          </table:table-cell>
          <table:table-cell office:value-type="float" office:value="44675629">
            <text:p>44675629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502598">
            <text:p>48502598</text:p>
          </table:table-cell>
          <table:table-cell office:value-type="float" office:value="69237649">
            <text:p>69237649</text:p>
          </table:table-cell>
          <table:table-cell office:value-type="float" office:value="58938021">
            <text:p>58938021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7954485">
            <text:p>57954485</text:p>
          </table:table-cell>
          <table:table-cell office:value-type="float" office:value="49401270">
            <text:p>49401270</text:p>
          </table:table-cell>
          <table:table-cell office:value-type="float" office:value="69587499">
            <text:p>69587499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5250062">
            <text:p>65250062</text:p>
          </table:table-cell>
          <table:table-cell office:value-type="float" office:value="44738669">
            <text:p>44738669</text:p>
          </table:table-cell>
          <table:table-cell office:value-type="float" office:value="48838278">
            <text:p>48838278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6558946">
            <text:p>46558946</text:p>
          </table:table-cell>
          <table:table-cell office:value-type="float" office:value="76405449">
            <text:p>76405449</text:p>
          </table:table-cell>
          <table:table-cell office:value-type="float" office:value="42811942">
            <text:p>42811942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881727">
            <text:p>54881727</text:p>
          </table:table-cell>
          <table:table-cell office:value-type="float" office:value="38997279">
            <text:p>38997279</text:p>
          </table:table-cell>
          <table:table-cell office:value-type="float" office:value="59588299">
            <text:p>59588299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8087764">
            <text:p>58087764</text:p>
          </table:table-cell>
          <table:table-cell office:value-type="float" office:value="44713751">
            <text:p>44713751</text:p>
          </table:table-cell>
          <table:table-cell office:value-type="float" office:value="47309023">
            <text:p>47309023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311154">
            <text:p>45311154</text:p>
          </table:table-cell>
          <table:table-cell office:value-type="float" office:value="45032464">
            <text:p>45032464</text:p>
          </table:table-cell>
          <table:table-cell office:value-type="float" office:value="76736569">
            <text:p>76736569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1137466">
            <text:p>61137466</text:p>
          </table:table-cell>
          <table:table-cell office:value-type="float" office:value="42692722">
            <text:p>42692722</text:p>
          </table:table-cell>
          <table:table-cell office:value-type="float" office:value="78914236">
            <text:p>78914236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0783051">
            <text:p>70783051</text:p>
          </table:table-cell>
          <table:table-cell office:value-type="float" office:value="56734460">
            <text:p>56734460</text:p>
          </table:table-cell>
          <table:table-cell office:value-type="float" office:value="80818714">
            <text:p>80818714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8048928">
            <text:p>58048928</text:p>
          </table:table-cell>
          <table:table-cell office:value-type="float" office:value="42185170">
            <text:p>42185170</text:p>
          </table:table-cell>
          <table:table-cell office:value-type="float" office:value="52814691">
            <text:p>52814691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9940632">
            <text:p>69940632</text:p>
          </table:table-cell>
          <table:table-cell office:value-type="float" office:value="70541666">
            <text:p>70541666</text:p>
          </table:table-cell>
          <table:table-cell office:value-type="float" office:value="79595303">
            <text:p>79595303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374856">
            <text:p>40374856</text:p>
          </table:table-cell>
          <table:table-cell office:value-type="float" office:value="41673231">
            <text:p>41673231</text:p>
          </table:table-cell>
          <table:table-cell office:value-type="float" office:value="49803661">
            <text:p>49803661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466800">
            <text:p>42466800</text:p>
          </table:table-cell>
          <table:table-cell office:value-type="float" office:value="70074298">
            <text:p>70074298</text:p>
          </table:table-cell>
          <table:table-cell office:value-type="float" office:value="65547882">
            <text:p>65547882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8264480">
            <text:p>58264480</text:p>
          </table:table-cell>
          <table:table-cell office:value-type="float" office:value="37963514">
            <text:p>37963514</text:p>
          </table:table-cell>
          <table:table-cell office:value-type="float" office:value="39963361">
            <text:p>39963361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5020399">
            <text:p>55020399</text:p>
          </table:table-cell>
          <table:table-cell office:value-type="float" office:value="39854402">
            <text:p>39854402</text:p>
          </table:table-cell>
          <table:table-cell office:value-type="float" office:value="64947315">
            <text:p>64947315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615876">
            <text:p>40615876</text:p>
          </table:table-cell>
          <table:table-cell office:value-type="float" office:value="68175238">
            <text:p>68175238</text:p>
          </table:table-cell>
          <table:table-cell office:value-type="float" office:value="63557306">
            <text:p>63557306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8420013">
            <text:p>68420013</text:p>
          </table:table-cell>
          <table:table-cell office:value-type="float" office:value="57635345">
            <text:p>57635345</text:p>
          </table:table-cell>
          <table:table-cell office:value-type="float" office:value="40032590">
            <text:p>40032590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3915971">
            <text:p>63915971</text:p>
          </table:table-cell>
          <table:table-cell office:value-type="float" office:value="39856855">
            <text:p>39856855</text:p>
          </table:table-cell>
          <table:table-cell office:value-type="float" office:value="63727221">
            <text:p>63727221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824655">
            <text:p>45824655</text:p>
          </table:table-cell>
          <table:table-cell office:value-type="float" office:value="62695416">
            <text:p>62695416</text:p>
          </table:table-cell>
          <table:table-cell office:value-type="float" office:value="40170350">
            <text:p>40170350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339562">
            <text:p>42339562</text:p>
          </table:table-cell>
          <table:table-cell office:value-type="float" office:value="54281282">
            <text:p>54281282</text:p>
          </table:table-cell>
          <table:table-cell office:value-type="float" office:value="59815880">
            <text:p>59815880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7708011">
            <text:p>57708011</text:p>
          </table:table-cell>
          <table:table-cell office:value-type="float" office:value="45505927">
            <text:p>45505927</text:p>
          </table:table-cell>
          <table:table-cell office:value-type="float" office:value="42617873">
            <text:p>42617873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947904">
            <text:p>43947904</text:p>
          </table:table-cell>
          <table:table-cell office:value-type="float" office:value="72645967">
            <text:p>72645967</text:p>
          </table:table-cell>
          <table:table-cell office:value-type="float" office:value="75658298">
            <text:p>75658298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9303875">
            <text:p>59303875</text:p>
          </table:table-cell>
          <table:table-cell office:value-type="float" office:value="59390530">
            <text:p>59390530</text:p>
          </table:table-cell>
          <table:table-cell office:value-type="float" office:value="48097583">
            <text:p>48097583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7377451">
            <text:p>37377451</text:p>
          </table:table-cell>
          <table:table-cell office:value-type="float" office:value="58648413">
            <text:p>58648413</text:p>
          </table:table-cell>
          <table:table-cell office:value-type="float" office:value="65656467">
            <text:p>65656467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4552874">
            <text:p>44552874</text:p>
          </table:table-cell>
          <table:table-cell office:value-type="float" office:value="41947563">
            <text:p>41947563</text:p>
          </table:table-cell>
          <table:table-cell office:value-type="float" office:value="39441900">
            <text:p>39441900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075230">
            <text:p>40075230</text:p>
          </table:table-cell>
          <table:table-cell office:value-type="float" office:value="47613502">
            <text:p>47613502</text:p>
          </table:table-cell>
          <table:table-cell office:value-type="float" office:value="50541205">
            <text:p>50541205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347922">
            <text:p>45347922</text:p>
          </table:table-cell>
          <table:table-cell office:value-type="float" office:value="57852994">
            <text:p>57852994</text:p>
          </table:table-cell>
          <table:table-cell office:value-type="float" office:value="40392609">
            <text:p>40392609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7647005">
            <text:p>37647005</text:p>
          </table:table-cell>
          <table:table-cell office:value-type="float" office:value="42987409">
            <text:p>42987409</text:p>
          </table:table-cell>
          <table:table-cell office:value-type="float" office:value="45750061">
            <text:p>45750061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3481043">
            <text:p>63481043</text:p>
          </table:table-cell>
          <table:table-cell office:value-type="float" office:value="59911948">
            <text:p>59911948</text:p>
          </table:table-cell>
          <table:table-cell office:value-type="float" office:value="41833890">
            <text:p>41833890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1244320">
            <text:p>61244320</text:p>
          </table:table-cell>
          <table:table-cell office:value-type="float" office:value="77628797">
            <text:p>77628797</text:p>
          </table:table-cell>
          <table:table-cell office:value-type="float" office:value="72459187">
            <text:p>72459187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984016">
            <text:p>43984016</text:p>
          </table:table-cell>
          <table:table-cell office:value-type="float" office:value="69983532">
            <text:p>69983532</text:p>
          </table:table-cell>
          <table:table-cell office:value-type="float" office:value="72306305">
            <text:p>72306305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0718849">
            <text:p>60718849</text:p>
          </table:table-cell>
          <table:table-cell office:value-type="float" office:value="56607089">
            <text:p>56607089</text:p>
          </table:table-cell>
          <table:table-cell office:value-type="float" office:value="37900061">
            <text:p>37900061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9762440">
            <text:p>39762440</text:p>
          </table:table-cell>
          <table:table-cell office:value-type="float" office:value="74772579">
            <text:p>74772579</text:p>
          </table:table-cell>
          <table:table-cell office:value-type="float" office:value="44066977">
            <text:p>44066977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217751">
            <text:p>45217751</text:p>
          </table:table-cell>
          <table:table-cell office:value-type="float" office:value="42444935">
            <text:p>42444935</text:p>
          </table:table-cell>
          <table:table-cell office:value-type="float" office:value="43272687">
            <text:p>43272687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8557261">
            <text:p>38557261</text:p>
          </table:table-cell>
          <table:table-cell office:value-type="float" office:value="43603636">
            <text:p>43603636</text:p>
          </table:table-cell>
          <table:table-cell office:value-type="float" office:value="44836787">
            <text:p>44836787</text:p>
          </table:table-cell>
          <table:table-cell table:number-columns-repeated="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345601">
            <text:p>48345601</text:p>
          </table:table-cell>
          <table:table-cell office:value-type="float" office:value="64309796">
            <text:p>64309796</text:p>
          </table:table-cell>
          <table:table-cell office:value-type="float" office:value="42788620">
            <text:p>42788620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634451">
            <text:p>55634451</text:p>
          </table:table-cell>
          <table:table-cell office:value-type="float" office:value="44453715">
            <text:p>44453715</text:p>
          </table:table-cell>
          <table:table-cell office:value-type="float" office:value="55985005">
            <text:p>55985005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3089253">
            <text:p>63089253</text:p>
          </table:table-cell>
          <table:table-cell office:value-type="float" office:value="49552085">
            <text:p>49552085</text:p>
          </table:table-cell>
          <table:table-cell office:value-type="float" office:value="49017564">
            <text:p>49017564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5907669">
            <text:p>85907669</text:p>
          </table:table-cell>
          <table:table-cell office:value-type="float" office:value="59600811">
            <text:p>59600811</text:p>
          </table:table-cell>
          <table:table-cell office:value-type="float" office:value="50672528">
            <text:p>50672528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5146473">
            <text:p>85146473</text:p>
          </table:table-cell>
          <table:table-cell office:value-type="float" office:value="75254362">
            <text:p>75254362</text:p>
          </table:table-cell>
          <table:table-cell office:value-type="float" office:value="43614505">
            <text:p>43614505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7078275">
            <text:p>47078275</text:p>
          </table:table-cell>
          <table:table-cell office:value-type="float" office:value="86574390">
            <text:p>86574390</text:p>
          </table:table-cell>
          <table:table-cell office:value-type="float" office:value="50492992">
            <text:p>50492992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1851353">
            <text:p>81851353</text:p>
          </table:table-cell>
          <table:table-cell office:value-type="float" office:value="87446029">
            <text:p>87446029</text:p>
          </table:table-cell>
          <table:table-cell office:value-type="float" office:value="97772722">
            <text:p>97772722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1434804">
            <text:p>91434804</text:p>
          </table:table-cell>
          <table:table-cell office:value-type="float" office:value="50507220">
            <text:p>50507220</text:p>
          </table:table-cell>
          <table:table-cell office:value-type="float" office:value="64066876">
            <text:p>64066876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5443851">
            <text:p>85443851</text:p>
          </table:table-cell>
          <table:table-cell office:value-type="float" office:value="41949065">
            <text:p>41949065</text:p>
          </table:table-cell>
          <table:table-cell office:value-type="float" office:value="86521457">
            <text:p>86521457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4358058">
            <text:p>74358058</text:p>
          </table:table-cell>
          <table:table-cell office:value-type="float" office:value="45442875">
            <text:p>45442875</text:p>
          </table:table-cell>
          <table:table-cell office:value-type="float" office:value="68259130">
            <text:p>68259130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7231486">
            <text:p>47231486</text:p>
          </table:table-cell>
          <table:table-cell office:value-type="float" office:value="55081189">
            <text:p>55081189</text:p>
          </table:table-cell>
          <table:table-cell office:value-type="float" office:value="41522830">
            <text:p>41522830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7694221">
            <text:p>67694221</text:p>
          </table:table-cell>
          <table:table-cell office:value-type="float" office:value="67424863">
            <text:p>67424863</text:p>
          </table:table-cell>
          <table:table-cell office:value-type="float" office:value="49431470">
            <text:p>49431470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2257163">
            <text:p>82257163</text:p>
          </table:table-cell>
          <table:table-cell office:value-type="float" office:value="59114374">
            <text:p>59114374</text:p>
          </table:table-cell>
          <table:table-cell office:value-type="float" office:value="55718794">
            <text:p>55718794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2428663">
            <text:p>82428663</text:p>
          </table:table-cell>
          <table:table-cell office:value-type="float" office:value="74851472">
            <text:p>74851472</text:p>
          </table:table-cell>
          <table:table-cell office:value-type="float" office:value="71429481">
            <text:p>71429481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7003707">
            <text:p>87003707</text:p>
          </table:table-cell>
          <table:table-cell office:value-type="float" office:value="78295784">
            <text:p>78295784</text:p>
          </table:table-cell>
          <table:table-cell office:value-type="float" office:value="53863336">
            <text:p>53863336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3663213">
            <text:p>43663213</text:p>
          </table:table-cell>
          <table:table-cell office:value-type="float" office:value="47275153">
            <text:p>47275153</text:p>
          </table:table-cell>
          <table:table-cell office:value-type="float" office:value="52989176">
            <text:p>52989176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081546">
            <text:p>55081546</text:p>
          </table:table-cell>
          <table:table-cell office:value-type="float" office:value="73713917">
            <text:p>73713917</text:p>
          </table:table-cell>
          <table:table-cell office:value-type="float" office:value="72165722">
            <text:p>72165722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552451">
            <text:p>57552451</text:p>
          </table:table-cell>
          <table:table-cell office:value-type="float" office:value="60515505">
            <text:p>60515505</text:p>
          </table:table-cell>
          <table:table-cell office:value-type="float" office:value="51951143">
            <text:p>51951143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2019902">
            <text:p>62019902</text:p>
          </table:table-cell>
          <table:table-cell office:value-type="float" office:value="46774467">
            <text:p>46774467</text:p>
          </table:table-cell>
          <table:table-cell office:value-type="float" office:value="48383370">
            <text:p>48383370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0266084">
            <text:p>70266084</text:p>
          </table:table-cell>
          <table:table-cell office:value-type="float" office:value="80062379">
            <text:p>80062379</text:p>
          </table:table-cell>
          <table:table-cell office:value-type="float" office:value="59595123">
            <text:p>59595123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9920679">
            <text:p>79920679</text:p>
          </table:table-cell>
          <table:table-cell office:value-type="float" office:value="56058616">
            <text:p>56058616</text:p>
          </table:table-cell>
          <table:table-cell office:value-type="float" office:value="66443960">
            <text:p>66443960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4686502">
            <text:p>64686502</text:p>
          </table:table-cell>
          <table:table-cell office:value-type="float" office:value="47781739">
            <text:p>47781739</text:p>
          </table:table-cell>
          <table:table-cell office:value-type="float" office:value="71126167">
            <text:p>71126167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2304794">
            <text:p>52304794</text:p>
          </table:table-cell>
          <table:table-cell office:value-type="float" office:value="55491239">
            <text:p>55491239</text:p>
          </table:table-cell>
          <table:table-cell office:value-type="float" office:value="42416370">
            <text:p>42416370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8259566">
            <text:p>88259566</text:p>
          </table:table-cell>
          <table:table-cell office:value-type="float" office:value="47892800">
            <text:p>47892800</text:p>
          </table:table-cell>
          <table:table-cell office:value-type="float" office:value="48434755">
            <text:p>48434755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8622671">
            <text:p>78622671</text:p>
          </table:table-cell>
          <table:table-cell office:value-type="float" office:value="61866057">
            <text:p>61866057</text:p>
          </table:table-cell>
          <table:table-cell office:value-type="float" office:value="55953078">
            <text:p>55953078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990963">
            <text:p>57990963</text:p>
          </table:table-cell>
          <table:table-cell office:value-type="float" office:value="44879959">
            <text:p>44879959</text:p>
          </table:table-cell>
          <table:table-cell office:value-type="float" office:value="51534582">
            <text:p>51534582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6778061">
            <text:p>66778061</text:p>
          </table:table-cell>
          <table:table-cell office:value-type="float" office:value="54040711">
            <text:p>54040711</text:p>
          </table:table-cell>
          <table:table-cell office:value-type="float" office:value="45032913">
            <text:p>45032913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8459196">
            <text:p>88459196</text:p>
          </table:table-cell>
          <table:table-cell office:value-type="float" office:value="76732850">
            <text:p>76732850</text:p>
          </table:table-cell>
          <table:table-cell office:value-type="float" office:value="66936172">
            <text:p>66936172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6534475">
            <text:p>46534475</text:p>
          </table:table-cell>
          <table:table-cell office:value-type="float" office:value="51886630">
            <text:p>51886630</text:p>
          </table:table-cell>
          <table:table-cell office:value-type="float" office:value="46085485">
            <text:p>46085485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8096832">
            <text:p>48096832</text:p>
          </table:table-cell>
          <table:table-cell office:value-type="float" office:value="65665470">
            <text:p>65665470</text:p>
          </table:table-cell>
          <table:table-cell office:value-type="float" office:value="58018623">
            <text:p>58018623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4239363">
            <text:p>84239363</text:p>
          </table:table-cell>
          <table:table-cell office:value-type="float" office:value="55207378">
            <text:p>55207378</text:p>
          </table:table-cell>
          <table:table-cell office:value-type="float" office:value="79427360">
            <text:p>79427360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2345496">
            <text:p>82345496</text:p>
          </table:table-cell>
          <table:table-cell office:value-type="float" office:value="89876514">
            <text:p>89876514</text:p>
          </table:table-cell>
          <table:table-cell office:value-type="float" office:value="78823614">
            <text:p>78823614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0341672">
            <text:p>60341672</text:p>
          </table:table-cell>
          <table:table-cell office:value-type="float" office:value="73412102">
            <text:p>73412102</text:p>
          </table:table-cell>
          <table:table-cell office:value-type="float" office:value="70010373">
            <text:p>70010373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8243094">
            <text:p>68243094</text:p>
          </table:table-cell>
          <table:table-cell office:value-type="float" office:value="43555532">
            <text:p>43555532</text:p>
          </table:table-cell>
          <table:table-cell office:value-type="float" office:value="68647840">
            <text:p>68647840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6991591">
            <text:p>66991591</text:p>
          </table:table-cell>
          <table:table-cell office:value-type="float" office:value="81059974">
            <text:p>81059974</text:p>
          </table:table-cell>
          <table:table-cell office:value-type="float" office:value="81526686">
            <text:p>81526686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8383876">
            <text:p>68383876</text:p>
          </table:table-cell>
          <table:table-cell office:value-type="float" office:value="44221640">
            <text:p>44221640</text:p>
          </table:table-cell>
          <table:table-cell office:value-type="float" office:value="87953558">
            <text:p>87953558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1594725">
            <text:p>71594725</text:p>
          </table:table-cell>
          <table:table-cell office:value-type="float" office:value="66242879">
            <text:p>66242879</text:p>
          </table:table-cell>
          <table:table-cell office:value-type="float" office:value="89097787">
            <text:p>89097787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1012320">
            <text:p>51012320</text:p>
          </table:table-cell>
          <table:table-cell office:value-type="float" office:value="85239043">
            <text:p>85239043</text:p>
          </table:table-cell>
          <table:table-cell office:value-type="float" office:value="52284215">
            <text:p>52284215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6678249">
            <text:p>56678249</text:p>
          </table:table-cell>
          <table:table-cell office:value-type="float" office:value="47120369">
            <text:p>47120369</text:p>
          </table:table-cell>
          <table:table-cell office:value-type="float" office:value="64151638">
            <text:p>64151638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8208866">
            <text:p>78208866</text:p>
          </table:table-cell>
          <table:table-cell office:value-type="float" office:value="53315213">
            <text:p>53315213</text:p>
          </table:table-cell>
          <table:table-cell office:value-type="float" office:value="72081332">
            <text:p>72081332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8141896">
            <text:p>58141896</text:p>
          </table:table-cell>
          <table:table-cell office:value-type="float" office:value="45954163">
            <text:p>45954163</text:p>
          </table:table-cell>
          <table:table-cell office:value-type="float" office:value="76718697">
            <text:p>76718697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9941294">
            <text:p>39941294</text:p>
          </table:table-cell>
          <table:table-cell office:value-type="float" office:value="84615505">
            <text:p>84615505</text:p>
          </table:table-cell>
          <table:table-cell office:value-type="float" office:value="86369582">
            <text:p>86369582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8441761">
            <text:p>68441761</text:p>
          </table:table-cell>
          <table:table-cell office:value-type="float" office:value="73260289">
            <text:p>73260289</text:p>
          </table:table-cell>
          <table:table-cell office:value-type="float" office:value="59031290">
            <text:p>59031290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9692695">
            <text:p>69692695</text:p>
          </table:table-cell>
          <table:table-cell office:value-type="float" office:value="88536337">
            <text:p>88536337</text:p>
          </table:table-cell>
          <table:table-cell office:value-type="float" office:value="60588911">
            <text:p>60588911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8698028">
            <text:p>68698028</text:p>
          </table:table-cell>
          <table:table-cell office:value-type="float" office:value="48227667">
            <text:p>48227667</text:p>
          </table:table-cell>
          <table:table-cell office:value-type="float" office:value="47195376">
            <text:p>47195376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9913987">
            <text:p>49913987</text:p>
          </table:table-cell>
          <table:table-cell office:value-type="float" office:value="42812589">
            <text:p>42812589</text:p>
          </table:table-cell>
          <table:table-cell office:value-type="float" office:value="89438808">
            <text:p>89438808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0912882">
            <text:p>40912882</text:p>
          </table:table-cell>
          <table:table-cell office:value-type="float" office:value="57764572">
            <text:p>57764572</text:p>
          </table:table-cell>
          <table:table-cell office:value-type="float" office:value="99577453">
            <text:p>99577453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721970">
            <text:p>55721970</text:p>
          </table:table-cell>
          <table:table-cell office:value-type="float" office:value="39641312">
            <text:p>39641312</text:p>
          </table:table-cell>
          <table:table-cell office:value-type="float" office:value="82491906">
            <text:p>82491906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8035545">
            <text:p>58035545</text:p>
          </table:table-cell>
          <table:table-cell office:value-type="float" office:value="87547034">
            <text:p>87547034</text:p>
          </table:table-cell>
          <table:table-cell office:value-type="float" office:value="50858334">
            <text:p>50858334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9175625">
            <text:p>49175625</text:p>
          </table:table-cell>
          <table:table-cell office:value-type="float" office:value="47642848">
            <text:p>47642848</text:p>
          </table:table-cell>
          <table:table-cell office:value-type="float" office:value="94025626">
            <text:p>94025626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0440076">
            <text:p>80440076</text:p>
          </table:table-cell>
          <table:table-cell office:value-type="float" office:value="45278258">
            <text:p>45278258</text:p>
          </table:table-cell>
          <table:table-cell office:value-type="float" office:value="44710053">
            <text:p>44710053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5873615">
            <text:p>55873615</text:p>
          </table:table-cell>
          <table:table-cell office:value-type="float" office:value="49174313">
            <text:p>49174313</text:p>
          </table:table-cell>
          <table:table-cell office:value-type="float" office:value="99678791">
            <text:p>99678791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2712667">
            <text:p>82712667</text:p>
          </table:table-cell>
          <table:table-cell office:value-type="float" office:value="70305921">
            <text:p>70305921</text:p>
          </table:table-cell>
          <table:table-cell office:value-type="float" office:value="90590851">
            <text:p>90590851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0603565">
            <text:p>50603565</text:p>
          </table:table-cell>
          <table:table-cell office:value-type="float" office:value="72251801">
            <text:p>72251801</text:p>
          </table:table-cell>
          <table:table-cell office:value-type="float" office:value="97670584">
            <text:p>97670584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3187867">
            <text:p>63187867</text:p>
          </table:table-cell>
          <table:table-cell office:value-type="float" office:value="80253234">
            <text:p>80253234</text:p>
          </table:table-cell>
          <table:table-cell office:value-type="float" office:value="71449189">
            <text:p>71449189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3804127">
            <text:p>73804127</text:p>
          </table:table-cell>
          <table:table-cell office:value-type="float" office:value="50519175">
            <text:p>50519175</text:p>
          </table:table-cell>
          <table:table-cell office:value-type="float" office:value="84103692">
            <text:p>84103692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8814655">
            <text:p>58814655</text:p>
          </table:table-cell>
          <table:table-cell office:value-type="float" office:value="91202009">
            <text:p>91202009</text:p>
          </table:table-cell>
          <table:table-cell office:value-type="float" office:value="97212273">
            <text:p>97212273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2583621">
            <text:p>62583621</text:p>
          </table:table-cell>
          <table:table-cell office:value-type="float" office:value="51418228">
            <text:p>51418228</text:p>
          </table:table-cell>
          <table:table-cell office:value-type="float" office:value="54721587">
            <text:p>54721587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1823921">
            <text:p>51823921</text:p>
          </table:table-cell>
          <table:table-cell office:value-type="float" office:value="61577297">
            <text:p>61577297</text:p>
          </table:table-cell>
          <table:table-cell office:value-type="float" office:value="60689282">
            <text:p>60689282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6833692">
            <text:p>76833692</text:p>
          </table:table-cell>
          <table:table-cell office:value-type="float" office:value="93806631">
            <text:p>93806631</text:p>
          </table:table-cell>
          <table:table-cell office:value-type="float" office:value="89813198">
            <text:p>89813198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8724067">
            <text:p>68724067</text:p>
          </table:table-cell>
          <table:table-cell office:value-type="float" office:value="82027528">
            <text:p>82027528</text:p>
          </table:table-cell>
          <table:table-cell office:value-type="float" office:value="48634149">
            <text:p>48634149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1764241">
            <text:p>61764241</text:p>
          </table:table-cell>
          <table:table-cell office:value-type="float" office:value="104027458">
            <text:p>104027458</text:p>
          </table:table-cell>
          <table:table-cell office:value-type="float" office:value="79239543">
            <text:p>79239543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2943973">
            <text:p>72943973</text:p>
          </table:table-cell>
          <table:table-cell office:value-type="float" office:value="57142748">
            <text:p>57142748</text:p>
          </table:table-cell>
          <table:table-cell office:value-type="float" office:value="106598256">
            <text:p>106598256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1014510">
            <text:p>71014510</text:p>
          </table:table-cell>
          <table:table-cell office:value-type="float" office:value="53548159">
            <text:p>53548159</text:p>
          </table:table-cell>
          <table:table-cell office:value-type="float" office:value="94631735">
            <text:p>94631735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5954271">
            <text:p>45954271</text:p>
          </table:table-cell>
          <table:table-cell office:value-type="float" office:value="63324650">
            <text:p>63324650</text:p>
          </table:table-cell>
          <table:table-cell office:value-type="float" office:value="98842627">
            <text:p>98842627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8821571">
            <text:p>98821571</text:p>
          </table:table-cell>
          <table:table-cell office:value-type="float" office:value="47075727">
            <text:p>47075727</text:p>
          </table:table-cell>
          <table:table-cell office:value-type="float" office:value="77501995">
            <text:p>77501995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0791911">
            <text:p>70791911</text:p>
          </table:table-cell>
          <table:table-cell office:value-type="float" office:value="96319754">
            <text:p>96319754</text:p>
          </table:table-cell>
          <table:table-cell office:value-type="float" office:value="70905991">
            <text:p>70905991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0897890">
            <text:p>90897890</text:p>
          </table:table-cell>
          <table:table-cell office:value-type="float" office:value="63841975">
            <text:p>63841975</text:p>
          </table:table-cell>
          <table:table-cell office:value-type="float" office:value="91899114">
            <text:p>91899114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3710364">
            <text:p>53710364</text:p>
          </table:table-cell>
          <table:table-cell office:value-type="float" office:value="68866014">
            <text:p>68866014</text:p>
          </table:table-cell>
          <table:table-cell office:value-type="float" office:value="46208653">
            <text:p>46208653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4874695">
            <text:p>94874695</text:p>
          </table:table-cell>
          <table:table-cell office:value-type="float" office:value="58880818">
            <text:p>58880818</text:p>
          </table:table-cell>
          <table:table-cell office:value-type="float" office:value="93397130">
            <text:p>93397130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2443165">
            <text:p>52443165</text:p>
          </table:table-cell>
          <table:table-cell office:value-type="float" office:value="51638885">
            <text:p>51638885</text:p>
          </table:table-cell>
          <table:table-cell office:value-type="float" office:value="100033848">
            <text:p>100033848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4867820">
            <text:p>64867820</text:p>
          </table:table-cell>
          <table:table-cell office:value-type="float" office:value="66367694">
            <text:p>66367694</text:p>
          </table:table-cell>
          <table:table-cell office:value-type="float" office:value="99921042">
            <text:p>99921042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2154506">
            <text:p>92154506</text:p>
          </table:table-cell>
          <table:table-cell office:value-type="float" office:value="53614904">
            <text:p>53614904</text:p>
          </table:table-cell>
          <table:table-cell office:value-type="float" office:value="108077869">
            <text:p>108077869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5143328">
            <text:p>65143328</text:p>
          </table:table-cell>
          <table:table-cell office:value-type="float" office:value="99068444">
            <text:p>99068444</text:p>
          </table:table-cell>
          <table:table-cell office:value-type="float" office:value="52661998">
            <text:p>52661998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8494737">
            <text:p>48494737</text:p>
          </table:table-cell>
          <table:table-cell office:value-type="float" office:value="57299717">
            <text:p>57299717</text:p>
          </table:table-cell>
          <table:table-cell office:value-type="float" office:value="76133194">
            <text:p>76133194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6212573">
            <text:p>76212573</text:p>
          </table:table-cell>
          <table:table-cell office:value-type="float" office:value="113047379">
            <text:p>113047379</text:p>
          </table:table-cell>
          <table:table-cell office:value-type="float" office:value="56650372">
            <text:p>56650372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247776">
            <text:p>56247776</text:p>
          </table:table-cell>
          <table:table-cell office:value-type="float" office:value="63311976">
            <text:p>63311976</text:p>
          </table:table-cell>
          <table:table-cell office:value-type="float" office:value="59581881">
            <text:p>59581881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8184872">
            <text:p>48184872</text:p>
          </table:table-cell>
          <table:table-cell office:value-type="float" office:value="50654052">
            <text:p>50654052</text:p>
          </table:table-cell>
          <table:table-cell office:value-type="float" office:value="81653618">
            <text:p>81653618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8868025">
            <text:p>68868025</text:p>
          </table:table-cell>
          <table:table-cell office:value-type="float" office:value="62758997">
            <text:p>62758997</text:p>
          </table:table-cell>
          <table:table-cell office:value-type="float" office:value="54585631">
            <text:p>54585631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2324082">
            <text:p>62324082</text:p>
          </table:table-cell>
          <table:table-cell office:value-type="float" office:value="54090697">
            <text:p>54090697</text:p>
          </table:table-cell>
          <table:table-cell office:value-type="float" office:value="59191497">
            <text:p>59191497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6118759">
            <text:p>66118759</text:p>
          </table:table-cell>
          <table:table-cell office:value-type="float" office:value="63184100">
            <text:p>63184100</text:p>
          </table:table-cell>
          <table:table-cell office:value-type="float" office:value="62155699">
            <text:p>62155699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0866552">
            <text:p>70866552</text:p>
          </table:table-cell>
          <table:table-cell office:value-type="float" office:value="82689455">
            <text:p>82689455</text:p>
          </table:table-cell>
          <table:table-cell office:value-type="float" office:value="99521253">
            <text:p>99521253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3678835">
            <text:p>93678835</text:p>
          </table:table-cell>
          <table:table-cell office:value-type="float" office:value="92434732">
            <text:p>92434732</text:p>
          </table:table-cell>
          <table:table-cell office:value-type="float" office:value="53690557">
            <text:p>53690557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3092254">
            <text:p>93092254</text:p>
          </table:table-cell>
          <table:table-cell office:value-type="float" office:value="83748845">
            <text:p>83748845</text:p>
          </table:table-cell>
          <table:table-cell office:value-type="float" office:value="96841943">
            <text:p>96841943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3627569">
            <text:p>73627569</text:p>
          </table:table-cell>
          <table:table-cell office:value-type="float" office:value="47655222">
            <text:p>47655222</text:p>
          </table:table-cell>
          <table:table-cell office:value-type="float" office:value="72194981">
            <text:p>72194981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9517492">
            <text:p>69517492</text:p>
          </table:table-cell>
          <table:table-cell office:value-type="float" office:value="58360862">
            <text:p>58360862</text:p>
          </table:table-cell>
          <table:table-cell office:value-type="float" office:value="70755958">
            <text:p>70755958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0386552">
            <text:p>60386552</text:p>
          </table:table-cell>
          <table:table-cell office:value-type="float" office:value="97974511">
            <text:p>97974511</text:p>
          </table:table-cell>
          <table:table-cell office:value-type="float" office:value="68230988">
            <text:p>68230988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4969241">
            <text:p>54969241</text:p>
          </table:table-cell>
          <table:table-cell office:value-type="float" office:value="72049755">
            <text:p>72049755</text:p>
          </table:table-cell>
          <table:table-cell office:value-type="float" office:value="50561346">
            <text:p>50561346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4270603">
            <text:p>54270603</text:p>
          </table:table-cell>
          <table:table-cell office:value-type="float" office:value="48863976">
            <text:p>48863976</text:p>
          </table:table-cell>
          <table:table-cell office:value-type="float" office:value="93950760">
            <text:p>93950760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1784140">
            <text:p>51784140</text:p>
          </table:table-cell>
          <table:table-cell office:value-type="float" office:value="55479461">
            <text:p>55479461</text:p>
          </table:table-cell>
          <table:table-cell office:value-type="float" office:value="64972116">
            <text:p>64972116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6992552">
            <text:p>46992552</text:p>
          </table:table-cell>
          <table:table-cell office:value-type="float" office:value="77575603">
            <text:p>77575603</text:p>
          </table:table-cell>
          <table:table-cell office:value-type="float" office:value="55484507">
            <text:p>55484507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6422860">
            <text:p>66422860</text:p>
          </table:table-cell>
          <table:table-cell office:value-type="float" office:value="76768143">
            <text:p>76768143</text:p>
          </table:table-cell>
          <table:table-cell office:value-type="float" office:value="75443582">
            <text:p>75443582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1129352">
            <text:p>61129352</text:p>
          </table:table-cell>
          <table:table-cell office:value-type="float" office:value="96466844">
            <text:p>96466844</text:p>
          </table:table-cell>
          <table:table-cell office:value-type="float" office:value="65318763">
            <text:p>65318763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8198963">
            <text:p>98198963</text:p>
          </table:table-cell>
          <table:table-cell office:value-type="float" office:value="96722951">
            <text:p>96722951</text:p>
          </table:table-cell>
          <table:table-cell office:value-type="float" office:value="97322943">
            <text:p>97322943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9684062">
            <text:p>49684062</text:p>
          </table:table-cell>
          <table:table-cell office:value-type="float" office:value="55158609">
            <text:p>55158609</text:p>
          </table:table-cell>
          <table:table-cell office:value-type="float" office:value="66037134">
            <text:p>66037134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5229310">
            <text:p>75229310</text:p>
          </table:table-cell>
          <table:table-cell office:value-type="float" office:value="78000529">
            <text:p>78000529</text:p>
          </table:table-cell>
          <table:table-cell office:value-type="float" office:value="50972824">
            <text:p>50972824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7075669">
            <text:p>47075669</text:p>
          </table:table-cell>
          <table:table-cell office:value-type="float" office:value="66950808">
            <text:p>66950808</text:p>
          </table:table-cell>
          <table:table-cell office:value-type="float" office:value="83328890">
            <text:p>83328890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5274753">
            <text:p>55274753</text:p>
          </table:table-cell>
          <table:table-cell office:value-type="float" office:value="47613405">
            <text:p>47613405</text:p>
          </table:table-cell>
          <table:table-cell office:value-type="float" office:value="52313470">
            <text:p>52313470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6978673">
            <text:p>66978673</text:p>
          </table:table-cell>
          <table:table-cell office:value-type="float" office:value="59911511">
            <text:p>59911511</text:p>
          </table:table-cell>
          <table:table-cell office:value-type="float" office:value="49955258">
            <text:p>49955258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7151017">
            <text:p>67151017</text:p>
          </table:table-cell>
          <table:table-cell office:value-type="float" office:value="96429695">
            <text:p>96429695</text:p>
          </table:table-cell>
          <table:table-cell office:value-type="float" office:value="70597280">
            <text:p>70597280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8891392">
            <text:p>48891392</text:p>
          </table:table-cell>
          <table:table-cell office:value-type="float" office:value="47607480">
            <text:p>47607480</text:p>
          </table:table-cell>
          <table:table-cell office:value-type="float" office:value="87759737">
            <text:p>87759737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7507191">
            <text:p>57507191</text:p>
          </table:table-cell>
          <table:table-cell office:value-type="float" office:value="82024943">
            <text:p>82024943</text:p>
          </table:table-cell>
          <table:table-cell office:value-type="float" office:value="73588879">
            <text:p>73588879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9501733">
            <text:p>89501733</text:p>
          </table:table-cell>
          <table:table-cell office:value-type="float" office:value="103277997">
            <text:p>103277997</text:p>
          </table:table-cell>
          <table:table-cell office:value-type="float" office:value="99910161">
            <text:p>99910161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6923959">
            <text:p>66923959</text:p>
          </table:table-cell>
          <table:table-cell office:value-type="float" office:value="56626860">
            <text:p>56626860</text:p>
          </table:table-cell>
          <table:table-cell office:value-type="float" office:value="104098735">
            <text:p>104098735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7123558">
            <text:p>77123558</text:p>
          </table:table-cell>
          <table:table-cell office:value-type="float" office:value="110192015">
            <text:p>110192015</text:p>
          </table:table-cell>
          <table:table-cell office:value-type="float" office:value="67404027">
            <text:p>67404027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6593696">
            <text:p>106593696</text:p>
          </table:table-cell>
          <table:table-cell office:value-type="float" office:value="110016696">
            <text:p>110016696</text:p>
          </table:table-cell>
          <table:table-cell office:value-type="float" office:value="110565330">
            <text:p>110565330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0250286">
            <text:p>60250286</text:p>
          </table:table-cell>
          <table:table-cell office:value-type="float" office:value="90982156">
            <text:p>90982156</text:p>
          </table:table-cell>
          <table:table-cell office:value-type="float" office:value="60282163">
            <text:p>60282163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0818330">
            <text:p>80818330</text:p>
          </table:table-cell>
          <table:table-cell office:value-type="float" office:value="72711764">
            <text:p>72711764</text:p>
          </table:table-cell>
          <table:table-cell office:value-type="float" office:value="63200222">
            <text:p>63200222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3223982">
            <text:p>103223982</text:p>
          </table:table-cell>
          <table:table-cell office:value-type="float" office:value="54840711">
            <text:p>54840711</text:p>
          </table:table-cell>
          <table:table-cell office:value-type="float" office:value="63558218">
            <text:p>63558218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5607816">
            <text:p>85607816</text:p>
          </table:table-cell>
          <table:table-cell office:value-type="float" office:value="93703921">
            <text:p>93703921</text:p>
          </table:table-cell>
          <table:table-cell office:value-type="float" office:value="73510733">
            <text:p>73510733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1901850">
            <text:p>81901850</text:p>
          </table:table-cell>
          <table:table-cell office:value-type="float" office:value="86250759">
            <text:p>86250759</text:p>
          </table:table-cell>
          <table:table-cell office:value-type="float" office:value="73629473">
            <text:p>73629473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2607507">
            <text:p>62607507</text:p>
          </table:table-cell>
          <table:table-cell office:value-type="float" office:value="52240045">
            <text:p>52240045</text:p>
          </table:table-cell>
          <table:table-cell office:value-type="float" office:value="58316019">
            <text:p>58316019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7288443">
            <text:p>107288443</text:p>
          </table:table-cell>
          <table:table-cell office:value-type="float" office:value="54557157">
            <text:p>54557157</text:p>
          </table:table-cell>
          <table:table-cell office:value-type="float" office:value="61070579">
            <text:p>61070579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0119541">
            <text:p>70119541</text:p>
          </table:table-cell>
          <table:table-cell office:value-type="float" office:value="79946613">
            <text:p>79946613</text:p>
          </table:table-cell>
          <table:table-cell office:value-type="float" office:value="122621859">
            <text:p>122621859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8690845">
            <text:p>88690845</text:p>
          </table:table-cell>
          <table:table-cell office:value-type="float" office:value="74860043">
            <text:p>74860043</text:p>
          </table:table-cell>
          <table:table-cell office:value-type="float" office:value="68620658">
            <text:p>68620658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4240518">
            <text:p>114240518</text:p>
          </table:table-cell>
          <table:table-cell office:value-type="float" office:value="83659539">
            <text:p>83659539</text:p>
          </table:table-cell>
          <table:table-cell office:value-type="float" office:value="54620038">
            <text:p>54620038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6489097">
            <text:p>76489097</text:p>
          </table:table-cell>
          <table:table-cell office:value-type="float" office:value="109649115">
            <text:p>109649115</text:p>
          </table:table-cell>
          <table:table-cell office:value-type="float" office:value="58977754">
            <text:p>58977754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0910903">
            <text:p>110910903</text:p>
          </table:table-cell>
          <table:table-cell office:value-type="float" office:value="122188171">
            <text:p>122188171</text:p>
          </table:table-cell>
          <table:table-cell office:value-type="float" office:value="59403329">
            <text:p>59403329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8978074">
            <text:p>58978074</text:p>
          </table:table-cell>
          <table:table-cell office:value-type="float" office:value="61174872">
            <text:p>61174872</text:p>
          </table:table-cell>
          <table:table-cell office:value-type="float" office:value="110311490">
            <text:p>110311490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5880940">
            <text:p>105880940</text:p>
          </table:table-cell>
          <table:table-cell office:value-type="float" office:value="55870176">
            <text:p>55870176</text:p>
          </table:table-cell>
          <table:table-cell office:value-type="float" office:value="69799598">
            <text:p>69799598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002211">
            <text:p>64002211</text:p>
          </table:table-cell>
          <table:table-cell office:value-type="float" office:value="75389029">
            <text:p>75389029</text:p>
          </table:table-cell>
          <table:table-cell office:value-type="float" office:value="61848845">
            <text:p>61848845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3868154">
            <text:p>113868154</text:p>
          </table:table-cell>
          <table:table-cell office:value-type="float" office:value="57402442">
            <text:p>57402442</text:p>
          </table:table-cell>
          <table:table-cell office:value-type="float" office:value="57281118">
            <text:p>57281118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5424401">
            <text:p>65424401</text:p>
          </table:table-cell>
          <table:table-cell office:value-type="float" office:value="78025379">
            <text:p>78025379</text:p>
          </table:table-cell>
          <table:table-cell office:value-type="float" office:value="86584201">
            <text:p>86584201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9875120">
            <text:p>109875120</text:p>
          </table:table-cell>
          <table:table-cell office:value-type="float" office:value="56372768">
            <text:p>56372768</text:p>
          </table:table-cell>
          <table:table-cell office:value-type="float" office:value="64542005">
            <text:p>64542005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6270547">
            <text:p>106270547</text:p>
          </table:table-cell>
          <table:table-cell office:value-type="float" office:value="109176128">
            <text:p>109176128</text:p>
          </table:table-cell>
          <table:table-cell office:value-type="float" office:value="111204376">
            <text:p>111204376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3776258">
            <text:p>83776258</text:p>
          </table:table-cell>
          <table:table-cell office:value-type="float" office:value="97328437">
            <text:p>97328437</text:p>
          </table:table-cell>
          <table:table-cell office:value-type="float" office:value="118956122">
            <text:p>118956122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8115589">
            <text:p>108115589</text:p>
          </table:table-cell>
          <table:table-cell office:value-type="float" office:value="65722766">
            <text:p>65722766</text:p>
          </table:table-cell>
          <table:table-cell office:value-type="float" office:value="73759778">
            <text:p>73759778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9455255">
            <text:p>59455255</text:p>
          </table:table-cell>
          <table:table-cell office:value-type="float" office:value="105961122">
            <text:p>105961122</text:p>
          </table:table-cell>
          <table:table-cell office:value-type="float" office:value="61393966">
            <text:p>61393966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3072093">
            <text:p>73072093</text:p>
          </table:table-cell>
          <table:table-cell office:value-type="float" office:value="58252930">
            <text:p>58252930</text:p>
          </table:table-cell>
          <table:table-cell office:value-type="float" office:value="61849006">
            <text:p>61849006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6131560">
            <text:p>86131560</text:p>
          </table:table-cell>
          <table:table-cell office:value-type="float" office:value="109354909">
            <text:p>109354909</text:p>
          </table:table-cell>
          <table:table-cell office:value-type="float" office:value="60932967">
            <text:p>60932967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8557858">
            <text:p>98557858</text:p>
          </table:table-cell>
          <table:table-cell office:value-type="float" office:value="77540445">
            <text:p>77540445</text:p>
          </table:table-cell>
          <table:table-cell office:value-type="float" office:value="55585062">
            <text:p>55585062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2682544">
            <text:p>62682544</text:p>
          </table:table-cell>
          <table:table-cell office:value-type="float" office:value="57890957">
            <text:p>57890957</text:p>
          </table:table-cell>
          <table:table-cell office:value-type="float" office:value="63634263">
            <text:p>63634263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9436148">
            <text:p>59436148</text:p>
          </table:table-cell>
          <table:table-cell office:value-type="float" office:value="59510314">
            <text:p>59510314</text:p>
          </table:table-cell>
          <table:table-cell office:value-type="float" office:value="100486640">
            <text:p>100486640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9267668">
            <text:p>119267668</text:p>
          </table:table-cell>
          <table:table-cell office:value-type="float" office:value="68565784">
            <text:p>68565784</text:p>
          </table:table-cell>
          <table:table-cell office:value-type="float" office:value="82639041">
            <text:p>82639041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5584369">
            <text:p>55584369</text:p>
          </table:table-cell>
          <table:table-cell office:value-type="float" office:value="73873284">
            <text:p>73873284</text:p>
          </table:table-cell>
          <table:table-cell office:value-type="float" office:value="91874065">
            <text:p>91874065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8197541">
            <text:p>78197541</text:p>
          </table:table-cell>
          <table:table-cell office:value-type="float" office:value="110860528">
            <text:p>110860528</text:p>
          </table:table-cell>
          <table:table-cell office:value-type="float" office:value="114547005">
            <text:p>114547005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7191649">
            <text:p>67191649</text:p>
          </table:table-cell>
          <table:table-cell office:value-type="float" office:value="81214475">
            <text:p>81214475</text:p>
          </table:table-cell>
          <table:table-cell office:value-type="float" office:value="60030485">
            <text:p>60030485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2675899">
            <text:p>72675899</text:p>
          </table:table-cell>
          <table:table-cell office:value-type="float" office:value="55139902">
            <text:p>55139902</text:p>
          </table:table-cell>
          <table:table-cell office:value-type="float" office:value="108919137">
            <text:p>108919137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3030019">
            <text:p>93030019</text:p>
          </table:table-cell>
          <table:table-cell office:value-type="float" office:value="60234131">
            <text:p>60234131</text:p>
          </table:table-cell>
          <table:table-cell office:value-type="float" office:value="73462577">
            <text:p>73462577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4154390">
            <text:p>104154390</text:p>
          </table:table-cell>
          <table:table-cell office:value-type="float" office:value="60092928">
            <text:p>60092928</text:p>
          </table:table-cell>
          <table:table-cell office:value-type="float" office:value="110238620">
            <text:p>110238620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5010664">
            <text:p>85010664</text:p>
          </table:table-cell>
          <table:table-cell office:value-type="float" office:value="59437302">
            <text:p>59437302</text:p>
          </table:table-cell>
          <table:table-cell office:value-type="float" office:value="64527032">
            <text:p>64527032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4586361">
            <text:p>74586361</text:p>
          </table:table-cell>
          <table:table-cell office:value-type="float" office:value="56823449">
            <text:p>56823449</text:p>
          </table:table-cell>
          <table:table-cell office:value-type="float" office:value="69543734">
            <text:p>69543734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5421857">
            <text:p>75421857</text:p>
          </table:table-cell>
          <table:table-cell office:value-type="float" office:value="63451715">
            <text:p>63451715</text:p>
          </table:table-cell>
          <table:table-cell office:value-type="float" office:value="63079548">
            <text:p>63079548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1989448">
            <text:p>61989448</text:p>
          </table:table-cell>
          <table:table-cell office:value-type="float" office:value="110590490">
            <text:p>110590490</text:p>
          </table:table-cell>
          <table:table-cell office:value-type="float" office:value="60665123">
            <text:p>60665123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2123193">
            <text:p>92123193</text:p>
          </table:table-cell>
          <table:table-cell office:value-type="float" office:value="96969221">
            <text:p>96969221</text:p>
          </table:table-cell>
          <table:table-cell office:value-type="float" office:value="104293812">
            <text:p>104293812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7862169">
            <text:p>57862169</text:p>
          </table:table-cell>
          <table:table-cell office:value-type="float" office:value="114381828">
            <text:p>114381828</text:p>
          </table:table-cell>
          <table:table-cell office:value-type="float" office:value="58325422">
            <text:p>58325422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7485558">
            <text:p>77485558</text:p>
          </table:table-cell>
          <table:table-cell office:value-type="float" office:value="118350380">
            <text:p>118350380</text:p>
          </table:table-cell>
          <table:table-cell office:value-type="float" office:value="62206724">
            <text:p>62206724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7999684">
            <text:p>77999684</text:p>
          </table:table-cell>
          <table:table-cell office:value-type="float" office:value="63705318">
            <text:p>63705318</text:p>
          </table:table-cell>
          <table:table-cell office:value-type="float" office:value="113743348">
            <text:p>113743348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2970139">
            <text:p>72970139</text:p>
          </table:table-cell>
          <table:table-cell office:value-type="float" office:value="60315211">
            <text:p>60315211</text:p>
          </table:table-cell>
          <table:table-cell office:value-type="float" office:value="86659980">
            <text:p>86659980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9237356">
            <text:p>59237356</text:p>
          </table:table-cell>
          <table:table-cell office:value-type="float" office:value="60893180">
            <text:p>60893180</text:p>
          </table:table-cell>
          <table:table-cell office:value-type="float" office:value="117628173">
            <text:p>117628173</text:p>
          </table:table-cell>
          <table:table-cell table:number-columns-repeated="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8637458">
            <text:p>108637458</text:p>
          </table:table-cell>
          <table:table-cell office:value-type="float" office:value="106396269">
            <text:p>106396269</text:p>
          </table:table-cell>
          <table:table-cell office:value-type="float" office:value="87710877">
            <text:p>87710877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7641279">
            <text:p>117641279</text:p>
          </table:table-cell>
          <table:table-cell office:value-type="float" office:value="94263814">
            <text:p>94263814</text:p>
          </table:table-cell>
          <table:table-cell office:value-type="float" office:value="75949608">
            <text:p>75949608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0608077">
            <text:p>110608077</text:p>
          </table:table-cell>
          <table:table-cell office:value-type="float" office:value="98741437">
            <text:p>98741437</text:p>
          </table:table-cell>
          <table:table-cell office:value-type="float" office:value="115448913">
            <text:p>115448913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7054356">
            <text:p>117054356</text:p>
          </table:table-cell>
          <table:table-cell office:value-type="float" office:value="76100371">
            <text:p>76100371</text:p>
          </table:table-cell>
          <table:table-cell office:value-type="float" office:value="89622896">
            <text:p>89622896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0114036">
            <text:p>100114036</text:p>
          </table:table-cell>
          <table:table-cell office:value-type="float" office:value="131711315">
            <text:p>131711315</text:p>
          </table:table-cell>
          <table:table-cell office:value-type="float" office:value="92197588">
            <text:p>92197588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074686">
            <text:p>128074686</text:p>
          </table:table-cell>
          <table:table-cell office:value-type="float" office:value="82607265">
            <text:p>82607265</text:p>
          </table:table-cell>
          <table:table-cell office:value-type="float" office:value="102969010">
            <text:p>102969010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859388">
            <text:p>69859388</text:p>
          </table:table-cell>
          <table:table-cell office:value-type="float" office:value="100849845">
            <text:p>100849845</text:p>
          </table:table-cell>
          <table:table-cell office:value-type="float" office:value="84426342">
            <text:p>84426342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4497253">
            <text:p>94497253</text:p>
          </table:table-cell>
          <table:table-cell office:value-type="float" office:value="103624128">
            <text:p>103624128</text:p>
          </table:table-cell>
          <table:table-cell office:value-type="float" office:value="96089249">
            <text:p>96089249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2697998">
            <text:p>102697998</text:p>
          </table:table-cell>
          <table:table-cell office:value-type="float" office:value="63376504">
            <text:p>63376504</text:p>
          </table:table-cell>
          <table:table-cell office:value-type="float" office:value="99253741">
            <text:p>99253741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3502681">
            <text:p>103502681</text:p>
          </table:table-cell>
          <table:table-cell office:value-type="float" office:value="83650083">
            <text:p>83650083</text:p>
          </table:table-cell>
          <table:table-cell office:value-type="float" office:value="100952723">
            <text:p>100952723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7678391">
            <text:p>77678391</text:p>
          </table:table-cell>
          <table:table-cell office:value-type="float" office:value="88596952">
            <text:p>88596952</text:p>
          </table:table-cell>
          <table:table-cell office:value-type="float" office:value="110153333">
            <text:p>110153333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3564239">
            <text:p>63564239</text:p>
          </table:table-cell>
          <table:table-cell office:value-type="float" office:value="123969445">
            <text:p>123969445</text:p>
          </table:table-cell>
          <table:table-cell office:value-type="float" office:value="125304365">
            <text:p>125304365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3035697">
            <text:p>63035697</text:p>
          </table:table-cell>
          <table:table-cell office:value-type="float" office:value="115711302">
            <text:p>115711302</text:p>
          </table:table-cell>
          <table:table-cell office:value-type="float" office:value="132805414">
            <text:p>132805414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8265225">
            <text:p>78265225</text:p>
          </table:table-cell>
          <table:table-cell office:value-type="float" office:value="65668867">
            <text:p>65668867</text:p>
          </table:table-cell>
          <table:table-cell office:value-type="float" office:value="102976111">
            <text:p>102976111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7753745">
            <text:p>67753745</text:p>
          </table:table-cell>
          <table:table-cell office:value-type="float" office:value="103613147">
            <text:p>103613147</text:p>
          </table:table-cell>
          <table:table-cell office:value-type="float" office:value="87998839">
            <text:p>87998839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938726">
            <text:p>69938726</text:p>
          </table:table-cell>
          <table:table-cell office:value-type="float" office:value="77204517">
            <text:p>77204517</text:p>
          </table:table-cell>
          <table:table-cell office:value-type="float" office:value="81892316">
            <text:p>81892316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6486273">
            <text:p>76486273</text:p>
          </table:table-cell>
          <table:table-cell office:value-type="float" office:value="58461447">
            <text:p>58461447</text:p>
          </table:table-cell>
          <table:table-cell office:value-type="float" office:value="73207474">
            <text:p>73207474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0815487">
            <text:p>120815487</text:p>
          </table:table-cell>
          <table:table-cell office:value-type="float" office:value="86412381">
            <text:p>86412381</text:p>
          </table:table-cell>
          <table:table-cell office:value-type="float" office:value="97789290">
            <text:p>97789290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3079890">
            <text:p>103079890</text:p>
          </table:table-cell>
          <table:table-cell office:value-type="float" office:value="69886871">
            <text:p>69886871</text:p>
          </table:table-cell>
          <table:table-cell office:value-type="float" office:value="104104123">
            <text:p>104104123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8834330">
            <text:p>118834330</text:p>
          </table:table-cell>
          <table:table-cell office:value-type="float" office:value="68212879">
            <text:p>68212879</text:p>
          </table:table-cell>
          <table:table-cell office:value-type="float" office:value="109304147">
            <text:p>109304147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8462585">
            <text:p>78462585</text:p>
          </table:table-cell>
          <table:table-cell office:value-type="float" office:value="122173416">
            <text:p>122173416</text:p>
          </table:table-cell>
          <table:table-cell office:value-type="float" office:value="80256539">
            <text:p>80256539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5175009">
            <text:p>95175009</text:p>
          </table:table-cell>
          <table:table-cell office:value-type="float" office:value="99155067">
            <text:p>99155067</text:p>
          </table:table-cell>
          <table:table-cell office:value-type="float" office:value="138989448">
            <text:p>138989448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9144992">
            <text:p>119144992</text:p>
          </table:table-cell>
          <table:table-cell office:value-type="float" office:value="98432376">
            <text:p>98432376</text:p>
          </table:table-cell>
          <table:table-cell office:value-type="float" office:value="72177156">
            <text:p>72177156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4050150">
            <text:p>114050150</text:p>
          </table:table-cell>
          <table:table-cell office:value-type="float" office:value="66710814">
            <text:p>66710814</text:p>
          </table:table-cell>
          <table:table-cell office:value-type="float" office:value="85381032">
            <text:p>85381032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6059829">
            <text:p>126059829</text:p>
          </table:table-cell>
          <table:table-cell office:value-type="float" office:value="113740023">
            <text:p>113740023</text:p>
          </table:table-cell>
          <table:table-cell office:value-type="float" office:value="94150737">
            <text:p>94150737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1718463">
            <text:p>101718463</text:p>
          </table:table-cell>
          <table:table-cell office:value-type="float" office:value="123310456">
            <text:p>123310456</text:p>
          </table:table-cell>
          <table:table-cell office:value-type="float" office:value="131163438">
            <text:p>131163438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1986082">
            <text:p>71986082</text:p>
          </table:table-cell>
          <table:table-cell office:value-type="float" office:value="89329538">
            <text:p>89329538</text:p>
          </table:table-cell>
          <table:table-cell office:value-type="float" office:value="77671766">
            <text:p>77671766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813937">
            <text:p>65813937</text:p>
          </table:table-cell>
          <table:table-cell office:value-type="float" office:value="125288128">
            <text:p>125288128</text:p>
          </table:table-cell>
          <table:table-cell office:value-type="float" office:value="103602223">
            <text:p>103602223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3645809">
            <text:p>93645809</text:p>
          </table:table-cell>
          <table:table-cell office:value-type="float" office:value="96612504">
            <text:p>96612504</text:p>
          </table:table-cell>
          <table:table-cell office:value-type="float" office:value="82932442">
            <text:p>82932442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2632838">
            <text:p>82632838</text:p>
          </table:table-cell>
          <table:table-cell office:value-type="float" office:value="132043015">
            <text:p>132043015</text:p>
          </table:table-cell>
          <table:table-cell office:value-type="float" office:value="134028034">
            <text:p>134028034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1292660">
            <text:p>61292660</text:p>
          </table:table-cell>
          <table:table-cell office:value-type="float" office:value="114685641">
            <text:p>114685641</text:p>
          </table:table-cell>
          <table:table-cell office:value-type="float" office:value="126208503">
            <text:p>126208503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750545">
            <text:p>65750545</text:p>
          </table:table-cell>
          <table:table-cell office:value-type="float" office:value="109651157">
            <text:p>109651157</text:p>
          </table:table-cell>
          <table:table-cell office:value-type="float" office:value="72038392">
            <text:p>72038392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954389">
            <text:p>65954389</text:p>
          </table:table-cell>
          <table:table-cell office:value-type="float" office:value="127222996">
            <text:p>127222996</text:p>
          </table:table-cell>
          <table:table-cell office:value-type="float" office:value="87067715">
            <text:p>87067715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375734">
            <text:p>128375734</text:p>
          </table:table-cell>
          <table:table-cell office:value-type="float" office:value="67141876">
            <text:p>67141876</text:p>
          </table:table-cell>
          <table:table-cell office:value-type="float" office:value="70299354">
            <text:p>70299354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0395582">
            <text:p>110395582</text:p>
          </table:table-cell>
          <table:table-cell office:value-type="float" office:value="65216389">
            <text:p>65216389</text:p>
          </table:table-cell>
          <table:table-cell office:value-type="float" office:value="77782533">
            <text:p>77782533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7553830">
            <text:p>107553830</text:p>
          </table:table-cell>
          <table:table-cell office:value-type="float" office:value="63570361">
            <text:p>63570361</text:p>
          </table:table-cell>
          <table:table-cell office:value-type="float" office:value="67603626">
            <text:p>67603626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2789449">
            <text:p>62789449</text:p>
          </table:table-cell>
          <table:table-cell office:value-type="float" office:value="74418155">
            <text:p>74418155</text:p>
          </table:table-cell>
          <table:table-cell office:value-type="float" office:value="79901281">
            <text:p>79901281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2034437">
            <text:p>82034437</text:p>
          </table:table-cell>
          <table:table-cell office:value-type="float" office:value="81789460">
            <text:p>81789460</text:p>
          </table:table-cell>
          <table:table-cell office:value-type="float" office:value="68122216">
            <text:p>68122216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802163">
            <text:p>69802163</text:p>
          </table:table-cell>
          <table:table-cell office:value-type="float" office:value="85162739">
            <text:p>85162739</text:p>
          </table:table-cell>
          <table:table-cell office:value-type="float" office:value="126898592">
            <text:p>126898592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7960946">
            <text:p>97960946</text:p>
          </table:table-cell>
          <table:table-cell office:value-type="float" office:value="102126842">
            <text:p>102126842</text:p>
          </table:table-cell>
          <table:table-cell office:value-type="float" office:value="99111095">
            <text:p>99111095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0665068">
            <text:p>120665068</text:p>
          </table:table-cell>
          <table:table-cell office:value-type="float" office:value="123278687">
            <text:p>123278687</text:p>
          </table:table-cell>
          <table:table-cell office:value-type="float" office:value="129881334">
            <text:p>129881334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9098185">
            <text:p>99098185</text:p>
          </table:table-cell>
          <table:table-cell office:value-type="float" office:value="85117919">
            <text:p>85117919</text:p>
          </table:table-cell>
          <table:table-cell office:value-type="float" office:value="65040735">
            <text:p>65040735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4580010">
            <text:p>84580010</text:p>
          </table:table-cell>
          <table:table-cell office:value-type="float" office:value="74997393">
            <text:p>74997393</text:p>
          </table:table-cell>
          <table:table-cell office:value-type="float" office:value="138214743">
            <text:p>138214743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084071">
            <text:p>65084071</text:p>
          </table:table-cell>
          <table:table-cell office:value-type="float" office:value="81468820">
            <text:p>81468820</text:p>
          </table:table-cell>
          <table:table-cell office:value-type="float" office:value="117466666">
            <text:p>117466666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9277549">
            <text:p>119277549</text:p>
          </table:table-cell>
          <table:table-cell office:value-type="float" office:value="82363594">
            <text:p>82363594</text:p>
          </table:table-cell>
          <table:table-cell office:value-type="float" office:value="114292884">
            <text:p>114292884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8445552">
            <text:p>118445552</text:p>
          </table:table-cell>
          <table:table-cell office:value-type="float" office:value="127800197">
            <text:p>127800197</text:p>
          </table:table-cell>
          <table:table-cell office:value-type="float" office:value="112391377">
            <text:p>112391377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2978279">
            <text:p>92978279</text:p>
          </table:table-cell>
          <table:table-cell office:value-type="float" office:value="71883881">
            <text:p>71883881</text:p>
          </table:table-cell>
          <table:table-cell office:value-type="float" office:value="117627466">
            <text:p>117627466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1737640">
            <text:p>61737640</text:p>
          </table:table-cell>
          <table:table-cell office:value-type="float" office:value="62425946">
            <text:p>62425946</text:p>
          </table:table-cell>
          <table:table-cell office:value-type="float" office:value="71651453">
            <text:p>71651453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2839755">
            <text:p>102839755</text:p>
          </table:table-cell>
          <table:table-cell office:value-type="float" office:value="74412097">
            <text:p>74412097</text:p>
          </table:table-cell>
          <table:table-cell office:value-type="float" office:value="134151920">
            <text:p>134151920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6885719">
            <text:p>66885719</text:p>
          </table:table-cell>
          <table:table-cell office:value-type="float" office:value="61203389">
            <text:p>61203389</text:p>
          </table:table-cell>
          <table:table-cell office:value-type="float" office:value="67569408">
            <text:p>67569408</text:p>
          </table:table-cell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4155320">
            <text:p>74155320</text:p>
          </table:table-cell>
          <table:table-cell office:value-type="float" office:value="126876030">
            <text:p>126876030</text:p>
          </table:table-cell>
          <table:table-cell office:value-type="float" office:value="114183083">
            <text:p>114183083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8177862">
            <text:p>98177862</text:p>
          </table:table-cell>
          <table:table-cell office:value-type="float" office:value="118070093">
            <text:p>118070093</text:p>
          </table:table-cell>
          <table:table-cell office:value-type="float" office:value="73526049">
            <text:p>73526049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8332730">
            <text:p>68332730</text:p>
          </table:table-cell>
          <table:table-cell office:value-type="float" office:value="71300780">
            <text:p>71300780</text:p>
          </table:table-cell>
          <table:table-cell office:value-type="float" office:value="130455770">
            <text:p>130455770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3758052">
            <text:p>103758052</text:p>
          </table:table-cell>
          <table:table-cell office:value-type="float" office:value="85319786">
            <text:p>85319786</text:p>
          </table:table-cell>
          <table:table-cell office:value-type="float" office:value="140068229">
            <text:p>140068229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2540931">
            <text:p>132540931</text:p>
          </table:table-cell>
          <table:table-cell office:value-type="float" office:value="118031640">
            <text:p>118031640</text:p>
          </table:table-cell>
          <table:table-cell office:value-type="float" office:value="73434210">
            <text:p>73434210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6602443">
            <text:p>96602443</text:p>
          </table:table-cell>
          <table:table-cell office:value-type="float" office:value="79461179">
            <text:p>79461179</text:p>
          </table:table-cell>
          <table:table-cell office:value-type="float" office:value="130551859">
            <text:p>130551859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1585906">
            <text:p>101585906</text:p>
          </table:table-cell>
          <table:table-cell office:value-type="float" office:value="90009633">
            <text:p>90009633</text:p>
          </table:table-cell>
          <table:table-cell office:value-type="float" office:value="78737907">
            <text:p>78737907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3310040">
            <text:p>133310040</text:p>
          </table:table-cell>
          <table:table-cell office:value-type="float" office:value="89013332">
            <text:p>89013332</text:p>
          </table:table-cell>
          <table:table-cell office:value-type="float" office:value="73396021">
            <text:p>73396021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7848913">
            <text:p>107848913</text:p>
          </table:table-cell>
          <table:table-cell office:value-type="float" office:value="119578597">
            <text:p>119578597</text:p>
          </table:table-cell>
          <table:table-cell office:value-type="float" office:value="106111259">
            <text:p>106111259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1818152">
            <text:p>111818152</text:p>
          </table:table-cell>
          <table:table-cell office:value-type="float" office:value="91866735">
            <text:p>91866735</text:p>
          </table:table-cell>
          <table:table-cell office:value-type="float" office:value="135025824">
            <text:p>135025824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3323095">
            <text:p>143323095</text:p>
          </table:table-cell>
          <table:table-cell office:value-type="float" office:value="75411351">
            <text:p>75411351</text:p>
          </table:table-cell>
          <table:table-cell office:value-type="float" office:value="82256964">
            <text:p>82256964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6853512">
            <text:p>116853512</text:p>
          </table:table-cell>
          <table:table-cell office:value-type="float" office:value="72521634">
            <text:p>72521634</text:p>
          </table:table-cell>
          <table:table-cell office:value-type="float" office:value="79224206">
            <text:p>79224206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5657281">
            <text:p>75657281</text:p>
          </table:table-cell>
          <table:table-cell office:value-type="float" office:value="99088664">
            <text:p>99088664</text:p>
          </table:table-cell>
          <table:table-cell office:value-type="float" office:value="113941363">
            <text:p>113941363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9323136">
            <text:p>89323136</text:p>
          </table:table-cell>
          <table:table-cell office:value-type="float" office:value="69359662">
            <text:p>69359662</text:p>
          </table:table-cell>
          <table:table-cell office:value-type="float" office:value="79210040">
            <text:p>79210040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9724766">
            <text:p>139724766</text:p>
          </table:table-cell>
          <table:table-cell office:value-type="float" office:value="123788208">
            <text:p>123788208</text:p>
          </table:table-cell>
          <table:table-cell office:value-type="float" office:value="124346305">
            <text:p>124346305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0839679">
            <text:p>140839679</text:p>
          </table:table-cell>
          <table:table-cell office:value-type="float" office:value="120241096">
            <text:p>120241096</text:p>
          </table:table-cell>
          <table:table-cell office:value-type="float" office:value="129272780">
            <text:p>129272780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6843189">
            <text:p>116843189</text:p>
          </table:table-cell>
          <table:table-cell office:value-type="float" office:value="91215109">
            <text:p>91215109</text:p>
          </table:table-cell>
          <table:table-cell office:value-type="float" office:value="69369476">
            <text:p>69369476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9193525">
            <text:p>129193525</text:p>
          </table:table-cell>
          <table:table-cell office:value-type="float" office:value="75448136">
            <text:p>75448136</text:p>
          </table:table-cell>
          <table:table-cell office:value-type="float" office:value="72370574">
            <text:p>72370574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1272173">
            <text:p>141272173</text:p>
          </table:table-cell>
          <table:table-cell office:value-type="float" office:value="137232463">
            <text:p>137232463</text:p>
          </table:table-cell>
          <table:table-cell office:value-type="float" office:value="134872115">
            <text:p>134872115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6062301">
            <text:p>106062301</text:p>
          </table:table-cell>
          <table:table-cell office:value-type="float" office:value="111195361">
            <text:p>111195361</text:p>
          </table:table-cell>
          <table:table-cell office:value-type="float" office:value="77577747">
            <text:p>77577747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7816621">
            <text:p>67816621</text:p>
          </table:table-cell>
          <table:table-cell office:value-type="float" office:value="94293461">
            <text:p>94293461</text:p>
          </table:table-cell>
          <table:table-cell office:value-type="float" office:value="79737549">
            <text:p>79737549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0415244">
            <text:p>110415244</text:p>
          </table:table-cell>
          <table:table-cell office:value-type="float" office:value="101973816">
            <text:p>101973816</text:p>
          </table:table-cell>
          <table:table-cell office:value-type="float" office:value="95024699">
            <text:p>95024699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2358229">
            <text:p>132358229</text:p>
          </table:table-cell>
          <table:table-cell office:value-type="float" office:value="129676404">
            <text:p>129676404</text:p>
          </table:table-cell>
          <table:table-cell office:value-type="float" office:value="82919577">
            <text:p>82919577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0288202">
            <text:p>70288202</text:p>
          </table:table-cell>
          <table:table-cell office:value-type="float" office:value="75180183">
            <text:p>75180183</text:p>
          </table:table-cell>
          <table:table-cell office:value-type="float" office:value="106858878">
            <text:p>106858878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5666884">
            <text:p>75666884</text:p>
          </table:table-cell>
          <table:table-cell office:value-type="float" office:value="140409863">
            <text:p>140409863</text:p>
          </table:table-cell>
          <table:table-cell office:value-type="float" office:value="137858191">
            <text:p>137858191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9034176">
            <text:p>89034176</text:p>
          </table:table-cell>
          <table:table-cell office:value-type="float" office:value="130956918">
            <text:p>130956918</text:p>
          </table:table-cell>
          <table:table-cell office:value-type="float" office:value="137512057">
            <text:p>137512057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5509735">
            <text:p>85509735</text:p>
          </table:table-cell>
          <table:table-cell office:value-type="float" office:value="107774987">
            <text:p>107774987</text:p>
          </table:table-cell>
          <table:table-cell office:value-type="float" office:value="89218028">
            <text:p>89218028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9635651">
            <text:p>129635651</text:p>
          </table:table-cell>
          <table:table-cell office:value-type="float" office:value="70695118">
            <text:p>70695118</text:p>
          </table:table-cell>
          <table:table-cell office:value-type="float" office:value="87275221">
            <text:p>87275221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3900861">
            <text:p>113900861</text:p>
          </table:table-cell>
          <table:table-cell office:value-type="float" office:value="87913349">
            <text:p>87913349</text:p>
          </table:table-cell>
          <table:table-cell office:value-type="float" office:value="140948487">
            <text:p>140948487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6023461">
            <text:p>126023461</text:p>
          </table:table-cell>
          <table:table-cell office:value-type="float" office:value="142851182">
            <text:p>142851182</text:p>
          </table:table-cell>
          <table:table-cell office:value-type="float" office:value="81081745">
            <text:p>81081745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3430786">
            <text:p>123430786</text:p>
          </table:table-cell>
          <table:table-cell office:value-type="float" office:value="75631073">
            <text:p>75631073</text:p>
          </table:table-cell>
          <table:table-cell office:value-type="float" office:value="133383233">
            <text:p>133383233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1268436">
            <text:p>71268436</text:p>
          </table:table-cell>
          <table:table-cell office:value-type="float" office:value="67990790">
            <text:p>67990790</text:p>
          </table:table-cell>
          <table:table-cell office:value-type="float" office:value="73448682">
            <text:p>73448682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9991339">
            <text:p>69991339</text:p>
          </table:table-cell>
          <table:table-cell office:value-type="float" office:value="70596072">
            <text:p>70596072</text:p>
          </table:table-cell>
          <table:table-cell office:value-type="float" office:value="74335418">
            <text:p>74335418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3108766">
            <text:p>133108766</text:p>
          </table:table-cell>
          <table:table-cell office:value-type="float" office:value="75398895">
            <text:p>75398895</text:p>
          </table:table-cell>
          <table:table-cell office:value-type="float" office:value="77563999">
            <text:p>77563999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4865297">
            <text:p>74865297</text:p>
          </table:table-cell>
          <table:table-cell office:value-type="float" office:value="141927031">
            <text:p>141927031</text:p>
          </table:table-cell>
          <table:table-cell office:value-type="float" office:value="75738073">
            <text:p>75738073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2710875">
            <text:p>92710875</text:p>
          </table:table-cell>
          <table:table-cell office:value-type="float" office:value="110158151">
            <text:p>110158151</text:p>
          </table:table-cell>
          <table:table-cell office:value-type="float" office:value="113343950">
            <text:p>113343950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6951628">
            <text:p>86951628</text:p>
          </table:table-cell>
          <table:table-cell office:value-type="float" office:value="132364035">
            <text:p>132364035</text:p>
          </table:table-cell>
          <table:table-cell office:value-type="float" office:value="81581982">
            <text:p>81581982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7763170">
            <text:p>137763170</text:p>
          </table:table-cell>
          <table:table-cell office:value-type="float" office:value="72370717">
            <text:p>72370717</text:p>
          </table:table-cell>
          <table:table-cell office:value-type="float" office:value="137270963">
            <text:p>137270963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8954005">
            <text:p>68954005</text:p>
          </table:table-cell>
          <table:table-cell office:value-type="float" office:value="130462680">
            <text:p>130462680</text:p>
          </table:table-cell>
          <table:table-cell office:value-type="float" office:value="143405746">
            <text:p>143405746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2425001">
            <text:p>82425001</text:p>
          </table:table-cell>
          <table:table-cell office:value-type="float" office:value="144718081">
            <text:p>144718081</text:p>
          </table:table-cell>
          <table:table-cell office:value-type="float" office:value="171481361">
            <text:p>171481361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1487032">
            <text:p>121487032</text:p>
          </table:table-cell>
          <table:table-cell office:value-type="float" office:value="83395222">
            <text:p>83395222</text:p>
          </table:table-cell>
          <table:table-cell office:value-type="float" office:value="134795936">
            <text:p>134795936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8482315">
            <text:p>78482315</text:p>
          </table:table-cell>
          <table:table-cell office:value-type="float" office:value="129829344">
            <text:p>129829344</text:p>
          </table:table-cell>
          <table:table-cell office:value-type="float" office:value="107224771">
            <text:p>107224771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7373170">
            <text:p>117373170</text:p>
          </table:table-cell>
          <table:table-cell office:value-type="float" office:value="138520410">
            <text:p>138520410</text:p>
          </table:table-cell>
          <table:table-cell office:value-type="float" office:value="99684223">
            <text:p>99684223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1350391">
            <text:p>81350391</text:p>
          </table:table-cell>
          <table:table-cell office:value-type="float" office:value="86540982">
            <text:p>86540982</text:p>
          </table:table-cell>
          <table:table-cell office:value-type="float" office:value="103234762">
            <text:p>103234762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1871816">
            <text:p>91871816</text:p>
          </table:table-cell>
          <table:table-cell office:value-type="float" office:value="72962522">
            <text:p>72962522</text:p>
          </table:table-cell>
          <table:table-cell office:value-type="float" office:value="96105035">
            <text:p>96105035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6936382">
            <text:p>116936382</text:p>
          </table:table-cell>
          <table:table-cell office:value-type="float" office:value="90774612">
            <text:p>90774612</text:p>
          </table:table-cell>
          <table:table-cell office:value-type="float" office:value="124667913">
            <text:p>124667913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9848552">
            <text:p>129848552</text:p>
          </table:table-cell>
          <table:table-cell office:value-type="float" office:value="93957793">
            <text:p>93957793</text:p>
          </table:table-cell>
          <table:table-cell office:value-type="float" office:value="85687066">
            <text:p>85687066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2974990">
            <text:p>72974990</text:p>
          </table:table-cell>
          <table:table-cell office:value-type="float" office:value="78981020">
            <text:p>78981020</text:p>
          </table:table-cell>
          <table:table-cell office:value-type="float" office:value="81537146">
            <text:p>81537146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5688441">
            <text:p>75688441</text:p>
          </table:table-cell>
          <table:table-cell office:value-type="float" office:value="68308276">
            <text:p>68308276</text:p>
          </table:table-cell>
          <table:table-cell office:value-type="float" office:value="162228268">
            <text:p>162228268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9472011">
            <text:p>99472011</text:p>
          </table:table-cell>
          <table:table-cell office:value-type="float" office:value="136977324">
            <text:p>136977324</text:p>
          </table:table-cell>
          <table:table-cell office:value-type="float" office:value="73208002">
            <text:p>73208002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4118869">
            <text:p>74118869</text:p>
          </table:table-cell>
          <table:table-cell office:value-type="float" office:value="68368658">
            <text:p>68368658</text:p>
          </table:table-cell>
          <table:table-cell office:value-type="float" office:value="140985413">
            <text:p>140985413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8990888">
            <text:p>78990888</text:p>
          </table:table-cell>
          <table:table-cell office:value-type="float" office:value="96934845">
            <text:p>96934845</text:p>
          </table:table-cell>
          <table:table-cell office:value-type="float" office:value="89801609">
            <text:p>89801609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3667508">
            <text:p>83667508</text:p>
          </table:table-cell>
          <table:table-cell office:value-type="float" office:value="113109388">
            <text:p>113109388</text:p>
          </table:table-cell>
          <table:table-cell office:value-type="float" office:value="153882445">
            <text:p>153882445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7341240">
            <text:p>147341240</text:p>
          </table:table-cell>
          <table:table-cell office:value-type="float" office:value="124570513">
            <text:p>124570513</text:p>
          </table:table-cell>
          <table:table-cell office:value-type="float" office:value="116135044">
            <text:p>116135044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7649246">
            <text:p>147649246</text:p>
          </table:table-cell>
          <table:table-cell office:value-type="float" office:value="148374492">
            <text:p>148374492</text:p>
          </table:table-cell>
          <table:table-cell office:value-type="float" office:value="106887179">
            <text:p>106887179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2650546">
            <text:p>132650546</text:p>
          </table:table-cell>
          <table:table-cell office:value-type="float" office:value="116975646">
            <text:p>116975646</text:p>
          </table:table-cell>
          <table:table-cell office:value-type="float" office:value="115954150">
            <text:p>115954150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6621713">
            <text:p>86621713</text:p>
          </table:table-cell>
          <table:table-cell office:value-type="float" office:value="103830806">
            <text:p>103830806</text:p>
          </table:table-cell>
          <table:table-cell office:value-type="float" office:value="106089939">
            <text:p>106089939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5184364">
            <text:p>155184364</text:p>
          </table:table-cell>
          <table:table-cell office:value-type="float" office:value="112548782">
            <text:p>112548782</text:p>
          </table:table-cell>
          <table:table-cell office:value-type="float" office:value="158743839">
            <text:p>158743839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7148831">
            <text:p>127148831</text:p>
          </table:table-cell>
          <table:table-cell office:value-type="float" office:value="96687564">
            <text:p>96687564</text:p>
          </table:table-cell>
          <table:table-cell office:value-type="float" office:value="114465259">
            <text:p>114465259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2942087">
            <text:p>82942087</text:p>
          </table:table-cell>
          <table:table-cell office:value-type="float" office:value="93465048">
            <text:p>93465048</text:p>
          </table:table-cell>
          <table:table-cell office:value-type="float" office:value="100480230">
            <text:p>100480230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6073430">
            <text:p>76073430</text:p>
          </table:table-cell>
          <table:table-cell office:value-type="float" office:value="117774819">
            <text:p>117774819</text:p>
          </table:table-cell>
          <table:table-cell office:value-type="float" office:value="139736680">
            <text:p>139736680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3924735">
            <text:p>83924735</text:p>
          </table:table-cell>
          <table:table-cell office:value-type="float" office:value="160379566">
            <text:p>160379566</text:p>
          </table:table-cell>
          <table:table-cell office:value-type="float" office:value="158193815">
            <text:p>158193815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1072549">
            <text:p>81072549</text:p>
          </table:table-cell>
          <table:table-cell office:value-type="float" office:value="118206868">
            <text:p>118206868</text:p>
          </table:table-cell>
          <table:table-cell office:value-type="float" office:value="86674142">
            <text:p>86674142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2321331">
            <text:p>102321331</text:p>
          </table:table-cell>
          <table:table-cell office:value-type="float" office:value="87748167">
            <text:p>87748167</text:p>
          </table:table-cell>
          <table:table-cell office:value-type="float" office:value="150284703">
            <text:p>150284703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5402843">
            <text:p>75402843</text:p>
          </table:table-cell>
          <table:table-cell office:value-type="float" office:value="154727724">
            <text:p>154727724</text:p>
          </table:table-cell>
          <table:table-cell office:value-type="float" office:value="114935805">
            <text:p>114935805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2990267">
            <text:p>82990267</text:p>
          </table:table-cell>
          <table:table-cell office:value-type="float" office:value="97124643">
            <text:p>97124643</text:p>
          </table:table-cell>
          <table:table-cell office:value-type="float" office:value="85007070">
            <text:p>85007070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6253210">
            <text:p>96253210</text:p>
          </table:table-cell>
          <table:table-cell office:value-type="float" office:value="168121157">
            <text:p>168121157</text:p>
          </table:table-cell>
          <table:table-cell office:value-type="float" office:value="80894598">
            <text:p>80894598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5337668">
            <text:p>135337668</text:p>
          </table:table-cell>
          <table:table-cell office:value-type="float" office:value="88871659">
            <text:p>88871659</text:p>
          </table:table-cell>
          <table:table-cell office:value-type="float" office:value="131877857">
            <text:p>131877857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5863209">
            <text:p>145863209</text:p>
          </table:table-cell>
          <table:table-cell office:value-type="float" office:value="155721279">
            <text:p>155721279</text:p>
          </table:table-cell>
          <table:table-cell office:value-type="float" office:value="149882330">
            <text:p>149882330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7409691">
            <text:p>147409691</text:p>
          </table:table-cell>
          <table:table-cell office:value-type="float" office:value="159691683">
            <text:p>159691683</text:p>
          </table:table-cell>
          <table:table-cell office:value-type="float" office:value="101641195">
            <text:p>101641195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8007027">
            <text:p>138007027</text:p>
          </table:table-cell>
          <table:table-cell office:value-type="float" office:value="120912840">
            <text:p>120912840</text:p>
          </table:table-cell>
          <table:table-cell office:value-type="float" office:value="104313614">
            <text:p>104313614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4246129">
            <text:p>144246129</text:p>
          </table:table-cell>
          <table:table-cell office:value-type="float" office:value="150683463">
            <text:p>150683463</text:p>
          </table:table-cell>
          <table:table-cell office:value-type="float" office:value="97078874">
            <text:p>97078874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7369313">
            <text:p>107369313</text:p>
          </table:table-cell>
          <table:table-cell office:value-type="float" office:value="77892370">
            <text:p>77892370</text:p>
          </table:table-cell>
          <table:table-cell office:value-type="float" office:value="88898269">
            <text:p>88898269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2836683">
            <text:p>82836683</text:p>
          </table:table-cell>
          <table:table-cell office:value-type="float" office:value="130862874">
            <text:p>130862874</text:p>
          </table:table-cell>
          <table:table-cell office:value-type="float" office:value="105909237">
            <text:p>105909237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8600427">
            <text:p>108600427</text:p>
          </table:table-cell>
          <table:table-cell office:value-type="float" office:value="91634386">
            <text:p>91634386</text:p>
          </table:table-cell>
          <table:table-cell office:value-type="float" office:value="157481733">
            <text:p>157481733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8901999">
            <text:p>118901999</text:p>
          </table:table-cell>
          <table:table-cell office:value-type="float" office:value="155057316">
            <text:p>155057316</text:p>
          </table:table-cell>
          <table:table-cell office:value-type="float" office:value="77792644">
            <text:p>77792644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3814866">
            <text:p>113814866</text:p>
          </table:table-cell>
          <table:table-cell office:value-type="float" office:value="164399128">
            <text:p>164399128</text:p>
          </table:table-cell>
          <table:table-cell office:value-type="float" office:value="109774984">
            <text:p>109774984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6069375">
            <text:p>106069375</text:p>
          </table:table-cell>
          <table:table-cell office:value-type="float" office:value="145997902">
            <text:p>145997902</text:p>
          </table:table-cell>
          <table:table-cell office:value-type="float" office:value="137060413">
            <text:p>137060413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9420040">
            <text:p>89420040</text:p>
          </table:table-cell>
          <table:table-cell office:value-type="float" office:value="94268212">
            <text:p>94268212</text:p>
          </table:table-cell>
          <table:table-cell office:value-type="float" office:value="93831858">
            <text:p>93831858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3998162">
            <text:p>103998162</text:p>
          </table:table-cell>
          <table:table-cell office:value-type="float" office:value="155486466">
            <text:p>155486466</text:p>
          </table:table-cell>
          <table:table-cell office:value-type="float" office:value="141117550">
            <text:p>141117550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3894894">
            <text:p>93894894</text:p>
          </table:table-cell>
          <table:table-cell office:value-type="float" office:value="151050101">
            <text:p>151050101</text:p>
          </table:table-cell>
          <table:table-cell office:value-type="float" office:value="146832056">
            <text:p>146832056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3946540">
            <text:p>103946540</text:p>
          </table:table-cell>
          <table:table-cell office:value-type="float" office:value="108435137">
            <text:p>108435137</text:p>
          </table:table-cell>
          <table:table-cell office:value-type="float" office:value="146946630">
            <text:p>146946630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1970560">
            <text:p>111970560</text:p>
          </table:table-cell>
          <table:table-cell office:value-type="float" office:value="133573979">
            <text:p>133573979</text:p>
          </table:table-cell>
          <table:table-cell office:value-type="float" office:value="117340242">
            <text:p>117340242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3883130">
            <text:p>143883130</text:p>
          </table:table-cell>
          <table:table-cell office:value-type="float" office:value="157158394">
            <text:p>157158394</text:p>
          </table:table-cell>
          <table:table-cell office:value-type="float" office:value="88463076">
            <text:p>88463076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6859114">
            <text:p>76859114</text:p>
          </table:table-cell>
          <table:table-cell office:value-type="float" office:value="109449967">
            <text:p>109449967</text:p>
          </table:table-cell>
          <table:table-cell office:value-type="float" office:value="128288439">
            <text:p>128288439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1281359">
            <text:p>131281359</text:p>
          </table:table-cell>
          <table:table-cell office:value-type="float" office:value="82164555">
            <text:p>82164555</text:p>
          </table:table-cell>
          <table:table-cell office:value-type="float" office:value="157817097">
            <text:p>157817097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9124865">
            <text:p>149124865</text:p>
          </table:table-cell>
          <table:table-cell office:value-type="float" office:value="85459040">
            <text:p>85459040</text:p>
          </table:table-cell>
          <table:table-cell office:value-type="float" office:value="150706570">
            <text:p>150706570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2783157">
            <text:p>102783157</text:p>
          </table:table-cell>
          <table:table-cell office:value-type="float" office:value="115253035">
            <text:p>115253035</text:p>
          </table:table-cell>
          <table:table-cell office:value-type="float" office:value="160244606">
            <text:p>160244606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8131053">
            <text:p>148131053</text:p>
          </table:table-cell>
          <table:table-cell office:value-type="float" office:value="89043412">
            <text:p>89043412</text:p>
          </table:table-cell>
          <table:table-cell office:value-type="float" office:value="150806925">
            <text:p>150806925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6065336">
            <text:p>136065336</text:p>
          </table:table-cell>
          <table:table-cell office:value-type="float" office:value="82567762">
            <text:p>82567762</text:p>
          </table:table-cell>
          <table:table-cell office:value-type="float" office:value="107220074">
            <text:p>107220074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8562967">
            <text:p>78562967</text:p>
          </table:table-cell>
          <table:table-cell office:value-type="float" office:value="83867965">
            <text:p>83867965</text:p>
          </table:table-cell>
          <table:table-cell office:value-type="float" office:value="84210721">
            <text:p>84210721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9990499">
            <text:p>149990499</text:p>
          </table:table-cell>
          <table:table-cell office:value-type="float" office:value="120555754">
            <text:p>120555754</text:p>
          </table:table-cell>
          <table:table-cell office:value-type="float" office:value="138522617">
            <text:p>138522617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0288109">
            <text:p>90288109</text:p>
          </table:table-cell>
          <table:table-cell office:value-type="float" office:value="83509716">
            <text:p>83509716</text:p>
          </table:table-cell>
          <table:table-cell office:value-type="float" office:value="91257361">
            <text:p>91257361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8245194">
            <text:p>118245194</text:p>
          </table:table-cell>
          <table:table-cell office:value-type="float" office:value="126677997">
            <text:p>126677997</text:p>
          </table:table-cell>
          <table:table-cell office:value-type="float" office:value="158570303">
            <text:p>158570303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4009591">
            <text:p>84009591</text:p>
          </table:table-cell>
          <table:table-cell office:value-type="float" office:value="119597492">
            <text:p>119597492</text:p>
          </table:table-cell>
          <table:table-cell office:value-type="float" office:value="144649192">
            <text:p>144649192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6117234">
            <text:p>96117234</text:p>
          </table:table-cell>
          <table:table-cell office:value-type="float" office:value="152822691">
            <text:p>152822691</text:p>
          </table:table-cell>
          <table:table-cell office:value-type="float" office:value="130240497">
            <text:p>130240497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3460803">
            <text:p>143460803</text:p>
          </table:table-cell>
          <table:table-cell office:value-type="float" office:value="134085322">
            <text:p>134085322</text:p>
          </table:table-cell>
          <table:table-cell office:value-type="float" office:value="98368010">
            <text:p>98368010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7885659">
            <text:p>117885659</text:p>
          </table:table-cell>
          <table:table-cell office:value-type="float" office:value="135939196">
            <text:p>135939196</text:p>
          </table:table-cell>
          <table:table-cell office:value-type="float" office:value="153808542">
            <text:p>153808542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1840862">
            <text:p>101840862</text:p>
          </table:table-cell>
          <table:table-cell office:value-type="float" office:value="73498612">
            <text:p>73498612</text:p>
          </table:table-cell>
          <table:table-cell office:value-type="float" office:value="123124351">
            <text:p>123124351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7950280">
            <text:p>107950280</text:p>
          </table:table-cell>
          <table:table-cell office:value-type="float" office:value="109217370">
            <text:p>109217370</text:p>
          </table:table-cell>
          <table:table-cell office:value-type="float" office:value="101411261">
            <text:p>101411261</text:p>
          </table:table-cell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5115133">
            <text:p>125115133</text:p>
          </table:table-cell>
          <table:table-cell office:value-type="float" office:value="156852823">
            <text:p>156852823</text:p>
          </table:table-cell>
          <table:table-cell office:value-type="float" office:value="97320193">
            <text:p>97320193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7002674">
            <text:p>107002674</text:p>
          </table:table-cell>
          <table:table-cell office:value-type="float" office:value="172956365">
            <text:p>172956365</text:p>
          </table:table-cell>
          <table:table-cell office:value-type="float" office:value="192553460">
            <text:p>192553460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2696443">
            <text:p>132696443</text:p>
          </table:table-cell>
          <table:table-cell office:value-type="float" office:value="163292608">
            <text:p>163292608</text:p>
          </table:table-cell>
          <table:table-cell office:value-type="float" office:value="121811460">
            <text:p>121811460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7908748">
            <text:p>127908748</text:p>
          </table:table-cell>
          <table:table-cell office:value-type="float" office:value="102084273">
            <text:p>102084273</text:p>
          </table:table-cell>
          <table:table-cell office:value-type="float" office:value="89406584">
            <text:p>89406584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7400729">
            <text:p>167400729</text:p>
          </table:table-cell>
          <table:table-cell office:value-type="float" office:value="172476515">
            <text:p>172476515</text:p>
          </table:table-cell>
          <table:table-cell office:value-type="float" office:value="164555688">
            <text:p>164555688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3258356">
            <text:p>93258356</text:p>
          </table:table-cell>
          <table:table-cell office:value-type="float" office:value="156812307">
            <text:p>156812307</text:p>
          </table:table-cell>
          <table:table-cell office:value-type="float" office:value="104997890">
            <text:p>104997890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2057723">
            <text:p>92057723</text:p>
          </table:table-cell>
          <table:table-cell office:value-type="float" office:value="96794555">
            <text:p>96794555</text:p>
          </table:table-cell>
          <table:table-cell office:value-type="float" office:value="108459046">
            <text:p>108459046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2613609">
            <text:p>152613609</text:p>
          </table:table-cell>
          <table:table-cell office:value-type="float" office:value="101955935">
            <text:p>101955935</text:p>
          </table:table-cell>
          <table:table-cell office:value-type="float" office:value="126461591">
            <text:p>126461591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8764367">
            <text:p>158764367</text:p>
          </table:table-cell>
          <table:table-cell office:value-type="float" office:value="116626664">
            <text:p>116626664</text:p>
          </table:table-cell>
          <table:table-cell office:value-type="float" office:value="208736540">
            <text:p>208736540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3239729">
            <text:p>133239729</text:p>
          </table:table-cell>
          <table:table-cell office:value-type="float" office:value="131947698">
            <text:p>131947698</text:p>
          </table:table-cell>
          <table:table-cell office:value-type="float" office:value="151690526">
            <text:p>151690526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6187711">
            <text:p>106187711</text:p>
          </table:table-cell>
          <table:table-cell office:value-type="float" office:value="103688757">
            <text:p>103688757</text:p>
          </table:table-cell>
          <table:table-cell office:value-type="float" office:value="124060885">
            <text:p>124060885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9530532">
            <text:p>109530532</text:p>
          </table:table-cell>
          <table:table-cell office:value-type="float" office:value="91327230">
            <text:p>91327230</text:p>
          </table:table-cell>
          <table:table-cell office:value-type="float" office:value="106284976">
            <text:p>106284976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5281242">
            <text:p>85281242</text:p>
          </table:table-cell>
          <table:table-cell office:value-type="float" office:value="162597733">
            <text:p>162597733</text:p>
          </table:table-cell>
          <table:table-cell office:value-type="float" office:value="100314405">
            <text:p>100314405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3091472">
            <text:p>173091472</text:p>
          </table:table-cell>
          <table:table-cell office:value-type="float" office:value="159223808">
            <text:p>159223808</text:p>
          </table:table-cell>
          <table:table-cell office:value-type="float" office:value="144009528">
            <text:p>144009528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5022518">
            <text:p>105022518</text:p>
          </table:table-cell>
          <table:table-cell office:value-type="float" office:value="155033605">
            <text:p>155033605</text:p>
          </table:table-cell>
          <table:table-cell office:value-type="float" office:value="108533606">
            <text:p>108533606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6345783">
            <text:p>116345783</text:p>
          </table:table-cell>
          <table:table-cell office:value-type="float" office:value="97911250">
            <text:p>97911250</text:p>
          </table:table-cell>
          <table:table-cell office:value-type="float" office:value="180169721">
            <text:p>180169721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5953316">
            <text:p>155953316</text:p>
          </table:table-cell>
          <table:table-cell office:value-type="float" office:value="153317990">
            <text:p>153317990</text:p>
          </table:table-cell>
          <table:table-cell office:value-type="float" office:value="178619979">
            <text:p>178619979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8998545">
            <text:p>108998545</text:p>
          </table:table-cell>
          <table:table-cell office:value-type="float" office:value="119479169">
            <text:p>119479169</text:p>
          </table:table-cell>
          <table:table-cell office:value-type="float" office:value="172089478">
            <text:p>172089478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3546354">
            <text:p>113546354</text:p>
          </table:table-cell>
          <table:table-cell office:value-type="float" office:value="93479815">
            <text:p>93479815</text:p>
          </table:table-cell>
          <table:table-cell office:value-type="float" office:value="104622904">
            <text:p>104622904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2873198">
            <text:p>122873198</text:p>
          </table:table-cell>
          <table:table-cell office:value-type="float" office:value="95908606">
            <text:p>95908606</text:p>
          </table:table-cell>
          <table:table-cell office:value-type="float" office:value="164952060">
            <text:p>164952060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1628086">
            <text:p>91628086</text:p>
          </table:table-cell>
          <table:table-cell office:value-type="float" office:value="118391877">
            <text:p>118391877</text:p>
          </table:table-cell>
          <table:table-cell office:value-type="float" office:value="98371339">
            <text:p>98371339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9299215">
            <text:p>129299215</text:p>
          </table:table-cell>
          <table:table-cell office:value-type="float" office:value="100206689">
            <text:p>100206689</text:p>
          </table:table-cell>
          <table:table-cell office:value-type="float" office:value="123551078">
            <text:p>123551078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2330712">
            <text:p>92330712</text:p>
          </table:table-cell>
          <table:table-cell office:value-type="float" office:value="176187278">
            <text:p>176187278</text:p>
          </table:table-cell>
          <table:table-cell office:value-type="float" office:value="153020773">
            <text:p>153020773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5250480">
            <text:p>155250480</text:p>
          </table:table-cell>
          <table:table-cell office:value-type="float" office:value="87779863">
            <text:p>87779863</text:p>
          </table:table-cell>
          <table:table-cell office:value-type="float" office:value="140892370">
            <text:p>140892370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8023962">
            <text:p>118023962</text:p>
          </table:table-cell>
          <table:table-cell office:value-type="float" office:value="114505177">
            <text:p>114505177</text:p>
          </table:table-cell>
          <table:table-cell office:value-type="float" office:value="118050677">
            <text:p>118050677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260214">
            <text:p>102260214</text:p>
          </table:table-cell>
          <table:table-cell office:value-type="float" office:value="146275471">
            <text:p>146275471</text:p>
          </table:table-cell>
          <table:table-cell office:value-type="float" office:value="168830817">
            <text:p>168830817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9424655">
            <text:p>99424655</text:p>
          </table:table-cell>
          <table:table-cell office:value-type="float" office:value="178371673">
            <text:p>178371673</text:p>
          </table:table-cell>
          <table:table-cell office:value-type="float" office:value="98203364">
            <text:p>98203364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5947781">
            <text:p>125947781</text:p>
          </table:table-cell>
          <table:table-cell office:value-type="float" office:value="159530904">
            <text:p>159530904</text:p>
          </table:table-cell>
          <table:table-cell office:value-type="float" office:value="173698560">
            <text:p>173698560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9750395">
            <text:p>169750395</text:p>
          </table:table-cell>
          <table:table-cell office:value-type="float" office:value="94709720">
            <text:p>94709720</text:p>
          </table:table-cell>
          <table:table-cell office:value-type="float" office:value="123592842">
            <text:p>123592842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1258484">
            <text:p>171258484</text:p>
          </table:table-cell>
          <table:table-cell office:value-type="float" office:value="99628826">
            <text:p>99628826</text:p>
          </table:table-cell>
          <table:table-cell office:value-type="float" office:value="173955590">
            <text:p>173955590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5070294">
            <text:p>115070294</text:p>
          </table:table-cell>
          <table:table-cell office:value-type="float" office:value="85277363">
            <text:p>85277363</text:p>
          </table:table-cell>
          <table:table-cell office:value-type="float" office:value="95077249">
            <text:p>95077249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0081139">
            <text:p>140081139</text:p>
          </table:table-cell>
          <table:table-cell office:value-type="float" office:value="132037144">
            <text:p>132037144</text:p>
          </table:table-cell>
          <table:table-cell office:value-type="float" office:value="143135867">
            <text:p>143135867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6201449">
            <text:p>116201449</text:p>
          </table:table-cell>
          <table:table-cell office:value-type="float" office:value="84025294">
            <text:p>84025294</text:p>
          </table:table-cell>
          <table:table-cell office:value-type="float" office:value="148477257">
            <text:p>148477257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3472673">
            <text:p>123472673</text:p>
          </table:table-cell>
          <table:table-cell office:value-type="float" office:value="168552018">
            <text:p>168552018</text:p>
          </table:table-cell>
          <table:table-cell office:value-type="float" office:value="170305973">
            <text:p>170305973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1298995">
            <text:p>101298995</text:p>
          </table:table-cell>
          <table:table-cell office:value-type="float" office:value="85968247">
            <text:p>85968247</text:p>
          </table:table-cell>
          <table:table-cell office:value-type="float" office:value="172049607">
            <text:p>172049607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4939169">
            <text:p>104939169</text:p>
          </table:table-cell>
          <table:table-cell office:value-type="float" office:value="136289580">
            <text:p>136289580</text:p>
          </table:table-cell>
          <table:table-cell office:value-type="float" office:value="126781115">
            <text:p>126781115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779546">
            <text:p>146779546</text:p>
          </table:table-cell>
          <table:table-cell office:value-type="float" office:value="158441190">
            <text:p>158441190</text:p>
          </table:table-cell>
          <table:table-cell office:value-type="float" office:value="100608689">
            <text:p>100608689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5366966">
            <text:p>145366966</text:p>
          </table:table-cell>
          <table:table-cell office:value-type="float" office:value="91242701">
            <text:p>91242701</text:p>
          </table:table-cell>
          <table:table-cell office:value-type="float" office:value="145680063">
            <text:p>145680063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4305805">
            <text:p>174305805</text:p>
          </table:table-cell>
          <table:table-cell office:value-type="float" office:value="168178823">
            <text:p>168178823</text:p>
          </table:table-cell>
          <table:table-cell office:value-type="float" office:value="113135958">
            <text:p>113135958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9678184">
            <text:p>139678184</text:p>
          </table:table-cell>
          <table:table-cell office:value-type="float" office:value="167623257">
            <text:p>167623257</text:p>
          </table:table-cell>
          <table:table-cell office:value-type="float" office:value="124188724">
            <text:p>124188724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1178986">
            <text:p>141178986</text:p>
          </table:table-cell>
          <table:table-cell office:value-type="float" office:value="145595967">
            <text:p>145595967</text:p>
          </table:table-cell>
          <table:table-cell office:value-type="float" office:value="128324883">
            <text:p>128324883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1562600">
            <text:p>121562600</text:p>
          </table:table-cell>
          <table:table-cell office:value-type="float" office:value="90247601">
            <text:p>90247601</text:p>
          </table:table-cell>
          <table:table-cell office:value-type="float" office:value="177130331">
            <text:p>177130331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4947615">
            <text:p>154947615</text:p>
          </table:table-cell>
          <table:table-cell office:value-type="float" office:value="95239422">
            <text:p>95239422</text:p>
          </table:table-cell>
          <table:table-cell office:value-type="float" office:value="167844228">
            <text:p>167844228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9602275">
            <text:p>169602275</text:p>
          </table:table-cell>
          <table:table-cell office:value-type="float" office:value="88871917">
            <text:p>88871917</text:p>
          </table:table-cell>
          <table:table-cell office:value-type="float" office:value="127186221">
            <text:p>127186221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7114238">
            <text:p>117114238</text:p>
          </table:table-cell>
          <table:table-cell office:value-type="float" office:value="140807697">
            <text:p>140807697</text:p>
          </table:table-cell>
          <table:table-cell office:value-type="float" office:value="150701387">
            <text:p>150701387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7748168">
            <text:p>167748168</text:p>
          </table:table-cell>
          <table:table-cell office:value-type="float" office:value="129779746">
            <text:p>129779746</text:p>
          </table:table-cell>
          <table:table-cell office:value-type="float" office:value="96768314">
            <text:p>96768314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4923149">
            <text:p>164923149</text:p>
          </table:table-cell>
          <table:table-cell office:value-type="float" office:value="98449234">
            <text:p>98449234</text:p>
          </table:table-cell>
          <table:table-cell office:value-type="float" office:value="171010381">
            <text:p>171010381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8637148">
            <text:p>128637148</text:p>
          </table:table-cell>
          <table:table-cell office:value-type="float" office:value="115075996">
            <text:p>115075996</text:p>
          </table:table-cell>
          <table:table-cell office:value-type="float" office:value="199360467">
            <text:p>199360467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1289197">
            <text:p>111289197</text:p>
          </table:table-cell>
          <table:table-cell office:value-type="float" office:value="123819246">
            <text:p>123819246</text:p>
          </table:table-cell>
          <table:table-cell office:value-type="float" office:value="141760282">
            <text:p>141760282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1904005">
            <text:p>171904005</text:p>
          </table:table-cell>
          <table:table-cell office:value-type="float" office:value="116803709">
            <text:p>116803709</text:p>
          </table:table-cell>
          <table:table-cell office:value-type="float" office:value="98599672">
            <text:p>98599672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7698251">
            <text:p>137698251</text:p>
          </table:table-cell>
          <table:table-cell office:value-type="float" office:value="99050402">
            <text:p>99050402</text:p>
          </table:table-cell>
          <table:table-cell office:value-type="float" office:value="164716895">
            <text:p>164716895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1468615">
            <text:p>101468615</text:p>
          </table:table-cell>
          <table:table-cell office:value-type="float" office:value="100264395">
            <text:p>100264395</text:p>
          </table:table-cell>
          <table:table-cell office:value-type="float" office:value="173038315">
            <text:p>173038315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0333810">
            <text:p>110333810</text:p>
          </table:table-cell>
          <table:table-cell office:value-type="float" office:value="93968801">
            <text:p>93968801</text:p>
          </table:table-cell>
          <table:table-cell office:value-type="float" office:value="114657089">
            <text:p>114657089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1620292">
            <text:p>161620292</text:p>
          </table:table-cell>
          <table:table-cell office:value-type="float" office:value="92539407">
            <text:p>92539407</text:p>
          </table:table-cell>
          <table:table-cell office:value-type="float" office:value="101956562">
            <text:p>101956562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6424648">
            <text:p>146424648</text:p>
          </table:table-cell>
          <table:table-cell office:value-type="float" office:value="151668104">
            <text:p>151668104</text:p>
          </table:table-cell>
          <table:table-cell office:value-type="float" office:value="127319349">
            <text:p>127319349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7434894">
            <text:p>107434894</text:p>
          </table:table-cell>
          <table:table-cell office:value-type="float" office:value="91430048">
            <text:p>91430048</text:p>
          </table:table-cell>
          <table:table-cell office:value-type="float" office:value="137437047">
            <text:p>137437047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1353378">
            <text:p>181353378</text:p>
          </table:table-cell>
          <table:table-cell office:value-type="float" office:value="99679328">
            <text:p>99679328</text:p>
          </table:table-cell>
          <table:table-cell office:value-type="float" office:value="142733802">
            <text:p>142733802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3701258">
            <text:p>123701258</text:p>
          </table:table-cell>
          <table:table-cell office:value-type="float" office:value="96874936">
            <text:p>96874936</text:p>
          </table:table-cell>
          <table:table-cell office:value-type="float" office:value="185698378">
            <text:p>185698378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0109522">
            <text:p>100109522</text:p>
          </table:table-cell>
          <table:table-cell office:value-type="float" office:value="97756260">
            <text:p>97756260</text:p>
          </table:table-cell>
          <table:table-cell office:value-type="float" office:value="150259247">
            <text:p>150259247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6754239">
            <text:p>186754239</text:p>
          </table:table-cell>
          <table:table-cell office:value-type="float" office:value="131027941">
            <text:p>131027941</text:p>
          </table:table-cell>
          <table:table-cell office:value-type="float" office:value="103803528">
            <text:p>103803528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1819148">
            <text:p>101819148</text:p>
          </table:table-cell>
          <table:table-cell office:value-type="float" office:value="189264103">
            <text:p>189264103</text:p>
          </table:table-cell>
          <table:table-cell office:value-type="float" office:value="192152634">
            <text:p>192152634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2844273">
            <text:p>142844273</text:p>
          </table:table-cell>
          <table:table-cell office:value-type="float" office:value="130719617">
            <text:p>130719617</text:p>
          </table:table-cell>
          <table:table-cell office:value-type="float" office:value="101414768">
            <text:p>101414768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0958659">
            <text:p>140958659</text:p>
          </table:table-cell>
          <table:table-cell office:value-type="float" office:value="181974110">
            <text:p>181974110</text:p>
          </table:table-cell>
          <table:table-cell office:value-type="float" office:value="169175896">
            <text:p>169175896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7687611">
            <text:p>187687611</text:p>
          </table:table-cell>
          <table:table-cell office:value-type="float" office:value="102008925">
            <text:p>102008925</text:p>
          </table:table-cell>
          <table:table-cell office:value-type="float" office:value="162497235">
            <text:p>162497235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4040485">
            <text:p>94040485</text:p>
          </table:table-cell>
          <table:table-cell office:value-type="float" office:value="107311905">
            <text:p>107311905</text:p>
          </table:table-cell>
          <table:table-cell office:value-type="float" office:value="109207918">
            <text:p>109207918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1356658">
            <text:p>121356658</text:p>
          </table:table-cell>
          <table:table-cell office:value-type="float" office:value="191991983">
            <text:p>191991983</text:p>
          </table:table-cell>
          <table:table-cell office:value-type="float" office:value="173922836">
            <text:p>173922836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7480044">
            <text:p>177480044</text:p>
          </table:table-cell>
          <table:table-cell office:value-type="float" office:value="141688881">
            <text:p>141688881</text:p>
          </table:table-cell>
          <table:table-cell office:value-type="float" office:value="201572890">
            <text:p>201572890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7808739">
            <text:p>167808739</text:p>
          </table:table-cell>
          <table:table-cell office:value-type="float" office:value="181939383">
            <text:p>181939383</text:p>
          </table:table-cell>
          <table:table-cell office:value-type="float" office:value="182789945">
            <text:p>182789945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5176879">
            <text:p>145176879</text:p>
          </table:table-cell>
          <table:table-cell office:value-type="float" office:value="112188537">
            <text:p>112188537</text:p>
          </table:table-cell>
          <table:table-cell office:value-type="float" office:value="189827575">
            <text:p>189827575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683180">
            <text:p>141683180</text:p>
          </table:table-cell>
          <table:table-cell office:value-type="float" office:value="150860528">
            <text:p>150860528</text:p>
          </table:table-cell>
          <table:table-cell office:value-type="float" office:value="192707739">
            <text:p>192707739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8294220">
            <text:p>128294220</text:p>
          </table:table-cell>
          <table:table-cell office:value-type="float" office:value="180493294">
            <text:p>180493294</text:p>
          </table:table-cell>
          <table:table-cell office:value-type="float" office:value="104481836">
            <text:p>104481836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2781204">
            <text:p>172781204</text:p>
          </table:table-cell>
          <table:table-cell office:value-type="float" office:value="127873262">
            <text:p>127873262</text:p>
          </table:table-cell>
          <table:table-cell office:value-type="float" office:value="172783667">
            <text:p>172783667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3302884">
            <text:p>103302884</text:p>
          </table:table-cell>
          <table:table-cell office:value-type="float" office:value="183847045">
            <text:p>183847045</text:p>
          </table:table-cell>
          <table:table-cell office:value-type="float" office:value="94943888">
            <text:p>94943888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4088613">
            <text:p>174088613</text:p>
          </table:table-cell>
          <table:table-cell office:value-type="float" office:value="112911705">
            <text:p>112911705</text:p>
          </table:table-cell>
          <table:table-cell office:value-type="float" office:value="125964562">
            <text:p>125964562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4560316">
            <text:p>134560316</text:p>
          </table:table-cell>
          <table:table-cell office:value-type="float" office:value="100382817">
            <text:p>100382817</text:p>
          </table:table-cell>
          <table:table-cell office:value-type="float" office:value="92089509">
            <text:p>92089509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9879242">
            <text:p>169879242</text:p>
          </table:table-cell>
          <table:table-cell office:value-type="float" office:value="111914274">
            <text:p>111914274</text:p>
          </table:table-cell>
          <table:table-cell office:value-type="float" office:value="144168799">
            <text:p>144168799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8970820">
            <text:p>168970820</text:p>
          </table:table-cell>
          <table:table-cell office:value-type="float" office:value="131414494">
            <text:p>131414494</text:p>
          </table:table-cell>
          <table:table-cell office:value-type="float" office:value="195906766">
            <text:p>195906766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3657218">
            <text:p>163657218</text:p>
          </table:table-cell>
          <table:table-cell office:value-type="float" office:value="116775308">
            <text:p>116775308</text:p>
          </table:table-cell>
          <table:table-cell office:value-type="float" office:value="186102390">
            <text:p>186102390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8765064">
            <text:p>198765064</text:p>
          </table:table-cell>
          <table:table-cell office:value-type="float" office:value="134092735">
            <text:p>134092735</text:p>
          </table:table-cell>
          <table:table-cell office:value-type="float" office:value="92489585">
            <text:p>92489585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1532620">
            <text:p>101532620</text:p>
          </table:table-cell>
          <table:table-cell office:value-type="float" office:value="107398183">
            <text:p>107398183</text:p>
          </table:table-cell>
          <table:table-cell office:value-type="float" office:value="113795553">
            <text:p>113795553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5750029">
            <text:p>185750029</text:p>
          </table:table-cell>
          <table:table-cell office:value-type="float" office:value="102983844">
            <text:p>102983844</text:p>
          </table:table-cell>
          <table:table-cell office:value-type="float" office:value="145166848">
            <text:p>145166848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4251950">
            <text:p>104251950</text:p>
          </table:table-cell>
          <table:table-cell office:value-type="float" office:value="122909783">
            <text:p>122909783</text:p>
          </table:table-cell>
          <table:table-cell office:value-type="float" office:value="200647874">
            <text:p>200647874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4949026">
            <text:p>194949026</text:p>
          </table:table-cell>
          <table:table-cell office:value-type="float" office:value="156057674">
            <text:p>156057674</text:p>
          </table:table-cell>
          <table:table-cell office:value-type="float" office:value="106295339">
            <text:p>106295339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6931250">
            <text:p>186931250</text:p>
          </table:table-cell>
          <table:table-cell office:value-type="float" office:value="149721517">
            <text:p>149721517</text:p>
          </table:table-cell>
          <table:table-cell office:value-type="float" office:value="105222438">
            <text:p>105222438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8971081">
            <text:p>138971081</text:p>
          </table:table-cell>
          <table:table-cell office:value-type="float" office:value="119418265">
            <text:p>119418265</text:p>
          </table:table-cell>
          <table:table-cell office:value-type="float" office:value="193071288">
            <text:p>193071288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5098026">
            <text:p>155098026</text:p>
          </table:table-cell>
          <table:table-cell office:value-type="float" office:value="107348349">
            <text:p>107348349</text:p>
          </table:table-cell>
          <table:table-cell office:value-type="float" office:value="120385390">
            <text:p>120385390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4429446">
            <text:p>134429446</text:p>
          </table:table-cell>
          <table:table-cell office:value-type="float" office:value="98609454">
            <text:p>98609454</text:p>
          </table:table-cell>
          <table:table-cell office:value-type="float" office:value="105496223">
            <text:p>105496223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9491419">
            <text:p>119491419</text:p>
          </table:table-cell>
          <table:table-cell office:value-type="float" office:value="103039963">
            <text:p>103039963</text:p>
          </table:table-cell>
          <table:table-cell office:value-type="float" office:value="122592798">
            <text:p>122592798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8147451">
            <text:p>138147451</text:p>
          </table:table-cell>
          <table:table-cell office:value-type="float" office:value="130310056">
            <text:p>130310056</text:p>
          </table:table-cell>
          <table:table-cell office:value-type="float" office:value="185479914">
            <text:p>185479914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0768325">
            <text:p>100768325</text:p>
          </table:table-cell>
          <table:table-cell office:value-type="float" office:value="158722562">
            <text:p>158722562</text:p>
          </table:table-cell>
          <table:table-cell office:value-type="float" office:value="97675004">
            <text:p>97675004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5691832">
            <text:p>135691832</text:p>
          </table:table-cell>
          <table:table-cell office:value-type="float" office:value="102510735">
            <text:p>102510735</text:p>
          </table:table-cell>
          <table:table-cell office:value-type="float" office:value="154413500">
            <text:p>154413500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2545780">
            <text:p>172545780</text:p>
          </table:table-cell>
          <table:table-cell office:value-type="float" office:value="173249154">
            <text:p>173249154</text:p>
          </table:table-cell>
          <table:table-cell office:value-type="float" office:value="103197927">
            <text:p>103197927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7579783">
            <text:p>137579783</text:p>
          </table:table-cell>
          <table:table-cell office:value-type="float" office:value="127091126">
            <text:p>127091126</text:p>
          </table:table-cell>
          <table:table-cell office:value-type="float" office:value="199697356">
            <text:p>199697356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9966172">
            <text:p>189966172</text:p>
          </table:table-cell>
          <table:table-cell office:value-type="float" office:value="186779836">
            <text:p>186779836</text:p>
          </table:table-cell>
          <table:table-cell office:value-type="float" office:value="116764113">
            <text:p>116764113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9543847">
            <text:p>119543847</text:p>
          </table:table-cell>
          <table:table-cell office:value-type="float" office:value="186981173">
            <text:p>186981173</text:p>
          </table:table-cell>
          <table:table-cell office:value-type="float" office:value="113201736">
            <text:p>113201736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3288964">
            <text:p>103288964</text:p>
          </table:table-cell>
          <table:table-cell office:value-type="float" office:value="136960264">
            <text:p>136960264</text:p>
          </table:table-cell>
          <table:table-cell office:value-type="float" office:value="220974803">
            <text:p>220974803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4011348">
            <text:p>104011348</text:p>
          </table:table-cell>
          <table:table-cell office:value-type="float" office:value="116015795">
            <text:p>116015795</text:p>
          </table:table-cell>
          <table:table-cell office:value-type="float" office:value="110953689">
            <text:p>110953689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2016018">
            <text:p>182016018</text:p>
          </table:table-cell>
          <table:table-cell office:value-type="float" office:value="100329466">
            <text:p>100329466</text:p>
          </table:table-cell>
          <table:table-cell office:value-type="float" office:value="164480476">
            <text:p>164480476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3359351">
            <text:p>193359351</text:p>
          </table:table-cell>
          <table:table-cell office:value-type="float" office:value="108730456">
            <text:p>108730456</text:p>
          </table:table-cell>
          <table:table-cell office:value-type="float" office:value="147717519">
            <text:p>147717519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3235049">
            <text:p>183235049</text:p>
          </table:table-cell>
          <table:table-cell office:value-type="float" office:value="141945568">
            <text:p>141945568</text:p>
          </table:table-cell>
          <table:table-cell office:value-type="float" office:value="265172467">
            <text:p>265172467</text:p>
          </table:table-cell>
          <table:table-cell table:number-columns-repeated="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9181196">
            <text:p>199181196</text:p>
          </table:table-cell>
          <table:table-cell office:value-type="float" office:value="140862318">
            <text:p>140862318</text:p>
          </table:table-cell>
          <table:table-cell office:value-type="float" office:value="95189991">
            <text:p>95189991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21983771">
            <text:p>221983771</text:p>
          </table:table-cell>
          <table:table-cell office:value-type="float" office:value="139355164">
            <text:p>139355164</text:p>
          </table:table-cell>
          <table:table-cell office:value-type="float" office:value="113287662">
            <text:p>113287662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4935239">
            <text:p>144935239</text:p>
          </table:table-cell>
          <table:table-cell office:value-type="float" office:value="123446512">
            <text:p>123446512</text:p>
          </table:table-cell>
          <table:table-cell office:value-type="float" office:value="175191202">
            <text:p>175191202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3305631">
            <text:p>213305631</text:p>
          </table:table-cell>
          <table:table-cell office:value-type="float" office:value="132599322">
            <text:p>132599322</text:p>
          </table:table-cell>
          <table:table-cell office:value-type="float" office:value="175267674">
            <text:p>175267674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3189411">
            <text:p>183189411</text:p>
          </table:table-cell>
          <table:table-cell office:value-type="float" office:value="111015599">
            <text:p>111015599</text:p>
          </table:table-cell>
          <table:table-cell office:value-type="float" office:value="151899705">
            <text:p>151899705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1368901">
            <text:p>201368901</text:p>
          </table:table-cell>
          <table:table-cell office:value-type="float" office:value="212609298">
            <text:p>212609298</text:p>
          </table:table-cell>
          <table:table-cell office:value-type="float" office:value="131826872">
            <text:p>131826872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9498303">
            <text:p>139498303</text:p>
          </table:table-cell>
          <table:table-cell office:value-type="float" office:value="197450609">
            <text:p>197450609</text:p>
          </table:table-cell>
          <table:table-cell office:value-type="float" office:value="155850932">
            <text:p>155850932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1129840">
            <text:p>171129840</text:p>
          </table:table-cell>
          <table:table-cell office:value-type="float" office:value="202438223">
            <text:p>202438223</text:p>
          </table:table-cell>
          <table:table-cell office:value-type="float" office:value="224136054">
            <text:p>224136054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8972067">
            <text:p>148972067</text:p>
          </table:table-cell>
          <table:table-cell office:value-type="float" office:value="215391372">
            <text:p>215391372</text:p>
          </table:table-cell>
          <table:table-cell office:value-type="float" office:value="211624537">
            <text:p>211624537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3607320">
            <text:p>183607320</text:p>
          </table:table-cell>
          <table:table-cell office:value-type="float" office:value="125623318">
            <text:p>125623318</text:p>
          </table:table-cell>
          <table:table-cell office:value-type="float" office:value="213903482">
            <text:p>213903482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1915177">
            <text:p>131915177</text:p>
          </table:table-cell>
          <table:table-cell office:value-type="float" office:value="109657395">
            <text:p>109657395</text:p>
          </table:table-cell>
          <table:table-cell office:value-type="float" office:value="244156902">
            <text:p>244156902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7891899">
            <text:p>207891899</text:p>
          </table:table-cell>
          <table:table-cell office:value-type="float" office:value="114589602">
            <text:p>114589602</text:p>
          </table:table-cell>
          <table:table-cell office:value-type="float" office:value="165821543">
            <text:p>165821543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5792159">
            <text:p>105792159</text:p>
          </table:table-cell>
          <table:table-cell office:value-type="float" office:value="96950987">
            <text:p>96950987</text:p>
          </table:table-cell>
          <table:table-cell office:value-type="float" office:value="230632922">
            <text:p>230632922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9946518">
            <text:p>149946518</text:p>
          </table:table-cell>
          <table:table-cell office:value-type="float" office:value="213258382">
            <text:p>213258382</text:p>
          </table:table-cell>
          <table:table-cell office:value-type="float" office:value="139222333">
            <text:p>139222333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0876664">
            <text:p>210876664</text:p>
          </table:table-cell>
          <table:table-cell office:value-type="float" office:value="177881614">
            <text:p>177881614</text:p>
          </table:table-cell>
          <table:table-cell office:value-type="float" office:value="150549509">
            <text:p>150549509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1702601">
            <text:p>201702601</text:p>
          </table:table-cell>
          <table:table-cell office:value-type="float" office:value="117484996">
            <text:p>117484996</text:p>
          </table:table-cell>
          <table:table-cell office:value-type="float" office:value="215258292">
            <text:p>215258292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3967831">
            <text:p>113967831</text:p>
          </table:table-cell>
          <table:table-cell office:value-type="float" office:value="123133566">
            <text:p>123133566</text:p>
          </table:table-cell>
          <table:table-cell office:value-type="float" office:value="210845724">
            <text:p>210845724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9282673">
            <text:p>119282673</text:p>
          </table:table-cell>
          <table:table-cell office:value-type="float" office:value="108055216">
            <text:p>108055216</text:p>
          </table:table-cell>
          <table:table-cell office:value-type="float" office:value="183926877">
            <text:p>183926877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5253241">
            <text:p>115253241</text:p>
          </table:table-cell>
          <table:table-cell office:value-type="float" office:value="112279194">
            <text:p>112279194</text:p>
          </table:table-cell>
          <table:table-cell office:value-type="float" office:value="109716053">
            <text:p>109716053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9921174">
            <text:p>209921174</text:p>
          </table:table-cell>
          <table:table-cell office:value-type="float" office:value="211939093">
            <text:p>211939093</text:p>
          </table:table-cell>
          <table:table-cell office:value-type="float" office:value="113624653">
            <text:p>113624653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9433757">
            <text:p>219433757</text:p>
          </table:table-cell>
          <table:table-cell office:value-type="float" office:value="120762447">
            <text:p>120762447</text:p>
          </table:table-cell>
          <table:table-cell office:value-type="float" office:value="211819741">
            <text:p>211819741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2267281">
            <text:p>182267281</text:p>
          </table:table-cell>
          <table:table-cell office:value-type="float" office:value="141187866">
            <text:p>141187866</text:p>
          </table:table-cell>
          <table:table-cell office:value-type="float" office:value="109096574">
            <text:p>109096574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2371767">
            <text:p>172371767</text:p>
          </table:table-cell>
          <table:table-cell office:value-type="float" office:value="221427443">
            <text:p>221427443</text:p>
          </table:table-cell>
          <table:table-cell office:value-type="float" office:value="117814685">
            <text:p>117814685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5948956">
            <text:p>165948956</text:p>
          </table:table-cell>
          <table:table-cell office:value-type="float" office:value="153790568">
            <text:p>153790568</text:p>
          </table:table-cell>
          <table:table-cell office:value-type="float" office:value="149229161">
            <text:p>149229161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6031464">
            <text:p>176031464</text:p>
          </table:table-cell>
          <table:table-cell office:value-type="float" office:value="132451294">
            <text:p>132451294</text:p>
          </table:table-cell>
          <table:table-cell office:value-type="float" office:value="168649403">
            <text:p>168649403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8319440">
            <text:p>158319440</text:p>
          </table:table-cell>
          <table:table-cell office:value-type="float" office:value="204121523">
            <text:p>204121523</text:p>
          </table:table-cell>
          <table:table-cell office:value-type="float" office:value="117385509">
            <text:p>117385509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0611212">
            <text:p>200611212</text:p>
          </table:table-cell>
          <table:table-cell office:value-type="float" office:value="132448016">
            <text:p>132448016</text:p>
          </table:table-cell>
          <table:table-cell office:value-type="float" office:value="212633718">
            <text:p>212633718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7105560">
            <text:p>127105560</text:p>
          </table:table-cell>
          <table:table-cell office:value-type="float" office:value="105658840">
            <text:p>105658840</text:p>
          </table:table-cell>
          <table:table-cell office:value-type="float" office:value="123223210">
            <text:p>123223210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4658334">
            <text:p>124658334</text:p>
          </table:table-cell>
          <table:table-cell office:value-type="float" office:value="211919980">
            <text:p>211919980</text:p>
          </table:table-cell>
          <table:table-cell office:value-type="float" office:value="218669386">
            <text:p>218669386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7000606">
            <text:p>117000606</text:p>
          </table:table-cell>
          <table:table-cell office:value-type="float" office:value="116034612">
            <text:p>116034612</text:p>
          </table:table-cell>
          <table:table-cell office:value-type="float" office:value="134536259">
            <text:p>134536259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2531052">
            <text:p>192531052</text:p>
          </table:table-cell>
          <table:table-cell office:value-type="float" office:value="107069325">
            <text:p>107069325</text:p>
          </table:table-cell>
          <table:table-cell office:value-type="float" office:value="210374842">
            <text:p>210374842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1457316">
            <text:p>131457316</text:p>
          </table:table-cell>
          <table:table-cell office:value-type="float" office:value="214821429">
            <text:p>214821429</text:p>
          </table:table-cell>
          <table:table-cell office:value-type="float" office:value="210536405">
            <text:p>210536405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4087804">
            <text:p>194087804</text:p>
          </table:table-cell>
          <table:table-cell office:value-type="float" office:value="110367403">
            <text:p>110367403</text:p>
          </table:table-cell>
          <table:table-cell office:value-type="float" office:value="126113604">
            <text:p>126113604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4185525">
            <text:p>164185525</text:p>
          </table:table-cell>
          <table:table-cell office:value-type="float" office:value="123950303">
            <text:p>123950303</text:p>
          </table:table-cell>
          <table:table-cell office:value-type="float" office:value="217924768">
            <text:p>217924768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2967432">
            <text:p>152967432</text:p>
          </table:table-cell>
          <table:table-cell office:value-type="float" office:value="129559831">
            <text:p>129559831</text:p>
          </table:table-cell>
          <table:table-cell office:value-type="float" office:value="189203471">
            <text:p>189203471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5664012">
            <text:p>205664012</text:p>
          </table:table-cell>
          <table:table-cell office:value-type="float" office:value="155368184">
            <text:p>155368184</text:p>
          </table:table-cell>
          <table:table-cell office:value-type="float" office:value="118903918">
            <text:p>118903918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34074970">
            <text:p>234074970</text:p>
          </table:table-cell>
          <table:table-cell office:value-type="float" office:value="185009731">
            <text:p>185009731</text:p>
          </table:table-cell>
          <table:table-cell office:value-type="float" office:value="182238914">
            <text:p>182238914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5138886">
            <text:p>135138886</text:p>
          </table:table-cell>
          <table:table-cell office:value-type="float" office:value="195467324">
            <text:p>195467324</text:p>
          </table:table-cell>
          <table:table-cell office:value-type="float" office:value="212169693">
            <text:p>212169693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5333712">
            <text:p>215333712</text:p>
          </table:table-cell>
          <table:table-cell office:value-type="float" office:value="130225564">
            <text:p>130225564</text:p>
          </table:table-cell>
          <table:table-cell office:value-type="float" office:value="154174699">
            <text:p>154174699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5245991">
            <text:p>155245991</text:p>
          </table:table-cell>
          <table:table-cell office:value-type="float" office:value="168773942">
            <text:p>168773942</text:p>
          </table:table-cell>
          <table:table-cell office:value-type="float" office:value="212987075">
            <text:p>212987075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3086864">
            <text:p>183086864</text:p>
          </table:table-cell>
          <table:table-cell office:value-type="float" office:value="208522446">
            <text:p>208522446</text:p>
          </table:table-cell>
          <table:table-cell office:value-type="float" office:value="128112377">
            <text:p>128112377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37017609">
            <text:p>237017609</text:p>
          </table:table-cell>
          <table:table-cell office:value-type="float" office:value="141213462">
            <text:p>141213462</text:p>
          </table:table-cell>
          <table:table-cell office:value-type="float" office:value="163155414">
            <text:p>163155414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0563834">
            <text:p>190563834</text:p>
          </table:table-cell>
          <table:table-cell office:value-type="float" office:value="151601550">
            <text:p>151601550</text:p>
          </table:table-cell>
          <table:table-cell office:value-type="float" office:value="146268345">
            <text:p>146268345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1619573">
            <text:p>171619573</text:p>
          </table:table-cell>
          <table:table-cell office:value-type="float" office:value="159303741">
            <text:p>159303741</text:p>
          </table:table-cell>
          <table:table-cell office:value-type="float" office:value="125111221">
            <text:p>125111221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9707044">
            <text:p>139707044</text:p>
          </table:table-cell>
          <table:table-cell office:value-type="float" office:value="167750157">
            <text:p>167750157</text:p>
          </table:table-cell>
          <table:table-cell office:value-type="float" office:value="139663876">
            <text:p>139663876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47971369">
            <text:p>247971369</text:p>
          </table:table-cell>
          <table:table-cell office:value-type="float" office:value="133232610">
            <text:p>133232610</text:p>
          </table:table-cell>
          <table:table-cell office:value-type="float" office:value="204533751">
            <text:p>204533751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0728905">
            <text:p>190728905</text:p>
          </table:table-cell>
          <table:table-cell office:value-type="float" office:value="213788808">
            <text:p>213788808</text:p>
          </table:table-cell>
          <table:table-cell office:value-type="float" office:value="147973490">
            <text:p>147973490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7813819">
            <text:p>157813819</text:p>
          </table:table-cell>
          <table:table-cell office:value-type="float" office:value="126406618">
            <text:p>126406618</text:p>
          </table:table-cell>
          <table:table-cell office:value-type="float" office:value="165219138">
            <text:p>165219138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9770989">
            <text:p>209770989</text:p>
          </table:table-cell>
          <table:table-cell office:value-type="float" office:value="215503776">
            <text:p>215503776</text:p>
          </table:table-cell>
          <table:table-cell office:value-type="float" office:value="192331373">
            <text:p>192331373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8829000">
            <text:p>188829000</text:p>
          </table:table-cell>
          <table:table-cell office:value-type="float" office:value="133129142">
            <text:p>133129142</text:p>
          </table:table-cell>
          <table:table-cell office:value-type="float" office:value="111938287">
            <text:p>111938287</text:p>
          </table:table-cell>
          <table:table-cell table:number-columns-repeated="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4844074">
            <text:p>144844074</text:p>
          </table:table-cell>
          <table:table-cell office:value-type="float" office:value="117906931">
            <text:p>117906931</text:p>
          </table:table-cell>
          <table:table-cell office:value-type="float" office:value="211012272">
            <text:p>211012272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2283853">
            <text:p>142283853</text:p>
          </table:table-cell>
          <table:table-cell office:value-type="float" office:value="123423787">
            <text:p>123423787</text:p>
          </table:table-cell>
          <table:table-cell office:value-type="float" office:value="141199656">
            <text:p>141199656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7447834">
            <text:p>237447834</text:p>
          </table:table-cell>
          <table:table-cell office:value-type="float" office:value="119677285">
            <text:p>119677285</text:p>
          </table:table-cell>
          <table:table-cell office:value-type="float" office:value="178396220">
            <text:p>178396220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5150683">
            <text:p>235150683</text:p>
          </table:table-cell>
          <table:table-cell office:value-type="float" office:value="121841228">
            <text:p>121841228</text:p>
          </table:table-cell>
          <table:table-cell office:value-type="float" office:value="226642126">
            <text:p>226642126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8137007">
            <text:p>138137007</text:p>
          </table:table-cell>
          <table:table-cell office:value-type="float" office:value="148311590">
            <text:p>148311590</text:p>
          </table:table-cell>
          <table:table-cell office:value-type="float" office:value="174934740">
            <text:p>174934740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2757441">
            <text:p>172757441</text:p>
          </table:table-cell>
          <table:table-cell office:value-type="float" office:value="247388276">
            <text:p>247388276</text:p>
          </table:table-cell>
          <table:table-cell office:value-type="float" office:value="123638435">
            <text:p>123638435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3040645">
            <text:p>183040645</text:p>
          </table:table-cell>
          <table:table-cell office:value-type="float" office:value="219834099">
            <text:p>219834099</text:p>
          </table:table-cell>
          <table:table-cell office:value-type="float" office:value="155913206">
            <text:p>155913206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0717302">
            <text:p>230717302</text:p>
          </table:table-cell>
          <table:table-cell office:value-type="float" office:value="144735227">
            <text:p>144735227</text:p>
          </table:table-cell>
          <table:table-cell office:value-type="float" office:value="152193430">
            <text:p>152193430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45826975">
            <text:p>245826975</text:p>
          </table:table-cell>
          <table:table-cell office:value-type="float" office:value="242431426">
            <text:p>242431426</text:p>
          </table:table-cell>
          <table:table-cell office:value-type="float" office:value="159474849">
            <text:p>159474849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3900997">
            <text:p>183900997</text:p>
          </table:table-cell>
          <table:table-cell office:value-type="float" office:value="200181956">
            <text:p>200181956</text:p>
          </table:table-cell>
          <table:table-cell office:value-type="float" office:value="233972950">
            <text:p>233972950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4783830">
            <text:p>164783830</text:p>
          </table:table-cell>
          <table:table-cell office:value-type="float" office:value="140619476">
            <text:p>140619476</text:p>
          </table:table-cell>
          <table:table-cell office:value-type="float" office:value="170322178">
            <text:p>170322178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7996191">
            <text:p>187996191</text:p>
          </table:table-cell>
          <table:table-cell office:value-type="float" office:value="156429982">
            <text:p>156429982</text:p>
          </table:table-cell>
          <table:table-cell office:value-type="float" office:value="216053890">
            <text:p>216053890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99980603">
            <text:p>199980603</text:p>
          </table:table-cell>
          <table:table-cell office:value-type="float" office:value="142019797">
            <text:p>142019797</text:p>
          </table:table-cell>
          <table:table-cell office:value-type="float" office:value="210998368">
            <text:p>210998368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4981311">
            <text:p>184981311</text:p>
          </table:table-cell>
          <table:table-cell office:value-type="float" office:value="147652359">
            <text:p>147652359</text:p>
          </table:table-cell>
          <table:table-cell office:value-type="float" office:value="156001756">
            <text:p>156001756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6401437">
            <text:p>186401437</text:p>
          </table:table-cell>
          <table:table-cell office:value-type="float" office:value="162610221">
            <text:p>162610221</text:p>
          </table:table-cell>
          <table:table-cell office:value-type="float" office:value="121480237">
            <text:p>121480237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2683347">
            <text:p>142683347</text:p>
          </table:table-cell>
          <table:table-cell office:value-type="float" office:value="177624582">
            <text:p>177624582</text:p>
          </table:table-cell>
          <table:table-cell office:value-type="float" office:value="128023821">
            <text:p>128023821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5024821">
            <text:p>155024821</text:p>
          </table:table-cell>
          <table:table-cell office:value-type="float" office:value="135357172">
            <text:p>135357172</text:p>
          </table:table-cell>
          <table:table-cell office:value-type="float" office:value="155134582">
            <text:p>155134582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8883494">
            <text:p>228883494</text:p>
          </table:table-cell>
          <table:table-cell office:value-type="float" office:value="127784440">
            <text:p>127784440</text:p>
          </table:table-cell>
          <table:table-cell office:value-type="float" office:value="256707628">
            <text:p>256707628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3188214">
            <text:p>163188214</text:p>
          </table:table-cell>
          <table:table-cell office:value-type="float" office:value="181431724">
            <text:p>181431724</text:p>
          </table:table-cell>
          <table:table-cell office:value-type="float" office:value="222089122">
            <text:p>222089122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6815226">
            <text:p>176815226</text:p>
          </table:table-cell>
          <table:table-cell office:value-type="float" office:value="204408507">
            <text:p>204408507</text:p>
          </table:table-cell>
          <table:table-cell office:value-type="float" office:value="193087404">
            <text:p>193087404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1078228">
            <text:p>141078228</text:p>
          </table:table-cell>
          <table:table-cell office:value-type="float" office:value="184692464">
            <text:p>184692464</text:p>
          </table:table-cell>
          <table:table-cell office:value-type="float" office:value="132016473">
            <text:p>132016473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8346629">
            <text:p>258346629</text:p>
          </table:table-cell>
          <table:table-cell office:value-type="float" office:value="132320073">
            <text:p>132320073</text:p>
          </table:table-cell>
          <table:table-cell office:value-type="float" office:value="222230038">
            <text:p>222230038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4737321">
            <text:p>234737321</text:p>
          </table:table-cell>
          <table:table-cell office:value-type="float" office:value="134947144">
            <text:p>134947144</text:p>
          </table:table-cell>
          <table:table-cell office:value-type="float" office:value="242985784">
            <text:p>242985784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8520535">
            <text:p>178520535</text:p>
          </table:table-cell>
          <table:table-cell office:value-type="float" office:value="223417869">
            <text:p>223417869</text:p>
          </table:table-cell>
          <table:table-cell office:value-type="float" office:value="172334844">
            <text:p>172334844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7168891">
            <text:p>187168891</text:p>
          </table:table-cell>
          <table:table-cell office:value-type="float" office:value="141397958">
            <text:p>141397958</text:p>
          </table:table-cell>
          <table:table-cell office:value-type="float" office:value="230265283">
            <text:p>230265283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12116956">
            <text:p>212116956</text:p>
          </table:table-cell>
          <table:table-cell office:value-type="float" office:value="153240157">
            <text:p>153240157</text:p>
          </table:table-cell>
          <table:table-cell office:value-type="float" office:value="207158063">
            <text:p>207158063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2824233">
            <text:p>142824233</text:p>
          </table:table-cell>
          <table:table-cell office:value-type="float" office:value="159647371">
            <text:p>159647371</text:p>
          </table:table-cell>
          <table:table-cell office:value-type="float" office:value="202184989">
            <text:p>202184989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09120092">
            <text:p>309120092</text:p>
          </table:table-cell>
          <table:table-cell office:value-type="float" office:value="149411026">
            <text:p>149411026</text:p>
          </table:table-cell>
          <table:table-cell office:value-type="float" office:value="153245047">
            <text:p>153245047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8407151">
            <text:p>258407151</text:p>
          </table:table-cell>
          <table:table-cell office:value-type="float" office:value="158583482">
            <text:p>158583482</text:p>
          </table:table-cell>
          <table:table-cell office:value-type="float" office:value="170670788">
            <text:p>170670788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72792312">
            <text:p>272792312</text:p>
          </table:table-cell>
          <table:table-cell office:value-type="float" office:value="160971443">
            <text:p>160971443</text:p>
          </table:table-cell>
          <table:table-cell office:value-type="float" office:value="146953591">
            <text:p>146953591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5952986">
            <text:p>175952986</text:p>
          </table:table-cell>
          <table:table-cell office:value-type="float" office:value="164000558">
            <text:p>164000558</text:p>
          </table:table-cell>
          <table:table-cell office:value-type="float" office:value="174269620">
            <text:p>174269620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73800423">
            <text:p>273800423</text:p>
          </table:table-cell>
          <table:table-cell office:value-type="float" office:value="220563417">
            <text:p>220563417</text:p>
          </table:table-cell>
          <table:table-cell office:value-type="float" office:value="122831775">
            <text:p>122831775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7486053">
            <text:p>207486053</text:p>
          </table:table-cell>
          <table:table-cell office:value-type="float" office:value="148263306">
            <text:p>148263306</text:p>
          </table:table-cell>
          <table:table-cell office:value-type="float" office:value="197144173">
            <text:p>197144173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15480736">
            <text:p>315480736</text:p>
          </table:table-cell>
          <table:table-cell office:value-type="float" office:value="190786301">
            <text:p>190786301</text:p>
          </table:table-cell>
          <table:table-cell office:value-type="float" office:value="144467308">
            <text:p>144467308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2610728">
            <text:p>132610728</text:p>
          </table:table-cell>
          <table:table-cell office:value-type="float" office:value="226001255">
            <text:p>226001255</text:p>
          </table:table-cell>
          <table:table-cell office:value-type="float" office:value="193779253">
            <text:p>193779253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9035715">
            <text:p>149035715</text:p>
          </table:table-cell>
          <table:table-cell office:value-type="float" office:value="241294194">
            <text:p>241294194</text:p>
          </table:table-cell>
          <table:table-cell office:value-type="float" office:value="188352498">
            <text:p>188352498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2853735">
            <text:p>222853735</text:p>
          </table:table-cell>
          <table:table-cell office:value-type="float" office:value="240154522">
            <text:p>240154522</text:p>
          </table:table-cell>
          <table:table-cell office:value-type="float" office:value="202652524">
            <text:p>202652524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0757162">
            <text:p>200757162</text:p>
          </table:table-cell>
          <table:table-cell office:value-type="float" office:value="141885929">
            <text:p>141885929</text:p>
          </table:table-cell>
          <table:table-cell office:value-type="float" office:value="234111489">
            <text:p>234111489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6733979">
            <text:p>226733979</text:p>
          </table:table-cell>
          <table:table-cell office:value-type="float" office:value="121184952">
            <text:p>121184952</text:p>
          </table:table-cell>
          <table:table-cell office:value-type="float" office:value="145366781">
            <text:p>145366781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7032813">
            <text:p>137032813</text:p>
          </table:table-cell>
          <table:table-cell office:value-type="float" office:value="200168350">
            <text:p>200168350</text:p>
          </table:table-cell>
          <table:table-cell office:value-type="float" office:value="169044785">
            <text:p>169044785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8871340">
            <text:p>138871340</text:p>
          </table:table-cell>
          <table:table-cell office:value-type="float" office:value="119144357">
            <text:p>119144357</text:p>
          </table:table-cell>
          <table:table-cell office:value-type="float" office:value="224702620">
            <text:p>224702620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9523968">
            <text:p>129523968</text:p>
          </table:table-cell>
          <table:table-cell office:value-type="float" office:value="227188767">
            <text:p>227188767</text:p>
          </table:table-cell>
          <table:table-cell office:value-type="float" office:value="118149525">
            <text:p>118149525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5774550">
            <text:p>125774550</text:p>
          </table:table-cell>
          <table:table-cell office:value-type="float" office:value="146537583">
            <text:p>146537583</text:p>
          </table:table-cell>
          <table:table-cell office:value-type="float" office:value="264914822">
            <text:p>264914822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7277123">
            <text:p>187277123</text:p>
          </table:table-cell>
          <table:table-cell office:value-type="float" office:value="226366992">
            <text:p>226366992</text:p>
          </table:table-cell>
          <table:table-cell office:value-type="float" office:value="240073497">
            <text:p>240073497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3017788">
            <text:p>133017788</text:p>
          </table:table-cell>
          <table:table-cell office:value-type="float" office:value="217767976">
            <text:p>217767976</text:p>
          </table:table-cell>
          <table:table-cell office:value-type="float" office:value="150211345">
            <text:p>150211345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6554781">
            <text:p>146554781</text:p>
          </table:table-cell>
          <table:table-cell office:value-type="float" office:value="142230363">
            <text:p>142230363</text:p>
          </table:table-cell>
          <table:table-cell office:value-type="float" office:value="161074103">
            <text:p>161074103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5068074">
            <text:p>125068074</text:p>
          </table:table-cell>
          <table:table-cell office:value-type="float" office:value="192220478">
            <text:p>192220478</text:p>
          </table:table-cell>
          <table:table-cell office:value-type="float" office:value="116345113">
            <text:p>116345113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6520111">
            <text:p>136520111</text:p>
          </table:table-cell>
          <table:table-cell office:value-type="float" office:value="196718311">
            <text:p>196718311</text:p>
          </table:table-cell>
          <table:table-cell office:value-type="float" office:value="140255681">
            <text:p>140255681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8424012">
            <text:p>138424012</text:p>
          </table:table-cell>
          <table:table-cell office:value-type="float" office:value="162481792">
            <text:p>162481792</text:p>
          </table:table-cell>
          <table:table-cell office:value-type="float" office:value="266881808">
            <text:p>266881808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4949389">
            <text:p>254949389</text:p>
          </table:table-cell>
          <table:table-cell office:value-type="float" office:value="130504275">
            <text:p>130504275</text:p>
          </table:table-cell>
          <table:table-cell office:value-type="float" office:value="153275752">
            <text:p>153275752</text:p>
          </table:table-cell>
          <table:table-cell table:number-columns-repeated="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1605054">
            <text:p>121605054</text:p>
          </table:table-cell>
          <table:table-cell office:value-type="float" office:value="190667753">
            <text:p>190667753</text:p>
          </table:table-cell>
          <table:table-cell office:value-type="float" office:value="183829007">
            <text:p>183829007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2113756">
            <text:p>182113756</text:p>
          </table:table-cell>
          <table:table-cell office:value-type="float" office:value="250938566">
            <text:p>250938566</text:p>
          </table:table-cell>
          <table:table-cell office:value-type="float" office:value="225062221">
            <text:p>225062221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92305318">
            <text:p>292305318</text:p>
          </table:table-cell>
          <table:table-cell office:value-type="float" office:value="251774667">
            <text:p>251774667</text:p>
          </table:table-cell>
          <table:table-cell office:value-type="float" office:value="255745517">
            <text:p>255745517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0670168">
            <text:p>250670168</text:p>
          </table:table-cell>
          <table:table-cell office:value-type="float" office:value="169504032">
            <text:p>169504032</text:p>
          </table:table-cell>
          <table:table-cell office:value-type="float" office:value="253959402">
            <text:p>253959402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0805370">
            <text:p>120805370</text:p>
          </table:table-cell>
          <table:table-cell office:value-type="float" office:value="163791533">
            <text:p>163791533</text:p>
          </table:table-cell>
          <table:table-cell office:value-type="float" office:value="150916204">
            <text:p>150916204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9742715">
            <text:p>249742715</text:p>
          </table:table-cell>
          <table:table-cell office:value-type="float" office:value="168334295">
            <text:p>168334295</text:p>
          </table:table-cell>
          <table:table-cell office:value-type="float" office:value="172699366">
            <text:p>172699366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1646079">
            <text:p>131646079</text:p>
          </table:table-cell>
          <table:table-cell office:value-type="float" office:value="195379940">
            <text:p>195379940</text:p>
          </table:table-cell>
          <table:table-cell office:value-type="float" office:value="165705628">
            <text:p>165705628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8460194">
            <text:p>138460194</text:p>
          </table:table-cell>
          <table:table-cell office:value-type="float" office:value="240449179">
            <text:p>240449179</text:p>
          </table:table-cell>
          <table:table-cell office:value-type="float" office:value="280772378">
            <text:p>280772378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8195766">
            <text:p>138195766</text:p>
          </table:table-cell>
          <table:table-cell office:value-type="float" office:value="150597456">
            <text:p>150597456</text:p>
          </table:table-cell>
          <table:table-cell office:value-type="float" office:value="269982657">
            <text:p>269982657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2126529">
            <text:p>242126529</text:p>
          </table:table-cell>
          <table:table-cell office:value-type="float" office:value="207235758">
            <text:p>207235758</text:p>
          </table:table-cell>
          <table:table-cell office:value-type="float" office:value="231675505">
            <text:p>231675505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8563751">
            <text:p>208563751</text:p>
          </table:table-cell>
          <table:table-cell office:value-type="float" office:value="229776530">
            <text:p>229776530</text:p>
          </table:table-cell>
          <table:table-cell office:value-type="float" office:value="222323162">
            <text:p>222323162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2351172">
            <text:p>172351172</text:p>
          </table:table-cell>
          <table:table-cell office:value-type="float" office:value="226465652">
            <text:p>226465652</text:p>
          </table:table-cell>
          <table:table-cell office:value-type="float" office:value="279093237">
            <text:p>279093237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3644526">
            <text:p>193644526</text:p>
          </table:table-cell>
          <table:table-cell office:value-type="float" office:value="202199258">
            <text:p>202199258</text:p>
          </table:table-cell>
          <table:table-cell office:value-type="float" office:value="270034134">
            <text:p>270034134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5925835">
            <text:p>135925835</text:p>
          </table:table-cell>
          <table:table-cell office:value-type="float" office:value="230199604">
            <text:p>230199604</text:p>
          </table:table-cell>
          <table:table-cell office:value-type="float" office:value="241760323">
            <text:p>241760323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9755212">
            <text:p>219755212</text:p>
          </table:table-cell>
          <table:table-cell office:value-type="float" office:value="222577456">
            <text:p>222577456</text:p>
          </table:table-cell>
          <table:table-cell office:value-type="float" office:value="184305714">
            <text:p>184305714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2732047">
            <text:p>172732047</text:p>
          </table:table-cell>
          <table:table-cell office:value-type="float" office:value="165859826">
            <text:p>165859826</text:p>
          </table:table-cell>
          <table:table-cell office:value-type="float" office:value="215828162">
            <text:p>215828162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9218672">
            <text:p>139218672</text:p>
          </table:table-cell>
          <table:table-cell office:value-type="float" office:value="210683836">
            <text:p>210683836</text:p>
          </table:table-cell>
          <table:table-cell office:value-type="float" office:value="185466505">
            <text:p>185466505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0042004">
            <text:p>150042004</text:p>
          </table:table-cell>
          <table:table-cell office:value-type="float" office:value="211840255">
            <text:p>211840255</text:p>
          </table:table-cell>
          <table:table-cell office:value-type="float" office:value="250373802">
            <text:p>250373802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9516307">
            <text:p>189516307</text:p>
          </table:table-cell>
          <table:table-cell office:value-type="float" office:value="202692033">
            <text:p>202692033</text:p>
          </table:table-cell>
          <table:table-cell office:value-type="float" office:value="163688026">
            <text:p>163688026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84975674">
            <text:p>284975674</text:p>
          </table:table-cell>
          <table:table-cell office:value-type="float" office:value="234529072">
            <text:p>234529072</text:p>
          </table:table-cell>
          <table:table-cell office:value-type="float" office:value="136546929">
            <text:p>136546929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5631883">
            <text:p>145631883</text:p>
          </table:table-cell>
          <table:table-cell office:value-type="float" office:value="126255497">
            <text:p>126255497</text:p>
          </table:table-cell>
          <table:table-cell office:value-type="float" office:value="176706856">
            <text:p>176706856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5010368">
            <text:p>215010368</text:p>
          </table:table-cell>
          <table:table-cell office:value-type="float" office:value="125802308">
            <text:p>125802308</text:p>
          </table:table-cell>
          <table:table-cell office:value-type="float" office:value="203932757">
            <text:p>203932757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7995682">
            <text:p>217995682</text:p>
          </table:table-cell>
          <table:table-cell office:value-type="float" office:value="128105655">
            <text:p>128105655</text:p>
          </table:table-cell>
          <table:table-cell office:value-type="float" office:value="220329672">
            <text:p>220329672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4031077">
            <text:p>164031077</text:p>
          </table:table-cell>
          <table:table-cell office:value-type="float" office:value="272882658">
            <text:p>272882658</text:p>
          </table:table-cell>
          <table:table-cell office:value-type="float" office:value="135500080">
            <text:p>135500080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5703597">
            <text:p>135703597</text:p>
          </table:table-cell>
          <table:table-cell office:value-type="float" office:value="148182631">
            <text:p>148182631</text:p>
          </table:table-cell>
          <table:table-cell office:value-type="float" office:value="190183187">
            <text:p>190183187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1240497">
            <text:p>161240497</text:p>
          </table:table-cell>
          <table:table-cell office:value-type="float" office:value="137556257">
            <text:p>137556257</text:p>
          </table:table-cell>
          <table:table-cell office:value-type="float" office:value="251621853">
            <text:p>251621853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6545907">
            <text:p>136545907</text:p>
          </table:table-cell>
          <table:table-cell office:value-type="float" office:value="214036966">
            <text:p>214036966</text:p>
          </table:table-cell>
          <table:table-cell office:value-type="float" office:value="170124172">
            <text:p>170124172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2993233">
            <text:p>212993233</text:p>
          </table:table-cell>
          <table:table-cell office:value-type="float" office:value="205741180">
            <text:p>205741180</text:p>
          </table:table-cell>
          <table:table-cell office:value-type="float" office:value="163582577">
            <text:p>163582577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08698316">
            <text:p>308698316</text:p>
          </table:table-cell>
          <table:table-cell office:value-type="float" office:value="162283020">
            <text:p>162283020</text:p>
          </table:table-cell>
          <table:table-cell office:value-type="float" office:value="247590921">
            <text:p>247590921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6369921">
            <text:p>196369921</text:p>
          </table:table-cell>
          <table:table-cell office:value-type="float" office:value="183620461">
            <text:p>183620461</text:p>
          </table:table-cell>
          <table:table-cell office:value-type="float" office:value="152471048">
            <text:p>152471048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4162983">
            <text:p>204162983</text:p>
          </table:table-cell>
          <table:table-cell office:value-type="float" office:value="236680736">
            <text:p>236680736</text:p>
          </table:table-cell>
          <table:table-cell office:value-type="float" office:value="266422343">
            <text:p>266422343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7513826">
            <text:p>187513826</text:p>
          </table:table-cell>
          <table:table-cell office:value-type="float" office:value="167209420">
            <text:p>167209420</text:p>
          </table:table-cell>
          <table:table-cell office:value-type="float" office:value="204502270">
            <text:p>204502270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70535598">
            <text:p>270535598</text:p>
          </table:table-cell>
          <table:table-cell office:value-type="float" office:value="130097250">
            <text:p>130097250</text:p>
          </table:table-cell>
          <table:table-cell office:value-type="float" office:value="231311006">
            <text:p>231311006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8344826">
            <text:p>258344826</text:p>
          </table:table-cell>
          <table:table-cell office:value-type="float" office:value="264196679">
            <text:p>264196679</text:p>
          </table:table-cell>
          <table:table-cell office:value-type="float" office:value="131288181">
            <text:p>131288181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3014011">
            <text:p>173014011</text:p>
          </table:table-cell>
          <table:table-cell office:value-type="float" office:value="216796134">
            <text:p>216796134</text:p>
          </table:table-cell>
          <table:table-cell office:value-type="float" office:value="194662759">
            <text:p>194662759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71514708">
            <text:p>271514708</text:p>
          </table:table-cell>
          <table:table-cell office:value-type="float" office:value="190031488">
            <text:p>190031488</text:p>
          </table:table-cell>
          <table:table-cell office:value-type="float" office:value="274763197">
            <text:p>274763197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7629745">
            <text:p>247629745</text:p>
          </table:table-cell>
          <table:table-cell office:value-type="float" office:value="258101808">
            <text:p>258101808</text:p>
          </table:table-cell>
          <table:table-cell office:value-type="float" office:value="188815439">
            <text:p>188815439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95293210">
            <text:p>295293210</text:p>
          </table:table-cell>
          <table:table-cell office:value-type="float" office:value="255329845">
            <text:p>255329845</text:p>
          </table:table-cell>
          <table:table-cell office:value-type="float" office:value="250452425">
            <text:p>250452425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55377469">
            <text:p>355377469</text:p>
          </table:table-cell>
          <table:table-cell office:value-type="float" office:value="196262607">
            <text:p>196262607</text:p>
          </table:table-cell>
          <table:table-cell office:value-type="float" office:value="169590958">
            <text:p>169590958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29092004">
            <text:p>329092004</text:p>
          </table:table-cell>
          <table:table-cell office:value-type="float" office:value="247604437">
            <text:p>247604437</text:p>
          </table:table-cell>
          <table:table-cell office:value-type="float" office:value="246225112">
            <text:p>246225112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8998442">
            <text:p>158998442</text:p>
          </table:table-cell>
          <table:table-cell office:value-type="float" office:value="172469955">
            <text:p>172469955</text:p>
          </table:table-cell>
          <table:table-cell office:value-type="float" office:value="158229697">
            <text:p>158229697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4942334">
            <text:p>184942334</text:p>
          </table:table-cell>
          <table:table-cell office:value-type="float" office:value="155678354">
            <text:p>155678354</text:p>
          </table:table-cell>
          <table:table-cell office:value-type="float" office:value="233430995">
            <text:p>233430995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63645637">
            <text:p>263645637</text:p>
          </table:table-cell>
          <table:table-cell office:value-type="float" office:value="218670799">
            <text:p>218670799</text:p>
          </table:table-cell>
          <table:table-cell office:value-type="float" office:value="183753135">
            <text:p>183753135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7897155">
            <text:p>207897155</text:p>
          </table:table-cell>
          <table:table-cell office:value-type="float" office:value="249775652">
            <text:p>249775652</text:p>
          </table:table-cell>
          <table:table-cell office:value-type="float" office:value="147862238">
            <text:p>147862238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83326300">
            <text:p>283326300</text:p>
          </table:table-cell>
          <table:table-cell office:value-type="float" office:value="168160759">
            <text:p>168160759</text:p>
          </table:table-cell>
          <table:table-cell office:value-type="float" office:value="272604700">
            <text:p>272604700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45605118">
            <text:p>345605118</text:p>
          </table:table-cell>
          <table:table-cell office:value-type="float" office:value="235186451">
            <text:p>235186451</text:p>
          </table:table-cell>
          <table:table-cell office:value-type="float" office:value="255416083">
            <text:p>255416083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5563081">
            <text:p>175563081</text:p>
          </table:table-cell>
          <table:table-cell office:value-type="float" office:value="214142579">
            <text:p>214142579</text:p>
          </table:table-cell>
          <table:table-cell office:value-type="float" office:value="283561443">
            <text:p>283561443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3908920">
            <text:p>183908920</text:p>
          </table:table-cell>
          <table:table-cell office:value-type="float" office:value="165003192">
            <text:p>165003192</text:p>
          </table:table-cell>
          <table:table-cell office:value-type="float" office:value="197350048">
            <text:p>197350048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2456378">
            <text:p>222456378</text:p>
          </table:table-cell>
          <table:table-cell office:value-type="float" office:value="247707425">
            <text:p>247707425</text:p>
          </table:table-cell>
          <table:table-cell office:value-type="float" office:value="153733677">
            <text:p>153733677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16707938">
            <text:p>316707938</text:p>
          </table:table-cell>
          <table:table-cell office:value-type="float" office:value="176343327">
            <text:p>176343327</text:p>
          </table:table-cell>
          <table:table-cell office:value-type="float" office:value="146838692">
            <text:p>146838692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6662319">
            <text:p>196662319</text:p>
          </table:table-cell>
          <table:table-cell office:value-type="float" office:value="248348278">
            <text:p>248348278</text:p>
          </table:table-cell>
          <table:table-cell office:value-type="float" office:value="233165686">
            <text:p>233165686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5732201">
            <text:p>315732201</text:p>
          </table:table-cell>
          <table:table-cell office:value-type="float" office:value="215666771">
            <text:p>215666771</text:p>
          </table:table-cell>
          <table:table-cell office:value-type="float" office:value="166610257">
            <text:p>166610257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31433747">
            <text:p>331433747</text:p>
          </table:table-cell>
          <table:table-cell office:value-type="float" office:value="282521277">
            <text:p>282521277</text:p>
          </table:table-cell>
          <table:table-cell office:value-type="float" office:value="278246659">
            <text:p>278246659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3133266">
            <text:p>173133266</text:p>
          </table:table-cell>
          <table:table-cell office:value-type="float" office:value="213784906">
            <text:p>213784906</text:p>
          </table:table-cell>
          <table:table-cell office:value-type="float" office:value="291180982">
            <text:p>291180982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4318700">
            <text:p>394318700</text:p>
          </table:table-cell>
          <table:table-cell office:value-type="float" office:value="275528797">
            <text:p>275528797</text:p>
          </table:table-cell>
          <table:table-cell office:value-type="float" office:value="151707475">
            <text:p>151707475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52364157">
            <text:p>352364157</text:p>
          </table:table-cell>
          <table:table-cell office:value-type="float" office:value="188123193">
            <text:p>188123193</text:p>
          </table:table-cell>
          <table:table-cell office:value-type="float" office:value="256771542">
            <text:p>256771542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7273919">
            <text:p>287273919</text:p>
          </table:table-cell>
          <table:table-cell office:value-type="float" office:value="264960126">
            <text:p>264960126</text:p>
          </table:table-cell>
          <table:table-cell office:value-type="float" office:value="158577647">
            <text:p>158577647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5668004">
            <text:p>255668004</text:p>
          </table:table-cell>
          <table:table-cell office:value-type="float" office:value="174509519">
            <text:p>174509519</text:p>
          </table:table-cell>
          <table:table-cell office:value-type="float" office:value="294217544">
            <text:p>294217544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8632699">
            <text:p>228632699</text:p>
          </table:table-cell>
          <table:table-cell office:value-type="float" office:value="277999342">
            <text:p>277999342</text:p>
          </table:table-cell>
          <table:table-cell office:value-type="float" office:value="291958779">
            <text:p>291958779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2855857">
            <text:p>162855857</text:p>
          </table:table-cell>
          <table:table-cell office:value-type="float" office:value="193622892">
            <text:p>193622892</text:p>
          </table:table-cell>
          <table:table-cell office:value-type="float" office:value="209482610">
            <text:p>209482610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6842623">
            <text:p>216842623</text:p>
          </table:table-cell>
          <table:table-cell office:value-type="float" office:value="278338443">
            <text:p>278338443</text:p>
          </table:table-cell>
          <table:table-cell office:value-type="float" office:value="193825417">
            <text:p>193825417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8140559">
            <text:p>218140559</text:p>
          </table:table-cell>
          <table:table-cell office:value-type="float" office:value="225774121">
            <text:p>225774121</text:p>
          </table:table-cell>
          <table:table-cell office:value-type="float" office:value="188430633">
            <text:p>188430633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2288561">
            <text:p>312288561</text:p>
          </table:table-cell>
          <table:table-cell office:value-type="float" office:value="146375449">
            <text:p>146375449</text:p>
          </table:table-cell>
          <table:table-cell office:value-type="float" office:value="206252780">
            <text:p>206252780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5467648">
            <text:p>155467648</text:p>
          </table:table-cell>
          <table:table-cell office:value-type="float" office:value="194448149">
            <text:p>194448149</text:p>
          </table:table-cell>
          <table:table-cell office:value-type="float" office:value="309890106">
            <text:p>309890106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9480360">
            <text:p>209480360</text:p>
          </table:table-cell>
          <table:table-cell office:value-type="float" office:value="296819936">
            <text:p>296819936</text:p>
          </table:table-cell>
          <table:table-cell office:value-type="float" office:value="161700078">
            <text:p>161700078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6629928">
            <text:p>306629928</text:p>
          </table:table-cell>
          <table:table-cell office:value-type="float" office:value="163034157">
            <text:p>163034157</text:p>
          </table:table-cell>
          <table:table-cell office:value-type="float" office:value="201259418">
            <text:p>201259418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90754855">
            <text:p>290754855</text:p>
          </table:table-cell>
          <table:table-cell office:value-type="float" office:value="164268451">
            <text:p>164268451</text:p>
          </table:table-cell>
          <table:table-cell office:value-type="float" office:value="254459844">
            <text:p>254459844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8425255">
            <text:p>228425255</text:p>
          </table:table-cell>
          <table:table-cell office:value-type="float" office:value="276608464">
            <text:p>276608464</text:p>
          </table:table-cell>
          <table:table-cell office:value-type="float" office:value="224035126">
            <text:p>224035126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1171078">
            <text:p>311171078</text:p>
          </table:table-cell>
          <table:table-cell office:value-type="float" office:value="238807640">
            <text:p>238807640</text:p>
          </table:table-cell>
          <table:table-cell office:value-type="float" office:value="165425142">
            <text:p>165425142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0512826">
            <text:p>210512826</text:p>
          </table:table-cell>
          <table:table-cell office:value-type="float" office:value="252684255">
            <text:p>252684255</text:p>
          </table:table-cell>
          <table:table-cell office:value-type="float" office:value="290073696">
            <text:p>290073696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6581877">
            <text:p>276581877</text:p>
          </table:table-cell>
          <table:table-cell office:value-type="float" office:value="211616575">
            <text:p>211616575</text:p>
          </table:table-cell>
          <table:table-cell office:value-type="float" office:value="288633198">
            <text:p>288633198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2498971">
            <text:p>202498971</text:p>
          </table:table-cell>
          <table:table-cell office:value-type="float" office:value="200503988">
            <text:p>200503988</text:p>
          </table:table-cell>
          <table:table-cell office:value-type="float" office:value="251626554">
            <text:p>251626554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4005904">
            <text:p>184005904</text:p>
          </table:table-cell>
          <table:table-cell office:value-type="float" office:value="245646442">
            <text:p>245646442</text:p>
          </table:table-cell>
          <table:table-cell office:value-type="float" office:value="290853685">
            <text:p>290853685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0901917">
            <text:p>280901917</text:p>
          </table:table-cell>
          <table:table-cell office:value-type="float" office:value="229489660">
            <text:p>229489660</text:p>
          </table:table-cell>
          <table:table-cell office:value-type="float" office:value="154332283">
            <text:p>154332283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4654118">
            <text:p>304654118</text:p>
          </table:table-cell>
          <table:table-cell office:value-type="float" office:value="205700362">
            <text:p>205700362</text:p>
          </table:table-cell>
          <table:table-cell office:value-type="float" office:value="220798225">
            <text:p>220798225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6507473">
            <text:p>306507473</text:p>
          </table:table-cell>
          <table:table-cell office:value-type="float" office:value="229646041">
            <text:p>229646041</text:p>
          </table:table-cell>
          <table:table-cell office:value-type="float" office:value="173558399">
            <text:p>173558399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49007339">
            <text:p>149007339</text:p>
          </table:table-cell>
          <table:table-cell office:value-type="float" office:value="184973148">
            <text:p>184973148</text:p>
          </table:table-cell>
          <table:table-cell office:value-type="float" office:value="262468097">
            <text:p>262468097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7221663">
            <text:p>207221663</text:p>
          </table:table-cell>
          <table:table-cell office:value-type="float" office:value="302377260">
            <text:p>302377260</text:p>
          </table:table-cell>
          <table:table-cell office:value-type="float" office:value="274989765">
            <text:p>274989765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46403937">
            <text:p>346403937</text:p>
          </table:table-cell>
          <table:table-cell office:value-type="float" office:value="297605703">
            <text:p>297605703</text:p>
          </table:table-cell>
          <table:table-cell office:value-type="float" office:value="286179043">
            <text:p>286179043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2690111">
            <text:p>172690111</text:p>
          </table:table-cell>
          <table:table-cell office:value-type="float" office:value="273517957">
            <text:p>273517957</text:p>
          </table:table-cell>
          <table:table-cell office:value-type="float" office:value="174876182">
            <text:p>174876182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7135224">
            <text:p>177135224</text:p>
          </table:table-cell>
          <table:table-cell office:value-type="float" office:value="168285488">
            <text:p>168285488</text:p>
          </table:table-cell>
          <table:table-cell office:value-type="float" office:value="136379013">
            <text:p>136379013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41548447">
            <text:p>241548447</text:p>
          </table:table-cell>
          <table:table-cell office:value-type="float" office:value="151646292">
            <text:p>151646292</text:p>
          </table:table-cell>
          <table:table-cell office:value-type="float" office:value="155766968">
            <text:p>155766968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0175413">
            <text:p>280175413</text:p>
          </table:table-cell>
          <table:table-cell office:value-type="float" office:value="185469904">
            <text:p>185469904</text:p>
          </table:table-cell>
          <table:table-cell office:value-type="float" office:value="298422259">
            <text:p>298422259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9127825">
            <text:p>169127825</text:p>
          </table:table-cell>
          <table:table-cell office:value-type="float" office:value="173194338">
            <text:p>173194338</text:p>
          </table:table-cell>
          <table:table-cell office:value-type="float" office:value="151959201">
            <text:p>151959201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28418674">
            <text:p>328418674</text:p>
          </table:table-cell>
          <table:table-cell office:value-type="float" office:value="146511759">
            <text:p>146511759</text:p>
          </table:table-cell>
          <table:table-cell office:value-type="float" office:value="295811979">
            <text:p>295811979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4193896">
            <text:p>274193896</text:p>
          </table:table-cell>
          <table:table-cell office:value-type="float" office:value="201507072">
            <text:p>201507072</text:p>
          </table:table-cell>
          <table:table-cell office:value-type="float" office:value="209464309">
            <text:p>209464309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1162828">
            <text:p>311162828</text:p>
          </table:table-cell>
          <table:table-cell office:value-type="float" office:value="172981151">
            <text:p>172981151</text:p>
          </table:table-cell>
          <table:table-cell office:value-type="float" office:value="267750037">
            <text:p>267750037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7661714">
            <text:p>287661714</text:p>
          </table:table-cell>
          <table:table-cell office:value-type="float" office:value="262287998">
            <text:p>262287998</text:p>
          </table:table-cell>
          <table:table-cell office:value-type="float" office:value="275706489">
            <text:p>275706489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0900291">
            <text:p>280900291</text:p>
          </table:table-cell>
          <table:table-cell office:value-type="float" office:value="269374555">
            <text:p>269374555</text:p>
          </table:table-cell>
          <table:table-cell office:value-type="float" office:value="180708037">
            <text:p>180708037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1258859">
            <text:p>231258859</text:p>
          </table:table-cell>
          <table:table-cell office:value-type="float" office:value="134312881">
            <text:p>134312881</text:p>
          </table:table-cell>
          <table:table-cell office:value-type="float" office:value="292567575">
            <text:p>292567575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8449566">
            <text:p>178449566</text:p>
          </table:table-cell>
          <table:table-cell office:value-type="float" office:value="197295722">
            <text:p>197295722</text:p>
          </table:table-cell>
          <table:table-cell office:value-type="float" office:value="252123246">
            <text:p>252123246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8896984">
            <text:p>168896984</text:p>
          </table:table-cell>
          <table:table-cell office:value-type="float" office:value="250305775">
            <text:p>250305775</text:p>
          </table:table-cell>
          <table:table-cell office:value-type="float" office:value="200004972">
            <text:p>200004972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67265174">
            <text:p>267265174</text:p>
          </table:table-cell>
          <table:table-cell office:value-type="float" office:value="159462033">
            <text:p>159462033</text:p>
          </table:table-cell>
          <table:table-cell office:value-type="float" office:value="236686443">
            <text:p>236686443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6306510">
            <text:p>226306510</text:p>
          </table:table-cell>
          <table:table-cell office:value-type="float" office:value="291725490">
            <text:p>291725490</text:p>
          </table:table-cell>
          <table:table-cell office:value-type="float" office:value="141620821">
            <text:p>141620821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98580908">
            <text:p>298580908</text:p>
          </table:table-cell>
          <table:table-cell office:value-type="float" office:value="248310840">
            <text:p>248310840</text:p>
          </table:table-cell>
          <table:table-cell office:value-type="float" office:value="251497866">
            <text:p>251497866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9548206">
            <text:p>279548206</text:p>
          </table:table-cell>
          <table:table-cell office:value-type="float" office:value="164112023">
            <text:p>164112023</text:p>
          </table:table-cell>
          <table:table-cell office:value-type="float" office:value="274535304">
            <text:p>274535304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2633577">
            <text:p>282633577</text:p>
          </table:table-cell>
          <table:table-cell office:value-type="float" office:value="148700878">
            <text:p>148700878</text:p>
          </table:table-cell>
          <table:table-cell office:value-type="float" office:value="269171103">
            <text:p>269171103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6703930">
            <text:p>206703930</text:p>
          </table:table-cell>
          <table:table-cell office:value-type="float" office:value="270419040">
            <text:p>270419040</text:p>
          </table:table-cell>
          <table:table-cell office:value-type="float" office:value="240744733">
            <text:p>240744733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3524020">
            <text:p>303524020</text:p>
          </table:table-cell>
          <table:table-cell office:value-type="float" office:value="329269709">
            <text:p>329269709</text:p>
          </table:table-cell>
          <table:table-cell office:value-type="float" office:value="155225864">
            <text:p>155225864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0714968">
            <text:p>170714968</text:p>
          </table:table-cell>
          <table:table-cell office:value-type="float" office:value="210252224">
            <text:p>210252224</text:p>
          </table:table-cell>
          <table:table-cell office:value-type="float" office:value="258879165">
            <text:p>258879165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3416664">
            <text:p>253416664</text:p>
          </table:table-cell>
          <table:table-cell office:value-type="float" office:value="305372740">
            <text:p>305372740</text:p>
          </table:table-cell>
          <table:table-cell office:value-type="float" office:value="292158790">
            <text:p>292158790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0447929">
            <text:p>160447929</text:p>
          </table:table-cell>
          <table:table-cell office:value-type="float" office:value="252772821">
            <text:p>252772821</text:p>
          </table:table-cell>
          <table:table-cell office:value-type="float" office:value="188838077">
            <text:p>188838077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4525373">
            <text:p>264525373</text:p>
          </table:table-cell>
          <table:table-cell office:value-type="float" office:value="328682327">
            <text:p>328682327</text:p>
          </table:table-cell>
          <table:table-cell office:value-type="float" office:value="318094835">
            <text:p>318094835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4564143">
            <text:p>194564143</text:p>
          </table:table-cell>
          <table:table-cell office:value-type="float" office:value="249771541">
            <text:p>249771541</text:p>
          </table:table-cell>
          <table:table-cell office:value-type="float" office:value="327672851">
            <text:p>327672851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2832206">
            <text:p>292832206</text:p>
          </table:table-cell>
          <table:table-cell office:value-type="float" office:value="285112356">
            <text:p>285112356</text:p>
          </table:table-cell>
          <table:table-cell office:value-type="float" office:value="217460126">
            <text:p>217460126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77504167">
            <text:p>277504167</text:p>
          </table:table-cell>
          <table:table-cell office:value-type="float" office:value="277679569">
            <text:p>277679569</text:p>
          </table:table-cell>
          <table:table-cell office:value-type="float" office:value="250277741">
            <text:p>250277741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6971889">
            <text:p>226971889</text:p>
          </table:table-cell>
          <table:table-cell office:value-type="float" office:value="332431517">
            <text:p>332431517</text:p>
          </table:table-cell>
          <table:table-cell office:value-type="float" office:value="309775910">
            <text:p>309775910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3152197">
            <text:p>283152197</text:p>
          </table:table-cell>
          <table:table-cell office:value-type="float" office:value="359625455">
            <text:p>359625455</text:p>
          </table:table-cell>
          <table:table-cell office:value-type="float" office:value="267079310">
            <text:p>267079310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4867352">
            <text:p>214867352</text:p>
          </table:table-cell>
          <table:table-cell office:value-type="float" office:value="226686705">
            <text:p>226686705</text:p>
          </table:table-cell>
          <table:table-cell office:value-type="float" office:value="302195101">
            <text:p>302195101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27449876">
            <text:p>327449876</text:p>
          </table:table-cell>
          <table:table-cell office:value-type="float" office:value="305825486">
            <text:p>305825486</text:p>
          </table:table-cell>
          <table:table-cell office:value-type="float" office:value="336687806">
            <text:p>336687806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7848617">
            <text:p>167848617</text:p>
          </table:table-cell>
          <table:table-cell office:value-type="float" office:value="293052450">
            <text:p>293052450</text:p>
          </table:table-cell>
          <table:table-cell office:value-type="float" office:value="212428254">
            <text:p>212428254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2906849">
            <text:p>162906849</text:p>
          </table:table-cell>
          <table:table-cell office:value-type="float" office:value="186618134">
            <text:p>186618134</text:p>
          </table:table-cell>
          <table:table-cell office:value-type="float" office:value="211951023">
            <text:p>211951023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3354767">
            <text:p>293354767</text:p>
          </table:table-cell>
          <table:table-cell office:value-type="float" office:value="257416158">
            <text:p>257416158</text:p>
          </table:table-cell>
          <table:table-cell office:value-type="float" office:value="161006008">
            <text:p>161006008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6406339">
            <text:p>246406339</text:p>
          </table:table-cell>
          <table:table-cell office:value-type="float" office:value="213978822">
            <text:p>213978822</text:p>
          </table:table-cell>
          <table:table-cell office:value-type="float" office:value="313992482">
            <text:p>313992482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0958571">
            <text:p>200958571</text:p>
          </table:table-cell>
          <table:table-cell office:value-type="float" office:value="316271362">
            <text:p>316271362</text:p>
          </table:table-cell>
          <table:table-cell office:value-type="float" office:value="181594980">
            <text:p>181594980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9366432">
            <text:p>249366432</text:p>
          </table:table-cell>
          <table:table-cell office:value-type="float" office:value="192539327">
            <text:p>192539327</text:p>
          </table:table-cell>
          <table:table-cell office:value-type="float" office:value="323281808">
            <text:p>323281808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8986760">
            <text:p>158986760</text:p>
          </table:table-cell>
          <table:table-cell office:value-type="float" office:value="284767633">
            <text:p>284767633</text:p>
          </table:table-cell>
          <table:table-cell office:value-type="float" office:value="305885895">
            <text:p>305885895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7868620">
            <text:p>157868620</text:p>
          </table:table-cell>
          <table:table-cell office:value-type="float" office:value="176541913">
            <text:p>176541913</text:p>
          </table:table-cell>
          <table:table-cell office:value-type="float" office:value="165689091">
            <text:p>165689091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1411948">
            <text:p>171411948</text:p>
          </table:table-cell>
          <table:table-cell office:value-type="float" office:value="153318282">
            <text:p>153318282</text:p>
          </table:table-cell>
          <table:table-cell office:value-type="float" office:value="321369815">
            <text:p>321369815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2967614">
            <text:p>312967614</text:p>
          </table:table-cell>
          <table:table-cell office:value-type="float" office:value="307285652">
            <text:p>307285652</text:p>
          </table:table-cell>
          <table:table-cell office:value-type="float" office:value="264864847">
            <text:p>264864847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8362152">
            <text:p>168362152</text:p>
          </table:table-cell>
          <table:table-cell office:value-type="float" office:value="161552067">
            <text:p>161552067</text:p>
          </table:table-cell>
          <table:table-cell office:value-type="float" office:value="253972686">
            <text:p>253972686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39337794">
            <text:p>239337794</text:p>
          </table:table-cell>
          <table:table-cell office:value-type="float" office:value="162012623">
            <text:p>162012623</text:p>
          </table:table-cell>
          <table:table-cell office:value-type="float" office:value="181650569">
            <text:p>181650569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9568892">
            <text:p>169568892</text:p>
          </table:table-cell>
          <table:table-cell office:value-type="float" office:value="167617075">
            <text:p>167617075</text:p>
          </table:table-cell>
          <table:table-cell office:value-type="float" office:value="224543648">
            <text:p>224543648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8361119">
            <text:p>248361119</text:p>
          </table:table-cell>
          <table:table-cell office:value-type="float" office:value="200113241">
            <text:p>200113241</text:p>
          </table:table-cell>
          <table:table-cell office:value-type="float" office:value="173484785">
            <text:p>173484785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8898359">
            <text:p>168898359</text:p>
          </table:table-cell>
          <table:table-cell office:value-type="float" office:value="313723962">
            <text:p>313723962</text:p>
          </table:table-cell>
          <table:table-cell office:value-type="float" office:value="281939261">
            <text:p>281939261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0850952">
            <text:p>170850952</text:p>
          </table:table-cell>
          <table:table-cell office:value-type="float" office:value="270742597">
            <text:p>270742597</text:p>
          </table:table-cell>
          <table:table-cell office:value-type="float" office:value="182043278">
            <text:p>182043278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36458427">
            <text:p>236458427</text:p>
          </table:table-cell>
          <table:table-cell office:value-type="float" office:value="172308650">
            <text:p>172308650</text:p>
          </table:table-cell>
          <table:table-cell office:value-type="float" office:value="210111710">
            <text:p>210111710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44848769">
            <text:p>344848769</text:p>
          </table:table-cell>
          <table:table-cell office:value-type="float" office:value="236436953">
            <text:p>236436953</text:p>
          </table:table-cell>
          <table:table-cell office:value-type="float" office:value="285198535">
            <text:p>285198535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2279881">
            <text:p>262279881</text:p>
          </table:table-cell>
          <table:table-cell office:value-type="float" office:value="217673156">
            <text:p>217673156</text:p>
          </table:table-cell>
          <table:table-cell office:value-type="float" office:value="288735601">
            <text:p>288735601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7299521">
            <text:p>317299521</text:p>
          </table:table-cell>
          <table:table-cell office:value-type="float" office:value="176791845">
            <text:p>176791845</text:p>
          </table:table-cell>
          <table:table-cell office:value-type="float" office:value="273755240">
            <text:p>273755240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6759753">
            <text:p>226759753</text:p>
          </table:table-cell>
          <table:table-cell office:value-type="float" office:value="308459685">
            <text:p>308459685</text:p>
          </table:table-cell>
          <table:table-cell office:value-type="float" office:value="184565125">
            <text:p>184565125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04761343">
            <text:p>304761343</text:p>
          </table:table-cell>
          <table:table-cell office:value-type="float" office:value="222503373">
            <text:p>222503373</text:p>
          </table:table-cell>
          <table:table-cell office:value-type="float" office:value="308328515">
            <text:p>308328515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76880271">
            <text:p>276880271</text:p>
          </table:table-cell>
          <table:table-cell office:value-type="float" office:value="175423198">
            <text:p>175423198</text:p>
          </table:table-cell>
          <table:table-cell office:value-type="float" office:value="305868247">
            <text:p>305868247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5101911">
            <text:p>265101911</text:p>
          </table:table-cell>
          <table:table-cell office:value-type="float" office:value="208434537">
            <text:p>208434537</text:p>
          </table:table-cell>
          <table:table-cell office:value-type="float" office:value="272905931">
            <text:p>272905931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08032415">
            <text:p>308032415</text:p>
          </table:table-cell>
          <table:table-cell office:value-type="float" office:value="180562119">
            <text:p>180562119</text:p>
          </table:table-cell>
          <table:table-cell office:value-type="float" office:value="189972739">
            <text:p>189972739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7867796">
            <text:p>217867796</text:p>
          </table:table-cell>
          <table:table-cell office:value-type="float" office:value="258539689">
            <text:p>258539689</text:p>
          </table:table-cell>
          <table:table-cell office:value-type="float" office:value="293608869">
            <text:p>293608869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7117157">
            <text:p>257117157</text:p>
          </table:table-cell>
          <table:table-cell office:value-type="float" office:value="216301480">
            <text:p>216301480</text:p>
          </table:table-cell>
          <table:table-cell office:value-type="float" office:value="173798575">
            <text:p>173798575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03264301">
            <text:p>303264301</text:p>
          </table:table-cell>
          <table:table-cell office:value-type="float" office:value="180175484">
            <text:p>180175484</text:p>
          </table:table-cell>
          <table:table-cell office:value-type="float" office:value="160421999">
            <text:p>160421999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5977763">
            <text:p>215977763</text:p>
          </table:table-cell>
          <table:table-cell office:value-type="float" office:value="216698841">
            <text:p>216698841</text:p>
          </table:table-cell>
          <table:table-cell office:value-type="float" office:value="205893318">
            <text:p>205893318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6419814">
            <text:p>166419814</text:p>
          </table:table-cell>
          <table:table-cell office:value-type="float" office:value="252862946">
            <text:p>252862946</text:p>
          </table:table-cell>
          <table:table-cell office:value-type="float" office:value="167987719">
            <text:p>167987719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3745649">
            <text:p>183745649</text:p>
          </table:table-cell>
          <table:table-cell office:value-type="float" office:value="196588972">
            <text:p>196588972</text:p>
          </table:table-cell>
          <table:table-cell office:value-type="float" office:value="239072504">
            <text:p>239072504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7615912">
            <text:p>197615912</text:p>
          </table:table-cell>
          <table:table-cell office:value-type="float" office:value="172546263">
            <text:p>172546263</text:p>
          </table:table-cell>
          <table:table-cell office:value-type="float" office:value="338888324">
            <text:p>338888324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7522444">
            <text:p>207522444</text:p>
          </table:table-cell>
          <table:table-cell office:value-type="float" office:value="198795428">
            <text:p>198795428</text:p>
          </table:table-cell>
          <table:table-cell office:value-type="float" office:value="320154884">
            <text:p>320154884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7289320">
            <text:p>317289320</text:p>
          </table:table-cell>
          <table:table-cell office:value-type="float" office:value="180024941">
            <text:p>180024941</text:p>
          </table:table-cell>
          <table:table-cell office:value-type="float" office:value="237019373">
            <text:p>237019373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1646492">
            <text:p>181646492</text:p>
          </table:table-cell>
          <table:table-cell office:value-type="float" office:value="305627927">
            <text:p>305627927</text:p>
          </table:table-cell>
          <table:table-cell office:value-type="float" office:value="221136335">
            <text:p>221136335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6832228">
            <text:p>316832228</text:p>
          </table:table-cell>
          <table:table-cell office:value-type="float" office:value="230929271">
            <text:p>230929271</text:p>
          </table:table-cell>
          <table:table-cell office:value-type="float" office:value="331020208">
            <text:p>331020208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9136182">
            <text:p>169136182</text:p>
          </table:table-cell>
          <table:table-cell office:value-type="float" office:value="182118325">
            <text:p>182118325</text:p>
          </table:table-cell>
          <table:table-cell office:value-type="float" office:value="199040508">
            <text:p>199040508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5590801">
            <text:p>295590801</text:p>
          </table:table-cell>
          <table:table-cell office:value-type="float" office:value="234724963">
            <text:p>234724963</text:p>
          </table:table-cell>
          <table:table-cell office:value-type="float" office:value="270558878">
            <text:p>270558878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0933540">
            <text:p>220933540</text:p>
          </table:table-cell>
          <table:table-cell office:value-type="float" office:value="273587017">
            <text:p>273587017</text:p>
          </table:table-cell>
          <table:table-cell office:value-type="float" office:value="227225086">
            <text:p>227225086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3432198">
            <text:p>163432198</text:p>
          </table:table-cell>
          <table:table-cell office:value-type="float" office:value="164836483">
            <text:p>164836483</text:p>
          </table:table-cell>
          <table:table-cell office:value-type="float" office:value="334867160">
            <text:p>334867160</text:p>
          </table:table-cell>
          <table:table-cell table:number-columns-repeated="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8764501">
            <text:p>228764501</text:p>
          </table:table-cell>
          <table:table-cell office:value-type="float" office:value="242658691">
            <text:p>242658691</text:p>
          </table:table-cell>
          <table:table-cell office:value-type="float" office:value="201190495">
            <text:p>201190495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36245091">
            <text:p>336245091</text:p>
          </table:table-cell>
          <table:table-cell office:value-type="float" office:value="208646267">
            <text:p>208646267</text:p>
          </table:table-cell>
          <table:table-cell office:value-type="float" office:value="335395503">
            <text:p>335395503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02048718">
            <text:p>302048718</text:p>
          </table:table-cell>
          <table:table-cell office:value-type="float" office:value="203255281">
            <text:p>203255281</text:p>
          </table:table-cell>
          <table:table-cell office:value-type="float" office:value="193657646">
            <text:p>193657646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7431519">
            <text:p>247431519</text:p>
          </table:table-cell>
          <table:table-cell office:value-type="float" office:value="346244037">
            <text:p>346244037</text:p>
          </table:table-cell>
          <table:table-cell office:value-type="float" office:value="317332928">
            <text:p>317332928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1795124">
            <text:p>271795124</text:p>
          </table:table-cell>
          <table:table-cell office:value-type="float" office:value="331149797">
            <text:p>331149797</text:p>
          </table:table-cell>
          <table:table-cell office:value-type="float" office:value="283443107">
            <text:p>283443107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9348678">
            <text:p>229348678</text:p>
          </table:table-cell>
          <table:table-cell office:value-type="float" office:value="318063224">
            <text:p>318063224</text:p>
          </table:table-cell>
          <table:table-cell office:value-type="float" office:value="424560536">
            <text:p>424560536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8738658">
            <text:p>218738658</text:p>
          </table:table-cell>
          <table:table-cell office:value-type="float" office:value="203310867">
            <text:p>203310867</text:p>
          </table:table-cell>
          <table:table-cell office:value-type="float" office:value="253854564">
            <text:p>253854564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35962563">
            <text:p>335962563</text:p>
          </table:table-cell>
          <table:table-cell office:value-type="float" office:value="185626623">
            <text:p>185626623</text:p>
          </table:table-cell>
          <table:table-cell office:value-type="float" office:value="227849894">
            <text:p>227849894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8642463">
            <text:p>248642463</text:p>
          </table:table-cell>
          <table:table-cell office:value-type="float" office:value="187096750">
            <text:p>187096750</text:p>
          </table:table-cell>
          <table:table-cell office:value-type="float" office:value="244154422">
            <text:p>244154422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13298675">
            <text:p>313298675</text:p>
          </table:table-cell>
          <table:table-cell office:value-type="float" office:value="213074974">
            <text:p>213074974</text:p>
          </table:table-cell>
          <table:table-cell office:value-type="float" office:value="362767784">
            <text:p>362767784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44302273">
            <text:p>344302273</text:p>
          </table:table-cell>
          <table:table-cell office:value-type="float" office:value="207783830">
            <text:p>207783830</text:p>
          </table:table-cell>
          <table:table-cell office:value-type="float" office:value="236748135">
            <text:p>236748135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2102369">
            <text:p>222102369</text:p>
          </table:table-cell>
          <table:table-cell office:value-type="float" office:value="233608681">
            <text:p>233608681</text:p>
          </table:table-cell>
          <table:table-cell office:value-type="float" office:value="355610200">
            <text:p>355610200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50846320">
            <text:p>350846320</text:p>
          </table:table-cell>
          <table:table-cell office:value-type="float" office:value="211402226">
            <text:p>211402226</text:p>
          </table:table-cell>
          <table:table-cell office:value-type="float" office:value="176592728">
            <text:p>176592728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52718157">
            <text:p>252718157</text:p>
          </table:table-cell>
          <table:table-cell office:value-type="float" office:value="184935029">
            <text:p>184935029</text:p>
          </table:table-cell>
          <table:table-cell office:value-type="float" office:value="186487990">
            <text:p>186487990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54780404">
            <text:p>354780404</text:p>
          </table:table-cell>
          <table:table-cell office:value-type="float" office:value="274896695">
            <text:p>274896695</text:p>
          </table:table-cell>
          <table:table-cell office:value-type="float" office:value="263630975">
            <text:p>263630975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7231663">
            <text:p>197231663</text:p>
          </table:table-cell>
          <table:table-cell office:value-type="float" office:value="274749193">
            <text:p>274749193</text:p>
          </table:table-cell>
          <table:table-cell office:value-type="float" office:value="266475047">
            <text:p>266475047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14546880">
            <text:p>314546880</text:p>
          </table:table-cell>
          <table:table-cell office:value-type="float" office:value="198203827">
            <text:p>198203827</text:p>
          </table:table-cell>
          <table:table-cell office:value-type="float" office:value="391893263">
            <text:p>391893263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5166384">
            <text:p>285166384</text:p>
          </table:table-cell>
          <table:table-cell office:value-type="float" office:value="178530391">
            <text:p>178530391</text:p>
          </table:table-cell>
          <table:table-cell office:value-type="float" office:value="240480361">
            <text:p>240480361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3280736">
            <text:p>203280736</text:p>
          </table:table-cell>
          <table:table-cell office:value-type="float" office:value="196026649">
            <text:p>196026649</text:p>
          </table:table-cell>
          <table:table-cell office:value-type="float" office:value="265478195">
            <text:p>265478195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10043816">
            <text:p>310043816</text:p>
          </table:table-cell>
          <table:table-cell office:value-type="float" office:value="258340002">
            <text:p>258340002</text:p>
          </table:table-cell>
          <table:table-cell office:value-type="float" office:value="195637594">
            <text:p>195637594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7797114">
            <text:p>277797114</text:p>
          </table:table-cell>
          <table:table-cell office:value-type="float" office:value="275733237">
            <text:p>275733237</text:p>
          </table:table-cell>
          <table:table-cell office:value-type="float" office:value="356114880">
            <text:p>356114880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8246027">
            <text:p>188246027</text:p>
          </table:table-cell>
          <table:table-cell office:value-type="float" office:value="172952033">
            <text:p>172952033</text:p>
          </table:table-cell>
          <table:table-cell office:value-type="float" office:value="270574451">
            <text:p>270574451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58520482">
            <text:p>158520482</text:p>
          </table:table-cell>
          <table:table-cell office:value-type="float" office:value="218877625">
            <text:p>218877625</text:p>
          </table:table-cell>
          <table:table-cell office:value-type="float" office:value="347373510">
            <text:p>347373510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20572994">
            <text:p>320572994</text:p>
          </table:table-cell>
          <table:table-cell office:value-type="float" office:value="335643323">
            <text:p>335643323</text:p>
          </table:table-cell>
          <table:table-cell office:value-type="float" office:value="197834016">
            <text:p>197834016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9873493">
            <text:p>269873493</text:p>
          </table:table-cell>
          <table:table-cell office:value-type="float" office:value="168890425">
            <text:p>168890425</text:p>
          </table:table-cell>
          <table:table-cell office:value-type="float" office:value="277534594">
            <text:p>277534594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3864152">
            <text:p>223864152</text:p>
          </table:table-cell>
          <table:table-cell office:value-type="float" office:value="182706494">
            <text:p>182706494</text:p>
          </table:table-cell>
          <table:table-cell office:value-type="float" office:value="250960347">
            <text:p>250960347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42227275">
            <text:p>342227275</text:p>
          </table:table-cell>
          <table:table-cell office:value-type="float" office:value="278514472">
            <text:p>278514472</text:p>
          </table:table-cell>
          <table:table-cell office:value-type="float" office:value="332061661">
            <text:p>332061661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0663108">
            <text:p>200663108</text:p>
          </table:table-cell>
          <table:table-cell office:value-type="float" office:value="193566746">
            <text:p>193566746</text:p>
          </table:table-cell>
          <table:table-cell office:value-type="float" office:value="321406760">
            <text:p>321406760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68983116">
            <text:p>168983116</text:p>
          </table:table-cell>
          <table:table-cell office:value-type="float" office:value="276472197">
            <text:p>276472197</text:p>
          </table:table-cell>
          <table:table-cell office:value-type="float" office:value="328579537">
            <text:p>328579537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3932690">
            <text:p>213932690</text:p>
          </table:table-cell>
          <table:table-cell office:value-type="float" office:value="255521811">
            <text:p>255521811</text:p>
          </table:table-cell>
          <table:table-cell office:value-type="float" office:value="219566105">
            <text:p>219566105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7641507">
            <text:p>177641507</text:p>
          </table:table-cell>
          <table:table-cell office:value-type="float" office:value="329680073">
            <text:p>329680073</text:p>
          </table:table-cell>
          <table:table-cell office:value-type="float" office:value="237021031">
            <text:p>237021031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3433990">
            <text:p>223433990</text:p>
          </table:table-cell>
          <table:table-cell office:value-type="float" office:value="285559767">
            <text:p>285559767</text:p>
          </table:table-cell>
          <table:table-cell office:value-type="float" office:value="360868753">
            <text:p>360868753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6317004">
            <text:p>186317004</text:p>
          </table:table-cell>
          <table:table-cell office:value-type="float" office:value="256270755">
            <text:p>256270755</text:p>
          </table:table-cell>
          <table:table-cell office:value-type="float" office:value="177516576">
            <text:p>177516576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09123124">
            <text:p>309123124</text:p>
          </table:table-cell>
          <table:table-cell office:value-type="float" office:value="196939453">
            <text:p>196939453</text:p>
          </table:table-cell>
          <table:table-cell office:value-type="float" office:value="360402951">
            <text:p>360402951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8568217">
            <text:p>248568217</text:p>
          </table:table-cell>
          <table:table-cell office:value-type="float" office:value="197483072">
            <text:p>197483072</text:p>
          </table:table-cell>
          <table:table-cell office:value-type="float" office:value="349851952">
            <text:p>349851952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5344340">
            <text:p>245344340</text:p>
          </table:table-cell>
          <table:table-cell office:value-type="float" office:value="342835110">
            <text:p>342835110</text:p>
          </table:table-cell>
          <table:table-cell office:value-type="float" office:value="295540489">
            <text:p>295540489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2022016">
            <text:p>212022016</text:p>
          </table:table-cell>
          <table:table-cell office:value-type="float" office:value="303140693">
            <text:p>303140693</text:p>
          </table:table-cell>
          <table:table-cell office:value-type="float" office:value="361503732">
            <text:p>361503732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2563443">
            <text:p>212563443</text:p>
          </table:table-cell>
          <table:table-cell office:value-type="float" office:value="337623431">
            <text:p>337623431</text:p>
          </table:table-cell>
          <table:table-cell office:value-type="float" office:value="343420611">
            <text:p>343420611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7428901">
            <text:p>207428901</text:p>
          </table:table-cell>
          <table:table-cell office:value-type="float" office:value="187738775">
            <text:p>187738775</text:p>
          </table:table-cell>
          <table:table-cell office:value-type="float" office:value="331498753">
            <text:p>331498753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93590945">
            <text:p>393590945</text:p>
          </table:table-cell>
          <table:table-cell office:value-type="float" office:value="237973239">
            <text:p>237973239</text:p>
          </table:table-cell>
          <table:table-cell office:value-type="float" office:value="320353148">
            <text:p>320353148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7513568">
            <text:p>177513568</text:p>
          </table:table-cell>
          <table:table-cell office:value-type="float" office:value="352235877">
            <text:p>352235877</text:p>
          </table:table-cell>
          <table:table-cell office:value-type="float" office:value="327439712">
            <text:p>327439712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1642111">
            <text:p>261642111</text:p>
          </table:table-cell>
          <table:table-cell office:value-type="float" office:value="173148604">
            <text:p>173148604</text:p>
          </table:table-cell>
          <table:table-cell office:value-type="float" office:value="299671540">
            <text:p>299671540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0930992">
            <text:p>200930992</text:p>
          </table:table-cell>
          <table:table-cell office:value-type="float" office:value="183351610">
            <text:p>183351610</text:p>
          </table:table-cell>
          <table:table-cell office:value-type="float" office:value="188390345">
            <text:p>188390345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66045281">
            <text:p>366045281</text:p>
          </table:table-cell>
          <table:table-cell office:value-type="float" office:value="189980174">
            <text:p>189980174</text:p>
          </table:table-cell>
          <table:table-cell office:value-type="float" office:value="206557340">
            <text:p>206557340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1219093">
            <text:p>241219093</text:p>
          </table:table-cell>
          <table:table-cell office:value-type="float" office:value="211808889">
            <text:p>211808889</text:p>
          </table:table-cell>
          <table:table-cell office:value-type="float" office:value="279597864">
            <text:p>279597864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25670345">
            <text:p>325670345</text:p>
          </table:table-cell>
          <table:table-cell office:value-type="float" office:value="174157653">
            <text:p>174157653</text:p>
          </table:table-cell>
          <table:table-cell office:value-type="float" office:value="254069410">
            <text:p>254069410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6832330">
            <text:p>286832330</text:p>
          </table:table-cell>
          <table:table-cell office:value-type="float" office:value="358278826">
            <text:p>358278826</text:p>
          </table:table-cell>
          <table:table-cell office:value-type="float" office:value="335894998">
            <text:p>335894998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6811917">
            <text:p>386811917</text:p>
          </table:table-cell>
          <table:table-cell office:value-type="float" office:value="337533611">
            <text:p>337533611</text:p>
          </table:table-cell>
          <table:table-cell office:value-type="float" office:value="329054142">
            <text:p>329054142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6300474">
            <text:p>246300474</text:p>
          </table:table-cell>
          <table:table-cell office:value-type="float" office:value="253711842">
            <text:p>253711842</text:p>
          </table:table-cell>
          <table:table-cell office:value-type="float" office:value="162767007">
            <text:p>162767007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57900289">
            <text:p>357900289</text:p>
          </table:table-cell>
          <table:table-cell office:value-type="float" office:value="177601370">
            <text:p>177601370</text:p>
          </table:table-cell>
          <table:table-cell office:value-type="float" office:value="322643787">
            <text:p>322643787</text:p>
          </table:table-cell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7937756">
            <text:p>267937756</text:p>
          </table:table-cell>
          <table:table-cell office:value-type="float" office:value="266161188">
            <text:p>266161188</text:p>
          </table:table-cell>
          <table:table-cell office:value-type="float" office:value="324196234">
            <text:p>324196234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1601389">
            <text:p>271601389</text:p>
          </table:table-cell>
          <table:table-cell office:value-type="float" office:value="194202471">
            <text:p>194202471</text:p>
          </table:table-cell>
          <table:table-cell office:value-type="float" office:value="201241554">
            <text:p>201241554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5876995">
            <text:p>215876995</text:p>
          </table:table-cell>
          <table:table-cell office:value-type="float" office:value="374233157">
            <text:p>374233157</text:p>
          </table:table-cell>
          <table:table-cell office:value-type="float" office:value="328503459">
            <text:p>328503459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7400480">
            <text:p>307400480</text:p>
          </table:table-cell>
          <table:table-cell office:value-type="float" office:value="274721375">
            <text:p>274721375</text:p>
          </table:table-cell>
          <table:table-cell office:value-type="float" office:value="373204083">
            <text:p>373204083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78476823">
            <text:p>378476823</text:p>
          </table:table-cell>
          <table:table-cell office:value-type="float" office:value="201183286">
            <text:p>201183286</text:p>
          </table:table-cell>
          <table:table-cell office:value-type="float" office:value="241218751">
            <text:p>241218751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1267132">
            <text:p>221267132</text:p>
          </table:table-cell>
          <table:table-cell office:value-type="float" office:value="382322098">
            <text:p>382322098</text:p>
          </table:table-cell>
          <table:table-cell office:value-type="float" office:value="367551869">
            <text:p>367551869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68567050">
            <text:p>368567050</text:p>
          </table:table-cell>
          <table:table-cell office:value-type="float" office:value="215142612">
            <text:p>215142612</text:p>
          </table:table-cell>
          <table:table-cell office:value-type="float" office:value="187982717">
            <text:p>187982717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0363841">
            <text:p>200363841</text:p>
          </table:table-cell>
          <table:table-cell office:value-type="float" office:value="370794056">
            <text:p>370794056</text:p>
          </table:table-cell>
          <table:table-cell office:value-type="float" office:value="364719572">
            <text:p>364719572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0451474">
            <text:p>230451474</text:p>
          </table:table-cell>
          <table:table-cell office:value-type="float" office:value="250866444">
            <text:p>250866444</text:p>
          </table:table-cell>
          <table:table-cell office:value-type="float" office:value="197478926">
            <text:p>197478926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59087564">
            <text:p>259087564</text:p>
          </table:table-cell>
          <table:table-cell office:value-type="float" office:value="285482320">
            <text:p>285482320</text:p>
          </table:table-cell>
          <table:table-cell office:value-type="float" office:value="202695387">
            <text:p>202695387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34344797">
            <text:p>334344797</text:p>
          </table:table-cell>
          <table:table-cell office:value-type="float" office:value="268260910">
            <text:p>268260910</text:p>
          </table:table-cell>
          <table:table-cell office:value-type="float" office:value="202461552">
            <text:p>202461552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0666248">
            <text:p>280666248</text:p>
          </table:table-cell>
          <table:table-cell office:value-type="float" office:value="189259860">
            <text:p>189259860</text:p>
          </table:table-cell>
          <table:table-cell office:value-type="float" office:value="238303053">
            <text:p>238303053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2645840">
            <text:p>192645840</text:p>
          </table:table-cell>
          <table:table-cell office:value-type="float" office:value="267242675">
            <text:p>267242675</text:p>
          </table:table-cell>
          <table:table-cell office:value-type="float" office:value="380155275">
            <text:p>380155275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9433083">
            <text:p>299433083</text:p>
          </table:table-cell>
          <table:table-cell office:value-type="float" office:value="375741720">
            <text:p>375741720</text:p>
          </table:table-cell>
          <table:table-cell office:value-type="float" office:value="209561022">
            <text:p>209561022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6851764">
            <text:p>356851764</text:p>
          </table:table-cell>
          <table:table-cell office:value-type="float" office:value="192929938">
            <text:p>192929938</text:p>
          </table:table-cell>
          <table:table-cell office:value-type="float" office:value="377837378">
            <text:p>377837378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5678993">
            <text:p>305678993</text:p>
          </table:table-cell>
          <table:table-cell office:value-type="float" office:value="375280310">
            <text:p>375280310</text:p>
          </table:table-cell>
          <table:table-cell office:value-type="float" office:value="237556172">
            <text:p>237556172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4918075">
            <text:p>294918075</text:p>
          </table:table-cell>
          <table:table-cell office:value-type="float" office:value="186993704">
            <text:p>186993704</text:p>
          </table:table-cell>
          <table:table-cell office:value-type="float" office:value="276465217">
            <text:p>276465217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2152591">
            <text:p>302152591</text:p>
          </table:table-cell>
          <table:table-cell office:value-type="float" office:value="223109837">
            <text:p>223109837</text:p>
          </table:table-cell>
          <table:table-cell office:value-type="float" office:value="279396390">
            <text:p>279396390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2198343">
            <text:p>352198343</text:p>
          </table:table-cell>
          <table:table-cell office:value-type="float" office:value="260711897">
            <text:p>260711897</text:p>
          </table:table-cell>
          <table:table-cell office:value-type="float" office:value="257959609">
            <text:p>257959609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7104186">
            <text:p>217104186</text:p>
          </table:table-cell>
          <table:table-cell office:value-type="float" office:value="239237492">
            <text:p>239237492</text:p>
          </table:table-cell>
          <table:table-cell office:value-type="float" office:value="387665693">
            <text:p>387665693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1373574">
            <text:p>281373574</text:p>
          </table:table-cell>
          <table:table-cell office:value-type="float" office:value="197257555">
            <text:p>197257555</text:p>
          </table:table-cell>
          <table:table-cell office:value-type="float" office:value="268618001">
            <text:p>268618001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1893344">
            <text:p>291893344</text:p>
          </table:table-cell>
          <table:table-cell office:value-type="float" office:value="276640265">
            <text:p>276640265</text:p>
          </table:table-cell>
          <table:table-cell office:value-type="float" office:value="182439236">
            <text:p>182439236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35713891">
            <text:p>335713891</text:p>
          </table:table-cell>
          <table:table-cell office:value-type="float" office:value="319823387">
            <text:p>319823387</text:p>
          </table:table-cell>
          <table:table-cell office:value-type="float" office:value="291918682">
            <text:p>291918682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2398621">
            <text:p>232398621</text:p>
          </table:table-cell>
          <table:table-cell office:value-type="float" office:value="265328785">
            <text:p>265328785</text:p>
          </table:table-cell>
          <table:table-cell office:value-type="float" office:value="214517124">
            <text:p>214517124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6838526">
            <text:p>356838526</text:p>
          </table:table-cell>
          <table:table-cell office:value-type="float" office:value="247636183">
            <text:p>247636183</text:p>
          </table:table-cell>
          <table:table-cell office:value-type="float" office:value="266389839">
            <text:p>266389839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2192429">
            <text:p>232192429</text:p>
          </table:table-cell>
          <table:table-cell office:value-type="float" office:value="231117420">
            <text:p>231117420</text:p>
          </table:table-cell>
          <table:table-cell office:value-type="float" office:value="270030962">
            <text:p>270030962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4357199">
            <text:p>304357199</text:p>
          </table:table-cell>
          <table:table-cell office:value-type="float" office:value="316814334">
            <text:p>316814334</text:p>
          </table:table-cell>
          <table:table-cell office:value-type="float" office:value="370398414">
            <text:p>370398414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63835759">
            <text:p>363835759</text:p>
          </table:table-cell>
          <table:table-cell office:value-type="float" office:value="353059072">
            <text:p>353059072</text:p>
          </table:table-cell>
          <table:table-cell office:value-type="float" office:value="305760475">
            <text:p>305760475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81196095">
            <text:p>381196095</text:p>
          </table:table-cell>
          <table:table-cell office:value-type="float" office:value="225210490">
            <text:p>225210490</text:p>
          </table:table-cell>
          <table:table-cell office:value-type="float" office:value="186878078">
            <text:p>186878078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5637418">
            <text:p>225637418</text:p>
          </table:table-cell>
          <table:table-cell office:value-type="float" office:value="378645308">
            <text:p>378645308</text:p>
          </table:table-cell>
          <table:table-cell office:value-type="float" office:value="406829171">
            <text:p>406829171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67716078">
            <text:p>367716078</text:p>
          </table:table-cell>
          <table:table-cell office:value-type="float" office:value="215742296">
            <text:p>215742296</text:p>
          </table:table-cell>
          <table:table-cell office:value-type="float" office:value="277994381">
            <text:p>277994381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3251096">
            <text:p>233251096</text:p>
          </table:table-cell>
          <table:table-cell office:value-type="float" office:value="233767207">
            <text:p>233767207</text:p>
          </table:table-cell>
          <table:table-cell office:value-type="float" office:value="384875916">
            <text:p>384875916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1092306">
            <text:p>231092306</text:p>
          </table:table-cell>
          <table:table-cell office:value-type="float" office:value="278980539">
            <text:p>278980539</text:p>
          </table:table-cell>
          <table:table-cell office:value-type="float" office:value="205675501">
            <text:p>205675501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0569443">
            <text:p>220569443</text:p>
          </table:table-cell>
          <table:table-cell office:value-type="float" office:value="293872518">
            <text:p>293872518</text:p>
          </table:table-cell>
          <table:table-cell office:value-type="float" office:value="206744841">
            <text:p>206744841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8682161">
            <text:p>238682161</text:p>
          </table:table-cell>
          <table:table-cell office:value-type="float" office:value="313389917">
            <text:p>313389917</text:p>
          </table:table-cell>
          <table:table-cell office:value-type="float" office:value="241597124">
            <text:p>241597124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4771646">
            <text:p>274771646</text:p>
          </table:table-cell>
          <table:table-cell office:value-type="float" office:value="305481076">
            <text:p>305481076</text:p>
          </table:table-cell>
          <table:table-cell office:value-type="float" office:value="328690752">
            <text:p>328690752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6499502">
            <text:p>206499502</text:p>
          </table:table-cell>
          <table:table-cell office:value-type="float" office:value="356106539">
            <text:p>356106539</text:p>
          </table:table-cell>
          <table:table-cell office:value-type="float" office:value="368573154">
            <text:p>368573154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1990580">
            <text:p>191990580</text:p>
          </table:table-cell>
          <table:table-cell office:value-type="float" office:value="205402267">
            <text:p>205402267</text:p>
          </table:table-cell>
          <table:table-cell office:value-type="float" office:value="236614870">
            <text:p>236614870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0556983">
            <text:p>350556983</text:p>
          </table:table-cell>
          <table:table-cell office:value-type="float" office:value="339470383">
            <text:p>339470383</text:p>
          </table:table-cell>
          <table:table-cell office:value-type="float" office:value="214092141">
            <text:p>214092141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3872142">
            <text:p>353872142</text:p>
          </table:table-cell>
          <table:table-cell office:value-type="float" office:value="231754916">
            <text:p>231754916</text:p>
          </table:table-cell>
          <table:table-cell office:value-type="float" office:value="365589677">
            <text:p>365589677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17479983">
            <text:p>317479983</text:p>
          </table:table-cell>
          <table:table-cell office:value-type="float" office:value="319539450">
            <text:p>319539450</text:p>
          </table:table-cell>
          <table:table-cell office:value-type="float" office:value="260909428">
            <text:p>260909428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2183743">
            <text:p>342183743</text:p>
          </table:table-cell>
          <table:table-cell office:value-type="float" office:value="231711743">
            <text:p>231711743</text:p>
          </table:table-cell>
          <table:table-cell office:value-type="float" office:value="395118094">
            <text:p>395118094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93870810">
            <text:p>393870810</text:p>
          </table:table-cell>
          <table:table-cell office:value-type="float" office:value="215237709">
            <text:p>215237709</text:p>
          </table:table-cell>
          <table:table-cell office:value-type="float" office:value="333960386">
            <text:p>333960386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3650519">
            <text:p>203650519</text:p>
          </table:table-cell>
          <table:table-cell office:value-type="float" office:value="375668196">
            <text:p>375668196</text:p>
          </table:table-cell>
          <table:table-cell office:value-type="float" office:value="196891452">
            <text:p>196891452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77961410">
            <text:p>377961410</text:p>
          </table:table-cell>
          <table:table-cell office:value-type="float" office:value="345629920">
            <text:p>345629920</text:p>
          </table:table-cell>
          <table:table-cell office:value-type="float" office:value="377431627">
            <text:p>377431627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3514930">
            <text:p>293514930</text:p>
          </table:table-cell>
          <table:table-cell office:value-type="float" office:value="357381542">
            <text:p>357381542</text:p>
          </table:table-cell>
          <table:table-cell office:value-type="float" office:value="264743323">
            <text:p>264743323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8655053">
            <text:p>308655053</text:p>
          </table:table-cell>
          <table:table-cell office:value-type="float" office:value="303763294">
            <text:p>303763294</text:p>
          </table:table-cell>
          <table:table-cell office:value-type="float" office:value="270123449">
            <text:p>270123449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2578978">
            <text:p>292578978</text:p>
          </table:table-cell>
          <table:table-cell office:value-type="float" office:value="269822270">
            <text:p>269822270</text:p>
          </table:table-cell>
          <table:table-cell office:value-type="float" office:value="276722251">
            <text:p>276722251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28526795">
            <text:p>328526795</text:p>
          </table:table-cell>
          <table:table-cell office:value-type="float" office:value="303065704">
            <text:p>303065704</text:p>
          </table:table-cell>
          <table:table-cell office:value-type="float" office:value="264797255">
            <text:p>264797255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8163385">
            <text:p>358163385</text:p>
          </table:table-cell>
          <table:table-cell office:value-type="float" office:value="201936036">
            <text:p>201936036</text:p>
          </table:table-cell>
          <table:table-cell office:value-type="float" office:value="298402886">
            <text:p>298402886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9646107">
            <text:p>309646107</text:p>
          </table:table-cell>
          <table:table-cell office:value-type="float" office:value="217693966">
            <text:p>217693966</text:p>
          </table:table-cell>
          <table:table-cell office:value-type="float" office:value="373078093">
            <text:p>373078093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9908375">
            <text:p>239908375</text:p>
          </table:table-cell>
          <table:table-cell office:value-type="float" office:value="251451999">
            <text:p>251451999</text:p>
          </table:table-cell>
          <table:table-cell office:value-type="float" office:value="224076141">
            <text:p>224076141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4564734">
            <text:p>194564734</text:p>
          </table:table-cell>
          <table:table-cell office:value-type="float" office:value="392890399">
            <text:p>392890399</text:p>
          </table:table-cell>
          <table:table-cell office:value-type="float" office:value="263100506">
            <text:p>263100506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73957561">
            <text:p>373957561</text:p>
          </table:table-cell>
          <table:table-cell office:value-type="float" office:value="205067256">
            <text:p>205067256</text:p>
          </table:table-cell>
          <table:table-cell office:value-type="float" office:value="225531389">
            <text:p>225531389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7784310">
            <text:p>307784310</text:p>
          </table:table-cell>
          <table:table-cell office:value-type="float" office:value="316752516">
            <text:p>316752516</text:p>
          </table:table-cell>
          <table:table-cell office:value-type="float" office:value="294475910">
            <text:p>294475910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9585397">
            <text:p>239585397</text:p>
          </table:table-cell>
          <table:table-cell office:value-type="float" office:value="416112709">
            <text:p>416112709</text:p>
          </table:table-cell>
          <table:table-cell office:value-type="float" office:value="416477855">
            <text:p>416477855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21104927">
            <text:p>321104927</text:p>
          </table:table-cell>
          <table:table-cell office:value-type="float" office:value="414170464">
            <text:p>414170464</text:p>
          </table:table-cell>
          <table:table-cell office:value-type="float" office:value="423230894">
            <text:p>423230894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9443140">
            <text:p>289443140</text:p>
          </table:table-cell>
          <table:table-cell office:value-type="float" office:value="419825910">
            <text:p>419825910</text:p>
          </table:table-cell>
          <table:table-cell office:value-type="float" office:value="369819224">
            <text:p>369819224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13292496">
            <text:p>413292496</text:p>
          </table:table-cell>
          <table:table-cell office:value-type="float" office:value="221576797">
            <text:p>221576797</text:p>
          </table:table-cell>
          <table:table-cell office:value-type="float" office:value="288044719">
            <text:p>288044719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5763902">
            <text:p>205763902</text:p>
          </table:table-cell>
          <table:table-cell office:value-type="float" office:value="413901736">
            <text:p>413901736</text:p>
          </table:table-cell>
          <table:table-cell office:value-type="float" office:value="271511469">
            <text:p>271511469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1934009">
            <text:p>251934009</text:p>
          </table:table-cell>
          <table:table-cell office:value-type="float" office:value="224510284">
            <text:p>224510284</text:p>
          </table:table-cell>
          <table:table-cell office:value-type="float" office:value="359102188">
            <text:p>359102188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71899920">
            <text:p>371899920</text:p>
          </table:table-cell>
          <table:table-cell office:value-type="float" office:value="233391406">
            <text:p>233391406</text:p>
          </table:table-cell>
          <table:table-cell office:value-type="float" office:value="409318236">
            <text:p>409318236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8256028">
            <text:p>298256028</text:p>
          </table:table-cell>
          <table:table-cell office:value-type="float" office:value="210815231">
            <text:p>210815231</text:p>
          </table:table-cell>
          <table:table-cell office:value-type="float" office:value="249654565">
            <text:p>249654565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3398901">
            <text:p>233398901</text:p>
          </table:table-cell>
          <table:table-cell office:value-type="float" office:value="374821243">
            <text:p>374821243</text:p>
          </table:table-cell>
          <table:table-cell office:value-type="float" office:value="437847943">
            <text:p>437847943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8236826">
            <text:p>268236826</text:p>
          </table:table-cell>
          <table:table-cell office:value-type="float" office:value="410426919">
            <text:p>410426919</text:p>
          </table:table-cell>
          <table:table-cell office:value-type="float" office:value="297176948">
            <text:p>297176948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4949758">
            <text:p>404949758</text:p>
          </table:table-cell>
          <table:table-cell office:value-type="float" office:value="237106527">
            <text:p>237106527</text:p>
          </table:table-cell>
          <table:table-cell office:value-type="float" office:value="253901423">
            <text:p>253901423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1561557">
            <text:p>281561557</text:p>
          </table:table-cell>
          <table:table-cell office:value-type="float" office:value="199064889">
            <text:p>199064889</text:p>
          </table:table-cell>
          <table:table-cell office:value-type="float" office:value="436461570">
            <text:p>436461570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8534829">
            <text:p>268534829</text:p>
          </table:table-cell>
          <table:table-cell office:value-type="float" office:value="356943241">
            <text:p>356943241</text:p>
          </table:table-cell>
          <table:table-cell office:value-type="float" office:value="313253191">
            <text:p>313253191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3168067">
            <text:p>383168067</text:p>
          </table:table-cell>
          <table:table-cell office:value-type="float" office:value="248940343">
            <text:p>248940343</text:p>
          </table:table-cell>
          <table:table-cell office:value-type="float" office:value="411469312">
            <text:p>411469312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82488657">
            <text:p>182488657</text:p>
          </table:table-cell>
          <table:table-cell office:value-type="float" office:value="397761591">
            <text:p>397761591</text:p>
          </table:table-cell>
          <table:table-cell office:value-type="float" office:value="434537870">
            <text:p>434537870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85263689">
            <text:p>185263689</text:p>
          </table:table-cell>
          <table:table-cell office:value-type="float" office:value="216539593">
            <text:p>216539593</text:p>
          </table:table-cell>
          <table:table-cell office:value-type="float" office:value="306355868">
            <text:p>306355868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0383206">
            <text:p>290383206</text:p>
          </table:table-cell>
          <table:table-cell office:value-type="float" office:value="212395360">
            <text:p>212395360</text:p>
          </table:table-cell>
          <table:table-cell office:value-type="float" office:value="258625238">
            <text:p>258625238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1441990">
            <text:p>251441990</text:p>
          </table:table-cell>
          <table:table-cell office:value-type="float" office:value="233985053">
            <text:p>233985053</text:p>
          </table:table-cell>
          <table:table-cell office:value-type="float" office:value="200605434">
            <text:p>200605434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7521870">
            <text:p>227521870</text:p>
          </table:table-cell>
          <table:table-cell office:value-type="float" office:value="415111618">
            <text:p>415111618</text:p>
          </table:table-cell>
          <table:table-cell office:value-type="float" office:value="406097557">
            <text:p>406097557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65279756">
            <text:p>365279756</text:p>
          </table:table-cell>
          <table:table-cell office:value-type="float" office:value="347795226">
            <text:p>347795226</text:p>
          </table:table-cell>
          <table:table-cell office:value-type="float" office:value="321337000">
            <text:p>321337000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91708920">
            <text:p>391708920</text:p>
          </table:table-cell>
          <table:table-cell office:value-type="float" office:value="262898953">
            <text:p>262898953</text:p>
          </table:table-cell>
          <table:table-cell office:value-type="float" office:value="411798504">
            <text:p>411798504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2898023">
            <text:p>382898023</text:p>
          </table:table-cell>
          <table:table-cell office:value-type="float" office:value="320740094">
            <text:p>320740094</text:p>
          </table:table-cell>
          <table:table-cell office:value-type="float" office:value="356473047">
            <text:p>356473047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9375070">
            <text:p>239375070</text:p>
          </table:table-cell>
          <table:table-cell office:value-type="float" office:value="353412913">
            <text:p>353412913</text:p>
          </table:table-cell>
          <table:table-cell office:value-type="float" office:value="410267070">
            <text:p>410267070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3814000">
            <text:p>283814000</text:p>
          </table:table-cell>
          <table:table-cell office:value-type="float" office:value="245920305">
            <text:p>245920305</text:p>
          </table:table-cell>
          <table:table-cell office:value-type="float" office:value="260722981">
            <text:p>260722981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2988768">
            <text:p>222988768</text:p>
          </table:table-cell>
          <table:table-cell office:value-type="float" office:value="396259380">
            <text:p>396259380</text:p>
          </table:table-cell>
          <table:table-cell office:value-type="float" office:value="257850522">
            <text:p>257850522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8878555">
            <text:p>208878555</text:p>
          </table:table-cell>
          <table:table-cell office:value-type="float" office:value="254786210">
            <text:p>254786210</text:p>
          </table:table-cell>
          <table:table-cell office:value-type="float" office:value="287542408">
            <text:p>287542408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8686250">
            <text:p>208686250</text:p>
          </table:table-cell>
          <table:table-cell office:value-type="float" office:value="361221635">
            <text:p>361221635</text:p>
          </table:table-cell>
          <table:table-cell office:value-type="float" office:value="228647271">
            <text:p>228647271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29313526">
            <text:p>329313526</text:p>
          </table:table-cell>
          <table:table-cell office:value-type="float" office:value="251820063">
            <text:p>251820063</text:p>
          </table:table-cell>
          <table:table-cell office:value-type="float" office:value="364577520">
            <text:p>364577520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3695243">
            <text:p>383695243</text:p>
          </table:table-cell>
          <table:table-cell office:value-type="float" office:value="418416513">
            <text:p>418416513</text:p>
          </table:table-cell>
          <table:table-cell office:value-type="float" office:value="277490194">
            <text:p>277490194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2726014">
            <text:p>232726014</text:p>
          </table:table-cell>
          <table:table-cell office:value-type="float" office:value="222245837">
            <text:p>222245837</text:p>
          </table:table-cell>
          <table:table-cell office:value-type="float" office:value="448183385">
            <text:p>448183385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2158922">
            <text:p>402158922</text:p>
          </table:table-cell>
          <table:table-cell office:value-type="float" office:value="304982756">
            <text:p>304982756</text:p>
          </table:table-cell>
          <table:table-cell office:value-type="float" office:value="229295158">
            <text:p>229295158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0082697">
            <text:p>260082697</text:p>
          </table:table-cell>
          <table:table-cell office:value-type="float" office:value="289104097">
            <text:p>289104097</text:p>
          </table:table-cell>
          <table:table-cell office:value-type="float" office:value="244431689">
            <text:p>244431689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6050266">
            <text:p>266050266</text:p>
          </table:table-cell>
          <table:table-cell office:value-type="float" office:value="283457241">
            <text:p>283457241</text:p>
          </table:table-cell>
          <table:table-cell office:value-type="float" office:value="278066515">
            <text:p>278066515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6658109">
            <text:p>206658109</text:p>
          </table:table-cell>
          <table:table-cell office:value-type="float" office:value="368044183">
            <text:p>368044183</text:p>
          </table:table-cell>
          <table:table-cell office:value-type="float" office:value="414966006">
            <text:p>414966006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77028401">
            <text:p>377028401</text:p>
          </table:table-cell>
          <table:table-cell office:value-type="float" office:value="320626560">
            <text:p>320626560</text:p>
          </table:table-cell>
          <table:table-cell office:value-type="float" office:value="244953226">
            <text:p>244953226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5854718">
            <text:p>385854718</text:p>
          </table:table-cell>
          <table:table-cell office:value-type="float" office:value="411556539">
            <text:p>411556539</text:p>
          </table:table-cell>
          <table:table-cell office:value-type="float" office:value="328072778">
            <text:p>328072778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49019172">
            <text:p>249019172</text:p>
          </table:table-cell>
          <table:table-cell office:value-type="float" office:value="401740943">
            <text:p>401740943</text:p>
          </table:table-cell>
          <table:table-cell office:value-type="float" office:value="264811359">
            <text:p>264811359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78061621">
            <text:p>278061621</text:p>
          </table:table-cell>
          <table:table-cell office:value-type="float" office:value="287901202">
            <text:p>287901202</text:p>
          </table:table-cell>
          <table:table-cell office:value-type="float" office:value="337945550">
            <text:p>337945550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9739524">
            <text:p>259739524</text:p>
          </table:table-cell>
          <table:table-cell office:value-type="float" office:value="358824919">
            <text:p>358824919</text:p>
          </table:table-cell>
          <table:table-cell office:value-type="float" office:value="238177019">
            <text:p>238177019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4543971">
            <text:p>304543971</text:p>
          </table:table-cell>
          <table:table-cell office:value-type="float" office:value="273173121">
            <text:p>273173121</text:p>
          </table:table-cell>
          <table:table-cell office:value-type="float" office:value="251341359">
            <text:p>251341359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4197022">
            <text:p>194197022</text:p>
          </table:table-cell>
          <table:table-cell office:value-type="float" office:value="284815423">
            <text:p>284815423</text:p>
          </table:table-cell>
          <table:table-cell office:value-type="float" office:value="423021361">
            <text:p>423021361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2523197">
            <text:p>192523197</text:p>
          </table:table-cell>
          <table:table-cell office:value-type="float" office:value="309157684">
            <text:p>309157684</text:p>
          </table:table-cell>
          <table:table-cell office:value-type="float" office:value="209561474">
            <text:p>209561474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1980362">
            <text:p>261980362</text:p>
          </table:table-cell>
          <table:table-cell office:value-type="float" office:value="430240859">
            <text:p>430240859</text:p>
          </table:table-cell>
          <table:table-cell office:value-type="float" office:value="407850092">
            <text:p>407850092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4624329">
            <text:p>234624329</text:p>
          </table:table-cell>
          <table:table-cell office:value-type="float" office:value="355129464">
            <text:p>355129464</text:p>
          </table:table-cell>
          <table:table-cell office:value-type="float" office:value="409923541">
            <text:p>409923541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74901144">
            <text:p>274901144</text:p>
          </table:table-cell>
          <table:table-cell office:value-type="float" office:value="448422103">
            <text:p>448422103</text:p>
          </table:table-cell>
          <table:table-cell office:value-type="float" office:value="260800959">
            <text:p>260800959</text:p>
          </table:table-cell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7201265">
            <text:p>237201265</text:p>
          </table:table-cell>
          <table:table-cell office:value-type="float" office:value="417378132">
            <text:p>417378132</text:p>
          </table:table-cell>
          <table:table-cell office:value-type="float" office:value="231468194">
            <text:p>231468194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07318956">
            <text:p>407318956</text:p>
          </table:table-cell>
          <table:table-cell office:value-type="float" office:value="438190297">
            <text:p>438190297</text:p>
          </table:table-cell>
          <table:table-cell office:value-type="float" office:value="315050157">
            <text:p>315050157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98446711">
            <text:p>398446711</text:p>
          </table:table-cell>
          <table:table-cell office:value-type="float" office:value="448640954">
            <text:p>448640954</text:p>
          </table:table-cell>
          <table:table-cell office:value-type="float" office:value="263384015">
            <text:p>263384015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3288885">
            <text:p>213288885</text:p>
          </table:table-cell>
          <table:table-cell office:value-type="float" office:value="459122079">
            <text:p>459122079</text:p>
          </table:table-cell>
          <table:table-cell office:value-type="float" office:value="461130086">
            <text:p>461130086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35734563">
            <text:p>335734563</text:p>
          </table:table-cell>
          <table:table-cell office:value-type="float" office:value="399056011">
            <text:p>399056011</text:p>
          </table:table-cell>
          <table:table-cell office:value-type="float" office:value="292887167">
            <text:p>292887167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0251747">
            <text:p>440251747</text:p>
          </table:table-cell>
          <table:table-cell office:value-type="float" office:value="228881171">
            <text:p>228881171</text:p>
          </table:table-cell>
          <table:table-cell office:value-type="float" office:value="244367966">
            <text:p>244367966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6980214">
            <text:p>356980214</text:p>
          </table:table-cell>
          <table:table-cell office:value-type="float" office:value="256594507">
            <text:p>256594507</text:p>
          </table:table-cell>
          <table:table-cell office:value-type="float" office:value="464143430">
            <text:p>464143430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3458155">
            <text:p>263458155</text:p>
          </table:table-cell>
          <table:table-cell office:value-type="float" office:value="491498589">
            <text:p>491498589</text:p>
          </table:table-cell>
          <table:table-cell office:value-type="float" office:value="240296956">
            <text:p>240296956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3588350">
            <text:p>443588350</text:p>
          </table:table-cell>
          <table:table-cell office:value-type="float" office:value="255448835">
            <text:p>255448835</text:p>
          </table:table-cell>
          <table:table-cell office:value-type="float" office:value="296003604">
            <text:p>296003604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08515930">
            <text:p>408515930</text:p>
          </table:table-cell>
          <table:table-cell office:value-type="float" office:value="316104837">
            <text:p>316104837</text:p>
          </table:table-cell>
          <table:table-cell office:value-type="float" office:value="420611619">
            <text:p>420611619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98619703">
            <text:p>398619703</text:p>
          </table:table-cell>
          <table:table-cell office:value-type="float" office:value="331283697">
            <text:p>331283697</text:p>
          </table:table-cell>
          <table:table-cell office:value-type="float" office:value="304628864">
            <text:p>304628864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2323135">
            <text:p>442323135</text:p>
          </table:table-cell>
          <table:table-cell office:value-type="float" office:value="261334372">
            <text:p>261334372</text:p>
          </table:table-cell>
          <table:table-cell office:value-type="float" office:value="440080255">
            <text:p>440080255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00332929">
            <text:p>400332929</text:p>
          </table:table-cell>
          <table:table-cell office:value-type="float" office:value="298366445">
            <text:p>298366445</text:p>
          </table:table-cell>
          <table:table-cell office:value-type="float" office:value="474090937">
            <text:p>474090937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12608151">
            <text:p>312608151</text:p>
          </table:table-cell>
          <table:table-cell office:value-type="float" office:value="237004443">
            <text:p>237004443</text:p>
          </table:table-cell>
          <table:table-cell office:value-type="float" office:value="217075188">
            <text:p>217075188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7208042">
            <text:p>217208042</text:p>
          </table:table-cell>
          <table:table-cell office:value-type="float" office:value="447992399">
            <text:p>447992399</text:p>
          </table:table-cell>
          <table:table-cell office:value-type="float" office:value="255161255">
            <text:p>255161255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48351769">
            <text:p>348351769</text:p>
          </table:table-cell>
          <table:table-cell office:value-type="float" office:value="293216808">
            <text:p>293216808</text:p>
          </table:table-cell>
          <table:table-cell office:value-type="float" office:value="437658390">
            <text:p>437658390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48889167">
            <text:p>248889167</text:p>
          </table:table-cell>
          <table:table-cell office:value-type="float" office:value="405415665">
            <text:p>405415665</text:p>
          </table:table-cell>
          <table:table-cell office:value-type="float" office:value="395480922">
            <text:p>395480922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25673566">
            <text:p>425673566</text:p>
          </table:table-cell>
          <table:table-cell office:value-type="float" office:value="442603351">
            <text:p>442603351</text:p>
          </table:table-cell>
          <table:table-cell office:value-type="float" office:value="463310324">
            <text:p>463310324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89513758">
            <text:p>389513758</text:p>
          </table:table-cell>
          <table:table-cell office:value-type="float" office:value="441922382">
            <text:p>441922382</text:p>
          </table:table-cell>
          <table:table-cell office:value-type="float" office:value="263465556">
            <text:p>263465556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7898090">
            <text:p>217898090</text:p>
          </table:table-cell>
          <table:table-cell office:value-type="float" office:value="461286764">
            <text:p>461286764</text:p>
          </table:table-cell>
          <table:table-cell office:value-type="float" office:value="291394052">
            <text:p>291394052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74648507">
            <text:p>474648507</text:p>
          </table:table-cell>
          <table:table-cell office:value-type="float" office:value="358494496">
            <text:p>358494496</text:p>
          </table:table-cell>
          <table:table-cell office:value-type="float" office:value="250967841">
            <text:p>250967841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87140620">
            <text:p>287140620</text:p>
          </table:table-cell>
          <table:table-cell office:value-type="float" office:value="289981866">
            <text:p>289981866</text:p>
          </table:table-cell>
          <table:table-cell office:value-type="float" office:value="234718598">
            <text:p>234718598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29050872">
            <text:p>429050872</text:p>
          </table:table-cell>
          <table:table-cell office:value-type="float" office:value="372895269">
            <text:p>372895269</text:p>
          </table:table-cell>
          <table:table-cell office:value-type="float" office:value="383418264">
            <text:p>383418264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07600418">
            <text:p>307600418</text:p>
          </table:table-cell>
          <table:table-cell office:value-type="float" office:value="421015555">
            <text:p>421015555</text:p>
          </table:table-cell>
          <table:table-cell office:value-type="float" office:value="378717223">
            <text:p>378717223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90788497">
            <text:p>390788497</text:p>
          </table:table-cell>
          <table:table-cell office:value-type="float" office:value="424971815">
            <text:p>424971815</text:p>
          </table:table-cell>
          <table:table-cell office:value-type="float" office:value="445229393">
            <text:p>445229393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5763339">
            <text:p>445763339</text:p>
          </table:table-cell>
          <table:table-cell office:value-type="float" office:value="339350760">
            <text:p>339350760</text:p>
          </table:table-cell>
          <table:table-cell office:value-type="float" office:value="269521964">
            <text:p>269521964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5297939">
            <text:p>355297939</text:p>
          </table:table-cell>
          <table:table-cell office:value-type="float" office:value="228392979">
            <text:p>228392979</text:p>
          </table:table-cell>
          <table:table-cell office:value-type="float" office:value="267776039">
            <text:p>267776039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36319159">
            <text:p>236319159</text:p>
          </table:table-cell>
          <table:table-cell office:value-type="float" office:value="401679353">
            <text:p>401679353</text:p>
          </table:table-cell>
          <table:table-cell office:value-type="float" office:value="394223098">
            <text:p>394223098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6009622">
            <text:p>266009622</text:p>
          </table:table-cell>
          <table:table-cell office:value-type="float" office:value="408221585">
            <text:p>408221585</text:p>
          </table:table-cell>
          <table:table-cell office:value-type="float" office:value="439945946">
            <text:p>439945946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4569277">
            <text:p>264569277</text:p>
          </table:table-cell>
          <table:table-cell office:value-type="float" office:value="283651895">
            <text:p>283651895</text:p>
          </table:table-cell>
          <table:table-cell office:value-type="float" office:value="306627785">
            <text:p>306627785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6618992">
            <text:p>356618992</text:p>
          </table:table-cell>
          <table:table-cell office:value-type="float" office:value="217245886">
            <text:p>217245886</text:p>
          </table:table-cell>
          <table:table-cell office:value-type="float" office:value="403200158">
            <text:p>403200158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17613632">
            <text:p>417613632</text:p>
          </table:table-cell>
          <table:table-cell office:value-type="float" office:value="436836823">
            <text:p>436836823</text:p>
          </table:table-cell>
          <table:table-cell office:value-type="float" office:value="453919749">
            <text:p>453919749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84839768">
            <text:p>384839768</text:p>
          </table:table-cell>
          <table:table-cell office:value-type="float" office:value="264582915">
            <text:p>264582915</text:p>
          </table:table-cell>
          <table:table-cell office:value-type="float" office:value="436475664">
            <text:p>436475664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75198805">
            <text:p>275198805</text:p>
          </table:table-cell>
          <table:table-cell office:value-type="float" office:value="427537875">
            <text:p>427537875</text:p>
          </table:table-cell>
          <table:table-cell office:value-type="float" office:value="446632915">
            <text:p>446632915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9069591">
            <text:p>359069591</text:p>
          </table:table-cell>
          <table:table-cell office:value-type="float" office:value="225466474">
            <text:p>225466474</text:p>
          </table:table-cell>
          <table:table-cell office:value-type="float" office:value="451766351">
            <text:p>451766351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1619446">
            <text:p>251619446</text:p>
          </table:table-cell>
          <table:table-cell office:value-type="float" office:value="349410715">
            <text:p>349410715</text:p>
          </table:table-cell>
          <table:table-cell office:value-type="float" office:value="368453677">
            <text:p>368453677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7841407">
            <text:p>227841407</text:p>
          </table:table-cell>
          <table:table-cell office:value-type="float" office:value="438932316">
            <text:p>438932316</text:p>
          </table:table-cell>
          <table:table-cell office:value-type="float" office:value="453945716">
            <text:p>453945716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5129430">
            <text:p>225129430</text:p>
          </table:table-cell>
          <table:table-cell office:value-type="float" office:value="290880680">
            <text:p>290880680</text:p>
          </table:table-cell>
          <table:table-cell office:value-type="float" office:value="267840166">
            <text:p>267840166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7676182">
            <text:p>357676182</text:p>
          </table:table-cell>
          <table:table-cell office:value-type="float" office:value="458877883">
            <text:p>458877883</text:p>
          </table:table-cell>
          <table:table-cell office:value-type="float" office:value="335389359">
            <text:p>335389359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67649507">
            <text:p>367649507</text:p>
          </table:table-cell>
          <table:table-cell office:value-type="float" office:value="433822031">
            <text:p>433822031</text:p>
          </table:table-cell>
          <table:table-cell office:value-type="float" office:value="465256699">
            <text:p>465256699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86768758">
            <text:p>386768758</text:p>
          </table:table-cell>
          <table:table-cell office:value-type="float" office:value="278941174">
            <text:p>278941174</text:p>
          </table:table-cell>
          <table:table-cell office:value-type="float" office:value="341456763">
            <text:p>341456763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0401205">
            <text:p>210401205</text:p>
          </table:table-cell>
          <table:table-cell office:value-type="float" office:value="337269349">
            <text:p>337269349</text:p>
          </table:table-cell>
          <table:table-cell office:value-type="float" office:value="331474556">
            <text:p>331474556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7838344">
            <text:p>447838344</text:p>
          </table:table-cell>
          <table:table-cell office:value-type="float" office:value="383355221">
            <text:p>383355221</text:p>
          </table:table-cell>
          <table:table-cell office:value-type="float" office:value="440015430">
            <text:p>440015430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5078783">
            <text:p>215078783</text:p>
          </table:table-cell>
          <table:table-cell office:value-type="float" office:value="253938965">
            <text:p>253938965</text:p>
          </table:table-cell>
          <table:table-cell office:value-type="float" office:value="421411945">
            <text:p>421411945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90283625">
            <text:p>290283625</text:p>
          </table:table-cell>
          <table:table-cell office:value-type="float" office:value="336621599">
            <text:p>336621599</text:p>
          </table:table-cell>
          <table:table-cell office:value-type="float" office:value="242928827">
            <text:p>242928827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63571083">
            <text:p>463571083</text:p>
          </table:table-cell>
          <table:table-cell office:value-type="float" office:value="452286940">
            <text:p>452286940</text:p>
          </table:table-cell>
          <table:table-cell office:value-type="float" office:value="237396617">
            <text:p>237396617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22476569">
            <text:p>422476569</text:p>
          </table:table-cell>
          <table:table-cell office:value-type="float" office:value="245799321">
            <text:p>245799321</text:p>
          </table:table-cell>
          <table:table-cell office:value-type="float" office:value="408644229">
            <text:p>408644229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88398583">
            <text:p>288398583</text:p>
          </table:table-cell>
          <table:table-cell office:value-type="float" office:value="459327502">
            <text:p>459327502</text:p>
          </table:table-cell>
          <table:table-cell office:value-type="float" office:value="460572479">
            <text:p>460572479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33175696">
            <text:p>433175696</text:p>
          </table:table-cell>
          <table:table-cell office:value-type="float" office:value="452834496">
            <text:p>452834496</text:p>
          </table:table-cell>
          <table:table-cell office:value-type="float" office:value="476252490">
            <text:p>476252490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12422386">
            <text:p>412422386</text:p>
          </table:table-cell>
          <table:table-cell office:value-type="float" office:value="380584982">
            <text:p>380584982</text:p>
          </table:table-cell>
          <table:table-cell office:value-type="float" office:value="257064686">
            <text:p>257064686</text:p>
          </table:table-cell>
          <table:table-cell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90768831">
            <text:p>290768831</text:p>
          </table:table-cell>
          <table:table-cell office:value-type="float" office:value="266635860">
            <text:p>266635860</text:p>
          </table:table-cell>
          <table:table-cell office:value-type="float" office:value="278161531">
            <text:p>278161531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5474898">
            <text:p>435474898</text:p>
          </table:table-cell>
          <table:table-cell office:value-type="float" office:value="271780390">
            <text:p>271780390</text:p>
          </table:table-cell>
          <table:table-cell office:value-type="float" office:value="284976725">
            <text:p>284976725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63143554">
            <text:p>463143554</text:p>
          </table:table-cell>
          <table:table-cell office:value-type="float" office:value="238960566">
            <text:p>238960566</text:p>
          </table:table-cell>
          <table:table-cell office:value-type="float" office:value="480513335">
            <text:p>480513335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52245187">
            <text:p>452245187</text:p>
          </table:table-cell>
          <table:table-cell office:value-type="float" office:value="239011597">
            <text:p>239011597</text:p>
          </table:table-cell>
          <table:table-cell office:value-type="float" office:value="387259522">
            <text:p>387259522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85657734">
            <text:p>285657734</text:p>
          </table:table-cell>
          <table:table-cell office:value-type="float" office:value="487395494">
            <text:p>487395494</text:p>
          </table:table-cell>
          <table:table-cell office:value-type="float" office:value="419513906">
            <text:p>419513906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88580987">
            <text:p>388580987</text:p>
          </table:table-cell>
          <table:table-cell office:value-type="float" office:value="273522567">
            <text:p>273522567</text:p>
          </table:table-cell>
          <table:table-cell office:value-type="float" office:value="271963348">
            <text:p>271963348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72714726">
            <text:p>472714726</text:p>
          </table:table-cell>
          <table:table-cell office:value-type="float" office:value="428555596">
            <text:p>428555596</text:p>
          </table:table-cell>
          <table:table-cell office:value-type="float" office:value="468757778">
            <text:p>468757778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31228962">
            <text:p>331228962</text:p>
          </table:table-cell>
          <table:table-cell office:value-type="float" office:value="251124218">
            <text:p>251124218</text:p>
          </table:table-cell>
          <table:table-cell office:value-type="float" office:value="414520368">
            <text:p>414520368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70054968">
            <text:p>370054968</text:p>
          </table:table-cell>
          <table:table-cell office:value-type="float" office:value="373690552">
            <text:p>373690552</text:p>
          </table:table-cell>
          <table:table-cell office:value-type="float" office:value="484414075">
            <text:p>484414075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5863138">
            <text:p>435863138</text:p>
          </table:table-cell>
          <table:table-cell office:value-type="float" office:value="370702125">
            <text:p>370702125</text:p>
          </table:table-cell>
          <table:table-cell office:value-type="float" office:value="417149606">
            <text:p>417149606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67701055">
            <text:p>367701055</text:p>
          </table:table-cell>
          <table:table-cell office:value-type="float" office:value="313925866">
            <text:p>313925866</text:p>
          </table:table-cell>
          <table:table-cell office:value-type="float" office:value="425457301">
            <text:p>425457301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82585511">
            <text:p>482585511</text:p>
          </table:table-cell>
          <table:table-cell office:value-type="float" office:value="270513326">
            <text:p>270513326</text:p>
          </table:table-cell>
          <table:table-cell office:value-type="float" office:value="304664212">
            <text:p>304664212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25186723">
            <text:p>325186723</text:p>
          </table:table-cell>
          <table:table-cell office:value-type="float" office:value="266691365">
            <text:p>266691365</text:p>
          </table:table-cell>
          <table:table-cell office:value-type="float" office:value="457315635">
            <text:p>457315635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73396134">
            <text:p>473396134</text:p>
          </table:table-cell>
          <table:table-cell office:value-type="float" office:value="368469304">
            <text:p>368469304</text:p>
          </table:table-cell>
          <table:table-cell office:value-type="float" office:value="274744659">
            <text:p>274744659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61546309">
            <text:p>261546309</text:p>
          </table:table-cell>
          <table:table-cell office:value-type="float" office:value="490884334">
            <text:p>490884334</text:p>
          </table:table-cell>
          <table:table-cell office:value-type="float" office:value="380144845">
            <text:p>380144845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75753349">
            <text:p>475753349</text:p>
          </table:table-cell>
          <table:table-cell office:value-type="float" office:value="290180118">
            <text:p>290180118</text:p>
          </table:table-cell>
          <table:table-cell office:value-type="float" office:value="307622692">
            <text:p>307622692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5763625">
            <text:p>345763625</text:p>
          </table:table-cell>
          <table:table-cell office:value-type="float" office:value="362385742">
            <text:p>362385742</text:p>
          </table:table-cell>
          <table:table-cell office:value-type="float" office:value="442781758">
            <text:p>442781758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66348659">
            <text:p>466348659</text:p>
          </table:table-cell>
          <table:table-cell office:value-type="float" office:value="444630753">
            <text:p>444630753</text:p>
          </table:table-cell>
          <table:table-cell office:value-type="float" office:value="381697386">
            <text:p>381697386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6514587">
            <text:p>276514587</text:p>
          </table:table-cell>
          <table:table-cell office:value-type="float" office:value="350281668">
            <text:p>350281668</text:p>
          </table:table-cell>
          <table:table-cell office:value-type="float" office:value="310627767">
            <text:p>310627767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68664129">
            <text:p>468664129</text:p>
          </table:table-cell>
          <table:table-cell office:value-type="float" office:value="254023844">
            <text:p>254023844</text:p>
          </table:table-cell>
          <table:table-cell office:value-type="float" office:value="331398567">
            <text:p>331398567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8207742">
            <text:p>308207742</text:p>
          </table:table-cell>
          <table:table-cell office:value-type="float" office:value="331145965">
            <text:p>331145965</text:p>
          </table:table-cell>
          <table:table-cell office:value-type="float" office:value="300923967">
            <text:p>300923967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7897388">
            <text:p>257897388</text:p>
          </table:table-cell>
          <table:table-cell office:value-type="float" office:value="314797647">
            <text:p>314797647</text:p>
          </table:table-cell>
          <table:table-cell office:value-type="float" office:value="350395414">
            <text:p>350395414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49009103">
            <text:p>249009103</text:p>
          </table:table-cell>
          <table:table-cell office:value-type="float" office:value="473689063">
            <text:p>473689063</text:p>
          </table:table-cell>
          <table:table-cell office:value-type="float" office:value="301025976">
            <text:p>301025976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36823281">
            <text:p>336823281</text:p>
          </table:table-cell>
          <table:table-cell office:value-type="float" office:value="382851236">
            <text:p>382851236</text:p>
          </table:table-cell>
          <table:table-cell office:value-type="float" office:value="362427949">
            <text:p>362427949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65124395">
            <text:p>465124395</text:p>
          </table:table-cell>
          <table:table-cell office:value-type="float" office:value="327983703">
            <text:p>327983703</text:p>
          </table:table-cell>
          <table:table-cell office:value-type="float" office:value="506104705">
            <text:p>506104705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52952599">
            <text:p>452952599</text:p>
          </table:table-cell>
          <table:table-cell office:value-type="float" office:value="490559244">
            <text:p>490559244</text:p>
          </table:table-cell>
          <table:table-cell office:value-type="float" office:value="469839440">
            <text:p>469839440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9699009">
            <text:p>349699009</text:p>
          </table:table-cell>
          <table:table-cell office:value-type="float" office:value="328864824">
            <text:p>328864824</text:p>
          </table:table-cell>
          <table:table-cell office:value-type="float" office:value="318236070">
            <text:p>318236070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0557699">
            <text:p>250557699</text:p>
          </table:table-cell>
          <table:table-cell office:value-type="float" office:value="294933258">
            <text:p>294933258</text:p>
          </table:table-cell>
          <table:table-cell office:value-type="float" office:value="264831841">
            <text:p>264831841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51348644">
            <text:p>351348644</text:p>
          </table:table-cell>
          <table:table-cell office:value-type="float" office:value="294209230">
            <text:p>294209230</text:p>
          </table:table-cell>
          <table:table-cell office:value-type="float" office:value="431356902">
            <text:p>431356902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8985716">
            <text:p>308985716</text:p>
          </table:table-cell>
          <table:table-cell office:value-type="float" office:value="321083571">
            <text:p>321083571</text:p>
          </table:table-cell>
          <table:table-cell office:value-type="float" office:value="298242597">
            <text:p>298242597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51529578">
            <text:p>451529578</text:p>
          </table:table-cell>
          <table:table-cell office:value-type="float" office:value="405923748">
            <text:p>405923748</text:p>
          </table:table-cell>
          <table:table-cell office:value-type="float" office:value="390504282">
            <text:p>390504282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1416677">
            <text:p>251416677</text:p>
          </table:table-cell>
          <table:table-cell office:value-type="float" office:value="427666643">
            <text:p>427666643</text:p>
          </table:table-cell>
          <table:table-cell office:value-type="float" office:value="278692216">
            <text:p>278692216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78095511">
            <text:p>378095511</text:p>
          </table:table-cell>
          <table:table-cell office:value-type="float" office:value="367772251">
            <text:p>367772251</text:p>
          </table:table-cell>
          <table:table-cell office:value-type="float" office:value="391752479">
            <text:p>391752479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50603862">
            <text:p>350603862</text:p>
          </table:table-cell>
          <table:table-cell office:value-type="float" office:value="310204050">
            <text:p>310204050</text:p>
          </table:table-cell>
          <table:table-cell office:value-type="float" office:value="443761318">
            <text:p>443761318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16259715">
            <text:p>316259715</text:p>
          </table:table-cell>
          <table:table-cell office:value-type="float" office:value="321975945">
            <text:p>321975945</text:p>
          </table:table-cell>
          <table:table-cell office:value-type="float" office:value="378662610">
            <text:p>378662610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18902871">
            <text:p>418902871</text:p>
          </table:table-cell>
          <table:table-cell office:value-type="float" office:value="485647435">
            <text:p>485647435</text:p>
          </table:table-cell>
          <table:table-cell office:value-type="float" office:value="351975148">
            <text:p>351975148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51103858">
            <text:p>451103858</text:p>
          </table:table-cell>
          <table:table-cell office:value-type="float" office:value="415630490">
            <text:p>415630490</text:p>
          </table:table-cell>
          <table:table-cell office:value-type="float" office:value="253230998">
            <text:p>253230998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39582164">
            <text:p>239582164</text:p>
          </table:table-cell>
          <table:table-cell office:value-type="float" office:value="424886811">
            <text:p>424886811</text:p>
          </table:table-cell>
          <table:table-cell office:value-type="float" office:value="417730653">
            <text:p>417730653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9380540">
            <text:p>309380540</text:p>
          </table:table-cell>
          <table:table-cell office:value-type="float" office:value="327863862">
            <text:p>327863862</text:p>
          </table:table-cell>
          <table:table-cell office:value-type="float" office:value="312577393">
            <text:p>312577393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27753161">
            <text:p>427753161</text:p>
          </table:table-cell>
          <table:table-cell office:value-type="float" office:value="287288904">
            <text:p>287288904</text:p>
          </table:table-cell>
          <table:table-cell office:value-type="float" office:value="323524472">
            <text:p>323524472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2220621">
            <text:p>342220621</text:p>
          </table:table-cell>
          <table:table-cell office:value-type="float" office:value="277304712">
            <text:p>277304712</text:p>
          </table:table-cell>
          <table:table-cell office:value-type="float" office:value="452546348">
            <text:p>452546348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65915957">
            <text:p>365915957</text:p>
          </table:table-cell>
          <table:table-cell office:value-type="float" office:value="276021367">
            <text:p>276021367</text:p>
          </table:table-cell>
          <table:table-cell office:value-type="float" office:value="497282038">
            <text:p>497282038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99273879">
            <text:p>299273879</text:p>
          </table:table-cell>
          <table:table-cell office:value-type="float" office:value="420533499">
            <text:p>420533499</text:p>
          </table:table-cell>
          <table:table-cell office:value-type="float" office:value="334894223">
            <text:p>334894223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3747521">
            <text:p>343747521</text:p>
          </table:table-cell>
          <table:table-cell office:value-type="float" office:value="490196020">
            <text:p>490196020</text:p>
          </table:table-cell>
          <table:table-cell office:value-type="float" office:value="413488585">
            <text:p>413488585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24091545">
            <text:p>324091545</text:p>
          </table:table-cell>
          <table:table-cell office:value-type="float" office:value="343987863">
            <text:p>343987863</text:p>
          </table:table-cell>
          <table:table-cell office:value-type="float" office:value="468218633">
            <text:p>468218633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73893462">
            <text:p>573893462</text:p>
          </table:table-cell>
          <table:table-cell office:value-type="float" office:value="265155653">
            <text:p>265155653</text:p>
          </table:table-cell>
          <table:table-cell office:value-type="float" office:value="296736435">
            <text:p>296736435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26692045">
            <text:p>426692045</text:p>
          </table:table-cell>
          <table:table-cell office:value-type="float" office:value="497589211">
            <text:p>497589211</text:p>
          </table:table-cell>
          <table:table-cell office:value-type="float" office:value="268244246">
            <text:p>268244246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5203311">
            <text:p>255203311</text:p>
          </table:table-cell>
          <table:table-cell office:value-type="float" office:value="325563824">
            <text:p>325563824</text:p>
          </table:table-cell>
          <table:table-cell office:value-type="float" office:value="379048860">
            <text:p>379048860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84439000">
            <text:p>284439000</text:p>
          </table:table-cell>
          <table:table-cell office:value-type="float" office:value="318920435">
            <text:p>318920435</text:p>
          </table:table-cell>
          <table:table-cell office:value-type="float" office:value="306715148">
            <text:p>306715148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07400335">
            <text:p>507400335</text:p>
          </table:table-cell>
          <table:table-cell office:value-type="float" office:value="424350610">
            <text:p>424350610</text:p>
          </table:table-cell>
          <table:table-cell office:value-type="float" office:value="260383793">
            <text:p>260383793</text:p>
          </table:table-cell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1975911">
            <text:p>271975911</text:p>
          </table:table-cell>
          <table:table-cell office:value-type="float" office:value="339553117">
            <text:p>339553117</text:p>
          </table:table-cell>
          <table:table-cell office:value-type="float" office:value="417049102">
            <text:p>417049102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3419900">
            <text:p>303419900</text:p>
          </table:table-cell>
          <table:table-cell office:value-type="float" office:value="405745243">
            <text:p>405745243</text:p>
          </table:table-cell>
          <table:table-cell office:value-type="float" office:value="527152066">
            <text:p>527152066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5168371">
            <text:p>325168371</text:p>
          </table:table-cell>
          <table:table-cell office:value-type="float" office:value="375397885">
            <text:p>375397885</text:p>
          </table:table-cell>
          <table:table-cell office:value-type="float" office:value="386198554">
            <text:p>386198554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1788705">
            <text:p>291788705</text:p>
          </table:table-cell>
          <table:table-cell office:value-type="float" office:value="434878780">
            <text:p>434878780</text:p>
          </table:table-cell>
          <table:table-cell office:value-type="float" office:value="596052797">
            <text:p>596052797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7490078">
            <text:p>327490078</text:p>
          </table:table-cell>
          <table:table-cell office:value-type="float" office:value="534382388">
            <text:p>534382388</text:p>
          </table:table-cell>
          <table:table-cell office:value-type="float" office:value="425600480">
            <text:p>425600480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66366830">
            <text:p>266366830</text:p>
          </table:table-cell>
          <table:table-cell office:value-type="float" office:value="411414388">
            <text:p>411414388</text:p>
          </table:table-cell>
          <table:table-cell office:value-type="float" office:value="484478053">
            <text:p>484478053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1847568">
            <text:p>331847568</text:p>
          </table:table-cell>
          <table:table-cell office:value-type="float" office:value="530836093">
            <text:p>530836093</text:p>
          </table:table-cell>
          <table:table-cell office:value-type="float" office:value="328035170">
            <text:p>328035170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28428395">
            <text:p>528428395</text:p>
          </table:table-cell>
          <table:table-cell office:value-type="float" office:value="362830529">
            <text:p>362830529</text:p>
          </table:table-cell>
          <table:table-cell office:value-type="float" office:value="296943644">
            <text:p>296943644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81293034">
            <text:p>381293034</text:p>
          </table:table-cell>
          <table:table-cell office:value-type="float" office:value="477526486">
            <text:p>477526486</text:p>
          </table:table-cell>
          <table:table-cell office:value-type="float" office:value="279480286">
            <text:p>279480286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7291983">
            <text:p>317291983</text:p>
          </table:table-cell>
          <table:table-cell office:value-type="float" office:value="532828062">
            <text:p>532828062</text:p>
          </table:table-cell>
          <table:table-cell office:value-type="float" office:value="476294364">
            <text:p>476294364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62661743">
            <text:p>362661743</text:p>
          </table:table-cell>
          <table:table-cell office:value-type="float" office:value="331558731">
            <text:p>331558731</text:p>
          </table:table-cell>
          <table:table-cell office:value-type="float" office:value="428886283">
            <text:p>428886283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40031985">
            <text:p>340031985</text:p>
          </table:table-cell>
          <table:table-cell office:value-type="float" office:value="448968523">
            <text:p>448968523</text:p>
          </table:table-cell>
          <table:table-cell office:value-type="float" office:value="525983155">
            <text:p>525983155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61565945">
            <text:p>261565945</text:p>
          </table:table-cell>
          <table:table-cell office:value-type="float" office:value="516933195">
            <text:p>516933195</text:p>
          </table:table-cell>
          <table:table-cell office:value-type="float" office:value="526475568">
            <text:p>526475568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4077446">
            <text:p>334077446</text:p>
          </table:table-cell>
          <table:table-cell office:value-type="float" office:value="526060415">
            <text:p>526060415</text:p>
          </table:table-cell>
          <table:table-cell office:value-type="float" office:value="532498245">
            <text:p>532498245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11967566">
            <text:p>411967566</text:p>
          </table:table-cell>
          <table:table-cell office:value-type="float" office:value="357243746">
            <text:p>357243746</text:p>
          </table:table-cell>
          <table:table-cell office:value-type="float" office:value="474544503">
            <text:p>474544503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07361571">
            <text:p>507361571</text:p>
          </table:table-cell>
          <table:table-cell office:value-type="float" office:value="521095082">
            <text:p>521095082</text:p>
          </table:table-cell>
          <table:table-cell office:value-type="float" office:value="327630567">
            <text:p>327630567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09421990">
            <text:p>509421990</text:p>
          </table:table-cell>
          <table:table-cell office:value-type="float" office:value="472653939">
            <text:p>472653939</text:p>
          </table:table-cell>
          <table:table-cell office:value-type="float" office:value="363064575">
            <text:p>363064575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53745263">
            <text:p>353745263</text:p>
          </table:table-cell>
          <table:table-cell office:value-type="float" office:value="337179580">
            <text:p>337179580</text:p>
          </table:table-cell>
          <table:table-cell office:value-type="float" office:value="435276030">
            <text:p>435276030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00414845">
            <text:p>400414845</text:p>
          </table:table-cell>
          <table:table-cell office:value-type="float" office:value="342406795">
            <text:p>342406795</text:p>
          </table:table-cell>
          <table:table-cell office:value-type="float" office:value="550571605">
            <text:p>550571605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4586562">
            <text:p>314586562</text:p>
          </table:table-cell>
          <table:table-cell office:value-type="float" office:value="462032124">
            <text:p>462032124</text:p>
          </table:table-cell>
          <table:table-cell office:value-type="float" office:value="330745744">
            <text:p>330745744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7706072">
            <text:p>307706072</text:p>
          </table:table-cell>
          <table:table-cell office:value-type="float" office:value="405313824">
            <text:p>405313824</text:p>
          </table:table-cell>
          <table:table-cell office:value-type="float" office:value="327709002">
            <text:p>327709002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55848800">
            <text:p>455848800</text:p>
          </table:table-cell>
          <table:table-cell office:value-type="float" office:value="322850789">
            <text:p>322850789</text:p>
          </table:table-cell>
          <table:table-cell office:value-type="float" office:value="302122132">
            <text:p>302122132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26297977">
            <text:p>526297977</text:p>
          </table:table-cell>
          <table:table-cell office:value-type="float" office:value="543229608">
            <text:p>543229608</text:p>
          </table:table-cell>
          <table:table-cell office:value-type="float" office:value="288639819">
            <text:p>288639819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20958843">
            <text:p>420958843</text:p>
          </table:table-cell>
          <table:table-cell office:value-type="float" office:value="519239180">
            <text:p>519239180</text:p>
          </table:table-cell>
          <table:table-cell office:value-type="float" office:value="331083658">
            <text:p>331083658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30830439">
            <text:p>530830439</text:p>
          </table:table-cell>
          <table:table-cell office:value-type="float" office:value="489749541">
            <text:p>489749541</text:p>
          </table:table-cell>
          <table:table-cell office:value-type="float" office:value="397213617">
            <text:p>397213617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52590729">
            <text:p>352590729</text:p>
          </table:table-cell>
          <table:table-cell office:value-type="float" office:value="432355181">
            <text:p>432355181</text:p>
          </table:table-cell>
          <table:table-cell office:value-type="float" office:value="430087461">
            <text:p>430087461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39419620">
            <text:p>439419620</text:p>
          </table:table-cell>
          <table:table-cell office:value-type="float" office:value="375510269">
            <text:p>375510269</text:p>
          </table:table-cell>
          <table:table-cell office:value-type="float" office:value="336958552">
            <text:p>336958552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67339680">
            <text:p>467339680</text:p>
          </table:table-cell>
          <table:table-cell office:value-type="float" office:value="402666048">
            <text:p>402666048</text:p>
          </table:table-cell>
          <table:table-cell office:value-type="float" office:value="319349274">
            <text:p>319349274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75924475">
            <text:p>475924475</text:p>
          </table:table-cell>
          <table:table-cell office:value-type="float" office:value="398213387">
            <text:p>398213387</text:p>
          </table:table-cell>
          <table:table-cell office:value-type="float" office:value="412009747">
            <text:p>412009747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99269285">
            <text:p>499269285</text:p>
          </table:table-cell>
          <table:table-cell office:value-type="float" office:value="542910717">
            <text:p>542910717</text:p>
          </table:table-cell>
          <table:table-cell office:value-type="float" office:value="417820496">
            <text:p>417820496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43386355">
            <text:p>443386355</text:p>
          </table:table-cell>
          <table:table-cell office:value-type="float" office:value="276008010">
            <text:p>276008010</text:p>
          </table:table-cell>
          <table:table-cell office:value-type="float" office:value="389611725">
            <text:p>389611725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89787596">
            <text:p>489787596</text:p>
          </table:table-cell>
          <table:table-cell office:value-type="float" office:value="541780740">
            <text:p>541780740</text:p>
          </table:table-cell>
          <table:table-cell office:value-type="float" office:value="282872994">
            <text:p>282872994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0732825">
            <text:p>310732825</text:p>
          </table:table-cell>
          <table:table-cell office:value-type="float" office:value="542511231">
            <text:p>542511231</text:p>
          </table:table-cell>
          <table:table-cell office:value-type="float" office:value="507676718">
            <text:p>507676718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86620224">
            <text:p>386620224</text:p>
          </table:table-cell>
          <table:table-cell office:value-type="float" office:value="330600845">
            <text:p>330600845</text:p>
          </table:table-cell>
          <table:table-cell office:value-type="float" office:value="306272729">
            <text:p>306272729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79126924">
            <text:p>379126924</text:p>
          </table:table-cell>
          <table:table-cell office:value-type="float" office:value="411245558">
            <text:p>411245558</text:p>
          </table:table-cell>
          <table:table-cell office:value-type="float" office:value="472150406">
            <text:p>472150406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79351021">
            <text:p>279351021</text:p>
          </table:table-cell>
          <table:table-cell office:value-type="float" office:value="540065641">
            <text:p>540065641</text:p>
          </table:table-cell>
          <table:table-cell office:value-type="float" office:value="354918566">
            <text:p>354918566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27399859">
            <text:p>527399859</text:p>
          </table:table-cell>
          <table:table-cell office:value-type="float" office:value="540944950">
            <text:p>540944950</text:p>
          </table:table-cell>
          <table:table-cell office:value-type="float" office:value="373458281">
            <text:p>373458281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0567993">
            <text:p>330567993</text:p>
          </table:table-cell>
          <table:table-cell office:value-type="float" office:value="250713153">
            <text:p>250713153</text:p>
          </table:table-cell>
          <table:table-cell office:value-type="float" office:value="527129482">
            <text:p>527129482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01200731">
            <text:p>501200731</text:p>
          </table:table-cell>
          <table:table-cell office:value-type="float" office:value="356837944">
            <text:p>356837944</text:p>
          </table:table-cell>
          <table:table-cell office:value-type="float" office:value="345277478">
            <text:p>345277478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4990433">
            <text:p>294990433</text:p>
          </table:table-cell>
          <table:table-cell office:value-type="float" office:value="526073533">
            <text:p>526073533</text:p>
          </table:table-cell>
          <table:table-cell office:value-type="float" office:value="338345572">
            <text:p>338345572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8963124">
            <text:p>318963124</text:p>
          </table:table-cell>
          <table:table-cell office:value-type="float" office:value="401158022">
            <text:p>401158022</text:p>
          </table:table-cell>
          <table:table-cell office:value-type="float" office:value="268585741">
            <text:p>268585741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4626219">
            <text:p>294626219</text:p>
          </table:table-cell>
          <table:table-cell office:value-type="float" office:value="343175980">
            <text:p>343175980</text:p>
          </table:table-cell>
          <table:table-cell office:value-type="float" office:value="334273113">
            <text:p>334273113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71668311">
            <text:p>371668311</text:p>
          </table:table-cell>
          <table:table-cell office:value-type="float" office:value="346747920">
            <text:p>346747920</text:p>
          </table:table-cell>
          <table:table-cell office:value-type="float" office:value="263547067">
            <text:p>263547067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3274985">
            <text:p>313274985</text:p>
          </table:table-cell>
          <table:table-cell office:value-type="float" office:value="527723202">
            <text:p>527723202</text:p>
          </table:table-cell>
          <table:table-cell office:value-type="float" office:value="551809124">
            <text:p>551809124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94437161">
            <text:p>494437161</text:p>
          </table:table-cell>
          <table:table-cell office:value-type="float" office:value="454579339">
            <text:p>454579339</text:p>
          </table:table-cell>
          <table:table-cell office:value-type="float" office:value="386754882">
            <text:p>386754882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59398965">
            <text:p>559398965</text:p>
          </table:table-cell>
          <table:table-cell office:value-type="float" office:value="490939346">
            <text:p>490939346</text:p>
          </table:table-cell>
          <table:table-cell office:value-type="float" office:value="460439027">
            <text:p>460439027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0101647">
            <text:p>310101647</text:p>
          </table:table-cell>
          <table:table-cell office:value-type="float" office:value="556798373">
            <text:p>556798373</text:p>
          </table:table-cell>
          <table:table-cell office:value-type="float" office:value="566807829">
            <text:p>566807829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99030549">
            <text:p>499030549</text:p>
          </table:table-cell>
          <table:table-cell office:value-type="float" office:value="426654789">
            <text:p>426654789</text:p>
          </table:table-cell>
          <table:table-cell office:value-type="float" office:value="507602781">
            <text:p>507602781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9951825">
            <text:p>299951825</text:p>
          </table:table-cell>
          <table:table-cell office:value-type="float" office:value="316354687">
            <text:p>316354687</text:p>
          </table:table-cell>
          <table:table-cell office:value-type="float" office:value="503437758">
            <text:p>503437758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36480090">
            <text:p>436480090</text:p>
          </table:table-cell>
          <table:table-cell office:value-type="float" office:value="490059557">
            <text:p>490059557</text:p>
          </table:table-cell>
          <table:table-cell office:value-type="float" office:value="467955605">
            <text:p>467955605</text:p>
          </table:table-cell>
          <table:table-cell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77841124">
            <text:p>477841124</text:p>
          </table:table-cell>
          <table:table-cell office:value-type="float" office:value="374538545">
            <text:p>374538545</text:p>
          </table:table-cell>
          <table:table-cell office:value-type="float" office:value="291615945">
            <text:p>291615945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5979720">
            <text:p>435979720</text:p>
          </table:table-cell>
          <table:table-cell office:value-type="float" office:value="526829014">
            <text:p>526829014</text:p>
          </table:table-cell>
          <table:table-cell office:value-type="float" office:value="573643603">
            <text:p>573643603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30073873">
            <text:p>630073873</text:p>
          </table:table-cell>
          <table:table-cell office:value-type="float" office:value="633309792">
            <text:p>633309792</text:p>
          </table:table-cell>
          <table:table-cell office:value-type="float" office:value="473377025">
            <text:p>473377025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7716326">
            <text:p>347716326</text:p>
          </table:table-cell>
          <table:table-cell office:value-type="float" office:value="330350233">
            <text:p>330350233</text:p>
          </table:table-cell>
          <table:table-cell office:value-type="float" office:value="438833324">
            <text:p>438833324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46505571">
            <text:p>546505571</text:p>
          </table:table-cell>
          <table:table-cell office:value-type="float" office:value="491764788">
            <text:p>491764788</text:p>
          </table:table-cell>
          <table:table-cell office:value-type="float" office:value="394194707">
            <text:p>394194707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64792718">
            <text:p>564792718</text:p>
          </table:table-cell>
          <table:table-cell office:value-type="float" office:value="419391095">
            <text:p>419391095</text:p>
          </table:table-cell>
          <table:table-cell office:value-type="float" office:value="294392756">
            <text:p>294392756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11916495">
            <text:p>711916495</text:p>
          </table:table-cell>
          <table:table-cell office:value-type="float" office:value="419185731">
            <text:p>419185731</text:p>
          </table:table-cell>
          <table:table-cell office:value-type="float" office:value="539168140">
            <text:p>539168140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4530354">
            <text:p>434530354</text:p>
          </table:table-cell>
          <table:table-cell office:value-type="float" office:value="401468196">
            <text:p>401468196</text:p>
          </table:table-cell>
          <table:table-cell office:value-type="float" office:value="404808332">
            <text:p>404808332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97692265">
            <text:p>297692265</text:p>
          </table:table-cell>
          <table:table-cell office:value-type="float" office:value="305747742">
            <text:p>305747742</text:p>
          </table:table-cell>
          <table:table-cell office:value-type="float" office:value="439163783">
            <text:p>439163783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50802524">
            <text:p>350802524</text:p>
          </table:table-cell>
          <table:table-cell office:value-type="float" office:value="393535455">
            <text:p>393535455</text:p>
          </table:table-cell>
          <table:table-cell office:value-type="float" office:value="420720657">
            <text:p>420720657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4439524">
            <text:p>554439524</text:p>
          </table:table-cell>
          <table:table-cell office:value-type="float" office:value="361428124">
            <text:p>361428124</text:p>
          </table:table-cell>
          <table:table-cell office:value-type="float" office:value="524985285">
            <text:p>524985285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72320853">
            <text:p>572320853</text:p>
          </table:table-cell>
          <table:table-cell office:value-type="float" office:value="578460968">
            <text:p>578460968</text:p>
          </table:table-cell>
          <table:table-cell office:value-type="float" office:value="606713124">
            <text:p>606713124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91977864">
            <text:p>291977864</text:p>
          </table:table-cell>
          <table:table-cell office:value-type="float" office:value="572223589">
            <text:p>572223589</text:p>
          </table:table-cell>
          <table:table-cell office:value-type="float" office:value="317209386">
            <text:p>317209386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8977151">
            <text:p>558977151</text:p>
          </table:table-cell>
          <table:table-cell office:value-type="float" office:value="297319331">
            <text:p>297319331</text:p>
          </table:table-cell>
          <table:table-cell office:value-type="float" office:value="353313020">
            <text:p>353313020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94975717">
            <text:p>394975717</text:p>
          </table:table-cell>
          <table:table-cell office:value-type="float" office:value="584290361">
            <text:p>584290361</text:p>
          </table:table-cell>
          <table:table-cell office:value-type="float" office:value="570621114">
            <text:p>570621114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41230505">
            <text:p>541230505</text:p>
          </table:table-cell>
          <table:table-cell office:value-type="float" office:value="512160593">
            <text:p>512160593</text:p>
          </table:table-cell>
          <table:table-cell office:value-type="float" office:value="581013721">
            <text:p>581013721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09404416">
            <text:p>409404416</text:p>
          </table:table-cell>
          <table:table-cell office:value-type="float" office:value="589495202">
            <text:p>589495202</text:p>
          </table:table-cell>
          <table:table-cell office:value-type="float" office:value="612426256">
            <text:p>612426256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2880625">
            <text:p>432880625</text:p>
          </table:table-cell>
          <table:table-cell office:value-type="float" office:value="538757290">
            <text:p>538757290</text:p>
          </table:table-cell>
          <table:table-cell office:value-type="float" office:value="616787221">
            <text:p>616787221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4604894">
            <text:p>344604894</text:p>
          </table:table-cell>
          <table:table-cell office:value-type="float" office:value="413108588">
            <text:p>413108588</text:p>
          </table:table-cell>
          <table:table-cell office:value-type="float" office:value="473946755">
            <text:p>473946755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54274601">
            <text:p>454274601</text:p>
          </table:table-cell>
          <table:table-cell office:value-type="float" office:value="602897998">
            <text:p>602897998</text:p>
          </table:table-cell>
          <table:table-cell office:value-type="float" office:value="522062233">
            <text:p>522062233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8774167">
            <text:p>438774167</text:p>
          </table:table-cell>
          <table:table-cell office:value-type="float" office:value="272825070">
            <text:p>272825070</text:p>
          </table:table-cell>
          <table:table-cell office:value-type="float" office:value="575620877">
            <text:p>575620877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6042724">
            <text:p>326042724</text:p>
          </table:table-cell>
          <table:table-cell office:value-type="float" office:value="459277307">
            <text:p>459277307</text:p>
          </table:table-cell>
          <table:table-cell office:value-type="float" office:value="578042226">
            <text:p>578042226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28961800">
            <text:p>528961800</text:p>
          </table:table-cell>
          <table:table-cell office:value-type="float" office:value="476307614">
            <text:p>476307614</text:p>
          </table:table-cell>
          <table:table-cell office:value-type="float" office:value="297444353">
            <text:p>297444353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93787635">
            <text:p>493787635</text:p>
          </table:table-cell>
          <table:table-cell office:value-type="float" office:value="381766781">
            <text:p>381766781</text:p>
          </table:table-cell>
          <table:table-cell office:value-type="float" office:value="556177502">
            <text:p>556177502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1700060">
            <text:p>551700060</text:p>
          </table:table-cell>
          <table:table-cell office:value-type="float" office:value="409829881">
            <text:p>409829881</text:p>
          </table:table-cell>
          <table:table-cell office:value-type="float" office:value="603195733">
            <text:p>603195733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11393300">
            <text:p>511393300</text:p>
          </table:table-cell>
          <table:table-cell office:value-type="float" office:value="493171917">
            <text:p>493171917</text:p>
          </table:table-cell>
          <table:table-cell office:value-type="float" office:value="394136746">
            <text:p>394136746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3251546">
            <text:p>343251546</text:p>
          </table:table-cell>
          <table:table-cell office:value-type="float" office:value="364958307">
            <text:p>364958307</text:p>
          </table:table-cell>
          <table:table-cell office:value-type="float" office:value="321000844">
            <text:p>321000844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80534273">
            <text:p>280534273</text:p>
          </table:table-cell>
          <table:table-cell office:value-type="float" office:value="567143577">
            <text:p>567143577</text:p>
          </table:table-cell>
          <table:table-cell office:value-type="float" office:value="320418370">
            <text:p>320418370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09007866">
            <text:p>609007866</text:p>
          </table:table-cell>
          <table:table-cell office:value-type="float" office:value="488253553">
            <text:p>488253553</text:p>
          </table:table-cell>
          <table:table-cell office:value-type="float" office:value="469543062">
            <text:p>469543062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34758278">
            <text:p>334758278</text:p>
          </table:table-cell>
          <table:table-cell office:value-type="float" office:value="384874910">
            <text:p>384874910</text:p>
          </table:table-cell>
          <table:table-cell office:value-type="float" office:value="601227924">
            <text:p>601227924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14532484">
            <text:p>314532484</text:p>
          </table:table-cell>
          <table:table-cell office:value-type="float" office:value="548945922">
            <text:p>548945922</text:p>
          </table:table-cell>
          <table:table-cell office:value-type="float" office:value="285812533">
            <text:p>285812533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84736390">
            <text:p>384736390</text:p>
          </table:table-cell>
          <table:table-cell office:value-type="float" office:value="474354532">
            <text:p>474354532</text:p>
          </table:table-cell>
          <table:table-cell office:value-type="float" office:value="590502920">
            <text:p>590502920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75098033">
            <text:p>575098033</text:p>
          </table:table-cell>
          <table:table-cell office:value-type="float" office:value="515203434">
            <text:p>515203434</text:p>
          </table:table-cell>
          <table:table-cell office:value-type="float" office:value="541342771">
            <text:p>541342771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68479753">
            <text:p>668479753</text:p>
          </table:table-cell>
          <table:table-cell office:value-type="float" office:value="602434903">
            <text:p>602434903</text:p>
          </table:table-cell>
          <table:table-cell office:value-type="float" office:value="454732910">
            <text:p>454732910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5061518">
            <text:p>275061518</text:p>
          </table:table-cell>
          <table:table-cell office:value-type="float" office:value="544946546">
            <text:p>544946546</text:p>
          </table:table-cell>
          <table:table-cell office:value-type="float" office:value="549483415">
            <text:p>549483415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48650348">
            <text:p>448650348</text:p>
          </table:table-cell>
          <table:table-cell office:value-type="float" office:value="355445975">
            <text:p>355445975</text:p>
          </table:table-cell>
          <table:table-cell office:value-type="float" office:value="587105687">
            <text:p>587105687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82026270">
            <text:p>582026270</text:p>
          </table:table-cell>
          <table:table-cell office:value-type="float" office:value="364496489">
            <text:p>364496489</text:p>
          </table:table-cell>
          <table:table-cell office:value-type="float" office:value="290077838">
            <text:p>290077838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6938651">
            <text:p>326938651</text:p>
          </table:table-cell>
          <table:table-cell office:value-type="float" office:value="602115550">
            <text:p>602115550</text:p>
          </table:table-cell>
          <table:table-cell office:value-type="float" office:value="394153842">
            <text:p>394153842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8934722">
            <text:p>558934722</text:p>
          </table:table-cell>
          <table:table-cell office:value-type="float" office:value="609742206">
            <text:p>609742206</text:p>
          </table:table-cell>
          <table:table-cell office:value-type="float" office:value="552639466">
            <text:p>552639466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90037345">
            <text:p>390037345</text:p>
          </table:table-cell>
          <table:table-cell office:value-type="float" office:value="434319824">
            <text:p>434319824</text:p>
          </table:table-cell>
          <table:table-cell office:value-type="float" office:value="506205819">
            <text:p>506205819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9478628">
            <text:p>349478628</text:p>
          </table:table-cell>
          <table:table-cell office:value-type="float" office:value="368980073">
            <text:p>368980073</text:p>
          </table:table-cell>
          <table:table-cell office:value-type="float" office:value="361922506">
            <text:p>361922506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2188477">
            <text:p>552188477</text:p>
          </table:table-cell>
          <table:table-cell office:value-type="float" office:value="537784282">
            <text:p>537784282</text:p>
          </table:table-cell>
          <table:table-cell office:value-type="float" office:value="535269615">
            <text:p>535269615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79268250">
            <text:p>379268250</text:p>
          </table:table-cell>
          <table:table-cell office:value-type="float" office:value="324074383">
            <text:p>324074383</text:p>
          </table:table-cell>
          <table:table-cell office:value-type="float" office:value="470177923">
            <text:p>470177923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96634951">
            <text:p>296634951</text:p>
          </table:table-cell>
          <table:table-cell office:value-type="float" office:value="525041356">
            <text:p>525041356</text:p>
          </table:table-cell>
          <table:table-cell office:value-type="float" office:value="470597892">
            <text:p>470597892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17560050">
            <text:p>517560050</text:p>
          </table:table-cell>
          <table:table-cell office:value-type="float" office:value="316102861">
            <text:p>316102861</text:p>
          </table:table-cell>
          <table:table-cell office:value-type="float" office:value="481331223">
            <text:p>481331223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72659603">
            <text:p>472659603</text:p>
          </table:table-cell>
          <table:table-cell office:value-type="float" office:value="578237362">
            <text:p>578237362</text:p>
          </table:table-cell>
          <table:table-cell office:value-type="float" office:value="562419020">
            <text:p>562419020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81804935">
            <text:p>281804935</text:p>
          </table:table-cell>
          <table:table-cell office:value-type="float" office:value="441976098">
            <text:p>441976098</text:p>
          </table:table-cell>
          <table:table-cell office:value-type="float" office:value="471185388">
            <text:p>471185388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83909432">
            <text:p>483909432</text:p>
          </table:table-cell>
          <table:table-cell office:value-type="float" office:value="334669776">
            <text:p>334669776</text:p>
          </table:table-cell>
          <table:table-cell office:value-type="float" office:value="525187329">
            <text:p>525187329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6173084">
            <text:p>276173084</text:p>
          </table:table-cell>
          <table:table-cell office:value-type="float" office:value="568631624">
            <text:p>568631624</text:p>
          </table:table-cell>
          <table:table-cell office:value-type="float" office:value="351601366">
            <text:p>351601366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21877837">
            <text:p>521877837</text:p>
          </table:table-cell>
          <table:table-cell office:value-type="float" office:value="583028876">
            <text:p>583028876</text:p>
          </table:table-cell>
          <table:table-cell office:value-type="float" office:value="379966239">
            <text:p>379966239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39174629">
            <text:p>339174629</text:p>
          </table:table-cell>
          <table:table-cell office:value-type="float" office:value="589155366">
            <text:p>589155366</text:p>
          </table:table-cell>
          <table:table-cell office:value-type="float" office:value="536836683">
            <text:p>536836683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3018636">
            <text:p>323018636</text:p>
          </table:table-cell>
          <table:table-cell office:value-type="float" office:value="636710560">
            <text:p>636710560</text:p>
          </table:table-cell>
          <table:table-cell office:value-type="float" office:value="664889550">
            <text:p>664889550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26659139">
            <text:p>626659139</text:p>
          </table:table-cell>
          <table:table-cell office:value-type="float" office:value="440527859">
            <text:p>440527859</text:p>
          </table:table-cell>
          <table:table-cell office:value-type="float" office:value="351894949">
            <text:p>351894949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5469694">
            <text:p>585469694</text:p>
          </table:table-cell>
          <table:table-cell office:value-type="float" office:value="394850316">
            <text:p>394850316</text:p>
          </table:table-cell>
          <table:table-cell office:value-type="float" office:value="385442096">
            <text:p>385442096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45418298">
            <text:p>445418298</text:p>
          </table:table-cell>
          <table:table-cell office:value-type="float" office:value="580617133">
            <text:p>580617133</text:p>
          </table:table-cell>
          <table:table-cell office:value-type="float" office:value="344137795">
            <text:p>344137795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71494849">
            <text:p>371494849</text:p>
          </table:table-cell>
          <table:table-cell office:value-type="float" office:value="352424499">
            <text:p>352424499</text:p>
          </table:table-cell>
          <table:table-cell office:value-type="float" office:value="432326017">
            <text:p>432326017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21703382">
            <text:p>521703382</text:p>
          </table:table-cell>
          <table:table-cell office:value-type="float" office:value="344361613">
            <text:p>344361613</text:p>
          </table:table-cell>
          <table:table-cell office:value-type="float" office:value="379099220">
            <text:p>379099220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56035282">
            <text:p>356035282</text:p>
          </table:table-cell>
          <table:table-cell office:value-type="float" office:value="321713697">
            <text:p>321713697</text:p>
          </table:table-cell>
          <table:table-cell office:value-type="float" office:value="526051245">
            <text:p>526051245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97043715">
            <text:p>597043715</text:p>
          </table:table-cell>
          <table:table-cell office:value-type="float" office:value="385795338">
            <text:p>385795338</text:p>
          </table:table-cell>
          <table:table-cell office:value-type="float" office:value="527244663">
            <text:p>527244663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3270662">
            <text:p>603270662</text:p>
          </table:table-cell>
          <table:table-cell office:value-type="float" office:value="353194105">
            <text:p>353194105</text:p>
          </table:table-cell>
          <table:table-cell office:value-type="float" office:value="586502062">
            <text:p>586502062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99141571">
            <text:p>499141571</text:p>
          </table:table-cell>
          <table:table-cell office:value-type="float" office:value="447061995">
            <text:p>447061995</text:p>
          </table:table-cell>
          <table:table-cell office:value-type="float" office:value="595906106">
            <text:p>595906106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85059805">
            <text:p>385059805</text:p>
          </table:table-cell>
          <table:table-cell office:value-type="float" office:value="313012887">
            <text:p>313012887</text:p>
          </table:table-cell>
          <table:table-cell office:value-type="float" office:value="594756213">
            <text:p>594756213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1809510">
            <text:p>321809510</text:p>
          </table:table-cell>
          <table:table-cell office:value-type="float" office:value="602017609">
            <text:p>602017609</text:p>
          </table:table-cell>
          <table:table-cell office:value-type="float" office:value="560776745">
            <text:p>560776745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96865502">
            <text:p>496865502</text:p>
          </table:table-cell>
          <table:table-cell office:value-type="float" office:value="349188657">
            <text:p>349188657</text:p>
          </table:table-cell>
          <table:table-cell office:value-type="float" office:value="584535764">
            <text:p>584535764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9326548">
            <text:p>589326548</text:p>
          </table:table-cell>
          <table:table-cell office:value-type="float" office:value="521238361">
            <text:p>521238361</text:p>
          </table:table-cell>
          <table:table-cell office:value-type="float" office:value="578262344">
            <text:p>578262344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61705779">
            <text:p>461705779</text:p>
          </table:table-cell>
          <table:table-cell office:value-type="float" office:value="360369758">
            <text:p>360369758</text:p>
          </table:table-cell>
          <table:table-cell office:value-type="float" office:value="336103241">
            <text:p>336103241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31110576">
            <text:p>531110576</text:p>
          </table:table-cell>
          <table:table-cell office:value-type="float" office:value="588913249">
            <text:p>588913249</text:p>
          </table:table-cell>
          <table:table-cell office:value-type="float" office:value="359965335">
            <text:p>359965335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1292132">
            <text:p>601292132</text:p>
          </table:table-cell>
          <table:table-cell office:value-type="float" office:value="461153258">
            <text:p>461153258</text:p>
          </table:table-cell>
          <table:table-cell office:value-type="float" office:value="342017680">
            <text:p>342017680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3177179">
            <text:p>343177179</text:p>
          </table:table-cell>
          <table:table-cell office:value-type="float" office:value="331338737">
            <text:p>331338737</text:p>
          </table:table-cell>
          <table:table-cell office:value-type="float" office:value="600785616">
            <text:p>600785616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40117717">
            <text:p>540117717</text:p>
          </table:table-cell>
          <table:table-cell office:value-type="float" office:value="349616180">
            <text:p>349616180</text:p>
          </table:table-cell>
          <table:table-cell office:value-type="float" office:value="484073875">
            <text:p>484073875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7187015">
            <text:p>757187015</text:p>
          </table:table-cell>
          <table:table-cell office:value-type="float" office:value="612869257">
            <text:p>612869257</text:p>
          </table:table-cell>
          <table:table-cell office:value-type="float" office:value="632986479">
            <text:p>632986479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34141061">
            <text:p>734141061</text:p>
          </table:table-cell>
          <table:table-cell office:value-type="float" office:value="382366952">
            <text:p>382366952</text:p>
          </table:table-cell>
          <table:table-cell office:value-type="float" office:value="458412167">
            <text:p>458412167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03745351">
            <text:p>503745351</text:p>
          </table:table-cell>
          <table:table-cell office:value-type="float" office:value="400945646">
            <text:p>400945646</text:p>
          </table:table-cell>
          <table:table-cell office:value-type="float" office:value="623075214">
            <text:p>623075214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52821567">
            <text:p>652821567</text:p>
          </table:table-cell>
          <table:table-cell office:value-type="float" office:value="464540791">
            <text:p>464540791</text:p>
          </table:table-cell>
          <table:table-cell office:value-type="float" office:value="460825953">
            <text:p>460825953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9539931">
            <text:p>329539931</text:p>
          </table:table-cell>
          <table:table-cell office:value-type="float" office:value="382524255">
            <text:p>382524255</text:p>
          </table:table-cell>
          <table:table-cell office:value-type="float" office:value="611168863">
            <text:p>611168863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94178079">
            <text:p>394178079</text:p>
          </table:table-cell>
          <table:table-cell office:value-type="float" office:value="473929953">
            <text:p>473929953</text:p>
          </table:table-cell>
          <table:table-cell office:value-type="float" office:value="480632139">
            <text:p>480632139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93420979">
            <text:p>593420979</text:p>
          </table:table-cell>
          <table:table-cell office:value-type="float" office:value="475230971">
            <text:p>475230971</text:p>
          </table:table-cell>
          <table:table-cell office:value-type="float" office:value="476101349">
            <text:p>476101349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08390426">
            <text:p>308390426</text:p>
          </table:table-cell>
          <table:table-cell office:value-type="float" office:value="649373635">
            <text:p>649373635</text:p>
          </table:table-cell>
          <table:table-cell office:value-type="float" office:value="653941727">
            <text:p>653941727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6980071">
            <text:p>586980071</text:p>
          </table:table-cell>
          <table:table-cell office:value-type="float" office:value="594671150">
            <text:p>594671150</text:p>
          </table:table-cell>
          <table:table-cell office:value-type="float" office:value="416898801">
            <text:p>416898801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35028042">
            <text:p>535028042</text:p>
          </table:table-cell>
          <table:table-cell office:value-type="float" office:value="460947528">
            <text:p>460947528</text:p>
          </table:table-cell>
          <table:table-cell office:value-type="float" office:value="335730167">
            <text:p>335730167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18751777">
            <text:p>318751777</text:p>
          </table:table-cell>
          <table:table-cell office:value-type="float" office:value="512659354">
            <text:p>512659354</text:p>
          </table:table-cell>
          <table:table-cell office:value-type="float" office:value="671748481">
            <text:p>671748481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52755507">
            <text:p>352755507</text:p>
          </table:table-cell>
          <table:table-cell office:value-type="float" office:value="363842659">
            <text:p>363842659</text:p>
          </table:table-cell>
          <table:table-cell office:value-type="float" office:value="437835538">
            <text:p>437835538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4003646">
            <text:p>364003646</text:p>
          </table:table-cell>
          <table:table-cell office:value-type="float" office:value="343088476">
            <text:p>343088476</text:p>
          </table:table-cell>
          <table:table-cell office:value-type="float" office:value="416732885">
            <text:p>416732885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24920447">
            <text:p>524920447</text:p>
          </table:table-cell>
          <table:table-cell office:value-type="float" office:value="500909351">
            <text:p>500909351</text:p>
          </table:table-cell>
          <table:table-cell office:value-type="float" office:value="483554397">
            <text:p>483554397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03550645">
            <text:p>403550645</text:p>
          </table:table-cell>
          <table:table-cell office:value-type="float" office:value="591906869">
            <text:p>591906869</text:p>
          </table:table-cell>
          <table:table-cell office:value-type="float" office:value="586917352">
            <text:p>586917352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33502075">
            <text:p>333502075</text:p>
          </table:table-cell>
          <table:table-cell office:value-type="float" office:value="517534449">
            <text:p>517534449</text:p>
          </table:table-cell>
          <table:table-cell office:value-type="float" office:value="662825606">
            <text:p>662825606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37909429">
            <text:p>437909429</text:p>
          </table:table-cell>
          <table:table-cell office:value-type="float" office:value="385250302">
            <text:p>385250302</text:p>
          </table:table-cell>
          <table:table-cell office:value-type="float" office:value="489850097">
            <text:p>489850097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84616242">
            <text:p>484616242</text:p>
          </table:table-cell>
          <table:table-cell office:value-type="float" office:value="514518467">
            <text:p>514518467</text:p>
          </table:table-cell>
          <table:table-cell office:value-type="float" office:value="369573669">
            <text:p>369573669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35618575">
            <text:p>735618575</text:p>
          </table:table-cell>
          <table:table-cell office:value-type="float" office:value="548389248">
            <text:p>548389248</text:p>
          </table:table-cell>
          <table:table-cell office:value-type="float" office:value="542059849">
            <text:p>542059849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26511710">
            <text:p>426511710</text:p>
          </table:table-cell>
          <table:table-cell office:value-type="float" office:value="623758847">
            <text:p>623758847</text:p>
          </table:table-cell>
          <table:table-cell office:value-type="float" office:value="597750326">
            <text:p>597750326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4178640">
            <text:p>584178640</text:p>
          </table:table-cell>
          <table:table-cell office:value-type="float" office:value="645218197">
            <text:p>645218197</text:p>
          </table:table-cell>
          <table:table-cell office:value-type="float" office:value="605091413">
            <text:p>605091413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64854207">
            <text:p>564854207</text:p>
          </table:table-cell>
          <table:table-cell office:value-type="float" office:value="613041875">
            <text:p>613041875</text:p>
          </table:table-cell>
          <table:table-cell office:value-type="float" office:value="391302946">
            <text:p>391302946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05010919">
            <text:p>505010919</text:p>
          </table:table-cell>
          <table:table-cell office:value-type="float" office:value="431043920">
            <text:p>431043920</text:p>
          </table:table-cell>
          <table:table-cell office:value-type="float" office:value="584199767">
            <text:p>584199767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36892937">
            <text:p>636892937</text:p>
          </table:table-cell>
          <table:table-cell office:value-type="float" office:value="635685358">
            <text:p>635685358</text:p>
          </table:table-cell>
          <table:table-cell office:value-type="float" office:value="341469730">
            <text:p>341469730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01923793">
            <text:p>401923793</text:p>
          </table:table-cell>
          <table:table-cell office:value-type="float" office:value="582494663">
            <text:p>582494663</text:p>
          </table:table-cell>
          <table:table-cell office:value-type="float" office:value="322482513">
            <text:p>322482513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3128935">
            <text:p>343128935</text:p>
          </table:table-cell>
          <table:table-cell office:value-type="float" office:value="429975594">
            <text:p>429975594</text:p>
          </table:table-cell>
          <table:table-cell office:value-type="float" office:value="594934077">
            <text:p>594934077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0863065">
            <text:p>340863065</text:p>
          </table:table-cell>
          <table:table-cell office:value-type="float" office:value="423423645">
            <text:p>423423645</text:p>
          </table:table-cell>
          <table:table-cell office:value-type="float" office:value="402495562">
            <text:p>402495562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59775555">
            <text:p>359775555</text:p>
          </table:table-cell>
          <table:table-cell office:value-type="float" office:value="627713153">
            <text:p>627713153</text:p>
          </table:table-cell>
          <table:table-cell office:value-type="float" office:value="439701666">
            <text:p>439701666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9010771">
            <text:p>369010771</text:p>
          </table:table-cell>
          <table:table-cell office:value-type="float" office:value="442209650">
            <text:p>442209650</text:p>
          </table:table-cell>
          <table:table-cell office:value-type="float" office:value="568995833">
            <text:p>568995833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92417813">
            <text:p>292417813</text:p>
          </table:table-cell>
          <table:table-cell office:value-type="float" office:value="370348047">
            <text:p>370348047</text:p>
          </table:table-cell>
          <table:table-cell office:value-type="float" office:value="380211794">
            <text:p>380211794</text:p>
          </table:table-cell>
          <table:table-cell table:number-columns-repeated="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2252633">
            <text:p>362252633</text:p>
          </table:table-cell>
          <table:table-cell office:value-type="float" office:value="372935609">
            <text:p>372935609</text:p>
          </table:table-cell>
          <table:table-cell office:value-type="float" office:value="573232554">
            <text:p>573232554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07280116">
            <text:p>607280116</text:p>
          </table:table-cell>
          <table:table-cell office:value-type="float" office:value="446645163">
            <text:p>446645163</text:p>
          </table:table-cell>
          <table:table-cell office:value-type="float" office:value="416709780">
            <text:p>416709780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67720376">
            <text:p>367720376</text:p>
          </table:table-cell>
          <table:table-cell office:value-type="float" office:value="336429514">
            <text:p>336429514</text:p>
          </table:table-cell>
          <table:table-cell office:value-type="float" office:value="362164794">
            <text:p>362164794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93543014">
            <text:p>493543014</text:p>
          </table:table-cell>
          <table:table-cell office:value-type="float" office:value="482081599">
            <text:p>482081599</text:p>
          </table:table-cell>
          <table:table-cell office:value-type="float" office:value="648458010">
            <text:p>648458010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08853995">
            <text:p>508853995</text:p>
          </table:table-cell>
          <table:table-cell office:value-type="float" office:value="668890024">
            <text:p>668890024</text:p>
          </table:table-cell>
          <table:table-cell office:value-type="float" office:value="633729779">
            <text:p>633729779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64860778">
            <text:p>464860778</text:p>
          </table:table-cell>
          <table:table-cell office:value-type="float" office:value="484662209">
            <text:p>484662209</text:p>
          </table:table-cell>
          <table:table-cell office:value-type="float" office:value="604729838">
            <text:p>604729838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70339190">
            <text:p>570339190</text:p>
          </table:table-cell>
          <table:table-cell office:value-type="float" office:value="427244177">
            <text:p>427244177</text:p>
          </table:table-cell>
          <table:table-cell office:value-type="float" office:value="540228120">
            <text:p>540228120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23055316">
            <text:p>323055316</text:p>
          </table:table-cell>
          <table:table-cell office:value-type="float" office:value="705211066">
            <text:p>705211066</text:p>
          </table:table-cell>
          <table:table-cell office:value-type="float" office:value="362161523">
            <text:p>362161523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51524620">
            <text:p>351524620</text:p>
          </table:table-cell>
          <table:table-cell office:value-type="float" office:value="584947891">
            <text:p>584947891</text:p>
          </table:table-cell>
          <table:table-cell office:value-type="float" office:value="660642628">
            <text:p>660642628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35216143">
            <text:p>635216143</text:p>
          </table:table-cell>
          <table:table-cell office:value-type="float" office:value="687405736">
            <text:p>687405736</text:p>
          </table:table-cell>
          <table:table-cell office:value-type="float" office:value="393548390">
            <text:p>393548390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68370472">
            <text:p>468370472</text:p>
          </table:table-cell>
          <table:table-cell office:value-type="float" office:value="668132014">
            <text:p>668132014</text:p>
          </table:table-cell>
          <table:table-cell office:value-type="float" office:value="392619187">
            <text:p>392619187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04055247">
            <text:p>704055247</text:p>
          </table:table-cell>
          <table:table-cell office:value-type="float" office:value="705890900">
            <text:p>705890900</text:p>
          </table:table-cell>
          <table:table-cell office:value-type="float" office:value="366211133">
            <text:p>366211133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57065786">
            <text:p>457065786</text:p>
          </table:table-cell>
          <table:table-cell office:value-type="float" office:value="496494925">
            <text:p>496494925</text:p>
          </table:table-cell>
          <table:table-cell office:value-type="float" office:value="401360942">
            <text:p>401360942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02123841">
            <text:p>402123841</text:p>
          </table:table-cell>
          <table:table-cell office:value-type="float" office:value="422106778">
            <text:p>422106778</text:p>
          </table:table-cell>
          <table:table-cell office:value-type="float" office:value="482403236">
            <text:p>482403236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34436905">
            <text:p>434436905</text:p>
          </table:table-cell>
          <table:table-cell office:value-type="float" office:value="352720248">
            <text:p>352720248</text:p>
          </table:table-cell>
          <table:table-cell office:value-type="float" office:value="368838757">
            <text:p>368838757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42710455">
            <text:p>442710455</text:p>
          </table:table-cell>
          <table:table-cell office:value-type="float" office:value="654324689">
            <text:p>654324689</text:p>
          </table:table-cell>
          <table:table-cell office:value-type="float" office:value="650045190">
            <text:p>650045190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93664887">
            <text:p>493664887</text:p>
          </table:table-cell>
          <table:table-cell office:value-type="float" office:value="634513700">
            <text:p>634513700</text:p>
          </table:table-cell>
          <table:table-cell office:value-type="float" office:value="417831389">
            <text:p>417831389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21570603">
            <text:p>421570603</text:p>
          </table:table-cell>
          <table:table-cell office:value-type="float" office:value="488962275">
            <text:p>488962275</text:p>
          </table:table-cell>
          <table:table-cell office:value-type="float" office:value="571697760">
            <text:p>571697760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2935373">
            <text:p>592935373</text:p>
          </table:table-cell>
          <table:table-cell office:value-type="float" office:value="375426913">
            <text:p>375426913</text:p>
          </table:table-cell>
          <table:table-cell office:value-type="float" office:value="351412861">
            <text:p>351412861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39734560">
            <text:p>339734560</text:p>
          </table:table-cell>
          <table:table-cell office:value-type="float" office:value="344236962">
            <text:p>344236962</text:p>
          </table:table-cell>
          <table:table-cell office:value-type="float" office:value="627871262">
            <text:p>627871262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33809062">
            <text:p>533809062</text:p>
          </table:table-cell>
          <table:table-cell office:value-type="float" office:value="686481548">
            <text:p>686481548</text:p>
          </table:table-cell>
          <table:table-cell office:value-type="float" office:value="366286364">
            <text:p>366286364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89127740">
            <text:p>389127740</text:p>
          </table:table-cell>
          <table:table-cell office:value-type="float" office:value="472108224">
            <text:p>472108224</text:p>
          </table:table-cell>
          <table:table-cell office:value-type="float" office:value="510578890">
            <text:p>510578890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23566980">
            <text:p>523566980</text:p>
          </table:table-cell>
          <table:table-cell office:value-type="float" office:value="484576612">
            <text:p>484576612</text:p>
          </table:table-cell>
          <table:table-cell office:value-type="float" office:value="346043502">
            <text:p>346043502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52332516">
            <text:p>552332516</text:p>
          </table:table-cell>
          <table:table-cell office:value-type="float" office:value="434452731">
            <text:p>434452731</text:p>
          </table:table-cell>
          <table:table-cell office:value-type="float" office:value="567430614">
            <text:p>567430614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59688452">
            <text:p>359688452</text:p>
          </table:table-cell>
          <table:table-cell office:value-type="float" office:value="396276597">
            <text:p>396276597</text:p>
          </table:table-cell>
          <table:table-cell office:value-type="float" office:value="423353269">
            <text:p>423353269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07374611">
            <text:p>507374611</text:p>
          </table:table-cell>
          <table:table-cell office:value-type="float" office:value="417618767">
            <text:p>417618767</text:p>
          </table:table-cell>
          <table:table-cell office:value-type="float" office:value="487663586">
            <text:p>487663586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1272211">
            <text:p>391272211</text:p>
          </table:table-cell>
          <table:table-cell office:value-type="float" office:value="497800874">
            <text:p>497800874</text:p>
          </table:table-cell>
          <table:table-cell office:value-type="float" office:value="400514758">
            <text:p>400514758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12619629">
            <text:p>412619629</text:p>
          </table:table-cell>
          <table:table-cell office:value-type="float" office:value="701144182">
            <text:p>701144182</text:p>
          </table:table-cell>
          <table:table-cell office:value-type="float" office:value="708383606">
            <text:p>708383606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69654739">
            <text:p>469654739</text:p>
          </table:table-cell>
          <table:table-cell office:value-type="float" office:value="673517112">
            <text:p>673517112</text:p>
          </table:table-cell>
          <table:table-cell office:value-type="float" office:value="396296603">
            <text:p>396296603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73355209">
            <text:p>473355209</text:p>
          </table:table-cell>
          <table:table-cell office:value-type="float" office:value="364288493">
            <text:p>364288493</text:p>
          </table:table-cell>
          <table:table-cell office:value-type="float" office:value="589892230">
            <text:p>589892230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78690993">
            <text:p>578690993</text:p>
          </table:table-cell>
          <table:table-cell office:value-type="float" office:value="361527029">
            <text:p>361527029</text:p>
          </table:table-cell>
          <table:table-cell office:value-type="float" office:value="656355293">
            <text:p>656355293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66337469">
            <text:p>466337469</text:p>
          </table:table-cell>
          <table:table-cell office:value-type="float" office:value="490614877">
            <text:p>490614877</text:p>
          </table:table-cell>
          <table:table-cell office:value-type="float" office:value="656527137">
            <text:p>656527137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03837885">
            <text:p>503837885</text:p>
          </table:table-cell>
          <table:table-cell office:value-type="float" office:value="692255472">
            <text:p>692255472</text:p>
          </table:table-cell>
          <table:table-cell office:value-type="float" office:value="331380067">
            <text:p>331380067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57940228">
            <text:p>357940228</text:p>
          </table:table-cell>
          <table:table-cell office:value-type="float" office:value="694117755">
            <text:p>694117755</text:p>
          </table:table-cell>
          <table:table-cell office:value-type="float" office:value="676736063">
            <text:p>676736063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29031569">
            <text:p>629031569</text:p>
          </table:table-cell>
          <table:table-cell office:value-type="float" office:value="370317244">
            <text:p>370317244</text:p>
          </table:table-cell>
          <table:table-cell office:value-type="float" office:value="500399703">
            <text:p>500399703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47228325">
            <text:p>347228325</text:p>
          </table:table-cell>
          <table:table-cell office:value-type="float" office:value="377294280">
            <text:p>377294280</text:p>
          </table:table-cell>
          <table:table-cell office:value-type="float" office:value="539470942">
            <text:p>539470942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04790065">
            <text:p>404790065</text:p>
          </table:table-cell>
          <table:table-cell office:value-type="float" office:value="629364885">
            <text:p>629364885</text:p>
          </table:table-cell>
          <table:table-cell office:value-type="float" office:value="490623884">
            <text:p>490623884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83177104">
            <text:p>383177104</text:p>
          </table:table-cell>
          <table:table-cell office:value-type="float" office:value="629839569">
            <text:p>629839569</text:p>
          </table:table-cell>
          <table:table-cell office:value-type="float" office:value="588062046">
            <text:p>588062046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26191768">
            <text:p>426191768</text:p>
          </table:table-cell>
          <table:table-cell office:value-type="float" office:value="505770584">
            <text:p>505770584</text:p>
          </table:table-cell>
          <table:table-cell office:value-type="float" office:value="627189760">
            <text:p>627189760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5621678">
            <text:p>595621678</text:p>
          </table:table-cell>
          <table:table-cell office:value-type="float" office:value="692165374">
            <text:p>692165374</text:p>
          </table:table-cell>
          <table:table-cell office:value-type="float" office:value="384878240">
            <text:p>384878240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6316766">
            <text:p>396316766</text:p>
          </table:table-cell>
          <table:table-cell office:value-type="float" office:value="692397430">
            <text:p>692397430</text:p>
          </table:table-cell>
          <table:table-cell office:value-type="float" office:value="403341705">
            <text:p>403341705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04687340">
            <text:p>404687340</text:p>
          </table:table-cell>
          <table:table-cell office:value-type="float" office:value="682402750">
            <text:p>682402750</text:p>
          </table:table-cell>
          <table:table-cell office:value-type="float" office:value="372363089">
            <text:p>372363089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48854236">
            <text:p>448854236</text:p>
          </table:table-cell>
          <table:table-cell office:value-type="float" office:value="472775576">
            <text:p>472775576</text:p>
          </table:table-cell>
          <table:table-cell office:value-type="float" office:value="353016014">
            <text:p>353016014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62646206">
            <text:p>662646206</text:p>
          </table:table-cell>
          <table:table-cell office:value-type="float" office:value="687663515">
            <text:p>687663515</text:p>
          </table:table-cell>
          <table:table-cell office:value-type="float" office:value="662940063">
            <text:p>662940063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11622570">
            <text:p>511622570</text:p>
          </table:table-cell>
          <table:table-cell office:value-type="float" office:value="461492039">
            <text:p>461492039</text:p>
          </table:table-cell>
          <table:table-cell office:value-type="float" office:value="629583131">
            <text:p>629583131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65062061">
            <text:p>465062061</text:p>
          </table:table-cell>
          <table:table-cell office:value-type="float" office:value="424287774">
            <text:p>424287774</text:p>
          </table:table-cell>
          <table:table-cell office:value-type="float" office:value="607807681">
            <text:p>607807681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18871163">
            <text:p>418871163</text:p>
          </table:table-cell>
          <table:table-cell office:value-type="float" office:value="345142330">
            <text:p>345142330</text:p>
          </table:table-cell>
          <table:table-cell office:value-type="float" office:value="530734911">
            <text:p>530734911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7902772">
            <text:p>597902772</text:p>
          </table:table-cell>
          <table:table-cell office:value-type="float" office:value="456005952">
            <text:p>456005952</text:p>
          </table:table-cell>
          <table:table-cell office:value-type="float" office:value="473244752">
            <text:p>473244752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51777372">
            <text:p>351777372</text:p>
          </table:table-cell>
          <table:table-cell office:value-type="float" office:value="491799542">
            <text:p>491799542</text:p>
          </table:table-cell>
          <table:table-cell office:value-type="float" office:value="476269147">
            <text:p>476269147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46303432">
            <text:p>646303432</text:p>
          </table:table-cell>
          <table:table-cell office:value-type="float" office:value="744173883">
            <text:p>744173883</text:p>
          </table:table-cell>
          <table:table-cell office:value-type="float" office:value="371532678">
            <text:p>371532678</text:p>
          </table:table-cell>
          <table:table-cell table:number-columns-repeated="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85554515">
            <text:p>585554515</text:p>
          </table:table-cell>
          <table:table-cell office:value-type="float" office:value="547076432">
            <text:p>547076432</text:p>
          </table:table-cell>
          <table:table-cell office:value-type="float" office:value="547061476">
            <text:p>547061476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70195353">
            <text:p>670195353</text:p>
          </table:table-cell>
          <table:table-cell office:value-type="float" office:value="625364793">
            <text:p>625364793</text:p>
          </table:table-cell>
          <table:table-cell office:value-type="float" office:value="564357633">
            <text:p>564357633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74737442">
            <text:p>374737442</text:p>
          </table:table-cell>
          <table:table-cell office:value-type="float" office:value="507638820">
            <text:p>507638820</text:p>
          </table:table-cell>
          <table:table-cell office:value-type="float" office:value="481523925">
            <text:p>481523925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9007214">
            <text:p>449007214</text:p>
          </table:table-cell>
          <table:table-cell office:value-type="float" office:value="411287206">
            <text:p>411287206</text:p>
          </table:table-cell>
          <table:table-cell office:value-type="float" office:value="734990393">
            <text:p>734990393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65695048">
            <text:p>565695048</text:p>
          </table:table-cell>
          <table:table-cell office:value-type="float" office:value="657776756">
            <text:p>657776756</text:p>
          </table:table-cell>
          <table:table-cell office:value-type="float" office:value="374354207">
            <text:p>374354207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85676376">
            <text:p>385676376</text:p>
          </table:table-cell>
          <table:table-cell office:value-type="float" office:value="595109742">
            <text:p>595109742</text:p>
          </table:table-cell>
          <table:table-cell office:value-type="float" office:value="538605201">
            <text:p>538605201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91297751">
            <text:p>491297751</text:p>
          </table:table-cell>
          <table:table-cell office:value-type="float" office:value="867488469">
            <text:p>867488469</text:p>
          </table:table-cell>
          <table:table-cell office:value-type="float" office:value="482303584">
            <text:p>482303584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62567161">
            <text:p>562567161</text:p>
          </table:table-cell>
          <table:table-cell office:value-type="float" office:value="516582516">
            <text:p>516582516</text:p>
          </table:table-cell>
          <table:table-cell office:value-type="float" office:value="570269848">
            <text:p>570269848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3335214">
            <text:p>633335214</text:p>
          </table:table-cell>
          <table:table-cell office:value-type="float" office:value="634753302">
            <text:p>634753302</text:p>
          </table:table-cell>
          <table:table-cell office:value-type="float" office:value="418212392">
            <text:p>418212392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67806786">
            <text:p>667806786</text:p>
          </table:table-cell>
          <table:table-cell office:value-type="float" office:value="882207422">
            <text:p>882207422</text:p>
          </table:table-cell>
          <table:table-cell office:value-type="float" office:value="388405265">
            <text:p>388405265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77243117">
            <text:p>377243117</text:p>
          </table:table-cell>
          <table:table-cell office:value-type="float" office:value="878258448">
            <text:p>878258448</text:p>
          </table:table-cell>
          <table:table-cell office:value-type="float" office:value="710253499">
            <text:p>710253499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24733210">
            <text:p>624733210</text:p>
          </table:table-cell>
          <table:table-cell office:value-type="float" office:value="707345146">
            <text:p>707345146</text:p>
          </table:table-cell>
          <table:table-cell office:value-type="float" office:value="404227402">
            <text:p>404227402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44406066">
            <text:p>644406066</text:p>
          </table:table-cell>
          <table:table-cell office:value-type="float" office:value="691204542">
            <text:p>691204542</text:p>
          </table:table-cell>
          <table:table-cell office:value-type="float" office:value="435381098">
            <text:p>435381098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96503503">
            <text:p>596503503</text:p>
          </table:table-cell>
          <table:table-cell office:value-type="float" office:value="468164630">
            <text:p>468164630</text:p>
          </table:table-cell>
          <table:table-cell office:value-type="float" office:value="741003798">
            <text:p>741003798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62711335">
            <text:p>562711335</text:p>
          </table:table-cell>
          <table:table-cell office:value-type="float" office:value="518835869">
            <text:p>518835869</text:p>
          </table:table-cell>
          <table:table-cell office:value-type="float" office:value="398539988">
            <text:p>398539988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9179384">
            <text:p>639179384</text:p>
          </table:table-cell>
          <table:table-cell office:value-type="float" office:value="689000984">
            <text:p>689000984</text:p>
          </table:table-cell>
          <table:table-cell office:value-type="float" office:value="478452558">
            <text:p>478452558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87178562">
            <text:p>687178562</text:p>
          </table:table-cell>
          <table:table-cell office:value-type="float" office:value="584703650">
            <text:p>584703650</text:p>
          </table:table-cell>
          <table:table-cell office:value-type="float" office:value="544242041">
            <text:p>544242041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42686332">
            <text:p>542686332</text:p>
          </table:table-cell>
          <table:table-cell office:value-type="float" office:value="422413252">
            <text:p>422413252</text:p>
          </table:table-cell>
          <table:table-cell office:value-type="float" office:value="494205607">
            <text:p>494205607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1484655">
            <text:p>441484655</text:p>
          </table:table-cell>
          <table:table-cell office:value-type="float" office:value="442634890">
            <text:p>442634890</text:p>
          </table:table-cell>
          <table:table-cell office:value-type="float" office:value="505872760">
            <text:p>505872760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70999138">
            <text:p>470999138</text:p>
          </table:table-cell>
          <table:table-cell office:value-type="float" office:value="456628824">
            <text:p>456628824</text:p>
          </table:table-cell>
          <table:table-cell office:value-type="float" office:value="726519016">
            <text:p>726519016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77686170">
            <text:p>677686170</text:p>
          </table:table-cell>
          <table:table-cell office:value-type="float" office:value="505253574">
            <text:p>505253574</text:p>
          </table:table-cell>
          <table:table-cell office:value-type="float" office:value="740302671">
            <text:p>740302671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36274490">
            <text:p>436274490</text:p>
          </table:table-cell>
          <table:table-cell office:value-type="float" office:value="603024141">
            <text:p>603024141</text:p>
          </table:table-cell>
          <table:table-cell office:value-type="float" office:value="702318324">
            <text:p>702318324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3699288">
            <text:p>463699288</text:p>
          </table:table-cell>
          <table:table-cell office:value-type="float" office:value="656352688">
            <text:p>656352688</text:p>
          </table:table-cell>
          <table:table-cell office:value-type="float" office:value="414451390">
            <text:p>414451390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50323159">
            <text:p>450323159</text:p>
          </table:table-cell>
          <table:table-cell office:value-type="float" office:value="508668249">
            <text:p>508668249</text:p>
          </table:table-cell>
          <table:table-cell office:value-type="float" office:value="485038156">
            <text:p>485038156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97439996">
            <text:p>697439996</text:p>
          </table:table-cell>
          <table:table-cell office:value-type="float" office:value="477845358">
            <text:p>477845358</text:p>
          </table:table-cell>
          <table:table-cell office:value-type="float" office:value="727504599">
            <text:p>727504599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52123885">
            <text:p>652123885</text:p>
          </table:table-cell>
          <table:table-cell office:value-type="float" office:value="691902118">
            <text:p>691902118</text:p>
          </table:table-cell>
          <table:table-cell office:value-type="float" office:value="741348172">
            <text:p>741348172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72484943">
            <text:p>372484943</text:p>
          </table:table-cell>
          <table:table-cell office:value-type="float" office:value="441337056">
            <text:p>441337056</text:p>
          </table:table-cell>
          <table:table-cell office:value-type="float" office:value="753640709">
            <text:p>753640709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55445804">
            <text:p>655445804</text:p>
          </table:table-cell>
          <table:table-cell office:value-type="float" office:value="797954907">
            <text:p>797954907</text:p>
          </table:table-cell>
          <table:table-cell office:value-type="float" office:value="401995800">
            <text:p>401995800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86363274">
            <text:p>686363274</text:p>
          </table:table-cell>
          <table:table-cell office:value-type="float" office:value="710907775">
            <text:p>710907775</text:p>
          </table:table-cell>
          <table:table-cell office:value-type="float" office:value="753409709">
            <text:p>753409709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77099336">
            <text:p>677099336</text:p>
          </table:table-cell>
          <table:table-cell office:value-type="float" office:value="880533871">
            <text:p>880533871</text:p>
          </table:table-cell>
          <table:table-cell office:value-type="float" office:value="464303441">
            <text:p>464303441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7093719">
            <text:p>467093719</text:p>
          </table:table-cell>
          <table:table-cell office:value-type="float" office:value="470045796">
            <text:p>470045796</text:p>
          </table:table-cell>
          <table:table-cell office:value-type="float" office:value="592898663">
            <text:p>592898663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74711636">
            <text:p>574711636</text:p>
          </table:table-cell>
          <table:table-cell office:value-type="float" office:value="900788842">
            <text:p>900788842</text:p>
          </table:table-cell>
          <table:table-cell office:value-type="float" office:value="812452599">
            <text:p>812452599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87723341">
            <text:p>387723341</text:p>
          </table:table-cell>
          <table:table-cell office:value-type="float" office:value="665545412">
            <text:p>665545412</text:p>
          </table:table-cell>
          <table:table-cell office:value-type="float" office:value="393269330">
            <text:p>393269330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93215430">
            <text:p>493215430</text:p>
          </table:table-cell>
          <table:table-cell office:value-type="float" office:value="620108013">
            <text:p>620108013</text:p>
          </table:table-cell>
          <table:table-cell office:value-type="float" office:value="438628148">
            <text:p>438628148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83443829">
            <text:p>383443829</text:p>
          </table:table-cell>
          <table:table-cell office:value-type="float" office:value="643080740">
            <text:p>643080740</text:p>
          </table:table-cell>
          <table:table-cell office:value-type="float" office:value="717856475">
            <text:p>717856475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62005482">
            <text:p>362005482</text:p>
          </table:table-cell>
          <table:table-cell office:value-type="float" office:value="519802206">
            <text:p>519802206</text:p>
          </table:table-cell>
          <table:table-cell office:value-type="float" office:value="396602134">
            <text:p>396602134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65492727">
            <text:p>365492727</text:p>
          </table:table-cell>
          <table:table-cell office:value-type="float" office:value="700192098">
            <text:p>700192098</text:p>
          </table:table-cell>
          <table:table-cell office:value-type="float" office:value="720958233">
            <text:p>720958233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23068906">
            <text:p>423068906</text:p>
          </table:table-cell>
          <table:table-cell office:value-type="float" office:value="591258311">
            <text:p>591258311</text:p>
          </table:table-cell>
          <table:table-cell office:value-type="float" office:value="356083568">
            <text:p>356083568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2534112">
            <text:p>442534112</text:p>
          </table:table-cell>
          <table:table-cell office:value-type="float" office:value="435324055">
            <text:p>435324055</text:p>
          </table:table-cell>
          <table:table-cell office:value-type="float" office:value="631277451">
            <text:p>631277451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88224728">
            <text:p>488224728</text:p>
          </table:table-cell>
          <table:table-cell office:value-type="float" office:value="774050094">
            <text:p>774050094</text:p>
          </table:table-cell>
          <table:table-cell office:value-type="float" office:value="519423898">
            <text:p>519423898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52084604">
            <text:p>552084604</text:p>
          </table:table-cell>
          <table:table-cell office:value-type="float" office:value="477279470">
            <text:p>477279470</text:p>
          </table:table-cell>
          <table:table-cell office:value-type="float" office:value="500251915">
            <text:p>500251915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59925766">
            <text:p>559925766</text:p>
          </table:table-cell>
          <table:table-cell office:value-type="float" office:value="777309209">
            <text:p>777309209</text:p>
          </table:table-cell>
          <table:table-cell office:value-type="float" office:value="710490085">
            <text:p>710490085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27677860">
            <text:p>427677860</text:p>
          </table:table-cell>
          <table:table-cell office:value-type="float" office:value="461490832">
            <text:p>461490832</text:p>
          </table:table-cell>
          <table:table-cell office:value-type="float" office:value="635514800">
            <text:p>635514800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08372557">
            <text:p>608372557</text:p>
          </table:table-cell>
          <table:table-cell office:value-type="float" office:value="700151544">
            <text:p>700151544</text:p>
          </table:table-cell>
          <table:table-cell office:value-type="float" office:value="521156555">
            <text:p>521156555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79161050">
            <text:p>479161050</text:p>
          </table:table-cell>
          <table:table-cell office:value-type="float" office:value="736066850">
            <text:p>736066850</text:p>
          </table:table-cell>
          <table:table-cell office:value-type="float" office:value="408624647">
            <text:p>408624647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29306159">
            <text:p>429306159</text:p>
          </table:table-cell>
          <table:table-cell office:value-type="float" office:value="822669071">
            <text:p>822669071</text:p>
          </table:table-cell>
          <table:table-cell office:value-type="float" office:value="582900874">
            <text:p>582900874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51606431">
            <text:p>651606431</text:p>
          </table:table-cell>
          <table:table-cell office:value-type="float" office:value="552521192">
            <text:p>552521192</text:p>
          </table:table-cell>
          <table:table-cell office:value-type="float" office:value="906173484">
            <text:p>906173484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94252760">
            <text:p>494252760</text:p>
          </table:table-cell>
          <table:table-cell office:value-type="float" office:value="722317400">
            <text:p>722317400</text:p>
          </table:table-cell>
          <table:table-cell office:value-type="float" office:value="674968564">
            <text:p>674968564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72550952">
            <text:p>572550952</text:p>
          </table:table-cell>
          <table:table-cell office:value-type="float" office:value="781413476">
            <text:p>781413476</text:p>
          </table:table-cell>
          <table:table-cell office:value-type="float" office:value="763208410">
            <text:p>763208410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50633337">
            <text:p>350633337</text:p>
          </table:table-cell>
          <table:table-cell office:value-type="float" office:value="876721792">
            <text:p>876721792</text:p>
          </table:table-cell>
          <table:table-cell office:value-type="float" office:value="665822914">
            <text:p>665822914</text:p>
          </table:table-cell>
          <table:table-cell table:number-columns-repeated="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4382079">
            <text:p>444382079</text:p>
          </table:table-cell>
          <table:table-cell office:value-type="float" office:value="420514370">
            <text:p>420514370</text:p>
          </table:table-cell>
          <table:table-cell office:value-type="float" office:value="433578515">
            <text:p>433578515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43570337">
            <text:p>443570337</text:p>
          </table:table-cell>
          <table:table-cell office:value-type="float" office:value="545672616">
            <text:p>545672616</text:p>
          </table:table-cell>
          <table:table-cell office:value-type="float" office:value="787269666">
            <text:p>787269666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35374377">
            <text:p>535374377</text:p>
          </table:table-cell>
          <table:table-cell office:value-type="float" office:value="957763355">
            <text:p>957763355</text:p>
          </table:table-cell>
          <table:table-cell office:value-type="float" office:value="800756633">
            <text:p>800756633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44139393">
            <text:p>544139393</text:p>
          </table:table-cell>
          <table:table-cell office:value-type="float" office:value="556774021">
            <text:p>556774021</text:p>
          </table:table-cell>
          <table:table-cell office:value-type="float" office:value="830116215">
            <text:p>830116215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26872551">
            <text:p>426872551</text:p>
          </table:table-cell>
          <table:table-cell office:value-type="float" office:value="858707204">
            <text:p>858707204</text:p>
          </table:table-cell>
          <table:table-cell office:value-type="float" office:value="504039067">
            <text:p>504039067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19438852">
            <text:p>419438852</text:p>
          </table:table-cell>
          <table:table-cell office:value-type="float" office:value="426249724">
            <text:p>426249724</text:p>
          </table:table-cell>
          <table:table-cell office:value-type="float" office:value="813420396">
            <text:p>813420396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47698732">
            <text:p>447698732</text:p>
          </table:table-cell>
          <table:table-cell office:value-type="float" office:value="593289809">
            <text:p>593289809</text:p>
          </table:table-cell>
          <table:table-cell office:value-type="float" office:value="734466507">
            <text:p>734466507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89876271">
            <text:p>489876271</text:p>
          </table:table-cell>
          <table:table-cell office:value-type="float" office:value="837556923">
            <text:p>837556923</text:p>
          </table:table-cell>
          <table:table-cell office:value-type="float" office:value="767746034">
            <text:p>767746034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63278874">
            <text:p>463278874</text:p>
          </table:table-cell>
          <table:table-cell office:value-type="float" office:value="571867824">
            <text:p>571867824</text:p>
          </table:table-cell>
          <table:table-cell office:value-type="float" office:value="733325148">
            <text:p>733325148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74776545">
            <text:p>374776545</text:p>
          </table:table-cell>
          <table:table-cell office:value-type="float" office:value="742483747">
            <text:p>742483747</text:p>
          </table:table-cell>
          <table:table-cell office:value-type="float" office:value="832932886">
            <text:p>832932886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13194492">
            <text:p>413194492</text:p>
          </table:table-cell>
          <table:table-cell office:value-type="float" office:value="770775779">
            <text:p>770775779</text:p>
          </table:table-cell>
          <table:table-cell office:value-type="float" office:value="612554215">
            <text:p>612554215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25749009">
            <text:p>725749009</text:p>
          </table:table-cell>
          <table:table-cell office:value-type="float" office:value="831568347">
            <text:p>831568347</text:p>
          </table:table-cell>
          <table:table-cell office:value-type="float" office:value="759882593">
            <text:p>759882593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05556640">
            <text:p>405556640</text:p>
          </table:table-cell>
          <table:table-cell office:value-type="float" office:value="694425270">
            <text:p>694425270</text:p>
          </table:table-cell>
          <table:table-cell office:value-type="float" office:value="686827465">
            <text:p>686827465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08669551">
            <text:p>508669551</text:p>
          </table:table-cell>
          <table:table-cell office:value-type="float" office:value="629854652">
            <text:p>629854652</text:p>
          </table:table-cell>
          <table:table-cell office:value-type="float" office:value="813467489">
            <text:p>813467489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95915602">
            <text:p>595915602</text:p>
          </table:table-cell>
          <table:table-cell office:value-type="float" office:value="683077666">
            <text:p>683077666</text:p>
          </table:table-cell>
          <table:table-cell office:value-type="float" office:value="723712697">
            <text:p>723712697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2624056">
            <text:p>452624056</text:p>
          </table:table-cell>
          <table:table-cell office:value-type="float" office:value="545241294">
            <text:p>545241294</text:p>
          </table:table-cell>
          <table:table-cell office:value-type="float" office:value="491540542">
            <text:p>491540542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43654120">
            <text:p>743654120</text:p>
          </table:table-cell>
          <table:table-cell office:value-type="float" office:value="806139363">
            <text:p>806139363</text:p>
          </table:table-cell>
          <table:table-cell office:value-type="float" office:value="448511694">
            <text:p>448511694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5629546">
            <text:p>675629546</text:p>
          </table:table-cell>
          <table:table-cell office:value-type="float" office:value="524626998">
            <text:p>524626998</text:p>
          </table:table-cell>
          <table:table-cell office:value-type="float" office:value="778846320">
            <text:p>778846320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48789099">
            <text:p>748789099</text:p>
          </table:table-cell>
          <table:table-cell office:value-type="float" office:value="857454876">
            <text:p>857454876</text:p>
          </table:table-cell>
          <table:table-cell office:value-type="float" office:value="929107714">
            <text:p>929107714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43035303">
            <text:p>743035303</text:p>
          </table:table-cell>
          <table:table-cell office:value-type="float" office:value="717307302">
            <text:p>717307302</text:p>
          </table:table-cell>
          <table:table-cell office:value-type="float" office:value="92847269">
            <text:p>92847269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61193159">
            <text:p>561193159</text:p>
          </table:table-cell>
          <table:table-cell office:value-type="float" office:value="721743736">
            <text:p>721743736</text:p>
          </table:table-cell>
          <table:table-cell office:value-type="float" office:value="819873676">
            <text:p>819873676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51539412">
            <text:p>751539412</text:p>
          </table:table-cell>
          <table:table-cell office:value-type="float" office:value="686852126">
            <text:p>686852126</text:p>
          </table:table-cell>
          <table:table-cell office:value-type="float" office:value="653137488">
            <text:p>653137488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80967240">
            <text:p>680967240</text:p>
          </table:table-cell>
          <table:table-cell office:value-type="float" office:value="810215078">
            <text:p>810215078</text:p>
          </table:table-cell>
          <table:table-cell office:value-type="float" office:value="782944573">
            <text:p>782944573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8324909">
            <text:p>678324909</text:p>
          </table:table-cell>
          <table:table-cell office:value-type="float" office:value="844562992">
            <text:p>844562992</text:p>
          </table:table-cell>
          <table:table-cell office:value-type="float" office:value="838842794">
            <text:p>838842794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37071810">
            <text:p>537071810</text:p>
          </table:table-cell>
          <table:table-cell office:value-type="float" office:value="495045951">
            <text:p>495045951</text:p>
          </table:table-cell>
          <table:table-cell office:value-type="float" office:value="448942541">
            <text:p>448942541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91685759">
            <text:p>391685759</text:p>
          </table:table-cell>
          <table:table-cell office:value-type="float" office:value="496429661">
            <text:p>496429661</text:p>
          </table:table-cell>
          <table:table-cell office:value-type="float" office:value="531347119">
            <text:p>531347119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62807438">
            <text:p>362807438</text:p>
          </table:table-cell>
          <table:table-cell office:value-type="float" office:value="480238222">
            <text:p>480238222</text:p>
          </table:table-cell>
          <table:table-cell office:value-type="float" office:value="626912081">
            <text:p>626912081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53448220">
            <text:p>553448220</text:p>
          </table:table-cell>
          <table:table-cell office:value-type="float" office:value="535341587">
            <text:p>535341587</text:p>
          </table:table-cell>
          <table:table-cell office:value-type="float" office:value="706693869">
            <text:p>706693869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77464778">
            <text:p>477464778</text:p>
          </table:table-cell>
          <table:table-cell office:value-type="float" office:value="740166316">
            <text:p>740166316</text:p>
          </table:table-cell>
          <table:table-cell office:value-type="float" office:value="476502404">
            <text:p>476502404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99454519">
            <text:p>399454519</text:p>
          </table:table-cell>
          <table:table-cell office:value-type="float" office:value="766587931">
            <text:p>766587931</text:p>
          </table:table-cell>
          <table:table-cell office:value-type="float" office:value="722814080">
            <text:p>722814080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70356448">
            <text:p>770356448</text:p>
          </table:table-cell>
          <table:table-cell office:value-type="float" office:value="884152282">
            <text:p>884152282</text:p>
          </table:table-cell>
          <table:table-cell office:value-type="float" office:value="822204462">
            <text:p>822204462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12454240">
            <text:p>412454240</text:p>
          </table:table-cell>
          <table:table-cell office:value-type="float" office:value="684078193">
            <text:p>684078193</text:p>
          </table:table-cell>
          <table:table-cell office:value-type="float" office:value="594143227">
            <text:p>594143227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96356350">
            <text:p>496356350</text:p>
          </table:table-cell>
          <table:table-cell office:value-type="float" office:value="468956477">
            <text:p>468956477</text:p>
          </table:table-cell>
          <table:table-cell office:value-type="float" office:value="774421563">
            <text:p>774421563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31842940">
            <text:p>731842940</text:p>
          </table:table-cell>
          <table:table-cell office:value-type="float" office:value="590361434">
            <text:p>590361434</text:p>
          </table:table-cell>
          <table:table-cell office:value-type="float" office:value="867984726">
            <text:p>867984726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90748321">
            <text:p>390748321</text:p>
          </table:table-cell>
          <table:table-cell office:value-type="float" office:value="715240972">
            <text:p>715240972</text:p>
          </table:table-cell>
          <table:table-cell office:value-type="float" office:value="721857280">
            <text:p>721857280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19981329">
            <text:p>719981329</text:p>
          </table:table-cell>
          <table:table-cell office:value-type="float" office:value="558659306">
            <text:p>558659306</text:p>
          </table:table-cell>
          <table:table-cell office:value-type="float" office:value="646290102">
            <text:p>646290102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91648905">
            <text:p>491648905</text:p>
          </table:table-cell>
          <table:table-cell office:value-type="float" office:value="622695123">
            <text:p>622695123</text:p>
          </table:table-cell>
          <table:table-cell office:value-type="float" office:value="525509290">
            <text:p>525509290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05815348">
            <text:p>705815348</text:p>
          </table:table-cell>
          <table:table-cell office:value-type="float" office:value="525197686">
            <text:p>525197686</text:p>
          </table:table-cell>
          <table:table-cell office:value-type="float" office:value="673209123">
            <text:p>673209123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40618055">
            <text:p>540618055</text:p>
          </table:table-cell>
          <table:table-cell office:value-type="float" office:value="638439213">
            <text:p>638439213</text:p>
          </table:table-cell>
          <table:table-cell office:value-type="float" office:value="718650559">
            <text:p>718650559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0262736">
            <text:p>450262736</text:p>
          </table:table-cell>
          <table:table-cell office:value-type="float" office:value="438864644">
            <text:p>438864644</text:p>
          </table:table-cell>
          <table:table-cell office:value-type="float" office:value="813910066">
            <text:p>813910066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0709016">
            <text:p>450709016</text:p>
          </table:table-cell>
          <table:table-cell office:value-type="float" office:value="544373574">
            <text:p>544373574</text:p>
          </table:table-cell>
          <table:table-cell office:value-type="float" office:value="716313016">
            <text:p>716313016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88072974">
            <text:p>688072974</text:p>
          </table:table-cell>
          <table:table-cell office:value-type="float" office:value="812574657">
            <text:p>812574657</text:p>
          </table:table-cell>
          <table:table-cell office:value-type="float" office:value="377860068">
            <text:p>377860068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66173761">
            <text:p>466173761</text:p>
          </table:table-cell>
          <table:table-cell office:value-type="float" office:value="806027983">
            <text:p>806027983</text:p>
          </table:table-cell>
          <table:table-cell office:value-type="float" office:value="675638837">
            <text:p>675638837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52568224">
            <text:p>352568224</text:p>
          </table:table-cell>
          <table:table-cell office:value-type="float" office:value="510559551">
            <text:p>510559551</text:p>
          </table:table-cell>
          <table:table-cell office:value-type="float" office:value="769694233">
            <text:p>769694233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96285892">
            <text:p>696285892</text:p>
          </table:table-cell>
          <table:table-cell office:value-type="float" office:value="571881973">
            <text:p>571881973</text:p>
          </table:table-cell>
          <table:table-cell office:value-type="float" office:value="788838091">
            <text:p>788838091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12815591">
            <text:p>712815591</text:p>
          </table:table-cell>
          <table:table-cell office:value-type="float" office:value="809172262">
            <text:p>809172262</text:p>
          </table:table-cell>
          <table:table-cell office:value-type="float" office:value="793304417">
            <text:p>793304417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7317561">
            <text:p>457317561</text:p>
          </table:table-cell>
          <table:table-cell office:value-type="float" office:value="703692787">
            <text:p>703692787</text:p>
          </table:table-cell>
          <table:table-cell office:value-type="float" office:value="658217028">
            <text:p>658217028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04935862">
            <text:p>704935862</text:p>
          </table:table-cell>
          <table:table-cell office:value-type="float" office:value="955488916">
            <text:p>955488916</text:p>
          </table:table-cell>
          <table:table-cell office:value-type="float" office:value="769636535">
            <text:p>769636535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69029821">
            <text:p>769029821</text:p>
          </table:table-cell>
          <table:table-cell office:value-type="float" office:value="631929078">
            <text:p>631929078</text:p>
          </table:table-cell>
          <table:table-cell office:value-type="float" office:value="539331512">
            <text:p>539331512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08209333">
            <text:p>708209333</text:p>
          </table:table-cell>
          <table:table-cell office:value-type="float" office:value="449759927">
            <text:p>449759927</text:p>
          </table:table-cell>
          <table:table-cell office:value-type="float" office:value="570314985">
            <text:p>570314985</text:p>
          </table:table-cell>
          <table:table-cell table:number-columns-repeated="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65888599">
            <text:p>365888599</text:p>
          </table:table-cell>
          <table:table-cell office:value-type="float" office:value="285013877">
            <text:p>285013877</text:p>
          </table:table-cell>
          <table:table-cell office:value-type="float" office:value="449453306">
            <text:p>449453306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5348965">
            <text:p>655348965</text:p>
          </table:table-cell>
          <table:table-cell office:value-type="float" office:value="953645342">
            <text:p>953645342</text:p>
          </table:table-cell>
          <table:table-cell office:value-type="float" office:value="615222117">
            <text:p>615222117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75839957">
            <text:p>775839957</text:p>
          </table:table-cell>
          <table:table-cell office:value-type="float" office:value="734414818">
            <text:p>734414818</text:p>
          </table:table-cell>
          <table:table-cell office:value-type="float" office:value="645886875">
            <text:p>645886875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68005743">
            <text:p>768005743</text:p>
          </table:table-cell>
          <table:table-cell office:value-type="float" office:value="568303585">
            <text:p>568303585</text:p>
          </table:table-cell>
          <table:table-cell office:value-type="float" office:value="593747720">
            <text:p>593747720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4302494">
            <text:p>434302494</text:p>
          </table:table-cell>
          <table:table-cell office:value-type="float" office:value="816430280">
            <text:p>816430280</text:p>
          </table:table-cell>
          <table:table-cell office:value-type="float" office:value="668296631">
            <text:p>668296631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10780184">
            <text:p>810780184</text:p>
          </table:table-cell>
          <table:table-cell office:value-type="float" office:value="531407106">
            <text:p>531407106</text:p>
          </table:table-cell>
          <table:table-cell office:value-type="float" office:value="791215078">
            <text:p>791215078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28481887">
            <text:p>728481887</text:p>
          </table:table-cell>
          <table:table-cell office:value-type="float" office:value="946374943">
            <text:p>946374943</text:p>
          </table:table-cell>
          <table:table-cell office:value-type="float" office:value="465578101">
            <text:p>465578101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42941443">
            <text:p>442941443</text:p>
          </table:table-cell>
          <table:table-cell office:value-type="float" office:value="519025718">
            <text:p>519025718</text:p>
          </table:table-cell>
          <table:table-cell office:value-type="float" office:value="646376647">
            <text:p>646376647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5053587">
            <text:p>575053587</text:p>
          </table:table-cell>
          <table:table-cell office:value-type="float" office:value="615438207">
            <text:p>615438207</text:p>
          </table:table-cell>
          <table:table-cell office:value-type="float" office:value="812115697">
            <text:p>812115697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7975423">
            <text:p>27975423</text:p>
          </table:table-cell>
          <table:table-cell office:value-type="float" office:value="509297736">
            <text:p>509297736</text:p>
          </table:table-cell>
          <table:table-cell office:value-type="float" office:value="836410630">
            <text:p>836410630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72347427">
            <text:p>972347427</text:p>
          </table:table-cell>
          <table:table-cell office:value-type="float" office:value="196415228">
            <text:p>196415228</text:p>
          </table:table-cell>
          <table:table-cell office:value-type="float" office:value="495136179">
            <text:p>495136179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8354723">
            <text:p>288354723</text:p>
          </table:table-cell>
          <table:table-cell office:value-type="float" office:value="916030414">
            <text:p>916030414</text:p>
          </table:table-cell>
          <table:table-cell office:value-type="float" office:value="574146704">
            <text:p>574146704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5205169">
            <text:p>545205169</text:p>
          </table:table-cell>
          <table:table-cell office:value-type="float" office:value="621763390">
            <text:p>621763390</text:p>
          </table:table-cell>
          <table:table-cell office:value-type="float" office:value="633678577">
            <text:p>633678577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9679840">
            <text:p>659679840</text:p>
          </table:table-cell>
          <table:table-cell office:value-type="float" office:value="720456329">
            <text:p>720456329</text:p>
          </table:table-cell>
          <table:table-cell office:value-type="float" office:value="855330716">
            <text:p>855330716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5064863">
            <text:p>715064863</text:p>
          </table:table-cell>
          <table:table-cell office:value-type="float" office:value="501759380">
            <text:p>501759380</text:p>
          </table:table-cell>
          <table:table-cell office:value-type="float" office:value="859049564">
            <text:p>859049564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3287065">
            <text:p>693287065</text:p>
          </table:table-cell>
          <table:table-cell office:value-type="float" office:value="641990825">
            <text:p>641990825</text:p>
          </table:table-cell>
          <table:table-cell office:value-type="float" office:value="788643728">
            <text:p>788643728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3799444">
            <text:p>513799444</text:p>
          </table:table-cell>
          <table:table-cell office:value-type="float" office:value="460416015">
            <text:p>460416015</text:p>
          </table:table-cell>
          <table:table-cell office:value-type="float" office:value="832086062">
            <text:p>832086062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4795140">
            <text:p>714795140</text:p>
          </table:table-cell>
          <table:table-cell office:value-type="float" office:value="828846776">
            <text:p>828846776</text:p>
          </table:table-cell>
          <table:table-cell office:value-type="float" office:value="874278710">
            <text:p>874278710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93538533">
            <text:p>793538533</text:p>
          </table:table-cell>
          <table:table-cell office:value-type="float" office:value="684274849">
            <text:p>684274849</text:p>
          </table:table-cell>
          <table:table-cell office:value-type="float" office:value="849553954">
            <text:p>849553954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6825239">
            <text:p>436825239</text:p>
          </table:table-cell>
          <table:table-cell office:value-type="float" office:value="701571068">
            <text:p>701571068</text:p>
          </table:table-cell>
          <table:table-cell office:value-type="float" office:value="886444206">
            <text:p>886444206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7689404">
            <text:p>397689404</text:p>
          </table:table-cell>
          <table:table-cell office:value-type="float" office:value="876160919">
            <text:p>876160919</text:p>
          </table:table-cell>
          <table:table-cell office:value-type="float" office:value="442618687">
            <text:p>442618687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3090159">
            <text:p>603090159</text:p>
          </table:table-cell>
          <table:table-cell office:value-type="float" office:value="473346038">
            <text:p>473346038</text:p>
          </table:table-cell>
          <table:table-cell office:value-type="float" office:value="929086966">
            <text:p>929086966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69339806">
            <text:p>769339806</text:p>
          </table:table-cell>
          <table:table-cell office:value-type="float" office:value="134722417">
            <text:p>134722417</text:p>
          </table:table-cell>
          <table:table-cell office:value-type="float" office:value="672847852">
            <text:p>672847852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3378360">
            <text:p>623378360</text:p>
          </table:table-cell>
          <table:table-cell office:value-type="float" office:value="993082542">
            <text:p>993082542</text:p>
          </table:table-cell>
          <table:table-cell office:value-type="float" office:value="449335079">
            <text:p>449335079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47968212">
            <text:p>447968212</text:p>
          </table:table-cell>
          <table:table-cell office:value-type="float" office:value="200550808">
            <text:p>200550808</text:p>
          </table:table-cell>
          <table:table-cell office:value-type="float" office:value="579167617">
            <text:p>579167617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4549231">
            <text:p>394549231</text:p>
          </table:table-cell>
          <table:table-cell office:value-type="float" office:value="250260126">
            <text:p>250260126</text:p>
          </table:table-cell>
          <table:table-cell office:value-type="float" office:value="592952407">
            <text:p>592952407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1646464">
            <text:p>451646464</text:p>
          </table:table-cell>
          <table:table-cell office:value-type="float" office:value="964261325">
            <text:p>964261325</text:p>
          </table:table-cell>
          <table:table-cell office:value-type="float" office:value="874368640">
            <text:p>874368640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73357965">
            <text:p>773357965</text:p>
          </table:table-cell>
          <table:table-cell office:value-type="float" office:value="798521091">
            <text:p>798521091</text:p>
          </table:table-cell>
          <table:table-cell office:value-type="float" office:value="453877140">
            <text:p>453877140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7085663">
            <text:p>457085663</text:p>
          </table:table-cell>
          <table:table-cell office:value-type="float" office:value="693020615">
            <text:p>693020615</text:p>
          </table:table-cell>
          <table:table-cell office:value-type="float" office:value="669073004">
            <text:p>669073004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61973127">
            <text:p>761973127</text:p>
          </table:table-cell>
          <table:table-cell office:value-type="float" office:value="567099845">
            <text:p>567099845</text:p>
          </table:table-cell>
          <table:table-cell office:value-type="float" office:value="968663015">
            <text:p>968663015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24074143">
            <text:p>724074143</text:p>
          </table:table-cell>
          <table:table-cell office:value-type="float" office:value="630721349">
            <text:p>630721349</text:p>
          </table:table-cell>
          <table:table-cell office:value-type="float" office:value="969126915">
            <text:p>969126915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30546944">
            <text:p>730546944</text:p>
          </table:table-cell>
          <table:table-cell office:value-type="float" office:value="561625579">
            <text:p>561625579</text:p>
          </table:table-cell>
          <table:table-cell office:value-type="float" office:value="435096303">
            <text:p>435096303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7616351">
            <text:p>647616351</text:p>
          </table:table-cell>
          <table:table-cell office:value-type="float" office:value="457714156">
            <text:p>457714156</text:p>
          </table:table-cell>
          <table:table-cell office:value-type="float" office:value="474767446">
            <text:p>474767446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1473995">
            <text:p>431473995</text:p>
          </table:table-cell>
          <table:table-cell office:value-type="float" office:value="876347309">
            <text:p>876347309</text:p>
          </table:table-cell>
          <table:table-cell office:value-type="float" office:value="545923076">
            <text:p>545923076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0342492">
            <text:p>470342492</text:p>
          </table:table-cell>
          <table:table-cell office:value-type="float" office:value="894218965">
            <text:p>894218965</text:p>
          </table:table-cell>
          <table:table-cell office:value-type="float" office:value="535677046">
            <text:p>535677046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0925252">
            <text:p>470925252</text:p>
          </table:table-cell>
          <table:table-cell office:value-type="float" office:value="760813159">
            <text:p>760813159</text:p>
          </table:table-cell>
          <table:table-cell office:value-type="float" office:value="667430807">
            <text:p>667430807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87423276">
            <text:p>387423276</text:p>
          </table:table-cell>
          <table:table-cell office:value-type="float" office:value="898737646">
            <text:p>898737646</text:p>
          </table:table-cell>
          <table:table-cell office:value-type="float" office:value="942578515">
            <text:p>942578515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1166824">
            <text:p>391166824</text:p>
          </table:table-cell>
          <table:table-cell office:value-type="float" office:value="706694053">
            <text:p>706694053</text:p>
          </table:table-cell>
          <table:table-cell office:value-type="float" office:value="423990140">
            <text:p>423990140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7864519">
            <text:p>477864519</text:p>
          </table:table-cell>
          <table:table-cell office:value-type="float" office:value="743590850">
            <text:p>743590850</text:p>
          </table:table-cell>
          <table:table-cell office:value-type="float" office:value="820704303">
            <text:p>820704303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2240270">
            <text:p>662240270</text:p>
          </table:table-cell>
          <table:table-cell office:value-type="float" office:value="775070333">
            <text:p>775070333</text:p>
          </table:table-cell>
          <table:table-cell office:value-type="float" office:value="723570572">
            <text:p>723570572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87284183">
            <text:p>387284183</text:p>
          </table:table-cell>
          <table:table-cell office:value-type="float" office:value="546252543">
            <text:p>546252543</text:p>
          </table:table-cell>
          <table:table-cell office:value-type="float" office:value="836986199">
            <text:p>836986199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21194963">
            <text:p>821194963</text:p>
          </table:table-cell>
          <table:table-cell office:value-type="float" office:value="934825086">
            <text:p>934825086</text:p>
          </table:table-cell>
          <table:table-cell office:value-type="float" office:value="636817778">
            <text:p>636817778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3233163">
            <text:p>753233163</text:p>
          </table:table-cell>
          <table:table-cell office:value-type="float" office:value="689474533">
            <text:p>689474533</text:p>
          </table:table-cell>
          <table:table-cell office:value-type="float" office:value="687366827">
            <text:p>687366827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9435109">
            <text:p>699435109</text:p>
          </table:table-cell>
          <table:table-cell office:value-type="float" office:value="793707362">
            <text:p>793707362</text:p>
          </table:table-cell>
          <table:table-cell office:value-type="float" office:value="869786128">
            <text:p>869786128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31153535">
            <text:p>731153535</text:p>
          </table:table-cell>
          <table:table-cell office:value-type="float" office:value="502398997">
            <text:p>502398997</text:p>
          </table:table-cell>
          <table:table-cell office:value-type="float" office:value="442854714">
            <text:p>442854714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8368767">
            <text:p>478368767</text:p>
          </table:table-cell>
          <table:table-cell office:value-type="float" office:value="477588551">
            <text:p>477588551</text:p>
          </table:table-cell>
          <table:table-cell office:value-type="float" office:value="801813749">
            <text:p>801813749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27269580">
            <text:p>427269580</text:p>
          </table:table-cell>
          <table:table-cell office:value-type="float" office:value="875120598">
            <text:p>875120598</text:p>
          </table:table-cell>
          <table:table-cell office:value-type="float" office:value="451414760">
            <text:p>451414760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0454316">
            <text:p>670454316</text:p>
          </table:table-cell>
          <table:table-cell office:value-type="float" office:value="810117479">
            <text:p>810117479</text:p>
          </table:table-cell>
          <table:table-cell office:value-type="float" office:value="635295862">
            <text:p>635295862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2384424">
            <text:p>702384424</text:p>
          </table:table-cell>
          <table:table-cell office:value-type="float" office:value="791383031">
            <text:p>791383031</text:p>
          </table:table-cell>
          <table:table-cell office:value-type="float" office:value="683619564">
            <text:p>683619564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6589729">
            <text:p>556589729</text:p>
          </table:table-cell>
          <table:table-cell office:value-type="float" office:value="636139455">
            <text:p>636139455</text:p>
          </table:table-cell>
          <table:table-cell office:value-type="float" office:value="411394018">
            <text:p>411394018</text:p>
          </table:table-cell>
          <table:table-cell table:number-columns-repeated="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5609223">
            <text:p>755609223</text:p>
          </table:table-cell>
          <table:table-cell office:value-type="float" office:value="648497971">
            <text:p>648497971</text:p>
          </table:table-cell>
          <table:table-cell office:value-type="float" office:value="830142284">
            <text:p>830142284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24261622">
            <text:p>324261622</text:p>
          </table:table-cell>
          <table:table-cell office:value-type="float" office:value="567497269">
            <text:p>567497269</text:p>
          </table:table-cell>
          <table:table-cell office:value-type="float" office:value="525945047">
            <text:p>525945047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3465725">
            <text:p>483465725</text:p>
          </table:table-cell>
          <table:table-cell office:value-type="float" office:value="349758721">
            <text:p>349758721</text:p>
          </table:table-cell>
          <table:table-cell office:value-type="float" office:value="549086824">
            <text:p>549086824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00660565">
            <text:p>300660565</text:p>
          </table:table-cell>
          <table:table-cell office:value-type="float" office:value="276603144">
            <text:p>276603144</text:p>
          </table:table-cell>
          <table:table-cell office:value-type="float" office:value="388779022">
            <text:p>388779022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60332606">
            <text:p>260332606</text:p>
          </table:table-cell>
          <table:table-cell office:value-type="float" office:value="343410725">
            <text:p>343410725</text:p>
          </table:table-cell>
          <table:table-cell office:value-type="float" office:value="472833154">
            <text:p>472833154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34396475">
            <text:p>434396475</text:p>
          </table:table-cell>
          <table:table-cell office:value-type="float" office:value="331162676">
            <text:p>331162676</text:p>
          </table:table-cell>
          <table:table-cell office:value-type="float" office:value="528759713">
            <text:p>528759713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74942716">
            <text:p>474942716</text:p>
          </table:table-cell>
          <table:table-cell office:value-type="float" office:value="371649353">
            <text:p>371649353</text:p>
          </table:table-cell>
          <table:table-cell office:value-type="float" office:value="565053086">
            <text:p>565053086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04527909">
            <text:p>504527909</text:p>
          </table:table-cell>
          <table:table-cell office:value-type="float" office:value="420418915">
            <text:p>420418915</text:p>
          </table:table-cell>
          <table:table-cell office:value-type="float" office:value="360024757">
            <text:p>360024757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77587431">
            <text:p>277587431</text:p>
          </table:table-cell>
          <table:table-cell office:value-type="float" office:value="352206204">
            <text:p>352206204</text:p>
          </table:table-cell>
          <table:table-cell office:value-type="float" office:value="547546074">
            <text:p>547546074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17452763">
            <text:p>517452763</text:p>
          </table:table-cell>
          <table:table-cell office:value-type="float" office:value="482453543">
            <text:p>482453543</text:p>
          </table:table-cell>
          <table:table-cell office:value-type="float" office:value="294336339">
            <text:p>294336339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8795240">
            <text:p>488795240</text:p>
          </table:table-cell>
          <table:table-cell office:value-type="float" office:value="591613803">
            <text:p>591613803</text:p>
          </table:table-cell>
          <table:table-cell office:value-type="float" office:value="542450878">
            <text:p>542450878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06682073">
            <text:p>506682073</text:p>
          </table:table-cell>
          <table:table-cell office:value-type="float" office:value="434119166">
            <text:p>434119166</text:p>
          </table:table-cell>
          <table:table-cell office:value-type="float" office:value="293316673">
            <text:p>293316673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0444057">
            <text:p>480444057</text:p>
          </table:table-cell>
          <table:table-cell office:value-type="float" office:value="555612403">
            <text:p>555612403</text:p>
          </table:table-cell>
          <table:table-cell office:value-type="float" office:value="521794364">
            <text:p>521794364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76446719">
            <text:p>376446719</text:p>
          </table:table-cell>
          <table:table-cell office:value-type="float" office:value="346334532">
            <text:p>346334532</text:p>
          </table:table-cell>
          <table:table-cell office:value-type="float" office:value="271504235">
            <text:p>271504235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3429690">
            <text:p>283429690</text:p>
          </table:table-cell>
          <table:table-cell office:value-type="float" office:value="599610535">
            <text:p>599610535</text:p>
          </table:table-cell>
          <table:table-cell office:value-type="float" office:value="342668796">
            <text:p>342668796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07884923">
            <text:p>307884923</text:p>
          </table:table-cell>
          <table:table-cell office:value-type="float" office:value="623182617">
            <text:p>623182617</text:p>
          </table:table-cell>
          <table:table-cell office:value-type="float" office:value="566144163">
            <text:p>566144163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27924847">
            <text:p>527924847</text:p>
          </table:table-cell>
          <table:table-cell office:value-type="float" office:value="541547037">
            <text:p>541547037</text:p>
          </table:table-cell>
          <table:table-cell office:value-type="float" office:value="545980734">
            <text:p>545980734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09785766">
            <text:p>409785766</text:p>
          </table:table-cell>
          <table:table-cell office:value-type="float" office:value="327244699">
            <text:p>327244699</text:p>
          </table:table-cell>
          <table:table-cell office:value-type="float" office:value="303399271">
            <text:p>303399271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99087804">
            <text:p>499087804</text:p>
          </table:table-cell>
          <table:table-cell office:value-type="float" office:value="311944314">
            <text:p>311944314</text:p>
          </table:table-cell>
          <table:table-cell office:value-type="float" office:value="455083080">
            <text:p>455083080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94965480">
            <text:p>494965480</text:p>
          </table:table-cell>
          <table:table-cell office:value-type="float" office:value="594795029">
            <text:p>594795029</text:p>
          </table:table-cell>
          <table:table-cell office:value-type="float" office:value="550990682">
            <text:p>550990682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95772909">
            <text:p>395772909</text:p>
          </table:table-cell>
          <table:table-cell office:value-type="float" office:value="369313037">
            <text:p>369313037</text:p>
          </table:table-cell>
          <table:table-cell office:value-type="float" office:value="405242756">
            <text:p>405242756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52502895">
            <text:p>252502895</text:p>
          </table:table-cell>
          <table:table-cell office:value-type="float" office:value="394346495">
            <text:p>394346495</text:p>
          </table:table-cell>
          <table:table-cell office:value-type="float" office:value="477925285">
            <text:p>477925285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6348011">
            <text:p>486348011</text:p>
          </table:table-cell>
          <table:table-cell office:value-type="float" office:value="732476612">
            <text:p>732476612</text:p>
          </table:table-cell>
          <table:table-cell office:value-type="float" office:value="568320161">
            <text:p>568320161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3602596">
            <text:p>283602596</text:p>
          </table:table-cell>
          <table:table-cell office:value-type="float" office:value="648725290">
            <text:p>648725290</text:p>
          </table:table-cell>
          <table:table-cell office:value-type="float" office:value="352743087">
            <text:p>352743087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69250516">
            <text:p>469250516</text:p>
          </table:table-cell>
          <table:table-cell office:value-type="float" office:value="426862786">
            <text:p>426862786</text:p>
          </table:table-cell>
          <table:table-cell office:value-type="float" office:value="278075785">
            <text:p>278075785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74898906">
            <text:p>274898906</text:p>
          </table:table-cell>
          <table:table-cell office:value-type="float" office:value="488312341">
            <text:p>488312341</text:p>
          </table:table-cell>
          <table:table-cell office:value-type="float" office:value="546296681">
            <text:p>546296681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51157986">
            <text:p>251157986</text:p>
          </table:table-cell>
          <table:table-cell office:value-type="float" office:value="431367843">
            <text:p>431367843</text:p>
          </table:table-cell>
          <table:table-cell office:value-type="float" office:value="538537222">
            <text:p>538537222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07636602">
            <text:p>307636602</text:p>
          </table:table-cell>
          <table:table-cell office:value-type="float" office:value="484930523">
            <text:p>484930523</text:p>
          </table:table-cell>
          <table:table-cell office:value-type="float" office:value="301033969">
            <text:p>301033969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66899016">
            <text:p>266899016</text:p>
          </table:table-cell>
          <table:table-cell office:value-type="float" office:value="351750300">
            <text:p>351750300</text:p>
          </table:table-cell>
          <table:table-cell office:value-type="float" office:value="380959463">
            <text:p>380959463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09881005">
            <text:p>509881005</text:p>
          </table:table-cell>
          <table:table-cell office:value-type="float" office:value="561953898">
            <text:p>561953898</text:p>
          </table:table-cell>
          <table:table-cell office:value-type="float" office:value="418989310">
            <text:p>418989310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66186215">
            <text:p>366186215</text:p>
          </table:table-cell>
          <table:table-cell office:value-type="float" office:value="310441670">
            <text:p>310441670</text:p>
          </table:table-cell>
          <table:table-cell office:value-type="float" office:value="320532523">
            <text:p>320532523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6285776">
            <text:p>286285776</text:p>
          </table:table-cell>
          <table:table-cell office:value-type="float" office:value="591155172">
            <text:p>591155172</text:p>
          </table:table-cell>
          <table:table-cell office:value-type="float" office:value="464291396">
            <text:p>464291396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57033541">
            <text:p>357033541</text:p>
          </table:table-cell>
          <table:table-cell office:value-type="float" office:value="354750818">
            <text:p>354750818</text:p>
          </table:table-cell>
          <table:table-cell office:value-type="float" office:value="542748364">
            <text:p>542748364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85684747">
            <text:p>385684747</text:p>
          </table:table-cell>
          <table:table-cell office:value-type="float" office:value="638621616">
            <text:p>638621616</text:p>
          </table:table-cell>
          <table:table-cell office:value-type="float" office:value="453589214">
            <text:p>453589214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24765909">
            <text:p>524765909</text:p>
          </table:table-cell>
          <table:table-cell office:value-type="float" office:value="363643630">
            <text:p>363643630</text:p>
          </table:table-cell>
          <table:table-cell office:value-type="float" office:value="333401300">
            <text:p>333401300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7964658">
            <text:p>487964658</text:p>
          </table:table-cell>
          <table:table-cell office:value-type="float" office:value="271868336">
            <text:p>271868336</text:p>
          </table:table-cell>
          <table:table-cell office:value-type="float" office:value="373646500">
            <text:p>373646500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24329182">
            <text:p>424329182</text:p>
          </table:table-cell>
          <table:table-cell office:value-type="float" office:value="454843658">
            <text:p>454843658</text:p>
          </table:table-cell>
          <table:table-cell office:value-type="float" office:value="493252906">
            <text:p>493252906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6649295">
            <text:p>286649295</text:p>
          </table:table-cell>
          <table:table-cell office:value-type="float" office:value="591229717">
            <text:p>591229717</text:p>
          </table:table-cell>
          <table:table-cell office:value-type="float" office:value="274164423">
            <text:p>274164423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79524252">
            <text:p>279524252</text:p>
          </table:table-cell>
          <table:table-cell office:value-type="float" office:value="568778852">
            <text:p>568778852</text:p>
          </table:table-cell>
          <table:table-cell office:value-type="float" office:value="439948159">
            <text:p>439948159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27657693">
            <text:p>527657693</text:p>
          </table:table-cell>
          <table:table-cell office:value-type="float" office:value="613897516">
            <text:p>613897516</text:p>
          </table:table-cell>
          <table:table-cell office:value-type="float" office:value="440822189">
            <text:p>440822189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69653595">
            <text:p>369653595</text:p>
          </table:table-cell>
          <table:table-cell office:value-type="float" office:value="567193693">
            <text:p>567193693</text:p>
          </table:table-cell>
          <table:table-cell office:value-type="float" office:value="560073511">
            <text:p>560073511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59695291">
            <text:p>359695291</text:p>
          </table:table-cell>
          <table:table-cell office:value-type="float" office:value="383152197">
            <text:p>383152197</text:p>
          </table:table-cell>
          <table:table-cell office:value-type="float" office:value="297473106">
            <text:p>297473106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00774428">
            <text:p>500774428</text:p>
          </table:table-cell>
          <table:table-cell office:value-type="float" office:value="406869828">
            <text:p>406869828</text:p>
          </table:table-cell>
          <table:table-cell office:value-type="float" office:value="566578523">
            <text:p>566578523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0291164">
            <text:p>280291164</text:p>
          </table:table-cell>
          <table:table-cell office:value-type="float" office:value="534849631">
            <text:p>534849631</text:p>
          </table:table-cell>
          <table:table-cell office:value-type="float" office:value="403998631">
            <text:p>403998631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3413136">
            <text:p>283413136</text:p>
          </table:table-cell>
          <table:table-cell office:value-type="float" office:value="532537104">
            <text:p>532537104</text:p>
          </table:table-cell>
          <table:table-cell office:value-type="float" office:value="478686345">
            <text:p>478686345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61542000">
            <text:p>361542000</text:p>
          </table:table-cell>
          <table:table-cell office:value-type="float" office:value="546436282">
            <text:p>546436282</text:p>
          </table:table-cell>
          <table:table-cell office:value-type="float" office:value="404714010">
            <text:p>404714010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82149456">
            <text:p>382149456</text:p>
          </table:table-cell>
          <table:table-cell office:value-type="float" office:value="402846004">
            <text:p>402846004</text:p>
          </table:table-cell>
          <table:table-cell office:value-type="float" office:value="376502123">
            <text:p>376502123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79732960">
            <text:p>379732960</text:p>
          </table:table-cell>
          <table:table-cell office:value-type="float" office:value="554745466">
            <text:p>554745466</text:p>
          </table:table-cell>
          <table:table-cell office:value-type="float" office:value="537159561">
            <text:p>537159561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40785529">
            <text:p>340785529</text:p>
          </table:table-cell>
          <table:table-cell office:value-type="float" office:value="263663546">
            <text:p>263663546</text:p>
          </table:table-cell>
          <table:table-cell office:value-type="float" office:value="538215620">
            <text:p>538215620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03624694">
            <text:p>303624694</text:p>
          </table:table-cell>
          <table:table-cell office:value-type="float" office:value="478463637">
            <text:p>478463637</text:p>
          </table:table-cell>
          <table:table-cell office:value-type="float" office:value="307869578">
            <text:p>307869578</text:p>
          </table:table-cell>
          <table:table-cell table:number-columns-repeated="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96225812">
            <text:p>496225812</text:p>
          </table:table-cell>
          <table:table-cell office:value-type="float" office:value="452376723">
            <text:p>452376723</text:p>
          </table:table-cell>
          <table:table-cell office:value-type="float" office:value="564372829">
            <text:p>564372829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24177759">
            <text:p>424177759</text:p>
          </table:table-cell>
          <table:table-cell office:value-type="float" office:value="679794181">
            <text:p>679794181</text:p>
          </table:table-cell>
          <table:table-cell office:value-type="float" office:value="571786778">
            <text:p>571786778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21141030">
            <text:p>521141030</text:p>
          </table:table-cell>
          <table:table-cell office:value-type="float" office:value="760008465">
            <text:p>760008465</text:p>
          </table:table-cell>
          <table:table-cell office:value-type="float" office:value="544565585">
            <text:p>544565585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64322861">
            <text:p>464322861</text:p>
          </table:table-cell>
          <table:table-cell office:value-type="float" office:value="518748312">
            <text:p>518748312</text:p>
          </table:table-cell>
          <table:table-cell office:value-type="float" office:value="388148863">
            <text:p>388148863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63075122">
            <text:p>463075122</text:p>
          </table:table-cell>
          <table:table-cell office:value-type="float" office:value="490840059">
            <text:p>490840059</text:p>
          </table:table-cell>
          <table:table-cell office:value-type="float" office:value="429486828">
            <text:p>429486828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44583178">
            <text:p>544583178</text:p>
          </table:table-cell>
          <table:table-cell office:value-type="float" office:value="648802180">
            <text:p>648802180</text:p>
          </table:table-cell>
          <table:table-cell office:value-type="float" office:value="610568611">
            <text:p>610568611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26629207">
            <text:p>326629207</text:p>
          </table:table-cell>
          <table:table-cell office:value-type="float" office:value="455926224">
            <text:p>455926224</text:p>
          </table:table-cell>
          <table:table-cell office:value-type="float" office:value="332634140">
            <text:p>332634140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71992187">
            <text:p>471992187</text:p>
          </table:table-cell>
          <table:table-cell office:value-type="float" office:value="354353198">
            <text:p>354353198</text:p>
          </table:table-cell>
          <table:table-cell office:value-type="float" office:value="374084554">
            <text:p>374084554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5596966">
            <text:p>535596966</text:p>
          </table:table-cell>
          <table:table-cell office:value-type="float" office:value="519124418">
            <text:p>519124418</text:p>
          </table:table-cell>
          <table:table-cell office:value-type="float" office:value="353438373">
            <text:p>353438373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13129448">
            <text:p>513129448</text:p>
          </table:table-cell>
          <table:table-cell office:value-type="float" office:value="658659036">
            <text:p>658659036</text:p>
          </table:table-cell>
          <table:table-cell office:value-type="float" office:value="613181905">
            <text:p>613181905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4309489">
            <text:p>314309489</text:p>
          </table:table-cell>
          <table:table-cell office:value-type="float" office:value="349618772">
            <text:p>349618772</text:p>
          </table:table-cell>
          <table:table-cell office:value-type="float" office:value="401056293">
            <text:p>401056293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85095786">
            <text:p>385095786</text:p>
          </table:table-cell>
          <table:table-cell office:value-type="float" office:value="627075598">
            <text:p>627075598</text:p>
          </table:table-cell>
          <table:table-cell office:value-type="float" office:value="593917025">
            <text:p>593917025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1099829">
            <text:p>311099829</text:p>
          </table:table-cell>
          <table:table-cell office:value-type="float" office:value="661336122">
            <text:p>661336122</text:p>
          </table:table-cell>
          <table:table-cell office:value-type="float" office:value="444099188">
            <text:p>444099188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22944466">
            <text:p>422944466</text:p>
          </table:table-cell>
          <table:table-cell office:value-type="float" office:value="625085103">
            <text:p>625085103</text:p>
          </table:table-cell>
          <table:table-cell office:value-type="float" office:value="392804800">
            <text:p>392804800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4354755">
            <text:p>534354755</text:p>
          </table:table-cell>
          <table:table-cell office:value-type="float" office:value="318056582">
            <text:p>318056582</text:p>
          </table:table-cell>
          <table:table-cell office:value-type="float" office:value="423023586">
            <text:p>423023586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68842683">
            <text:p>368842683</text:p>
          </table:table-cell>
          <table:table-cell office:value-type="float" office:value="327719325">
            <text:p>327719325</text:p>
          </table:table-cell>
          <table:table-cell office:value-type="float" office:value="459003893">
            <text:p>459003893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50203310">
            <text:p>550203310</text:p>
          </table:table-cell>
          <table:table-cell office:value-type="float" office:value="343909060">
            <text:p>343909060</text:p>
          </table:table-cell>
          <table:table-cell office:value-type="float" office:value="568166330">
            <text:p>568166330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33583437">
            <text:p>433583437</text:p>
          </table:table-cell>
          <table:table-cell office:value-type="float" office:value="614314083">
            <text:p>614314083</text:p>
          </table:table-cell>
          <table:table-cell office:value-type="float" office:value="551577780">
            <text:p>551577780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7582373">
            <text:p>537582373</text:p>
          </table:table-cell>
          <table:table-cell office:value-type="float" office:value="494184241">
            <text:p>494184241</text:p>
          </table:table-cell>
          <table:table-cell office:value-type="float" office:value="553783376">
            <text:p>553783376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89884270">
            <text:p>389884270</text:p>
          </table:table-cell>
          <table:table-cell office:value-type="float" office:value="774471008">
            <text:p>774471008</text:p>
          </table:table-cell>
          <table:table-cell office:value-type="float" office:value="584168088">
            <text:p>584168088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50820850">
            <text:p>350820850</text:p>
          </table:table-cell>
          <table:table-cell office:value-type="float" office:value="778607170">
            <text:p>778607170</text:p>
          </table:table-cell>
          <table:table-cell office:value-type="float" office:value="606300996">
            <text:p>606300996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8465106">
            <text:p>538465106</text:p>
          </table:table-cell>
          <table:table-cell office:value-type="float" office:value="782895036">
            <text:p>782895036</text:p>
          </table:table-cell>
          <table:table-cell office:value-type="float" office:value="443409238">
            <text:p>443409238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47629750">
            <text:p>547629750</text:p>
          </table:table-cell>
          <table:table-cell office:value-type="float" office:value="405100576">
            <text:p>405100576</text:p>
          </table:table-cell>
          <table:table-cell office:value-type="float" office:value="347354390">
            <text:p>347354390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30379284">
            <text:p>330379284</text:p>
          </table:table-cell>
          <table:table-cell office:value-type="float" office:value="718373058">
            <text:p>718373058</text:p>
          </table:table-cell>
          <table:table-cell office:value-type="float" office:value="578114472">
            <text:p>578114472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8355655">
            <text:p>538355655</text:p>
          </table:table-cell>
          <table:table-cell office:value-type="float" office:value="431257083">
            <text:p>431257083</text:p>
          </table:table-cell>
          <table:table-cell office:value-type="float" office:value="420642547">
            <text:p>420642547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5765682">
            <text:p>535765682</text:p>
          </table:table-cell>
          <table:table-cell office:value-type="float" office:value="663930611">
            <text:p>663930611</text:p>
          </table:table-cell>
          <table:table-cell office:value-type="float" office:value="317851302">
            <text:p>317851302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77354722">
            <text:p>277354722</text:p>
          </table:table-cell>
          <table:table-cell office:value-type="float" office:value="307867840">
            <text:p>307867840</text:p>
          </table:table-cell>
          <table:table-cell office:value-type="float" office:value="587132594">
            <text:p>587132594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09863029">
            <text:p>309863029</text:p>
          </table:table-cell>
          <table:table-cell office:value-type="float" office:value="625710517">
            <text:p>625710517</text:p>
          </table:table-cell>
          <table:table-cell office:value-type="float" office:value="313957608">
            <text:p>313957608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3266089">
            <text:p>313266089</text:p>
          </table:table-cell>
          <table:table-cell office:value-type="float" office:value="597248916">
            <text:p>597248916</text:p>
          </table:table-cell>
          <table:table-cell office:value-type="float" office:value="518124532">
            <text:p>518124532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48231967">
            <text:p>448231967</text:p>
          </table:table-cell>
          <table:table-cell office:value-type="float" office:value="522724719">
            <text:p>522724719</text:p>
          </table:table-cell>
          <table:table-cell office:value-type="float" office:value="564801678">
            <text:p>564801678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0560563">
            <text:p>530560563</text:p>
          </table:table-cell>
          <table:table-cell office:value-type="float" office:value="489819906">
            <text:p>489819906</text:p>
          </table:table-cell>
          <table:table-cell office:value-type="float" office:value="296620275">
            <text:p>296620275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17859150">
            <text:p>517859150</text:p>
          </table:table-cell>
          <table:table-cell office:value-type="float" office:value="609408813">
            <text:p>609408813</text:p>
          </table:table-cell>
          <table:table-cell office:value-type="float" office:value="508838802">
            <text:p>508838802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47172538">
            <text:p>547172538</text:p>
          </table:table-cell>
          <table:table-cell office:value-type="float" office:value="632599500">
            <text:p>632599500</text:p>
          </table:table-cell>
          <table:table-cell office:value-type="float" office:value="467604359">
            <text:p>467604359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06779817">
            <text:p>406779817</text:p>
          </table:table-cell>
          <table:table-cell office:value-type="float" office:value="625005246">
            <text:p>625005246</text:p>
          </table:table-cell>
          <table:table-cell office:value-type="float" office:value="602254123">
            <text:p>602254123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08152733">
            <text:p>508152733</text:p>
          </table:table-cell>
          <table:table-cell office:value-type="float" office:value="500837853">
            <text:p>500837853</text:p>
          </table:table-cell>
          <table:table-cell office:value-type="float" office:value="392315918">
            <text:p>392315918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08547461">
            <text:p>408547461</text:p>
          </table:table-cell>
          <table:table-cell office:value-type="float" office:value="621562944">
            <text:p>621562944</text:p>
          </table:table-cell>
          <table:table-cell office:value-type="float" office:value="537798437">
            <text:p>537798437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79346822">
            <text:p>279346822</text:p>
          </table:table-cell>
          <table:table-cell office:value-type="float" office:value="492059125">
            <text:p>492059125</text:p>
          </table:table-cell>
          <table:table-cell office:value-type="float" office:value="449222856">
            <text:p>449222856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88200755">
            <text:p>488200755</text:p>
          </table:table-cell>
          <table:table-cell office:value-type="float" office:value="472183642">
            <text:p>472183642</text:p>
          </table:table-cell>
          <table:table-cell office:value-type="float" office:value="353657764">
            <text:p>353657764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05049929">
            <text:p>405049929</text:p>
          </table:table-cell>
          <table:table-cell office:value-type="float" office:value="314905058">
            <text:p>314905058</text:p>
          </table:table-cell>
          <table:table-cell office:value-type="float" office:value="581013418">
            <text:p>581013418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7962911">
            <text:p>317962911</text:p>
          </table:table-cell>
          <table:table-cell office:value-type="float" office:value="381732957">
            <text:p>381732957</text:p>
          </table:table-cell>
          <table:table-cell office:value-type="float" office:value="593641598">
            <text:p>593641598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7983548">
            <text:p>317983548</text:p>
          </table:table-cell>
          <table:table-cell office:value-type="float" office:value="715383057">
            <text:p>715383057</text:p>
          </table:table-cell>
          <table:table-cell office:value-type="float" office:value="340934846">
            <text:p>340934846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66778891">
            <text:p>266778891</text:p>
          </table:table-cell>
          <table:table-cell office:value-type="float" office:value="336616828">
            <text:p>336616828</text:p>
          </table:table-cell>
          <table:table-cell office:value-type="float" office:value="564575938">
            <text:p>564575938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86204257">
            <text:p>286204257</text:p>
          </table:table-cell>
          <table:table-cell office:value-type="float" office:value="578153489">
            <text:p>578153489</text:p>
          </table:table-cell>
          <table:table-cell office:value-type="float" office:value="559951816">
            <text:p>559951816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6501955">
            <text:p>536501955</text:p>
          </table:table-cell>
          <table:table-cell office:value-type="float" office:value="339982286">
            <text:p>339982286</text:p>
          </table:table-cell>
          <table:table-cell office:value-type="float" office:value="615553690">
            <text:p>615553690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42247707">
            <text:p>542247707</text:p>
          </table:table-cell>
          <table:table-cell office:value-type="float" office:value="361249242">
            <text:p>361249242</text:p>
          </table:table-cell>
          <table:table-cell office:value-type="float" office:value="588441645">
            <text:p>588441645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89913146">
            <text:p>489913146</text:p>
          </table:table-cell>
          <table:table-cell office:value-type="float" office:value="580031029">
            <text:p>580031029</text:p>
          </table:table-cell>
          <table:table-cell office:value-type="float" office:value="372606795">
            <text:p>372606795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42395405">
            <text:p>342395405</text:p>
          </table:table-cell>
          <table:table-cell office:value-type="float" office:value="316651936">
            <text:p>316651936</text:p>
          </table:table-cell>
          <table:table-cell office:value-type="float" office:value="571090883">
            <text:p>571090883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17752943">
            <text:p>417752943</text:p>
          </table:table-cell>
          <table:table-cell office:value-type="float" office:value="590928221">
            <text:p>590928221</text:p>
          </table:table-cell>
          <table:table-cell office:value-type="float" office:value="561834997">
            <text:p>561834997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88980268">
            <text:p>488980268</text:p>
          </table:table-cell>
          <table:table-cell office:value-type="float" office:value="361390259">
            <text:p>361390259</text:p>
          </table:table-cell>
          <table:table-cell office:value-type="float" office:value="316669722">
            <text:p>316669722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57193407">
            <text:p>457193407</text:p>
          </table:table-cell>
          <table:table-cell office:value-type="float" office:value="354209454">
            <text:p>354209454</text:p>
          </table:table-cell>
          <table:table-cell office:value-type="float" office:value="558394077">
            <text:p>558394077</text:p>
          </table:table-cell>
          <table:table-cell table:number-columns-repeated="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1862442">
            <text:p>311862442</text:p>
          </table:table-cell>
          <table:table-cell office:value-type="float" office:value="489575964">
            <text:p>489575964</text:p>
          </table:table-cell>
          <table:table-cell office:value-type="float" office:value="573621897">
            <text:p>573621897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46570773">
            <text:p>446570773</text:p>
          </table:table-cell>
          <table:table-cell office:value-type="float" office:value="675721497">
            <text:p>675721497</text:p>
          </table:table-cell>
          <table:table-cell office:value-type="float" office:value="479226365">
            <text:p>479226365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05929794">
            <text:p>305929794</text:p>
          </table:table-cell>
          <table:table-cell office:value-type="float" office:value="343902274">
            <text:p>343902274</text:p>
          </table:table-cell>
          <table:table-cell office:value-type="float" office:value="608320911">
            <text:p>608320911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26841168">
            <text:p>526841168</text:p>
          </table:table-cell>
          <table:table-cell office:value-type="float" office:value="399675257">
            <text:p>399675257</text:p>
          </table:table-cell>
          <table:table-cell office:value-type="float" office:value="555390624">
            <text:p>555390624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62658120">
            <text:p>362658120</text:p>
          </table:table-cell>
          <table:table-cell office:value-type="float" office:value="446471019">
            <text:p>446471019</text:p>
          </table:table-cell>
          <table:table-cell office:value-type="float" office:value="432711978">
            <text:p>432711978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08386185">
            <text:p>408386185</text:p>
          </table:table-cell>
          <table:table-cell office:value-type="float" office:value="364962555">
            <text:p>364962555</text:p>
          </table:table-cell>
          <table:table-cell office:value-type="float" office:value="623883445">
            <text:p>623883445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97901256">
            <text:p>497901256</text:p>
          </table:table-cell>
          <table:table-cell office:value-type="float" office:value="659900722">
            <text:p>659900722</text:p>
          </table:table-cell>
          <table:table-cell office:value-type="float" office:value="607669670">
            <text:p>607669670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93879763">
            <text:p>493879763</text:p>
          </table:table-cell>
          <table:table-cell office:value-type="float" office:value="634274011">
            <text:p>634274011</text:p>
          </table:table-cell>
          <table:table-cell office:value-type="float" office:value="488668341">
            <text:p>488668341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50100180">
            <text:p>450100180</text:p>
          </table:table-cell>
          <table:table-cell office:value-type="float" office:value="654015836">
            <text:p>654015836</text:p>
          </table:table-cell>
          <table:table-cell office:value-type="float" office:value="491980100">
            <text:p>491980100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11709212">
            <text:p>511709212</text:p>
          </table:table-cell>
          <table:table-cell office:value-type="float" office:value="648815371">
            <text:p>648815371</text:p>
          </table:table-cell>
          <table:table-cell office:value-type="float" office:value="642928292">
            <text:p>642928292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79691696">
            <text:p>579691696</text:p>
          </table:table-cell>
          <table:table-cell office:value-type="float" office:value="664435028">
            <text:p>664435028</text:p>
          </table:table-cell>
          <table:table-cell office:value-type="float" office:value="509358788">
            <text:p>509358788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75614967">
            <text:p>575614967</text:p>
          </table:table-cell>
          <table:table-cell office:value-type="float" office:value="652028134">
            <text:p>652028134</text:p>
          </table:table-cell>
          <table:table-cell office:value-type="float" office:value="321121719">
            <text:p>321121719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45156128">
            <text:p>545156128</text:p>
          </table:table-cell>
          <table:table-cell office:value-type="float" office:value="549614373">
            <text:p>549614373</text:p>
          </table:table-cell>
          <table:table-cell office:value-type="float" office:value="414403846">
            <text:p>414403846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37991194">
            <text:p>437991194</text:p>
          </table:table-cell>
          <table:table-cell office:value-type="float" office:value="679005802">
            <text:p>679005802</text:p>
          </table:table-cell>
          <table:table-cell office:value-type="float" office:value="423133409">
            <text:p>423133409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61759790">
            <text:p>461759790</text:p>
          </table:table-cell>
          <table:table-cell office:value-type="float" office:value="376328308">
            <text:p>376328308</text:p>
          </table:table-cell>
          <table:table-cell office:value-type="float" office:value="455677992">
            <text:p>455677992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09604672">
            <text:p>309604672</text:p>
          </table:table-cell>
          <table:table-cell office:value-type="float" office:value="621690347">
            <text:p>621690347</text:p>
          </table:table-cell>
          <table:table-cell office:value-type="float" office:value="497191910">
            <text:p>497191910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46432143">
            <text:p>446432143</text:p>
          </table:table-cell>
          <table:table-cell office:value-type="float" office:value="364416047">
            <text:p>364416047</text:p>
          </table:table-cell>
          <table:table-cell office:value-type="float" office:value="560433231">
            <text:p>560433231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87683968">
            <text:p>387683968</text:p>
          </table:table-cell>
          <table:table-cell office:value-type="float" office:value="673617068">
            <text:p>673617068</text:p>
          </table:table-cell>
          <table:table-cell office:value-type="float" office:value="350825942">
            <text:p>350825942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92966042">
            <text:p>592966042</text:p>
          </table:table-cell>
          <table:table-cell office:value-type="float" office:value="632819194">
            <text:p>632819194</text:p>
          </table:table-cell>
          <table:table-cell office:value-type="float" office:value="656148896">
            <text:p>656148896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80181620">
            <text:p>580181620</text:p>
          </table:table-cell>
          <table:table-cell office:value-type="float" office:value="663918190">
            <text:p>663918190</text:p>
          </table:table-cell>
          <table:table-cell office:value-type="float" office:value="695943483">
            <text:p>695943483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09101913">
            <text:p>509101913</text:p>
          </table:table-cell>
          <table:table-cell office:value-type="float" office:value="572647952">
            <text:p>572647952</text:p>
          </table:table-cell>
          <table:table-cell office:value-type="float" office:value="594058603">
            <text:p>594058603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80340341">
            <text:p>380340341</text:p>
          </table:table-cell>
          <table:table-cell office:value-type="float" office:value="367847359">
            <text:p>367847359</text:p>
          </table:table-cell>
          <table:table-cell office:value-type="float" office:value="474822150">
            <text:p>474822150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56306702">
            <text:p>556306702</text:p>
          </table:table-cell>
          <table:table-cell office:value-type="float" office:value="645093955">
            <text:p>645093955</text:p>
          </table:table-cell>
          <table:table-cell office:value-type="float" office:value="403601064">
            <text:p>403601064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38588210">
            <text:p>538588210</text:p>
          </table:table-cell>
          <table:table-cell office:value-type="float" office:value="622353309">
            <text:p>622353309</text:p>
          </table:table-cell>
          <table:table-cell office:value-type="float" office:value="404623291">
            <text:p>404623291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34653081">
            <text:p>534653081</text:p>
          </table:table-cell>
          <table:table-cell office:value-type="float" office:value="590459160">
            <text:p>590459160</text:p>
          </table:table-cell>
          <table:table-cell office:value-type="float" office:value="666973771">
            <text:p>666973771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92254507">
            <text:p>392254507</text:p>
          </table:table-cell>
          <table:table-cell office:value-type="float" office:value="583722267">
            <text:p>583722267</text:p>
          </table:table-cell>
          <table:table-cell office:value-type="float" office:value="635117781">
            <text:p>635117781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70846326">
            <text:p>470846326</text:p>
          </table:table-cell>
          <table:table-cell office:value-type="float" office:value="531347629">
            <text:p>531347629</text:p>
          </table:table-cell>
          <table:table-cell office:value-type="float" office:value="728665411">
            <text:p>728665411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12967083">
            <text:p>412967083</text:p>
          </table:table-cell>
          <table:table-cell office:value-type="float" office:value="648237666">
            <text:p>648237666</text:p>
          </table:table-cell>
          <table:table-cell office:value-type="float" office:value="508186287">
            <text:p>508186287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62130259">
            <text:p>362130259</text:p>
          </table:table-cell>
          <table:table-cell office:value-type="float" office:value="424777115">
            <text:p>424777115</text:p>
          </table:table-cell>
          <table:table-cell office:value-type="float" office:value="601394568">
            <text:p>601394568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99965543">
            <text:p>499965543</text:p>
          </table:table-cell>
          <table:table-cell office:value-type="float" office:value="667642690">
            <text:p>667642690</text:p>
          </table:table-cell>
          <table:table-cell office:value-type="float" office:value="640313535">
            <text:p>640313535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80832395">
            <text:p>580832395</text:p>
          </table:table-cell>
          <table:table-cell office:value-type="float" office:value="531743310">
            <text:p>531743310</text:p>
          </table:table-cell>
          <table:table-cell office:value-type="float" office:value="456932468">
            <text:p>456932468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81600859">
            <text:p>581600859</text:p>
          </table:table-cell>
          <table:table-cell office:value-type="float" office:value="643845227">
            <text:p>643845227</text:p>
          </table:table-cell>
          <table:table-cell office:value-type="float" office:value="648472095">
            <text:p>648472095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94527298">
            <text:p>494527298</text:p>
          </table:table-cell>
          <table:table-cell office:value-type="float" office:value="481961258">
            <text:p>481961258</text:p>
          </table:table-cell>
          <table:table-cell office:value-type="float" office:value="396762745">
            <text:p>396762745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34465764">
            <text:p>334465764</text:p>
          </table:table-cell>
          <table:table-cell office:value-type="float" office:value="425116842">
            <text:p>425116842</text:p>
          </table:table-cell>
          <table:table-cell office:value-type="float" office:value="519777622">
            <text:p>519777622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02878960">
            <text:p>302878960</text:p>
          </table:table-cell>
          <table:table-cell office:value-type="float" office:value="342684493">
            <text:p>342684493</text:p>
          </table:table-cell>
          <table:table-cell office:value-type="float" office:value="507923658">
            <text:p>507923658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57556486">
            <text:p>557556486</text:p>
          </table:table-cell>
          <table:table-cell office:value-type="float" office:value="636183723">
            <text:p>636183723</text:p>
          </table:table-cell>
          <table:table-cell office:value-type="float" office:value="612089019">
            <text:p>612089019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00000243">
            <text:p>400000243</text:p>
          </table:table-cell>
          <table:table-cell office:value-type="float" office:value="578981230">
            <text:p>578981230</text:p>
          </table:table-cell>
          <table:table-cell office:value-type="float" office:value="539187824">
            <text:p>539187824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05117808">
            <text:p>305117808</text:p>
          </table:table-cell>
          <table:table-cell office:value-type="float" office:value="499158614">
            <text:p>499158614</text:p>
          </table:table-cell>
          <table:table-cell office:value-type="float" office:value="546435574">
            <text:p>546435574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21358960">
            <text:p>421358960</text:p>
          </table:table-cell>
          <table:table-cell office:value-type="float" office:value="650378400">
            <text:p>650378400</text:p>
          </table:table-cell>
          <table:table-cell office:value-type="float" office:value="333093572">
            <text:p>333093572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00404798">
            <text:p>400404798</text:p>
          </table:table-cell>
          <table:table-cell office:value-type="float" office:value="633359676">
            <text:p>633359676</text:p>
          </table:table-cell>
          <table:table-cell office:value-type="float" office:value="446351446">
            <text:p>446351446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90485447">
            <text:p>290485447</text:p>
          </table:table-cell>
          <table:table-cell office:value-type="float" office:value="398596161">
            <text:p>398596161</text:p>
          </table:table-cell>
          <table:table-cell office:value-type="float" office:value="520362791">
            <text:p>520362791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43993901">
            <text:p>543993901</text:p>
          </table:table-cell>
          <table:table-cell office:value-type="float" office:value="516541441">
            <text:p>516541441</text:p>
          </table:table-cell>
          <table:table-cell office:value-type="float" office:value="614718519">
            <text:p>614718519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29517382">
            <text:p>329517382</text:p>
          </table:table-cell>
          <table:table-cell office:value-type="float" office:value="589469831">
            <text:p>589469831</text:p>
          </table:table-cell>
          <table:table-cell office:value-type="float" office:value="375788251">
            <text:p>375788251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57829757">
            <text:p>357829757</text:p>
          </table:table-cell>
          <table:table-cell office:value-type="float" office:value="694914203">
            <text:p>694914203</text:p>
          </table:table-cell>
          <table:table-cell office:value-type="float" office:value="317408277">
            <text:p>317408277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59624972">
            <text:p>459624972</text:p>
          </table:table-cell>
          <table:table-cell office:value-type="float" office:value="363707201">
            <text:p>363707201</text:p>
          </table:table-cell>
          <table:table-cell office:value-type="float" office:value="316365267">
            <text:p>316365267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62919268">
            <text:p>462919268</text:p>
          </table:table-cell>
          <table:table-cell office:value-type="float" office:value="387630612">
            <text:p>387630612</text:p>
          </table:table-cell>
          <table:table-cell office:value-type="float" office:value="316424870">
            <text:p>316424870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98418232">
            <text:p>498418232</text:p>
          </table:table-cell>
          <table:table-cell office:value-type="float" office:value="541775960">
            <text:p>541775960</text:p>
          </table:table-cell>
          <table:table-cell office:value-type="float" office:value="330783029">
            <text:p>330783029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74288520">
            <text:p>474288520</text:p>
          </table:table-cell>
          <table:table-cell office:value-type="float" office:value="362766965">
            <text:p>362766965</text:p>
          </table:table-cell>
          <table:table-cell office:value-type="float" office:value="380882747">
            <text:p>380882747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87054458">
            <text:p>587054458</text:p>
          </table:table-cell>
          <table:table-cell office:value-type="float" office:value="628676701">
            <text:p>628676701</text:p>
          </table:table-cell>
          <table:table-cell office:value-type="float" office:value="469177501">
            <text:p>469177501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06946242">
            <text:p>406946242</text:p>
          </table:table-cell>
          <table:table-cell office:value-type="float" office:value="511576344">
            <text:p>511576344</text:p>
          </table:table-cell>
          <table:table-cell office:value-type="float" office:value="623821351">
            <text:p>623821351</text:p>
          </table:table-cell>
          <table:table-cell table:number-columns-repeated="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94279563">
            <text:p>394279563</text:p>
          </table:table-cell>
          <table:table-cell office:value-type="float" office:value="672106799">
            <text:p>672106799</text:p>
          </table:table-cell>
          <table:table-cell office:value-type="float" office:value="368425258">
            <text:p>368425258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4611450">
            <text:p>604611450</text:p>
          </table:table-cell>
          <table:table-cell office:value-type="float" office:value="705399068">
            <text:p>705399068</text:p>
          </table:table-cell>
          <table:table-cell office:value-type="float" office:value="475516124">
            <text:p>475516124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18269653">
            <text:p>418269653</text:p>
          </table:table-cell>
          <table:table-cell office:value-type="float" office:value="393774178">
            <text:p>393774178</text:p>
          </table:table-cell>
          <table:table-cell office:value-type="float" office:value="508531327">
            <text:p>508531327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2634904">
            <text:p>642634904</text:p>
          </table:table-cell>
          <table:table-cell office:value-type="float" office:value="603425416">
            <text:p>603425416</text:p>
          </table:table-cell>
          <table:table-cell office:value-type="float" office:value="359870790">
            <text:p>359870790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3710840">
            <text:p>603710840</text:p>
          </table:table-cell>
          <table:table-cell office:value-type="float" office:value="404653474">
            <text:p>404653474</text:p>
          </table:table-cell>
          <table:table-cell office:value-type="float" office:value="487290757">
            <text:p>487290757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34824997">
            <text:p>334824997</text:p>
          </table:table-cell>
          <table:table-cell office:value-type="float" office:value="534672900">
            <text:p>534672900</text:p>
          </table:table-cell>
          <table:table-cell office:value-type="float" office:value="659399905">
            <text:p>659399905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22455819">
            <text:p>322455819</text:p>
          </table:table-cell>
          <table:table-cell office:value-type="float" office:value="430789769">
            <text:p>430789769</text:p>
          </table:table-cell>
          <table:table-cell office:value-type="float" office:value="449663121">
            <text:p>449663121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89314157">
            <text:p>589314157</text:p>
          </table:table-cell>
          <table:table-cell office:value-type="float" office:value="644891873">
            <text:p>644891873</text:p>
          </table:table-cell>
          <table:table-cell office:value-type="float" office:value="535268380">
            <text:p>535268380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91033110">
            <text:p>391033110</text:p>
          </table:table-cell>
          <table:table-cell office:value-type="float" office:value="398344745">
            <text:p>398344745</text:p>
          </table:table-cell>
          <table:table-cell office:value-type="float" office:value="591377455">
            <text:p>591377455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20129000">
            <text:p>420129000</text:p>
          </table:table-cell>
          <table:table-cell office:value-type="float" office:value="621166530">
            <text:p>621166530</text:p>
          </table:table-cell>
          <table:table-cell office:value-type="float" office:value="508589600">
            <text:p>508589600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57812606">
            <text:p>357812606</text:p>
          </table:table-cell>
          <table:table-cell office:value-type="float" office:value="626865472">
            <text:p>626865472</text:p>
          </table:table-cell>
          <table:table-cell office:value-type="float" office:value="347598236">
            <text:p>347598236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94780255">
            <text:p>494780255</text:p>
          </table:table-cell>
          <table:table-cell office:value-type="float" office:value="548134141">
            <text:p>548134141</text:p>
          </table:table-cell>
          <table:table-cell office:value-type="float" office:value="476930734">
            <text:p>476930734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1320382">
            <text:p>601320382</text:p>
          </table:table-cell>
          <table:table-cell office:value-type="float" office:value="628591757">
            <text:p>628591757</text:p>
          </table:table-cell>
          <table:table-cell office:value-type="float" office:value="666166861">
            <text:p>666166861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37938130">
            <text:p>537938130</text:p>
          </table:table-cell>
          <table:table-cell office:value-type="float" office:value="709063017">
            <text:p>709063017</text:p>
          </table:table-cell>
          <table:table-cell office:value-type="float" office:value="494943418">
            <text:p>494943418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6984377">
            <text:p>646984377</text:p>
          </table:table-cell>
          <table:table-cell office:value-type="float" office:value="379165399">
            <text:p>379165399</text:p>
          </table:table-cell>
          <table:table-cell office:value-type="float" office:value="506854992">
            <text:p>506854992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95883339">
            <text:p>595883339</text:p>
          </table:table-cell>
          <table:table-cell office:value-type="float" office:value="630904846">
            <text:p>630904846</text:p>
          </table:table-cell>
          <table:table-cell office:value-type="float" office:value="381771291">
            <text:p>381771291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53625629">
            <text:p>453625629</text:p>
          </table:table-cell>
          <table:table-cell office:value-type="float" office:value="618240636">
            <text:p>618240636</text:p>
          </table:table-cell>
          <table:table-cell office:value-type="float" office:value="678844532">
            <text:p>678844532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08280336">
            <text:p>508280336</text:p>
          </table:table-cell>
          <table:table-cell office:value-type="float" office:value="690164916">
            <text:p>690164916</text:p>
          </table:table-cell>
          <table:table-cell office:value-type="float" office:value="632644485">
            <text:p>632644485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17843996">
            <text:p>517843996</text:p>
          </table:table-cell>
          <table:table-cell office:value-type="float" office:value="429325349">
            <text:p>429325349</text:p>
          </table:table-cell>
          <table:table-cell office:value-type="float" office:value="556373077">
            <text:p>556373077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70842101">
            <text:p>370842101</text:p>
          </table:table-cell>
          <table:table-cell office:value-type="float" office:value="413250801">
            <text:p>413250801</text:p>
          </table:table-cell>
          <table:table-cell office:value-type="float" office:value="397456971">
            <text:p>397456971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52026268">
            <text:p>452026268</text:p>
          </table:table-cell>
          <table:table-cell office:value-type="float" office:value="517383381">
            <text:p>517383381</text:p>
          </table:table-cell>
          <table:table-cell office:value-type="float" office:value="684629676">
            <text:p>684629676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71463090">
            <text:p>371463090</text:p>
          </table:table-cell>
          <table:table-cell office:value-type="float" office:value="383440208">
            <text:p>383440208</text:p>
          </table:table-cell>
          <table:table-cell office:value-type="float" office:value="437297709">
            <text:p>437297709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37895203">
            <text:p>537895203</text:p>
          </table:table-cell>
          <table:table-cell office:value-type="float" office:value="387211914">
            <text:p>387211914</text:p>
          </table:table-cell>
          <table:table-cell office:value-type="float" office:value="662864062">
            <text:p>662864062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27389321">
            <text:p>627389321</text:p>
          </table:table-cell>
          <table:table-cell office:value-type="float" office:value="631135922">
            <text:p>631135922</text:p>
          </table:table-cell>
          <table:table-cell office:value-type="float" office:value="613783376">
            <text:p>613783376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75469076">
            <text:p>475469076</text:p>
          </table:table-cell>
          <table:table-cell office:value-type="float" office:value="737063443">
            <text:p>737063443</text:p>
          </table:table-cell>
          <table:table-cell office:value-type="float" office:value="648881410">
            <text:p>648881410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61968728">
            <text:p>661968728</text:p>
          </table:table-cell>
          <table:table-cell office:value-type="float" office:value="475595286">
            <text:p>475595286</text:p>
          </table:table-cell>
          <table:table-cell office:value-type="float" office:value="404515001">
            <text:p>404515001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44584987">
            <text:p>444584987</text:p>
          </table:table-cell>
          <table:table-cell office:value-type="float" office:value="693535893">
            <text:p>693535893</text:p>
          </table:table-cell>
          <table:table-cell office:value-type="float" office:value="453993561">
            <text:p>453993561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17676555">
            <text:p>617676555</text:p>
          </table:table-cell>
          <table:table-cell office:value-type="float" office:value="668254986">
            <text:p>668254986</text:p>
          </table:table-cell>
          <table:table-cell office:value-type="float" office:value="650477420">
            <text:p>650477420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13360317">
            <text:p>413360317</text:p>
          </table:table-cell>
          <table:table-cell office:value-type="float" office:value="564667235">
            <text:p>564667235</text:p>
          </table:table-cell>
          <table:table-cell office:value-type="float" office:value="322236644">
            <text:p>322236644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76948544">
            <text:p>576948544</text:p>
          </table:table-cell>
          <table:table-cell office:value-type="float" office:value="474002746">
            <text:p>474002746</text:p>
          </table:table-cell>
          <table:table-cell office:value-type="float" office:value="684648118">
            <text:p>684648118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74880135">
            <text:p>374880135</text:p>
          </table:table-cell>
          <table:table-cell office:value-type="float" office:value="722456903">
            <text:p>722456903</text:p>
          </table:table-cell>
          <table:table-cell office:value-type="float" office:value="673738051">
            <text:p>673738051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12252559">
            <text:p>612252559</text:p>
          </table:table-cell>
          <table:table-cell office:value-type="float" office:value="660076892">
            <text:p>660076892</text:p>
          </table:table-cell>
          <table:table-cell office:value-type="float" office:value="669361973">
            <text:p>669361973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6512159">
            <text:p>606512159</text:p>
          </table:table-cell>
          <table:table-cell office:value-type="float" office:value="685319455">
            <text:p>685319455</text:p>
          </table:table-cell>
          <table:table-cell office:value-type="float" office:value="518169367">
            <text:p>518169367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99220666">
            <text:p>599220666</text:p>
          </table:table-cell>
          <table:table-cell office:value-type="float" office:value="631208613">
            <text:p>631208613</text:p>
          </table:table-cell>
          <table:table-cell office:value-type="float" office:value="446264534">
            <text:p>446264534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27995297">
            <text:p>527995297</text:p>
          </table:table-cell>
          <table:table-cell office:value-type="float" office:value="362380820">
            <text:p>362380820</text:p>
          </table:table-cell>
          <table:table-cell office:value-type="float" office:value="439105201">
            <text:p>439105201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31115560">
            <text:p>331115560</text:p>
          </table:table-cell>
          <table:table-cell office:value-type="float" office:value="368653600">
            <text:p>368653600</text:p>
          </table:table-cell>
          <table:table-cell office:value-type="float" office:value="478864595">
            <text:p>478864595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01732308">
            <text:p>401732308</text:p>
          </table:table-cell>
          <table:table-cell office:value-type="float" office:value="698871260">
            <text:p>698871260</text:p>
          </table:table-cell>
          <table:table-cell office:value-type="float" office:value="693670892">
            <text:p>693670892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2795972">
            <text:p>602795972</text:p>
          </table:table-cell>
          <table:table-cell office:value-type="float" office:value="708445242">
            <text:p>708445242</text:p>
          </table:table-cell>
          <table:table-cell office:value-type="float" office:value="522959322">
            <text:p>522959322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28530592">
            <text:p>628530592</text:p>
          </table:table-cell>
          <table:table-cell office:value-type="float" office:value="329709185">
            <text:p>329709185</text:p>
          </table:table-cell>
          <table:table-cell office:value-type="float" office:value="603690311">
            <text:p>603690311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38165164">
            <text:p>338165164</text:p>
          </table:table-cell>
          <table:table-cell office:value-type="float" office:value="512011689">
            <text:p>512011689</text:p>
          </table:table-cell>
          <table:table-cell office:value-type="float" office:value="356607657">
            <text:p>356607657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13382518">
            <text:p>313382518</text:p>
          </table:table-cell>
          <table:table-cell office:value-type="float" office:value="434754010">
            <text:p>434754010</text:p>
          </table:table-cell>
          <table:table-cell office:value-type="float" office:value="377566856">
            <text:p>377566856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75234749">
            <text:p>575234749</text:p>
          </table:table-cell>
          <table:table-cell office:value-type="float" office:value="514472807">
            <text:p>514472807</text:p>
          </table:table-cell>
          <table:table-cell office:value-type="float" office:value="360028988">
            <text:p>360028988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95381351">
            <text:p>495381351</text:p>
          </table:table-cell>
          <table:table-cell office:value-type="float" office:value="349315768">
            <text:p>349315768</text:p>
          </table:table-cell>
          <table:table-cell office:value-type="float" office:value="594310614">
            <text:p>594310614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29781252">
            <text:p>329781252</text:p>
          </table:table-cell>
          <table:table-cell office:value-type="float" office:value="657904188">
            <text:p>657904188</text:p>
          </table:table-cell>
          <table:table-cell office:value-type="float" office:value="453851937">
            <text:p>453851937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86063992">
            <text:p>586063992</text:p>
          </table:table-cell>
          <table:table-cell office:value-type="float" office:value="685040092">
            <text:p>685040092</text:p>
          </table:table-cell>
          <table:table-cell office:value-type="float" office:value="509246051">
            <text:p>509246051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58833013">
            <text:p>358833013</text:p>
          </table:table-cell>
          <table:table-cell office:value-type="float" office:value="453600131">
            <text:p>453600131</text:p>
          </table:table-cell>
          <table:table-cell office:value-type="float" office:value="671492057">
            <text:p>671492057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1258249">
            <text:p>641258249</text:p>
          </table:table-cell>
          <table:table-cell office:value-type="float" office:value="648977046">
            <text:p>648977046</text:p>
          </table:table-cell>
          <table:table-cell office:value-type="float" office:value="567056751">
            <text:p>567056751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30206309">
            <text:p>630206309</text:p>
          </table:table-cell>
          <table:table-cell office:value-type="float" office:value="551584795">
            <text:p>551584795</text:p>
          </table:table-cell>
          <table:table-cell office:value-type="float" office:value="431485528">
            <text:p>431485528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21067685">
            <text:p>321067685</text:p>
          </table:table-cell>
          <table:table-cell office:value-type="float" office:value="423422618">
            <text:p>423422618</text:p>
          </table:table-cell>
          <table:table-cell office:value-type="float" office:value="686289923">
            <text:p>686289923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70341642">
            <text:p>470341642</text:p>
          </table:table-cell>
          <table:table-cell office:value-type="float" office:value="697382966">
            <text:p>697382966</text:p>
          </table:table-cell>
          <table:table-cell office:value-type="float" office:value="431010028">
            <text:p>431010028</text:p>
          </table:table-cell>
          <table:table-cell table:number-columns-repeated="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4257372">
            <text:p>644257372</text:p>
          </table:table-cell>
          <table:table-cell office:value-type="float" office:value="699571634">
            <text:p>699571634</text:p>
          </table:table-cell>
          <table:table-cell office:value-type="float" office:value="469319975">
            <text:p>469319975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26617251">
            <text:p>526617251</text:p>
          </table:table-cell>
          <table:table-cell office:value-type="float" office:value="713302667">
            <text:p>713302667</text:p>
          </table:table-cell>
          <table:table-cell office:value-type="float" office:value="373198678">
            <text:p>373198678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30577521">
            <text:p>530577521</text:p>
          </table:table-cell>
          <table:table-cell office:value-type="float" office:value="441277887">
            <text:p>441277887</text:p>
          </table:table-cell>
          <table:table-cell office:value-type="float" office:value="477947120">
            <text:p>477947120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15128527">
            <text:p>615128527</text:p>
          </table:table-cell>
          <table:table-cell office:value-type="float" office:value="582291789">
            <text:p>582291789</text:p>
          </table:table-cell>
          <table:table-cell office:value-type="float" office:value="460390553">
            <text:p>460390553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55901169">
            <text:p>355901169</text:p>
          </table:table-cell>
          <table:table-cell office:value-type="float" office:value="518084924">
            <text:p>518084924</text:p>
          </table:table-cell>
          <table:table-cell office:value-type="float" office:value="732248892">
            <text:p>732248892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57663829">
            <text:p>457663829</text:p>
          </table:table-cell>
          <table:table-cell office:value-type="float" office:value="769160110">
            <text:p>769160110</text:p>
          </table:table-cell>
          <table:table-cell office:value-type="float" office:value="639725734">
            <text:p>639725734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50204800">
            <text:p>650204800</text:p>
          </table:table-cell>
          <table:table-cell office:value-type="float" office:value="657917403">
            <text:p>657917403</text:p>
          </table:table-cell>
          <table:table-cell office:value-type="float" office:value="759677859">
            <text:p>759677859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78080580">
            <text:p>578080580</text:p>
          </table:table-cell>
          <table:table-cell office:value-type="float" office:value="775143384">
            <text:p>775143384</text:p>
          </table:table-cell>
          <table:table-cell office:value-type="float" office:value="371749731">
            <text:p>371749731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76128026">
            <text:p>676128026</text:p>
          </table:table-cell>
          <table:table-cell office:value-type="float" office:value="575177877">
            <text:p>575177877</text:p>
          </table:table-cell>
          <table:table-cell office:value-type="float" office:value="722641648">
            <text:p>722641648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53632487">
            <text:p>353632487</text:p>
          </table:table-cell>
          <table:table-cell office:value-type="float" office:value="458614388">
            <text:p>458614388</text:p>
          </table:table-cell>
          <table:table-cell office:value-type="float" office:value="617928978">
            <text:p>617928978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72979722">
            <text:p>672979722</text:p>
          </table:table-cell>
          <table:table-cell office:value-type="float" office:value="639693937">
            <text:p>639693937</text:p>
          </table:table-cell>
          <table:table-cell office:value-type="float" office:value="518952817">
            <text:p>518952817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82675916">
            <text:p>382675916</text:p>
          </table:table-cell>
          <table:table-cell office:value-type="float" office:value="609781119">
            <text:p>609781119</text:p>
          </table:table-cell>
          <table:table-cell office:value-type="float" office:value="694375059">
            <text:p>694375059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03373976">
            <text:p>403373976</text:p>
          </table:table-cell>
          <table:table-cell office:value-type="float" office:value="467424921">
            <text:p>467424921</text:p>
          </table:table-cell>
          <table:table-cell office:value-type="float" office:value="731121503">
            <text:p>731121503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88104661">
            <text:p>588104661</text:p>
          </table:table-cell>
          <table:table-cell office:value-type="float" office:value="402323103">
            <text:p>402323103</text:p>
          </table:table-cell>
          <table:table-cell office:value-type="float" office:value="392447479">
            <text:p>392447479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17948023">
            <text:p>517948023</text:p>
          </table:table-cell>
          <table:table-cell office:value-type="float" office:value="662276057">
            <text:p>662276057</text:p>
          </table:table-cell>
          <table:table-cell office:value-type="float" office:value="557696970">
            <text:p>557696970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41836626">
            <text:p>641836626</text:p>
          </table:table-cell>
          <table:table-cell office:value-type="float" office:value="677082592">
            <text:p>677082592</text:p>
          </table:table-cell>
          <table:table-cell office:value-type="float" office:value="649025405">
            <text:p>649025405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72612670">
            <text:p>572612670</text:p>
          </table:table-cell>
          <table:table-cell office:value-type="float" office:value="585399156">
            <text:p>585399156</text:p>
          </table:table-cell>
          <table:table-cell office:value-type="float" office:value="691571603">
            <text:p>691571603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59508053">
            <text:p>659508053</text:p>
          </table:table-cell>
          <table:table-cell office:value-type="float" office:value="538599641">
            <text:p>538599641</text:p>
          </table:table-cell>
          <table:table-cell office:value-type="float" office:value="514507256">
            <text:p>514507256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39841921">
            <text:p>639841921</text:p>
          </table:table-cell>
          <table:table-cell office:value-type="float" office:value="752489419">
            <text:p>752489419</text:p>
          </table:table-cell>
          <table:table-cell office:value-type="float" office:value="598277032">
            <text:p>598277032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22888665">
            <text:p>422888665</text:p>
          </table:table-cell>
          <table:table-cell office:value-type="float" office:value="467112419">
            <text:p>467112419</text:p>
          </table:table-cell>
          <table:table-cell office:value-type="float" office:value="488147403">
            <text:p>488147403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70198622">
            <text:p>570198622</text:p>
          </table:table-cell>
          <table:table-cell office:value-type="float" office:value="761916515">
            <text:p>761916515</text:p>
          </table:table-cell>
          <table:table-cell office:value-type="float" office:value="392208650">
            <text:p>392208650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06032563">
            <text:p>506032563</text:p>
          </table:table-cell>
          <table:table-cell office:value-type="float" office:value="427120360">
            <text:p>427120360</text:p>
          </table:table-cell>
          <table:table-cell office:value-type="float" office:value="390463254">
            <text:p>390463254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21509481">
            <text:p>621509481</text:p>
          </table:table-cell>
          <table:table-cell office:value-type="float" office:value="562813803">
            <text:p>562813803</text:p>
          </table:table-cell>
          <table:table-cell office:value-type="float" office:value="607637579">
            <text:p>607637579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28188289">
            <text:p>628188289</text:p>
          </table:table-cell>
          <table:table-cell office:value-type="float" office:value="370397968">
            <text:p>370397968</text:p>
          </table:table-cell>
          <table:table-cell office:value-type="float" office:value="717223617">
            <text:p>717223617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44384640">
            <text:p>544384640</text:p>
          </table:table-cell>
          <table:table-cell office:value-type="float" office:value="766203052">
            <text:p>766203052</text:p>
          </table:table-cell>
          <table:table-cell office:value-type="float" office:value="460159897">
            <text:p>460159897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98261207">
            <text:p>498261207</text:p>
          </table:table-cell>
          <table:table-cell office:value-type="float" office:value="656084141">
            <text:p>656084141</text:p>
          </table:table-cell>
          <table:table-cell office:value-type="float" office:value="726679498">
            <text:p>726679498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62631588">
            <text:p>662631588</text:p>
          </table:table-cell>
          <table:table-cell office:value-type="float" office:value="488449518">
            <text:p>488449518</text:p>
          </table:table-cell>
          <table:table-cell office:value-type="float" office:value="725684771">
            <text:p>725684771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89541634">
            <text:p>389541634</text:p>
          </table:table-cell>
          <table:table-cell office:value-type="float" office:value="688245318">
            <text:p>688245318</text:p>
          </table:table-cell>
          <table:table-cell office:value-type="float" office:value="382658049">
            <text:p>382658049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91619869">
            <text:p>591619869</text:p>
          </table:table-cell>
          <table:table-cell office:value-type="float" office:value="524800201">
            <text:p>524800201</text:p>
          </table:table-cell>
          <table:table-cell office:value-type="float" office:value="706588957">
            <text:p>706588957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78085504">
            <text:p>678085504</text:p>
          </table:table-cell>
          <table:table-cell office:value-type="float" office:value="682085754">
            <text:p>682085754</text:p>
          </table:table-cell>
          <table:table-cell office:value-type="float" office:value="476822107">
            <text:p>476822107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00747832">
            <text:p>400747832</text:p>
          </table:table-cell>
          <table:table-cell office:value-type="float" office:value="745447994">
            <text:p>745447994</text:p>
          </table:table-cell>
          <table:table-cell office:value-type="float" office:value="599774066">
            <text:p>599774066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49024676">
            <text:p>649024676</text:p>
          </table:table-cell>
          <table:table-cell office:value-type="float" office:value="415974271">
            <text:p>415974271</text:p>
          </table:table-cell>
          <table:table-cell office:value-type="float" office:value="627973210">
            <text:p>627973210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47078862">
            <text:p>347078862</text:p>
          </table:table-cell>
          <table:table-cell office:value-type="float" office:value="495946160">
            <text:p>495946160</text:p>
          </table:table-cell>
          <table:table-cell office:value-type="float" office:value="734102397">
            <text:p>734102397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20654927">
            <text:p>420654927</text:p>
          </table:table-cell>
          <table:table-cell office:value-type="float" office:value="791260234">
            <text:p>791260234</text:p>
          </table:table-cell>
          <table:table-cell office:value-type="float" office:value="421399201">
            <text:p>421399201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28418760">
            <text:p>328418760</text:p>
          </table:table-cell>
          <table:table-cell office:value-type="float" office:value="563268889">
            <text:p>563268889</text:p>
          </table:table-cell>
          <table:table-cell office:value-type="float" office:value="474512664">
            <text:p>474512664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77280846">
            <text:p>677280846</text:p>
          </table:table-cell>
          <table:table-cell office:value-type="float" office:value="736967167">
            <text:p>736967167</text:p>
          </table:table-cell>
          <table:table-cell office:value-type="float" office:value="707695465">
            <text:p>707695465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65618106">
            <text:p>565618106</text:p>
          </table:table-cell>
          <table:table-cell office:value-type="float" office:value="734484661">
            <text:p>734484661</text:p>
          </table:table-cell>
          <table:table-cell office:value-type="float" office:value="457845571">
            <text:p>457845571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42675391">
            <text:p>342675391</text:p>
          </table:table-cell>
          <table:table-cell office:value-type="float" office:value="583524081">
            <text:p>583524081</text:p>
          </table:table-cell>
          <table:table-cell office:value-type="float" office:value="420794298">
            <text:p>420794298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81093175">
            <text:p>681093175</text:p>
          </table:table-cell>
          <table:table-cell office:value-type="float" office:value="646036453">
            <text:p>646036453</text:p>
          </table:table-cell>
          <table:table-cell office:value-type="float" office:value="583334513">
            <text:p>583334513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66100970">
            <text:p>466100970</text:p>
          </table:table-cell>
          <table:table-cell office:value-type="float" office:value="601439303">
            <text:p>601439303</text:p>
          </table:table-cell>
          <table:table-cell office:value-type="float" office:value="705437151">
            <text:p>705437151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10660885">
            <text:p>410660885</text:p>
          </table:table-cell>
          <table:table-cell office:value-type="float" office:value="459323560">
            <text:p>459323560</text:p>
          </table:table-cell>
          <table:table-cell office:value-type="float" office:value="703720804">
            <text:p>703720804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43385967">
            <text:p>443385967</text:p>
          </table:table-cell>
          <table:table-cell office:value-type="float" office:value="477749538">
            <text:p>477749538</text:p>
          </table:table-cell>
          <table:table-cell office:value-type="float" office:value="540520320">
            <text:p>540520320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34503590">
            <text:p>334503590</text:p>
          </table:table-cell>
          <table:table-cell office:value-type="float" office:value="500579214">
            <text:p>500579214</text:p>
          </table:table-cell>
          <table:table-cell office:value-type="float" office:value="700639189">
            <text:p>700639189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69841087">
            <text:p>669841087</text:p>
          </table:table-cell>
          <table:table-cell office:value-type="float" office:value="686550266">
            <text:p>686550266</text:p>
          </table:table-cell>
          <table:table-cell office:value-type="float" office:value="542244212">
            <text:p>542244212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79924888">
            <text:p>579924888</text:p>
          </table:table-cell>
          <table:table-cell office:value-type="float" office:value="565945084">
            <text:p>565945084</text:p>
          </table:table-cell>
          <table:table-cell office:value-type="float" office:value="708741204">
            <text:p>708741204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43663482">
            <text:p>543663482</text:p>
          </table:table-cell>
          <table:table-cell office:value-type="float" office:value="598576892">
            <text:p>598576892</text:p>
          </table:table-cell>
          <table:table-cell office:value-type="float" office:value="657434777">
            <text:p>657434777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13778739">
            <text:p>613778739</text:p>
          </table:table-cell>
          <table:table-cell office:value-type="float" office:value="379848010">
            <text:p>379848010</text:p>
          </table:table-cell>
          <table:table-cell office:value-type="float" office:value="490352846">
            <text:p>490352846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33420804">
            <text:p>633420804</text:p>
          </table:table-cell>
          <table:table-cell office:value-type="float" office:value="601742028">
            <text:p>601742028</text:p>
          </table:table-cell>
          <table:table-cell office:value-type="float" office:value="748467100">
            <text:p>748467100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35449394">
            <text:p>335449394</text:p>
          </table:table-cell>
          <table:table-cell office:value-type="float" office:value="780060126">
            <text:p>780060126</text:p>
          </table:table-cell>
          <table:table-cell office:value-type="float" office:value="367651013">
            <text:p>367651013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85514375">
            <text:p>585514375</text:p>
          </table:table-cell>
          <table:table-cell office:value-type="float" office:value="555828251">
            <text:p>555828251</text:p>
          </table:table-cell>
          <table:table-cell office:value-type="float" office:value="540903788">
            <text:p>540903788</text:p>
          </table:table-cell>
          <table:table-cell table:number-columns-repeated="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36958980">
            <text:p>436958980</text:p>
          </table:table-cell>
          <table:table-cell office:value-type="float" office:value="548871226">
            <text:p>548871226</text:p>
          </table:table-cell>
          <table:table-cell office:value-type="float" office:value="718823598">
            <text:p>718823598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67780047">
            <text:p>667780047</text:p>
          </table:table-cell>
          <table:table-cell office:value-type="float" office:value="447260483">
            <text:p>447260483</text:p>
          </table:table-cell>
          <table:table-cell office:value-type="float" office:value="626422347">
            <text:p>626422347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06267543">
            <text:p>406267543</text:p>
          </table:table-cell>
          <table:table-cell office:value-type="float" office:value="891414828">
            <text:p>891414828</text:p>
          </table:table-cell>
          <table:table-cell office:value-type="float" office:value="677129160">
            <text:p>677129160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89727935">
            <text:p>589727935</text:p>
          </table:table-cell>
          <table:table-cell office:value-type="float" office:value="716463089">
            <text:p>716463089</text:p>
          </table:table-cell>
          <table:table-cell office:value-type="float" office:value="649998536">
            <text:p>649998536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57304680">
            <text:p>357304680</text:p>
          </table:table-cell>
          <table:table-cell office:value-type="float" office:value="895158782">
            <text:p>895158782</text:p>
          </table:table-cell>
          <table:table-cell office:value-type="float" office:value="765024780">
            <text:p>765024780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85092358">
            <text:p>585092358</text:p>
          </table:table-cell>
          <table:table-cell office:value-type="float" office:value="500788991">
            <text:p>500788991</text:p>
          </table:table-cell>
          <table:table-cell office:value-type="float" office:value="427273673">
            <text:p>427273673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22551316">
            <text:p>722551316</text:p>
          </table:table-cell>
          <table:table-cell office:value-type="float" office:value="445602535">
            <text:p>445602535</text:p>
          </table:table-cell>
          <table:table-cell office:value-type="float" office:value="392195939">
            <text:p>392195939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97278024">
            <text:p>497278024</text:p>
          </table:table-cell>
          <table:table-cell office:value-type="float" office:value="512729068">
            <text:p>512729068</text:p>
          </table:table-cell>
          <table:table-cell office:value-type="float" office:value="601677726">
            <text:p>601677726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00859454">
            <text:p>700859454</text:p>
          </table:table-cell>
          <table:table-cell office:value-type="float" office:value="778547325">
            <text:p>778547325</text:p>
          </table:table-cell>
          <table:table-cell office:value-type="float" office:value="393231514">
            <text:p>393231514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89612404">
            <text:p>689612404</text:p>
          </table:table-cell>
          <table:table-cell office:value-type="float" office:value="775001512">
            <text:p>775001512</text:p>
          </table:table-cell>
          <table:table-cell office:value-type="float" office:value="389995880">
            <text:p>389995880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57187750">
            <text:p>357187750</text:p>
          </table:table-cell>
          <table:table-cell office:value-type="float" office:value="831328568">
            <text:p>831328568</text:p>
          </table:table-cell>
          <table:table-cell office:value-type="float" office:value="556128617">
            <text:p>556128617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14557556">
            <text:p>714557556</text:p>
          </table:table-cell>
          <table:table-cell office:value-type="float" office:value="516141332">
            <text:p>516141332</text:p>
          </table:table-cell>
          <table:table-cell office:value-type="float" office:value="763462756">
            <text:p>763462756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53913856">
            <text:p>453913856</text:p>
          </table:table-cell>
          <table:table-cell office:value-type="float" office:value="644813982">
            <text:p>644813982</text:p>
          </table:table-cell>
          <table:table-cell office:value-type="float" office:value="421566426">
            <text:p>421566426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79778501">
            <text:p>379778501</text:p>
          </table:table-cell>
          <table:table-cell office:value-type="float" office:value="651333166">
            <text:p>651333166</text:p>
          </table:table-cell>
          <table:table-cell office:value-type="float" office:value="644503495">
            <text:p>644503495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88188627">
            <text:p>388188627</text:p>
          </table:table-cell>
          <table:table-cell office:value-type="float" office:value="584928483">
            <text:p>584928483</text:p>
          </table:table-cell>
          <table:table-cell office:value-type="float" office:value="440964449">
            <text:p>440964449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61383665">
            <text:p>661383665</text:p>
          </table:table-cell>
          <table:table-cell office:value-type="float" office:value="801632167">
            <text:p>801632167</text:p>
          </table:table-cell>
          <table:table-cell office:value-type="float" office:value="462033944">
            <text:p>462033944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08996872">
            <text:p>408996872</text:p>
          </table:table-cell>
          <table:table-cell office:value-type="float" office:value="770832297">
            <text:p>770832297</text:p>
          </table:table-cell>
          <table:table-cell office:value-type="float" office:value="782983647">
            <text:p>782983647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24115705">
            <text:p>424115705</text:p>
          </table:table-cell>
          <table:table-cell office:value-type="float" office:value="489488797">
            <text:p>489488797</text:p>
          </table:table-cell>
          <table:table-cell office:value-type="float" office:value="415716950">
            <text:p>415716950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50296036">
            <text:p>350296036</text:p>
          </table:table-cell>
          <table:table-cell office:value-type="float" office:value="487560915">
            <text:p>487560915</text:p>
          </table:table-cell>
          <table:table-cell office:value-type="float" office:value="744522969">
            <text:p>744522969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83508616">
            <text:p>583508616</text:p>
          </table:table-cell>
          <table:table-cell office:value-type="float" office:value="792260796">
            <text:p>792260796</text:p>
          </table:table-cell>
          <table:table-cell office:value-type="float" office:value="508804843">
            <text:p>508804843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90583580">
            <text:p>390583580</text:p>
          </table:table-cell>
          <table:table-cell office:value-type="float" office:value="760947925">
            <text:p>760947925</text:p>
          </table:table-cell>
          <table:table-cell office:value-type="float" office:value="745315005">
            <text:p>745315005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02632344">
            <text:p>502632344</text:p>
          </table:table-cell>
          <table:table-cell office:value-type="float" office:value="822985825">
            <text:p>822985825</text:p>
          </table:table-cell>
          <table:table-cell office:value-type="float" office:value="661563919">
            <text:p>661563919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93264199">
            <text:p>593264199</text:p>
          </table:table-cell>
          <table:table-cell office:value-type="float" office:value="786195958">
            <text:p>786195958</text:p>
          </table:table-cell>
          <table:table-cell office:value-type="float" office:value="409339501">
            <text:p>409339501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12051970">
            <text:p>712051970</text:p>
          </table:table-cell>
          <table:table-cell office:value-type="float" office:value="579659755">
            <text:p>579659755</text:p>
          </table:table-cell>
          <table:table-cell office:value-type="float" office:value="493272037">
            <text:p>493272037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66626372">
            <text:p>466626372</text:p>
          </table:table-cell>
          <table:table-cell office:value-type="float" office:value="536753958">
            <text:p>536753958</text:p>
          </table:table-cell>
          <table:table-cell office:value-type="float" office:value="763381460">
            <text:p>763381460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65905189">
            <text:p>465905189</text:p>
          </table:table-cell>
          <table:table-cell office:value-type="float" office:value="808666976">
            <text:p>808666976</text:p>
          </table:table-cell>
          <table:table-cell office:value-type="float" office:value="439083679">
            <text:p>439083679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97807213">
            <text:p>597807213</text:p>
          </table:table-cell>
          <table:table-cell office:value-type="float" office:value="511340598">
            <text:p>511340598</text:p>
          </table:table-cell>
          <table:table-cell office:value-type="float" office:value="645685519">
            <text:p>645685519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58255157">
            <text:p>658255157</text:p>
          </table:table-cell>
          <table:table-cell office:value-type="float" office:value="550936416">
            <text:p>550936416</text:p>
          </table:table-cell>
          <table:table-cell office:value-type="float" office:value="414062062">
            <text:p>414062062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67469900">
            <text:p>667469900</text:p>
          </table:table-cell>
          <table:table-cell office:value-type="float" office:value="723576776">
            <text:p>723576776</text:p>
          </table:table-cell>
          <table:table-cell office:value-type="float" office:value="776787483">
            <text:p>776787483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15210869">
            <text:p>615210869</text:p>
          </table:table-cell>
          <table:table-cell office:value-type="float" office:value="821217990">
            <text:p>821217990</text:p>
          </table:table-cell>
          <table:table-cell office:value-type="float" office:value="789083860">
            <text:p>789083860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70143386">
            <text:p>470143386</text:p>
          </table:table-cell>
          <table:table-cell office:value-type="float" office:value="801163985">
            <text:p>801163985</text:p>
          </table:table-cell>
          <table:table-cell office:value-type="float" office:value="757888573">
            <text:p>757888573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87213733">
            <text:p>687213733</text:p>
          </table:table-cell>
          <table:table-cell office:value-type="float" office:value="623028462">
            <text:p>623028462</text:p>
          </table:table-cell>
          <table:table-cell office:value-type="float" office:value="479358135">
            <text:p>479358135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17738201">
            <text:p>717738201</text:p>
          </table:table-cell>
          <table:table-cell office:value-type="float" office:value="478230901">
            <text:p>478230901</text:p>
          </table:table-cell>
          <table:table-cell office:value-type="float" office:value="543168341">
            <text:p>543168341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49214225">
            <text:p>649214225</text:p>
          </table:table-cell>
          <table:table-cell office:value-type="float" office:value="461056417">
            <text:p>461056417</text:p>
          </table:table-cell>
          <table:table-cell office:value-type="float" office:value="755185171">
            <text:p>755185171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38333631">
            <text:p>638333631</text:p>
          </table:table-cell>
          <table:table-cell office:value-type="float" office:value="804985275">
            <text:p>804985275</text:p>
          </table:table-cell>
          <table:table-cell office:value-type="float" office:value="441571885">
            <text:p>441571885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55794555">
            <text:p>655794555</text:p>
          </table:table-cell>
          <table:table-cell office:value-type="float" office:value="777158364">
            <text:p>777158364</text:p>
          </table:table-cell>
          <table:table-cell office:value-type="float" office:value="542401710">
            <text:p>542401710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41104887">
            <text:p>641104887</text:p>
          </table:table-cell>
          <table:table-cell office:value-type="float" office:value="539617235">
            <text:p>539617235</text:p>
          </table:table-cell>
          <table:table-cell office:value-type="float" office:value="377384952">
            <text:p>377384952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00601982">
            <text:p>700601982</text:p>
          </table:table-cell>
          <table:table-cell office:value-type="float" office:value="442628195">
            <text:p>442628195</text:p>
          </table:table-cell>
          <table:table-cell office:value-type="float" office:value="579245760">
            <text:p>579245760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71437845">
            <text:p>671437845</text:p>
          </table:table-cell>
          <table:table-cell office:value-type="float" office:value="641086160">
            <text:p>641086160</text:p>
          </table:table-cell>
          <table:table-cell office:value-type="float" office:value="692946035">
            <text:p>692946035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17400863">
            <text:p>417400863</text:p>
          </table:table-cell>
          <table:table-cell office:value-type="float" office:value="782944851">
            <text:p>782944851</text:p>
          </table:table-cell>
          <table:table-cell office:value-type="float" office:value="616597059">
            <text:p>616597059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48325085">
            <text:p>348325085</text:p>
          </table:table-cell>
          <table:table-cell office:value-type="float" office:value="780648004">
            <text:p>780648004</text:p>
          </table:table-cell>
          <table:table-cell office:value-type="float" office:value="492343711">
            <text:p>492343711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06526666">
            <text:p>706526666</text:p>
          </table:table-cell>
          <table:table-cell office:value-type="float" office:value="760603094">
            <text:p>760603094</text:p>
          </table:table-cell>
          <table:table-cell office:value-type="float" office:value="444711154">
            <text:p>444711154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65670962">
            <text:p>365670962</text:p>
          </table:table-cell>
          <table:table-cell office:value-type="float" office:value="463301881">
            <text:p>463301881</text:p>
          </table:table-cell>
          <table:table-cell office:value-type="float" office:value="798521385">
            <text:p>798521385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83533198">
            <text:p>683533198</text:p>
          </table:table-cell>
          <table:table-cell office:value-type="float" office:value="642521646">
            <text:p>642521646</text:p>
          </table:table-cell>
          <table:table-cell office:value-type="float" office:value="379392969">
            <text:p>379392969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48611143">
            <text:p>448611143</text:p>
          </table:table-cell>
          <table:table-cell office:value-type="float" office:value="507082239">
            <text:p>507082239</text:p>
          </table:table-cell>
          <table:table-cell office:value-type="float" office:value="745725905">
            <text:p>745725905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90042796">
            <text:p>390042796</text:p>
          </table:table-cell>
          <table:table-cell office:value-type="float" office:value="613302732">
            <text:p>613302732</text:p>
          </table:table-cell>
          <table:table-cell office:value-type="float" office:value="545770430">
            <text:p>545770430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48643200">
            <text:p>648643200</text:p>
          </table:table-cell>
          <table:table-cell office:value-type="float" office:value="787958321">
            <text:p>787958321</text:p>
          </table:table-cell>
          <table:table-cell office:value-type="float" office:value="418412890">
            <text:p>418412890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27163605">
            <text:p>727163605</text:p>
          </table:table-cell>
          <table:table-cell office:value-type="float" office:value="511234601">
            <text:p>511234601</text:p>
          </table:table-cell>
          <table:table-cell office:value-type="float" office:value="439101537">
            <text:p>439101537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68456829">
            <text:p>468456829</text:p>
          </table:table-cell>
          <table:table-cell office:value-type="float" office:value="426177972">
            <text:p>426177972</text:p>
          </table:table-cell>
          <table:table-cell office:value-type="float" office:value="792835811">
            <text:p>792835811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76454023">
            <text:p>676454023</text:p>
          </table:table-cell>
          <table:table-cell office:value-type="float" office:value="404147698">
            <text:p>404147698</text:p>
          </table:table-cell>
          <table:table-cell office:value-type="float" office:value="651777767">
            <text:p>651777767</text:p>
          </table:table-cell>
          <table:table-cell table:number-columns-repeated="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26705279">
            <text:p>526705279</text:p>
          </table:table-cell>
          <table:table-cell office:value-type="float" office:value="537502548">
            <text:p>537502548</text:p>
          </table:table-cell>
          <table:table-cell office:value-type="float" office:value="669335686">
            <text:p>669335686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29241574">
            <text:p>729241574</text:p>
          </table:table-cell>
          <table:table-cell office:value-type="float" office:value="585287290">
            <text:p>585287290</text:p>
          </table:table-cell>
          <table:table-cell office:value-type="float" office:value="821753652">
            <text:p>821753652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45643636">
            <text:p>545643636</text:p>
          </table:table-cell>
          <table:table-cell office:value-type="float" office:value="640025757">
            <text:p>640025757</text:p>
          </table:table-cell>
          <table:table-cell office:value-type="float" office:value="564343148">
            <text:p>564343148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36960217">
            <text:p>636960217</text:p>
          </table:table-cell>
          <table:table-cell office:value-type="float" office:value="584996824">
            <text:p>584996824</text:p>
          </table:table-cell>
          <table:table-cell office:value-type="float" office:value="688660935">
            <text:p>688660935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44611168">
            <text:p>644611168</text:p>
          </table:table-cell>
          <table:table-cell office:value-type="float" office:value="573499178">
            <text:p>573499178</text:p>
          </table:table-cell>
          <table:table-cell office:value-type="float" office:value="807023158">
            <text:p>807023158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26148788">
            <text:p>626148788</text:p>
          </table:table-cell>
          <table:table-cell office:value-type="float" office:value="820454782">
            <text:p>820454782</text:p>
          </table:table-cell>
          <table:table-cell office:value-type="float" office:value="552704440">
            <text:p>552704440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85575376">
            <text:p>585575376</text:p>
          </table:table-cell>
          <table:table-cell office:value-type="float" office:value="483944893">
            <text:p>483944893</text:p>
          </table:table-cell>
          <table:table-cell office:value-type="float" office:value="573099707">
            <text:p>573099707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37736821">
            <text:p>737736821</text:p>
          </table:table-cell>
          <table:table-cell office:value-type="float" office:value="840452293">
            <text:p>840452293</text:p>
          </table:table-cell>
          <table:table-cell office:value-type="float" office:value="796139682">
            <text:p>796139682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64405141">
            <text:p>764405141</text:p>
          </table:table-cell>
          <table:table-cell office:value-type="float" office:value="596270533">
            <text:p>596270533</text:p>
          </table:table-cell>
          <table:table-cell office:value-type="float" office:value="726502160">
            <text:p>726502160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18398795">
            <text:p>518398795</text:p>
          </table:table-cell>
          <table:table-cell office:value-type="float" office:value="811758123">
            <text:p>811758123</text:p>
          </table:table-cell>
          <table:table-cell office:value-type="float" office:value="742176634">
            <text:p>742176634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89962485">
            <text:p>489962485</text:p>
          </table:table-cell>
          <table:table-cell office:value-type="float" office:value="656756112">
            <text:p>656756112</text:p>
          </table:table-cell>
          <table:table-cell office:value-type="float" office:value="430653724">
            <text:p>430653724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92197894">
            <text:p>692197894</text:p>
          </table:table-cell>
          <table:table-cell office:value-type="float" office:value="557977659">
            <text:p>557977659</text:p>
          </table:table-cell>
          <table:table-cell office:value-type="float" office:value="637721632">
            <text:p>637721632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46352971">
            <text:p>446352971</text:p>
          </table:table-cell>
          <table:table-cell office:value-type="float" office:value="744838231">
            <text:p>744838231</text:p>
          </table:table-cell>
          <table:table-cell office:value-type="float" office:value="809873282">
            <text:p>809873282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26426722">
            <text:p>426426722</text:p>
          </table:table-cell>
          <table:table-cell office:value-type="float" office:value="779882487">
            <text:p>779882487</text:p>
          </table:table-cell>
          <table:table-cell office:value-type="float" office:value="546897309">
            <text:p>546897309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12893682">
            <text:p>612893682</text:p>
          </table:table-cell>
          <table:table-cell office:value-type="float" office:value="916283431">
            <text:p>916283431</text:p>
          </table:table-cell>
          <table:table-cell office:value-type="float" office:value="801046498">
            <text:p>801046498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33053804">
            <text:p>633053804</text:p>
          </table:table-cell>
          <table:table-cell office:value-type="float" office:value="856419807">
            <text:p>856419807</text:p>
          </table:table-cell>
          <table:table-cell office:value-type="float" office:value="429259057">
            <text:p>429259057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47388512">
            <text:p>747388512</text:p>
          </table:table-cell>
          <table:table-cell office:value-type="float" office:value="580771537">
            <text:p>580771537</text:p>
          </table:table-cell>
          <table:table-cell office:value-type="float" office:value="597038232">
            <text:p>597038232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67728059">
            <text:p>767728059</text:p>
          </table:table-cell>
          <table:table-cell office:value-type="float" office:value="552496319">
            <text:p>552496319</text:p>
          </table:table-cell>
          <table:table-cell office:value-type="float" office:value="553818956">
            <text:p>553818956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42242288">
            <text:p>542242288</text:p>
          </table:table-cell>
          <table:table-cell office:value-type="float" office:value="596697073">
            <text:p>596697073</text:p>
          </table:table-cell>
          <table:table-cell office:value-type="float" office:value="481925556">
            <text:p>481925556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56270791">
            <text:p>756270791</text:p>
          </table:table-cell>
          <table:table-cell office:value-type="float" office:value="770030071">
            <text:p>770030071</text:p>
          </table:table-cell>
          <table:table-cell office:value-type="float" office:value="671449849">
            <text:p>671449849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69053931">
            <text:p>769053931</text:p>
          </table:table-cell>
          <table:table-cell office:value-type="float" office:value="871349956">
            <text:p>871349956</text:p>
          </table:table-cell>
          <table:table-cell office:value-type="float" office:value="732708342">
            <text:p>732708342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02206232">
            <text:p>402206232</text:p>
          </table:table-cell>
          <table:table-cell office:value-type="float" office:value="857640394">
            <text:p>857640394</text:p>
          </table:table-cell>
          <table:table-cell office:value-type="float" office:value="783458609">
            <text:p>783458609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51491613">
            <text:p>751491613</text:p>
          </table:table-cell>
          <table:table-cell office:value-type="float" office:value="702512032">
            <text:p>702512032</text:p>
          </table:table-cell>
          <table:table-cell office:value-type="float" office:value="603698051">
            <text:p>603698051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90802794">
            <text:p>390802794</text:p>
          </table:table-cell>
          <table:table-cell office:value-type="float" office:value="428172218">
            <text:p>428172218</text:p>
          </table:table-cell>
          <table:table-cell office:value-type="float" office:value="713861238">
            <text:p>713861238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38544048">
            <text:p>738544048</text:p>
          </table:table-cell>
          <table:table-cell office:value-type="float" office:value="426177653">
            <text:p>426177653</text:p>
          </table:table-cell>
          <table:table-cell office:value-type="float" office:value="802127478">
            <text:p>802127478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85856753">
            <text:p>485856753</text:p>
          </table:table-cell>
          <table:table-cell office:value-type="float" office:value="840423692">
            <text:p>840423692</text:p>
          </table:table-cell>
          <table:table-cell office:value-type="float" office:value="440735857">
            <text:p>440735857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89871413">
            <text:p>689871413</text:p>
          </table:table-cell>
          <table:table-cell office:value-type="float" office:value="887292188">
            <text:p>887292188</text:p>
          </table:table-cell>
          <table:table-cell office:value-type="float" office:value="794638565">
            <text:p>794638565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39623254">
            <text:p>439623254</text:p>
          </table:table-cell>
          <table:table-cell office:value-type="float" office:value="460348954">
            <text:p>460348954</text:p>
          </table:table-cell>
          <table:table-cell office:value-type="float" office:value="466009386">
            <text:p>466009386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59467618">
            <text:p>459467618</text:p>
          </table:table-cell>
          <table:table-cell office:value-type="float" office:value="855085293">
            <text:p>855085293</text:p>
          </table:table-cell>
          <table:table-cell office:value-type="float" office:value="518329539">
            <text:p>518329539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93680642">
            <text:p>593680642</text:p>
          </table:table-cell>
          <table:table-cell office:value-type="float" office:value="508835967">
            <text:p>508835967</text:p>
          </table:table-cell>
          <table:table-cell office:value-type="float" office:value="468824202">
            <text:p>468824202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35490536">
            <text:p>635490536</text:p>
          </table:table-cell>
          <table:table-cell office:value-type="float" office:value="539055003">
            <text:p>539055003</text:p>
          </table:table-cell>
          <table:table-cell office:value-type="float" office:value="480853325">
            <text:p>480853325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42284042">
            <text:p>642284042</text:p>
          </table:table-cell>
          <table:table-cell office:value-type="float" office:value="869839198">
            <text:p>869839198</text:p>
          </table:table-cell>
          <table:table-cell office:value-type="float" office:value="588249526">
            <text:p>588249526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58691578">
            <text:p>558691578</text:p>
          </table:table-cell>
          <table:table-cell office:value-type="float" office:value="546347208">
            <text:p>546347208</text:p>
          </table:table-cell>
          <table:table-cell office:value-type="float" office:value="484907238">
            <text:p>484907238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21293814">
            <text:p>521293814</text:p>
          </table:table-cell>
          <table:table-cell office:value-type="float" office:value="449051442">
            <text:p>449051442</text:p>
          </table:table-cell>
          <table:table-cell office:value-type="float" office:value="686368288">
            <text:p>686368288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27681220">
            <text:p>527681220</text:p>
          </table:table-cell>
          <table:table-cell office:value-type="float" office:value="501190854">
            <text:p>501190854</text:p>
          </table:table-cell>
          <table:table-cell office:value-type="float" office:value="518530471">
            <text:p>518530471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11371817">
            <text:p>511371817</text:p>
          </table:table-cell>
          <table:table-cell office:value-type="float" office:value="849266361">
            <text:p>849266361</text:p>
          </table:table-cell>
          <table:table-cell office:value-type="float" office:value="614200466">
            <text:p>614200466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98008803">
            <text:p>498008803</text:p>
          </table:table-cell>
          <table:table-cell office:value-type="float" office:value="879209732">
            <text:p>879209732</text:p>
          </table:table-cell>
          <table:table-cell office:value-type="float" office:value="582477838">
            <text:p>582477838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31378263">
            <text:p>431378263</text:p>
          </table:table-cell>
          <table:table-cell office:value-type="float" office:value="683750309">
            <text:p>683750309</text:p>
          </table:table-cell>
          <table:table-cell office:value-type="float" office:value="430549429">
            <text:p>430549429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68093446">
            <text:p>368093446</text:p>
          </table:table-cell>
          <table:table-cell office:value-type="float" office:value="528054929">
            <text:p>528054929</text:p>
          </table:table-cell>
          <table:table-cell office:value-type="float" office:value="808432729">
            <text:p>808432729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87879823">
            <text:p>687879823</text:p>
          </table:table-cell>
          <table:table-cell office:value-type="float" office:value="866834179">
            <text:p>866834179</text:p>
          </table:table-cell>
          <table:table-cell office:value-type="float" office:value="428567197">
            <text:p>428567197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70716140">
            <text:p>670716140</text:p>
          </table:table-cell>
          <table:table-cell office:value-type="float" office:value="508377348">
            <text:p>508377348</text:p>
          </table:table-cell>
          <table:table-cell office:value-type="float" office:value="779640915">
            <text:p>779640915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45853918">
            <text:p>445853918</text:p>
          </table:table-cell>
          <table:table-cell office:value-type="float" office:value="842951078">
            <text:p>842951078</text:p>
          </table:table-cell>
          <table:table-cell office:value-type="float" office:value="724133025">
            <text:p>724133025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88476878">
            <text:p>388476878</text:p>
          </table:table-cell>
          <table:table-cell office:value-type="float" office:value="757085179">
            <text:p>757085179</text:p>
          </table:table-cell>
          <table:table-cell office:value-type="float" office:value="559082188">
            <text:p>559082188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12537543">
            <text:p>412537543</text:p>
          </table:table-cell>
          <table:table-cell office:value-type="float" office:value="786774433">
            <text:p>786774433</text:p>
          </table:table-cell>
          <table:table-cell office:value-type="float" office:value="751484686">
            <text:p>751484686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57002707">
            <text:p>757002707</text:p>
          </table:table-cell>
          <table:table-cell office:value-type="float" office:value="742900070">
            <text:p>742900070</text:p>
          </table:table-cell>
          <table:table-cell office:value-type="float" office:value="523618420">
            <text:p>523618420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52344519">
            <text:p>452344519</text:p>
          </table:table-cell>
          <table:table-cell office:value-type="float" office:value="655395655">
            <text:p>655395655</text:p>
          </table:table-cell>
          <table:table-cell office:value-type="float" office:value="816413330">
            <text:p>816413330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04378928">
            <text:p>804378928</text:p>
          </table:table-cell>
          <table:table-cell office:value-type="float" office:value="860705807">
            <text:p>860705807</text:p>
          </table:table-cell>
          <table:table-cell office:value-type="float" office:value="414516310">
            <text:p>414516310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33415477">
            <text:p>433415477</text:p>
          </table:table-cell>
          <table:table-cell office:value-type="float" office:value="495996754">
            <text:p>495996754</text:p>
          </table:table-cell>
          <table:table-cell office:value-type="float" office:value="722346909">
            <text:p>722346909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63539452">
            <text:p>763539452</text:p>
          </table:table-cell>
          <table:table-cell office:value-type="float" office:value="647287194">
            <text:p>647287194</text:p>
          </table:table-cell>
          <table:table-cell office:value-type="float" office:value="779660005">
            <text:p>779660005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20693063">
            <text:p>420693063</text:p>
          </table:table-cell>
          <table:table-cell office:value-type="float" office:value="540477669">
            <text:p>540477669</text:p>
          </table:table-cell>
          <table:table-cell office:value-type="float" office:value="882984528">
            <text:p>882984528</text:p>
          </table:table-cell>
          <table:table-cell table:number-columns-repeated="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48190089">
            <text:p>548190089</text:p>
          </table:table-cell>
          <table:table-cell office:value-type="float" office:value="490302719">
            <text:p>490302719</text:p>
          </table:table-cell>
          <table:table-cell office:value-type="float" office:value="789423818">
            <text:p>789423818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66168521">
            <text:p>566168521</text:p>
          </table:table-cell>
          <table:table-cell office:value-type="float" office:value="863011816">
            <text:p>863011816</text:p>
          </table:table-cell>
          <table:table-cell office:value-type="float" office:value="828664517">
            <text:p>828664517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11836490">
            <text:p>611836490</text:p>
          </table:table-cell>
          <table:table-cell office:value-type="float" office:value="918884684">
            <text:p>918884684</text:p>
          </table:table-cell>
          <table:table-cell office:value-type="float" office:value="856917437">
            <text:p>856917437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51577365">
            <text:p>751577365</text:p>
          </table:table-cell>
          <table:table-cell office:value-type="float" office:value="522505229">
            <text:p>522505229</text:p>
          </table:table-cell>
          <table:table-cell office:value-type="float" office:value="504856024">
            <text:p>504856024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19292402">
            <text:p>519292402</text:p>
          </table:table-cell>
          <table:table-cell office:value-type="float" office:value="999934795">
            <text:p>999934795</text:p>
          </table:table-cell>
          <table:table-cell office:value-type="float" office:value="699763646">
            <text:p>699763646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77626761">
            <text:p>777626761</text:p>
          </table:table-cell>
          <table:table-cell office:value-type="float" office:value="607403981">
            <text:p>607403981</text:p>
          </table:table-cell>
          <table:table-cell office:value-type="float" office:value="435851560">
            <text:p>435851560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22938797">
            <text:p>422938797</text:p>
          </table:table-cell>
          <table:table-cell office:value-type="float" office:value="541510790">
            <text:p>541510790</text:p>
          </table:table-cell>
          <table:table-cell office:value-type="float" office:value="437540300">
            <text:p>437540300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94966750">
            <text:p>494966750</text:p>
          </table:table-cell>
          <table:table-cell office:value-type="float" office:value="906700835">
            <text:p>906700835</text:p>
          </table:table-cell>
          <table:table-cell office:value-type="float" office:value="486121587">
            <text:p>486121587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58378813">
            <text:p>458378813</text:p>
          </table:table-cell>
          <table:table-cell office:value-type="float" office:value="863611045">
            <text:p>863611045</text:p>
          </table:table-cell>
          <table:table-cell office:value-type="float" office:value="528529627">
            <text:p>528529627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88631573">
            <text:p>788631573</text:p>
          </table:table-cell>
          <table:table-cell office:value-type="float" office:value="543479627">
            <text:p>543479627</text:p>
          </table:table-cell>
          <table:table-cell office:value-type="float" office:value="760613958">
            <text:p>760613958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19187730">
            <text:p>519187730</text:p>
          </table:table-cell>
          <table:table-cell office:value-type="float" office:value="939301169">
            <text:p>939301169</text:p>
          </table:table-cell>
          <table:table-cell office:value-type="float" office:value="554089068">
            <text:p>554089068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73054842">
            <text:p>773054842</text:p>
          </table:table-cell>
          <table:table-cell office:value-type="float" office:value="470321205">
            <text:p>470321205</text:p>
          </table:table-cell>
          <table:table-cell office:value-type="float" office:value="835072285">
            <text:p>835072285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09676158">
            <text:p>409676158</text:p>
          </table:table-cell>
          <table:table-cell office:value-type="float" office:value="484664314">
            <text:p>484664314</text:p>
          </table:table-cell>
          <table:table-cell office:value-type="float" office:value="862973403">
            <text:p>862973403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49037470">
            <text:p>649037470</text:p>
          </table:table-cell>
          <table:table-cell office:value-type="float" office:value="868172762">
            <text:p>868172762</text:p>
          </table:table-cell>
          <table:table-cell office:value-type="float" office:value="908595376">
            <text:p>908595376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98334521">
            <text:p>798334521</text:p>
          </table:table-cell>
          <table:table-cell office:value-type="float" office:value="505703936">
            <text:p>505703936</text:p>
          </table:table-cell>
          <table:table-cell office:value-type="float" office:value="446874603">
            <text:p>446874603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78338942">
            <text:p>478338942</text:p>
          </table:table-cell>
          <table:table-cell office:value-type="float" office:value="874722845">
            <text:p>874722845</text:p>
          </table:table-cell>
          <table:table-cell office:value-type="float" office:value="605277621">
            <text:p>605277621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23267282">
            <text:p>523267282</text:p>
          </table:table-cell>
          <table:table-cell office:value-type="float" office:value="722272239">
            <text:p>722272239</text:p>
          </table:table-cell>
          <table:table-cell office:value-type="float" office:value="841123969">
            <text:p>841123969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48074375">
            <text:p>748074375</text:p>
          </table:table-cell>
          <table:table-cell office:value-type="float" office:value="908315070">
            <text:p>908315070</text:p>
          </table:table-cell>
          <table:table-cell office:value-type="float" office:value="563734673">
            <text:p>563734673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36161767">
            <text:p>636161767</text:p>
          </table:table-cell>
          <table:table-cell office:value-type="float" office:value="633512428">
            <text:p>633512428</text:p>
          </table:table-cell>
          <table:table-cell office:value-type="float" office:value="580726739">
            <text:p>580726739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48593971">
            <text:p>548593971</text:p>
          </table:table-cell>
          <table:table-cell office:value-type="float" office:value="91923015">
            <text:p>91923015</text:p>
          </table:table-cell>
          <table:table-cell office:value-type="float" office:value="569161906">
            <text:p>569161906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02651554">
            <text:p>602651554</text:p>
          </table:table-cell>
          <table:table-cell office:value-type="float" office:value="943868184">
            <text:p>943868184</text:p>
          </table:table-cell>
          <table:table-cell office:value-type="float" office:value="853503870">
            <text:p>853503870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12672200">
            <text:p>412672200</text:p>
          </table:table-cell>
          <table:table-cell office:value-type="float" office:value="856787239">
            <text:p>856787239</text:p>
          </table:table-cell>
          <table:table-cell office:value-type="float" office:value="905175081">
            <text:p>905175081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77661200">
            <text:p>777661200</text:p>
          </table:table-cell>
          <table:table-cell office:value-type="float" office:value="492591615">
            <text:p>492591615</text:p>
          </table:table-cell>
          <table:table-cell office:value-type="float" office:value="650831297">
            <text:p>650831297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98683402">
            <text:p>398683402</text:p>
          </table:table-cell>
          <table:table-cell office:value-type="float" office:value="928659633">
            <text:p>928659633</text:p>
          </table:table-cell>
          <table:table-cell office:value-type="float" office:value="509180759">
            <text:p>509180759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22554126">
            <text:p>622554126</text:p>
          </table:table-cell>
          <table:table-cell office:value-type="float" office:value="723906453">
            <text:p>723906453</text:p>
          </table:table-cell>
          <table:table-cell office:value-type="float" office:value="849756398">
            <text:p>849756398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74940296">
            <text:p>574940296</text:p>
          </table:table-cell>
          <table:table-cell office:value-type="float" office:value="662779798">
            <text:p>662779798</text:p>
          </table:table-cell>
          <table:table-cell office:value-type="float" office:value="841870203">
            <text:p>841870203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97104564">
            <text:p>797104564</text:p>
          </table:table-cell>
          <table:table-cell office:value-type="float" office:value="904593299">
            <text:p>904593299</text:p>
          </table:table-cell>
          <table:table-cell office:value-type="float" office:value="648668535">
            <text:p>648668535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79848060">
            <text:p>779848060</text:p>
          </table:table-cell>
          <table:table-cell office:value-type="float" office:value="616556380">
            <text:p>616556380</text:p>
          </table:table-cell>
          <table:table-cell office:value-type="float" office:value="910845288">
            <text:p>910845288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76476484">
            <text:p>676476484</text:p>
          </table:table-cell>
          <table:table-cell office:value-type="float" office:value="755257707">
            <text:p>755257707</text:p>
          </table:table-cell>
          <table:table-cell office:value-type="float" office:value="873728876">
            <text:p>873728876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90307827">
            <text:p>590307827</text:p>
          </table:table-cell>
          <table:table-cell office:value-type="float" office:value="635859173">
            <text:p>635859173</text:p>
          </table:table-cell>
          <table:table-cell office:value-type="float" office:value="692596490">
            <text:p>692596490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48725800">
            <text:p>448725800</text:p>
          </table:table-cell>
          <table:table-cell office:value-type="float" office:value="927232971">
            <text:p>927232971</text:p>
          </table:table-cell>
          <table:table-cell office:value-type="float" office:value="513038291">
            <text:p>513038291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02512525">
            <text:p>502512525</text:p>
          </table:table-cell>
          <table:table-cell office:value-type="float" office:value="884793603">
            <text:p>884793603</text:p>
          </table:table-cell>
          <table:table-cell office:value-type="float" office:value="489910633">
            <text:p>489910633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06794056">
            <text:p>506794056</text:p>
          </table:table-cell>
          <table:table-cell office:value-type="float" office:value="916597793">
            <text:p>916597793</text:p>
          </table:table-cell>
          <table:table-cell office:value-type="float" office:value="630888489">
            <text:p>630888489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50628450">
            <text:p>450628450</text:p>
          </table:table-cell>
          <table:table-cell office:value-type="float" office:value="569039054">
            <text:p>569039054</text:p>
          </table:table-cell>
          <table:table-cell office:value-type="float" office:value="640530720">
            <text:p>640530720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67839304">
            <text:p>567839304</text:p>
          </table:table-cell>
          <table:table-cell office:value-type="float" office:value="914665138">
            <text:p>914665138</text:p>
          </table:table-cell>
          <table:table-cell office:value-type="float" office:value="715154184">
            <text:p>715154184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06871505">
            <text:p>406871505</text:p>
          </table:table-cell>
          <table:table-cell office:value-type="float" office:value="717948982">
            <text:p>717948982</text:p>
          </table:table-cell>
          <table:table-cell office:value-type="float" office:value="474320072">
            <text:p>474320072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24610660">
            <text:p>624610660</text:p>
          </table:table-cell>
          <table:table-cell office:value-type="float" office:value="853046884">
            <text:p>853046884</text:p>
          </table:table-cell>
          <table:table-cell office:value-type="float" office:value="461932256">
            <text:p>461932256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51121692">
            <text:p>651121692</text:p>
          </table:table-cell>
          <table:table-cell office:value-type="float" office:value="599622714">
            <text:p>599622714</text:p>
          </table:table-cell>
          <table:table-cell office:value-type="float" office:value="525796024">
            <text:p>525796024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72448215">
            <text:p>472448215</text:p>
          </table:table-cell>
          <table:table-cell office:value-type="float" office:value="509421036">
            <text:p>509421036</text:p>
          </table:table-cell>
          <table:table-cell office:value-type="float" office:value="484432700">
            <text:p>484432700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49636958">
            <text:p>449636958</text:p>
          </table:table-cell>
          <table:table-cell office:value-type="float" office:value="960340119">
            <text:p>960340119</text:p>
          </table:table-cell>
          <table:table-cell office:value-type="float" office:value="511874180">
            <text:p>511874180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47346870">
            <text:p>447346870</text:p>
          </table:table-cell>
          <table:table-cell office:value-type="float" office:value="552406296">
            <text:p>552406296</text:p>
          </table:table-cell>
          <table:table-cell office:value-type="float" office:value="806823398">
            <text:p>806823398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09605017">
            <text:p>709605017</text:p>
          </table:table-cell>
          <table:table-cell office:value-type="float" office:value="630115933">
            <text:p>630115933</text:p>
          </table:table-cell>
          <table:table-cell office:value-type="float" office:value="573027571">
            <text:p>573027571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64960361">
            <text:p>464960361</text:p>
          </table:table-cell>
          <table:table-cell office:value-type="float" office:value="782607457">
            <text:p>782607457</text:p>
          </table:table-cell>
          <table:table-cell office:value-type="float" office:value="438168914">
            <text:p>438168914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37544127">
            <text:p>437544127</text:p>
          </table:table-cell>
          <table:table-cell office:value-type="float" office:value="528801896">
            <text:p>528801896</text:p>
          </table:table-cell>
          <table:table-cell office:value-type="float" office:value="701045231">
            <text:p>701045231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05007216">
            <text:p>405007216</text:p>
          </table:table-cell>
          <table:table-cell office:value-type="float" office:value="566115024">
            <text:p>566115024</text:p>
          </table:table-cell>
          <table:table-cell office:value-type="float" office:value="741458563">
            <text:p>741458563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22147559">
            <text:p>422147559</text:p>
          </table:table-cell>
          <table:table-cell office:value-type="float" office:value="868896077">
            <text:p>868896077</text:p>
          </table:table-cell>
          <table:table-cell office:value-type="float" office:value="583018606">
            <text:p>583018606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08859804">
            <text:p>708859804</text:p>
          </table:table-cell>
          <table:table-cell office:value-type="float" office:value="656912700">
            <text:p>656912700</text:p>
          </table:table-cell>
          <table:table-cell office:value-type="float" office:value="894957252">
            <text:p>894957252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05575060">
            <text:p>705575060</text:p>
          </table:table-cell>
          <table:table-cell office:value-type="float" office:value="921060916">
            <text:p>921060916</text:p>
          </table:table-cell>
          <table:table-cell office:value-type="float" office:value="532930555">
            <text:p>532930555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59629800">
            <text:p>459629800</text:p>
          </table:table-cell>
          <table:table-cell office:value-type="float" office:value="993814386">
            <text:p>993814386</text:p>
          </table:table-cell>
          <table:table-cell office:value-type="float" office:value="493767601">
            <text:p>493767601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68665953">
            <text:p>768665953</text:p>
          </table:table-cell>
          <table:table-cell office:value-type="float" office:value="669266492">
            <text:p>669266492</text:p>
          </table:table-cell>
          <table:table-cell office:value-type="float" office:value="665407451">
            <text:p>665407451</text:p>
          </table:table-cell>
          <table:table-cell table:number-columns-repeated="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62605782">
            <text:p>562605782</text:p>
          </table:table-cell>
          <table:table-cell office:value-type="float" office:value="980128885">
            <text:p>980128885</text:p>
          </table:table-cell>
          <table:table-cell office:value-type="float" office:value="547004545">
            <text:p>547004545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47057063">
            <text:p>747057063</text:p>
          </table:table-cell>
          <table:table-cell office:value-type="float" office:value="546264464">
            <text:p>546264464</text:p>
          </table:table-cell>
          <table:table-cell office:value-type="float" office:value="619186178">
            <text:p>619186178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97804732">
            <text:p>497804732</text:p>
          </table:table-cell>
          <table:table-cell office:value-type="float" office:value="549354014">
            <text:p>549354014</text:p>
          </table:table-cell>
          <table:table-cell office:value-type="float" office:value="493969466">
            <text:p>493969466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79619841">
            <text:p>779619841</text:p>
          </table:table-cell>
          <table:table-cell office:value-type="float" office:value="787123324">
            <text:p>787123324</text:p>
          </table:table-cell>
          <table:table-cell office:value-type="float" office:value="558775306">
            <text:p>558775306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47271734">
            <text:p>547271734</text:p>
          </table:table-cell>
          <table:table-cell office:value-type="float" office:value="795251710">
            <text:p>795251710</text:p>
          </table:table-cell>
          <table:table-cell office:value-type="float" office:value="493193479">
            <text:p>493193479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54157491">
            <text:p>854157491</text:p>
          </table:table-cell>
          <table:table-cell office:value-type="float" office:value="829733718">
            <text:p>829733718</text:p>
          </table:table-cell>
          <table:table-cell office:value-type="float" office:value="464923174">
            <text:p>464923174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70090070">
            <text:p>570090070</text:p>
          </table:table-cell>
          <table:table-cell office:value-type="float" office:value="686025611">
            <text:p>686025611</text:p>
          </table:table-cell>
          <table:table-cell office:value-type="float" office:value="489281609">
            <text:p>489281609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36759165">
            <text:p>736759165</text:p>
          </table:table-cell>
          <table:table-cell office:value-type="float" office:value="545467040">
            <text:p>545467040</text:p>
          </table:table-cell>
          <table:table-cell office:value-type="float" office:value="680548829">
            <text:p>680548829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99686732">
            <text:p>799686732</text:p>
          </table:table-cell>
          <table:table-cell office:value-type="float" office:value="528561436">
            <text:p>528561436</text:p>
          </table:table-cell>
          <table:table-cell office:value-type="float" office:value="890299439">
            <text:p>890299439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65874777">
            <text:p>765874777</text:p>
          </table:table-cell>
          <table:table-cell office:value-type="float" office:value="552859196">
            <text:p>552859196</text:p>
          </table:table-cell>
          <table:table-cell office:value-type="float" office:value="905785630">
            <text:p>905785630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06597861">
            <text:p>806597861</text:p>
          </table:table-cell>
          <table:table-cell office:value-type="float" office:value="796975403">
            <text:p>796975403</text:p>
          </table:table-cell>
          <table:table-cell office:value-type="float" office:value="627394037">
            <text:p>627394037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35234824">
            <text:p>435234824</text:p>
          </table:table-cell>
          <table:table-cell office:value-type="float" office:value="570465777">
            <text:p>570465777</text:p>
          </table:table-cell>
          <table:table-cell office:value-type="float" office:value="712524339">
            <text:p>712524339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28490068">
            <text:p>428490068</text:p>
          </table:table-cell>
          <table:table-cell office:value-type="float" office:value="502895744">
            <text:p>502895744</text:p>
          </table:table-cell>
          <table:table-cell office:value-type="float" office:value="768762599">
            <text:p>768762599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81101723">
            <text:p>581101723</text:p>
          </table:table-cell>
          <table:table-cell office:value-type="float" office:value="800770184">
            <text:p>800770184</text:p>
          </table:table-cell>
          <table:table-cell office:value-type="float" office:value="709385078">
            <text:p>709385078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45891263">
            <text:p>745891263</text:p>
          </table:table-cell>
          <table:table-cell office:value-type="float" office:value="614481027">
            <text:p>614481027</text:p>
          </table:table-cell>
          <table:table-cell office:value-type="float" office:value="655228446">
            <text:p>655228446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21223819">
            <text:p>421223819</text:p>
          </table:table-cell>
          <table:table-cell office:value-type="float" office:value="996200338">
            <text:p>996200338</text:p>
          </table:table-cell>
          <table:table-cell office:value-type="float" office:value="616214164">
            <text:p>616214164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06070282">
            <text:p>506070282</text:p>
          </table:table-cell>
          <table:table-cell office:value-type="float" office:value="665536566">
            <text:p>665536566</text:p>
          </table:table-cell>
          <table:table-cell office:value-type="float" office:value="699808338">
            <text:p>699808338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2294527">
            <text:p>822294527</text:p>
          </table:table-cell>
          <table:table-cell office:value-type="float" office:value="619464994">
            <text:p>619464994</text:p>
          </table:table-cell>
          <table:table-cell office:value-type="float" office:value="901447748">
            <text:p>901447748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40985833">
            <text:p>740985833</text:p>
          </table:table-cell>
          <table:table-cell office:value-type="float" office:value="626654568">
            <text:p>626654568</text:p>
          </table:table-cell>
          <table:table-cell office:value-type="float" office:value="829882681">
            <text:p>829882681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33313402">
            <text:p>533313402</text:p>
          </table:table-cell>
          <table:table-cell office:value-type="float" office:value="577812084">
            <text:p>577812084</text:p>
          </table:table-cell>
          <table:table-cell office:value-type="float" office:value="631499341">
            <text:p>631499341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54906742">
            <text:p>854906742</text:p>
          </table:table-cell>
          <table:table-cell office:value-type="float" office:value="947504049">
            <text:p>947504049</text:p>
          </table:table-cell>
          <table:table-cell office:value-type="float" office:value="838607179">
            <text:p>838607179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45696417">
            <text:p>545696417</text:p>
          </table:table-cell>
          <table:table-cell office:value-type="float" office:value="28689483">
            <text:p>28689483</text:p>
          </table:table-cell>
          <table:table-cell office:value-type="float" office:value="499122709">
            <text:p>499122709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28139464">
            <text:p>628139464</text:p>
          </table:table-cell>
          <table:table-cell office:value-type="float" office:value="538533669">
            <text:p>538533669</text:p>
          </table:table-cell>
          <table:table-cell office:value-type="float" office:value="483450055">
            <text:p>483450055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75031718">
            <text:p>775031718</text:p>
          </table:table-cell>
          <table:table-cell office:value-type="float" office:value="599226053">
            <text:p>599226053</text:p>
          </table:table-cell>
          <table:table-cell office:value-type="float" office:value="621872839">
            <text:p>621872839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00872072">
            <text:p>500872072</text:p>
          </table:table-cell>
          <table:table-cell office:value-type="float" office:value="812942610">
            <text:p>812942610</text:p>
          </table:table-cell>
          <table:table-cell office:value-type="float" office:value="902341412">
            <text:p>902341412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47039668">
            <text:p>447039668</text:p>
          </table:table-cell>
          <table:table-cell office:value-type="float" office:value="869028252">
            <text:p>869028252</text:p>
          </table:table-cell>
          <table:table-cell office:value-type="float" office:value="724823633">
            <text:p>724823633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45115875">
            <text:p>545115875</text:p>
          </table:table-cell>
          <table:table-cell office:value-type="float" office:value="807104779">
            <text:p>807104779</text:p>
          </table:table-cell>
          <table:table-cell office:value-type="float" office:value="879795914">
            <text:p>879795914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0162064">
            <text:p>820162064</text:p>
          </table:table-cell>
          <table:table-cell office:value-type="float" office:value="627437833">
            <text:p>627437833</text:p>
          </table:table-cell>
          <table:table-cell office:value-type="float" office:value="897661478">
            <text:p>897661478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72979357">
            <text:p>572979357</text:p>
          </table:table-cell>
          <table:table-cell office:value-type="float" office:value="790328240">
            <text:p>790328240</text:p>
          </table:table-cell>
          <table:table-cell office:value-type="float" office:value="655437679">
            <text:p>655437679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2724817">
            <text:p>822724817</text:p>
          </table:table-cell>
          <table:table-cell office:value-type="float" office:value="30491097">
            <text:p>30491097</text:p>
          </table:table-cell>
          <table:table-cell office:value-type="float" office:value="860976413">
            <text:p>860976413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17581832">
            <text:p>817581832</text:p>
          </table:table-cell>
          <table:table-cell office:value-type="float" office:value="756379035">
            <text:p>756379035</text:p>
          </table:table-cell>
          <table:table-cell office:value-type="float" office:value="935224813">
            <text:p>935224813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49733933">
            <text:p>449733933</text:p>
          </table:table-cell>
          <table:table-cell office:value-type="float" office:value="979039594">
            <text:p>979039594</text:p>
          </table:table-cell>
          <table:table-cell office:value-type="float" office:value="638227389">
            <text:p>638227389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46840463">
            <text:p>546840463</text:p>
          </table:table-cell>
          <table:table-cell office:value-type="float" office:value="903215627">
            <text:p>903215627</text:p>
          </table:table-cell>
          <table:table-cell office:value-type="float" office:value="606644577">
            <text:p>606644577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04014902">
            <text:p>804014902</text:p>
          </table:table-cell>
          <table:table-cell office:value-type="float" office:value="945070013">
            <text:p>945070013</text:p>
          </table:table-cell>
          <table:table-cell office:value-type="float" office:value="517102045">
            <text:p>517102045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36810485">
            <text:p>536810485</text:p>
          </table:table-cell>
          <table:table-cell office:value-type="float" office:value="293333253">
            <text:p>293333253</text:p>
          </table:table-cell>
          <table:table-cell office:value-type="float" office:value="901489970">
            <text:p>901489970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76500925">
            <text:p>476500925</text:p>
          </table:table-cell>
          <table:table-cell office:value-type="float" office:value="755769813">
            <text:p>755769813</text:p>
          </table:table-cell>
          <table:table-cell office:value-type="float" office:value="883799209">
            <text:p>883799209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93663633">
            <text:p>693663633</text:p>
          </table:table-cell>
          <table:table-cell office:value-type="float" office:value="809447451">
            <text:p>809447451</text:p>
          </table:table-cell>
          <table:table-cell office:value-type="float" office:value="553023782">
            <text:p>553023782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50134113">
            <text:p>550134113</text:p>
          </table:table-cell>
          <table:table-cell office:value-type="float" office:value="668197836">
            <text:p>668197836</text:p>
          </table:table-cell>
          <table:table-cell office:value-type="float" office:value="684975456">
            <text:p>684975456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09945899">
            <text:p>709945899</text:p>
          </table:table-cell>
          <table:table-cell office:value-type="float" office:value="891871946">
            <text:p>891871946</text:p>
          </table:table-cell>
          <table:table-cell office:value-type="float" office:value="562613545">
            <text:p>562613545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14837085">
            <text:p>814837085</text:p>
          </table:table-cell>
          <table:table-cell office:value-type="float" office:value="744234435">
            <text:p>744234435</text:p>
          </table:table-cell>
          <table:table-cell office:value-type="float" office:value="733089356">
            <text:p>733089356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5981774">
            <text:p>825981774</text:p>
          </table:table-cell>
          <table:table-cell office:value-type="float" office:value="659900017">
            <text:p>659900017</text:p>
          </table:table-cell>
          <table:table-cell office:value-type="float" office:value="903623310">
            <text:p>903623310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48986093">
            <text:p>848986093</text:p>
          </table:table-cell>
          <table:table-cell office:value-type="float" office:value="596869361">
            <text:p>596869361</text:p>
          </table:table-cell>
          <table:table-cell office:value-type="float" office:value="860985409">
            <text:p>860985409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79451871">
            <text:p>779451871</text:p>
          </table:table-cell>
          <table:table-cell office:value-type="float" office:value="660832544">
            <text:p>660832544</text:p>
          </table:table-cell>
          <table:table-cell office:value-type="float" office:value="926615943">
            <text:p>926615943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68238394">
            <text:p>868238394</text:p>
          </table:table-cell>
          <table:table-cell office:value-type="float" office:value="609315511">
            <text:p>609315511</text:p>
          </table:table-cell>
          <table:table-cell office:value-type="float" office:value="752760433">
            <text:p>752760433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69475516">
            <text:p>569475516</text:p>
          </table:table-cell>
          <table:table-cell office:value-type="float" office:value="250312509">
            <text:p>250312509</text:p>
          </table:table-cell>
          <table:table-cell office:value-type="float" office:value="930071233">
            <text:p>930071233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39676391">
            <text:p>839676391</text:p>
          </table:table-cell>
          <table:table-cell office:value-type="float" office:value="561796388">
            <text:p>561796388</text:p>
          </table:table-cell>
          <table:table-cell office:value-type="float" office:value="814220660">
            <text:p>814220660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96711186">
            <text:p>696711186</text:p>
          </table:table-cell>
          <table:table-cell office:value-type="float" office:value="843142546">
            <text:p>843142546</text:p>
          </table:table-cell>
          <table:table-cell office:value-type="float" office:value="909368459">
            <text:p>909368459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48101544">
            <text:p>548101544</text:p>
          </table:table-cell>
          <table:table-cell office:value-type="float" office:value="810589524">
            <text:p>810589524</text:p>
          </table:table-cell>
          <table:table-cell office:value-type="float" office:value="655267006">
            <text:p>655267006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97174440">
            <text:p>597174440</text:p>
          </table:table-cell>
          <table:table-cell office:value-type="float" office:value="941964572">
            <text:p>941964572</text:p>
          </table:table-cell>
          <table:table-cell office:value-type="float" office:value="888803834">
            <text:p>888803834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31003057">
            <text:p>531003057</text:p>
          </table:table-cell>
          <table:table-cell office:value-type="float" office:value="978990662">
            <text:p>978990662</text:p>
          </table:table-cell>
          <table:table-cell office:value-type="float" office:value="614011261">
            <text:p>614011261</text:p>
          </table:table-cell>
          <table:table-cell table:number-columns-repeated="9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14993743">
            <text:p>814993743</text:p>
          </table:table-cell>
          <table:table-cell office:value-type="float" office:value="487929056">
            <text:p>487929056</text:p>
          </table:table-cell>
          <table:table-cell office:value-type="float" office:value="838679114">
            <text:p>838679114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01659927">
            <text:p>901659927</text:p>
          </table:table-cell>
          <table:table-cell office:value-type="float" office:value="782326424">
            <text:p>782326424</text:p>
          </table:table-cell>
          <table:table-cell office:value-type="float" office:value="753508248">
            <text:p>753508248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22687982">
            <text:p>722687982</text:p>
          </table:table-cell>
          <table:table-cell office:value-type="float" office:value="652719168">
            <text:p>652719168</text:p>
          </table:table-cell>
          <table:table-cell office:value-type="float" office:value="957093023">
            <text:p>957093023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75542314">
            <text:p>875542314</text:p>
          </table:table-cell>
          <table:table-cell office:value-type="float" office:value="61857451">
            <text:p>61857451</text:p>
          </table:table-cell>
          <table:table-cell office:value-type="float" office:value="612443342">
            <text:p>612443342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27299582">
            <text:p>727299582</text:p>
          </table:table-cell>
          <table:table-cell office:value-type="float" office:value="795426991">
            <text:p>795426991</text:p>
          </table:table-cell>
          <table:table-cell office:value-type="float" office:value="569897561">
            <text:p>569897561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42069250">
            <text:p>742069250</text:p>
          </table:table-cell>
          <table:table-cell office:value-type="float" office:value="579107251">
            <text:p>579107251</text:p>
          </table:table-cell>
          <table:table-cell office:value-type="float" office:value="961354882">
            <text:p>961354882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58917858">
            <text:p>658917858</text:p>
          </table:table-cell>
          <table:table-cell office:value-type="float" office:value="545727566">
            <text:p>545727566</text:p>
          </table:table-cell>
          <table:table-cell office:value-type="float" office:value="500429612">
            <text:p>500429612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51031676">
            <text:p>551031676</text:p>
          </table:table-cell>
          <table:table-cell office:value-type="float" office:value="866116615">
            <text:p>866116615</text:p>
          </table:table-cell>
          <table:table-cell office:value-type="float" office:value="977316323">
            <text:p>977316323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59776671">
            <text:p>859776671</text:p>
          </table:table-cell>
          <table:table-cell office:value-type="float" office:value="996451740">
            <text:p>996451740</text:p>
          </table:table-cell>
          <table:table-cell office:value-type="float" office:value="935330963">
            <text:p>935330963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70000826">
            <text:p>670000826</text:p>
          </table:table-cell>
          <table:table-cell office:value-type="float" office:value="810492463">
            <text:p>810492463</text:p>
          </table:table-cell>
          <table:table-cell office:value-type="float" office:value="556183629">
            <text:p>556183629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79900477">
            <text:p>879900477</text:p>
          </table:table-cell>
          <table:table-cell office:value-type="float" office:value="580685826">
            <text:p>580685826</text:p>
          </table:table-cell>
          <table:table-cell office:value-type="float" office:value="757336980">
            <text:p>757336980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41398006">
            <text:p>841398006</text:p>
          </table:table-cell>
          <table:table-cell office:value-type="float" office:value="555360171">
            <text:p>555360171</text:p>
          </table:table-cell>
          <table:table-cell office:value-type="float" office:value="593127325">
            <text:p>593127325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61267299">
            <text:p>861267299</text:p>
          </table:table-cell>
          <table:table-cell office:value-type="float" office:value="21354219">
            <text:p>21354219</text:p>
          </table:table-cell>
          <table:table-cell office:value-type="float" office:value="996069439">
            <text:p>996069439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44720811">
            <text:p>544720811</text:p>
          </table:table-cell>
          <table:table-cell office:value-type="float" office:value="797587228">
            <text:p>797587228</text:p>
          </table:table-cell>
          <table:table-cell office:value-type="float" office:value="658001360">
            <text:p>658001360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43912275">
            <text:p>443912275</text:p>
          </table:table-cell>
          <table:table-cell office:value-type="float" office:value="991954283">
            <text:p>991954283</text:p>
          </table:table-cell>
          <table:table-cell office:value-type="float" office:value="560579758">
            <text:p>560579758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30506214">
            <text:p>630506214</text:p>
          </table:table-cell>
          <table:table-cell office:value-type="float" office:value="18139478">
            <text:p>18139478</text:p>
          </table:table-cell>
          <table:table-cell office:value-type="float" office:value="571977011">
            <text:p>571977011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01898164">
            <text:p>901898164</text:p>
          </table:table-cell>
          <table:table-cell office:value-type="float" office:value="4315554">
            <text:p>4315554</text:p>
          </table:table-cell>
          <table:table-cell office:value-type="float" office:value="671916702">
            <text:p>671916702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66396575">
            <text:p>666396575</text:p>
          </table:table-cell>
          <table:table-cell office:value-type="float" office:value="19770434">
            <text:p>19770434</text:p>
          </table:table-cell>
          <table:table-cell office:value-type="float" office:value="537560194">
            <text:p>537560194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19270752">
            <text:p>819270752</text:p>
          </table:table-cell>
          <table:table-cell office:value-type="float" office:value="817090777">
            <text:p>817090777</text:p>
          </table:table-cell>
          <table:table-cell office:value-type="float" office:value="927195844">
            <text:p>927195844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70803432">
            <text:p>870803432</text:p>
          </table:table-cell>
          <table:table-cell office:value-type="float" office:value="792379323">
            <text:p>792379323</text:p>
          </table:table-cell>
          <table:table-cell office:value-type="float" office:value="968613979">
            <text:p>968613979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41440859">
            <text:p>441440859</text:p>
          </table:table-cell>
          <table:table-cell office:value-type="float" office:value="34693489">
            <text:p>34693489</text:p>
          </table:table-cell>
          <table:table-cell office:value-type="float" office:value="978108754">
            <text:p>978108754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88844551">
            <text:p>488844551</text:p>
          </table:table-cell>
          <table:table-cell office:value-type="float" office:value="559701953">
            <text:p>559701953</text:p>
          </table:table-cell>
          <table:table-cell office:value-type="float" office:value="671844384">
            <text:p>671844384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35352215">
            <text:p>735352215</text:p>
          </table:table-cell>
          <table:table-cell office:value-type="float" office:value="756528004">
            <text:p>756528004</text:p>
          </table:table-cell>
          <table:table-cell office:value-type="float" office:value="883919527">
            <text:p>883919527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60283764">
            <text:p>660283764</text:p>
          </table:table-cell>
          <table:table-cell office:value-type="float" office:value="645709216">
            <text:p>645709216</text:p>
          </table:table-cell>
          <table:table-cell office:value-type="float" office:value="519719499">
            <text:p>519719499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54572702">
            <text:p>654572702</text:p>
          </table:table-cell>
          <table:table-cell office:value-type="float" office:value="882708127">
            <text:p>882708127</text:p>
          </table:table-cell>
          <table:table-cell office:value-type="float" office:value="510723812">
            <text:p>510723812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93984131">
            <text:p>793984131</text:p>
          </table:table-cell>
          <table:table-cell office:value-type="float" office:value="751472832">
            <text:p>751472832</text:p>
          </table:table-cell>
          <table:table-cell office:value-type="float" office:value="753690590">
            <text:p>753690590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86532031">
            <text:p>486532031</text:p>
          </table:table-cell>
          <table:table-cell office:value-type="float" office:value="938169621">
            <text:p>938169621</text:p>
          </table:table-cell>
          <table:table-cell office:value-type="float" office:value="935789126">
            <text:p>935789126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91076940">
            <text:p>591076940</text:p>
          </table:table-cell>
          <table:table-cell office:value-type="float" office:value="676991385">
            <text:p>676991385</text:p>
          </table:table-cell>
          <table:table-cell office:value-type="float" office:value="949366520">
            <text:p>949366520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36421401">
            <text:p>836421401</text:p>
          </table:table-cell>
          <table:table-cell office:value-type="float" office:value="6986948">
            <text:p>6986948</text:p>
          </table:table-cell>
          <table:table-cell office:value-type="float" office:value="588264193">
            <text:p>588264193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12437979">
            <text:p>812437979</text:p>
          </table:table-cell>
          <table:table-cell office:value-type="float" office:value="717728160">
            <text:p>717728160</text:p>
          </table:table-cell>
          <table:table-cell office:value-type="float" office:value="14864074">
            <text:p>14864074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34100210">
            <text:p>634100210</text:p>
          </table:table-cell>
          <table:table-cell office:value-type="float" office:value="974888507">
            <text:p>974888507</text:p>
          </table:table-cell>
          <table:table-cell office:value-type="float" office:value="846495194">
            <text:p>846495194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69470407">
            <text:p>569470407</text:p>
          </table:table-cell>
          <table:table-cell office:value-type="float" office:value="692788459">
            <text:p>692788459</text:p>
          </table:table-cell>
          <table:table-cell office:value-type="float" office:value="962161616">
            <text:p>962161616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22172684">
            <text:p>722172684</text:p>
          </table:table-cell>
          <table:table-cell office:value-type="float" office:value="528234057">
            <text:p>528234057</text:p>
          </table:table-cell>
          <table:table-cell office:value-type="float" office:value="530369144">
            <text:p>530369144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52400156">
            <text:p>852400156</text:p>
          </table:table-cell>
          <table:table-cell office:value-type="float" office:value="574732271">
            <text:p>574732271</text:p>
          </table:table-cell>
          <table:table-cell office:value-type="float" office:value="480632307">
            <text:p>480632307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88122206">
            <text:p>888122206</text:p>
          </table:table-cell>
          <table:table-cell office:value-type="float" office:value="675189823">
            <text:p>675189823</text:p>
          </table:table-cell>
          <table:table-cell office:value-type="float" office:value="986272596">
            <text:p>986272596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26620960">
            <text:p>726620960</text:p>
          </table:table-cell>
          <table:table-cell office:value-type="float" office:value="46561947">
            <text:p>46561947</text:p>
          </table:table-cell>
          <table:table-cell office:value-type="float" office:value="764826146">
            <text:p>764826146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56875914">
            <text:p>856875914</text:p>
          </table:table-cell>
          <table:table-cell office:value-type="float" office:value="7238558">
            <text:p>7238558</text:p>
          </table:table-cell>
          <table:table-cell office:value-type="float" office:value="14532637">
            <text:p>14532637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48562196">
            <text:p>548562196</text:p>
          </table:table-cell>
          <table:table-cell office:value-type="float" office:value="870548989">
            <text:p>870548989</text:p>
          </table:table-cell>
          <table:table-cell office:value-type="float" office:value="801336620">
            <text:p>801336620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24326315">
            <text:p>524326315</text:p>
          </table:table-cell>
          <table:table-cell office:value-type="float" office:value="840480244">
            <text:p>840480244</text:p>
          </table:table-cell>
          <table:table-cell office:value-type="float" office:value="600278055">
            <text:p>600278055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46958464">
            <text:p>846958464</text:p>
          </table:table-cell>
          <table:table-cell office:value-type="float" office:value="717745845">
            <text:p>717745845</text:p>
          </table:table-cell>
          <table:table-cell office:value-type="float" office:value="640229144">
            <text:p>640229144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83016233">
            <text:p>883016233</text:p>
          </table:table-cell>
          <table:table-cell office:value-type="float" office:value="987437268">
            <text:p>987437268</text:p>
          </table:table-cell>
          <table:table-cell office:value-type="float" office:value="549243183">
            <text:p>549243183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89015807">
            <text:p>889015807</text:p>
          </table:table-cell>
          <table:table-cell office:value-type="float" office:value="666143033">
            <text:p>666143033</text:p>
          </table:table-cell>
          <table:table-cell office:value-type="float" office:value="588100930">
            <text:p>588100930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98287326">
            <text:p>798287326</text:p>
          </table:table-cell>
          <table:table-cell office:value-type="float" office:value="851242889">
            <text:p>851242889</text:p>
          </table:table-cell>
          <table:table-cell office:value-type="float" office:value="762536791">
            <text:p>762536791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91000907">
            <text:p>691000907</text:p>
          </table:table-cell>
          <table:table-cell office:value-type="float" office:value="65249964">
            <text:p>65249964</text:p>
          </table:table-cell>
          <table:table-cell office:value-type="float" office:value="817262687">
            <text:p>817262687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92808826">
            <text:p>592808826</text:p>
          </table:table-cell>
          <table:table-cell office:value-type="float" office:value="30386693">
            <text:p>30386693</text:p>
          </table:table-cell>
          <table:table-cell office:value-type="float" office:value="970199535">
            <text:p>970199535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08071541">
            <text:p>708071541</text:p>
          </table:table-cell>
          <table:table-cell office:value-type="float" office:value="849597214">
            <text:p>849597214</text:p>
          </table:table-cell>
          <table:table-cell office:value-type="float" office:value="648558359">
            <text:p>648558359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69951928">
            <text:p>469951928</text:p>
          </table:table-cell>
          <table:table-cell office:value-type="float" office:value="79253204">
            <text:p>79253204</text:p>
          </table:table-cell>
          <table:table-cell office:value-type="float" office:value="978072406">
            <text:p>978072406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43817907">
            <text:p>443817907</text:p>
          </table:table-cell>
          <table:table-cell office:value-type="float" office:value="571091789">
            <text:p>571091789</text:p>
          </table:table-cell>
          <table:table-cell office:value-type="float" office:value="500157617">
            <text:p>500157617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30294288">
            <text:p>430294288</text:p>
          </table:table-cell>
          <table:table-cell office:value-type="float" office:value="1798467">
            <text:p>1798467</text:p>
          </table:table-cell>
          <table:table-cell office:value-type="float" office:value="962909058">
            <text:p>962909058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03381172">
            <text:p>603381172</text:p>
          </table:table-cell>
          <table:table-cell office:value-type="float" office:value="12056884">
            <text:p>12056884</text:p>
          </table:table-cell>
          <table:table-cell office:value-type="float" office:value="538161910">
            <text:p>538161910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05055975">
            <text:p>805055975</text:p>
          </table:table-cell>
          <table:table-cell office:value-type="float" office:value="630483360">
            <text:p>630483360</text:p>
          </table:table-cell>
          <table:table-cell office:value-type="float" office:value="963841580">
            <text:p>963841580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17449779">
            <text:p>717449779</text:p>
          </table:table-cell>
          <table:table-cell office:value-type="float" office:value="708843561">
            <text:p>708843561</text:p>
          </table:table-cell>
          <table:table-cell office:value-type="float" office:value="553928905">
            <text:p>553928905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41789354">
            <text:p>641789354</text:p>
          </table:table-cell>
          <table:table-cell office:value-type="float" office:value="828426806">
            <text:p>828426806</text:p>
          </table:table-cell>
          <table:table-cell office:value-type="float" office:value="42832496">
            <text:p>42832496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16042525">
            <text:p>916042525</text:p>
          </table:table-cell>
          <table:table-cell office:value-type="float" office:value="99656195">
            <text:p>99656195</text:p>
          </table:table-cell>
          <table:table-cell office:value-type="float" office:value="35628413">
            <text:p>35628413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07468355">
            <text:p>907468355</text:p>
          </table:table-cell>
          <table:table-cell office:value-type="float" office:value="59869159">
            <text:p>59869159</text:p>
          </table:table-cell>
          <table:table-cell office:value-type="float" office:value="712593335">
            <text:p>712593335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35722930">
            <text:p>535722930</text:p>
          </table:table-cell>
          <table:table-cell office:value-type="float" office:value="668413951">
            <text:p>668413951</text:p>
          </table:table-cell>
          <table:table-cell office:value-type="float" office:value="687766088">
            <text:p>687766088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79528038">
            <text:p>879528038</text:p>
          </table:table-cell>
          <table:table-cell office:value-type="float" office:value="857887932">
            <text:p>857887932</text:p>
          </table:table-cell>
          <table:table-cell office:value-type="float" office:value="563582796">
            <text:p>563582796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19245594">
            <text:p>719245594</text:p>
          </table:table-cell>
          <table:table-cell office:value-type="float" office:value="863271075">
            <text:p>863271075</text:p>
          </table:table-cell>
          <table:table-cell office:value-type="float" office:value="996896699">
            <text:p>996896699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02270991">
            <text:p>802270991</text:p>
          </table:table-cell>
          <table:table-cell office:value-type="float" office:value="754615321">
            <text:p>754615321</text:p>
          </table:table-cell>
          <table:table-cell office:value-type="float" office:value="40001372">
            <text:p>40001372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13468355">
            <text:p>913468355</text:p>
          </table:table-cell>
          <table:table-cell office:value-type="float" office:value="104112700">
            <text:p>104112700</text:p>
          </table:table-cell>
          <table:table-cell office:value-type="float" office:value="777986355">
            <text:p>777986355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18951789">
            <text:p>518951789</text:p>
          </table:table-cell>
          <table:table-cell office:value-type="float" office:value="795218189">
            <text:p>795218189</text:p>
          </table:table-cell>
          <table:table-cell office:value-type="float" office:value="881567841">
            <text:p>881567841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97229231">
            <text:p>897229231</text:p>
          </table:table-cell>
          <table:table-cell office:value-type="float" office:value="533596432">
            <text:p>533596432</text:p>
          </table:table-cell>
          <table:table-cell office:value-type="float" office:value="974030748">
            <text:p>974030748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28368608">
            <text:p>928368608</text:p>
          </table:table-cell>
          <table:table-cell office:value-type="float" office:value="56811959">
            <text:p>56811959</text:p>
          </table:table-cell>
          <table:table-cell office:value-type="float" office:value="975799745">
            <text:p>975799745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52309509">
            <text:p>552309509</text:p>
          </table:table-cell>
          <table:table-cell office:value-type="float" office:value="615374396">
            <text:p>615374396</text:p>
          </table:table-cell>
          <table:table-cell office:value-type="float" office:value="55305933">
            <text:p>55305933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88919789">
            <text:p>588919789</text:p>
          </table:table-cell>
          <table:table-cell office:value-type="float" office:value="904209611">
            <text:p>904209611</text:p>
          </table:table-cell>
          <table:table-cell office:value-type="float" office:value="885710152">
            <text:p>885710152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42970497">
            <text:p>842970497</text:p>
          </table:table-cell>
          <table:table-cell office:value-type="float" office:value="636765120">
            <text:p>636765120</text:p>
          </table:table-cell>
          <table:table-cell office:value-type="float" office:value="855226020">
            <text:p>855226020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17374779">
            <text:p>617374779</text:p>
          </table:table-cell>
          <table:table-cell office:value-type="float" office:value="101697980">
            <text:p>101697980</text:p>
          </table:table-cell>
          <table:table-cell office:value-type="float" office:value="958217869">
            <text:p>958217869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99453954">
            <text:p>799453954</text:p>
          </table:table-cell>
          <table:table-cell office:value-type="float" office:value="752449673">
            <text:p>752449673</text:p>
          </table:table-cell>
          <table:table-cell office:value-type="float" office:value="564428150">
            <text:p>564428150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51800964">
            <text:p>551800964</text:p>
          </table:table-cell>
          <table:table-cell office:value-type="float" office:value="960130855">
            <text:p>960130855</text:p>
          </table:table-cell>
          <table:table-cell office:value-type="float" office:value="986267775">
            <text:p>986267775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81703697">
            <text:p>481703697</text:p>
          </table:table-cell>
          <table:table-cell office:value-type="float" office:value="725115452">
            <text:p>725115452</text:p>
          </table:table-cell>
          <table:table-cell office:value-type="float" office:value="682551729">
            <text:p>682551729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14848490">
            <text:p>914848490</text:p>
          </table:table-cell>
          <table:table-cell office:value-type="float" office:value="130739298">
            <text:p>130739298</text:p>
          </table:table-cell>
          <table:table-cell office:value-type="float" office:value="698705137">
            <text:p>698705137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86951882">
            <text:p>786951882</text:p>
          </table:table-cell>
          <table:table-cell office:value-type="float" office:value="105684067">
            <text:p>105684067</text:p>
          </table:table-cell>
          <table:table-cell office:value-type="float" office:value="997876023">
            <text:p>997876023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45025754">
            <text:p>645025754</text:p>
          </table:table-cell>
          <table:table-cell office:value-type="float" office:value="78375202">
            <text:p>78375202</text:p>
          </table:table-cell>
          <table:table-cell office:value-type="float" office:value="910675918">
            <text:p>910675918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53288884">
            <text:p>953288884</text:p>
          </table:table-cell>
          <table:table-cell office:value-type="float" office:value="644722351">
            <text:p>644722351</text:p>
          </table:table-cell>
          <table:table-cell office:value-type="float" office:value="995761867">
            <text:p>995761867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96873525">
            <text:p>696873525</text:p>
          </table:table-cell>
          <table:table-cell office:value-type="float" office:value="869904108">
            <text:p>869904108</text:p>
          </table:table-cell>
          <table:table-cell office:value-type="float" office:value="595806150">
            <text:p>595806150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91835956">
            <text:p>491835956</text:p>
          </table:table-cell>
          <table:table-cell office:value-type="float" office:value="112645077">
            <text:p>112645077</text:p>
          </table:table-cell>
          <table:table-cell office:value-type="float" office:value="556424608">
            <text:p>556424608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40223532">
            <text:p>940223532</text:p>
          </table:table-cell>
          <table:table-cell office:value-type="float" office:value="43957969">
            <text:p>43957969</text:p>
          </table:table-cell>
          <table:table-cell office:value-type="float" office:value="26356419">
            <text:p>26356419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57192717">
            <text:p>557192717</text:p>
          </table:table-cell>
          <table:table-cell office:value-type="float" office:value="730922636">
            <text:p>730922636</text:p>
          </table:table-cell>
          <table:table-cell office:value-type="float" office:value="20985253">
            <text:p>20985253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28821243">
            <text:p>828821243</text:p>
          </table:table-cell>
          <table:table-cell office:value-type="float" office:value="666989989">
            <text:p>666989989</text:p>
          </table:table-cell>
          <table:table-cell office:value-type="float" office:value="42582270">
            <text:p>42582270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99883866">
            <text:p>899883866</text:p>
          </table:table-cell>
          <table:table-cell office:value-type="float" office:value="580902191">
            <text:p>580902191</text:p>
          </table:table-cell>
          <table:table-cell office:value-type="float" office:value="836077817">
            <text:p>836077817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70315465">
            <text:p>770315465</text:p>
          </table:table-cell>
          <table:table-cell office:value-type="float" office:value="140313237">
            <text:p>140313237</text:p>
          </table:table-cell>
          <table:table-cell office:value-type="float" office:value="38356813">
            <text:p>38356813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07884569">
            <text:p>807884569</text:p>
          </table:table-cell>
          <table:table-cell office:value-type="float" office:value="828246019">
            <text:p>828246019</text:p>
          </table:table-cell>
          <table:table-cell office:value-type="float" office:value="613267846">
            <text:p>613267846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82645338">
            <text:p>782645338</text:p>
          </table:table-cell>
          <table:table-cell office:value-type="float" office:value="975906118">
            <text:p>975906118</text:p>
          </table:table-cell>
          <table:table-cell office:value-type="float" office:value="792044865">
            <text:p>792044865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34534552">
            <text:p>934534552</text:p>
          </table:table-cell>
          <table:table-cell office:value-type="float" office:value="716141998">
            <text:p>716141998</text:p>
          </table:table-cell>
          <table:table-cell office:value-type="float" office:value="550365586">
            <text:p>550365586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05704805">
            <text:p>805704805</text:p>
          </table:table-cell>
          <table:table-cell office:value-type="float" office:value="574971541">
            <text:p>574971541</text:p>
          </table:table-cell>
          <table:table-cell office:value-type="float" office:value="3179907">
            <text:p>3179907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07249111">
            <text:p>507249111</text:p>
          </table:table-cell>
          <table:table-cell office:value-type="float" office:value="904979347">
            <text:p>904979347</text:p>
          </table:table-cell>
          <table:table-cell office:value-type="float" office:value="603226061">
            <text:p>603226061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04146278">
            <text:p>504146278</text:p>
          </table:table-cell>
          <table:table-cell office:value-type="float" office:value="599323512">
            <text:p>599323512</text:p>
          </table:table-cell>
          <table:table-cell office:value-type="float" office:value="843660547">
            <text:p>843660547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57207244">
            <text:p>657207244</text:p>
          </table:table-cell>
          <table:table-cell office:value-type="float" office:value="104218468">
            <text:p>104218468</text:p>
          </table:table-cell>
          <table:table-cell office:value-type="float" office:value="24674313">
            <text:p>24674313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50405298">
            <text:p>650405298</text:p>
          </table:table-cell>
          <table:table-cell office:value-type="float" office:value="4709653">
            <text:p>4709653</text:p>
          </table:table-cell>
          <table:table-cell office:value-type="float" office:value="19010986">
            <text:p>19010986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19513353">
            <text:p>919513353</text:p>
          </table:table-cell>
          <table:table-cell office:value-type="float" office:value="180177680">
            <text:p>180177680</text:p>
          </table:table-cell>
          <table:table-cell office:value-type="float" office:value="685372192">
            <text:p>685372192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60354309">
            <text:p>460354309</text:p>
          </table:table-cell>
          <table:table-cell office:value-type="float" office:value="886714222">
            <text:p>886714222</text:p>
          </table:table-cell>
          <table:table-cell office:value-type="float" office:value="959134349">
            <text:p>959134349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06406893">
            <text:p>906406893</text:p>
          </table:table-cell>
          <table:table-cell office:value-type="float" office:value="599394287">
            <text:p>599394287</text:p>
          </table:table-cell>
          <table:table-cell office:value-type="float" office:value="579369401">
            <text:p>579369401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95856540">
            <text:p>895856540</text:p>
          </table:table-cell>
          <table:table-cell office:value-type="float" office:value="681666610">
            <text:p>681666610</text:p>
          </table:table-cell>
          <table:table-cell office:value-type="float" office:value="598917769">
            <text:p>598917769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18819654">
            <text:p>718819654</text:p>
          </table:table-cell>
          <table:table-cell office:value-type="float" office:value="686566968">
            <text:p>686566968</text:p>
          </table:table-cell>
          <table:table-cell office:value-type="float" office:value="847584803">
            <text:p>847584803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77323057">
            <text:p>677323057</text:p>
          </table:table-cell>
          <table:table-cell office:value-type="float" office:value="61022099">
            <text:p>61022099</text:p>
          </table:table-cell>
          <table:table-cell office:value-type="float" office:value="41593647">
            <text:p>41593647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21772239">
            <text:p>621772239</text:p>
          </table:table-cell>
          <table:table-cell office:value-type="float" office:value="788289091">
            <text:p>788289091</text:p>
          </table:table-cell>
          <table:table-cell office:value-type="float" office:value="715052728">
            <text:p>715052728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08603100">
            <text:p>908603100</text:p>
          </table:table-cell>
          <table:table-cell office:value-type="float" office:value="650456619">
            <text:p>650456619</text:p>
          </table:table-cell>
          <table:table-cell office:value-type="float" office:value="810954161">
            <text:p>810954161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80190370">
            <text:p>580190370</text:p>
          </table:table-cell>
          <table:table-cell office:value-type="float" office:value="122987592">
            <text:p>122987592</text:p>
          </table:table-cell>
          <table:table-cell office:value-type="float" office:value="32936933">
            <text:p>32936933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02526587">
            <text:p>602526587</text:p>
          </table:table-cell>
          <table:table-cell office:value-type="float" office:value="74512053">
            <text:p>74512053</text:p>
          </table:table-cell>
          <table:table-cell office:value-type="float" office:value="40148705">
            <text:p>40148705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63954332">
            <text:p>463954332</text:p>
          </table:table-cell>
          <table:table-cell office:value-type="float" office:value="63204366">
            <text:p>63204366</text:p>
          </table:table-cell>
          <table:table-cell office:value-type="float" office:value="32002368">
            <text:p>32002368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51527152">
            <text:p>951527152</text:p>
          </table:table-cell>
          <table:table-cell office:value-type="float" office:value="8742048">
            <text:p>8742048</text:p>
          </table:table-cell>
          <table:table-cell office:value-type="float" office:value="924456223">
            <text:p>924456223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10500484">
            <text:p>710500484</text:p>
          </table:table-cell>
          <table:table-cell office:value-type="float" office:value="688004157">
            <text:p>688004157</text:p>
          </table:table-cell>
          <table:table-cell office:value-type="float" office:value="49694083">
            <text:p>49694083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909557">
            <text:p>1909557</text:p>
          </table:table-cell>
          <table:table-cell office:value-type="float" office:value="143888321">
            <text:p>143888321</text:p>
          </table:table-cell>
          <table:table-cell office:value-type="float" office:value="578258500">
            <text:p>578258500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03114240">
            <text:p>703114240</text:p>
          </table:table-cell>
          <table:table-cell office:value-type="float" office:value="140678254">
            <text:p>140678254</text:p>
          </table:table-cell>
          <table:table-cell office:value-type="float" office:value="90522893">
            <text:p>90522893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90564740">
            <text:p>690564740</text:p>
          </table:table-cell>
          <table:table-cell office:value-type="float" office:value="745448166">
            <text:p>745448166</text:p>
          </table:table-cell>
          <table:table-cell office:value-type="float" office:value="47509624">
            <text:p>47509624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69967701">
            <text:p>669967701</text:p>
          </table:table-cell>
          <table:table-cell office:value-type="float" office:value="643145710">
            <text:p>643145710</text:p>
          </table:table-cell>
          <table:table-cell office:value-type="float" office:value="855885109">
            <text:p>855885109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38854503">
            <text:p>938854503</text:p>
          </table:table-cell>
          <table:table-cell office:value-type="float" office:value="135533305">
            <text:p>135533305</text:p>
          </table:table-cell>
          <table:table-cell office:value-type="float" office:value="796488293">
            <text:p>796488293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79678172">
            <text:p>979678172</text:p>
          </table:table-cell>
          <table:table-cell office:value-type="float" office:value="825889592">
            <text:p>825889592</text:p>
          </table:table-cell>
          <table:table-cell office:value-type="float" office:value="687664366">
            <text:p>687664366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02137302">
            <text:p>702137302</text:p>
          </table:table-cell>
          <table:table-cell office:value-type="float" office:value="914150271">
            <text:p>914150271</text:p>
          </table:table-cell>
          <table:table-cell office:value-type="float" office:value="782780119">
            <text:p>782780119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90759228">
            <text:p>590759228</text:p>
          </table:table-cell>
          <table:table-cell office:value-type="float" office:value="8522073">
            <text:p>8522073</text:p>
          </table:table-cell>
          <table:table-cell office:value-type="float" office:value="681592684">
            <text:p>681592684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87761835">
            <text:p>887761835</text:p>
          </table:table-cell>
          <table:table-cell office:value-type="float" office:value="669374175">
            <text:p>669374175</text:p>
          </table:table-cell>
          <table:table-cell office:value-type="float" office:value="186193591">
            <text:p>186193591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9347835">
            <text:p>759347835</text:p>
          </table:table-cell>
          <table:table-cell office:value-type="float" office:value="745932942">
            <text:p>745932942</text:p>
          </table:table-cell>
          <table:table-cell office:value-type="float" office:value="87277832">
            <text:p>87277832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69992197">
            <text:p>569992197</text:p>
          </table:table-cell>
          <table:table-cell office:value-type="float" office:value="973388990">
            <text:p>973388990</text:p>
          </table:table-cell>
          <table:table-cell office:value-type="float" office:value="862762008">
            <text:p>862762008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67424350">
            <text:p>967424350</text:p>
          </table:table-cell>
          <table:table-cell office:value-type="float" office:value="225676059">
            <text:p>225676059</text:p>
          </table:table-cell>
          <table:table-cell office:value-type="float" office:value="25182636">
            <text:p>25182636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74620342">
            <text:p>774620342</text:p>
          </table:table-cell>
          <table:table-cell office:value-type="float" office:value="754222726">
            <text:p>754222726</text:p>
          </table:table-cell>
          <table:table-cell office:value-type="float" office:value="939070212">
            <text:p>939070212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45899942">
            <text:p>545899942</text:p>
          </table:table-cell>
          <table:table-cell office:value-type="float" office:value="28845426">
            <text:p>28845426</text:p>
          </table:table-cell>
          <table:table-cell office:value-type="float" office:value="736122042">
            <text:p>736122042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06040874">
            <text:p>906040874</text:p>
          </table:table-cell>
          <table:table-cell office:value-type="float" office:value="909760652">
            <text:p>909760652</text:p>
          </table:table-cell>
          <table:table-cell office:value-type="float" office:value="919109537">
            <text:p>919109537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03405984">
            <text:p>503405984</text:p>
          </table:table-cell>
          <table:table-cell office:value-type="float" office:value="193810527">
            <text:p>193810527</text:p>
          </table:table-cell>
          <table:table-cell office:value-type="float" office:value="548759659">
            <text:p>548759659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40319652">
            <text:p>840319652</text:p>
          </table:table-cell>
          <table:table-cell office:value-type="float" office:value="715805702">
            <text:p>715805702</text:p>
          </table:table-cell>
          <table:table-cell office:value-type="float" office:value="570488744">
            <text:p>570488744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49917709">
            <text:p>949917709</text:p>
          </table:table-cell>
          <table:table-cell office:value-type="float" office:value="772840542">
            <text:p>772840542</text:p>
          </table:table-cell>
          <table:table-cell office:value-type="float" office:value="709877451">
            <text:p>709877451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10398150">
            <text:p>710398150</text:p>
          </table:table-cell>
          <table:table-cell office:value-type="float" office:value="688694243">
            <text:p>688694243</text:p>
          </table:table-cell>
          <table:table-cell office:value-type="float" office:value="889391437">
            <text:p>889391437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19286956">
            <text:p>619286956</text:p>
          </table:table-cell>
          <table:table-cell office:value-type="float" office:value="873889542">
            <text:p>873889542</text:p>
          </table:table-cell>
          <table:table-cell office:value-type="float" office:value="57341984">
            <text:p>57341984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52947663">
            <text:p>552947663</text:p>
          </table:table-cell>
          <table:table-cell office:value-type="float" office:value="221666633">
            <text:p>221666633</text:p>
          </table:table-cell>
          <table:table-cell office:value-type="float" office:value="93734326">
            <text:p>93734326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34536636">
            <text:p>934536636</text:p>
          </table:table-cell>
          <table:table-cell office:value-type="float" office:value="670033029">
            <text:p>670033029</text:p>
          </table:table-cell>
          <table:table-cell office:value-type="float" office:value="591887105">
            <text:p>591887105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02325045">
            <text:p>602325045</text:p>
          </table:table-cell>
          <table:table-cell office:value-type="float" office:value="64603677">
            <text:p>64603677</text:p>
          </table:table-cell>
          <table:table-cell office:value-type="float" office:value="790996620">
            <text:p>790996620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09707025">
            <text:p>609707025</text:p>
          </table:table-cell>
          <table:table-cell office:value-type="float" office:value="819636174">
            <text:p>819636174</text:p>
          </table:table-cell>
          <table:table-cell office:value-type="float" office:value="137802660">
            <text:p>137802660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93668712">
            <text:p>793668712</text:p>
          </table:table-cell>
          <table:table-cell office:value-type="float" office:value="888393712">
            <text:p>888393712</text:p>
          </table:table-cell>
          <table:table-cell office:value-type="float" office:value="986912772">
            <text:p>986912772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53342459">
            <text:p>853342459</text:p>
          </table:table-cell>
          <table:table-cell office:value-type="float" office:value="231948794">
            <text:p>231948794</text:p>
          </table:table-cell>
          <table:table-cell office:value-type="float" office:value="109064303">
            <text:p>109064303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51787456">
            <text:p>651787456</text:p>
          </table:table-cell>
          <table:table-cell office:value-type="float" office:value="657828352">
            <text:p>657828352</text:p>
          </table:table-cell>
          <table:table-cell office:value-type="float" office:value="16713811">
            <text:p>16713811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72487201">
            <text:p>972487201</text:p>
          </table:table-cell>
          <table:table-cell office:value-type="float" office:value="988958960">
            <text:p>988958960</text:p>
          </table:table-cell>
          <table:table-cell office:value-type="float" office:value="720864069">
            <text:p>720864069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72978739">
            <text:p>772978739</text:p>
          </table:table-cell>
          <table:table-cell office:value-type="float" office:value="672524561">
            <text:p>672524561</text:p>
          </table:table-cell>
          <table:table-cell office:value-type="float" office:value="799928487">
            <text:p>799928487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57559292">
            <text:p>557559292</text:p>
          </table:table-cell>
          <table:table-cell office:value-type="float" office:value="736855469">
            <text:p>736855469</text:p>
          </table:table-cell>
          <table:table-cell office:value-type="float" office:value="61178137">
            <text:p>61178137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65394103">
            <text:p>965394103</text:p>
          </table:table-cell>
          <table:table-cell office:value-type="float" office:value="148148942">
            <text:p>148148942</text:p>
          </table:table-cell>
          <table:table-cell office:value-type="float" office:value="629355881">
            <text:p>629355881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45518549">
            <text:p>545518549</text:p>
          </table:table-cell>
          <table:table-cell office:value-type="float" office:value="961889908">
            <text:p>961889908</text:p>
          </table:table-cell>
          <table:table-cell office:value-type="float" office:value="785767037">
            <text:p>785767037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26985052">
            <text:p>926985052</text:p>
          </table:table-cell>
          <table:table-cell office:value-type="float" office:value="717471217">
            <text:p>717471217</text:p>
          </table:table-cell>
          <table:table-cell office:value-type="float" office:value="133852975">
            <text:p>133852975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42255638">
            <text:p>642255638</text:p>
          </table:table-cell>
          <table:table-cell office:value-type="float" office:value="898046267">
            <text:p>898046267</text:p>
          </table:table-cell>
          <table:table-cell office:value-type="float" office:value="841357931">
            <text:p>841357931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28747917">
            <text:p>728747917</text:p>
          </table:table-cell>
          <table:table-cell office:value-type="float" office:value="944907932">
            <text:p>944907932</text:p>
          </table:table-cell>
          <table:table-cell office:value-type="float" office:value="58421832">
            <text:p>58421832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80570628">
            <text:p>980570628</text:p>
          </table:table-cell>
          <table:table-cell office:value-type="float" office:value="927787366">
            <text:p>927787366</text:p>
          </table:table-cell>
          <table:table-cell office:value-type="float" office:value="90021852">
            <text:p>90021852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57014602">
            <text:p>957014602</text:p>
          </table:table-cell>
          <table:table-cell office:value-type="float" office:value="108353668">
            <text:p>108353668</text:p>
          </table:table-cell>
          <table:table-cell office:value-type="float" office:value="54465136">
            <text:p>54465136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07586309">
            <text:p>507586309</text:p>
          </table:table-cell>
          <table:table-cell office:value-type="float" office:value="143149117">
            <text:p>143149117</text:p>
          </table:table-cell>
          <table:table-cell office:value-type="float" office:value="823126439">
            <text:p>823126439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497207731">
            <text:p>497207731</text:p>
          </table:table-cell>
          <table:table-cell office:value-type="float" office:value="205230389">
            <text:p>205230389</text:p>
          </table:table-cell>
          <table:table-cell office:value-type="float" office:value="573969823">
            <text:p>573969823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52558786">
            <text:p>952558786</text:p>
          </table:table-cell>
          <table:table-cell office:value-type="float" office:value="2684147">
            <text:p>2684147</text:p>
          </table:table-cell>
          <table:table-cell office:value-type="float" office:value="747133198">
            <text:p>747133198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29534155">
            <text:p>829534155</text:p>
          </table:table-cell>
          <table:table-cell office:value-type="float" office:value="59910897">
            <text:p>59910897</text:p>
          </table:table-cell>
          <table:table-cell office:value-type="float" office:value="845447758">
            <text:p>845447758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51060743">
            <text:p>551060743</text:p>
          </table:table-cell>
          <table:table-cell office:value-type="float" office:value="974669991">
            <text:p>974669991</text:p>
          </table:table-cell>
          <table:table-cell office:value-type="float" office:value="724179369">
            <text:p>724179369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80501753">
            <text:p>980501753</text:p>
          </table:table-cell>
          <table:table-cell office:value-type="float" office:value="25265971">
            <text:p>25265971</text:p>
          </table:table-cell>
          <table:table-cell office:value-type="float" office:value="579279755">
            <text:p>579279755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60552407">
            <text:p>960552407</text:p>
          </table:table-cell>
          <table:table-cell office:value-type="float" office:value="37486046">
            <text:p>37486046</text:p>
          </table:table-cell>
          <table:table-cell office:value-type="float" office:value="47729402">
            <text:p>47729402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91372617">
            <text:p>591372617</text:p>
          </table:table-cell>
          <table:table-cell office:value-type="float" office:value="181763238">
            <text:p>181763238</text:p>
          </table:table-cell>
          <table:table-cell office:value-type="float" office:value="706965479">
            <text:p>706965479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64220100">
            <text:p>664220100</text:p>
          </table:table-cell>
          <table:table-cell office:value-type="float" office:value="684152923">
            <text:p>684152923</text:p>
          </table:table-cell>
          <table:table-cell office:value-type="float" office:value="629948060">
            <text:p>629948060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69185267">
            <text:p>769185267</text:p>
          </table:table-cell>
          <table:table-cell office:value-type="float" office:value="688805794">
            <text:p>688805794</text:p>
          </table:table-cell>
          <table:table-cell office:value-type="float" office:value="645408755">
            <text:p>645408755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94374577">
            <text:p>894374577</text:p>
          </table:table-cell>
          <table:table-cell office:value-type="float" office:value="590942389">
            <text:p>590942389</text:p>
          </table:table-cell>
          <table:table-cell office:value-type="float" office:value="827863317">
            <text:p>827863317</text:p>
          </table:table-cell>
          <table:table-cell table:number-columns-repeated="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78763751">
            <text:p>578763751</text:p>
          </table:table-cell>
          <table:table-cell office:value-type="float" office:value="637197569">
            <text:p>637197569</text:p>
          </table:table-cell>
          <table:table-cell office:value-type="float" office:value="594917475">
            <text:p>594917475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00516351">
            <text:p>500516351</text:p>
          </table:table-cell>
          <table:table-cell office:value-type="float" office:value="831791355">
            <text:p>831791355</text:p>
          </table:table-cell>
          <table:table-cell office:value-type="float" office:value="761489799">
            <text:p>761489799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9578649">
            <text:p>39578649</text:p>
          </table:table-cell>
          <table:table-cell office:value-type="float" office:value="292954990">
            <text:p>292954990</text:p>
          </table:table-cell>
          <table:table-cell office:value-type="float" office:value="897832515">
            <text:p>897832515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739095">
            <text:p>3739095</text:p>
          </table:table-cell>
          <table:table-cell office:value-type="float" office:value="902466348">
            <text:p>902466348</text:p>
          </table:table-cell>
          <table:table-cell office:value-type="float" office:value="591578182">
            <text:p>591578182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55657107">
            <text:p>655657107</text:p>
          </table:table-cell>
          <table:table-cell office:value-type="float" office:value="698489503">
            <text:p>698489503</text:p>
          </table:table-cell>
          <table:table-cell office:value-type="float" office:value="651118120">
            <text:p>651118120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22645758">
            <text:p>622645758</text:p>
          </table:table-cell>
          <table:table-cell office:value-type="float" office:value="934096014">
            <text:p>934096014</text:p>
          </table:table-cell>
          <table:table-cell office:value-type="float" office:value="758779268">
            <text:p>758779268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08051400">
            <text:p>608051400</text:p>
          </table:table-cell>
          <table:table-cell office:value-type="float" office:value="977269309">
            <text:p>977269309</text:p>
          </table:table-cell>
          <table:table-cell office:value-type="float" office:value="782323559">
            <text:p>782323559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45622247">
            <text:p>745622247</text:p>
          </table:table-cell>
          <table:table-cell office:value-type="float" office:value="918401336">
            <text:p>918401336</text:p>
          </table:table-cell>
          <table:table-cell office:value-type="float" office:value="12772454">
            <text:p>12772454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87356351">
            <text:p>787356351</text:p>
          </table:table-cell>
          <table:table-cell office:value-type="float" office:value="321951503">
            <text:p>321951503</text:p>
          </table:table-cell>
          <table:table-cell office:value-type="float" office:value="782480175">
            <text:p>782480175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81426200">
            <text:p>581426200</text:p>
          </table:table-cell>
          <table:table-cell office:value-type="float" office:value="623640536">
            <text:p>623640536</text:p>
          </table:table-cell>
          <table:table-cell office:value-type="float" office:value="151663394">
            <text:p>151663394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48729454">
            <text:p>648729454</text:p>
          </table:table-cell>
          <table:table-cell office:value-type="float" office:value="63216505">
            <text:p>63216505</text:p>
          </table:table-cell>
          <table:table-cell office:value-type="float" office:value="588903934">
            <text:p>588903934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81563876">
            <text:p>781563876</text:p>
          </table:table-cell>
          <table:table-cell office:value-type="float" office:value="224042013">
            <text:p>224042013</text:p>
          </table:table-cell>
          <table:table-cell office:value-type="float" office:value="818031139">
            <text:p>818031139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04814977">
            <text:p>704814977</text:p>
          </table:table-cell>
          <table:table-cell office:value-type="float" office:value="219873791">
            <text:p>219873791</text:p>
          </table:table-cell>
          <table:table-cell office:value-type="float" office:value="698597515">
            <text:p>698597515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22028261">
            <text:p>622028261</text:p>
          </table:table-cell>
          <table:table-cell office:value-type="float" office:value="685482092">
            <text:p>685482092</text:p>
          </table:table-cell>
          <table:table-cell office:value-type="float" office:value="812802123">
            <text:p>812802123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8251355">
            <text:p>78251355</text:p>
          </table:table-cell>
          <table:table-cell office:value-type="float" office:value="61894929">
            <text:p>61894929</text:p>
          </table:table-cell>
          <table:table-cell office:value-type="float" office:value="589198885">
            <text:p>589198885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90509348">
            <text:p>890509348</text:p>
          </table:table-cell>
          <table:table-cell office:value-type="float" office:value="903625492">
            <text:p>903625492</text:p>
          </table:table-cell>
          <table:table-cell office:value-type="float" office:value="129062588">
            <text:p>129062588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1167812">
            <text:p>11167812</text:p>
          </table:table-cell>
          <table:table-cell office:value-type="float" office:value="947719767">
            <text:p>947719767</text:p>
          </table:table-cell>
          <table:table-cell office:value-type="float" office:value="790598141">
            <text:p>790598141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05258338">
            <text:p>705258338</text:p>
          </table:table-cell>
          <table:table-cell office:value-type="float" office:value="240727357">
            <text:p>240727357</text:p>
          </table:table-cell>
          <table:table-cell office:value-type="float" office:value="81240484">
            <text:p>81240484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69766572">
            <text:p>569766572</text:p>
          </table:table-cell>
          <table:table-cell office:value-type="float" office:value="951154239">
            <text:p>951154239</text:p>
          </table:table-cell>
          <table:table-cell office:value-type="float" office:value="187035293">
            <text:p>187035293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948663">
            <text:p>2948663</text:p>
          </table:table-cell>
          <table:table-cell office:value-type="float" office:value="874690435">
            <text:p>874690435</text:p>
          </table:table-cell>
          <table:table-cell office:value-type="float" office:value="232903377">
            <text:p>232903377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4632933">
            <text:p>24632933</text:p>
          </table:table-cell>
          <table:table-cell office:value-type="float" office:value="878481762">
            <text:p>878481762</text:p>
          </table:table-cell>
          <table:table-cell office:value-type="float" office:value="568584420">
            <text:p>568584420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09415208">
            <text:p>809415208</text:p>
          </table:table-cell>
          <table:table-cell office:value-type="float" office:value="33936351">
            <text:p>33936351</text:p>
          </table:table-cell>
          <table:table-cell office:value-type="float" office:value="479357486">
            <text:p>479357486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14175323">
            <text:p>714175323</text:p>
          </table:table-cell>
          <table:table-cell office:value-type="float" office:value="231469815">
            <text:p>231469815</text:p>
          </table:table-cell>
          <table:table-cell office:value-type="float" office:value="940149911">
            <text:p>940149911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40058269">
            <text:p>840058269</text:p>
          </table:table-cell>
          <table:table-cell office:value-type="float" office:value="755820420">
            <text:p>755820420</text:p>
          </table:table-cell>
          <table:table-cell office:value-type="float" office:value="726956623">
            <text:p>726956623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5198541">
            <text:p>45198541</text:p>
          </table:table-cell>
          <table:table-cell office:value-type="float" office:value="832497648">
            <text:p>832497648</text:p>
          </table:table-cell>
          <table:table-cell office:value-type="float" office:value="142269458">
            <text:p>142269458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90906913">
            <text:p>990906913</text:p>
          </table:table-cell>
          <table:table-cell office:value-type="float" office:value="520897340">
            <text:p>520897340</text:p>
          </table:table-cell>
          <table:table-cell office:value-type="float" office:value="994198310">
            <text:p>994198310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53481539">
            <text:p>953481539</text:p>
          </table:table-cell>
          <table:table-cell office:value-type="float" office:value="943189360">
            <text:p>943189360</text:p>
          </table:table-cell>
          <table:table-cell office:value-type="float" office:value="372951519">
            <text:p>372951519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07857852">
            <text:p>707857852</text:p>
          </table:table-cell>
          <table:table-cell office:value-type="float" office:value="235553885">
            <text:p>235553885</text:p>
          </table:table-cell>
          <table:table-cell office:value-type="float" office:value="306246146">
            <text:p>306246146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74979014">
            <text:p>674979014</text:p>
          </table:table-cell>
          <table:table-cell office:value-type="float" office:value="257125932">
            <text:p>257125932</text:p>
          </table:table-cell>
          <table:table-cell office:value-type="float" office:value="215083423">
            <text:p>215083423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90540527">
            <text:p>990540527</text:p>
          </table:table-cell>
          <table:table-cell office:value-type="float" office:value="292663672">
            <text:p>292663672</text:p>
          </table:table-cell>
          <table:table-cell office:value-type="float" office:value="230021254">
            <text:p>230021254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29197261">
            <text:p>829197261</text:p>
          </table:table-cell>
          <table:table-cell office:value-type="float" office:value="286638712">
            <text:p>286638712</text:p>
          </table:table-cell>
          <table:table-cell office:value-type="float" office:value="86446578">
            <text:p>86446578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8077366">
            <text:p>68077366</text:p>
          </table:table-cell>
          <table:table-cell office:value-type="float" office:value="153619335">
            <text:p>153619335</text:p>
          </table:table-cell>
          <table:table-cell office:value-type="float" office:value="261856909">
            <text:p>261856909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80294219">
            <text:p>580294219</text:p>
          </table:table-cell>
          <table:table-cell office:value-type="float" office:value="186061564">
            <text:p>186061564</text:p>
          </table:table-cell>
          <table:table-cell office:value-type="float" office:value="192421300">
            <text:p>192421300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32948634">
            <text:p>632948634</text:p>
          </table:table-cell>
          <table:table-cell office:value-type="float" office:value="600872143">
            <text:p>600872143</text:p>
          </table:table-cell>
          <table:table-cell office:value-type="float" office:value="146048672">
            <text:p>146048672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89508580">
            <text:p>589508580</text:p>
          </table:table-cell>
          <table:table-cell office:value-type="float" office:value="234757462">
            <text:p>234757462</text:p>
          </table:table-cell>
          <table:table-cell office:value-type="float" office:value="606821972">
            <text:p>606821972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47855754">
            <text:p>547855754</text:p>
          </table:table-cell>
          <table:table-cell office:value-type="float" office:value="780205133">
            <text:p>780205133</text:p>
          </table:table-cell>
          <table:table-cell office:value-type="float" office:value="135406878">
            <text:p>135406878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32437658">
            <text:p>832437658</text:p>
          </table:table-cell>
          <table:table-cell office:value-type="float" office:value="21855051">
            <text:p>21855051</text:p>
          </table:table-cell>
          <table:table-cell office:value-type="float" office:value="670678939">
            <text:p>670678939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78441358">
            <text:p>978441358</text:p>
          </table:table-cell>
          <table:table-cell office:value-type="float" office:value="411232631">
            <text:p>411232631</text:p>
          </table:table-cell>
          <table:table-cell office:value-type="float" office:value="51891014">
            <text:p>51891014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05508536">
            <text:p>805508536</text:p>
          </table:table-cell>
          <table:table-cell office:value-type="float" office:value="158613511">
            <text:p>158613511</text:p>
          </table:table-cell>
          <table:table-cell office:value-type="float" office:value="595213496">
            <text:p>595213496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5416497">
            <text:p>45416497</text:p>
          </table:table-cell>
          <table:table-cell office:value-type="float" office:value="368978821">
            <text:p>368978821</text:p>
          </table:table-cell>
          <table:table-cell office:value-type="float" office:value="18568111">
            <text:p>18568111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15309798">
            <text:p>715309798</text:p>
          </table:table-cell>
          <table:table-cell office:value-type="float" office:value="729367074">
            <text:p>729367074</text:p>
          </table:table-cell>
          <table:table-cell office:value-type="float" office:value="965576911">
            <text:p>965576911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43198109">
            <text:p>843198109</text:p>
          </table:table-cell>
          <table:table-cell office:value-type="float" office:value="69786213">
            <text:p>69786213</text:p>
          </table:table-cell>
          <table:table-cell office:value-type="float" office:value="46737063">
            <text:p>46737063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29054666">
            <text:p>829054666</text:p>
          </table:table-cell>
          <table:table-cell office:value-type="float" office:value="987384372">
            <text:p>987384372</text:p>
          </table:table-cell>
          <table:table-cell office:value-type="float" office:value="720685246">
            <text:p>720685246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35852579">
            <text:p>935852579</text:p>
          </table:table-cell>
          <table:table-cell office:value-type="float" office:value="288558981">
            <text:p>288558981</text:p>
          </table:table-cell>
          <table:table-cell office:value-type="float" office:value="619075939">
            <text:p>619075939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42280775">
            <text:p>542280775</text:p>
          </table:table-cell>
          <table:table-cell office:value-type="float" office:value="231198013">
            <text:p>231198013</text:p>
          </table:table-cell>
          <table:table-cell office:value-type="float" office:value="755175654">
            <text:p>755175654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46859186">
            <text:p>746859186</text:p>
          </table:table-cell>
          <table:table-cell office:value-type="float" office:value="819494108">
            <text:p>819494108</text:p>
          </table:table-cell>
          <table:table-cell office:value-type="float" office:value="904417762">
            <text:p>904417762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46579848">
            <text:p>946579848</text:p>
          </table:table-cell>
          <table:table-cell office:value-type="float" office:value="320839137">
            <text:p>320839137</text:p>
          </table:table-cell>
          <table:table-cell office:value-type="float" office:value="997763132">
            <text:p>997763132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49214597">
            <text:p>949214597</text:p>
          </table:table-cell>
          <table:table-cell office:value-type="float" office:value="44635825">
            <text:p>44635825</text:p>
          </table:table-cell>
          <table:table-cell office:value-type="float" office:value="231769537">
            <text:p>231769537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06780924">
            <text:p>606780924</text:p>
          </table:table-cell>
          <table:table-cell office:value-type="float" office:value="268940249">
            <text:p>268940249</text:p>
          </table:table-cell>
          <table:table-cell office:value-type="float" office:value="156390404">
            <text:p>156390404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15160701">
            <text:p>815160701</text:p>
          </table:table-cell>
          <table:table-cell office:value-type="float" office:value="389377355">
            <text:p>389377355</text:p>
          </table:table-cell>
          <table:table-cell office:value-type="float" office:value="124611662">
            <text:p>124611662</text:p>
          </table:table-cell>
          <table:table-cell table:number-columns-repeated="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6765962">
            <text:p>36765962</text:p>
          </table:table-cell>
          <table:table-cell office:value-type="float" office:value="281693806">
            <text:p>281693806</text:p>
          </table:table-cell>
          <table:table-cell office:value-type="float" office:value="747048239">
            <text:p>747048239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74955642">
            <text:p>674955642</text:p>
          </table:table-cell>
          <table:table-cell office:value-type="float" office:value="878047327">
            <text:p>878047327</text:p>
          </table:table-cell>
          <table:table-cell office:value-type="float" office:value="615701875">
            <text:p>615701875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19307185">
            <text:p>619307185</text:p>
          </table:table-cell>
          <table:table-cell office:value-type="float" office:value="235895057">
            <text:p>235895057</text:p>
          </table:table-cell>
          <table:table-cell office:value-type="float" office:value="681619719">
            <text:p>681619719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0772524">
            <text:p>110772524</text:p>
          </table:table-cell>
          <table:table-cell office:value-type="float" office:value="365486539">
            <text:p>365486539</text:p>
          </table:table-cell>
          <table:table-cell office:value-type="float" office:value="196715093">
            <text:p>196715093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8907174">
            <text:p>68907174</text:p>
          </table:table-cell>
          <table:table-cell office:value-type="float" office:value="739036252">
            <text:p>739036252</text:p>
          </table:table-cell>
          <table:table-cell office:value-type="float" office:value="735107337">
            <text:p>735107337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27868674">
            <text:p>827868674</text:p>
          </table:table-cell>
          <table:table-cell office:value-type="float" office:value="884869894">
            <text:p>884869894</text:p>
          </table:table-cell>
          <table:table-cell office:value-type="float" office:value="200947346">
            <text:p>200947346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10881100">
            <text:p>610881100</text:p>
          </table:table-cell>
          <table:table-cell office:value-type="float" office:value="906564965">
            <text:p>906564965</text:p>
          </table:table-cell>
          <table:table-cell office:value-type="float" office:value="225278371">
            <text:p>225278371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223553">
            <text:p>11223553</text:p>
          </table:table-cell>
          <table:table-cell office:value-type="float" office:value="247824313">
            <text:p>247824313</text:p>
          </table:table-cell>
          <table:table-cell office:value-type="float" office:value="209793011">
            <text:p>209793011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32011780">
            <text:p>132011780</text:p>
          </table:table-cell>
          <table:table-cell office:value-type="float" office:value="115887280">
            <text:p>115887280</text:p>
          </table:table-cell>
          <table:table-cell office:value-type="float" office:value="605517891">
            <text:p>605517891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86923578">
            <text:p>686923578</text:p>
          </table:table-cell>
          <table:table-cell office:value-type="float" office:value="336785371">
            <text:p>336785371</text:p>
          </table:table-cell>
          <table:table-cell office:value-type="float" office:value="13775879">
            <text:p>13775879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20303043">
            <text:p>620303043</text:p>
          </table:table-cell>
          <table:table-cell office:value-type="float" office:value="373013412">
            <text:p>373013412</text:p>
          </table:table-cell>
          <table:table-cell office:value-type="float" office:value="24234359">
            <text:p>24234359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93854652">
            <text:p>593854652</text:p>
          </table:table-cell>
          <table:table-cell office:value-type="float" office:value="255830371">
            <text:p>255830371</text:p>
          </table:table-cell>
          <table:table-cell office:value-type="float" office:value="717806422">
            <text:p>717806422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42094637">
            <text:p>842094637</text:p>
          </table:table-cell>
          <table:table-cell office:value-type="float" office:value="64538020">
            <text:p>64538020</text:p>
          </table:table-cell>
          <table:table-cell office:value-type="float" office:value="618877732">
            <text:p>618877732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61281162">
            <text:p>961281162</text:p>
          </table:table-cell>
          <table:table-cell office:value-type="float" office:value="251911627">
            <text:p>251911627</text:p>
          </table:table-cell>
          <table:table-cell office:value-type="float" office:value="77306183">
            <text:p>77306183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37995809">
            <text:p>637995809</text:p>
          </table:table-cell>
          <table:table-cell office:value-type="float" office:value="590144872">
            <text:p>590144872</text:p>
          </table:table-cell>
          <table:table-cell office:value-type="float" office:value="792127015">
            <text:p>792127015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4611711">
            <text:p>24611711</text:p>
          </table:table-cell>
          <table:table-cell office:value-type="float" office:value="123809340">
            <text:p>123809340</text:p>
          </table:table-cell>
          <table:table-cell office:value-type="float" office:value="204696303">
            <text:p>204696303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47099934">
            <text:p>747099934</text:p>
          </table:table-cell>
          <table:table-cell office:value-type="float" office:value="275725903">
            <text:p>275725903</text:p>
          </table:table-cell>
          <table:table-cell office:value-type="float" office:value="198553281">
            <text:p>198553281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62138099">
            <text:p>662138099</text:p>
          </table:table-cell>
          <table:table-cell office:value-type="float" office:value="906784381">
            <text:p>906784381</text:p>
          </table:table-cell>
          <table:table-cell office:value-type="float" office:value="790659536">
            <text:p>790659536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92054658">
            <text:p>892054658</text:p>
          </table:table-cell>
          <table:table-cell office:value-type="float" office:value="300284743">
            <text:p>300284743</text:p>
          </table:table-cell>
          <table:table-cell office:value-type="float" office:value="154212104">
            <text:p>154212104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99655705">
            <text:p>899655705</text:p>
          </table:table-cell>
          <table:table-cell office:value-type="float" office:value="270614117">
            <text:p>270614117</text:p>
          </table:table-cell>
          <table:table-cell office:value-type="float" office:value="847619918">
            <text:p>847619918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97071793">
            <text:p>597071793</text:p>
          </table:table-cell>
          <table:table-cell office:value-type="float" office:value="911844299">
            <text:p>911844299</text:p>
          </table:table-cell>
          <table:table-cell office:value-type="float" office:value="198250417">
            <text:p>198250417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79711353">
            <text:p>679711353</text:p>
          </table:table-cell>
          <table:table-cell office:value-type="float" office:value="752793839">
            <text:p>752793839</text:p>
          </table:table-cell>
          <table:table-cell office:value-type="float" office:value="229490596">
            <text:p>229490596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64440489">
            <text:p>864440489</text:p>
          </table:table-cell>
          <table:table-cell office:value-type="float" office:value="668006382">
            <text:p>668006382</text:p>
          </table:table-cell>
          <table:table-cell office:value-type="float" office:value="220687357">
            <text:p>220687357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2100302">
            <text:p>62100302</text:p>
          </table:table-cell>
          <table:table-cell office:value-type="float" office:value="368243682">
            <text:p>368243682</text:p>
          </table:table-cell>
          <table:table-cell office:value-type="float" office:value="660700451">
            <text:p>660700451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77705899">
            <text:p>577705899</text:p>
          </table:table-cell>
          <table:table-cell office:value-type="float" office:value="191973634">
            <text:p>191973634</text:p>
          </table:table-cell>
          <table:table-cell office:value-type="float" office:value="605596712">
            <text:p>605596712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20515448">
            <text:p>820515448</text:p>
          </table:table-cell>
          <table:table-cell office:value-type="float" office:value="200095817">
            <text:p>200095817</text:p>
          </table:table-cell>
          <table:table-cell office:value-type="float" office:value="630110384">
            <text:p>630110384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18065142">
            <text:p>718065142</text:p>
          </table:table-cell>
          <table:table-cell office:value-type="float" office:value="474100229">
            <text:p>474100229</text:p>
          </table:table-cell>
          <table:table-cell office:value-type="float" office:value="697623000">
            <text:p>697623000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65782870">
            <text:p>865782870</text:p>
          </table:table-cell>
          <table:table-cell office:value-type="float" office:value="796362627">
            <text:p>796362627</text:p>
          </table:table-cell>
          <table:table-cell office:value-type="float" office:value="213695355">
            <text:p>213695355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85259510">
            <text:p>885259510</text:p>
          </table:table-cell>
          <table:table-cell office:value-type="float" office:value="938596977">
            <text:p>938596977</text:p>
          </table:table-cell>
          <table:table-cell office:value-type="float" office:value="681681857">
            <text:p>681681857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28884512">
            <text:p>728884512</text:p>
          </table:table-cell>
          <table:table-cell office:value-type="float" office:value="335775118">
            <text:p>335775118</text:p>
          </table:table-cell>
          <table:table-cell office:value-type="float" office:value="163343127">
            <text:p>163343127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72540319">
            <text:p>672540319</text:p>
          </table:table-cell>
          <table:table-cell office:value-type="float" office:value="928963885">
            <text:p>928963885</text:p>
          </table:table-cell>
          <table:table-cell office:value-type="float" office:value="995433561">
            <text:p>995433561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10926413">
            <text:p>910926413</text:p>
          </table:table-cell>
          <table:table-cell office:value-type="float" office:value="484664293">
            <text:p>484664293</text:p>
          </table:table-cell>
          <table:table-cell office:value-type="float" office:value="672562058">
            <text:p>672562058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5668687">
            <text:p>95668687</text:p>
          </table:table-cell>
          <table:table-cell office:value-type="float" office:value="284597077">
            <text:p>284597077</text:p>
          </table:table-cell>
          <table:table-cell office:value-type="float" office:value="175115170">
            <text:p>175115170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8649287">
            <text:p>68649287</text:p>
          </table:table-cell>
          <table:table-cell office:value-type="float" office:value="299951590">
            <text:p>299951590</text:p>
          </table:table-cell>
          <table:table-cell office:value-type="float" office:value="748284486">
            <text:p>748284486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7476407">
            <text:p>117476407</text:p>
          </table:table-cell>
          <table:table-cell office:value-type="float" office:value="446350079">
            <text:p>446350079</text:p>
          </table:table-cell>
          <table:table-cell office:value-type="float" office:value="915278410">
            <text:p>915278410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21574790">
            <text:p>721574790</text:p>
          </table:table-cell>
          <table:table-cell office:value-type="float" office:value="131338072">
            <text:p>131338072</text:p>
          </table:table-cell>
          <table:table-cell office:value-type="float" office:value="839549343">
            <text:p>839549343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54542001">
            <text:p>654542001</text:p>
          </table:table-cell>
          <table:table-cell office:value-type="float" office:value="325966814">
            <text:p>325966814</text:p>
          </table:table-cell>
          <table:table-cell office:value-type="float" office:value="218608529">
            <text:p>218608529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2082806">
            <text:p>12082806</text:p>
          </table:table-cell>
          <table:table-cell office:value-type="float" office:value="785249548">
            <text:p>785249548</text:p>
          </table:table-cell>
          <table:table-cell office:value-type="float" office:value="86020934">
            <text:p>86020934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30814031">
            <text:p>630814031</text:p>
          </table:table-cell>
          <table:table-cell office:value-type="float" office:value="281886358">
            <text:p>281886358</text:p>
          </table:table-cell>
          <table:table-cell office:value-type="float" office:value="981024223">
            <text:p>981024223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4014161">
            <text:p>94014161</text:p>
          </table:table-cell>
          <table:table-cell office:value-type="float" office:value="474734440">
            <text:p>474734440</text:p>
          </table:table-cell>
          <table:table-cell office:value-type="float" office:value="903891433">
            <text:p>903891433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9441300">
            <text:p>99441300</text:p>
          </table:table-cell>
          <table:table-cell office:value-type="float" office:value="720538970">
            <text:p>720538970</text:p>
          </table:table-cell>
          <table:table-cell office:value-type="float" office:value="229367171">
            <text:p>229367171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88405434">
            <text:p>788405434</text:p>
          </table:table-cell>
          <table:table-cell office:value-type="float" office:value="212547026">
            <text:p>212547026</text:p>
          </table:table-cell>
          <table:table-cell office:value-type="float" office:value="763063575">
            <text:p>763063575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0707701">
            <text:p>70707701</text:p>
          </table:table-cell>
          <table:table-cell office:value-type="float" office:value="36184791">
            <text:p>36184791</text:p>
          </table:table-cell>
          <table:table-cell office:value-type="float" office:value="191703098">
            <text:p>191703098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27891533">
            <text:p>827891533</text:p>
          </table:table-cell>
          <table:table-cell office:value-type="float" office:value="977601614">
            <text:p>977601614</text:p>
          </table:table-cell>
          <table:table-cell office:value-type="float" office:value="210859104">
            <text:p>210859104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6175266">
            <text:p>76175266</text:p>
          </table:table-cell>
          <table:table-cell office:value-type="float" office:value="762857613">
            <text:p>762857613</text:p>
          </table:table-cell>
          <table:table-cell office:value-type="float" office:value="793985179">
            <text:p>793985179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03746348">
            <text:p>803746348</text:p>
          </table:table-cell>
          <table:table-cell office:value-type="float" office:value="119907539">
            <text:p>119907539</text:p>
          </table:table-cell>
          <table:table-cell office:value-type="float" office:value="724520217">
            <text:p>724520217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76521283">
            <text:p>776521283</text:p>
          </table:table-cell>
          <table:table-cell office:value-type="float" office:value="318281851">
            <text:p>318281851</text:p>
          </table:table-cell>
          <table:table-cell office:value-type="float" office:value="148713572">
            <text:p>148713572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1611690">
            <text:p>61611690</text:p>
          </table:table-cell>
          <table:table-cell office:value-type="float" office:value="921027185">
            <text:p>921027185</text:p>
          </table:table-cell>
          <table:table-cell office:value-type="float" office:value="799147878">
            <text:p>799147878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57388494">
            <text:p>857388494</text:p>
          </table:table-cell>
          <table:table-cell office:value-type="float" office:value="305916760">
            <text:p>305916760</text:p>
          </table:table-cell>
          <table:table-cell office:value-type="float" office:value="950121273">
            <text:p>950121273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1875092">
            <text:p>71875092</text:p>
          </table:table-cell>
          <table:table-cell office:value-type="float" office:value="122484302">
            <text:p>122484302</text:p>
          </table:table-cell>
          <table:table-cell office:value-type="float" office:value="219240314">
            <text:p>219240314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90739787">
            <text:p>590739787</text:p>
          </table:table-cell>
          <table:table-cell office:value-type="float" office:value="812741169">
            <text:p>812741169</text:p>
          </table:table-cell>
          <table:table-cell office:value-type="float" office:value="796134051">
            <text:p>796134051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40026969">
            <text:p>140026969</text:p>
          </table:table-cell>
          <table:table-cell office:value-type="float" office:value="123851639">
            <text:p>123851639</text:p>
          </table:table-cell>
          <table:table-cell office:value-type="float" office:value="276420197">
            <text:p>276420197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59230448">
            <text:p>959230448</text:p>
          </table:table-cell>
          <table:table-cell office:value-type="float" office:value="708348321">
            <text:p>708348321</text:p>
          </table:table-cell>
          <table:table-cell office:value-type="float" office:value="264407572">
            <text:p>264407572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592155775">
            <text:p>592155775</text:p>
          </table:table-cell>
          <table:table-cell office:value-type="float" office:value="844703709">
            <text:p>844703709</text:p>
          </table:table-cell>
          <table:table-cell office:value-type="float" office:value="165413393">
            <text:p>165413393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36293235">
            <text:p>636293235</text:p>
          </table:table-cell>
          <table:table-cell office:value-type="float" office:value="126883115">
            <text:p>126883115</text:p>
          </table:table-cell>
          <table:table-cell office:value-type="float" office:value="320883465">
            <text:p>320883465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3835587">
            <text:p>83835587</text:p>
          </table:table-cell>
          <table:table-cell office:value-type="float" office:value="319993533">
            <text:p>319993533</text:p>
          </table:table-cell>
          <table:table-cell office:value-type="float" office:value="803256297">
            <text:p>803256297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98764218">
            <text:p>698764218</text:p>
          </table:table-cell>
          <table:table-cell office:value-type="float" office:value="751489955">
            <text:p>751489955</text:p>
          </table:table-cell>
          <table:table-cell office:value-type="float" office:value="930579167">
            <text:p>930579167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8494068">
            <text:p>118494068</text:p>
          </table:table-cell>
          <table:table-cell office:value-type="float" office:value="369527414">
            <text:p>369527414</text:p>
          </table:table-cell>
          <table:table-cell office:value-type="float" office:value="244769536">
            <text:p>244769536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6688220">
            <text:p>26688220</text:p>
          </table:table-cell>
          <table:table-cell office:value-type="float" office:value="843754628">
            <text:p>843754628</text:p>
          </table:table-cell>
          <table:table-cell office:value-type="float" office:value="252480377">
            <text:p>252480377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37314972">
            <text:p>637314972</text:p>
          </table:table-cell>
          <table:table-cell office:value-type="float" office:value="770621468">
            <text:p>770621468</text:p>
          </table:table-cell>
          <table:table-cell office:value-type="float" office:value="348192494">
            <text:p>348192494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07298050">
            <text:p>807298050</text:p>
          </table:table-cell>
          <table:table-cell office:value-type="float" office:value="127757753">
            <text:p>127757753</text:p>
          </table:table-cell>
          <table:table-cell office:value-type="float" office:value="636769712">
            <text:p>636769712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583125989">
            <text:p>583125989</text:p>
          </table:table-cell>
          <table:table-cell office:value-type="float" office:value="59022125">
            <text:p>59022125</text:p>
          </table:table-cell>
          <table:table-cell office:value-type="float" office:value="675737866">
            <text:p>675737866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24534142">
            <text:p>924534142</text:p>
          </table:table-cell>
          <table:table-cell office:value-type="float" office:value="838470724">
            <text:p>838470724</text:p>
          </table:table-cell>
          <table:table-cell office:value-type="float" office:value="292854312">
            <text:p>292854312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43662963">
            <text:p>743662963</text:p>
          </table:table-cell>
          <table:table-cell office:value-type="float" office:value="239665972">
            <text:p>239665972</text:p>
          </table:table-cell>
          <table:table-cell office:value-type="float" office:value="282348876">
            <text:p>282348876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74913297">
            <text:p>774913297</text:p>
          </table:table-cell>
          <table:table-cell office:value-type="float" office:value="951050096">
            <text:p>951050096</text:p>
          </table:table-cell>
          <table:table-cell office:value-type="float" office:value="249027255">
            <text:p>249027255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1747843">
            <text:p>111747843</text:p>
          </table:table-cell>
          <table:table-cell office:value-type="float" office:value="330144637">
            <text:p>330144637</text:p>
          </table:table-cell>
          <table:table-cell office:value-type="float" office:value="319349630">
            <text:p>319349630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8515158">
            <text:p>98515158</text:p>
          </table:table-cell>
          <table:table-cell office:value-type="float" office:value="490117835">
            <text:p>490117835</text:p>
          </table:table-cell>
          <table:table-cell office:value-type="float" office:value="864903293">
            <text:p>864903293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61374865">
            <text:p>861374865</text:p>
          </table:table-cell>
          <table:table-cell office:value-type="float" office:value="385514468">
            <text:p>385514468</text:p>
          </table:table-cell>
          <table:table-cell office:value-type="float" office:value="929046121">
            <text:p>929046121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09701941">
            <text:p>909701941</text:p>
          </table:table-cell>
          <table:table-cell office:value-type="float" office:value="294182651">
            <text:p>294182651</text:p>
          </table:table-cell>
          <table:table-cell office:value-type="float" office:value="870241428">
            <text:p>870241428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63661168">
            <text:p>663661168</text:p>
          </table:table-cell>
          <table:table-cell office:value-type="float" office:value="900485525">
            <text:p>900485525</text:p>
          </table:table-cell>
          <table:table-cell office:value-type="float" office:value="306921597">
            <text:p>306921597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72416187">
            <text:p>672416187</text:p>
          </table:table-cell>
          <table:table-cell office:value-type="float" office:value="368274501">
            <text:p>368274501</text:p>
          </table:table-cell>
          <table:table-cell office:value-type="float" office:value="268128122">
            <text:p>268128122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87366398">
            <text:p>887366398</text:p>
          </table:table-cell>
          <table:table-cell office:value-type="float" office:value="753217280">
            <text:p>753217280</text:p>
          </table:table-cell>
          <table:table-cell office:value-type="float" office:value="277400642">
            <text:p>277400642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78762013">
            <text:p>678762013</text:p>
          </table:table-cell>
          <table:table-cell office:value-type="float" office:value="400304682">
            <text:p>400304682</text:p>
          </table:table-cell>
          <table:table-cell office:value-type="float" office:value="246519145">
            <text:p>246519145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18464909">
            <text:p>718464909</text:p>
          </table:table-cell>
          <table:table-cell office:value-type="float" office:value="317222994">
            <text:p>317222994</text:p>
          </table:table-cell>
          <table:table-cell office:value-type="float" office:value="794208313">
            <text:p>794208313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70776955">
            <text:p>770776955</text:p>
          </table:table-cell>
          <table:table-cell office:value-type="float" office:value="917891268">
            <text:p>917891268</text:p>
          </table:table-cell>
          <table:table-cell office:value-type="float" office:value="311588641">
            <text:p>311588641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7512872">
            <text:p>37512872</text:p>
          </table:table-cell>
          <table:table-cell office:value-type="float" office:value="471675533">
            <text:p>471675533</text:p>
          </table:table-cell>
          <table:table-cell office:value-type="float" office:value="325829284">
            <text:p>325829284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7232799">
            <text:p>117232799</text:p>
          </table:table-cell>
          <table:table-cell office:value-type="float" office:value="941244246">
            <text:p>941244246</text:p>
          </table:table-cell>
          <table:table-cell office:value-type="float" office:value="353778253">
            <text:p>353778253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7960174">
            <text:p>117960174</text:p>
          </table:table-cell>
          <table:table-cell office:value-type="float" office:value="131671004">
            <text:p>131671004</text:p>
          </table:table-cell>
          <table:table-cell office:value-type="float" office:value="995172015">
            <text:p>995172015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8019908">
            <text:p>118019908</text:p>
          </table:table-cell>
          <table:table-cell office:value-type="float" office:value="966234511">
            <text:p>966234511</text:p>
          </table:table-cell>
          <table:table-cell office:value-type="float" office:value="315943814">
            <text:p>315943814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40201776">
            <text:p>840201776</text:p>
          </table:table-cell>
          <table:table-cell office:value-type="float" office:value="91381410">
            <text:p>91381410</text:p>
          </table:table-cell>
          <table:table-cell office:value-type="float" office:value="377450326">
            <text:p>377450326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90440819">
            <text:p>790440819</text:p>
          </table:table-cell>
          <table:table-cell office:value-type="float" office:value="964628923">
            <text:p>964628923</text:p>
          </table:table-cell>
          <table:table-cell office:value-type="float" office:value="86282079">
            <text:p>86282079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91567860">
            <text:p>191567860</text:p>
          </table:table-cell>
          <table:table-cell office:value-type="float" office:value="970069471">
            <text:p>970069471</text:p>
          </table:table-cell>
          <table:table-cell office:value-type="float" office:value="200268233">
            <text:p>200268233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00438275">
            <text:p>900438275</text:p>
          </table:table-cell>
          <table:table-cell office:value-type="float" office:value="228014166">
            <text:p>228014166</text:p>
          </table:table-cell>
          <table:table-cell office:value-type="float" office:value="698586415">
            <text:p>698586415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74193982">
            <text:p>874193982</text:p>
          </table:table-cell>
          <table:table-cell office:value-type="float" office:value="928288859">
            <text:p>928288859</text:p>
          </table:table-cell>
          <table:table-cell office:value-type="float" office:value="201258624">
            <text:p>201258624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84901018">
            <text:p>684901018</text:p>
          </table:table-cell>
          <table:table-cell office:value-type="float" office:value="363675636">
            <text:p>363675636</text:p>
          </table:table-cell>
          <table:table-cell office:value-type="float" office:value="663714903">
            <text:p>663714903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08495230">
            <text:p>908495230</text:p>
          </table:table-cell>
          <table:table-cell office:value-type="float" office:value="798317844">
            <text:p>798317844</text:p>
          </table:table-cell>
          <table:table-cell office:value-type="float" office:value="352128754">
            <text:p>352128754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37228638">
            <text:p>637228638</text:p>
          </table:table-cell>
          <table:table-cell office:value-type="float" office:value="199365677">
            <text:p>199365677</text:p>
          </table:table-cell>
          <table:table-cell office:value-type="float" office:value="677504117">
            <text:p>677504117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41163068">
            <text:p>941163068</text:p>
          </table:table-cell>
          <table:table-cell office:value-type="float" office:value="316158627">
            <text:p>316158627</text:p>
          </table:table-cell>
          <table:table-cell office:value-type="float" office:value="678309746">
            <text:p>678309746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68535052">
            <text:p>668535052</text:p>
          </table:table-cell>
          <table:table-cell office:value-type="float" office:value="391559208">
            <text:p>391559208</text:p>
          </table:table-cell>
          <table:table-cell office:value-type="float" office:value="823172467">
            <text:p>823172467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4379535">
            <text:p>34379535</text:p>
          </table:table-cell>
          <table:table-cell office:value-type="float" office:value="426108685">
            <text:p>426108685</text:p>
          </table:table-cell>
          <table:table-cell office:value-type="float" office:value="675852901">
            <text:p>675852901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95612619">
            <text:p>895612619</text:p>
          </table:table-cell>
          <table:table-cell office:value-type="float" office:value="956778649">
            <text:p>956778649</text:p>
          </table:table-cell>
          <table:table-cell office:value-type="float" office:value="127937127">
            <text:p>127937127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5922483">
            <text:p>165922483</text:p>
          </table:table-cell>
          <table:table-cell office:value-type="float" office:value="691923050">
            <text:p>691923050</text:p>
          </table:table-cell>
          <table:table-cell office:value-type="float" office:value="125719057">
            <text:p>125719057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48344161">
            <text:p>948344161</text:p>
          </table:table-cell>
          <table:table-cell office:value-type="float" office:value="942438334">
            <text:p>942438334</text:p>
          </table:table-cell>
          <table:table-cell office:value-type="float" office:value="670776278">
            <text:p>670776278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2754407">
            <text:p>72754407</text:p>
          </table:table-cell>
          <table:table-cell office:value-type="float" office:value="240706543">
            <text:p>240706543</text:p>
          </table:table-cell>
          <table:table-cell office:value-type="float" office:value="769204505">
            <text:p>769204505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88092583">
            <text:p>688092583</text:p>
          </table:table-cell>
          <table:table-cell office:value-type="float" office:value="734260561">
            <text:p>734260561</text:p>
          </table:table-cell>
          <table:table-cell office:value-type="float" office:value="157490904">
            <text:p>157490904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32983005">
            <text:p>832983005</text:p>
          </table:table-cell>
          <table:table-cell office:value-type="float" office:value="402402703">
            <text:p>402402703</text:p>
          </table:table-cell>
          <table:table-cell office:value-type="float" office:value="735326605">
            <text:p>735326605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4960321">
            <text:p>14960321</text:p>
          </table:table-cell>
          <table:table-cell office:value-type="float" office:value="326583396">
            <text:p>326583396</text:p>
          </table:table-cell>
          <table:table-cell office:value-type="float" office:value="358670456">
            <text:p>358670456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53598990">
            <text:p>653598990</text:p>
          </table:table-cell>
          <table:table-cell office:value-type="float" office:value="161667567">
            <text:p>161667567</text:p>
          </table:table-cell>
          <table:table-cell office:value-type="float" office:value="298442539">
            <text:p>298442539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87116370">
            <text:p>687116370</text:p>
          </table:table-cell>
          <table:table-cell office:value-type="float" office:value="26974024">
            <text:p>26974024</text:p>
          </table:table-cell>
          <table:table-cell office:value-type="float" office:value="342486828">
            <text:p>342486828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21812989">
            <text:p>621812989</text:p>
          </table:table-cell>
          <table:table-cell office:value-type="float" office:value="224153178">
            <text:p>224153178</text:p>
          </table:table-cell>
          <table:table-cell office:value-type="float" office:value="278502443">
            <text:p>278502443</text:p>
          </table:table-cell>
          <table:table-cell table:number-columns-repeated="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39895525">
            <text:p>139895525</text:p>
          </table:table-cell>
          <table:table-cell office:value-type="float" office:value="270286393">
            <text:p>270286393</text:p>
          </table:table-cell>
          <table:table-cell office:value-type="float" office:value="328364062">
            <text:p>328364062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77632403">
            <text:p>277632403</text:p>
          </table:table-cell>
          <table:table-cell office:value-type="float" office:value="945079723">
            <text:p>945079723</text:p>
          </table:table-cell>
          <table:table-cell office:value-type="float" office:value="4857393">
            <text:p>4857393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30134705">
            <text:p>330134705</text:p>
          </table:table-cell>
          <table:table-cell office:value-type="float" office:value="475444775">
            <text:p>475444775</text:p>
          </table:table-cell>
          <table:table-cell office:value-type="float" office:value="888575853">
            <text:p>888575853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422371">
            <text:p>32422371</text:p>
          </table:table-cell>
          <table:table-cell office:value-type="float" office:value="340310876">
            <text:p>340310876</text:p>
          </table:table-cell>
          <table:table-cell office:value-type="float" office:value="731530463">
            <text:p>731530463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65641253">
            <text:p>665641253</text:p>
          </table:table-cell>
          <table:table-cell office:value-type="float" office:value="130515284">
            <text:p>130515284</text:p>
          </table:table-cell>
          <table:table-cell office:value-type="float" office:value="412739967">
            <text:p>412739967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83710198">
            <text:p>883710198</text:p>
          </table:table-cell>
          <table:table-cell office:value-type="float" office:value="741417217">
            <text:p>741417217</text:p>
          </table:table-cell>
          <table:table-cell office:value-type="float" office:value="356006648">
            <text:p>356006648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18654250">
            <text:p>218654250</text:p>
          </table:table-cell>
          <table:table-cell office:value-type="float" office:value="151418968">
            <text:p>151418968</text:p>
          </table:table-cell>
          <table:table-cell office:value-type="float" office:value="95682518">
            <text:p>95682518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20617830">
            <text:p>620617830</text:p>
          </table:table-cell>
          <table:table-cell office:value-type="float" office:value="406844768">
            <text:p>406844768</text:p>
          </table:table-cell>
          <table:table-cell office:value-type="float" office:value="663198821">
            <text:p>663198821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03358812">
            <text:p>703358812</text:p>
          </table:table-cell>
          <table:table-cell office:value-type="float" office:value="865767959">
            <text:p>865767959</text:p>
          </table:table-cell>
          <table:table-cell office:value-type="float" office:value="138778777">
            <text:p>138778777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87494050">
            <text:p>787494050</text:p>
          </table:table-cell>
          <table:table-cell office:value-type="float" office:value="990659015">
            <text:p>990659015</text:p>
          </table:table-cell>
          <table:table-cell office:value-type="float" office:value="249732663">
            <text:p>249732663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75663071">
            <text:p>675663071</text:p>
          </table:table-cell>
          <table:table-cell office:value-type="float" office:value="916661209">
            <text:p>916661209</text:p>
          </table:table-cell>
          <table:table-cell office:value-type="float" office:value="106068414">
            <text:p>106068414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2441803">
            <text:p>182441803</text:p>
          </table:table-cell>
          <table:table-cell office:value-type="float" office:value="823370690">
            <text:p>823370690</text:p>
          </table:table-cell>
          <table:table-cell office:value-type="float" office:value="394078310">
            <text:p>394078310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2675807">
            <text:p>922675807</text:p>
          </table:table-cell>
          <table:table-cell office:value-type="float" office:value="393319644">
            <text:p>393319644</text:p>
          </table:table-cell>
          <table:table-cell office:value-type="float" office:value="171531082">
            <text:p>171531082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12059571">
            <text:p>812059571</text:p>
          </table:table-cell>
          <table:table-cell office:value-type="float" office:value="389600403">
            <text:p>389600403</text:p>
          </table:table-cell>
          <table:table-cell office:value-type="float" office:value="826513927">
            <text:p>826513927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891450">
            <text:p>16891450</text:p>
          </table:table-cell>
          <table:table-cell office:value-type="float" office:value="502938464">
            <text:p>502938464</text:p>
          </table:table-cell>
          <table:table-cell office:value-type="float" office:value="141843667">
            <text:p>141843667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82948589">
            <text:p>782948589</text:p>
          </table:table-cell>
          <table:table-cell office:value-type="float" office:value="500781403">
            <text:p>500781403</text:p>
          </table:table-cell>
          <table:table-cell office:value-type="float" office:value="437887392">
            <text:p>437887392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5604441">
            <text:p>185604441</text:p>
          </table:table-cell>
          <table:table-cell office:value-type="float" office:value="507594792">
            <text:p>507594792</text:p>
          </table:table-cell>
          <table:table-cell office:value-type="float" office:value="768553059">
            <text:p>768553059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32292176">
            <text:p>232292176</text:p>
          </table:table-cell>
          <table:table-cell office:value-type="float" office:value="961873875">
            <text:p>961873875</text:p>
          </table:table-cell>
          <table:table-cell office:value-type="float" office:value="715749648">
            <text:p>715749648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44580453">
            <text:p>644580453</text:p>
          </table:table-cell>
          <table:table-cell office:value-type="float" office:value="958307258">
            <text:p>958307258</text:p>
          </table:table-cell>
          <table:table-cell office:value-type="float" office:value="895475096">
            <text:p>895475096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30629007">
            <text:p>930629007</text:p>
          </table:table-cell>
          <table:table-cell office:value-type="float" office:value="988748671">
            <text:p>988748671</text:p>
          </table:table-cell>
          <table:table-cell office:value-type="float" office:value="808699287">
            <text:p>808699287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3245220">
            <text:p>203245220</text:p>
          </table:table-cell>
          <table:table-cell office:value-type="float" office:value="204881875">
            <text:p>204881875</text:p>
          </table:table-cell>
          <table:table-cell office:value-type="float" office:value="407182873">
            <text:p>407182873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59405634">
            <text:p>259405634</text:p>
          </table:table-cell>
          <table:table-cell office:value-type="float" office:value="441269629">
            <text:p>441269629</text:p>
          </table:table-cell>
          <table:table-cell office:value-type="float" office:value="444110765">
            <text:p>444110765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17080659">
            <text:p>617080659</text:p>
          </table:table-cell>
          <table:table-cell office:value-type="float" office:value="86798619">
            <text:p>86798619</text:p>
          </table:table-cell>
          <table:table-cell office:value-type="float" office:value="729970765">
            <text:p>729970765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9980185">
            <text:p>99980185</text:p>
          </table:table-cell>
          <table:table-cell office:value-type="float" office:value="856973321">
            <text:p>856973321</text:p>
          </table:table-cell>
          <table:table-cell office:value-type="float" office:value="152717520">
            <text:p>152717520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47198403">
            <text:p>847198403</text:p>
          </table:table-cell>
          <table:table-cell office:value-type="float" office:value="439064789">
            <text:p>439064789</text:p>
          </table:table-cell>
          <table:table-cell office:value-type="float" office:value="366032482">
            <text:p>366032482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44836517">
            <text:p>44836517</text:p>
          </table:table-cell>
          <table:table-cell office:value-type="float" office:value="846635743">
            <text:p>846635743</text:p>
          </table:table-cell>
          <table:table-cell office:value-type="float" office:value="704515798">
            <text:p>704515798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75862812">
            <text:p>975862812</text:p>
          </table:table-cell>
          <table:table-cell office:value-type="float" office:value="59177745">
            <text:p>59177745</text:p>
          </table:table-cell>
          <table:table-cell office:value-type="float" office:value="302672966">
            <text:p>302672966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94973844">
            <text:p>694973844</text:p>
          </table:table-cell>
          <table:table-cell office:value-type="float" office:value="415904336">
            <text:p>415904336</text:p>
          </table:table-cell>
          <table:table-cell office:value-type="float" office:value="164655620">
            <text:p>164655620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07525622">
            <text:p>607525622</text:p>
          </table:table-cell>
          <table:table-cell office:value-type="float" office:value="458111879">
            <text:p>458111879</text:p>
          </table:table-cell>
          <table:table-cell office:value-type="float" office:value="90633716">
            <text:p>90633716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7831728">
            <text:p>187831728</text:p>
          </table:table-cell>
          <table:table-cell office:value-type="float" office:value="205752934">
            <text:p>205752934</text:p>
          </table:table-cell>
          <table:table-cell office:value-type="float" office:value="936221074">
            <text:p>936221074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41640179">
            <text:p>241640179</text:p>
          </table:table-cell>
          <table:table-cell office:value-type="float" office:value="890705711">
            <text:p>890705711</text:p>
          </table:table-cell>
          <table:table-cell office:value-type="float" office:value="333633306">
            <text:p>333633306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9666472">
            <text:p>179666472</text:p>
          </table:table-cell>
          <table:table-cell office:value-type="float" office:value="498344139">
            <text:p>498344139</text:p>
          </table:table-cell>
          <table:table-cell office:value-type="float" office:value="107456545">
            <text:p>107456545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52145026">
            <text:p>752145026</text:p>
          </table:table-cell>
          <table:table-cell office:value-type="float" office:value="126024119">
            <text:p>126024119</text:p>
          </table:table-cell>
          <table:table-cell office:value-type="float" office:value="854387838">
            <text:p>854387838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70475249">
            <text:p>670475249</text:p>
          </table:table-cell>
          <table:table-cell office:value-type="float" office:value="469673128">
            <text:p>469673128</text:p>
          </table:table-cell>
          <table:table-cell office:value-type="float" office:value="237558261">
            <text:p>237558261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59035349">
            <text:p>959035349</text:p>
          </table:table-cell>
          <table:table-cell office:value-type="float" office:value="504866952">
            <text:p>504866952</text:p>
          </table:table-cell>
          <table:table-cell office:value-type="float" office:value="395346781">
            <text:p>395346781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52843855">
            <text:p>952843855</text:p>
          </table:table-cell>
          <table:table-cell office:value-type="float" office:value="896316962">
            <text:p>896316962</text:p>
          </table:table-cell>
          <table:table-cell office:value-type="float" office:value="876903948">
            <text:p>876903948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4544878">
            <text:p>184544878</text:p>
          </table:table-cell>
          <table:table-cell office:value-type="float" office:value="932511553">
            <text:p>932511553</text:p>
          </table:table-cell>
          <table:table-cell office:value-type="float" office:value="360883846">
            <text:p>360883846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38164640">
            <text:p>738164640</text:p>
          </table:table-cell>
          <table:table-cell office:value-type="float" office:value="415713685">
            <text:p>415713685</text:p>
          </table:table-cell>
          <table:table-cell office:value-type="float" office:value="392543890">
            <text:p>392543890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34800902">
            <text:p>834800902</text:p>
          </table:table-cell>
          <table:table-cell office:value-type="float" office:value="156958432">
            <text:p>156958432</text:p>
          </table:table-cell>
          <table:table-cell office:value-type="float" office:value="323686766">
            <text:p>323686766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23907773">
            <text:p>223907773</text:p>
          </table:table-cell>
          <table:table-cell office:value-type="float" office:value="5485894">
            <text:p>5485894</text:p>
          </table:table-cell>
          <table:table-cell office:value-type="float" office:value="743887322">
            <text:p>743887322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667343">
            <text:p>20667343</text:p>
          </table:table-cell>
          <table:table-cell office:value-type="float" office:value="363095633">
            <text:p>363095633</text:p>
          </table:table-cell>
          <table:table-cell office:value-type="float" office:value="720842215">
            <text:p>720842215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41285697">
            <text:p>841285697</text:p>
          </table:table-cell>
          <table:table-cell office:value-type="float" office:value="222560310">
            <text:p>222560310</text:p>
          </table:table-cell>
          <table:table-cell office:value-type="float" office:value="372882957">
            <text:p>372882957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85536248">
            <text:p>985536248</text:p>
          </table:table-cell>
          <table:table-cell office:value-type="float" office:value="470147408">
            <text:p>470147408</text:p>
          </table:table-cell>
          <table:table-cell office:value-type="float" office:value="862709412">
            <text:p>862709412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8307145">
            <text:p>208307145</text:p>
          </table:table-cell>
          <table:table-cell office:value-type="float" office:value="470065470">
            <text:p>470065470</text:p>
          </table:table-cell>
          <table:table-cell office:value-type="float" office:value="114678860">
            <text:p>114678860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3359431">
            <text:p>203359431</text:p>
          </table:table-cell>
          <table:table-cell office:value-type="float" office:value="610368186">
            <text:p>610368186</text:p>
          </table:table-cell>
          <table:table-cell office:value-type="float" office:value="197519153">
            <text:p>197519153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90045384">
            <text:p>290045384</text:p>
          </table:table-cell>
          <table:table-cell office:value-type="float" office:value="964471876">
            <text:p>964471876</text:p>
          </table:table-cell>
          <table:table-cell office:value-type="float" office:value="769280146">
            <text:p>769280146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9748042">
            <text:p>19748042</text:p>
          </table:table-cell>
          <table:table-cell office:value-type="float" office:value="818737435">
            <text:p>818737435</text:p>
          </table:table-cell>
          <table:table-cell office:value-type="float" office:value="960516671">
            <text:p>960516671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23880074">
            <text:p>623880074</text:p>
          </table:table-cell>
          <table:table-cell office:value-type="float" office:value="194005569">
            <text:p>194005569</text:p>
          </table:table-cell>
          <table:table-cell office:value-type="float" office:value="131905440">
            <text:p>131905440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3835364">
            <text:p>173835364</text:p>
          </table:table-cell>
          <table:table-cell office:value-type="float" office:value="837492279">
            <text:p>837492279</text:p>
          </table:table-cell>
          <table:table-cell office:value-type="float" office:value="839878157">
            <text:p>839878157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24290896">
            <text:p>724290896</text:p>
          </table:table-cell>
          <table:table-cell office:value-type="float" office:value="229044707">
            <text:p>229044707</text:p>
          </table:table-cell>
          <table:table-cell office:value-type="float" office:value="831691694">
            <text:p>831691694</text:p>
          </table:table-cell>
          <table:table-cell table:number-columns-repeated="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4737942">
            <text:p>164737942</text:p>
          </table:table-cell>
          <table:table-cell office:value-type="float" office:value="464961350">
            <text:p>464961350</text:p>
          </table:table-cell>
          <table:table-cell office:value-type="float" office:value="354177280">
            <text:p>354177280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81836717">
            <text:p>281836717</text:p>
          </table:table-cell>
          <table:table-cell office:value-type="float" office:value="448589070">
            <text:p>448589070</text:p>
          </table:table-cell>
          <table:table-cell office:value-type="float" office:value="931331822">
            <text:p>931331822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44000220">
            <text:p>644000220</text:p>
          </table:table-cell>
          <table:table-cell office:value-type="float" office:value="263313137">
            <text:p>263313137</text:p>
          </table:table-cell>
          <table:table-cell office:value-type="float" office:value="234875906">
            <text:p>234875906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99260781">
            <text:p>199260781</text:p>
          </table:table-cell>
          <table:table-cell office:value-type="float" office:value="794096271">
            <text:p>794096271</text:p>
          </table:table-cell>
          <table:table-cell office:value-type="float" office:value="416940871">
            <text:p>416940871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0113456">
            <text:p>320113456</text:p>
          </table:table-cell>
          <table:table-cell office:value-type="float" office:value="618471187">
            <text:p>618471187</text:p>
          </table:table-cell>
          <table:table-cell office:value-type="float" office:value="434576199">
            <text:p>434576199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48345478">
            <text:p>648345478</text:p>
          </table:table-cell>
          <table:table-cell office:value-type="float" office:value="994437422">
            <text:p>994437422</text:p>
          </table:table-cell>
          <table:table-cell office:value-type="float" office:value="84768139">
            <text:p>84768139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05637023">
            <text:p>905637023</text:p>
          </table:table-cell>
          <table:table-cell office:value-type="float" office:value="502102346">
            <text:p>502102346</text:p>
          </table:table-cell>
          <table:table-cell office:value-type="float" office:value="997357922">
            <text:p>997357922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692016">
            <text:p>32692016</text:p>
          </table:table-cell>
          <table:table-cell office:value-type="float" office:value="723684639">
            <text:p>723684639</text:p>
          </table:table-cell>
          <table:table-cell office:value-type="float" office:value="214471922">
            <text:p>214471922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8854198">
            <text:p>268854198</text:p>
          </table:table-cell>
          <table:table-cell office:value-type="float" office:value="281008088">
            <text:p>281008088</text:p>
          </table:table-cell>
          <table:table-cell office:value-type="float" office:value="818486661">
            <text:p>818486661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9093320">
            <text:p>19093320</text:p>
          </table:table-cell>
          <table:table-cell office:value-type="float" office:value="160331519">
            <text:p>160331519</text:p>
          </table:table-cell>
          <table:table-cell office:value-type="float" office:value="195235738">
            <text:p>195235738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25197105">
            <text:p>225197105</text:p>
          </table:table-cell>
          <table:table-cell office:value-type="float" office:value="491377927">
            <text:p>491377927</text:p>
          </table:table-cell>
          <table:table-cell office:value-type="float" office:value="799613379">
            <text:p>799613379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43385813">
            <text:p>843385813</text:p>
          </table:table-cell>
          <table:table-cell office:value-type="float" office:value="512259431">
            <text:p>512259431</text:p>
          </table:table-cell>
          <table:table-cell office:value-type="float" office:value="391945322">
            <text:p>391945322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86657481">
            <text:p>786657481</text:p>
          </table:table-cell>
          <table:table-cell office:value-type="float" office:value="113342872">
            <text:p>113342872</text:p>
          </table:table-cell>
          <table:table-cell office:value-type="float" office:value="905524015">
            <text:p>905524015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74236827">
            <text:p>774236827</text:p>
          </table:table-cell>
          <table:table-cell office:value-type="float" office:value="763101354">
            <text:p>763101354</text:p>
          </table:table-cell>
          <table:table-cell office:value-type="float" office:value="347399475">
            <text:p>347399475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32593046">
            <text:p>732593046</text:p>
          </table:table-cell>
          <table:table-cell office:value-type="float" office:value="335353364">
            <text:p>335353364</text:p>
          </table:table-cell>
          <table:table-cell office:value-type="float" office:value="902939343">
            <text:p>902939343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47854486">
            <text:p>247854486</text:p>
          </table:table-cell>
          <table:table-cell office:value-type="float" office:value="170574202">
            <text:p>170574202</text:p>
          </table:table-cell>
          <table:table-cell office:value-type="float" office:value="752437149">
            <text:p>752437149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14506058">
            <text:p>314506058</text:p>
          </table:table-cell>
          <table:table-cell office:value-type="float" office:value="784465893">
            <text:p>784465893</text:p>
          </table:table-cell>
          <table:table-cell office:value-type="float" office:value="180824597">
            <text:p>180824597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39870682">
            <text:p>639870682</text:p>
          </table:table-cell>
          <table:table-cell office:value-type="float" office:value="535546851">
            <text:p>535546851</text:p>
          </table:table-cell>
          <table:table-cell office:value-type="float" office:value="860669490">
            <text:p>860669490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92976822">
            <text:p>892976822</text:p>
          </table:table-cell>
          <table:table-cell office:value-type="float" office:value="536553727">
            <text:p>536553727</text:p>
          </table:table-cell>
          <table:table-cell office:value-type="float" office:value="164043911">
            <text:p>164043911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8358391">
            <text:p>88358391</text:p>
          </table:table-cell>
          <table:table-cell office:value-type="float" office:value="137294122">
            <text:p>137294122</text:p>
          </table:table-cell>
          <table:table-cell office:value-type="float" office:value="269099954">
            <text:p>269099954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86614703">
            <text:p>286614703</text:p>
          </table:table-cell>
          <table:table-cell office:value-type="float" office:value="472569904">
            <text:p>472569904</text:p>
          </table:table-cell>
          <table:table-cell office:value-type="float" office:value="191723682">
            <text:p>191723682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88842437">
            <text:p>888842437</text:p>
          </table:table-cell>
          <table:table-cell office:value-type="float" office:value="525820034">
            <text:p>525820034</text:p>
          </table:table-cell>
          <table:table-cell office:value-type="float" office:value="203447531">
            <text:p>203447531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0793083">
            <text:p>170793083</text:p>
          </table:table-cell>
          <table:table-cell office:value-type="float" office:value="437119505">
            <text:p>437119505</text:p>
          </table:table-cell>
          <table:table-cell office:value-type="float" office:value="11382217">
            <text:p>11382217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3922871">
            <text:p>63922871</text:p>
          </table:table-cell>
          <table:table-cell office:value-type="float" office:value="486937170">
            <text:p>486937170</text:p>
          </table:table-cell>
          <table:table-cell office:value-type="float" office:value="802866275">
            <text:p>802866275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51371158">
            <text:p>751371158</text:p>
          </table:table-cell>
          <table:table-cell office:value-type="float" office:value="520447648">
            <text:p>520447648</text:p>
          </table:table-cell>
          <table:table-cell office:value-type="float" office:value="762196888">
            <text:p>762196888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24552601">
            <text:p>224552601</text:p>
          </table:table-cell>
          <table:table-cell office:value-type="float" office:value="817605191">
            <text:p>817605191</text:p>
          </table:table-cell>
          <table:table-cell office:value-type="float" office:value="131444748">
            <text:p>131444748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055167">
            <text:p>17055167</text:p>
          </table:table-cell>
          <table:table-cell office:value-type="float" office:value="149321960">
            <text:p>149321960</text:p>
          </table:table-cell>
          <table:table-cell office:value-type="float" office:value="158890000">
            <text:p>158890000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70241526">
            <text:p>770241526</text:p>
          </table:table-cell>
          <table:table-cell office:value-type="float" office:value="536482653">
            <text:p>536482653</text:p>
          </table:table-cell>
          <table:table-cell office:value-type="float" office:value="858292839">
            <text:p>858292839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88905413">
            <text:p>688905413</text:p>
          </table:table-cell>
          <table:table-cell office:value-type="float" office:value="421480825">
            <text:p>421480825</text:p>
          </table:table-cell>
          <table:table-cell office:value-type="float" office:value="391708299">
            <text:p>391708299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19590349">
            <text:p>319590349</text:p>
          </table:table-cell>
          <table:table-cell office:value-type="float" office:value="487880182">
            <text:p>487880182</text:p>
          </table:table-cell>
          <table:table-cell office:value-type="float" office:value="980531679">
            <text:p>980531679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5800742">
            <text:p>105800742</text:p>
          </table:table-cell>
          <table:table-cell office:value-type="float" office:value="89575688">
            <text:p>89575688</text:p>
          </table:table-cell>
          <table:table-cell office:value-type="float" office:value="743164262">
            <text:p>743164262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15789709">
            <text:p>315789709</text:p>
          </table:table-cell>
          <table:table-cell office:value-type="float" office:value="939365870">
            <text:p>939365870</text:p>
          </table:table-cell>
          <table:table-cell office:value-type="float" office:value="501228583">
            <text:p>501228583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42568931">
            <text:p>42568931</text:p>
          </table:table-cell>
          <table:table-cell office:value-type="float" office:value="472306124">
            <text:p>472306124</text:p>
          </table:table-cell>
          <table:table-cell office:value-type="float" office:value="801613761">
            <text:p>801613761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2933793">
            <text:p>172933793</text:p>
          </table:table-cell>
          <table:table-cell office:value-type="float" office:value="489512634">
            <text:p>489512634</text:p>
          </table:table-cell>
          <table:table-cell office:value-type="float" office:value="763892906">
            <text:p>763892906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30020071">
            <text:p>930020071</text:p>
          </table:table-cell>
          <table:table-cell office:value-type="float" office:value="480633053">
            <text:p>480633053</text:p>
          </table:table-cell>
          <table:table-cell office:value-type="float" office:value="109052984">
            <text:p>109052984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32874678">
            <text:p>132874678</text:p>
          </table:table-cell>
          <table:table-cell office:value-type="float" office:value="802682715">
            <text:p>802682715</text:p>
          </table:table-cell>
          <table:table-cell office:value-type="float" office:value="776328236">
            <text:p>776328236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58312282">
            <text:p>158312282</text:p>
          </table:table-cell>
          <table:table-cell office:value-type="float" office:value="382307612">
            <text:p>382307612</text:p>
          </table:table-cell>
          <table:table-cell office:value-type="float" office:value="181475594">
            <text:p>181475594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62608207">
            <text:p>662608207</text:p>
          </table:table-cell>
          <table:table-cell office:value-type="float" office:value="359758756">
            <text:p>359758756</text:p>
          </table:table-cell>
          <table:table-cell office:value-type="float" office:value="775184451">
            <text:p>775184451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0342735">
            <text:p>90342735</text:p>
          </table:table-cell>
          <table:table-cell office:value-type="float" office:value="441792968">
            <text:p>441792968</text:p>
          </table:table-cell>
          <table:table-cell office:value-type="float" office:value="805886906">
            <text:p>805886906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35132653">
            <text:p>335132653</text:p>
          </table:table-cell>
          <table:table-cell office:value-type="float" office:value="792216963">
            <text:p>792216963</text:p>
          </table:table-cell>
          <table:table-cell office:value-type="float" office:value="272783900">
            <text:p>272783900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433250284">
            <text:p>433250284</text:p>
          </table:table-cell>
          <table:table-cell office:value-type="float" office:value="749810916">
            <text:p>749810916</text:p>
          </table:table-cell>
          <table:table-cell office:value-type="float" office:value="916249880">
            <text:p>916249880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85346563">
            <text:p>885346563</text:p>
          </table:table-cell>
          <table:table-cell office:value-type="float" office:value="502340873">
            <text:p>502340873</text:p>
          </table:table-cell>
          <table:table-cell office:value-type="float" office:value="964679126">
            <text:p>964679126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5280230">
            <text:p>325280230</text:p>
          </table:table-cell>
          <table:table-cell office:value-type="float" office:value="450514091">
            <text:p>450514091</text:p>
          </table:table-cell>
          <table:table-cell office:value-type="float" office:value="843629984">
            <text:p>843629984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72424012">
            <text:p>972424012</text:p>
          </table:table-cell>
          <table:table-cell office:value-type="float" office:value="118960092">
            <text:p>118960092</text:p>
          </table:table-cell>
          <table:table-cell office:value-type="float" office:value="773878676">
            <text:p>773878676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52194196">
            <text:p>252194196</text:p>
          </table:table-cell>
          <table:table-cell office:value-type="float" office:value="495402022">
            <text:p>495402022</text:p>
          </table:table-cell>
          <table:table-cell office:value-type="float" office:value="755764577">
            <text:p>755764577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45826854">
            <text:p>345826854</text:p>
          </table:table-cell>
          <table:table-cell office:value-type="float" office:value="893483624">
            <text:p>893483624</text:p>
          </table:table-cell>
          <table:table-cell office:value-type="float" office:value="144218899">
            <text:p>144218899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62483433">
            <text:p>162483433</text:p>
          </table:table-cell>
          <table:table-cell office:value-type="float" office:value="120925475">
            <text:p>120925475</text:p>
          </table:table-cell>
          <table:table-cell office:value-type="float" office:value="983242174">
            <text:p>983242174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69749994">
            <text:p>869749994</text:p>
          </table:table-cell>
          <table:table-cell office:value-type="float" office:value="490940414">
            <text:p>490940414</text:p>
          </table:table-cell>
          <table:table-cell office:value-type="float" office:value="736157406">
            <text:p>736157406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1816927">
            <text:p>261816927</text:p>
          </table:table-cell>
          <table:table-cell office:value-type="float" office:value="20223652">
            <text:p>20223652</text:p>
          </table:table-cell>
          <table:table-cell office:value-type="float" office:value="844431938">
            <text:p>844431938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31804910">
            <text:p>331804910</text:p>
          </table:table-cell>
          <table:table-cell office:value-type="float" office:value="934448577">
            <text:p>934448577</text:p>
          </table:table-cell>
          <table:table-cell office:value-type="float" office:value="812776140">
            <text:p>812776140</text:p>
          </table:table-cell>
          <table:table-cell table:number-columns-repeated="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46761542">
            <text:p>246761542</text:p>
          </table:table-cell>
          <table:table-cell office:value-type="float" office:value="789519995">
            <text:p>789519995</text:p>
          </table:table-cell>
          <table:table-cell office:value-type="float" office:value="738399710">
            <text:p>738399710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69508010">
            <text:p>69508010</text:p>
          </table:table-cell>
          <table:table-cell office:value-type="float" office:value="824441212">
            <text:p>824441212</text:p>
          </table:table-cell>
          <table:table-cell office:value-type="float" office:value="533172543">
            <text:p>533172543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0212120">
            <text:p>100212120</text:p>
          </table:table-cell>
          <table:table-cell office:value-type="float" office:value="135001810">
            <text:p>135001810</text:p>
          </table:table-cell>
          <table:table-cell office:value-type="float" office:value="982040705">
            <text:p>982040705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16445267">
            <text:p>116445267</text:p>
          </table:table-cell>
          <table:table-cell office:value-type="float" office:value="434302071">
            <text:p>434302071</text:p>
          </table:table-cell>
          <table:table-cell office:value-type="float" office:value="770563240">
            <text:p>770563240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74356585">
            <text:p>274356585</text:p>
          </table:table-cell>
          <table:table-cell office:value-type="float" office:value="37590278">
            <text:p>37590278</text:p>
          </table:table-cell>
          <table:table-cell office:value-type="float" office:value="294245346">
            <text:p>294245346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52404409">
            <text:p>352404409</text:p>
          </table:table-cell>
          <table:table-cell office:value-type="float" office:value="958545387">
            <text:p>958545387</text:p>
          </table:table-cell>
          <table:table-cell office:value-type="float" office:value="455028057">
            <text:p>455028057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6110778">
            <text:p>346110778</text:p>
          </table:table-cell>
          <table:table-cell office:value-type="float" office:value="492488506">
            <text:p>492488506</text:p>
          </table:table-cell>
          <table:table-cell office:value-type="float" office:value="871752828">
            <text:p>871752828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6307745">
            <text:p>346307745</text:p>
          </table:table-cell>
          <table:table-cell office:value-type="float" office:value="582961655">
            <text:p>582961655</text:p>
          </table:table-cell>
          <table:table-cell office:value-type="float" office:value="316662823">
            <text:p>316662823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74787948">
            <text:p>974787948</text:p>
          </table:table-cell>
          <table:table-cell office:value-type="float" office:value="619023459">
            <text:p>619023459</text:p>
          </table:table-cell>
          <table:table-cell office:value-type="float" office:value="483921711">
            <text:p>483921711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90135195">
            <text:p>890135195</text:p>
          </table:table-cell>
          <table:table-cell office:value-type="float" office:value="565558320">
            <text:p>565558320</text:p>
          </table:table-cell>
          <table:table-cell office:value-type="float" office:value="324966113">
            <text:p>324966113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82714143">
            <text:p>982714143</text:p>
          </table:table-cell>
          <table:table-cell office:value-type="float" office:value="870158714">
            <text:p>870158714</text:p>
          </table:table-cell>
          <table:table-cell office:value-type="float" office:value="98348853">
            <text:p>98348853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61861243">
            <text:p>261861243</text:p>
          </table:table-cell>
          <table:table-cell office:value-type="float" office:value="573735276">
            <text:p>573735276</text:p>
          </table:table-cell>
          <table:table-cell office:value-type="float" office:value="460886905">
            <text:p>460886905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506300043">
            <text:p>506300043</text:p>
          </table:table-cell>
          <table:table-cell office:value-type="float" office:value="515598963">
            <text:p>515598963</text:p>
          </table:table-cell>
          <table:table-cell office:value-type="float" office:value="811138572">
            <text:p>811138572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13480027">
            <text:p>913480027</text:p>
          </table:table-cell>
          <table:table-cell office:value-type="float" office:value="162194791">
            <text:p>162194791</text:p>
          </table:table-cell>
          <table:table-cell office:value-type="float" office:value="910637607">
            <text:p>910637607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51424665">
            <text:p>951424665</text:p>
          </table:table-cell>
          <table:table-cell office:value-type="float" office:value="801273757">
            <text:p>801273757</text:p>
          </table:table-cell>
          <table:table-cell office:value-type="float" office:value="477966065">
            <text:p>477966065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55972310">
            <text:p>355972310</text:p>
          </table:table-cell>
          <table:table-cell office:value-type="float" office:value="571203504">
            <text:p>571203504</text:p>
          </table:table-cell>
          <table:table-cell office:value-type="float" office:value="507753756">
            <text:p>507753756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66970357">
            <text:p>366970357</text:p>
          </table:table-cell>
          <table:table-cell office:value-type="float" office:value="407197900">
            <text:p>407197900</text:p>
          </table:table-cell>
          <table:table-cell office:value-type="float" office:value="583880200">
            <text:p>583880200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45122474">
            <text:p>245122474</text:p>
          </table:table-cell>
          <table:table-cell office:value-type="float" office:value="681769387">
            <text:p>681769387</text:p>
          </table:table-cell>
          <table:table-cell office:value-type="float" office:value="870966705">
            <text:p>870966705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739215">
            <text:p>79739215</text:p>
          </table:table-cell>
          <table:table-cell office:value-type="float" office:value="258974904">
            <text:p>258974904</text:p>
          </table:table-cell>
          <table:table-cell office:value-type="float" office:value="812560523">
            <text:p>812560523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11165559">
            <text:p>911165559</text:p>
          </table:table-cell>
          <table:table-cell office:value-type="float" office:value="557718475">
            <text:p>557718475</text:p>
          </table:table-cell>
          <table:table-cell office:value-type="float" office:value="933387989">
            <text:p>933387989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13927738">
            <text:p>313927738</text:p>
          </table:table-cell>
          <table:table-cell office:value-type="float" office:value="394995027">
            <text:p>394995027</text:p>
          </table:table-cell>
          <table:table-cell office:value-type="float" office:value="808556022">
            <text:p>808556022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26099157">
            <text:p>226099157</text:p>
          </table:table-cell>
          <table:table-cell office:value-type="float" office:value="886601345">
            <text:p>886601345</text:p>
          </table:table-cell>
          <table:table-cell office:value-type="float" office:value="982751890">
            <text:p>982751890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9106118">
            <text:p>179106118</text:p>
          </table:table-cell>
          <table:table-cell office:value-type="float" office:value="256169998">
            <text:p>256169998</text:p>
          </table:table-cell>
          <table:table-cell office:value-type="float" office:value="465949240">
            <text:p>465949240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4924865">
            <text:p>784924865</text:p>
          </table:table-cell>
          <table:table-cell office:value-type="float" office:value="254961052">
            <text:p>254961052</text:p>
          </table:table-cell>
          <table:table-cell office:value-type="float" office:value="810963966">
            <text:p>810963966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58330638">
            <text:p>858330638</text:p>
          </table:table-cell>
          <table:table-cell office:value-type="float" office:value="668823902">
            <text:p>668823902</text:p>
          </table:table-cell>
          <table:table-cell office:value-type="float" office:value="220079369">
            <text:p>220079369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47134034">
            <text:p>847134034</text:p>
          </table:table-cell>
          <table:table-cell office:value-type="float" office:value="520616241">
            <text:p>520616241</text:p>
          </table:table-cell>
          <table:table-cell office:value-type="float" office:value="535882944">
            <text:p>535882944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60221433">
            <text:p>360221433</text:p>
          </table:table-cell>
          <table:table-cell office:value-type="float" office:value="548367858">
            <text:p>548367858</text:p>
          </table:table-cell>
          <table:table-cell office:value-type="float" office:value="270299833">
            <text:p>270299833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69178255">
            <text:p>869178255</text:p>
          </table:table-cell>
          <table:table-cell office:value-type="float" office:value="513019036">
            <text:p>513019036</text:p>
          </table:table-cell>
          <table:table-cell office:value-type="float" office:value="304625294">
            <text:p>304625294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62104126">
            <text:p>862104126</text:p>
          </table:table-cell>
          <table:table-cell office:value-type="float" office:value="933149865">
            <text:p>933149865</text:p>
          </table:table-cell>
          <table:table-cell office:value-type="float" office:value="801461114">
            <text:p>801461114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02269835">
            <text:p>702269835</text:p>
          </table:table-cell>
          <table:table-cell office:value-type="float" office:value="602359890">
            <text:p>602359890</text:p>
          </table:table-cell>
          <table:table-cell office:value-type="float" office:value="764764753">
            <text:p>764764753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45696571">
            <text:p>45696571</text:p>
          </table:table-cell>
          <table:table-cell office:value-type="float" office:value="628032834">
            <text:p>628032834</text:p>
          </table:table-cell>
          <table:table-cell office:value-type="float" office:value="965743984">
            <text:p>965743984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260399">
            <text:p>7260399</text:p>
          </table:table-cell>
          <table:table-cell office:value-type="float" office:value="618122182">
            <text:p>618122182</text:p>
          </table:table-cell>
          <table:table-cell office:value-type="float" office:value="493656667">
            <text:p>493656667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27538618">
            <text:p>927538618</text:p>
          </table:table-cell>
          <table:table-cell office:value-type="float" office:value="818001869">
            <text:p>818001869</text:p>
          </table:table-cell>
          <table:table-cell office:value-type="float" office:value="958026635">
            <text:p>958026635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8898813">
            <text:p>88898813</text:p>
          </table:table-cell>
          <table:table-cell office:value-type="float" office:value="853925133">
            <text:p>853925133</text:p>
          </table:table-cell>
          <table:table-cell office:value-type="float" office:value="511791558">
            <text:p>511791558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08009875">
            <text:p>308009875</text:p>
          </table:table-cell>
          <table:table-cell office:value-type="float" office:value="88307530">
            <text:p>88307530</text:p>
          </table:table-cell>
          <table:table-cell office:value-type="float" office:value="894948650">
            <text:p>894948650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52726786">
            <text:p>752726786</text:p>
          </table:table-cell>
          <table:table-cell office:value-type="float" office:value="899745506">
            <text:p>899745506</text:p>
          </table:table-cell>
          <table:table-cell office:value-type="float" office:value="913688593">
            <text:p>913688593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98863">
            <text:p>298863</text:p>
          </table:table-cell>
          <table:table-cell office:value-type="float" office:value="913471484">
            <text:p>913471484</text:p>
          </table:table-cell>
          <table:table-cell office:value-type="float" office:value="811514552">
            <text:p>811514552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8009122">
            <text:p>348009122</text:p>
          </table:table-cell>
          <table:table-cell office:value-type="float" office:value="136986856">
            <text:p>136986856</text:p>
          </table:table-cell>
          <table:table-cell office:value-type="float" office:value="563308453">
            <text:p>563308453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62800536">
            <text:p>62800536</text:p>
          </table:table-cell>
          <table:table-cell office:value-type="float" office:value="259272355">
            <text:p>259272355</text:p>
          </table:table-cell>
          <table:table-cell office:value-type="float" office:value="185480408">
            <text:p>185480408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39556449">
            <text:p>939556449</text:p>
          </table:table-cell>
          <table:table-cell office:value-type="float" office:value="388277128">
            <text:p>388277128</text:p>
          </table:table-cell>
          <table:table-cell office:value-type="float" office:value="202933154">
            <text:p>202933154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21535991">
            <text:p>921535991</text:p>
          </table:table-cell>
          <table:table-cell office:value-type="float" office:value="562379279">
            <text:p>562379279</text:p>
          </table:table-cell>
          <table:table-cell office:value-type="float" office:value="262522995">
            <text:p>262522995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64886929">
            <text:p>964886929</text:p>
          </table:table-cell>
          <table:table-cell office:value-type="float" office:value="28952859">
            <text:p>28952859</text:p>
          </table:table-cell>
          <table:table-cell office:value-type="float" office:value="901681252">
            <text:p>901681252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61986051">
            <text:p>361986051</text:p>
          </table:table-cell>
          <table:table-cell office:value-type="float" office:value="546352727">
            <text:p>546352727</text:p>
          </table:table-cell>
          <table:table-cell office:value-type="float" office:value="901974902">
            <text:p>901974902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62739667">
            <text:p>162739667</text:p>
          </table:table-cell>
          <table:table-cell office:value-type="float" office:value="553695157">
            <text:p>553695157</text:p>
          </table:table-cell>
          <table:table-cell office:value-type="float" office:value="539205939">
            <text:p>539205939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39278889">
            <text:p>239278889</text:p>
          </table:table-cell>
          <table:table-cell office:value-type="float" office:value="88068875">
            <text:p>88068875</text:p>
          </table:table-cell>
          <table:table-cell office:value-type="float" office:value="757826457">
            <text:p>757826457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4848434">
            <text:p>794848434</text:p>
          </table:table-cell>
          <table:table-cell office:value-type="float" office:value="451566868">
            <text:p>451566868</text:p>
          </table:table-cell>
          <table:table-cell office:value-type="float" office:value="506714692">
            <text:p>506714692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24004348">
            <text:p>824004348</text:p>
          </table:table-cell>
          <table:table-cell office:value-type="float" office:value="895860327">
            <text:p>895860327</text:p>
          </table:table-cell>
          <table:table-cell office:value-type="float" office:value="39436783">
            <text:p>39436783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04521994">
            <text:p>304521994</text:p>
          </table:table-cell>
          <table:table-cell office:value-type="float" office:value="891770281">
            <text:p>891770281</text:p>
          </table:table-cell>
          <table:table-cell office:value-type="float" office:value="530669871">
            <text:p>530669871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38154582">
            <text:p>838154582</text:p>
          </table:table-cell>
          <table:table-cell office:value-type="float" office:value="575396607">
            <text:p>575396607</text:p>
          </table:table-cell>
          <table:table-cell office:value-type="float" office:value="839226782">
            <text:p>839226782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72911732">
            <text:p>772911732</text:p>
          </table:table-cell>
          <table:table-cell office:value-type="float" office:value="798068997">
            <text:p>798068997</text:p>
          </table:table-cell>
          <table:table-cell office:value-type="float" office:value="856631896">
            <text:p>856631896</text:p>
          </table:table-cell>
          <table:table-cell table:number-columns-repeated="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6783343">
            <text:p>6783343</text:p>
          </table:table-cell>
          <table:table-cell office:value-type="float" office:value="556275083">
            <text:p>556275083</text:p>
          </table:table-cell>
          <table:table-cell office:value-type="float" office:value="853667300">
            <text:p>853667300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9737415">
            <text:p>59737415</text:p>
          </table:table-cell>
          <table:table-cell office:value-type="float" office:value="650919862">
            <text:p>650919862</text:p>
          </table:table-cell>
          <table:table-cell office:value-type="float" office:value="465130272">
            <text:p>465130272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7234204">
            <text:p>197234204</text:p>
          </table:table-cell>
          <table:table-cell office:value-type="float" office:value="897420027">
            <text:p>897420027</text:p>
          </table:table-cell>
          <table:table-cell office:value-type="float" office:value="515478752">
            <text:p>515478752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25241974">
            <text:p>125241974</text:p>
          </table:table-cell>
          <table:table-cell office:value-type="float" office:value="912400873">
            <text:p>912400873</text:p>
          </table:table-cell>
          <table:table-cell office:value-type="float" office:value="568393261">
            <text:p>568393261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697390458">
            <text:p>697390458</text:p>
          </table:table-cell>
          <table:table-cell office:value-type="float" office:value="386199020">
            <text:p>386199020</text:p>
          </table:table-cell>
          <table:table-cell office:value-type="float" office:value="479619477">
            <text:p>479619477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39854828">
            <text:p>139854828</text:p>
          </table:table-cell>
          <table:table-cell office:value-type="float" office:value="263518641">
            <text:p>263518641</text:p>
          </table:table-cell>
          <table:table-cell office:value-type="float" office:value="623886334">
            <text:p>623886334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21880374">
            <text:p>921880374</text:p>
          </table:table-cell>
          <table:table-cell office:value-type="float" office:value="991026672">
            <text:p>991026672</text:p>
          </table:table-cell>
          <table:table-cell office:value-type="float" office:value="878232436">
            <text:p>878232436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5614746">
            <text:p>195614746</text:p>
          </table:table-cell>
          <table:table-cell office:value-type="float" office:value="226663945">
            <text:p>226663945</text:p>
          </table:table-cell>
          <table:table-cell office:value-type="float" office:value="881212085">
            <text:p>881212085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48731266">
            <text:p>948731266</text:p>
          </table:table-cell>
          <table:table-cell office:value-type="float" office:value="329259740">
            <text:p>329259740</text:p>
          </table:table-cell>
          <table:table-cell office:value-type="float" office:value="613145083">
            <text:p>613145083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21780034">
            <text:p>721780034</text:p>
          </table:table-cell>
          <table:table-cell office:value-type="float" office:value="717406463">
            <text:p>717406463</text:p>
          </table:table-cell>
          <table:table-cell office:value-type="float" office:value="8329773">
            <text:p>8329773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400937767">
            <text:p>400937767</text:p>
          </table:table-cell>
          <table:table-cell office:value-type="float" office:value="351225602">
            <text:p>351225602</text:p>
          </table:table-cell>
          <table:table-cell office:value-type="float" office:value="558033473">
            <text:p>558033473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11836404">
            <text:p>311836404</text:p>
          </table:table-cell>
          <table:table-cell office:value-type="float" office:value="497950687">
            <text:p>497950687</text:p>
          </table:table-cell>
          <table:table-cell office:value-type="float" office:value="672397990">
            <text:p>672397990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69018763">
            <text:p>869018763</text:p>
          </table:table-cell>
          <table:table-cell office:value-type="float" office:value="670319914">
            <text:p>670319914</text:p>
          </table:table-cell>
          <table:table-cell office:value-type="float" office:value="980947375">
            <text:p>980947375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23924570">
            <text:p>123924570</text:p>
          </table:table-cell>
          <table:table-cell office:value-type="float" office:value="39558985">
            <text:p>39558985</text:p>
          </table:table-cell>
          <table:table-cell office:value-type="float" office:value="996029699">
            <text:p>996029699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72205956">
            <text:p>872205956</text:p>
          </table:table-cell>
          <table:table-cell office:value-type="float" office:value="659661159">
            <text:p>659661159</text:p>
          </table:table-cell>
          <table:table-cell office:value-type="float" office:value="314744340">
            <text:p>314744340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462309801">
            <text:p>462309801</text:p>
          </table:table-cell>
          <table:table-cell office:value-type="float" office:value="426007787">
            <text:p>426007787</text:p>
          </table:table-cell>
          <table:table-cell office:value-type="float" office:value="604947457">
            <text:p>604947457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456052685">
            <text:p>456052685</text:p>
          </table:table-cell>
          <table:table-cell office:value-type="float" office:value="7036864">
            <text:p>7036864</text:p>
          </table:table-cell>
          <table:table-cell office:value-type="float" office:value="658602494">
            <text:p>658602494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402163642">
            <text:p>402163642</text:p>
          </table:table-cell>
          <table:table-cell office:value-type="float" office:value="48100248">
            <text:p>48100248</text:p>
          </table:table-cell>
          <table:table-cell office:value-type="float" office:value="597945336">
            <text:p>597945336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68818163">
            <text:p>68818163</text:p>
          </table:table-cell>
          <table:table-cell office:value-type="float" office:value="608111463">
            <text:p>608111463</text:p>
          </table:table-cell>
          <table:table-cell office:value-type="float" office:value="237559053">
            <text:p>237559053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87221189">
            <text:p>387221189</text:p>
          </table:table-cell>
          <table:table-cell office:value-type="float" office:value="311744881">
            <text:p>311744881</text:p>
          </table:table-cell>
          <table:table-cell office:value-type="float" office:value="591897919">
            <text:p>591897919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27489234">
            <text:p>727489234</text:p>
          </table:table-cell>
          <table:table-cell office:value-type="float" office:value="73525888">
            <text:p>73525888</text:p>
          </table:table-cell>
          <table:table-cell office:value-type="float" office:value="516700926">
            <text:p>516700926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90698818">
            <text:p>390698818</text:p>
          </table:table-cell>
          <table:table-cell office:value-type="float" office:value="13241604">
            <text:p>13241604</text:p>
          </table:table-cell>
          <table:table-cell office:value-type="float" office:value="119561022">
            <text:p>119561022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10622557">
            <text:p>210622557</text:p>
          </table:table-cell>
          <table:table-cell office:value-type="float" office:value="929630179">
            <text:p>929630179</text:p>
          </table:table-cell>
          <table:table-cell office:value-type="float" office:value="955879294">
            <text:p>955879294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31081086">
            <text:p>831081086</text:p>
          </table:table-cell>
          <table:table-cell office:value-type="float" office:value="860710339">
            <text:p>860710339</text:p>
          </table:table-cell>
          <table:table-cell office:value-type="float" office:value="230974618">
            <text:p>230974618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82874717">
            <text:p>982874717</text:p>
          </table:table-cell>
          <table:table-cell office:value-type="float" office:value="709764882">
            <text:p>709764882</text:p>
          </table:table-cell>
          <table:table-cell office:value-type="float" office:value="697331339">
            <text:p>697331339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13529595">
            <text:p>913529595</text:p>
          </table:table-cell>
          <table:table-cell office:value-type="float" office:value="983569051">
            <text:p>983569051</text:p>
          </table:table-cell>
          <table:table-cell office:value-type="float" office:value="551952730">
            <text:p>551952730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38861995">
            <text:p>838861995</text:p>
          </table:table-cell>
          <table:table-cell office:value-type="float" office:value="886239813">
            <text:p>886239813</text:p>
          </table:table-cell>
          <table:table-cell office:value-type="float" office:value="944759991">
            <text:p>944759991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15918354">
            <text:p>815918354</text:p>
          </table:table-cell>
          <table:table-cell office:value-type="float" office:value="280913350">
            <text:p>280913350</text:p>
          </table:table-cell>
          <table:table-cell office:value-type="float" office:value="945165471">
            <text:p>945165471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95245061">
            <text:p>895245061</text:p>
          </table:table-cell>
          <table:table-cell office:value-type="float" office:value="647274360">
            <text:p>647274360</text:p>
          </table:table-cell>
          <table:table-cell office:value-type="float" office:value="213347083">
            <text:p>213347083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3047670">
            <text:p>773047670</text:p>
          </table:table-cell>
          <table:table-cell office:value-type="float" office:value="551757342">
            <text:p>551757342</text:p>
          </table:table-cell>
          <table:table-cell office:value-type="float" office:value="671610170">
            <text:p>671610170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42169060">
            <text:p>142169060</text:p>
          </table:table-cell>
          <table:table-cell office:value-type="float" office:value="609816593">
            <text:p>609816593</text:p>
          </table:table-cell>
          <table:table-cell office:value-type="float" office:value="117812466">
            <text:p>117812466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78291863">
            <text:p>378291863</text:p>
          </table:table-cell>
          <table:table-cell office:value-type="float" office:value="53100713">
            <text:p>53100713</text:p>
          </table:table-cell>
          <table:table-cell office:value-type="float" office:value="830254781">
            <text:p>830254781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32778509">
            <text:p>132778509</text:p>
          </table:table-cell>
          <table:table-cell office:value-type="float" office:value="328498703">
            <text:p>328498703</text:p>
          </table:table-cell>
          <table:table-cell office:value-type="float" office:value="289227988">
            <text:p>289227988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95703652">
            <text:p>895703652</text:p>
          </table:table-cell>
          <table:table-cell office:value-type="float" office:value="670940464">
            <text:p>670940464</text:p>
          </table:table-cell>
          <table:table-cell office:value-type="float" office:value="592327624">
            <text:p>592327624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16181036">
            <text:p>716181036</text:p>
          </table:table-cell>
          <table:table-cell office:value-type="float" office:value="371122227">
            <text:p>371122227</text:p>
          </table:table-cell>
          <table:table-cell office:value-type="float" office:value="580153245">
            <text:p>580153245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01023552">
            <text:p>901023552</text:p>
          </table:table-cell>
          <table:table-cell office:value-type="float" office:value="198883083">
            <text:p>198883083</text:p>
          </table:table-cell>
          <table:table-cell office:value-type="float" office:value="71877247">
            <text:p>71877247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35792787">
            <text:p>335792787</text:p>
          </table:table-cell>
          <table:table-cell office:value-type="float" office:value="590801920">
            <text:p>590801920</text:p>
          </table:table-cell>
          <table:table-cell office:value-type="float" office:value="32191609">
            <text:p>32191609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1399704">
            <text:p>101399704</text:p>
          </table:table-cell>
          <table:table-cell office:value-type="float" office:value="182243528">
            <text:p>182243528</text:p>
          </table:table-cell>
          <table:table-cell office:value-type="float" office:value="896944501">
            <text:p>896944501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2617583">
            <text:p>792617583</text:p>
          </table:table-cell>
          <table:table-cell office:value-type="float" office:value="981902812">
            <text:p>981902812</text:p>
          </table:table-cell>
          <table:table-cell office:value-type="float" office:value="243987750">
            <text:p>243987750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4968383">
            <text:p>84968383</text:p>
          </table:table-cell>
          <table:table-cell office:value-type="float" office:value="166202135">
            <text:p>166202135</text:p>
          </table:table-cell>
          <table:table-cell office:value-type="float" office:value="299232334">
            <text:p>299232334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60785932">
            <text:p>960785932</text:p>
          </table:table-cell>
          <table:table-cell office:value-type="float" office:value="146951754">
            <text:p>146951754</text:p>
          </table:table-cell>
          <table:table-cell office:value-type="float" office:value="497845499">
            <text:p>497845499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6006550">
            <text:p>196006550</text:p>
          </table:table-cell>
          <table:table-cell office:value-type="float" office:value="929043030">
            <text:p>929043030</text:p>
          </table:table-cell>
          <table:table-cell office:value-type="float" office:value="271843599">
            <text:p>271843599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6294106">
            <text:p>106294106</text:p>
          </table:table-cell>
          <table:table-cell office:value-type="float" office:value="279480940">
            <text:p>279480940</text:p>
          </table:table-cell>
          <table:table-cell office:value-type="float" office:value="416449437">
            <text:p>416449437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08472803">
            <text:p>708472803</text:p>
          </table:table-cell>
          <table:table-cell office:value-type="float" office:value="740488466">
            <text:p>740488466</text:p>
          </table:table-cell>
          <table:table-cell office:value-type="float" office:value="935265909">
            <text:p>935265909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66957195">
            <text:p>866957195</text:p>
          </table:table-cell>
          <table:table-cell office:value-type="float" office:value="387565670">
            <text:p>387565670</text:p>
          </table:table-cell>
          <table:table-cell office:value-type="float" office:value="672718774">
            <text:p>672718774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30459653">
            <text:p>730459653</text:p>
          </table:table-cell>
          <table:table-cell office:value-type="float" office:value="233785802">
            <text:p>233785802</text:p>
          </table:table-cell>
          <table:table-cell office:value-type="float" office:value="494522681">
            <text:p>494522681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80677164">
            <text:p>280677164</text:p>
          </table:table-cell>
          <table:table-cell office:value-type="float" office:value="482475148">
            <text:p>482475148</text:p>
          </table:table-cell>
          <table:table-cell office:value-type="float" office:value="553351733">
            <text:p>553351733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87235881">
            <text:p>387235881</text:p>
          </table:table-cell>
          <table:table-cell office:value-type="float" office:value="892026496">
            <text:p>892026496</text:p>
          </table:table-cell>
          <table:table-cell office:value-type="float" office:value="619715295">
            <text:p>619715295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8757547">
            <text:p>778757547</text:p>
          </table:table-cell>
          <table:table-cell office:value-type="float" office:value="61567207">
            <text:p>61567207</text:p>
          </table:table-cell>
          <table:table-cell office:value-type="float" office:value="332689267">
            <text:p>332689267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1409210">
            <text:p>771409210</text:p>
          </table:table-cell>
          <table:table-cell office:value-type="float" office:value="111496257">
            <text:p>111496257</text:p>
          </table:table-cell>
          <table:table-cell office:value-type="float" office:value="671275396">
            <text:p>671275396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94252217">
            <text:p>994252217</text:p>
          </table:table-cell>
          <table:table-cell office:value-type="float" office:value="684850963">
            <text:p>684850963</text:p>
          </table:table-cell>
          <table:table-cell office:value-type="float" office:value="826511358">
            <text:p>826511358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6176029">
            <text:p>26176029</text:p>
          </table:table-cell>
          <table:table-cell office:value-type="float" office:value="733900434">
            <text:p>733900434</text:p>
          </table:table-cell>
          <table:table-cell office:value-type="float" office:value="985589846">
            <text:p>985589846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87301625">
            <text:p>487301625</text:p>
          </table:table-cell>
          <table:table-cell office:value-type="float" office:value="919866862">
            <text:p>919866862</text:p>
          </table:table-cell>
          <table:table-cell office:value-type="float" office:value="694615979">
            <text:p>694615979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07427865">
            <text:p>907427865</text:p>
          </table:table-cell>
          <table:table-cell office:value-type="float" office:value="74982693">
            <text:p>74982693</text:p>
          </table:table-cell>
          <table:table-cell office:value-type="float" office:value="319627625">
            <text:p>319627625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55942654">
            <text:p>455942654</text:p>
          </table:table-cell>
          <table:table-cell office:value-type="float" office:value="759650456">
            <text:p>759650456</text:p>
          </table:table-cell>
          <table:table-cell office:value-type="float" office:value="205718374">
            <text:p>205718374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6525717">
            <text:p>26525717</text:p>
          </table:table-cell>
          <table:table-cell office:value-type="float" office:value="177530487">
            <text:p>177530487</text:p>
          </table:table-cell>
          <table:table-cell office:value-type="float" office:value="718328384">
            <text:p>718328384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85301478">
            <text:p>985301478</text:p>
          </table:table-cell>
          <table:table-cell office:value-type="float" office:value="774250367">
            <text:p>774250367</text:p>
          </table:table-cell>
          <table:table-cell office:value-type="float" office:value="687337630">
            <text:p>687337630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23766955">
            <text:p>923766955</text:p>
          </table:table-cell>
          <table:table-cell office:value-type="float" office:value="683585310">
            <text:p>683585310</text:p>
          </table:table-cell>
          <table:table-cell office:value-type="float" office:value="199022936">
            <text:p>199022936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34106414">
            <text:p>434106414</text:p>
          </table:table-cell>
          <table:table-cell office:value-type="float" office:value="195265921">
            <text:p>195265921</text:p>
          </table:table-cell>
          <table:table-cell office:value-type="float" office:value="717111098">
            <text:p>717111098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12656136">
            <text:p>712656136</text:p>
          </table:table-cell>
          <table:table-cell office:value-type="float" office:value="292735316">
            <text:p>292735316</text:p>
          </table:table-cell>
          <table:table-cell office:value-type="float" office:value="224950428">
            <text:p>224950428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54619130">
            <text:p>154619130</text:p>
          </table:table-cell>
          <table:table-cell office:value-type="float" office:value="526457267">
            <text:p>526457267</text:p>
          </table:table-cell>
          <table:table-cell office:value-type="float" office:value="969798922">
            <text:p>969798922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79775683">
            <text:p>779775683</text:p>
          </table:table-cell>
          <table:table-cell office:value-type="float" office:value="32470983">
            <text:p>32470983</text:p>
          </table:table-cell>
          <table:table-cell office:value-type="float" office:value="934282575">
            <text:p>934282575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75647062">
            <text:p>775647062</text:p>
          </table:table-cell>
          <table:table-cell office:value-type="float" office:value="84606905">
            <text:p>84606905</text:p>
          </table:table-cell>
          <table:table-cell office:value-type="float" office:value="533480295">
            <text:p>533480295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500848786">
            <text:p>500848786</text:p>
          </table:table-cell>
          <table:table-cell office:value-type="float" office:value="968398752">
            <text:p>968398752</text:p>
          </table:table-cell>
          <table:table-cell office:value-type="float" office:value="935685736">
            <text:p>935685736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698637">
            <text:p>75698637</text:p>
          </table:table-cell>
          <table:table-cell office:value-type="float" office:value="523085986">
            <text:p>523085986</text:p>
          </table:table-cell>
          <table:table-cell office:value-type="float" office:value="912521581">
            <text:p>912521581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16278150">
            <text:p>116278150</text:p>
          </table:table-cell>
          <table:table-cell office:value-type="float" office:value="604987289">
            <text:p>604987289</text:p>
          </table:table-cell>
          <table:table-cell office:value-type="float" office:value="750864875">
            <text:p>750864875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2950358">
            <text:p>792950358</text:p>
          </table:table-cell>
          <table:table-cell office:value-type="float" office:value="529010633">
            <text:p>529010633</text:p>
          </table:table-cell>
          <table:table-cell office:value-type="float" office:value="413556379">
            <text:p>413556379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66997065">
            <text:p>866997065</text:p>
          </table:table-cell>
          <table:table-cell office:value-type="float" office:value="611283394">
            <text:p>611283394</text:p>
          </table:table-cell>
          <table:table-cell office:value-type="float" office:value="697599310">
            <text:p>697599310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53415062">
            <text:p>53415062</text:p>
          </table:table-cell>
          <table:table-cell office:value-type="float" office:value="37572138">
            <text:p>37572138</text:p>
          </table:table-cell>
          <table:table-cell office:value-type="float" office:value="995125710">
            <text:p>995125710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03496656">
            <text:p>303496656</text:p>
          </table:table-cell>
          <table:table-cell office:value-type="float" office:value="335786155">
            <text:p>335786155</text:p>
          </table:table-cell>
          <table:table-cell office:value-type="float" office:value="627315998">
            <text:p>627315998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6612743">
            <text:p>766612743</text:p>
          </table:table-cell>
          <table:table-cell office:value-type="float" office:value="750734875">
            <text:p>750734875</text:p>
          </table:table-cell>
          <table:table-cell office:value-type="float" office:value="760509006">
            <text:p>760509006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62084269">
            <text:p>962084269</text:p>
          </table:table-cell>
          <table:table-cell office:value-type="float" office:value="741873645">
            <text:p>741873645</text:p>
          </table:table-cell>
          <table:table-cell office:value-type="float" office:value="46074835">
            <text:p>46074835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33769463">
            <text:p>133769463</text:p>
          </table:table-cell>
          <table:table-cell office:value-type="float" office:value="319254956">
            <text:p>319254956</text:p>
          </table:table-cell>
          <table:table-cell office:value-type="float" office:value="453741762">
            <text:p>453741762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77994635">
            <text:p>477994635</text:p>
          </table:table-cell>
          <table:table-cell office:value-type="float" office:value="734980054">
            <text:p>734980054</text:p>
          </table:table-cell>
          <table:table-cell office:value-type="float" office:value="751776445">
            <text:p>751776445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53553513">
            <text:p>253553513</text:p>
          </table:table-cell>
          <table:table-cell office:value-type="float" office:value="717385476">
            <text:p>717385476</text:p>
          </table:table-cell>
          <table:table-cell office:value-type="float" office:value="146702873">
            <text:p>146702873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83834617">
            <text:p>283834617</text:p>
          </table:table-cell>
          <table:table-cell office:value-type="float" office:value="45211538">
            <text:p>45211538</text:p>
          </table:table-cell>
          <table:table-cell office:value-type="float" office:value="98552781">
            <text:p>98552781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19696856">
            <text:p>219696856</text:p>
          </table:table-cell>
          <table:table-cell office:value-type="float" office:value="298645941">
            <text:p>298645941</text:p>
          </table:table-cell>
          <table:table-cell office:value-type="float" office:value="9416096">
            <text:p>9416096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78572259">
            <text:p>978572259</text:p>
          </table:table-cell>
          <table:table-cell office:value-type="float" office:value="756842655">
            <text:p>756842655</text:p>
          </table:table-cell>
          <table:table-cell office:value-type="float" office:value="739583308">
            <text:p>739583308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28155375">
            <text:p>428155375</text:p>
          </table:table-cell>
          <table:table-cell office:value-type="float" office:value="155034288">
            <text:p>155034288</text:p>
          </table:table-cell>
          <table:table-cell office:value-type="float" office:value="368473433">
            <text:p>368473433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05907165">
            <text:p>305907165</text:p>
          </table:table-cell>
          <table:table-cell office:value-type="float" office:value="471902494">
            <text:p>471902494</text:p>
          </table:table-cell>
          <table:table-cell office:value-type="float" office:value="40618743">
            <text:p>40618743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5748204">
            <text:p>795748204</text:p>
          </table:table-cell>
          <table:table-cell office:value-type="float" office:value="274381962">
            <text:p>274381962</text:p>
          </table:table-cell>
          <table:table-cell office:value-type="float" office:value="196731986">
            <text:p>196731986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63807546">
            <text:p>463807546</text:p>
          </table:table-cell>
          <table:table-cell office:value-type="float" office:value="714871136">
            <text:p>714871136</text:p>
          </table:table-cell>
          <table:table-cell office:value-type="float" office:value="328263615">
            <text:p>328263615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09391916">
            <text:p>409391916</text:p>
          </table:table-cell>
          <table:table-cell office:value-type="float" office:value="154856521">
            <text:p>154856521</text:p>
          </table:table-cell>
          <table:table-cell office:value-type="float" office:value="401302208">
            <text:p>401302208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50977700">
            <text:p>450977700</text:p>
          </table:table-cell>
          <table:table-cell office:value-type="float" office:value="249851194">
            <text:p>249851194</text:p>
          </table:table-cell>
          <table:table-cell office:value-type="float" office:value="668417078">
            <text:p>668417078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59957759">
            <text:p>359957759</text:p>
          </table:table-cell>
          <table:table-cell office:value-type="float" office:value="746123916">
            <text:p>746123916</text:p>
          </table:table-cell>
          <table:table-cell office:value-type="float" office:value="474292283">
            <text:p>474292283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63715305">
            <text:p>163715305</text:p>
          </table:table-cell>
          <table:table-cell office:value-type="float" office:value="333484281">
            <text:p>333484281</text:p>
          </table:table-cell>
          <table:table-cell office:value-type="float" office:value="198413651">
            <text:p>198413651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14419522">
            <text:p>414419522</text:p>
          </table:table-cell>
          <table:table-cell office:value-type="float" office:value="440114059">
            <text:p>440114059</text:p>
          </table:table-cell>
          <table:table-cell office:value-type="float" office:value="662696682">
            <text:p>662696682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3372486">
            <text:p>753372486</text:p>
          </table:table-cell>
          <table:table-cell office:value-type="float" office:value="382935077">
            <text:p>382935077</text:p>
          </table:table-cell>
          <table:table-cell office:value-type="float" office:value="325261071">
            <text:p>325261071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547020475">
            <text:p>547020475</text:p>
          </table:table-cell>
          <table:table-cell office:value-type="float" office:value="84561444">
            <text:p>84561444</text:p>
          </table:table-cell>
          <table:table-cell office:value-type="float" office:value="61218945">
            <text:p>61218945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88576326">
            <text:p>988576326</text:p>
          </table:table-cell>
          <table:table-cell office:value-type="float" office:value="382251888">
            <text:p>382251888</text:p>
          </table:table-cell>
          <table:table-cell office:value-type="float" office:value="663611463">
            <text:p>663611463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4025340">
            <text:p>84025340</text:p>
          </table:table-cell>
          <table:table-cell office:value-type="float" office:value="749138354">
            <text:p>749138354</text:p>
          </table:table-cell>
          <table:table-cell office:value-type="float" office:value="754351548">
            <text:p>754351548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3101344">
            <text:p>783101344</text:p>
          </table:table-cell>
          <table:table-cell office:value-type="float" office:value="811991694">
            <text:p>811991694</text:p>
          </table:table-cell>
          <table:table-cell office:value-type="float" office:value="725002548">
            <text:p>725002548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62841759">
            <text:p>462841759</text:p>
          </table:table-cell>
          <table:table-cell office:value-type="float" office:value="952582215">
            <text:p>952582215</text:p>
          </table:table-cell>
          <table:table-cell office:value-type="float" office:value="496955758">
            <text:p>496955758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89923922">
            <text:p>989923922</text:p>
          </table:table-cell>
          <table:table-cell office:value-type="float" office:value="774456089">
            <text:p>774456089</text:p>
          </table:table-cell>
          <table:table-cell office:value-type="float" office:value="704185491">
            <text:p>704185491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9537583">
            <text:p>39537583</text:p>
          </table:table-cell>
          <table:table-cell office:value-type="float" office:value="40752698">
            <text:p>40752698</text:p>
          </table:table-cell>
          <table:table-cell office:value-type="float" office:value="722249535">
            <text:p>722249535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17548314">
            <text:p>817548314</text:p>
          </table:table-cell>
          <table:table-cell office:value-type="float" office:value="855868867">
            <text:p>855868867</text:p>
          </table:table-cell>
          <table:table-cell office:value-type="float" office:value="666830907">
            <text:p>666830907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46372209">
            <text:p>246372209</text:p>
          </table:table-cell>
          <table:table-cell office:value-type="float" office:value="378363003">
            <text:p>378363003</text:p>
          </table:table-cell>
          <table:table-cell office:value-type="float" office:value="628634220">
            <text:p>628634220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3493555">
            <text:p>83493555</text:p>
          </table:table-cell>
          <table:table-cell office:value-type="float" office:value="357595290">
            <text:p>357595290</text:p>
          </table:table-cell>
          <table:table-cell office:value-type="float" office:value="198060795">
            <text:p>198060795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813927">
            <text:p>75813927</text:p>
          </table:table-cell>
          <table:table-cell office:value-type="float" office:value="807342356">
            <text:p>807342356</text:p>
          </table:table-cell>
          <table:table-cell office:value-type="float" office:value="292235782">
            <text:p>292235782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39494430">
            <text:p>839494430</text:p>
          </table:table-cell>
          <table:table-cell office:value-type="float" office:value="493748653">
            <text:p>493748653</text:p>
          </table:table-cell>
          <table:table-cell office:value-type="float" office:value="41743576">
            <text:p>41743576</text:p>
          </table:table-cell>
          <table:table-cell table:number-columns-repeated="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6507942">
            <text:p>6507942</text:p>
          </table:table-cell>
          <table:table-cell office:value-type="float" office:value="961359201">
            <text:p>961359201</text:p>
          </table:table-cell>
          <table:table-cell office:value-type="float" office:value="332128262">
            <text:p>332128262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1707161">
            <text:p>801707161</text:p>
          </table:table-cell>
          <table:table-cell office:value-type="float" office:value="164614138">
            <text:p>164614138</text:p>
          </table:table-cell>
          <table:table-cell office:value-type="float" office:value="22450203">
            <text:p>22450203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19138585">
            <text:p>819138585</text:p>
          </table:table-cell>
          <table:table-cell office:value-type="float" office:value="25050418">
            <text:p>25050418</text:p>
          </table:table-cell>
          <table:table-cell office:value-type="float" office:value="798292404">
            <text:p>798292404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30806689">
            <text:p>530806689</text:p>
          </table:table-cell>
          <table:table-cell office:value-type="float" office:value="387129072">
            <text:p>387129072</text:p>
          </table:table-cell>
          <table:table-cell office:value-type="float" office:value="991559061">
            <text:p>991559061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02863630">
            <text:p>902863630</text:p>
          </table:table-cell>
          <table:table-cell office:value-type="float" office:value="839572140">
            <text:p>839572140</text:p>
          </table:table-cell>
          <table:table-cell office:value-type="float" office:value="84373333">
            <text:p>84373333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65531831">
            <text:p>565531831</text:p>
          </table:table-cell>
          <table:table-cell office:value-type="float" office:value="904229064">
            <text:p>904229064</text:p>
          </table:table-cell>
          <table:table-cell office:value-type="float" office:value="532980898">
            <text:p>532980898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68968384">
            <text:p>968968384</text:p>
          </table:table-cell>
          <table:table-cell office:value-type="float" office:value="388527337">
            <text:p>388527337</text:p>
          </table:table-cell>
          <table:table-cell office:value-type="float" office:value="366699745">
            <text:p>366699745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64141699">
            <text:p>864141699</text:p>
          </table:table-cell>
          <table:table-cell office:value-type="float" office:value="281247145">
            <text:p>281247145</text:p>
          </table:table-cell>
          <table:table-cell office:value-type="float" office:value="571494306">
            <text:p>571494306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87382235">
            <text:p>487382235</text:p>
          </table:table-cell>
          <table:table-cell office:value-type="float" office:value="189223259">
            <text:p>189223259</text:p>
          </table:table-cell>
          <table:table-cell office:value-type="float" office:value="786258613">
            <text:p>786258613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82113676">
            <text:p>882113676</text:p>
          </table:table-cell>
          <table:table-cell office:value-type="float" office:value="227438807">
            <text:p>227438807</text:p>
          </table:table-cell>
          <table:table-cell office:value-type="float" office:value="999034425">
            <text:p>999034425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08931614">
            <text:p>908931614</text:p>
          </table:table-cell>
          <table:table-cell office:value-type="float" office:value="674299217">
            <text:p>674299217</text:p>
          </table:table-cell>
          <table:table-cell office:value-type="float" office:value="9083557">
            <text:p>9083557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3108369">
            <text:p>53108369</text:p>
          </table:table-cell>
          <table:table-cell office:value-type="float" office:value="962916100">
            <text:p>962916100</text:p>
          </table:table-cell>
          <table:table-cell office:value-type="float" office:value="575690250">
            <text:p>575690250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45758635">
            <text:p>245758635</text:p>
          </table:table-cell>
          <table:table-cell office:value-type="float" office:value="760406826">
            <text:p>760406826</text:p>
          </table:table-cell>
          <table:table-cell office:value-type="float" office:value="602325514">
            <text:p>602325514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42040373">
            <text:p>342040373</text:p>
          </table:table-cell>
          <table:table-cell office:value-type="float" office:value="624239707">
            <text:p>624239707</text:p>
          </table:table-cell>
          <table:table-cell office:value-type="float" office:value="217958278">
            <text:p>217958278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65176625">
            <text:p>965176625</text:p>
          </table:table-cell>
          <table:table-cell office:value-type="float" office:value="34668821">
            <text:p>34668821</text:p>
          </table:table-cell>
          <table:table-cell office:value-type="float" office:value="917640195">
            <text:p>917640195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94011008">
            <text:p>294011008</text:p>
          </table:table-cell>
          <table:table-cell office:value-type="float" office:value="106650894">
            <text:p>106650894</text:p>
          </table:table-cell>
          <table:table-cell office:value-type="float" office:value="818207043">
            <text:p>818207043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68543910">
            <text:p>68543910</text:p>
          </table:table-cell>
          <table:table-cell office:value-type="float" office:value="86556312">
            <text:p>86556312</text:p>
          </table:table-cell>
          <table:table-cell office:value-type="float" office:value="763793632">
            <text:p>763793632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73734155">
            <text:p>173734155</text:p>
          </table:table-cell>
          <table:table-cell office:value-type="float" office:value="249093721">
            <text:p>249093721</text:p>
          </table:table-cell>
          <table:table-cell office:value-type="float" office:value="275973350">
            <text:p>275973350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38579935">
            <text:p>538579935</text:p>
          </table:table-cell>
          <table:table-cell office:value-type="float" office:value="723120911">
            <text:p>723120911</text:p>
          </table:table-cell>
          <table:table-cell office:value-type="float" office:value="35888438">
            <text:p>35888438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62912927">
            <text:p>62912927</text:p>
          </table:table-cell>
          <table:table-cell office:value-type="float" office:value="946269325">
            <text:p>946269325</text:p>
          </table:table-cell>
          <table:table-cell office:value-type="float" office:value="923741347">
            <text:p>923741347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49238952">
            <text:p>849238952</text:p>
          </table:table-cell>
          <table:table-cell office:value-type="float" office:value="122449443">
            <text:p>122449443</text:p>
          </table:table-cell>
          <table:table-cell office:value-type="float" office:value="331492886">
            <text:p>331492886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23847431">
            <text:p>523847431</text:p>
          </table:table-cell>
          <table:table-cell office:value-type="float" office:value="559479606">
            <text:p>559479606</text:p>
          </table:table-cell>
          <table:table-cell office:value-type="float" office:value="733474714">
            <text:p>733474714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69317806">
            <text:p>569317806</text:p>
          </table:table-cell>
          <table:table-cell office:value-type="float" office:value="102239385">
            <text:p>102239385</text:p>
          </table:table-cell>
          <table:table-cell office:value-type="float" office:value="43114796">
            <text:p>43114796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34371082">
            <text:p>834371082</text:p>
          </table:table-cell>
          <table:table-cell office:value-type="float" office:value="998830035">
            <text:p>998830035</text:p>
          </table:table-cell>
          <table:table-cell office:value-type="float" office:value="483989554">
            <text:p>483989554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16085708">
            <text:p>316085708</text:p>
          </table:table-cell>
          <table:table-cell office:value-type="float" office:value="776413192">
            <text:p>776413192</text:p>
          </table:table-cell>
          <table:table-cell office:value-type="float" office:value="247022641">
            <text:p>247022641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4322451">
            <text:p>94322451</text:p>
          </table:table-cell>
          <table:table-cell office:value-type="float" office:value="71799477">
            <text:p>71799477</text:p>
          </table:table-cell>
          <table:table-cell office:value-type="float" office:value="775263830">
            <text:p>775263830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18722658">
            <text:p>718722658</text:p>
          </table:table-cell>
          <table:table-cell office:value-type="float" office:value="172798061">
            <text:p>172798061</text:p>
          </table:table-cell>
          <table:table-cell office:value-type="float" office:value="846834451">
            <text:p>846834451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58882380">
            <text:p>158882380</text:p>
          </table:table-cell>
          <table:table-cell office:value-type="float" office:value="868680503">
            <text:p>868680503</text:p>
          </table:table-cell>
          <table:table-cell office:value-type="float" office:value="936553953">
            <text:p>936553953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62715026">
            <text:p>62715026</text:p>
          </table:table-cell>
          <table:table-cell office:value-type="float" office:value="951245339">
            <text:p>951245339</text:p>
          </table:table-cell>
          <table:table-cell office:value-type="float" office:value="979489151">
            <text:p>979489151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3224085">
            <text:p>213224085</text:p>
          </table:table-cell>
          <table:table-cell office:value-type="float" office:value="191159828">
            <text:p>191159828</text:p>
          </table:table-cell>
          <table:table-cell office:value-type="float" office:value="252329493">
            <text:p>252329493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85695853">
            <text:p>185695853</text:p>
          </table:table-cell>
          <table:table-cell office:value-type="float" office:value="789492784">
            <text:p>789492784</text:p>
          </table:table-cell>
          <table:table-cell office:value-type="float" office:value="280901716">
            <text:p>280901716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2167062">
            <text:p>202167062</text:p>
          </table:table-cell>
          <table:table-cell office:value-type="float" office:value="283142496">
            <text:p>283142496</text:p>
          </table:table-cell>
          <table:table-cell office:value-type="float" office:value="867483228">
            <text:p>867483228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7070683">
            <text:p>77070683</text:p>
          </table:table-cell>
          <table:table-cell office:value-type="float" office:value="16077166">
            <text:p>16077166</text:p>
          </table:table-cell>
          <table:table-cell office:value-type="float" office:value="232904059">
            <text:p>232904059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53226680">
            <text:p>153226680</text:p>
          </table:table-cell>
          <table:table-cell office:value-type="float" office:value="54376741">
            <text:p>54376741</text:p>
          </table:table-cell>
          <table:table-cell office:value-type="float" office:value="991874436">
            <text:p>991874436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08797757">
            <text:p>408797757</text:p>
          </table:table-cell>
          <table:table-cell office:value-type="float" office:value="273678069">
            <text:p>273678069</text:p>
          </table:table-cell>
          <table:table-cell office:value-type="float" office:value="85938254">
            <text:p>85938254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65418323">
            <text:p>265418323</text:p>
          </table:table-cell>
          <table:table-cell office:value-type="float" office:value="438540981">
            <text:p>438540981</text:p>
          </table:table-cell>
          <table:table-cell office:value-type="float" office:value="747124242">
            <text:p>747124242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02920707">
            <text:p>902920707</text:p>
          </table:table-cell>
          <table:table-cell office:value-type="float" office:value="211582517">
            <text:p>211582517</text:p>
          </table:table-cell>
          <table:table-cell office:value-type="float" office:value="789298603">
            <text:p>789298603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3824199">
            <text:p>193824199</text:p>
          </table:table-cell>
          <table:table-cell office:value-type="float" office:value="450199584">
            <text:p>450199584</text:p>
          </table:table-cell>
          <table:table-cell office:value-type="float" office:value="889634263">
            <text:p>889634263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37215053">
            <text:p>537215053</text:p>
          </table:table-cell>
          <table:table-cell office:value-type="float" office:value="899415237">
            <text:p>899415237</text:p>
          </table:table-cell>
          <table:table-cell office:value-type="float" office:value="937854861">
            <text:p>937854861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74710798">
            <text:p>474710798</text:p>
          </table:table-cell>
          <table:table-cell office:value-type="float" office:value="169802920">
            <text:p>169802920</text:p>
          </table:table-cell>
          <table:table-cell office:value-type="float" office:value="890602770">
            <text:p>890602770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9827552">
            <text:p>199827552</text:p>
          </table:table-cell>
          <table:table-cell office:value-type="float" office:value="41713846">
            <text:p>41713846</text:p>
          </table:table-cell>
          <table:table-cell office:value-type="float" office:value="479281550">
            <text:p>479281550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88934879">
            <text:p>388934879</text:p>
          </table:table-cell>
          <table:table-cell office:value-type="float" office:value="12764917">
            <text:p>12764917</text:p>
          </table:table-cell>
          <table:table-cell office:value-type="float" office:value="794708469">
            <text:p>794708469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20985657">
            <text:p>520985657</text:p>
          </table:table-cell>
          <table:table-cell office:value-type="float" office:value="140928380">
            <text:p>140928380</text:p>
          </table:table-cell>
          <table:table-cell office:value-type="float" office:value="161635045">
            <text:p>161635045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5630392">
            <text:p>195630392</text:p>
          </table:table-cell>
          <table:table-cell office:value-type="float" office:value="720984723">
            <text:p>720984723</text:p>
          </table:table-cell>
          <table:table-cell office:value-type="float" office:value="286735028">
            <text:p>286735028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67233666">
            <text:p>767233666</text:p>
          </table:table-cell>
          <table:table-cell office:value-type="float" office:value="909565306">
            <text:p>909565306</text:p>
          </table:table-cell>
          <table:table-cell office:value-type="float" office:value="991788261">
            <text:p>991788261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9053143">
            <text:p>199053143</text:p>
          </table:table-cell>
          <table:table-cell office:value-type="float" office:value="138470838">
            <text:p>138470838</text:p>
          </table:table-cell>
          <table:table-cell office:value-type="float" office:value="134663414">
            <text:p>134663414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18919753">
            <text:p>518919753</text:p>
          </table:table-cell>
          <table:table-cell office:value-type="float" office:value="387747060">
            <text:p>387747060</text:p>
          </table:table-cell>
          <table:table-cell office:value-type="float" office:value="140680017">
            <text:p>140680017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06404349">
            <text:p>506404349</text:p>
          </table:table-cell>
          <table:table-cell office:value-type="float" office:value="170497805">
            <text:p>170497805</text:p>
          </table:table-cell>
          <table:table-cell office:value-type="float" office:value="125754074">
            <text:p>125754074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25301189">
            <text:p>525301189</text:p>
          </table:table-cell>
          <table:table-cell office:value-type="float" office:value="154392903">
            <text:p>154392903</text:p>
          </table:table-cell>
          <table:table-cell office:value-type="float" office:value="732388813">
            <text:p>732388813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57915652">
            <text:p>257915652</text:p>
          </table:table-cell>
          <table:table-cell office:value-type="float" office:value="804890522">
            <text:p>804890522</text:p>
          </table:table-cell>
          <table:table-cell office:value-type="float" office:value="983853879">
            <text:p>983853879</text:p>
          </table:table-cell>
          <table:table-cell table:number-columns-repeated="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21678960">
            <text:p>821678960</text:p>
          </table:table-cell>
          <table:table-cell office:value-type="float" office:value="22798198">
            <text:p>22798198</text:p>
          </table:table-cell>
          <table:table-cell office:value-type="float" office:value="118162737">
            <text:p>118162737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89372513">
            <text:p>289372513</text:p>
          </table:table-cell>
          <table:table-cell office:value-type="float" office:value="108055971">
            <text:p>108055971</text:p>
          </table:table-cell>
          <table:table-cell office:value-type="float" office:value="886837701">
            <text:p>886837701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42604295">
            <text:p>942604295</text:p>
          </table:table-cell>
          <table:table-cell office:value-type="float" office:value="161714658">
            <text:p>161714658</text:p>
          </table:table-cell>
          <table:table-cell office:value-type="float" office:value="9944133">
            <text:p>9944133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07868116">
            <text:p>607868116</text:p>
          </table:table-cell>
          <table:table-cell office:value-type="float" office:value="729201920">
            <text:p>729201920</text:p>
          </table:table-cell>
          <table:table-cell office:value-type="float" office:value="557338454">
            <text:p>557338454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62839186">
            <text:p>162839186</text:p>
          </table:table-cell>
          <table:table-cell office:value-type="float" office:value="39173206">
            <text:p>39173206</text:p>
          </table:table-cell>
          <table:table-cell office:value-type="float" office:value="80421337">
            <text:p>80421337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66981912">
            <text:p>866981912</text:p>
          </table:table-cell>
          <table:table-cell office:value-type="float" office:value="51742589">
            <text:p>51742589</text:p>
          </table:table-cell>
          <table:table-cell office:value-type="float" office:value="651514412">
            <text:p>651514412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82467809">
            <text:p>882467809</text:p>
          </table:table-cell>
          <table:table-cell office:value-type="float" office:value="30452915">
            <text:p>30452915</text:p>
          </table:table-cell>
          <table:table-cell office:value-type="float" office:value="753132012">
            <text:p>753132012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74673867">
            <text:p>174673867</text:p>
          </table:table-cell>
          <table:table-cell office:value-type="float" office:value="147895719">
            <text:p>147895719</text:p>
          </table:table-cell>
          <table:table-cell office:value-type="float" office:value="860168968">
            <text:p>860168968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94418482">
            <text:p>394418482</text:p>
          </table:table-cell>
          <table:table-cell office:value-type="float" office:value="764119249">
            <text:p>764119249</text:p>
          </table:table-cell>
          <table:table-cell office:value-type="float" office:value="930338657">
            <text:p>930338657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00869611">
            <text:p>300869611</text:p>
          </table:table-cell>
          <table:table-cell office:value-type="float" office:value="300265174">
            <text:p>300265174</text:p>
          </table:table-cell>
          <table:table-cell office:value-type="float" office:value="359687170">
            <text:p>359687170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97203453">
            <text:p>597203453</text:p>
          </table:table-cell>
          <table:table-cell office:value-type="float" office:value="826778594">
            <text:p>826778594</text:p>
          </table:table-cell>
          <table:table-cell office:value-type="float" office:value="917014703">
            <text:p>917014703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18471659">
            <text:p>618471659</text:p>
          </table:table-cell>
          <table:table-cell office:value-type="float" office:value="369269677">
            <text:p>369269677</text:p>
          </table:table-cell>
          <table:table-cell office:value-type="float" office:value="639301064">
            <text:p>639301064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13843550">
            <text:p>613843550</text:p>
          </table:table-cell>
          <table:table-cell office:value-type="float" office:value="613301215">
            <text:p>613301215</text:p>
          </table:table-cell>
          <table:table-cell office:value-type="float" office:value="564764951">
            <text:p>564764951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58543266">
            <text:p>958543266</text:p>
          </table:table-cell>
          <table:table-cell office:value-type="float" office:value="329217276">
            <text:p>329217276</text:p>
          </table:table-cell>
          <table:table-cell office:value-type="float" office:value="882688448">
            <text:p>882688448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04990571">
            <text:p>604990571</text:p>
          </table:table-cell>
          <table:table-cell office:value-type="float" office:value="499372159">
            <text:p>499372159</text:p>
          </table:table-cell>
          <table:table-cell office:value-type="float" office:value="148898924">
            <text:p>148898924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58292416">
            <text:p>858292416</text:p>
          </table:table-cell>
          <table:table-cell office:value-type="float" office:value="325188789">
            <text:p>325188789</text:p>
          </table:table-cell>
          <table:table-cell office:value-type="float" office:value="211866457">
            <text:p>211866457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13580569">
            <text:p>113580569</text:p>
          </table:table-cell>
          <table:table-cell office:value-type="float" office:value="747932153">
            <text:p>747932153</text:p>
          </table:table-cell>
          <table:table-cell office:value-type="float" office:value="157046660">
            <text:p>157046660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47300004">
            <text:p>947300004</text:p>
          </table:table-cell>
          <table:table-cell office:value-type="float" office:value="923855675">
            <text:p>923855675</text:p>
          </table:table-cell>
          <table:table-cell office:value-type="float" office:value="140385362">
            <text:p>140385362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09661626">
            <text:p>909661626</text:p>
          </table:table-cell>
          <table:table-cell office:value-type="float" office:value="582265547">
            <text:p>582265547</text:p>
          </table:table-cell>
          <table:table-cell office:value-type="float" office:value="532172092">
            <text:p>532172092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28014192">
            <text:p>728014192</text:p>
          </table:table-cell>
          <table:table-cell office:value-type="float" office:value="799070471">
            <text:p>799070471</text:p>
          </table:table-cell>
          <table:table-cell office:value-type="float" office:value="942474316">
            <text:p>942474316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03965657">
            <text:p>603965657</text:p>
          </table:table-cell>
          <table:table-cell office:value-type="float" office:value="555307925">
            <text:p>555307925</text:p>
          </table:table-cell>
          <table:table-cell office:value-type="float" office:value="21811983">
            <text:p>21811983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49688389">
            <text:p>349688389</text:p>
          </table:table-cell>
          <table:table-cell office:value-type="float" office:value="653909635">
            <text:p>653909635</text:p>
          </table:table-cell>
          <table:table-cell office:value-type="float" office:value="561404221">
            <text:p>561404221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77574551">
            <text:p>177574551</text:p>
          </table:table-cell>
          <table:table-cell office:value-type="float" office:value="241267257">
            <text:p>241267257</text:p>
          </table:table-cell>
          <table:table-cell office:value-type="float" office:value="757075547">
            <text:p>757075547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10496705">
            <text:p>810496705</text:p>
          </table:table-cell>
          <table:table-cell office:value-type="float" office:value="186412550">
            <text:p>186412550</text:p>
          </table:table-cell>
          <table:table-cell office:value-type="float" office:value="37565619">
            <text:p>37565619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02748395">
            <text:p>902748395</text:p>
          </table:table-cell>
          <table:table-cell office:value-type="float" office:value="822429228">
            <text:p>822429228</text:p>
          </table:table-cell>
          <table:table-cell office:value-type="float" office:value="862149075">
            <text:p>862149075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93385194">
            <text:p>893385194</text:p>
          </table:table-cell>
          <table:table-cell office:value-type="float" office:value="324455506">
            <text:p>324455506</text:p>
          </table:table-cell>
          <table:table-cell office:value-type="float" office:value="146517610">
            <text:p>146517610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5767896">
            <text:p>55767896</text:p>
          </table:table-cell>
          <table:table-cell office:value-type="float" office:value="22830673">
            <text:p>22830673</text:p>
          </table:table-cell>
          <table:table-cell office:value-type="float" office:value="506814207">
            <text:p>506814207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46738499">
            <text:p>846738499</text:p>
          </table:table-cell>
          <table:table-cell office:value-type="float" office:value="968367056">
            <text:p>968367056</text:p>
          </table:table-cell>
          <table:table-cell office:value-type="float" office:value="516114572">
            <text:p>516114572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09097306">
            <text:p>509097306</text:p>
          </table:table-cell>
          <table:table-cell office:value-type="float" office:value="90270078">
            <text:p>90270078</text:p>
          </table:table-cell>
          <table:table-cell office:value-type="float" office:value="701550477">
            <text:p>701550477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13546915">
            <text:p>613546915</text:p>
          </table:table-cell>
          <table:table-cell office:value-type="float" office:value="982026815">
            <text:p>982026815</text:p>
          </table:table-cell>
          <table:table-cell office:value-type="float" office:value="673790956">
            <text:p>673790956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18810383">
            <text:p>618810383</text:p>
          </table:table-cell>
          <table:table-cell office:value-type="float" office:value="823566347">
            <text:p>823566347</text:p>
          </table:table-cell>
          <table:table-cell office:value-type="float" office:value="125054397">
            <text:p>125054397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5083499">
            <text:p>95083499</text:p>
          </table:table-cell>
          <table:table-cell office:value-type="float" office:value="629296399">
            <text:p>629296399</text:p>
          </table:table-cell>
          <table:table-cell office:value-type="float" office:value="895000840">
            <text:p>895000840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71356966">
            <text:p>871356966</text:p>
          </table:table-cell>
          <table:table-cell office:value-type="float" office:value="932524666">
            <text:p>932524666</text:p>
          </table:table-cell>
          <table:table-cell office:value-type="float" office:value="452771219">
            <text:p>452771219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34154624">
            <text:p>634154624</text:p>
          </table:table-cell>
          <table:table-cell office:value-type="float" office:value="819227241">
            <text:p>819227241</text:p>
          </table:table-cell>
          <table:table-cell office:value-type="float" office:value="875919099">
            <text:p>875919099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6329229">
            <text:p>96329229</text:p>
          </table:table-cell>
          <table:table-cell office:value-type="float" office:value="23339734">
            <text:p>23339734</text:p>
          </table:table-cell>
          <table:table-cell office:value-type="float" office:value="904093948">
            <text:p>904093948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48992552">
            <text:p>648992552</text:p>
          </table:table-cell>
          <table:table-cell office:value-type="float" office:value="722080992">
            <text:p>722080992</text:p>
          </table:table-cell>
          <table:table-cell office:value-type="float" office:value="62578527">
            <text:p>62578527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15239079">
            <text:p>915239079</text:p>
          </table:table-cell>
          <table:table-cell office:value-type="float" office:value="284952471">
            <text:p>284952471</text:p>
          </table:table-cell>
          <table:table-cell office:value-type="float" office:value="3312243">
            <text:p>3312243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47859786">
            <text:p>847859786</text:p>
          </table:table-cell>
          <table:table-cell office:value-type="float" office:value="843574279">
            <text:p>843574279</text:p>
          </table:table-cell>
          <table:table-cell office:value-type="float" office:value="646177196">
            <text:p>646177196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2844109">
            <text:p>122844109</text:p>
          </table:table-cell>
          <table:table-cell office:value-type="float" office:value="62729171">
            <text:p>62729171</text:p>
          </table:table-cell>
          <table:table-cell office:value-type="float" office:value="797715104">
            <text:p>797715104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74107204">
            <text:p>574107204</text:p>
          </table:table-cell>
          <table:table-cell office:value-type="float" office:value="136286801">
            <text:p>136286801</text:p>
          </table:table-cell>
          <table:table-cell office:value-type="float" office:value="949970198">
            <text:p>949970198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676815">
            <text:p>1676815</text:p>
          </table:table-cell>
          <table:table-cell office:value-type="float" office:value="858118048">
            <text:p>858118048</text:p>
          </table:table-cell>
          <table:table-cell office:value-type="float" office:value="245644078">
            <text:p>245644078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40595854">
            <text:p>640595854</text:p>
          </table:table-cell>
          <table:table-cell office:value-type="float" office:value="561702894">
            <text:p>561702894</text:p>
          </table:table-cell>
          <table:table-cell office:value-type="float" office:value="86876120">
            <text:p>86876120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56022340">
            <text:p>556022340</text:p>
          </table:table-cell>
          <table:table-cell office:value-type="float" office:value="153286204">
            <text:p>153286204</text:p>
          </table:table-cell>
          <table:table-cell office:value-type="float" office:value="497983665">
            <text:p>497983665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90245955">
            <text:p>590245955</text:p>
          </table:table-cell>
          <table:table-cell office:value-type="float" office:value="119742347">
            <text:p>119742347</text:p>
          </table:table-cell>
          <table:table-cell office:value-type="float" office:value="863009935">
            <text:p>863009935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94990911">
            <text:p>394990911</text:p>
          </table:table-cell>
          <table:table-cell office:value-type="float" office:value="60343010">
            <text:p>60343010</text:p>
          </table:table-cell>
          <table:table-cell office:value-type="float" office:value="659095706">
            <text:p>659095706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65065189">
            <text:p>865065189</text:p>
          </table:table-cell>
          <table:table-cell office:value-type="float" office:value="393605816">
            <text:p>393605816</text:p>
          </table:table-cell>
          <table:table-cell office:value-type="float" office:value="131796758">
            <text:p>131796758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69367714">
            <text:p>369367714</text:p>
          </table:table-cell>
          <table:table-cell office:value-type="float" office:value="766231103">
            <text:p>766231103</text:p>
          </table:table-cell>
          <table:table-cell office:value-type="float" office:value="772763040">
            <text:p>772763040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63091407">
            <text:p>263091407</text:p>
          </table:table-cell>
          <table:table-cell office:value-type="float" office:value="17228900">
            <text:p>17228900</text:p>
          </table:table-cell>
          <table:table-cell office:value-type="float" office:value="465718364">
            <text:p>465718364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92707210">
            <text:p>592707210</text:p>
          </table:table-cell>
          <table:table-cell office:value-type="float" office:value="926114011">
            <text:p>926114011</text:p>
          </table:table-cell>
          <table:table-cell office:value-type="float" office:value="558328450">
            <text:p>558328450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006861">
            <text:p>12006861</text:p>
          </table:table-cell>
          <table:table-cell office:value-type="float" office:value="44612336">
            <text:p>44612336</text:p>
          </table:table-cell>
          <table:table-cell office:value-type="float" office:value="4833343">
            <text:p>4833343</text:p>
          </table:table-cell>
          <table:table-cell table:number-columns-repeated="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7758227">
            <text:p>127758227</text:p>
          </table:table-cell>
          <table:table-cell office:value-type="float" office:value="998455625">
            <text:p>998455625</text:p>
          </table:table-cell>
          <table:table-cell office:value-type="float" office:value="642062999">
            <text:p>642062999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5261994">
            <text:p>75261994</text:p>
          </table:table-cell>
          <table:table-cell office:value-type="float" office:value="689513713">
            <text:p>689513713</text:p>
          </table:table-cell>
          <table:table-cell office:value-type="float" office:value="914669805">
            <text:p>914669805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20239787">
            <text:p>720239787</text:p>
          </table:table-cell>
          <table:table-cell office:value-type="float" office:value="993993824">
            <text:p>993993824</text:p>
          </table:table-cell>
          <table:table-cell office:value-type="float" office:value="160985481">
            <text:p>160985481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065062">
            <text:p>8065062</text:p>
          </table:table-cell>
          <table:table-cell office:value-type="float" office:value="535437327">
            <text:p>535437327</text:p>
          </table:table-cell>
          <table:table-cell office:value-type="float" office:value="788568423">
            <text:p>788568423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45818606">
            <text:p>545818606</text:p>
          </table:table-cell>
          <table:table-cell office:value-type="float" office:value="814949951">
            <text:p>814949951</text:p>
          </table:table-cell>
          <table:table-cell office:value-type="float" office:value="111241120">
            <text:p>111241120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18172910">
            <text:p>418172910</text:p>
          </table:table-cell>
          <table:table-cell office:value-type="float" office:value="426250771">
            <text:p>426250771</text:p>
          </table:table-cell>
          <table:table-cell office:value-type="float" office:value="448218426">
            <text:p>448218426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17763929">
            <text:p>717763929</text:p>
          </table:table-cell>
          <table:table-cell office:value-type="float" office:value="872410821">
            <text:p>872410821</text:p>
          </table:table-cell>
          <table:table-cell office:value-type="float" office:value="115602863">
            <text:p>115602863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90271748">
            <text:p>690271748</text:p>
          </table:table-cell>
          <table:table-cell office:value-type="float" office:value="479553498">
            <text:p>479553498</text:p>
          </table:table-cell>
          <table:table-cell office:value-type="float" office:value="208624371">
            <text:p>208624371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98938586">
            <text:p>698938586</text:p>
          </table:table-cell>
          <table:table-cell office:value-type="float" office:value="122513526">
            <text:p>122513526</text:p>
          </table:table-cell>
          <table:table-cell office:value-type="float" office:value="90273476">
            <text:p>90273476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84619762">
            <text:p>584619762</text:p>
          </table:table-cell>
          <table:table-cell office:value-type="float" office:value="897924106">
            <text:p>897924106</text:p>
          </table:table-cell>
          <table:table-cell office:value-type="float" office:value="981550750">
            <text:p>981550750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99456579">
            <text:p>199456579</text:p>
          </table:table-cell>
          <table:table-cell office:value-type="float" office:value="147949544">
            <text:p>147949544</text:p>
          </table:table-cell>
          <table:table-cell office:value-type="float" office:value="554788144">
            <text:p>554788144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32586545">
            <text:p>532586545</text:p>
          </table:table-cell>
          <table:table-cell office:value-type="float" office:value="768792102">
            <text:p>768792102</text:p>
          </table:table-cell>
          <table:table-cell office:value-type="float" office:value="938234283">
            <text:p>938234283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2674833">
            <text:p>82674833</text:p>
          </table:table-cell>
          <table:table-cell office:value-type="float" office:value="58458926">
            <text:p>58458926</text:p>
          </table:table-cell>
          <table:table-cell office:value-type="float" office:value="738098054">
            <text:p>738098054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07962212">
            <text:p>207962212</text:p>
          </table:table-cell>
          <table:table-cell office:value-type="float" office:value="37161621">
            <text:p>37161621</text:p>
          </table:table-cell>
          <table:table-cell office:value-type="float" office:value="392024292">
            <text:p>392024292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918997881">
            <text:p>918997881</text:p>
          </table:table-cell>
          <table:table-cell office:value-type="float" office:value="175503874">
            <text:p>175503874</text:p>
          </table:table-cell>
          <table:table-cell office:value-type="float" office:value="121994655">
            <text:p>121994655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939335022">
            <text:p>939335022</text:p>
          </table:table-cell>
          <table:table-cell office:value-type="float" office:value="375716369">
            <text:p>375716369</text:p>
          </table:table-cell>
          <table:table-cell office:value-type="float" office:value="844479396">
            <text:p>844479396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43674931">
            <text:p>743674931</text:p>
          </table:table-cell>
          <table:table-cell office:value-type="float" office:value="390264852">
            <text:p>390264852</text:p>
          </table:table-cell>
          <table:table-cell office:value-type="float" office:value="707624513">
            <text:p>707624513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50649135">
            <text:p>150649135</text:p>
          </table:table-cell>
          <table:table-cell office:value-type="float" office:value="937838007">
            <text:p>937838007</text:p>
          </table:table-cell>
          <table:table-cell office:value-type="float" office:value="751340702">
            <text:p>751340702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70967497">
            <text:p>570967497</text:p>
          </table:table-cell>
          <table:table-cell office:value-type="float" office:value="68600634">
            <text:p>68600634</text:p>
          </table:table-cell>
          <table:table-cell office:value-type="float" office:value="516975541">
            <text:p>516975541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23579590">
            <text:p>123579590</text:p>
          </table:table-cell>
          <table:table-cell office:value-type="float" office:value="98545136">
            <text:p>98545136</text:p>
          </table:table-cell>
          <table:table-cell office:value-type="float" office:value="84363198">
            <text:p>84363198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56388545">
            <text:p>356388545</text:p>
          </table:table-cell>
          <table:table-cell office:value-type="float" office:value="553644240">
            <text:p>553644240</text:p>
          </table:table-cell>
          <table:table-cell office:value-type="float" office:value="597300103">
            <text:p>597300103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72108934">
            <text:p>772108934</text:p>
          </table:table-cell>
          <table:table-cell office:value-type="float" office:value="650250875">
            <text:p>650250875</text:p>
          </table:table-cell>
          <table:table-cell office:value-type="float" office:value="16730648">
            <text:p>16730648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78979225">
            <text:p>878979225</text:p>
          </table:table-cell>
          <table:table-cell office:value-type="float" office:value="888349064">
            <text:p>888349064</text:p>
          </table:table-cell>
          <table:table-cell office:value-type="float" office:value="983773487">
            <text:p>983773487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916843982">
            <text:p>916843982</text:p>
          </table:table-cell>
          <table:table-cell office:value-type="float" office:value="158323636">
            <text:p>158323636</text:p>
          </table:table-cell>
          <table:table-cell office:value-type="float" office:value="952835751">
            <text:p>952835751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69621924">
            <text:p>669621924</text:p>
          </table:table-cell>
          <table:table-cell office:value-type="float" office:value="631880880">
            <text:p>631880880</text:p>
          </table:table-cell>
          <table:table-cell office:value-type="float" office:value="288871586">
            <text:p>288871586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3531083">
            <text:p>83531083</text:p>
          </table:table-cell>
          <table:table-cell office:value-type="float" office:value="628682493">
            <text:p>628682493</text:p>
          </table:table-cell>
          <table:table-cell office:value-type="float" office:value="555717939">
            <text:p>555717939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04806211">
            <text:p>704806211</text:p>
          </table:table-cell>
          <table:table-cell office:value-type="float" office:value="735530065">
            <text:p>735530065</text:p>
          </table:table-cell>
          <table:table-cell office:value-type="float" office:value="41645074">
            <text:p>41645074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05941109">
            <text:p>205941109</text:p>
          </table:table-cell>
          <table:table-cell office:value-type="float" office:value="743494032">
            <text:p>743494032</text:p>
          </table:table-cell>
          <table:table-cell office:value-type="float" office:value="964633315">
            <text:p>964633315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70518231">
            <text:p>270518231</text:p>
          </table:table-cell>
          <table:table-cell office:value-type="float" office:value="115829921">
            <text:p>115829921</text:p>
          </table:table-cell>
          <table:table-cell office:value-type="float" office:value="157163563">
            <text:p>157163563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15076604">
            <text:p>515076604</text:p>
          </table:table-cell>
          <table:table-cell office:value-type="float" office:value="265561193">
            <text:p>265561193</text:p>
          </table:table-cell>
          <table:table-cell office:value-type="float" office:value="944682204">
            <text:p>944682204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50591643">
            <text:p>250591643</text:p>
          </table:table-cell>
          <table:table-cell office:value-type="float" office:value="108116591">
            <text:p>108116591</text:p>
          </table:table-cell>
          <table:table-cell office:value-type="float" office:value="974533519">
            <text:p>974533519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31081814">
            <text:p>531081814</text:p>
          </table:table-cell>
          <table:table-cell office:value-type="float" office:value="409481589">
            <text:p>409481589</text:p>
          </table:table-cell>
          <table:table-cell office:value-type="float" office:value="138902117">
            <text:p>138902117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9210498">
            <text:p>49210498</text:p>
          </table:table-cell>
          <table:table-cell office:value-type="float" office:value="633388540">
            <text:p>633388540</text:p>
          </table:table-cell>
          <table:table-cell office:value-type="float" office:value="180456570">
            <text:p>180456570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27995843">
            <text:p>627995843</text:p>
          </table:table-cell>
          <table:table-cell office:value-type="float" office:value="412254166">
            <text:p>412254166</text:p>
          </table:table-cell>
          <table:table-cell office:value-type="float" office:value="769837662">
            <text:p>769837662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960667176">
            <text:p>960667176</text:p>
          </table:table-cell>
          <table:table-cell office:value-type="float" office:value="418745919">
            <text:p>418745919</text:p>
          </table:table-cell>
          <table:table-cell office:value-type="float" office:value="62138457">
            <text:p>62138457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94971260">
            <text:p>694971260</text:p>
          </table:table-cell>
          <table:table-cell office:value-type="float" office:value="98291103">
            <text:p>98291103</text:p>
          </table:table-cell>
          <table:table-cell office:value-type="float" office:value="23114771">
            <text:p>23114771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03472057">
            <text:p>703472057</text:p>
          </table:table-cell>
          <table:table-cell office:value-type="float" office:value="925376127">
            <text:p>925376127</text:p>
          </table:table-cell>
          <table:table-cell office:value-type="float" office:value="628769636">
            <text:p>628769636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30941544">
            <text:p>730941544</text:p>
          </table:table-cell>
          <table:table-cell office:value-type="float" office:value="178060779">
            <text:p>178060779</text:p>
          </table:table-cell>
          <table:table-cell office:value-type="float" office:value="974381200">
            <text:p>974381200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91762795">
            <text:p>91762795</text:p>
          </table:table-cell>
          <table:table-cell office:value-type="float" office:value="206338862">
            <text:p>206338862</text:p>
          </table:table-cell>
          <table:table-cell office:value-type="float" office:value="724088194">
            <text:p>724088194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4035500">
            <text:p>64035500</text:p>
          </table:table-cell>
          <table:table-cell office:value-type="float" office:value="168771877">
            <text:p>168771877</text:p>
          </table:table-cell>
          <table:table-cell office:value-type="float" office:value="985215779">
            <text:p>985215779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78597379">
            <text:p>778597379</text:p>
          </table:table-cell>
          <table:table-cell office:value-type="float" office:value="147317824">
            <text:p>147317824</text:p>
          </table:table-cell>
          <table:table-cell office:value-type="float" office:value="489645058">
            <text:p>489645058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27118336">
            <text:p>627118336</text:p>
          </table:table-cell>
          <table:table-cell office:value-type="float" office:value="566894989">
            <text:p>566894989</text:p>
          </table:table-cell>
          <table:table-cell office:value-type="float" office:value="15061304">
            <text:p>15061304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36110801">
            <text:p>836110801</text:p>
          </table:table-cell>
          <table:table-cell office:value-type="float" office:value="5414835">
            <text:p>5414835</text:p>
          </table:table-cell>
          <table:table-cell office:value-type="float" office:value="969761833">
            <text:p>969761833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16243162">
            <text:p>516243162</text:p>
          </table:table-cell>
          <table:table-cell office:value-type="float" office:value="96348933">
            <text:p>96348933</text:p>
          </table:table-cell>
          <table:table-cell office:value-type="float" office:value="897214589">
            <text:p>897214589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14919479">
            <text:p>514919479</text:p>
          </table:table-cell>
          <table:table-cell office:value-type="float" office:value="546787767">
            <text:p>546787767</text:p>
          </table:table-cell>
          <table:table-cell office:value-type="float" office:value="99007971">
            <text:p>99007971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98649067">
            <text:p>298649067</text:p>
          </table:table-cell>
          <table:table-cell office:value-type="float" office:value="764273226">
            <text:p>764273226</text:p>
          </table:table-cell>
          <table:table-cell office:value-type="float" office:value="44111492">
            <text:p>44111492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27846674">
            <text:p>527846674</text:p>
          </table:table-cell>
          <table:table-cell office:value-type="float" office:value="39064238">
            <text:p>39064238</text:p>
          </table:table-cell>
          <table:table-cell office:value-type="float" office:value="20020810">
            <text:p>20020810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83351998">
            <text:p>483351998</text:p>
          </table:table-cell>
          <table:table-cell office:value-type="float" office:value="744754745">
            <text:p>744754745</text:p>
          </table:table-cell>
          <table:table-cell office:value-type="float" office:value="174496782">
            <text:p>174496782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97983047">
            <text:p>297983047</text:p>
          </table:table-cell>
          <table:table-cell office:value-type="float" office:value="820695621">
            <text:p>820695621</text:p>
          </table:table-cell>
          <table:table-cell office:value-type="float" office:value="981535688">
            <text:p>981535688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32327710">
            <text:p>132327710</text:p>
          </table:table-cell>
          <table:table-cell office:value-type="float" office:value="410913556">
            <text:p>410913556</text:p>
          </table:table-cell>
          <table:table-cell office:value-type="float" office:value="314832429">
            <text:p>314832429</text:p>
          </table:table-cell>
          <table:table-cell table:number-columns-repeated="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49665139">
            <text:p>649665139</text:p>
          </table:table-cell>
          <table:table-cell office:value-type="float" office:value="165831221">
            <text:p>165831221</text:p>
          </table:table-cell>
          <table:table-cell office:value-type="float" office:value="869398659">
            <text:p>869398659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54778744">
            <text:p>854778744</text:p>
          </table:table-cell>
          <table:table-cell office:value-type="float" office:value="311859107">
            <text:p>311859107</text:p>
          </table:table-cell>
          <table:table-cell office:value-type="float" office:value="100981655">
            <text:p>100981655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26753600">
            <text:p>726753600</text:p>
          </table:table-cell>
          <table:table-cell office:value-type="float" office:value="320955542">
            <text:p>320955542</text:p>
          </table:table-cell>
          <table:table-cell office:value-type="float" office:value="217978189">
            <text:p>217978189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38711412">
            <text:p>138711412</text:p>
          </table:table-cell>
          <table:table-cell office:value-type="float" office:value="337189178">
            <text:p>337189178</text:p>
          </table:table-cell>
          <table:table-cell office:value-type="float" office:value="82494894">
            <text:p>82494894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3113069">
            <text:p>23113069</text:p>
          </table:table-cell>
          <table:table-cell office:value-type="float" office:value="65702480">
            <text:p>65702480</text:p>
          </table:table-cell>
          <table:table-cell office:value-type="float" office:value="87768232">
            <text:p>87768232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35176481">
            <text:p>735176481</text:p>
          </table:table-cell>
          <table:table-cell office:value-type="float" office:value="797816113">
            <text:p>797816113</text:p>
          </table:table-cell>
          <table:table-cell office:value-type="float" office:value="82762876">
            <text:p>82762876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03018554">
            <text:p>803018554</text:p>
          </table:table-cell>
          <table:table-cell office:value-type="float" office:value="432589290">
            <text:p>432589290</text:p>
          </table:table-cell>
          <table:table-cell office:value-type="float" office:value="739694806">
            <text:p>739694806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30707682">
            <text:p>530707682</text:p>
          </table:table-cell>
          <table:table-cell office:value-type="float" office:value="218214337">
            <text:p>218214337</text:p>
          </table:table-cell>
          <table:table-cell office:value-type="float" office:value="294994104">
            <text:p>294994104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30372565">
            <text:p>930372565</text:p>
          </table:table-cell>
          <table:table-cell office:value-type="float" office:value="733959813">
            <text:p>733959813</text:p>
          </table:table-cell>
          <table:table-cell office:value-type="float" office:value="271056001">
            <text:p>271056001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76329182">
            <text:p>976329182</text:p>
          </table:table-cell>
          <table:table-cell office:value-type="float" office:value="949981094">
            <text:p>949981094</text:p>
          </table:table-cell>
          <table:table-cell office:value-type="float" office:value="29827005">
            <text:p>29827005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84675234">
            <text:p>584675234</text:p>
          </table:table-cell>
          <table:table-cell office:value-type="float" office:value="793825820">
            <text:p>793825820</text:p>
          </table:table-cell>
          <table:table-cell office:value-type="float" office:value="807650250">
            <text:p>807650250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79636464">
            <text:p>579636464</text:p>
          </table:table-cell>
          <table:table-cell office:value-type="float" office:value="717134175">
            <text:p>717134175</text:p>
          </table:table-cell>
          <table:table-cell office:value-type="float" office:value="30234654">
            <text:p>30234654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88169290">
            <text:p>588169290</text:p>
          </table:table-cell>
          <table:table-cell office:value-type="float" office:value="187712373">
            <text:p>187712373</text:p>
          </table:table-cell>
          <table:table-cell office:value-type="float" office:value="482919092">
            <text:p>482919092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54680239">
            <text:p>754680239</text:p>
          </table:table-cell>
          <table:table-cell office:value-type="float" office:value="681519424">
            <text:p>681519424</text:p>
          </table:table-cell>
          <table:table-cell office:value-type="float" office:value="45685298">
            <text:p>45685298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13841508">
            <text:p>713841508</text:p>
          </table:table-cell>
          <table:table-cell office:value-type="float" office:value="506464343">
            <text:p>506464343</text:p>
          </table:table-cell>
          <table:table-cell office:value-type="float" office:value="977041640">
            <text:p>977041640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89255088">
            <text:p>389255088</text:p>
          </table:table-cell>
          <table:table-cell office:value-type="float" office:value="230221224">
            <text:p>230221224</text:p>
          </table:table-cell>
          <table:table-cell office:value-type="float" office:value="101072749">
            <text:p>101072749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10296121">
            <text:p>410296121</text:p>
          </table:table-cell>
          <table:table-cell office:value-type="float" office:value="257050652">
            <text:p>257050652</text:p>
          </table:table-cell>
          <table:table-cell office:value-type="float" office:value="157928118">
            <text:p>157928118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697403718">
            <text:p>697403718</text:p>
          </table:table-cell>
          <table:table-cell office:value-type="float" office:value="849801705">
            <text:p>849801705</text:p>
          </table:table-cell>
          <table:table-cell office:value-type="float" office:value="64168957">
            <text:p>64168957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42803171">
            <text:p>742803171</text:p>
          </table:table-cell>
          <table:table-cell office:value-type="float" office:value="161946078">
            <text:p>161946078</text:p>
          </table:table-cell>
          <table:table-cell office:value-type="float" office:value="122250008">
            <text:p>122250008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15128703">
            <text:p>215128703</text:p>
          </table:table-cell>
          <table:table-cell office:value-type="float" office:value="280873657">
            <text:p>280873657</text:p>
          </table:table-cell>
          <table:table-cell office:value-type="float" office:value="257454422">
            <text:p>257454422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49532860">
            <text:p>149532860</text:p>
          </table:table-cell>
          <table:table-cell office:value-type="float" office:value="215600577">
            <text:p>215600577</text:p>
          </table:table-cell>
          <table:table-cell office:value-type="float" office:value="972113463">
            <text:p>972113463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70428059">
            <text:p>870428059</text:p>
          </table:table-cell>
          <table:table-cell office:value-type="float" office:value="816209713">
            <text:p>816209713</text:p>
          </table:table-cell>
          <table:table-cell office:value-type="float" office:value="204528204">
            <text:p>204528204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19724707">
            <text:p>719724707</text:p>
          </table:table-cell>
          <table:table-cell office:value-type="float" office:value="229892463">
            <text:p>229892463</text:p>
          </table:table-cell>
          <table:table-cell office:value-type="float" office:value="163467211">
            <text:p>163467211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5646640">
            <text:p>345646640</text:p>
          </table:table-cell>
          <table:table-cell office:value-type="float" office:value="239886922">
            <text:p>239886922</text:p>
          </table:table-cell>
          <table:table-cell office:value-type="float" office:value="996460778">
            <text:p>996460778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6878042">
            <text:p>106878042</text:p>
          </table:table-cell>
          <table:table-cell office:value-type="float" office:value="240816939">
            <text:p>240816939</text:p>
          </table:table-cell>
          <table:table-cell office:value-type="float" office:value="375945575">
            <text:p>375945575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656833">
            <text:p>8656833</text:p>
          </table:table-cell>
          <table:table-cell office:value-type="float" office:value="477031160">
            <text:p>477031160</text:p>
          </table:table-cell>
          <table:table-cell office:value-type="float" office:value="11886951">
            <text:p>11886951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74999578">
            <text:p>874999578</text:p>
          </table:table-cell>
          <table:table-cell office:value-type="float" office:value="511428826">
            <text:p>511428826</text:p>
          </table:table-cell>
          <table:table-cell office:value-type="float" office:value="216709494">
            <text:p>216709494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59358057">
            <text:p>959358057</text:p>
          </table:table-cell>
          <table:table-cell office:value-type="float" office:value="918977749">
            <text:p>918977749</text:p>
          </table:table-cell>
          <table:table-cell office:value-type="float" office:value="516303568">
            <text:p>516303568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03141183">
            <text:p>903141183</text:p>
          </table:table-cell>
          <table:table-cell office:value-type="float" office:value="728515229">
            <text:p>728515229</text:p>
          </table:table-cell>
          <table:table-cell office:value-type="float" office:value="151104590">
            <text:p>151104590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85162805">
            <text:p>585162805</text:p>
          </table:table-cell>
          <table:table-cell office:value-type="float" office:value="221083194">
            <text:p>221083194</text:p>
          </table:table-cell>
          <table:table-cell office:value-type="float" office:value="676767516">
            <text:p>676767516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13850929">
            <text:p>713850929</text:p>
          </table:table-cell>
          <table:table-cell office:value-type="float" office:value="342079733">
            <text:p>342079733</text:p>
          </table:table-cell>
          <table:table-cell office:value-type="float" office:value="131439534">
            <text:p>131439534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73266892">
            <text:p>173266892</text:p>
          </table:table-cell>
          <table:table-cell office:value-type="float" office:value="163360072">
            <text:p>163360072</text:p>
          </table:table-cell>
          <table:table-cell office:value-type="float" office:value="93874184">
            <text:p>93874184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5292885">
            <text:p>35292885</text:p>
          </table:table-cell>
          <table:table-cell office:value-type="float" office:value="944431556">
            <text:p>944431556</text:p>
          </table:table-cell>
          <table:table-cell office:value-type="float" office:value="123622591">
            <text:p>123622591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75087926">
            <text:p>175087926</text:p>
          </table:table-cell>
          <table:table-cell office:value-type="float" office:value="882285464">
            <text:p>882285464</text:p>
          </table:table-cell>
          <table:table-cell office:value-type="float" office:value="106978883">
            <text:p>106978883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97222080">
            <text:p>297222080</text:p>
          </table:table-cell>
          <table:table-cell office:value-type="float" office:value="884740367">
            <text:p>884740367</text:p>
          </table:table-cell>
          <table:table-cell office:value-type="float" office:value="769564884">
            <text:p>769564884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3134740">
            <text:p>223134740</text:p>
          </table:table-cell>
          <table:table-cell office:value-type="float" office:value="419499987">
            <text:p>419499987</text:p>
          </table:table-cell>
          <table:table-cell office:value-type="float" office:value="50846885">
            <text:p>50846885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22035392">
            <text:p>322035392</text:p>
          </table:table-cell>
          <table:table-cell office:value-type="float" office:value="819060649">
            <text:p>819060649</text:p>
          </table:table-cell>
          <table:table-cell office:value-type="float" office:value="100053712">
            <text:p>100053712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49820909">
            <text:p>949820909</text:p>
          </table:table-cell>
          <table:table-cell office:value-type="float" office:value="195806610">
            <text:p>195806610</text:p>
          </table:table-cell>
          <table:table-cell office:value-type="float" office:value="710853931">
            <text:p>710853931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83992648">
            <text:p>883992648</text:p>
          </table:table-cell>
          <table:table-cell office:value-type="float" office:value="949648250">
            <text:p>949648250</text:p>
          </table:table-cell>
          <table:table-cell office:value-type="float" office:value="432551662">
            <text:p>432551662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600278674">
            <text:p>600278674</text:p>
          </table:table-cell>
          <table:table-cell office:value-type="float" office:value="398084084">
            <text:p>398084084</text:p>
          </table:table-cell>
          <table:table-cell office:value-type="float" office:value="714427088">
            <text:p>714427088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36143760">
            <text:p>236143760</text:p>
          </table:table-cell>
          <table:table-cell office:value-type="float" office:value="332837953">
            <text:p>332837953</text:p>
          </table:table-cell>
          <table:table-cell office:value-type="float" office:value="111001919">
            <text:p>111001919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4395121">
            <text:p>54395121</text:p>
          </table:table-cell>
          <table:table-cell office:value-type="float" office:value="258178359">
            <text:p>258178359</text:p>
          </table:table-cell>
          <table:table-cell office:value-type="float" office:value="284652662">
            <text:p>284652662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68348334">
            <text:p>68348334</text:p>
          </table:table-cell>
          <table:table-cell office:value-type="float" office:value="252581289">
            <text:p>252581289</text:p>
          </table:table-cell>
          <table:table-cell office:value-type="float" office:value="793548077">
            <text:p>793548077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92691723">
            <text:p>892691723</text:p>
          </table:table-cell>
          <table:table-cell office:value-type="float" office:value="516436675">
            <text:p>516436675</text:p>
          </table:table-cell>
          <table:table-cell office:value-type="float" office:value="35741437">
            <text:p>35741437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6738493">
            <text:p>776738493</text:p>
          </table:table-cell>
          <table:table-cell office:value-type="float" office:value="530906136">
            <text:p>530906136</text:p>
          </table:table-cell>
          <table:table-cell office:value-type="float" office:value="153929807">
            <text:p>153929807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641987412">
            <text:p>641987412</text:p>
          </table:table-cell>
          <table:table-cell office:value-type="float" office:value="224929045">
            <text:p>224929045</text:p>
          </table:table-cell>
          <table:table-cell office:value-type="float" office:value="164577647">
            <text:p>164577647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34705729">
            <text:p>834705729</text:p>
          </table:table-cell>
          <table:table-cell office:value-type="float" office:value="170683438">
            <text:p>170683438</text:p>
          </table:table-cell>
          <table:table-cell office:value-type="float" office:value="154595415">
            <text:p>154595415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5756773">
            <text:p>785756773</text:p>
          </table:table-cell>
          <table:table-cell office:value-type="float" office:value="195379159">
            <text:p>195379159</text:p>
          </table:table-cell>
          <table:table-cell office:value-type="float" office:value="924824220">
            <text:p>924824220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1973687">
            <text:p>81973687</text:p>
          </table:table-cell>
          <table:table-cell office:value-type="float" office:value="207057687">
            <text:p>207057687</text:p>
          </table:table-cell>
          <table:table-cell office:value-type="float" office:value="896012153">
            <text:p>896012153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381950">
            <text:p>34381950</text:p>
          </table:table-cell>
          <table:table-cell office:value-type="float" office:value="887243790">
            <text:p>887243790</text:p>
          </table:table-cell>
          <table:table-cell office:value-type="float" office:value="153356088">
            <text:p>153356088</text:p>
          </table:table-cell>
          <table:table-cell table:number-columns-repeated="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94807015">
            <text:p>794807015</text:p>
          </table:table-cell>
          <table:table-cell office:value-type="float" office:value="780657680">
            <text:p>780657680</text:p>
          </table:table-cell>
          <table:table-cell office:value-type="float" office:value="59851400">
            <text:p>59851400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90187144">
            <text:p>890187144</text:p>
          </table:table-cell>
          <table:table-cell office:value-type="float" office:value="821389360">
            <text:p>821389360</text:p>
          </table:table-cell>
          <table:table-cell office:value-type="float" office:value="304365192">
            <text:p>304365192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63463112">
            <text:p>963463112</text:p>
          </table:table-cell>
          <table:table-cell office:value-type="float" office:value="342467572">
            <text:p>342467572</text:p>
          </table:table-cell>
          <table:table-cell office:value-type="float" office:value="181601217">
            <text:p>181601217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55498765">
            <text:p>755498765</text:p>
          </table:table-cell>
          <table:table-cell office:value-type="float" office:value="556672789">
            <text:p>556672789</text:p>
          </table:table-cell>
          <table:table-cell office:value-type="float" office:value="511368690">
            <text:p>511368690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503804">
            <text:p>33503804</text:p>
          </table:table-cell>
          <table:table-cell office:value-type="float" office:value="972259299">
            <text:p>972259299</text:p>
          </table:table-cell>
          <table:table-cell office:value-type="float" office:value="166187477">
            <text:p>166187477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8548374">
            <text:p>98548374</text:p>
          </table:table-cell>
          <table:table-cell office:value-type="float" office:value="345618034">
            <text:p>345618034</text:p>
          </table:table-cell>
          <table:table-cell office:value-type="float" office:value="351731156">
            <text:p>351731156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20751264">
            <text:p>320751264</text:p>
          </table:table-cell>
          <table:table-cell office:value-type="float" office:value="355943383">
            <text:p>355943383</text:p>
          </table:table-cell>
          <table:table-cell office:value-type="float" office:value="666950049">
            <text:p>666950049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32642477">
            <text:p>732642477</text:p>
          </table:table-cell>
          <table:table-cell office:value-type="float" office:value="354237416">
            <text:p>354237416</text:p>
          </table:table-cell>
          <table:table-cell office:value-type="float" office:value="981816848">
            <text:p>981816848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77896286">
            <text:p>877896286</text:p>
          </table:table-cell>
          <table:table-cell office:value-type="float" office:value="957012164">
            <text:p>957012164</text:p>
          </table:table-cell>
          <table:table-cell office:value-type="float" office:value="160056917">
            <text:p>160056917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74681289">
            <text:p>874681289</text:p>
          </table:table-cell>
          <table:table-cell office:value-type="float" office:value="769400409">
            <text:p>769400409</text:p>
          </table:table-cell>
          <table:table-cell office:value-type="float" office:value="153931332">
            <text:p>153931332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65134790">
            <text:p>665134790</text:p>
          </table:table-cell>
          <table:table-cell office:value-type="float" office:value="668229080">
            <text:p>668229080</text:p>
          </table:table-cell>
          <table:table-cell office:value-type="float" office:value="318275396">
            <text:p>318275396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82849180">
            <text:p>482849180</text:p>
          </table:table-cell>
          <table:table-cell office:value-type="float" office:value="572930053">
            <text:p>572930053</text:p>
          </table:table-cell>
          <table:table-cell office:value-type="float" office:value="253316860">
            <text:p>253316860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54353652">
            <text:p>954353652</text:p>
          </table:table-cell>
          <table:table-cell office:value-type="float" office:value="319979049">
            <text:p>319979049</text:p>
          </table:table-cell>
          <table:table-cell office:value-type="float" office:value="211875334">
            <text:p>211875334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69623814">
            <text:p>269623814</text:p>
          </table:table-cell>
          <table:table-cell office:value-type="float" office:value="574079305">
            <text:p>574079305</text:p>
          </table:table-cell>
          <table:table-cell office:value-type="float" office:value="419728435">
            <text:p>419728435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71412068">
            <text:p>971412068</text:p>
          </table:table-cell>
          <table:table-cell office:value-type="float" office:value="348706399">
            <text:p>348706399</text:p>
          </table:table-cell>
          <table:table-cell office:value-type="float" office:value="109522439">
            <text:p>109522439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573296427">
            <text:p>573296427</text:p>
          </table:table-cell>
          <table:table-cell office:value-type="float" office:value="718400429">
            <text:p>718400429</text:p>
          </table:table-cell>
          <table:table-cell office:value-type="float" office:value="532712086">
            <text:p>532712086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73039246">
            <text:p>173039246</text:p>
          </table:table-cell>
          <table:table-cell office:value-type="float" office:value="229716051">
            <text:p>229716051</text:p>
          </table:table-cell>
          <table:table-cell office:value-type="float" office:value="571916703">
            <text:p>571916703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483001">
            <text:p>8483001</text:p>
          </table:table-cell>
          <table:table-cell office:value-type="float" office:value="787067814">
            <text:p>787067814</text:p>
          </table:table-cell>
          <table:table-cell office:value-type="float" office:value="208399501">
            <text:p>208399501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67706383">
            <text:p>667706383</text:p>
          </table:table-cell>
          <table:table-cell office:value-type="float" office:value="332136041">
            <text:p>332136041</text:p>
          </table:table-cell>
          <table:table-cell office:value-type="float" office:value="294703352">
            <text:p>294703352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08572965">
            <text:p>708572965</text:p>
          </table:table-cell>
          <table:table-cell office:value-type="float" office:value="294702214">
            <text:p>294702214</text:p>
          </table:table-cell>
          <table:table-cell office:value-type="float" office:value="335038594">
            <text:p>335038594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512623583">
            <text:p>512623583</text:p>
          </table:table-cell>
          <table:table-cell office:value-type="float" office:value="693341117">
            <text:p>693341117</text:p>
          </table:table-cell>
          <table:table-cell office:value-type="float" office:value="211265123">
            <text:p>211265123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39242360">
            <text:p>639242360</text:p>
          </table:table-cell>
          <table:table-cell office:value-type="float" office:value="882896206">
            <text:p>882896206</text:p>
          </table:table-cell>
          <table:table-cell office:value-type="float" office:value="167195118">
            <text:p>167195118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26412817">
            <text:p>926412817</text:p>
          </table:table-cell>
          <table:table-cell office:value-type="float" office:value="262826327">
            <text:p>262826327</text:p>
          </table:table-cell>
          <table:table-cell office:value-type="float" office:value="140684445">
            <text:p>140684445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2784097">
            <text:p>32784097</text:p>
          </table:table-cell>
          <table:table-cell office:value-type="float" office:value="264033986">
            <text:p>264033986</text:p>
          </table:table-cell>
          <table:table-cell office:value-type="float" office:value="721637973">
            <text:p>721637973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50105028">
            <text:p>850105028</text:p>
          </table:table-cell>
          <table:table-cell office:value-type="float" office:value="8091926">
            <text:p>8091926</text:p>
          </table:table-cell>
          <table:table-cell office:value-type="float" office:value="836016219">
            <text:p>836016219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540496218">
            <text:p>540496218</text:p>
          </table:table-cell>
          <table:table-cell office:value-type="float" office:value="709908232">
            <text:p>709908232</text:p>
          </table:table-cell>
          <table:table-cell office:value-type="float" office:value="225663969">
            <text:p>225663969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22724724">
            <text:p>822724724</text:p>
          </table:table-cell>
          <table:table-cell office:value-type="float" office:value="435773860">
            <text:p>435773860</text:p>
          </table:table-cell>
          <table:table-cell office:value-type="float" office:value="245819224">
            <text:p>245819224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48962854">
            <text:p>848962854</text:p>
          </table:table-cell>
          <table:table-cell office:value-type="float" office:value="296543368">
            <text:p>296543368</text:p>
          </table:table-cell>
          <table:table-cell office:value-type="float" office:value="141733672">
            <text:p>141733672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03024912">
            <text:p>903024912</text:p>
          </table:table-cell>
          <table:table-cell office:value-type="float" office:value="317139237">
            <text:p>317139237</text:p>
          </table:table-cell>
          <table:table-cell office:value-type="float" office:value="112573546">
            <text:p>112573546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84657779">
            <text:p>484657779</text:p>
          </table:table-cell>
          <table:table-cell office:value-type="float" office:value="447950312">
            <text:p>447950312</text:p>
          </table:table-cell>
          <table:table-cell office:value-type="float" office:value="432309950">
            <text:p>432309950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7723146">
            <text:p>337723146</text:p>
          </table:table-cell>
          <table:table-cell office:value-type="float" office:value="545944779">
            <text:p>545944779</text:p>
          </table:table-cell>
          <table:table-cell office:value-type="float" office:value="172188529">
            <text:p>172188529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93001050">
            <text:p>993001050</text:p>
          </table:table-cell>
          <table:table-cell office:value-type="float" office:value="750482332">
            <text:p>750482332</text:p>
          </table:table-cell>
          <table:table-cell office:value-type="float" office:value="188776328">
            <text:p>188776328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40064709">
            <text:p>240064709</text:p>
          </table:table-cell>
          <table:table-cell office:value-type="float" office:value="399489109">
            <text:p>399489109</text:p>
          </table:table-cell>
          <table:table-cell office:value-type="float" office:value="117400671">
            <text:p>117400671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21820336">
            <text:p>721820336</text:p>
          </table:table-cell>
          <table:table-cell office:value-type="float" office:value="630627575">
            <text:p>630627575</text:p>
          </table:table-cell>
          <table:table-cell office:value-type="float" office:value="136963589">
            <text:p>136963589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14706839">
            <text:p>914706839</text:p>
          </table:table-cell>
          <table:table-cell office:value-type="float" office:value="347598435">
            <text:p>347598435</text:p>
          </table:table-cell>
          <table:table-cell office:value-type="float" office:value="875465781">
            <text:p>875465781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9246870">
            <text:p>49246870</text:p>
          </table:table-cell>
          <table:table-cell office:value-type="float" office:value="381005592">
            <text:p>381005592</text:p>
          </table:table-cell>
          <table:table-cell office:value-type="float" office:value="137975604">
            <text:p>137975604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46586617">
            <text:p>346586617</text:p>
          </table:table-cell>
          <table:table-cell office:value-type="float" office:value="12706055">
            <text:p>12706055</text:p>
          </table:table-cell>
          <table:table-cell office:value-type="float" office:value="226114176">
            <text:p>226114176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2875248">
            <text:p>92875248</text:p>
          </table:table-cell>
          <table:table-cell office:value-type="float" office:value="346578602">
            <text:p>346578602</text:p>
          </table:table-cell>
          <table:table-cell office:value-type="float" office:value="926852295">
            <text:p>926852295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5629144">
            <text:p>35629144</text:p>
          </table:table-cell>
          <table:table-cell office:value-type="float" office:value="585990017">
            <text:p>585990017</text:p>
          </table:table-cell>
          <table:table-cell office:value-type="float" office:value="245437423">
            <text:p>245437423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62211539">
            <text:p>162211539</text:p>
          </table:table-cell>
          <table:table-cell office:value-type="float" office:value="243686008">
            <text:p>243686008</text:p>
          </table:table-cell>
          <table:table-cell office:value-type="float" office:value="496755936">
            <text:p>496755936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6453624">
            <text:p>226453624</text:p>
          </table:table-cell>
          <table:table-cell office:value-type="float" office:value="726809548">
            <text:p>726809548</text:p>
          </table:table-cell>
          <table:table-cell office:value-type="float" office:value="233924235">
            <text:p>233924235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07448635">
            <text:p>907448635</text:p>
          </table:table-cell>
          <table:table-cell office:value-type="float" office:value="519458306">
            <text:p>519458306</text:p>
          </table:table-cell>
          <table:table-cell office:value-type="float" office:value="159686660">
            <text:p>159686660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80657193">
            <text:p>880657193</text:p>
          </table:table-cell>
          <table:table-cell office:value-type="float" office:value="126040039">
            <text:p>126040039</text:p>
          </table:table-cell>
          <table:table-cell office:value-type="float" office:value="161267235">
            <text:p>161267235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26708675">
            <text:p>726708675</text:p>
          </table:table-cell>
          <table:table-cell office:value-type="float" office:value="945653901">
            <text:p>945653901</text:p>
          </table:table-cell>
          <table:table-cell office:value-type="float" office:value="500260056">
            <text:p>500260056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75348439">
            <text:p>975348439</text:p>
          </table:table-cell>
          <table:table-cell office:value-type="float" office:value="402716241">
            <text:p>402716241</text:p>
          </table:table-cell>
          <table:table-cell office:value-type="float" office:value="114299511">
            <text:p>114299511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92603182">
            <text:p>192603182</text:p>
          </table:table-cell>
          <table:table-cell office:value-type="float" office:value="157626593">
            <text:p>157626593</text:p>
          </table:table-cell>
          <table:table-cell office:value-type="float" office:value="587099814">
            <text:p>587099814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25788094">
            <text:p>825788094</text:p>
          </table:table-cell>
          <table:table-cell office:value-type="float" office:value="669556116">
            <text:p>669556116</text:p>
          </table:table-cell>
          <table:table-cell office:value-type="float" office:value="140339380">
            <text:p>140339380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14257906">
            <text:p>914257906</text:p>
          </table:table-cell>
          <table:table-cell office:value-type="float" office:value="20147429">
            <text:p>20147429</text:p>
          </table:table-cell>
          <table:table-cell office:value-type="float" office:value="156819349">
            <text:p>156819349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28290316">
            <text:p>628290316</text:p>
          </table:table-cell>
          <table:table-cell office:value-type="float" office:value="738913202">
            <text:p>738913202</text:p>
          </table:table-cell>
          <table:table-cell office:value-type="float" office:value="554614052">
            <text:p>554614052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49636603">
            <text:p>949636603</text:p>
          </table:table-cell>
          <table:table-cell office:value-type="float" office:value="405220798">
            <text:p>405220798</text:p>
          </table:table-cell>
          <table:table-cell office:value-type="float" office:value="252764246">
            <text:p>252764246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7532627">
            <text:p>47532627</text:p>
          </table:table-cell>
          <table:table-cell office:value-type="float" office:value="999897391">
            <text:p>999897391</text:p>
          </table:table-cell>
          <table:table-cell office:value-type="float" office:value="181099404">
            <text:p>181099404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41378130">
            <text:p>841378130</text:p>
          </table:table-cell>
          <table:table-cell office:value-type="float" office:value="289330039">
            <text:p>289330039</text:p>
          </table:table-cell>
          <table:table-cell office:value-type="float" office:value="492283514">
            <text:p>492283514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12471426">
            <text:p>212471426</text:p>
          </table:table-cell>
          <table:table-cell office:value-type="float" office:value="569831781">
            <text:p>569831781</text:p>
          </table:table-cell>
          <table:table-cell office:value-type="float" office:value="336593861">
            <text:p>336593861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36680632">
            <text:p>936680632</text:p>
          </table:table-cell>
          <table:table-cell office:value-type="float" office:value="512630755">
            <text:p>512630755</text:p>
          </table:table-cell>
          <table:table-cell office:value-type="float" office:value="410401468">
            <text:p>410401468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93669489">
            <text:p>593669489</text:p>
          </table:table-cell>
          <table:table-cell office:value-type="float" office:value="952350847">
            <text:p>952350847</text:p>
          </table:table-cell>
          <table:table-cell office:value-type="float" office:value="246719661">
            <text:p>246719661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78535065">
            <text:p>278535065</text:p>
          </table:table-cell>
          <table:table-cell office:value-type="float" office:value="502523585">
            <text:p>502523585</text:p>
          </table:table-cell>
          <table:table-cell office:value-type="float" office:value="659432664">
            <text:p>659432664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29207015">
            <text:p>929207015</text:p>
          </table:table-cell>
          <table:table-cell office:value-type="float" office:value="438498848">
            <text:p>438498848</text:p>
          </table:table-cell>
          <table:table-cell office:value-type="float" office:value="778733613">
            <text:p>778733613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9767178">
            <text:p>79767178</text:p>
          </table:table-cell>
          <table:table-cell office:value-type="float" office:value="407736671">
            <text:p>407736671</text:p>
          </table:table-cell>
          <table:table-cell office:value-type="float" office:value="379265185">
            <text:p>379265185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43097744">
            <text:p>243097744</text:p>
          </table:table-cell>
          <table:table-cell office:value-type="float" office:value="26181647">
            <text:p>26181647</text:p>
          </table:table-cell>
          <table:table-cell office:value-type="float" office:value="290076023">
            <text:p>290076023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1000749">
            <text:p>101000749</text:p>
          </table:table-cell>
          <table:table-cell office:value-type="float" office:value="445940450">
            <text:p>445940450</text:p>
          </table:table-cell>
          <table:table-cell office:value-type="float" office:value="875463755">
            <text:p>875463755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36498286">
            <text:p>736498286</text:p>
          </table:table-cell>
          <table:table-cell office:value-type="float" office:value="465889970">
            <text:p>465889970</text:p>
          </table:table-cell>
          <table:table-cell office:value-type="float" office:value="337651658">
            <text:p>337651658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666830208">
            <text:p>666830208</text:p>
          </table:table-cell>
          <table:table-cell office:value-type="float" office:value="12174782">
            <text:p>12174782</text:p>
          </table:table-cell>
          <table:table-cell office:value-type="float" office:value="958939279">
            <text:p>958939279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27624120">
            <text:p>927624120</text:p>
          </table:table-cell>
          <table:table-cell office:value-type="float" office:value="742232993">
            <text:p>742232993</text:p>
          </table:table-cell>
          <table:table-cell office:value-type="float" office:value="280536145">
            <text:p>280536145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62215563">
            <text:p>962215563</text:p>
          </table:table-cell>
          <table:table-cell office:value-type="float" office:value="299824994">
            <text:p>299824994</text:p>
          </table:table-cell>
          <table:table-cell office:value-type="float" office:value="265124658">
            <text:p>265124658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13635830">
            <text:p>913635830</text:p>
          </table:table-cell>
          <table:table-cell office:value-type="float" office:value="629794206">
            <text:p>629794206</text:p>
          </table:table-cell>
          <table:table-cell office:value-type="float" office:value="213297096">
            <text:p>213297096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63230384">
            <text:p>463230384</text:p>
          </table:table-cell>
          <table:table-cell office:value-type="float" office:value="580653744">
            <text:p>580653744</text:p>
          </table:table-cell>
          <table:table-cell office:value-type="float" office:value="291046436">
            <text:p>291046436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20584900">
            <text:p>920584900</text:p>
          </table:table-cell>
          <table:table-cell office:value-type="float" office:value="257044068">
            <text:p>257044068</text:p>
          </table:table-cell>
          <table:table-cell office:value-type="float" office:value="278679883">
            <text:p>278679883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82544185">
            <text:p>382544185</text:p>
          </table:table-cell>
          <table:table-cell office:value-type="float" office:value="350013076">
            <text:p>350013076</text:p>
          </table:table-cell>
          <table:table-cell office:value-type="float" office:value="126332259">
            <text:p>126332259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23738503">
            <text:p>523738503</text:p>
          </table:table-cell>
          <table:table-cell office:value-type="float" office:value="207207383">
            <text:p>207207383</text:p>
          </table:table-cell>
          <table:table-cell office:value-type="float" office:value="342049093">
            <text:p>342049093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35554522">
            <text:p>535554522</text:p>
          </table:table-cell>
          <table:table-cell office:value-type="float" office:value="466288894">
            <text:p>466288894</text:p>
          </table:table-cell>
          <table:table-cell office:value-type="float" office:value="380533087">
            <text:p>380533087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4908720">
            <text:p>34908720</text:p>
          </table:table-cell>
          <table:table-cell office:value-type="float" office:value="517864606">
            <text:p>517864606</text:p>
          </table:table-cell>
          <table:table-cell office:value-type="float" office:value="182561070">
            <text:p>182561070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629045140">
            <text:p>629045140</text:p>
          </table:table-cell>
          <table:table-cell office:value-type="float" office:value="123344615">
            <text:p>123344615</text:p>
          </table:table-cell>
          <table:table-cell office:value-type="float" office:value="539945756">
            <text:p>539945756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53136714">
            <text:p>853136714</text:p>
          </table:table-cell>
          <table:table-cell office:value-type="float" office:value="646408049">
            <text:p>646408049</text:p>
          </table:table-cell>
          <table:table-cell office:value-type="float" office:value="432653274">
            <text:p>432653274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33799151">
            <text:p>533799151</text:p>
          </table:table-cell>
          <table:table-cell office:value-type="float" office:value="947838363">
            <text:p>947838363</text:p>
          </table:table-cell>
          <table:table-cell office:value-type="float" office:value="343866722">
            <text:p>343866722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12482451">
            <text:p>912482451</text:p>
          </table:table-cell>
          <table:table-cell office:value-type="float" office:value="584472718">
            <text:p>584472718</text:p>
          </table:table-cell>
          <table:table-cell office:value-type="float" office:value="132790848">
            <text:p>132790848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4173678">
            <text:p>54173678</text:p>
          </table:table-cell>
          <table:table-cell office:value-type="float" office:value="469922462">
            <text:p>469922462</text:p>
          </table:table-cell>
          <table:table-cell office:value-type="float" office:value="254472917">
            <text:p>254472917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7376719">
            <text:p>37376719</text:p>
          </table:table-cell>
          <table:table-cell office:value-type="float" office:value="418287806">
            <text:p>418287806</text:p>
          </table:table-cell>
          <table:table-cell office:value-type="float" office:value="365568551">
            <text:p>365568551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18362878">
            <text:p>318362878</text:p>
          </table:table-cell>
          <table:table-cell office:value-type="float" office:value="169733873">
            <text:p>169733873</text:p>
          </table:table-cell>
          <table:table-cell office:value-type="float" office:value="656143580">
            <text:p>656143580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8281379">
            <text:p>98281379</text:p>
          </table:table-cell>
          <table:table-cell office:value-type="float" office:value="667014876">
            <text:p>667014876</text:p>
          </table:table-cell>
          <table:table-cell office:value-type="float" office:value="241527418">
            <text:p>241527418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54846206">
            <text:p>954846206</text:p>
          </table:table-cell>
          <table:table-cell office:value-type="float" office:value="551051298">
            <text:p>551051298</text:p>
          </table:table-cell>
          <table:table-cell office:value-type="float" office:value="145019194">
            <text:p>145019194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09180415">
            <text:p>309180415</text:p>
          </table:table-cell>
          <table:table-cell office:value-type="float" office:value="696326028">
            <text:p>696326028</text:p>
          </table:table-cell>
          <table:table-cell office:value-type="float" office:value="307748946">
            <text:p>307748946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93207991">
            <text:p>593207991</text:p>
          </table:table-cell>
          <table:table-cell office:value-type="float" office:value="931997899">
            <text:p>931997899</text:p>
          </table:table-cell>
          <table:table-cell office:value-type="float" office:value="248574216">
            <text:p>248574216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9027093">
            <text:p>109027093</text:p>
          </table:table-cell>
          <table:table-cell office:value-type="float" office:value="359554900">
            <text:p>359554900</text:p>
          </table:table-cell>
          <table:table-cell office:value-type="float" office:value="409821277">
            <text:p>409821277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97171491">
            <text:p>197171491</text:p>
          </table:table-cell>
          <table:table-cell office:value-type="float" office:value="367426868">
            <text:p>367426868</text:p>
          </table:table-cell>
          <table:table-cell office:value-type="float" office:value="281444338">
            <text:p>281444338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53671130">
            <text:p>253671130</text:p>
          </table:table-cell>
          <table:table-cell office:value-type="float" office:value="189492217">
            <text:p>189492217</text:p>
          </table:table-cell>
          <table:table-cell office:value-type="float" office:value="292273544">
            <text:p>292273544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55488032">
            <text:p>255488032</text:p>
          </table:table-cell>
          <table:table-cell office:value-type="float" office:value="596269819">
            <text:p>596269819</text:p>
          </table:table-cell>
          <table:table-cell office:value-type="float" office:value="726136332">
            <text:p>726136332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616464420">
            <text:p>616464420</text:p>
          </table:table-cell>
          <table:table-cell office:value-type="float" office:value="717488198">
            <text:p>717488198</text:p>
          </table:table-cell>
          <table:table-cell office:value-type="float" office:value="308579028">
            <text:p>308579028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98542100">
            <text:p>898542100</text:p>
          </table:table-cell>
          <table:table-cell office:value-type="float" office:value="279203229">
            <text:p>279203229</text:p>
          </table:table-cell>
          <table:table-cell office:value-type="float" office:value="222736662">
            <text:p>222736662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17851228">
            <text:p>217851228</text:p>
          </table:table-cell>
          <table:table-cell office:value-type="float" office:value="288054127">
            <text:p>288054127</text:p>
          </table:table-cell>
          <table:table-cell office:value-type="float" office:value="688067668">
            <text:p>688067668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63745899">
            <text:p>563745899</text:p>
          </table:table-cell>
          <table:table-cell office:value-type="float" office:value="945805290">
            <text:p>945805290</text:p>
          </table:table-cell>
          <table:table-cell office:value-type="float" office:value="324954642">
            <text:p>324954642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88339217">
            <text:p>988339217</text:p>
          </table:table-cell>
          <table:table-cell office:value-type="float" office:value="331280211">
            <text:p>331280211</text:p>
          </table:table-cell>
          <table:table-cell office:value-type="float" office:value="49100566">
            <text:p>49100566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79266852">
            <text:p>979266852</text:p>
          </table:table-cell>
          <table:table-cell office:value-type="float" office:value="470380831">
            <text:p>470380831</text:p>
          </table:table-cell>
          <table:table-cell office:value-type="float" office:value="255363823">
            <text:p>255363823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61484471">
            <text:p>961484471</text:p>
          </table:table-cell>
          <table:table-cell office:value-type="float" office:value="454266590">
            <text:p>454266590</text:p>
          </table:table-cell>
          <table:table-cell office:value-type="float" office:value="292960523">
            <text:p>292960523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7766908">
            <text:p>37766908</text:p>
          </table:table-cell>
          <table:table-cell office:value-type="float" office:value="509318694">
            <text:p>509318694</text:p>
          </table:table-cell>
          <table:table-cell office:value-type="float" office:value="360018557">
            <text:p>360018557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59327771">
            <text:p>559327771</text:p>
          </table:table-cell>
          <table:table-cell office:value-type="float" office:value="431881832">
            <text:p>431881832</text:p>
          </table:table-cell>
          <table:table-cell office:value-type="float" office:value="232472977">
            <text:p>232472977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40023778">
            <text:p>440023778</text:p>
          </table:table-cell>
          <table:table-cell office:value-type="float" office:value="413251716">
            <text:p>413251716</text:p>
          </table:table-cell>
          <table:table-cell office:value-type="float" office:value="312623505">
            <text:p>312623505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87433033">
            <text:p>387433033</text:p>
          </table:table-cell>
          <table:table-cell office:value-type="float" office:value="829593759">
            <text:p>829593759</text:p>
          </table:table-cell>
          <table:table-cell office:value-type="float" office:value="316851175">
            <text:p>316851175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85356896">
            <text:p>785356896</text:p>
          </table:table-cell>
          <table:table-cell office:value-type="float" office:value="79830298">
            <text:p>79830298</text:p>
          </table:table-cell>
          <table:table-cell office:value-type="float" office:value="460716967">
            <text:p>460716967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5045917">
            <text:p>95045917</text:p>
          </table:table-cell>
          <table:table-cell office:value-type="float" office:value="565164165">
            <text:p>565164165</text:p>
          </table:table-cell>
          <table:table-cell office:value-type="float" office:value="906391757">
            <text:p>906391757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34538692">
            <text:p>834538692</text:p>
          </table:table-cell>
          <table:table-cell office:value-type="float" office:value="591170090">
            <text:p>591170090</text:p>
          </table:table-cell>
          <table:table-cell office:value-type="float" office:value="390337845">
            <text:p>390337845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2700310">
            <text:p>12700310</text:p>
          </table:table-cell>
          <table:table-cell office:value-type="float" office:value="649397090">
            <text:p>649397090</text:p>
          </table:table-cell>
          <table:table-cell office:value-type="float" office:value="480434915">
            <text:p>480434915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715289690">
            <text:p>715289690</text:p>
          </table:table-cell>
          <table:table-cell office:value-type="float" office:value="610922657">
            <text:p>610922657</text:p>
          </table:table-cell>
          <table:table-cell office:value-type="float" office:value="436021994">
            <text:p>436021994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88625297">
            <text:p>988625297</text:p>
          </table:table-cell>
          <table:table-cell office:value-type="float" office:value="257915342">
            <text:p>257915342</text:p>
          </table:table-cell>
          <table:table-cell office:value-type="float" office:value="328264136">
            <text:p>328264136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30819800">
            <text:p>530819800</text:p>
          </table:table-cell>
          <table:table-cell office:value-type="float" office:value="593974572">
            <text:p>593974572</text:p>
          </table:table-cell>
          <table:table-cell office:value-type="float" office:value="646444760">
            <text:p>646444760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66636763">
            <text:p>666636763</text:p>
          </table:table-cell>
          <table:table-cell office:value-type="float" office:value="613466751">
            <text:p>613466751</text:p>
          </table:table-cell>
          <table:table-cell office:value-type="float" office:value="12662783">
            <text:p>12662783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23464455">
            <text:p>623464455</text:p>
          </table:table-cell>
          <table:table-cell office:value-type="float" office:value="712614286">
            <text:p>712614286</text:p>
          </table:table-cell>
          <table:table-cell office:value-type="float" office:value="821676233">
            <text:p>821676233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00864223">
            <text:p>600864223</text:p>
          </table:table-cell>
          <table:table-cell office:value-type="float" office:value="870712179">
            <text:p>870712179</text:p>
          </table:table-cell>
          <table:table-cell office:value-type="float" office:value="301660209">
            <text:p>301660209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46372651">
            <text:p>446372651</text:p>
          </table:table-cell>
          <table:table-cell office:value-type="float" office:value="610382554">
            <text:p>610382554</text:p>
          </table:table-cell>
          <table:table-cell office:value-type="float" office:value="166647366">
            <text:p>166647366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86059557">
            <text:p>186059557</text:p>
          </table:table-cell>
          <table:table-cell office:value-type="float" office:value="621603901">
            <text:p>621603901</text:p>
          </table:table-cell>
          <table:table-cell office:value-type="float" office:value="393218094">
            <text:p>393218094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731684">
            <text:p>9731684</text:p>
          </table:table-cell>
          <table:table-cell office:value-type="float" office:value="615293431">
            <text:p>615293431</text:p>
          </table:table-cell>
          <table:table-cell office:value-type="float" office:value="535527117">
            <text:p>535527117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84232705">
            <text:p>684232705</text:p>
          </table:table-cell>
          <table:table-cell office:value-type="float" office:value="600294996">
            <text:p>600294996</text:p>
          </table:table-cell>
          <table:table-cell office:value-type="float" office:value="726063578">
            <text:p>726063578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4260179">
            <text:p>44260179</text:p>
          </table:table-cell>
          <table:table-cell office:value-type="float" office:value="599781987">
            <text:p>599781987</text:p>
          </table:table-cell>
          <table:table-cell office:value-type="float" office:value="276775978">
            <text:p>276775978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18002773">
            <text:p>318002773</text:p>
          </table:table-cell>
          <table:table-cell office:value-type="float" office:value="750043689">
            <text:p>750043689</text:p>
          </table:table-cell>
          <table:table-cell office:value-type="float" office:value="866542255">
            <text:p>866542255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49780147">
            <text:p>949780147</text:p>
          </table:table-cell>
          <table:table-cell office:value-type="float" office:value="63565773">
            <text:p>63565773</text:p>
          </table:table-cell>
          <table:table-cell office:value-type="float" office:value="465712984">
            <text:p>465712984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11752387">
            <text:p>611752387</text:p>
          </table:table-cell>
          <table:table-cell office:value-type="float" office:value="663929305">
            <text:p>663929305</text:p>
          </table:table-cell>
          <table:table-cell office:value-type="float" office:value="506919052">
            <text:p>506919052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97387280">
            <text:p>697387280</text:p>
          </table:table-cell>
          <table:table-cell office:value-type="float" office:value="475464216">
            <text:p>475464216</text:p>
          </table:table-cell>
          <table:table-cell office:value-type="float" office:value="490594477">
            <text:p>490594477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08391437">
            <text:p>908391437</text:p>
          </table:table-cell>
          <table:table-cell office:value-type="float" office:value="540509261">
            <text:p>540509261</text:p>
          </table:table-cell>
          <table:table-cell office:value-type="float" office:value="317872749">
            <text:p>317872749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49905135">
            <text:p>149905135</text:p>
          </table:table-cell>
          <table:table-cell office:value-type="float" office:value="597344041">
            <text:p>597344041</text:p>
          </table:table-cell>
          <table:table-cell office:value-type="float" office:value="364507535">
            <text:p>364507535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81707554">
            <text:p>181707554</text:p>
          </table:table-cell>
          <table:table-cell office:value-type="float" office:value="357705505">
            <text:p>357705505</text:p>
          </table:table-cell>
          <table:table-cell office:value-type="float" office:value="582874659">
            <text:p>582874659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69865898">
            <text:p>469865898</text:p>
          </table:table-cell>
          <table:table-cell office:value-type="float" office:value="400234451">
            <text:p>400234451</text:p>
          </table:table-cell>
          <table:table-cell office:value-type="float" office:value="313219462">
            <text:p>313219462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96057042">
            <text:p>496057042</text:p>
          </table:table-cell>
          <table:table-cell office:value-type="float" office:value="400128290">
            <text:p>400128290</text:p>
          </table:table-cell>
          <table:table-cell office:value-type="float" office:value="333179677">
            <text:p>333179677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66350278">
            <text:p>266350278</text:p>
          </table:table-cell>
          <table:table-cell office:value-type="float" office:value="184043306">
            <text:p>184043306</text:p>
          </table:table-cell>
          <table:table-cell office:value-type="float" office:value="742351125">
            <text:p>742351125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4730566">
            <text:p>14730566</text:p>
          </table:table-cell>
          <table:table-cell office:value-type="float" office:value="563314434">
            <text:p>563314434</text:p>
          </table:table-cell>
          <table:table-cell office:value-type="float" office:value="458586268">
            <text:p>458586268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05254548">
            <text:p>205254548</text:p>
          </table:table-cell>
          <table:table-cell office:value-type="float" office:value="661404203">
            <text:p>661404203</text:p>
          </table:table-cell>
          <table:table-cell office:value-type="float" office:value="225878301">
            <text:p>225878301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21319739">
            <text:p>321319739</text:p>
          </table:table-cell>
          <table:table-cell office:value-type="float" office:value="542597550">
            <text:p>542597550</text:p>
          </table:table-cell>
          <table:table-cell office:value-type="float" office:value="448491991">
            <text:p>448491991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0831154">
            <text:p>90831154</text:p>
          </table:table-cell>
          <table:table-cell office:value-type="float" office:value="289346103">
            <text:p>289346103</text:p>
          </table:table-cell>
          <table:table-cell office:value-type="float" office:value="743111596">
            <text:p>743111596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8576029">
            <text:p>98576029</text:p>
          </table:table-cell>
          <table:table-cell office:value-type="float" office:value="372529767">
            <text:p>372529767</text:p>
          </table:table-cell>
          <table:table-cell office:value-type="float" office:value="319193049">
            <text:p>319193049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41820551">
            <text:p>141820551</text:p>
          </table:table-cell>
          <table:table-cell office:value-type="float" office:value="443840685">
            <text:p>443840685</text:p>
          </table:table-cell>
          <table:table-cell office:value-type="float" office:value="346314426">
            <text:p>346314426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96479316">
            <text:p>396479316</text:p>
          </table:table-cell>
          <table:table-cell office:value-type="float" office:value="892899581">
            <text:p>892899581</text:p>
          </table:table-cell>
          <table:table-cell office:value-type="float" office:value="306208718">
            <text:p>306208718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876356729">
            <text:p>876356729</text:p>
          </table:table-cell>
          <table:table-cell office:value-type="float" office:value="619111583">
            <text:p>619111583</text:p>
          </table:table-cell>
          <table:table-cell office:value-type="float" office:value="455648659">
            <text:p>455648659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60512083">
            <text:p>260512083</text:p>
          </table:table-cell>
          <table:table-cell office:value-type="float" office:value="722496316">
            <text:p>722496316</text:p>
          </table:table-cell>
          <table:table-cell office:value-type="float" office:value="457948851">
            <text:p>457948851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1211528">
            <text:p>51211528</text:p>
          </table:table-cell>
          <table:table-cell office:value-type="float" office:value="734548192">
            <text:p>734548192</text:p>
          </table:table-cell>
          <table:table-cell office:value-type="float" office:value="783532152">
            <text:p>783532152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38505410">
            <text:p>538505410</text:p>
          </table:table-cell>
          <table:table-cell office:value-type="float" office:value="873876694">
            <text:p>873876694</text:p>
          </table:table-cell>
          <table:table-cell office:value-type="float" office:value="153122279">
            <text:p>153122279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32379803">
            <text:p>132379803</text:p>
          </table:table-cell>
          <table:table-cell office:value-type="float" office:value="811431376">
            <text:p>811431376</text:p>
          </table:table-cell>
          <table:table-cell office:value-type="float" office:value="979913063">
            <text:p>979913063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35744477">
            <text:p>235744477</text:p>
          </table:table-cell>
          <table:table-cell office:value-type="float" office:value="82882259">
            <text:p>82882259</text:p>
          </table:table-cell>
          <table:table-cell office:value-type="float" office:value="404807661">
            <text:p>404807661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96798865">
            <text:p>196798865</text:p>
          </table:table-cell>
          <table:table-cell office:value-type="float" office:value="889868321">
            <text:p>889868321</text:p>
          </table:table-cell>
          <table:table-cell office:value-type="float" office:value="510188864">
            <text:p>510188864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06128158">
            <text:p>106128158</text:p>
          </table:table-cell>
          <table:table-cell office:value-type="float" office:value="989920919">
            <text:p>989920919</text:p>
          </table:table-cell>
          <table:table-cell office:value-type="float" office:value="583274597">
            <text:p>583274597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86479989">
            <text:p>286479989</text:p>
          </table:table-cell>
          <table:table-cell office:value-type="float" office:value="464719827">
            <text:p>464719827</text:p>
          </table:table-cell>
          <table:table-cell office:value-type="float" office:value="813824078">
            <text:p>813824078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01834702">
            <text:p>201834702</text:p>
          </table:table-cell>
          <table:table-cell office:value-type="float" office:value="515614881">
            <text:p>515614881</text:p>
          </table:table-cell>
          <table:table-cell office:value-type="float" office:value="302944974">
            <text:p>302944974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6115959">
            <text:p>116115959</text:p>
          </table:table-cell>
          <table:table-cell office:value-type="float" office:value="382873464">
            <text:p>382873464</text:p>
          </table:table-cell>
          <table:table-cell office:value-type="float" office:value="369916113">
            <text:p>369916113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97201620">
            <text:p>297201620</text:p>
          </table:table-cell>
          <table:table-cell office:value-type="float" office:value="962086019">
            <text:p>962086019</text:p>
          </table:table-cell>
          <table:table-cell office:value-type="float" office:value="457128596">
            <text:p>457128596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35048548">
            <text:p>335048548</text:p>
          </table:table-cell>
          <table:table-cell office:value-type="float" office:value="451750254">
            <text:p>451750254</text:p>
          </table:table-cell>
          <table:table-cell office:value-type="float" office:value="729977719">
            <text:p>729977719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16510083">
            <text:p>916510083</text:p>
          </table:table-cell>
          <table:table-cell office:value-type="float" office:value="596975163">
            <text:p>596975163</text:p>
          </table:table-cell>
          <table:table-cell office:value-type="float" office:value="203800059">
            <text:p>203800059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6720196">
            <text:p>96720196</text:p>
          </table:table-cell>
          <table:table-cell office:value-type="float" office:value="128632516">
            <text:p>128632516</text:p>
          </table:table-cell>
          <table:table-cell office:value-type="float" office:value="385075075">
            <text:p>385075075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70798941">
            <text:p>70798941</text:p>
          </table:table-cell>
          <table:table-cell office:value-type="float" office:value="692711839">
            <text:p>692711839</text:p>
          </table:table-cell>
          <table:table-cell office:value-type="float" office:value="600266024">
            <text:p>600266024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33915442">
            <text:p>533915442</text:p>
          </table:table-cell>
          <table:table-cell office:value-type="float" office:value="457690526">
            <text:p>457690526</text:p>
          </table:table-cell>
          <table:table-cell office:value-type="float" office:value="173895540">
            <text:p>173895540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49641388">
            <text:p>549641388</text:p>
          </table:table-cell>
          <table:table-cell office:value-type="float" office:value="627065213">
            <text:p>627065213</text:p>
          </table:table-cell>
          <table:table-cell office:value-type="float" office:value="470140629">
            <text:p>470140629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52567076">
            <text:p>952567076</text:p>
          </table:table-cell>
          <table:table-cell office:value-type="float" office:value="585837753">
            <text:p>585837753</text:p>
          </table:table-cell>
          <table:table-cell office:value-type="float" office:value="326367576">
            <text:p>326367576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0677749">
            <text:p>10677749</text:p>
          </table:table-cell>
          <table:table-cell office:value-type="float" office:value="540911863">
            <text:p>540911863</text:p>
          </table:table-cell>
          <table:table-cell office:value-type="float" office:value="826136693">
            <text:p>826136693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64608245">
            <text:p>564608245</text:p>
          </table:table-cell>
          <table:table-cell office:value-type="float" office:value="852373534">
            <text:p>852373534</text:p>
          </table:table-cell>
          <table:table-cell office:value-type="float" office:value="400071574">
            <text:p>400071574</text:p>
          </table:table-cell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20817561">
            <text:p>220817561</text:p>
          </table:table-cell>
          <table:table-cell office:value-type="float" office:value="541403245">
            <text:p>541403245</text:p>
          </table:table-cell>
          <table:table-cell office:value-type="float" office:value="616172065">
            <text:p>616172065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0794669">
            <text:p>120794669</text:p>
          </table:table-cell>
          <table:table-cell office:value-type="float" office:value="228621781">
            <text:p>228621781</text:p>
          </table:table-cell>
          <table:table-cell office:value-type="float" office:value="972162409">
            <text:p>972162409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92423410">
            <text:p>292423410</text:p>
          </table:table-cell>
          <table:table-cell office:value-type="float" office:value="277468470">
            <text:p>277468470</text:p>
          </table:table-cell>
          <table:table-cell office:value-type="float" office:value="339557190">
            <text:p>339557190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0337039">
            <text:p>280337039</text:p>
          </table:table-cell>
          <table:table-cell office:value-type="float" office:value="377071289">
            <text:p>377071289</text:p>
          </table:table-cell>
          <table:table-cell office:value-type="float" office:value="74489676">
            <text:p>74489676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7028532">
            <text:p>97028532</text:p>
          </table:table-cell>
          <table:table-cell office:value-type="float" office:value="173140594">
            <text:p>173140594</text:p>
          </table:table-cell>
          <table:table-cell office:value-type="float" office:value="545111521">
            <text:p>545111521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47286982">
            <text:p>147286982</text:p>
          </table:table-cell>
          <table:table-cell office:value-type="float" office:value="932862139">
            <text:p>932862139</text:p>
          </table:table-cell>
          <table:table-cell office:value-type="float" office:value="561526494">
            <text:p>561526494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648225373">
            <text:p>648225373</text:p>
          </table:table-cell>
          <table:table-cell office:value-type="float" office:value="672470634">
            <text:p>672470634</text:p>
          </table:table-cell>
          <table:table-cell office:value-type="float" office:value="330796188">
            <text:p>330796188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89917828">
            <text:p>389917828</text:p>
          </table:table-cell>
          <table:table-cell office:value-type="float" office:value="122683217">
            <text:p>122683217</text:p>
          </table:table-cell>
          <table:table-cell office:value-type="float" office:value="371120698">
            <text:p>371120698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53344968">
            <text:p>253344968</text:p>
          </table:table-cell>
          <table:table-cell office:value-type="float" office:value="877289240">
            <text:p>877289240</text:p>
          </table:table-cell>
          <table:table-cell office:value-type="float" office:value="559061123">
            <text:p>559061123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35583147">
            <text:p>235583147</text:p>
          </table:table-cell>
          <table:table-cell office:value-type="float" office:value="122851525">
            <text:p>122851525</text:p>
          </table:table-cell>
          <table:table-cell office:value-type="float" office:value="638790666">
            <text:p>638790666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99554136">
            <text:p>499554136</text:p>
          </table:table-cell>
          <table:table-cell office:value-type="float" office:value="809756869">
            <text:p>809756869</text:p>
          </table:table-cell>
          <table:table-cell office:value-type="float" office:value="557608847">
            <text:p>557608847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8018124">
            <text:p>128018124</text:p>
          </table:table-cell>
          <table:table-cell office:value-type="float" office:value="737472077">
            <text:p>737472077</text:p>
          </table:table-cell>
          <table:table-cell office:value-type="float" office:value="648408404">
            <text:p>648408404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2116339">
            <text:p>112116339</text:p>
          </table:table-cell>
          <table:table-cell office:value-type="float" office:value="457201977">
            <text:p>457201977</text:p>
          </table:table-cell>
          <table:table-cell office:value-type="float" office:value="512279305">
            <text:p>512279305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21764662">
            <text:p>721764662</text:p>
          </table:table-cell>
          <table:table-cell office:value-type="float" office:value="636105664">
            <text:p>636105664</text:p>
          </table:table-cell>
          <table:table-cell office:value-type="float" office:value="968242178">
            <text:p>968242178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85230723">
            <text:p>785230723</text:p>
          </table:table-cell>
          <table:table-cell office:value-type="float" office:value="860388473">
            <text:p>860388473</text:p>
          </table:table-cell>
          <table:table-cell office:value-type="float" office:value="473992605">
            <text:p>473992605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8855995">
            <text:p>118855995</text:p>
          </table:table-cell>
          <table:table-cell office:value-type="float" office:value="251406652">
            <text:p>251406652</text:p>
          </table:table-cell>
          <table:table-cell office:value-type="float" office:value="442982075">
            <text:p>442982075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30600473">
            <text:p>130600473</text:p>
          </table:table-cell>
          <table:table-cell office:value-type="float" office:value="515002030">
            <text:p>515002030</text:p>
          </table:table-cell>
          <table:table-cell office:value-type="float" office:value="389742027">
            <text:p>389742027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72631592">
            <text:p>972631592</text:p>
          </table:table-cell>
          <table:table-cell office:value-type="float" office:value="781099078">
            <text:p>781099078</text:p>
          </table:table-cell>
          <table:table-cell office:value-type="float" office:value="497762024">
            <text:p>497762024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90736837">
            <text:p>190736837</text:p>
          </table:table-cell>
          <table:table-cell office:value-type="float" office:value="579204037">
            <text:p>579204037</text:p>
          </table:table-cell>
          <table:table-cell office:value-type="float" office:value="291501076">
            <text:p>291501076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666455791">
            <text:p>666455791</text:p>
          </table:table-cell>
          <table:table-cell office:value-type="float" office:value="681370811">
            <text:p>681370811</text:p>
          </table:table-cell>
          <table:table-cell office:value-type="float" office:value="797094544">
            <text:p>797094544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728424">
            <text:p>28728424</text:p>
          </table:table-cell>
          <table:table-cell office:value-type="float" office:value="719732499">
            <text:p>719732499</text:p>
          </table:table-cell>
          <table:table-cell office:value-type="float" office:value="894080526">
            <text:p>894080526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67720190">
            <text:p>167720190</text:p>
          </table:table-cell>
          <table:table-cell office:value-type="float" office:value="821169758">
            <text:p>821169758</text:p>
          </table:table-cell>
          <table:table-cell office:value-type="float" office:value="595476487">
            <text:p>595476487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1903157">
            <text:p>21903157</text:p>
          </table:table-cell>
          <table:table-cell office:value-type="float" office:value="553587782">
            <text:p>553587782</text:p>
          </table:table-cell>
          <table:table-cell office:value-type="float" office:value="344001445">
            <text:p>344001445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0929243">
            <text:p>280929243</text:p>
          </table:table-cell>
          <table:table-cell office:value-type="float" office:value="765213765">
            <text:p>765213765</text:p>
          </table:table-cell>
          <table:table-cell office:value-type="float" office:value="689112686">
            <text:p>689112686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59907522">
            <text:p>959907522</text:p>
          </table:table-cell>
          <table:table-cell office:value-type="float" office:value="433913141">
            <text:p>433913141</text:p>
          </table:table-cell>
          <table:table-cell office:value-type="float" office:value="563280434">
            <text:p>563280434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13698915">
            <text:p>713698915</text:p>
          </table:table-cell>
          <table:table-cell office:value-type="float" office:value="462474469">
            <text:p>462474469</text:p>
          </table:table-cell>
          <table:table-cell office:value-type="float" office:value="517597924">
            <text:p>517597924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87889143">
            <text:p>387889143</text:p>
          </table:table-cell>
          <table:table-cell office:value-type="float" office:value="489915538">
            <text:p>489915538</text:p>
          </table:table-cell>
          <table:table-cell office:value-type="float" office:value="530078759">
            <text:p>530078759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3090212">
            <text:p>283090212</text:p>
          </table:table-cell>
          <table:table-cell office:value-type="float" office:value="423513863">
            <text:p>423513863</text:p>
          </table:table-cell>
          <table:table-cell office:value-type="float" office:value="289670199">
            <text:p>289670199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1178606">
            <text:p>121178606</text:p>
          </table:table-cell>
          <table:table-cell office:value-type="float" office:value="659921751">
            <text:p>659921751</text:p>
          </table:table-cell>
          <table:table-cell office:value-type="float" office:value="235381509">
            <text:p>235381509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85102679">
            <text:p>185102679</text:p>
          </table:table-cell>
          <table:table-cell office:value-type="float" office:value="8656562">
            <text:p>8656562</text:p>
          </table:table-cell>
          <table:table-cell office:value-type="float" office:value="340594354">
            <text:p>340594354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53064109">
            <text:p>253064109</text:p>
          </table:table-cell>
          <table:table-cell office:value-type="float" office:value="761089052">
            <text:p>761089052</text:p>
          </table:table-cell>
          <table:table-cell office:value-type="float" office:value="471510269">
            <text:p>471510269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686056424">
            <text:p>686056424</text:p>
          </table:table-cell>
          <table:table-cell office:value-type="float" office:value="896908895">
            <text:p>896908895</text:p>
          </table:table-cell>
          <table:table-cell office:value-type="float" office:value="614468847">
            <text:p>614468847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78275998">
            <text:p>978275998</text:p>
          </table:table-cell>
          <table:table-cell office:value-type="float" office:value="994523855">
            <text:p>994523855</text:p>
          </table:table-cell>
          <table:table-cell office:value-type="float" office:value="381684109">
            <text:p>381684109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88139701">
            <text:p>188139701</text:p>
          </table:table-cell>
          <table:table-cell office:value-type="float" office:value="814786020">
            <text:p>814786020</text:p>
          </table:table-cell>
          <table:table-cell office:value-type="float" office:value="399338768">
            <text:p>399338768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71000180">
            <text:p>271000180</text:p>
          </table:table-cell>
          <table:table-cell office:value-type="float" office:value="854627671">
            <text:p>854627671</text:p>
          </table:table-cell>
          <table:table-cell office:value-type="float" office:value="717297475">
            <text:p>717297475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4831499">
            <text:p>14831499</text:p>
          </table:table-cell>
          <table:table-cell office:value-type="float" office:value="776210095">
            <text:p>776210095</text:p>
          </table:table-cell>
          <table:table-cell office:value-type="float" office:value="506112862">
            <text:p>506112862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95398249">
            <text:p>995398249</text:p>
          </table:table-cell>
          <table:table-cell office:value-type="float" office:value="534411149">
            <text:p>534411149</text:p>
          </table:table-cell>
          <table:table-cell office:value-type="float" office:value="416651545">
            <text:p>416651545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583764777">
            <text:p>583764777</text:p>
          </table:table-cell>
          <table:table-cell office:value-type="float" office:value="565229183">
            <text:p>565229183</text:p>
          </table:table-cell>
          <table:table-cell office:value-type="float" office:value="493491543">
            <text:p>493491543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08365560">
            <text:p>908365560</text:p>
          </table:table-cell>
          <table:table-cell office:value-type="float" office:value="566917555">
            <text:p>566917555</text:p>
          </table:table-cell>
          <table:table-cell office:value-type="float" office:value="939714249">
            <text:p>939714249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671921282">
            <text:p>671921282</text:p>
          </table:table-cell>
          <table:table-cell office:value-type="float" office:value="772211873">
            <text:p>772211873</text:p>
          </table:table-cell>
          <table:table-cell office:value-type="float" office:value="636463083">
            <text:p>636463083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56485122">
            <text:p>856485122</text:p>
          </table:table-cell>
          <table:table-cell office:value-type="float" office:value="700208672">
            <text:p>700208672</text:p>
          </table:table-cell>
          <table:table-cell office:value-type="float" office:value="409502700">
            <text:p>409502700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34823076">
            <text:p>134823076</text:p>
          </table:table-cell>
          <table:table-cell office:value-type="float" office:value="567661125">
            <text:p>567661125</text:p>
          </table:table-cell>
          <table:table-cell office:value-type="float" office:value="501864015">
            <text:p>501864015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89635236">
            <text:p>189635236</text:p>
          </table:table-cell>
          <table:table-cell office:value-type="float" office:value="833099959">
            <text:p>833099959</text:p>
          </table:table-cell>
          <table:table-cell office:value-type="float" office:value="133329923">
            <text:p>133329923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508638335">
            <text:p>508638335</text:p>
          </table:table-cell>
          <table:table-cell office:value-type="float" office:value="223053988">
            <text:p>223053988</text:p>
          </table:table-cell>
          <table:table-cell office:value-type="float" office:value="880203185">
            <text:p>880203185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2903054">
            <text:p>92903054</text:p>
          </table:table-cell>
          <table:table-cell office:value-type="float" office:value="438257194">
            <text:p>438257194</text:p>
          </table:table-cell>
          <table:table-cell office:value-type="float" office:value="552684611">
            <text:p>552684611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77766959">
            <text:p>277766959</text:p>
          </table:table-cell>
          <table:table-cell office:value-type="float" office:value="908669886">
            <text:p>908669886</text:p>
          </table:table-cell>
          <table:table-cell office:value-type="float" office:value="549959268">
            <text:p>549959268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78609332">
            <text:p>178609332</text:p>
          </table:table-cell>
          <table:table-cell office:value-type="float" office:value="520095007">
            <text:p>520095007</text:p>
          </table:table-cell>
          <table:table-cell office:value-type="float" office:value="537940441">
            <text:p>537940441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22166316">
            <text:p>422166316</text:p>
          </table:table-cell>
          <table:table-cell office:value-type="float" office:value="601025337">
            <text:p>601025337</text:p>
          </table:table-cell>
          <table:table-cell office:value-type="float" office:value="385681635">
            <text:p>385681635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570750729">
            <text:p>570750729</text:p>
          </table:table-cell>
          <table:table-cell office:value-type="float" office:value="495269308">
            <text:p>495269308</text:p>
          </table:table-cell>
          <table:table-cell office:value-type="float" office:value="625310363">
            <text:p>625310363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47830843">
            <text:p>147830843</text:p>
          </table:table-cell>
          <table:table-cell office:value-type="float" office:value="435227090">
            <text:p>435227090</text:p>
          </table:table-cell>
          <table:table-cell office:value-type="float" office:value="456284691">
            <text:p>456284691</text:p>
          </table:table-cell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40297042">
            <text:p>140297042</text:p>
          </table:table-cell>
          <table:table-cell office:value-type="float" office:value="548338643">
            <text:p>548338643</text:p>
          </table:table-cell>
          <table:table-cell office:value-type="float" office:value="595597187">
            <text:p>595597187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786962141">
            <text:p>786962141</text:p>
          </table:table-cell>
          <table:table-cell office:value-type="float" office:value="997472131">
            <text:p>997472131</text:p>
          </table:table-cell>
          <table:table-cell office:value-type="float" office:value="777437235">
            <text:p>777437235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02154026">
            <text:p>802154026</text:p>
          </table:table-cell>
          <table:table-cell office:value-type="float" office:value="907605454">
            <text:p>907605454</text:p>
          </table:table-cell>
          <table:table-cell office:value-type="float" office:value="600976278">
            <text:p>600976278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87323758">
            <text:p>287323758</text:p>
          </table:table-cell>
          <table:table-cell office:value-type="float" office:value="469221176">
            <text:p>469221176</text:p>
          </table:table-cell>
          <table:table-cell office:value-type="float" office:value="193636747">
            <text:p>193636747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23861116">
            <text:p>323861116</text:p>
          </table:table-cell>
          <table:table-cell office:value-type="float" office:value="678618744">
            <text:p>678618744</text:p>
          </table:table-cell>
          <table:table-cell office:value-type="float" office:value="315401308">
            <text:p>315401308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91051456">
            <text:p>191051456</text:p>
          </table:table-cell>
          <table:table-cell office:value-type="float" office:value="499297600">
            <text:p>499297600</text:p>
          </table:table-cell>
          <table:table-cell office:value-type="float" office:value="664820715">
            <text:p>664820715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7063227">
            <text:p>267063227</text:p>
          </table:table-cell>
          <table:table-cell office:value-type="float" office:value="719194138">
            <text:p>719194138</text:p>
          </table:table-cell>
          <table:table-cell office:value-type="float" office:value="688501602">
            <text:p>688501602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21933699">
            <text:p>321933699</text:p>
          </table:table-cell>
          <table:table-cell office:value-type="float" office:value="11305629">
            <text:p>11305629</text:p>
          </table:table-cell>
          <table:table-cell office:value-type="float" office:value="6310689">
            <text:p>6310689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41662655">
            <text:p>241662655</text:p>
          </table:table-cell>
          <table:table-cell office:value-type="float" office:value="652137271">
            <text:p>652137271</text:p>
          </table:table-cell>
          <table:table-cell office:value-type="float" office:value="510263030">
            <text:p>510263030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997973622">
            <text:p>997973622</text:p>
          </table:table-cell>
          <table:table-cell office:value-type="float" office:value="538410857">
            <text:p>538410857</text:p>
          </table:table-cell>
          <table:table-cell office:value-type="float" office:value="227207178">
            <text:p>227207178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21898297">
            <text:p>421898297</text:p>
          </table:table-cell>
          <table:table-cell office:value-type="float" office:value="166293579">
            <text:p>166293579</text:p>
          </table:table-cell>
          <table:table-cell office:value-type="float" office:value="445521633">
            <text:p>445521633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83533454">
            <text:p>383533454</text:p>
          </table:table-cell>
          <table:table-cell office:value-type="float" office:value="817972047">
            <text:p>817972047</text:p>
          </table:table-cell>
          <table:table-cell office:value-type="float" office:value="126620185">
            <text:p>126620185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28436932">
            <text:p>228436932</text:p>
          </table:table-cell>
          <table:table-cell office:value-type="float" office:value="869539071">
            <text:p>869539071</text:p>
          </table:table-cell>
          <table:table-cell office:value-type="float" office:value="551759756">
            <text:p>551759756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33677214">
            <text:p>233677214</text:p>
          </table:table-cell>
          <table:table-cell office:value-type="float" office:value="40023226">
            <text:p>40023226</text:p>
          </table:table-cell>
          <table:table-cell office:value-type="float" office:value="901630059">
            <text:p>901630059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76420914">
            <text:p>276420914</text:p>
          </table:table-cell>
          <table:table-cell office:value-type="float" office:value="458857575">
            <text:p>458857575</text:p>
          </table:table-cell>
          <table:table-cell office:value-type="float" office:value="123678184">
            <text:p>123678184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16055721">
            <text:p>216055721</text:p>
          </table:table-cell>
          <table:table-cell office:value-type="float" office:value="322911407">
            <text:p>322911407</text:p>
          </table:table-cell>
          <table:table-cell office:value-type="float" office:value="73291784">
            <text:p>73291784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572646730">
            <text:p>572646730</text:p>
          </table:table-cell>
          <table:table-cell office:value-type="float" office:value="665281213">
            <text:p>665281213</text:p>
          </table:table-cell>
          <table:table-cell office:value-type="float" office:value="414881279">
            <text:p>414881279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99916045">
            <text:p>99916045</text:p>
          </table:table-cell>
          <table:table-cell office:value-type="float" office:value="207150191">
            <text:p>207150191</text:p>
          </table:table-cell>
          <table:table-cell office:value-type="float" office:value="348161112">
            <text:p>348161112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6941753">
            <text:p>266941753</text:p>
          </table:table-cell>
          <table:table-cell office:value-type="float" office:value="642061219">
            <text:p>642061219</text:p>
          </table:table-cell>
          <table:table-cell office:value-type="float" office:value="358102686">
            <text:p>358102686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52304426">
            <text:p>152304426</text:p>
          </table:table-cell>
          <table:table-cell office:value-type="float" office:value="456589499">
            <text:p>456589499</text:p>
          </table:table-cell>
          <table:table-cell office:value-type="float" office:value="61984246">
            <text:p>61984246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2861608">
            <text:p>262861608</text:p>
          </table:table-cell>
          <table:table-cell office:value-type="float" office:value="383688615">
            <text:p>383688615</text:p>
          </table:table-cell>
          <table:table-cell office:value-type="float" office:value="360652975">
            <text:p>360652975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72051210">
            <text:p>472051210</text:p>
          </table:table-cell>
          <table:table-cell office:value-type="float" office:value="322298827">
            <text:p>322298827</text:p>
          </table:table-cell>
          <table:table-cell office:value-type="float" office:value="497817047">
            <text:p>497817047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53127017">
            <text:p>253127017</text:p>
          </table:table-cell>
          <table:table-cell office:value-type="float" office:value="799691456">
            <text:p>799691456</text:p>
          </table:table-cell>
          <table:table-cell office:value-type="float" office:value="427744290">
            <text:p>427744290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81878388">
            <text:p>181878388</text:p>
          </table:table-cell>
          <table:table-cell office:value-type="float" office:value="772044656">
            <text:p>772044656</text:p>
          </table:table-cell>
          <table:table-cell office:value-type="float" office:value="197315690">
            <text:p>197315690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09575017">
            <text:p>409575017</text:p>
          </table:table-cell>
          <table:table-cell office:value-type="float" office:value="490533409">
            <text:p>490533409</text:p>
          </table:table-cell>
          <table:table-cell office:value-type="float" office:value="401847184">
            <text:p>401847184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41538004">
            <text:p>341538004</text:p>
          </table:table-cell>
          <table:table-cell office:value-type="float" office:value="698380617">
            <text:p>698380617</text:p>
          </table:table-cell>
          <table:table-cell office:value-type="float" office:value="464576371">
            <text:p>464576371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99462576">
            <text:p>899462576</text:p>
          </table:table-cell>
          <table:table-cell office:value-type="float" office:value="613386513">
            <text:p>613386513</text:p>
          </table:table-cell>
          <table:table-cell office:value-type="float" office:value="752815706">
            <text:p>752815706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53482790">
            <text:p>453482790</text:p>
          </table:table-cell>
          <table:table-cell office:value-type="float" office:value="700271411">
            <text:p>700271411</text:p>
          </table:table-cell>
          <table:table-cell office:value-type="float" office:value="319628371">
            <text:p>319628371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41317472">
            <text:p>141317472</text:p>
          </table:table-cell>
          <table:table-cell office:value-type="float" office:value="366769054">
            <text:p>366769054</text:p>
          </table:table-cell>
          <table:table-cell office:value-type="float" office:value="344863890">
            <text:p>344863890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48486411">
            <text:p>148486411</text:p>
          </table:table-cell>
          <table:table-cell office:value-type="float" office:value="46988239">
            <text:p>46988239</text:p>
          </table:table-cell>
          <table:table-cell office:value-type="float" office:value="103959073">
            <text:p>103959073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76654011">
            <text:p>176654011</text:p>
          </table:table-cell>
          <table:table-cell office:value-type="float" office:value="498095883">
            <text:p>498095883</text:p>
          </table:table-cell>
          <table:table-cell office:value-type="float" office:value="551113124">
            <text:p>551113124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77127149">
            <text:p>377127149</text:p>
          </table:table-cell>
          <table:table-cell office:value-type="float" office:value="233980261">
            <text:p>233980261</text:p>
          </table:table-cell>
          <table:table-cell office:value-type="float" office:value="587510525">
            <text:p>587510525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90600135">
            <text:p>390600135</text:p>
          </table:table-cell>
          <table:table-cell office:value-type="float" office:value="703563614">
            <text:p>703563614</text:p>
          </table:table-cell>
          <table:table-cell office:value-type="float" office:value="982090594">
            <text:p>982090594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685487426">
            <text:p>685487426</text:p>
          </table:table-cell>
          <table:table-cell office:value-type="float" office:value="977731040">
            <text:p>977731040</text:p>
          </table:table-cell>
          <table:table-cell office:value-type="float" office:value="385065786">
            <text:p>385065786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7417690">
            <text:p>27417690</text:p>
          </table:table-cell>
          <table:table-cell office:value-type="float" office:value="653724028">
            <text:p>653724028</text:p>
          </table:table-cell>
          <table:table-cell office:value-type="float" office:value="637727583">
            <text:p>637727583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02975287">
            <text:p>102975287</text:p>
          </table:table-cell>
          <table:table-cell office:value-type="float" office:value="841227621">
            <text:p>841227621</text:p>
          </table:table-cell>
          <table:table-cell office:value-type="float" office:value="325482506">
            <text:p>325482506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95222810">
            <text:p>195222810</text:p>
          </table:table-cell>
          <table:table-cell office:value-type="float" office:value="505522041">
            <text:p>505522041</text:p>
          </table:table-cell>
          <table:table-cell office:value-type="float" office:value="523498419">
            <text:p>523498419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34511785">
            <text:p>234511785</text:p>
          </table:table-cell>
          <table:table-cell office:value-type="float" office:value="801964030">
            <text:p>801964030</text:p>
          </table:table-cell>
          <table:table-cell office:value-type="float" office:value="681337692">
            <text:p>681337692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99087895">
            <text:p>299087895</text:p>
          </table:table-cell>
          <table:table-cell office:value-type="float" office:value="779394390">
            <text:p>779394390</text:p>
          </table:table-cell>
          <table:table-cell office:value-type="float" office:value="376594652">
            <text:p>376594652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5465184">
            <text:p>5465184</text:p>
          </table:table-cell>
          <table:table-cell office:value-type="float" office:value="482875061">
            <text:p>482875061</text:p>
          </table:table-cell>
          <table:table-cell office:value-type="float" office:value="913394668">
            <text:p>913394668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10071220">
            <text:p>810071220</text:p>
          </table:table-cell>
          <table:table-cell office:value-type="float" office:value="68491260">
            <text:p>68491260</text:p>
          </table:table-cell>
          <table:table-cell office:value-type="float" office:value="788400440">
            <text:p>788400440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89031783">
            <text:p>889031783</text:p>
          </table:table-cell>
          <table:table-cell office:value-type="float" office:value="608592195">
            <text:p>608592195</text:p>
          </table:table-cell>
          <table:table-cell office:value-type="float" office:value="582792241">
            <text:p>582792241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64844140">
            <text:p>464844140</text:p>
          </table:table-cell>
          <table:table-cell office:value-type="float" office:value="51029931">
            <text:p>51029931</text:p>
          </table:table-cell>
          <table:table-cell office:value-type="float" office:value="606078387">
            <text:p>606078387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01398681">
            <text:p>801398681</text:p>
          </table:table-cell>
          <table:table-cell office:value-type="float" office:value="53156658">
            <text:p>53156658</text:p>
          </table:table-cell>
          <table:table-cell office:value-type="float" office:value="710407802">
            <text:p>710407802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60314590">
            <text:p>160314590</text:p>
          </table:table-cell>
          <table:table-cell office:value-type="float" office:value="838137456">
            <text:p>838137456</text:p>
          </table:table-cell>
          <table:table-cell office:value-type="float" office:value="192009540">
            <text:p>192009540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16166349">
            <text:p>216166349</text:p>
          </table:table-cell>
          <table:table-cell office:value-type="float" office:value="691305774">
            <text:p>691305774</text:p>
          </table:table-cell>
          <table:table-cell office:value-type="float" office:value="824384500">
            <text:p>824384500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99291700">
            <text:p>299291700</text:p>
          </table:table-cell>
          <table:table-cell office:value-type="float" office:value="201464960">
            <text:p>201464960</text:p>
          </table:table-cell>
          <table:table-cell office:value-type="float" office:value="276745769">
            <text:p>276745769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527677778">
            <text:p>527677778</text:p>
          </table:table-cell>
          <table:table-cell office:value-type="float" office:value="907248029">
            <text:p>907248029</text:p>
          </table:table-cell>
          <table:table-cell office:value-type="float" office:value="672244524">
            <text:p>672244524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73927213">
            <text:p>373927213</text:p>
          </table:table-cell>
          <table:table-cell office:value-type="float" office:value="3725097">
            <text:p>3725097</text:p>
          </table:table-cell>
          <table:table-cell office:value-type="float" office:value="711159315">
            <text:p>711159315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74297786">
            <text:p>174297786</text:p>
          </table:table-cell>
          <table:table-cell office:value-type="float" office:value="580705259">
            <text:p>580705259</text:p>
          </table:table-cell>
          <table:table-cell office:value-type="float" office:value="416852847">
            <text:p>416852847</text:p>
          </table:table-cell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28000786">
            <text:p>228000786</text:p>
          </table:table-cell>
          <table:table-cell office:value-type="float" office:value="549235338">
            <text:p>549235338</text:p>
          </table:table-cell>
          <table:table-cell office:value-type="float" office:value="404735491">
            <text:p>404735491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900028">
            <text:p>3900028</text:p>
          </table:table-cell>
          <table:table-cell office:value-type="float" office:value="3274465">
            <text:p>3274465</text:p>
          </table:table-cell>
          <table:table-cell office:value-type="float" office:value="516832824">
            <text:p>516832824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42334076">
            <text:p>142334076</text:p>
          </table:table-cell>
          <table:table-cell office:value-type="float" office:value="494843807">
            <text:p>494843807</text:p>
          </table:table-cell>
          <table:table-cell office:value-type="float" office:value="583778478">
            <text:p>583778478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27833880">
            <text:p>527833880</text:p>
          </table:table-cell>
          <table:table-cell office:value-type="float" office:value="166618610">
            <text:p>166618610</text:p>
          </table:table-cell>
          <table:table-cell office:value-type="float" office:value="12339459">
            <text:p>12339459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66761716">
            <text:p>166761716</text:p>
          </table:table-cell>
          <table:table-cell office:value-type="float" office:value="19982886">
            <text:p>19982886</text:p>
          </table:table-cell>
          <table:table-cell office:value-type="float" office:value="90294749">
            <text:p>90294749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19073373">
            <text:p>119073373</text:p>
          </table:table-cell>
          <table:table-cell office:value-type="float" office:value="582243063">
            <text:p>582243063</text:p>
          </table:table-cell>
          <table:table-cell office:value-type="float" office:value="459055907">
            <text:p>459055907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51034750">
            <text:p>351034750</text:p>
          </table:table-cell>
          <table:table-cell office:value-type="float" office:value="242788437">
            <text:p>242788437</text:p>
          </table:table-cell>
          <table:table-cell office:value-type="float" office:value="341821023">
            <text:p>341821023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81576907">
            <text:p>381576907</text:p>
          </table:table-cell>
          <table:table-cell office:value-type="float" office:value="733078995">
            <text:p>733078995</text:p>
          </table:table-cell>
          <table:table-cell office:value-type="float" office:value="965182189">
            <text:p>965182189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5753367">
            <text:p>75753367</text:p>
          </table:table-cell>
          <table:table-cell office:value-type="float" office:value="477391055">
            <text:p>477391055</text:p>
          </table:table-cell>
          <table:table-cell office:value-type="float" office:value="668728647">
            <text:p>668728647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85741075">
            <text:p>185741075</text:p>
          </table:table-cell>
          <table:table-cell office:value-type="float" office:value="731577160">
            <text:p>731577160</text:p>
          </table:table-cell>
          <table:table-cell office:value-type="float" office:value="969581507">
            <text:p>969581507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65023502">
            <text:p>365023502</text:p>
          </table:table-cell>
          <table:table-cell office:value-type="float" office:value="255085237">
            <text:p>255085237</text:p>
          </table:table-cell>
          <table:table-cell office:value-type="float" office:value="676167016">
            <text:p>676167016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07791608">
            <text:p>607791608</text:p>
          </table:table-cell>
          <table:table-cell office:value-type="float" office:value="93088655">
            <text:p>93088655</text:p>
          </table:table-cell>
          <table:table-cell office:value-type="float" office:value="265263791">
            <text:p>265263791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6246697">
            <text:p>316246697</text:p>
          </table:table-cell>
          <table:table-cell office:value-type="float" office:value="830291067">
            <text:p>830291067</text:p>
          </table:table-cell>
          <table:table-cell office:value-type="float" office:value="649614144">
            <text:p>649614144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26540158">
            <text:p>626540158</text:p>
          </table:table-cell>
          <table:table-cell office:value-type="float" office:value="137024477">
            <text:p>137024477</text:p>
          </table:table-cell>
          <table:table-cell office:value-type="float" office:value="264712618">
            <text:p>264712618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81219452">
            <text:p>581219452</text:p>
          </table:table-cell>
          <table:table-cell office:value-type="float" office:value="223057744">
            <text:p>223057744</text:p>
          </table:table-cell>
          <table:table-cell office:value-type="float" office:value="753844544">
            <text:p>753844544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81458675">
            <text:p>781458675</text:p>
          </table:table-cell>
          <table:table-cell office:value-type="float" office:value="80205114">
            <text:p>80205114</text:p>
          </table:table-cell>
          <table:table-cell office:value-type="float" office:value="997276946">
            <text:p>997276946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9430362">
            <text:p>89430362</text:p>
          </table:table-cell>
          <table:table-cell office:value-type="float" office:value="70760647">
            <text:p>70760647</text:p>
          </table:table-cell>
          <table:table-cell office:value-type="float" office:value="354095462">
            <text:p>354095462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82083793">
            <text:p>582083793</text:p>
          </table:table-cell>
          <table:table-cell office:value-type="float" office:value="732722163">
            <text:p>732722163</text:p>
          </table:table-cell>
          <table:table-cell office:value-type="float" office:value="835551672">
            <text:p>835551672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3124957">
            <text:p>123124957</text:p>
          </table:table-cell>
          <table:table-cell office:value-type="float" office:value="434881036">
            <text:p>434881036</text:p>
          </table:table-cell>
          <table:table-cell office:value-type="float" office:value="102126411">
            <text:p>102126411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29481536">
            <text:p>329481536</text:p>
          </table:table-cell>
          <table:table-cell office:value-type="float" office:value="858459756">
            <text:p>858459756</text:p>
          </table:table-cell>
          <table:table-cell office:value-type="float" office:value="721207083">
            <text:p>721207083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55396937">
            <text:p>555396937</text:p>
          </table:table-cell>
          <table:table-cell office:value-type="float" office:value="8757897">
            <text:p>8757897</text:p>
          </table:table-cell>
          <table:table-cell office:value-type="float" office:value="427437092">
            <text:p>427437092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30793111">
            <text:p>730793111</text:p>
          </table:table-cell>
          <table:table-cell office:value-type="float" office:value="996296014">
            <text:p>996296014</text:p>
          </table:table-cell>
          <table:table-cell office:value-type="float" office:value="662830929">
            <text:p>662830929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59900778">
            <text:p>659900778</text:p>
          </table:table-cell>
          <table:table-cell office:value-type="float" office:value="167279872">
            <text:p>167279872</text:p>
          </table:table-cell>
          <table:table-cell office:value-type="float" office:value="917965955">
            <text:p>917965955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8363675">
            <text:p>378363675</text:p>
          </table:table-cell>
          <table:table-cell office:value-type="float" office:value="895271496">
            <text:p>895271496</text:p>
          </table:table-cell>
          <table:table-cell office:value-type="float" office:value="698095531">
            <text:p>698095531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9519615">
            <text:p>379519615</text:p>
          </table:table-cell>
          <table:table-cell office:value-type="float" office:value="32252262">
            <text:p>32252262</text:p>
          </table:table-cell>
          <table:table-cell office:value-type="float" office:value="627052892">
            <text:p>627052892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53540692">
            <text:p>353540692</text:p>
          </table:table-cell>
          <table:table-cell office:value-type="float" office:value="903595309">
            <text:p>903595309</text:p>
          </table:table-cell>
          <table:table-cell office:value-type="float" office:value="890044353">
            <text:p>890044353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68129255">
            <text:p>768129255</text:p>
          </table:table-cell>
          <table:table-cell office:value-type="float" office:value="54993887">
            <text:p>54993887</text:p>
          </table:table-cell>
          <table:table-cell office:value-type="float" office:value="797154662">
            <text:p>797154662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06668169">
            <text:p>106668169</text:p>
          </table:table-cell>
          <table:table-cell office:value-type="float" office:value="593804027">
            <text:p>593804027</text:p>
          </table:table-cell>
          <table:table-cell office:value-type="float" office:value="430974959">
            <text:p>430974959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73403759">
            <text:p>673403759</text:p>
          </table:table-cell>
          <table:table-cell office:value-type="float" office:value="21725794">
            <text:p>21725794</text:p>
          </table:table-cell>
          <table:table-cell office:value-type="float" office:value="274875645">
            <text:p>274875645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83735482">
            <text:p>283735482</text:p>
          </table:table-cell>
          <table:table-cell office:value-type="float" office:value="136476208">
            <text:p>136476208</text:p>
          </table:table-cell>
          <table:table-cell office:value-type="float" office:value="445167008">
            <text:p>445167008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83170152">
            <text:p>783170152</text:p>
          </table:table-cell>
          <table:table-cell office:value-type="float" office:value="613919543">
            <text:p>613919543</text:p>
          </table:table-cell>
          <table:table-cell office:value-type="float" office:value="814406254">
            <text:p>814406254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03472799">
            <text:p>203472799</text:p>
          </table:table-cell>
          <table:table-cell office:value-type="float" office:value="9062388">
            <text:p>9062388</text:p>
          </table:table-cell>
          <table:table-cell office:value-type="float" office:value="580833885">
            <text:p>580833885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99018949">
            <text:p>199018949</text:p>
          </table:table-cell>
          <table:table-cell office:value-type="float" office:value="259368334">
            <text:p>259368334</text:p>
          </table:table-cell>
          <table:table-cell office:value-type="float" office:value="610280439">
            <text:p>610280439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00300127">
            <text:p>500300127</text:p>
          </table:table-cell>
          <table:table-cell office:value-type="float" office:value="717264696">
            <text:p>717264696</text:p>
          </table:table-cell>
          <table:table-cell office:value-type="float" office:value="2493330">
            <text:p>2493330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930592661">
            <text:p>930592661</text:p>
          </table:table-cell>
          <table:table-cell office:value-type="float" office:value="282371557">
            <text:p>282371557</text:p>
          </table:table-cell>
          <table:table-cell office:value-type="float" office:value="802889611">
            <text:p>802889611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06117293">
            <text:p>406117293</text:p>
          </table:table-cell>
          <table:table-cell office:value-type="float" office:value="64562108">
            <text:p>64562108</text:p>
          </table:table-cell>
          <table:table-cell office:value-type="float" office:value="487718465">
            <text:p>487718465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47885801">
            <text:p>347885801</text:p>
          </table:table-cell>
          <table:table-cell office:value-type="float" office:value="37091861">
            <text:p>37091861</text:p>
          </table:table-cell>
          <table:table-cell office:value-type="float" office:value="16699994">
            <text:p>16699994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4721095">
            <text:p>54721095</text:p>
          </table:table-cell>
          <table:table-cell office:value-type="float" office:value="759589792">
            <text:p>759589792</text:p>
          </table:table-cell>
          <table:table-cell office:value-type="float" office:value="489333627">
            <text:p>489333627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959899753">
            <text:p>959899753</text:p>
          </table:table-cell>
          <table:table-cell office:value-type="float" office:value="588903191">
            <text:p>588903191</text:p>
          </table:table-cell>
          <table:table-cell office:value-type="float" office:value="640659780">
            <text:p>640659780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2881690">
            <text:p>312881690</text:p>
          </table:table-cell>
          <table:table-cell office:value-type="float" office:value="207300231">
            <text:p>207300231</text:p>
          </table:table-cell>
          <table:table-cell office:value-type="float" office:value="696816163">
            <text:p>696816163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26357718">
            <text:p>426357718</text:p>
          </table:table-cell>
          <table:table-cell office:value-type="float" office:value="995490152">
            <text:p>995490152</text:p>
          </table:table-cell>
          <table:table-cell office:value-type="float" office:value="729873954">
            <text:p>729873954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24931490">
            <text:p>324931490</text:p>
          </table:table-cell>
          <table:table-cell office:value-type="float" office:value="624860461">
            <text:p>624860461</text:p>
          </table:table-cell>
          <table:table-cell office:value-type="float" office:value="748449507">
            <text:p>748449507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42809590">
            <text:p>742809590</text:p>
          </table:table-cell>
          <table:table-cell office:value-type="float" office:value="937289175">
            <text:p>937289175</text:p>
          </table:table-cell>
          <table:table-cell office:value-type="float" office:value="560509703">
            <text:p>560509703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86733407">
            <text:p>686733407</text:p>
          </table:table-cell>
          <table:table-cell office:value-type="float" office:value="177465938">
            <text:p>177465938</text:p>
          </table:table-cell>
          <table:table-cell office:value-type="float" office:value="477987869">
            <text:p>477987869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51602133">
            <text:p>351602133</text:p>
          </table:table-cell>
          <table:table-cell office:value-type="float" office:value="713779063">
            <text:p>713779063</text:p>
          </table:table-cell>
          <table:table-cell office:value-type="float" office:value="582223403">
            <text:p>582223403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44866216">
            <text:p>244866216</text:p>
          </table:table-cell>
          <table:table-cell office:value-type="float" office:value="890682620">
            <text:p>890682620</text:p>
          </table:table-cell>
          <table:table-cell office:value-type="float" office:value="844756396">
            <text:p>844756396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4118584">
            <text:p>274118584</text:p>
          </table:table-cell>
          <table:table-cell office:value-type="float" office:value="165831408">
            <text:p>165831408</text:p>
          </table:table-cell>
          <table:table-cell office:value-type="float" office:value="768815727">
            <text:p>768815727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4448768">
            <text:p>374448768</text:p>
          </table:table-cell>
          <table:table-cell office:value-type="float" office:value="623344518">
            <text:p>623344518</text:p>
          </table:table-cell>
          <table:table-cell office:value-type="float" office:value="555929200">
            <text:p>555929200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49404884">
            <text:p>149404884</text:p>
          </table:table-cell>
          <table:table-cell office:value-type="float" office:value="117537932">
            <text:p>117537932</text:p>
          </table:table-cell>
          <table:table-cell office:value-type="float" office:value="731327773">
            <text:p>731327773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76914338">
            <text:p>876914338</text:p>
          </table:table-cell>
          <table:table-cell office:value-type="float" office:value="666292303">
            <text:p>666292303</text:p>
          </table:table-cell>
          <table:table-cell office:value-type="float" office:value="769445658">
            <text:p>769445658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90286270">
            <text:p>290286270</text:p>
          </table:table-cell>
          <table:table-cell office:value-type="float" office:value="503223414">
            <text:p>503223414</text:p>
          </table:table-cell>
          <table:table-cell office:value-type="float" office:value="489428405">
            <text:p>489428405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51043546">
            <text:p>451043546</text:p>
          </table:table-cell>
          <table:table-cell office:value-type="float" office:value="695174960">
            <text:p>695174960</text:p>
          </table:table-cell>
          <table:table-cell office:value-type="float" office:value="937499043">
            <text:p>937499043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74749720">
            <text:p>574749720</text:p>
          </table:table-cell>
          <table:table-cell office:value-type="float" office:value="36332511">
            <text:p>36332511</text:p>
          </table:table-cell>
          <table:table-cell office:value-type="float" office:value="549763831">
            <text:p>549763831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966510553">
            <text:p>966510553</text:p>
          </table:table-cell>
          <table:table-cell office:value-type="float" office:value="259082127">
            <text:p>259082127</text:p>
          </table:table-cell>
          <table:table-cell office:value-type="float" office:value="853346146">
            <text:p>853346146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28259466">
            <text:p>428259466</text:p>
          </table:table-cell>
          <table:table-cell office:value-type="float" office:value="358553689">
            <text:p>358553689</text:p>
          </table:table-cell>
          <table:table-cell office:value-type="float" office:value="448222797">
            <text:p>448222797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26744503">
            <text:p>326744503</text:p>
          </table:table-cell>
          <table:table-cell office:value-type="float" office:value="846765309">
            <text:p>846765309</text:p>
          </table:table-cell>
          <table:table-cell office:value-type="float" office:value="847906104">
            <text:p>847906104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4245151">
            <text:p>234245151</text:p>
          </table:table-cell>
          <table:table-cell office:value-type="float" office:value="628406313">
            <text:p>628406313</text:p>
          </table:table-cell>
          <table:table-cell office:value-type="float" office:value="498693837">
            <text:p>498693837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75269208">
            <text:p>875269208</text:p>
          </table:table-cell>
          <table:table-cell office:value-type="float" office:value="47499735">
            <text:p>47499735</text:p>
          </table:table-cell>
          <table:table-cell office:value-type="float" office:value="824599019">
            <text:p>824599019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80979310">
            <text:p>380979310</text:p>
          </table:table-cell>
          <table:table-cell office:value-type="float" office:value="951456889">
            <text:p>951456889</text:p>
          </table:table-cell>
          <table:table-cell office:value-type="float" office:value="758681447">
            <text:p>758681447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62185074">
            <text:p>862185074</text:p>
          </table:table-cell>
          <table:table-cell office:value-type="float" office:value="943967213">
            <text:p>943967213</text:p>
          </table:table-cell>
          <table:table-cell office:value-type="float" office:value="806526974">
            <text:p>806526974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30888747">
            <text:p>430888747</text:p>
          </table:table-cell>
          <table:table-cell office:value-type="float" office:value="127118734">
            <text:p>127118734</text:p>
          </table:table-cell>
          <table:table-cell office:value-type="float" office:value="250956450">
            <text:p>250956450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31392738">
            <text:p>131392738</text:p>
          </table:table-cell>
          <table:table-cell office:value-type="float" office:value="859751645">
            <text:p>859751645</text:p>
          </table:table-cell>
          <table:table-cell office:value-type="float" office:value="3023493">
            <text:p>3023493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61900350">
            <text:p>461900350</text:p>
          </table:table-cell>
          <table:table-cell office:value-type="float" office:value="136158286">
            <text:p>136158286</text:p>
          </table:table-cell>
          <table:table-cell office:value-type="float" office:value="959081559">
            <text:p>959081559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03649254">
            <text:p>403649254</text:p>
          </table:table-cell>
          <table:table-cell office:value-type="float" office:value="953233701">
            <text:p>953233701</text:p>
          </table:table-cell>
          <table:table-cell office:value-type="float" office:value="471826672">
            <text:p>471826672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93081562">
            <text:p>593081562</text:p>
          </table:table-cell>
          <table:table-cell office:value-type="float" office:value="706866822">
            <text:p>706866822</text:p>
          </table:table-cell>
          <table:table-cell office:value-type="float" office:value="679543459">
            <text:p>679543459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607453604">
            <text:p>607453604</text:p>
          </table:table-cell>
          <table:table-cell office:value-type="float" office:value="134704237">
            <text:p>134704237</text:p>
          </table:table-cell>
          <table:table-cell office:value-type="float" office:value="903651532">
            <text:p>903651532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55525859">
            <text:p>855525859</text:p>
          </table:table-cell>
          <table:table-cell office:value-type="float" office:value="512360128">
            <text:p>512360128</text:p>
          </table:table-cell>
          <table:table-cell office:value-type="float" office:value="759966231">
            <text:p>759966231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962166359">
            <text:p>962166359</text:p>
          </table:table-cell>
          <table:table-cell office:value-type="float" office:value="147234073">
            <text:p>147234073</text:p>
          </table:table-cell>
          <table:table-cell office:value-type="float" office:value="49260369">
            <text:p>49260369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54501815">
            <text:p>454501815</text:p>
          </table:table-cell>
          <table:table-cell office:value-type="float" office:value="13346090">
            <text:p>13346090</text:p>
          </table:table-cell>
          <table:table-cell office:value-type="float" office:value="882224024">
            <text:p>882224024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33553845">
            <text:p>433553845</text:p>
          </table:table-cell>
          <table:table-cell office:value-type="float" office:value="826091731">
            <text:p>826091731</text:p>
          </table:table-cell>
          <table:table-cell office:value-type="float" office:value="387889965">
            <text:p>387889965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88029623">
            <text:p>588029623</text:p>
          </table:table-cell>
          <table:table-cell office:value-type="float" office:value="651914111">
            <text:p>651914111</text:p>
          </table:table-cell>
          <table:table-cell office:value-type="float" office:value="831946591">
            <text:p>831946591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57362501">
            <text:p>357362501</text:p>
          </table:table-cell>
          <table:table-cell office:value-type="float" office:value="862264011">
            <text:p>862264011</text:p>
          </table:table-cell>
          <table:table-cell office:value-type="float" office:value="84417548">
            <text:p>84417548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21542327">
            <text:p>421542327</text:p>
          </table:table-cell>
          <table:table-cell office:value-type="float" office:value="917705210">
            <text:p>917705210</text:p>
          </table:table-cell>
          <table:table-cell office:value-type="float" office:value="48731978">
            <text:p>48731978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37550183">
            <text:p>337550183</text:p>
          </table:table-cell>
          <table:table-cell office:value-type="float" office:value="686578721">
            <text:p>686578721</text:p>
          </table:table-cell>
          <table:table-cell office:value-type="float" office:value="28902011">
            <text:p>28902011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35321153">
            <text:p>535321153</text:p>
          </table:table-cell>
          <table:table-cell office:value-type="float" office:value="18639249">
            <text:p>18639249</text:p>
          </table:table-cell>
          <table:table-cell office:value-type="float" office:value="731226581">
            <text:p>731226581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91061895">
            <text:p>391061895</text:p>
          </table:table-cell>
          <table:table-cell office:value-type="float" office:value="178888690">
            <text:p>178888690</text:p>
          </table:table-cell>
          <table:table-cell office:value-type="float" office:value="905203502">
            <text:p>905203502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95626469">
            <text:p>495626469</text:p>
          </table:table-cell>
          <table:table-cell office:value-type="float" office:value="265612716">
            <text:p>265612716</text:p>
          </table:table-cell>
          <table:table-cell office:value-type="float" office:value="161787240">
            <text:p>161787240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95238003">
            <text:p>395238003</text:p>
          </table:table-cell>
          <table:table-cell office:value-type="float" office:value="865016572">
            <text:p>865016572</text:p>
          </table:table-cell>
          <table:table-cell office:value-type="float" office:value="518399989">
            <text:p>518399989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64509421">
            <text:p>464509421</text:p>
          </table:table-cell>
          <table:table-cell office:value-type="float" office:value="96208077">
            <text:p>96208077</text:p>
          </table:table-cell>
          <table:table-cell office:value-type="float" office:value="29292941">
            <text:p>29292941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66519980">
            <text:p>466519980</text:p>
          </table:table-cell>
          <table:table-cell office:value-type="float" office:value="276270748">
            <text:p>276270748</text:p>
          </table:table-cell>
          <table:table-cell office:value-type="float" office:value="84647317">
            <text:p>84647317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689765369">
            <text:p>689765369</text:p>
          </table:table-cell>
          <table:table-cell office:value-type="float" office:value="565925462">
            <text:p>565925462</text:p>
          </table:table-cell>
          <table:table-cell office:value-type="float" office:value="987675992">
            <text:p>987675992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26258087">
            <text:p>426258087</text:p>
          </table:table-cell>
          <table:table-cell office:value-type="float" office:value="636539014">
            <text:p>636539014</text:p>
          </table:table-cell>
          <table:table-cell office:value-type="float" office:value="922674646">
            <text:p>922674646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726503201">
            <text:p>726503201</text:p>
          </table:table-cell>
          <table:table-cell office:value-type="float" office:value="194578314">
            <text:p>194578314</text:p>
          </table:table-cell>
          <table:table-cell office:value-type="float" office:value="962658283">
            <text:p>962658283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912935842">
            <text:p>912935842</text:p>
          </table:table-cell>
          <table:table-cell office:value-type="float" office:value="707789102">
            <text:p>707789102</text:p>
          </table:table-cell>
          <table:table-cell office:value-type="float" office:value="14267427">
            <text:p>14267427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08562958">
            <text:p>208562958</text:p>
          </table:table-cell>
          <table:table-cell office:value-type="float" office:value="88930505">
            <text:p>88930505</text:p>
          </table:table-cell>
          <table:table-cell office:value-type="float" office:value="345344194">
            <text:p>345344194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36027795">
            <text:p>336027795</text:p>
          </table:table-cell>
          <table:table-cell office:value-type="float" office:value="603278327">
            <text:p>603278327</text:p>
          </table:table-cell>
          <table:table-cell office:value-type="float" office:value="292128650">
            <text:p>292128650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17716615">
            <text:p>817716615</text:p>
          </table:table-cell>
          <table:table-cell office:value-type="float" office:value="87577200">
            <text:p>87577200</text:p>
          </table:table-cell>
          <table:table-cell office:value-type="float" office:value="872302453">
            <text:p>872302453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974855469">
            <text:p>974855469</text:p>
          </table:table-cell>
          <table:table-cell office:value-type="float" office:value="361690747">
            <text:p>361690747</text:p>
          </table:table-cell>
          <table:table-cell office:value-type="float" office:value="685687834">
            <text:p>685687834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79895638">
            <text:p>479895638</text:p>
          </table:table-cell>
          <table:table-cell office:value-type="float" office:value="589258912">
            <text:p>589258912</text:p>
          </table:table-cell>
          <table:table-cell office:value-type="float" office:value="584254443">
            <text:p>584254443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52146680">
            <text:p>452146680</text:p>
          </table:table-cell>
          <table:table-cell office:value-type="float" office:value="581779125">
            <text:p>581779125</text:p>
          </table:table-cell>
          <table:table-cell office:value-type="float" office:value="863523435">
            <text:p>863523435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84634199">
            <text:p>384634199</text:p>
          </table:table-cell>
          <table:table-cell office:value-type="float" office:value="961289133">
            <text:p>961289133</text:p>
          </table:table-cell>
          <table:table-cell office:value-type="float" office:value="471976293">
            <text:p>471976293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83871913">
            <text:p>383871913</text:p>
          </table:table-cell>
          <table:table-cell office:value-type="float" office:value="371060781">
            <text:p>371060781</text:p>
          </table:table-cell>
          <table:table-cell office:value-type="float" office:value="882882082">
            <text:p>882882082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86576771">
            <text:p>486576771</text:p>
          </table:table-cell>
          <table:table-cell office:value-type="float" office:value="43075637">
            <text:p>43075637</text:p>
          </table:table-cell>
          <table:table-cell office:value-type="float" office:value="926674805">
            <text:p>926674805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977188577">
            <text:p>977188577</text:p>
          </table:table-cell>
          <table:table-cell office:value-type="float" office:value="212036574">
            <text:p>212036574</text:p>
          </table:table-cell>
          <table:table-cell office:value-type="float" office:value="649220892">
            <text:p>649220892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01936907">
            <text:p>801936907</text:p>
          </table:table-cell>
          <table:table-cell office:value-type="float" office:value="798200162">
            <text:p>798200162</text:p>
          </table:table-cell>
          <table:table-cell office:value-type="float" office:value="277417551">
            <text:p>277417551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23998899">
            <text:p>523998899</text:p>
          </table:table-cell>
          <table:table-cell office:value-type="float" office:value="185635414">
            <text:p>185635414</text:p>
          </table:table-cell>
          <table:table-cell office:value-type="float" office:value="470908192">
            <text:p>470908192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16404556">
            <text:p>416404556</text:p>
          </table:table-cell>
          <table:table-cell office:value-type="float" office:value="66292898">
            <text:p>66292898</text:p>
          </table:table-cell>
          <table:table-cell office:value-type="float" office:value="486789985">
            <text:p>486789985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74855086">
            <text:p>174855086</text:p>
          </table:table-cell>
          <table:table-cell office:value-type="float" office:value="179327924">
            <text:p>179327924</text:p>
          </table:table-cell>
          <table:table-cell office:value-type="float" office:value="572097452">
            <text:p>572097452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64391172">
            <text:p>164391172</text:p>
          </table:table-cell>
          <table:table-cell office:value-type="float" office:value="646743672">
            <text:p>646743672</text:p>
          </table:table-cell>
          <table:table-cell office:value-type="float" office:value="890494613">
            <text:p>890494613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95878248">
            <text:p>595878248</text:p>
          </table:table-cell>
          <table:table-cell office:value-type="float" office:value="269910965">
            <text:p>269910965</text:p>
          </table:table-cell>
          <table:table-cell office:value-type="float" office:value="651438130">
            <text:p>651438130</text:p>
          </table:table-cell>
          <table:table-cell table:number-columns-repeated="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788140329">
            <text:p>788140329</text:p>
          </table:table-cell>
          <table:table-cell office:value-type="float" office:value="915065490">
            <text:p>915065490</text:p>
          </table:table-cell>
          <table:table-cell office:value-type="float" office:value="917427840">
            <text:p>917427840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80215416">
            <text:p>480215416</text:p>
          </table:table-cell>
          <table:table-cell office:value-type="float" office:value="374538476">
            <text:p>374538476</text:p>
          </table:table-cell>
          <table:table-cell office:value-type="float" office:value="776554735">
            <text:p>776554735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88097574">
            <text:p>688097574</text:p>
          </table:table-cell>
          <table:table-cell office:value-type="float" office:value="679846173">
            <text:p>679846173</text:p>
          </table:table-cell>
          <table:table-cell office:value-type="float" office:value="193120247">
            <text:p>193120247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40613404">
            <text:p>340613404</text:p>
          </table:table-cell>
          <table:table-cell office:value-type="float" office:value="922195126">
            <text:p>922195126</text:p>
          </table:table-cell>
          <table:table-cell office:value-type="float" office:value="129108188">
            <text:p>129108188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50853323">
            <text:p>350853323</text:p>
          </table:table-cell>
          <table:table-cell office:value-type="float" office:value="9814831">
            <text:p>9814831</text:p>
          </table:table-cell>
          <table:table-cell office:value-type="float" office:value="74440350">
            <text:p>74440350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18817334">
            <text:p>518817334</text:p>
          </table:table-cell>
          <table:table-cell office:value-type="float" office:value="888584823">
            <text:p>888584823</text:p>
          </table:table-cell>
          <table:table-cell office:value-type="float" office:value="503586158">
            <text:p>503586158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87338467">
            <text:p>887338467</text:p>
          </table:table-cell>
          <table:table-cell office:value-type="float" office:value="545365059">
            <text:p>545365059</text:p>
          </table:table-cell>
          <table:table-cell office:value-type="float" office:value="226218788">
            <text:p>226218788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46875034">
            <text:p>646875034</text:p>
          </table:table-cell>
          <table:table-cell office:value-type="float" office:value="452412535">
            <text:p>452412535</text:p>
          </table:table-cell>
          <table:table-cell office:value-type="float" office:value="626448340">
            <text:p>626448340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76861329">
            <text:p>576861329</text:p>
          </table:table-cell>
          <table:table-cell office:value-type="float" office:value="434689309">
            <text:p>434689309</text:p>
          </table:table-cell>
          <table:table-cell office:value-type="float" office:value="964104779">
            <text:p>964104779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59332577">
            <text:p>559332577</text:p>
          </table:table-cell>
          <table:table-cell office:value-type="float" office:value="756360324">
            <text:p>756360324</text:p>
          </table:table-cell>
          <table:table-cell office:value-type="float" office:value="814408494">
            <text:p>814408494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65972799">
            <text:p>565972799</text:p>
          </table:table-cell>
          <table:table-cell office:value-type="float" office:value="250629878">
            <text:p>250629878</text:p>
          </table:table-cell>
          <table:table-cell office:value-type="float" office:value="800163281">
            <text:p>800163281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42637378">
            <text:p>342637378</text:p>
          </table:table-cell>
          <table:table-cell office:value-type="float" office:value="484033828">
            <text:p>484033828</text:p>
          </table:table-cell>
          <table:table-cell office:value-type="float" office:value="325784886">
            <text:p>325784886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37647409">
            <text:p>437647409</text:p>
          </table:table-cell>
          <table:table-cell office:value-type="float" office:value="840715538">
            <text:p>840715538</text:p>
          </table:table-cell>
          <table:table-cell office:value-type="float" office:value="968310867">
            <text:p>968310867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65939752">
            <text:p>465939752</text:p>
          </table:table-cell>
          <table:table-cell office:value-type="float" office:value="191473903">
            <text:p>191473903</text:p>
          </table:table-cell>
          <table:table-cell office:value-type="float" office:value="580770566">
            <text:p>580770566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09466482">
            <text:p>309466482</text:p>
          </table:table-cell>
          <table:table-cell office:value-type="float" office:value="793016931">
            <text:p>793016931</text:p>
          </table:table-cell>
          <table:table-cell office:value-type="float" office:value="706063912">
            <text:p>706063912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80878360">
            <text:p>580878360</text:p>
          </table:table-cell>
          <table:table-cell office:value-type="float" office:value="851116778">
            <text:p>851116778</text:p>
          </table:table-cell>
          <table:table-cell office:value-type="float" office:value="667067690">
            <text:p>667067690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79938325">
            <text:p>679938325</text:p>
          </table:table-cell>
          <table:table-cell office:value-type="float" office:value="703976643">
            <text:p>703976643</text:p>
          </table:table-cell>
          <table:table-cell office:value-type="float" office:value="280498300">
            <text:p>280498300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75466019">
            <text:p>675466019</text:p>
          </table:table-cell>
          <table:table-cell office:value-type="float" office:value="411921797">
            <text:p>411921797</text:p>
          </table:table-cell>
          <table:table-cell office:value-type="float" office:value="112264283">
            <text:p>112264283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94408917">
            <text:p>294408917</text:p>
          </table:table-cell>
          <table:table-cell office:value-type="float" office:value="169906752">
            <text:p>169906752</text:p>
          </table:table-cell>
          <table:table-cell office:value-type="float" office:value="221165599">
            <text:p>221165599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56706154">
            <text:p>556706154</text:p>
          </table:table-cell>
          <table:table-cell office:value-type="float" office:value="269679079">
            <text:p>269679079</text:p>
          </table:table-cell>
          <table:table-cell office:value-type="float" office:value="615920110">
            <text:p>615920110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06139586">
            <text:p>506139586</text:p>
          </table:table-cell>
          <table:table-cell office:value-type="float" office:value="972674513">
            <text:p>972674513</text:p>
          </table:table-cell>
          <table:table-cell office:value-type="float" office:value="407489469">
            <text:p>407489469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18813763">
            <text:p>518813763</text:p>
          </table:table-cell>
          <table:table-cell office:value-type="float" office:value="31535764">
            <text:p>31535764</text:p>
          </table:table-cell>
          <table:table-cell office:value-type="float" office:value="723693853">
            <text:p>723693853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5253537">
            <text:p>795253537</text:p>
          </table:table-cell>
          <table:table-cell office:value-type="float" office:value="48689266">
            <text:p>48689266</text:p>
          </table:table-cell>
          <table:table-cell office:value-type="float" office:value="132730898">
            <text:p>132730898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10646603">
            <text:p>610646603</text:p>
          </table:table-cell>
          <table:table-cell office:value-type="float" office:value="902061754">
            <text:p>902061754</text:p>
          </table:table-cell>
          <table:table-cell office:value-type="float" office:value="126907584">
            <text:p>126907584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00488313">
            <text:p>100488313</text:p>
          </table:table-cell>
          <table:table-cell office:value-type="float" office:value="534929881">
            <text:p>534929881</text:p>
          </table:table-cell>
          <table:table-cell office:value-type="float" office:value="834026633">
            <text:p>834026633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63309221">
            <text:p>463309221</text:p>
          </table:table-cell>
          <table:table-cell office:value-type="float" office:value="630156838">
            <text:p>630156838</text:p>
          </table:table-cell>
          <table:table-cell office:value-type="float" office:value="978156455">
            <text:p>978156455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96075637">
            <text:p>196075637</text:p>
          </table:table-cell>
          <table:table-cell office:value-type="float" office:value="899966731">
            <text:p>899966731</text:p>
          </table:table-cell>
          <table:table-cell office:value-type="float" office:value="46808242">
            <text:p>46808242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4889683">
            <text:p>24889683</text:p>
          </table:table-cell>
          <table:table-cell office:value-type="float" office:value="542239661">
            <text:p>542239661</text:p>
          </table:table-cell>
          <table:table-cell office:value-type="float" office:value="127296929">
            <text:p>127296929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72004923">
            <text:p>772004923</text:p>
          </table:table-cell>
          <table:table-cell office:value-type="float" office:value="613341261">
            <text:p>613341261</text:p>
          </table:table-cell>
          <table:table-cell office:value-type="float" office:value="622867446">
            <text:p>622867446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45891027">
            <text:p>445891027</text:p>
          </table:table-cell>
          <table:table-cell office:value-type="float" office:value="324081316">
            <text:p>324081316</text:p>
          </table:table-cell>
          <table:table-cell office:value-type="float" office:value="292468773">
            <text:p>292468773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5682618">
            <text:p>65682618</text:p>
          </table:table-cell>
          <table:table-cell office:value-type="float" office:value="369083936">
            <text:p>369083936</text:p>
          </table:table-cell>
          <table:table-cell office:value-type="float" office:value="390739340">
            <text:p>390739340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01960923">
            <text:p>401960923</text:p>
          </table:table-cell>
          <table:table-cell office:value-type="float" office:value="505153398">
            <text:p>505153398</text:p>
          </table:table-cell>
          <table:table-cell office:value-type="float" office:value="20621196">
            <text:p>20621196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30382851">
            <text:p>430382851</text:p>
          </table:table-cell>
          <table:table-cell office:value-type="float" office:value="369553498">
            <text:p>369553498</text:p>
          </table:table-cell>
          <table:table-cell office:value-type="float" office:value="885542723">
            <text:p>885542723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62441229">
            <text:p>562441229</text:p>
          </table:table-cell>
          <table:table-cell office:value-type="float" office:value="917840810">
            <text:p>917840810</text:p>
          </table:table-cell>
          <table:table-cell office:value-type="float" office:value="808829188">
            <text:p>808829188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73258845">
            <text:p>373258845</text:p>
          </table:table-cell>
          <table:table-cell office:value-type="float" office:value="111326080">
            <text:p>111326080</text:p>
          </table:table-cell>
          <table:table-cell office:value-type="float" office:value="902197117">
            <text:p>902197117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74068657">
            <text:p>574068657</text:p>
          </table:table-cell>
          <table:table-cell office:value-type="float" office:value="665236946">
            <text:p>665236946</text:p>
          </table:table-cell>
          <table:table-cell office:value-type="float" office:value="603933468">
            <text:p>603933468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76971896">
            <text:p>576971896</text:p>
          </table:table-cell>
          <table:table-cell office:value-type="float" office:value="253574769">
            <text:p>253574769</text:p>
          </table:table-cell>
          <table:table-cell office:value-type="float" office:value="953750862">
            <text:p>953750862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93687110">
            <text:p>493687110</text:p>
          </table:table-cell>
          <table:table-cell office:value-type="float" office:value="347039186">
            <text:p>347039186</text:p>
          </table:table-cell>
          <table:table-cell office:value-type="float" office:value="453268489">
            <text:p>453268489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34267234">
            <text:p>234267234</text:p>
          </table:table-cell>
          <table:table-cell office:value-type="float" office:value="743635256">
            <text:p>743635256</text:p>
          </table:table-cell>
          <table:table-cell office:value-type="float" office:value="570191239">
            <text:p>570191239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70686358">
            <text:p>570686358</text:p>
          </table:table-cell>
          <table:table-cell office:value-type="float" office:value="635405729">
            <text:p>635405729</text:p>
          </table:table-cell>
          <table:table-cell office:value-type="float" office:value="558159103">
            <text:p>558159103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00047035">
            <text:p>300047035</text:p>
          </table:table-cell>
          <table:table-cell office:value-type="float" office:value="785969531">
            <text:p>785969531</text:p>
          </table:table-cell>
          <table:table-cell office:value-type="float" office:value="69715070">
            <text:p>69715070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73996183">
            <text:p>573996183</text:p>
          </table:table-cell>
          <table:table-cell office:value-type="float" office:value="533802852">
            <text:p>533802852</text:p>
          </table:table-cell>
          <table:table-cell office:value-type="float" office:value="798991004">
            <text:p>798991004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97104382">
            <text:p>897104382</text:p>
          </table:table-cell>
          <table:table-cell office:value-type="float" office:value="560924008">
            <text:p>560924008</text:p>
          </table:table-cell>
          <table:table-cell office:value-type="float" office:value="47110682">
            <text:p>47110682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13617123">
            <text:p>613617123</text:p>
          </table:table-cell>
          <table:table-cell office:value-type="float" office:value="369398460">
            <text:p>369398460</text:p>
          </table:table-cell>
          <table:table-cell office:value-type="float" office:value="635954694">
            <text:p>635954694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94338160">
            <text:p>394338160</text:p>
          </table:table-cell>
          <table:table-cell office:value-type="float" office:value="939048132">
            <text:p>939048132</text:p>
          </table:table-cell>
          <table:table-cell office:value-type="float" office:value="627899905">
            <text:p>627899905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34148667">
            <text:p>734148667</text:p>
          </table:table-cell>
          <table:table-cell office:value-type="float" office:value="329925914">
            <text:p>329925914</text:p>
          </table:table-cell>
          <table:table-cell office:value-type="float" office:value="81538014">
            <text:p>81538014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5013195">
            <text:p>805013195</text:p>
          </table:table-cell>
          <table:table-cell office:value-type="float" office:value="454249969">
            <text:p>454249969</text:p>
          </table:table-cell>
          <table:table-cell office:value-type="float" office:value="107282838">
            <text:p>107282838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915744921">
            <text:p>915744921</text:p>
          </table:table-cell>
          <table:table-cell office:value-type="float" office:value="602436059">
            <text:p>602436059</text:p>
          </table:table-cell>
          <table:table-cell office:value-type="float" office:value="241069586">
            <text:p>241069586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25104134">
            <text:p>425104134</text:p>
          </table:table-cell>
          <table:table-cell office:value-type="float" office:value="680256708">
            <text:p>680256708</text:p>
          </table:table-cell>
          <table:table-cell office:value-type="float" office:value="752639934">
            <text:p>752639934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25532258">
            <text:p>425532258</text:p>
          </table:table-cell>
          <table:table-cell office:value-type="float" office:value="913872872">
            <text:p>913872872</text:p>
          </table:table-cell>
          <table:table-cell office:value-type="float" office:value="250332702">
            <text:p>250332702</text:p>
          </table:table-cell>
          <table:table-cell table:number-columns-repeated="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04597269">
            <text:p>404597269</text:p>
          </table:table-cell>
          <table:table-cell office:value-type="float" office:value="146827068">
            <text:p>146827068</text:p>
          </table:table-cell>
          <table:table-cell office:value-type="float" office:value="272993200">
            <text:p>272993200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64212377">
            <text:p>664212377</text:p>
          </table:table-cell>
          <table:table-cell office:value-type="float" office:value="550324581">
            <text:p>550324581</text:p>
          </table:table-cell>
          <table:table-cell office:value-type="float" office:value="318139918">
            <text:p>318139918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89918942">
            <text:p>189918942</text:p>
          </table:table-cell>
          <table:table-cell office:value-type="float" office:value="256738089">
            <text:p>256738089</text:p>
          </table:table-cell>
          <table:table-cell office:value-type="float" office:value="752089863">
            <text:p>752089863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43977744">
            <text:p>743977744</text:p>
          </table:table-cell>
          <table:table-cell office:value-type="float" office:value="344235571">
            <text:p>344235571</text:p>
          </table:table-cell>
          <table:table-cell office:value-type="float" office:value="345483459">
            <text:p>345483459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02788493">
            <text:p>402788493</text:p>
          </table:table-cell>
          <table:table-cell office:value-type="float" office:value="414003547">
            <text:p>414003547</text:p>
          </table:table-cell>
          <table:table-cell office:value-type="float" office:value="143250175">
            <text:p>143250175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48320203">
            <text:p>748320203</text:p>
          </table:table-cell>
          <table:table-cell office:value-type="float" office:value="749586195">
            <text:p>749586195</text:p>
          </table:table-cell>
          <table:table-cell office:value-type="float" office:value="311145588">
            <text:p>311145588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01491497">
            <text:p>701491497</text:p>
          </table:table-cell>
          <table:table-cell office:value-type="float" office:value="551511119">
            <text:p>551511119</text:p>
          </table:table-cell>
          <table:table-cell office:value-type="float" office:value="144969287">
            <text:p>144969287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01140122">
            <text:p>401140122</text:p>
          </table:table-cell>
          <table:table-cell office:value-type="float" office:value="962957180">
            <text:p>962957180</text:p>
          </table:table-cell>
          <table:table-cell office:value-type="float" office:value="144233587">
            <text:p>144233587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7529658">
            <text:p>57529658</text:p>
          </table:table-cell>
          <table:table-cell office:value-type="float" office:value="884527907">
            <text:p>884527907</text:p>
          </table:table-cell>
          <table:table-cell office:value-type="float" office:value="90339532">
            <text:p>90339532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24851099">
            <text:p>824851099</text:p>
          </table:table-cell>
          <table:table-cell office:value-type="float" office:value="872974424">
            <text:p>872974424</text:p>
          </table:table-cell>
          <table:table-cell office:value-type="float" office:value="643781742">
            <text:p>643781742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25526556">
            <text:p>625526556</text:p>
          </table:table-cell>
          <table:table-cell office:value-type="float" office:value="650838227">
            <text:p>650838227</text:p>
          </table:table-cell>
          <table:table-cell office:value-type="float" office:value="168537258">
            <text:p>168537258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97339273">
            <text:p>497339273</text:p>
          </table:table-cell>
          <table:table-cell office:value-type="float" office:value="916290851">
            <text:p>916290851</text:p>
          </table:table-cell>
          <table:table-cell office:value-type="float" office:value="275231515">
            <text:p>275231515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82430193">
            <text:p>482430193</text:p>
          </table:table-cell>
          <table:table-cell office:value-type="float" office:value="771575346">
            <text:p>771575346</text:p>
          </table:table-cell>
          <table:table-cell office:value-type="float" office:value="777907574">
            <text:p>777907574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97775068">
            <text:p>397775068</text:p>
          </table:table-cell>
          <table:table-cell office:value-type="float" office:value="70489112">
            <text:p>70489112</text:p>
          </table:table-cell>
          <table:table-cell office:value-type="float" office:value="462961086">
            <text:p>462961086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59987052">
            <text:p>759987052</text:p>
          </table:table-cell>
          <table:table-cell office:value-type="float" office:value="882097399">
            <text:p>882097399</text:p>
          </table:table-cell>
          <table:table-cell office:value-type="float" office:value="141375636">
            <text:p>141375636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85145238">
            <text:p>585145238</text:p>
          </table:table-cell>
          <table:table-cell office:value-type="float" office:value="319453135">
            <text:p>319453135</text:p>
          </table:table-cell>
          <table:table-cell office:value-type="float" office:value="290400202">
            <text:p>290400202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65757975">
            <text:p>265757975</text:p>
          </table:table-cell>
          <table:table-cell office:value-type="float" office:value="752609653">
            <text:p>752609653</text:p>
          </table:table-cell>
          <table:table-cell office:value-type="float" office:value="766492450">
            <text:p>766492450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95908226">
            <text:p>695908226</text:p>
          </table:table-cell>
          <table:table-cell office:value-type="float" office:value="994991850">
            <text:p>994991850</text:p>
          </table:table-cell>
          <table:table-cell office:value-type="float" office:value="709283640">
            <text:p>709283640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94960857">
            <text:p>594960857</text:p>
          </table:table-cell>
          <table:table-cell office:value-type="float" office:value="356158748">
            <text:p>356158748</text:p>
          </table:table-cell>
          <table:table-cell office:value-type="float" office:value="904519524">
            <text:p>904519524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14466908">
            <text:p>714466908</text:p>
          </table:table-cell>
          <table:table-cell office:value-type="float" office:value="194834628">
            <text:p>194834628</text:p>
          </table:table-cell>
          <table:table-cell office:value-type="float" office:value="727000086">
            <text:p>727000086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71817580">
            <text:p>671817580</text:p>
          </table:table-cell>
          <table:table-cell office:value-type="float" office:value="954615833">
            <text:p>954615833</text:p>
          </table:table-cell>
          <table:table-cell office:value-type="float" office:value="698470953">
            <text:p>698470953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63535197">
            <text:p>263535197</text:p>
          </table:table-cell>
          <table:table-cell office:value-type="float" office:value="565080147">
            <text:p>565080147</text:p>
          </table:table-cell>
          <table:table-cell office:value-type="float" office:value="415788853">
            <text:p>415788853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16603906">
            <text:p>716603906</text:p>
          </table:table-cell>
          <table:table-cell office:value-type="float" office:value="507318663">
            <text:p>507318663</text:p>
          </table:table-cell>
          <table:table-cell office:value-type="float" office:value="155573957">
            <text:p>155573957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5784693">
            <text:p>365784693</text:p>
          </table:table-cell>
          <table:table-cell office:value-type="float" office:value="665404462">
            <text:p>665404462</text:p>
          </table:table-cell>
          <table:table-cell office:value-type="float" office:value="173641375">
            <text:p>173641375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76279011">
            <text:p>976279011</text:p>
          </table:table-cell>
          <table:table-cell office:value-type="float" office:value="469983775">
            <text:p>469983775</text:p>
          </table:table-cell>
          <table:table-cell office:value-type="float" office:value="109224618">
            <text:p>109224618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72005340">
            <text:p>972005340</text:p>
          </table:table-cell>
          <table:table-cell office:value-type="float" office:value="462759897">
            <text:p>462759897</text:p>
          </table:table-cell>
          <table:table-cell office:value-type="float" office:value="791730073">
            <text:p>791730073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38659118">
            <text:p>338659118</text:p>
          </table:table-cell>
          <table:table-cell office:value-type="float" office:value="983184916">
            <text:p>983184916</text:p>
          </table:table-cell>
          <table:table-cell office:value-type="float" office:value="35726706">
            <text:p>35726706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61345573">
            <text:p>861345573</text:p>
          </table:table-cell>
          <table:table-cell office:value-type="float" office:value="57646224">
            <text:p>57646224</text:p>
          </table:table-cell>
          <table:table-cell office:value-type="float" office:value="852149074">
            <text:p>852149074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95895490">
            <text:p>495895490</text:p>
          </table:table-cell>
          <table:table-cell office:value-type="float" office:value="81970009">
            <text:p>81970009</text:p>
          </table:table-cell>
          <table:table-cell office:value-type="float" office:value="823333176">
            <text:p>823333176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34603153">
            <text:p>534603153</text:p>
          </table:table-cell>
          <table:table-cell office:value-type="float" office:value="465782295">
            <text:p>465782295</text:p>
          </table:table-cell>
          <table:table-cell office:value-type="float" office:value="133180850">
            <text:p>133180850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87301724">
            <text:p>887301724</text:p>
          </table:table-cell>
          <table:table-cell office:value-type="float" office:value="115463655">
            <text:p>115463655</text:p>
          </table:table-cell>
          <table:table-cell office:value-type="float" office:value="859172963">
            <text:p>859172963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05605083">
            <text:p>505605083</text:p>
          </table:table-cell>
          <table:table-cell office:value-type="float" office:value="424418706">
            <text:p>424418706</text:p>
          </table:table-cell>
          <table:table-cell office:value-type="float" office:value="306510928">
            <text:p>306510928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30800722">
            <text:p>730800722</text:p>
          </table:table-cell>
          <table:table-cell office:value-type="float" office:value="314116644">
            <text:p>314116644</text:p>
          </table:table-cell>
          <table:table-cell office:value-type="float" office:value="53118387">
            <text:p>53118387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78740896">
            <text:p>778740896</text:p>
          </table:table-cell>
          <table:table-cell office:value-type="float" office:value="254538445">
            <text:p>254538445</text:p>
          </table:table-cell>
          <table:table-cell office:value-type="float" office:value="229070182">
            <text:p>229070182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71579632">
            <text:p>671579632</text:p>
          </table:table-cell>
          <table:table-cell office:value-type="float" office:value="786134108">
            <text:p>786134108</text:p>
          </table:table-cell>
          <table:table-cell office:value-type="float" office:value="628900599">
            <text:p>628900599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44520878">
            <text:p>244520878</text:p>
          </table:table-cell>
          <table:table-cell office:value-type="float" office:value="54361019">
            <text:p>54361019</text:p>
          </table:table-cell>
          <table:table-cell office:value-type="float" office:value="78014190">
            <text:p>78014190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65306593">
            <text:p>565306593</text:p>
          </table:table-cell>
          <table:table-cell office:value-type="float" office:value="444790545">
            <text:p>444790545</text:p>
          </table:table-cell>
          <table:table-cell office:value-type="float" office:value="974795961">
            <text:p>974795961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07081369">
            <text:p>607081369</text:p>
          </table:table-cell>
          <table:table-cell office:value-type="float" office:value="550054338">
            <text:p>550054338</text:p>
          </table:table-cell>
          <table:table-cell office:value-type="float" office:value="978902635">
            <text:p>978902635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22344795">
            <text:p>922344795</text:p>
          </table:table-cell>
          <table:table-cell office:value-type="float" office:value="440097074">
            <text:p>440097074</text:p>
          </table:table-cell>
          <table:table-cell office:value-type="float" office:value="48460019">
            <text:p>48460019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61700796">
            <text:p>761700796</text:p>
          </table:table-cell>
          <table:table-cell office:value-type="float" office:value="285876699">
            <text:p>285876699</text:p>
          </table:table-cell>
          <table:table-cell office:value-type="float" office:value="165238695">
            <text:p>165238695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78984665">
            <text:p>578984665</text:p>
          </table:table-cell>
          <table:table-cell office:value-type="float" office:value="326141002">
            <text:p>326141002</text:p>
          </table:table-cell>
          <table:table-cell office:value-type="float" office:value="266629900">
            <text:p>266629900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24788610">
            <text:p>624788610</text:p>
          </table:table-cell>
          <table:table-cell office:value-type="float" office:value="994910246">
            <text:p>994910246</text:p>
          </table:table-cell>
          <table:table-cell office:value-type="float" office:value="204409238">
            <text:p>204409238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85219932">
            <text:p>985219932</text:p>
          </table:table-cell>
          <table:table-cell office:value-type="float" office:value="334210187">
            <text:p>334210187</text:p>
          </table:table-cell>
          <table:table-cell office:value-type="float" office:value="932260011">
            <text:p>932260011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2933430">
            <text:p>892933430</text:p>
          </table:table-cell>
          <table:table-cell office:value-type="float" office:value="830675825">
            <text:p>830675825</text:p>
          </table:table-cell>
          <table:table-cell office:value-type="float" office:value="939070824">
            <text:p>939070824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57437253">
            <text:p>657437253</text:p>
          </table:table-cell>
          <table:table-cell office:value-type="float" office:value="594787243">
            <text:p>594787243</text:p>
          </table:table-cell>
          <table:table-cell office:value-type="float" office:value="47860558">
            <text:p>47860558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49088598">
            <text:p>949088598</text:p>
          </table:table-cell>
          <table:table-cell office:value-type="float" office:value="390953668">
            <text:p>390953668</text:p>
          </table:table-cell>
          <table:table-cell office:value-type="float" office:value="926022017">
            <text:p>926022017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76893743">
            <text:p>476893743</text:p>
          </table:table-cell>
          <table:table-cell office:value-type="float" office:value="212848946">
            <text:p>212848946</text:p>
          </table:table-cell>
          <table:table-cell office:value-type="float" office:value="867567400">
            <text:p>867567400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02469292">
            <text:p>602469292</text:p>
          </table:table-cell>
          <table:table-cell office:value-type="float" office:value="685637677">
            <text:p>685637677</text:p>
          </table:table-cell>
          <table:table-cell office:value-type="float" office:value="59032028">
            <text:p>59032028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5113869">
            <text:p>125113869</text:p>
          </table:table-cell>
          <table:table-cell office:value-type="float" office:value="17173682">
            <text:p>17173682</text:p>
          </table:table-cell>
          <table:table-cell office:value-type="float" office:value="892835117">
            <text:p>892835117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07603897">
            <text:p>607603897</text:p>
          </table:table-cell>
          <table:table-cell office:value-type="float" office:value="354027798">
            <text:p>354027798</text:p>
          </table:table-cell>
          <table:table-cell office:value-type="float" office:value="421535702">
            <text:p>421535702</text:p>
          </table:table-cell>
          <table:table-cell table:number-columns-repeated="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04519921">
            <text:p>704519921</text:p>
          </table:table-cell>
          <table:table-cell office:value-type="float" office:value="832640088">
            <text:p>832640088</text:p>
          </table:table-cell>
          <table:table-cell office:value-type="float" office:value="714063603">
            <text:p>714063603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28497108">
            <text:p>628497108</text:p>
          </table:table-cell>
          <table:table-cell office:value-type="float" office:value="846070520">
            <text:p>846070520</text:p>
          </table:table-cell>
          <table:table-cell office:value-type="float" office:value="475635040">
            <text:p>475635040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58886920">
            <text:p>158886920</text:p>
          </table:table-cell>
          <table:table-cell office:value-type="float" office:value="935988419">
            <text:p>935988419</text:p>
          </table:table-cell>
          <table:table-cell office:value-type="float" office:value="241000214">
            <text:p>241000214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04519023">
            <text:p>804519023</text:p>
          </table:table-cell>
          <table:table-cell office:value-type="float" office:value="949127754">
            <text:p>949127754</text:p>
          </table:table-cell>
          <table:table-cell office:value-type="float" office:value="914225631">
            <text:p>914225631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21954920">
            <text:p>421954920</text:p>
          </table:table-cell>
          <table:table-cell office:value-type="float" office:value="323526806">
            <text:p>323526806</text:p>
          </table:table-cell>
          <table:table-cell office:value-type="float" office:value="922102940">
            <text:p>922102940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98327558">
            <text:p>598327558</text:p>
          </table:table-cell>
          <table:table-cell office:value-type="float" office:value="72522249">
            <text:p>72522249</text:p>
          </table:table-cell>
          <table:table-cell office:value-type="float" office:value="27908766">
            <text:p>27908766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77438578">
            <text:p>777438578</text:p>
          </table:table-cell>
          <table:table-cell office:value-type="float" office:value="288409946">
            <text:p>288409946</text:p>
          </table:table-cell>
          <table:table-cell office:value-type="float" office:value="116098912">
            <text:p>116098912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3731826">
            <text:p>793731826</text:p>
          </table:table-cell>
          <table:table-cell office:value-type="float" office:value="174381646">
            <text:p>174381646</text:p>
          </table:table-cell>
          <table:table-cell office:value-type="float" office:value="752245395">
            <text:p>752245395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61584055">
            <text:p>561584055</text:p>
          </table:table-cell>
          <table:table-cell office:value-type="float" office:value="261129479">
            <text:p>261129479</text:p>
          </table:table-cell>
          <table:table-cell office:value-type="float" office:value="940014227">
            <text:p>940014227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36933365">
            <text:p>936933365</text:p>
          </table:table-cell>
          <table:table-cell office:value-type="float" office:value="990768312">
            <text:p>990768312</text:p>
          </table:table-cell>
          <table:table-cell office:value-type="float" office:value="337615176">
            <text:p>337615176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76883877">
            <text:p>676883877</text:p>
          </table:table-cell>
          <table:table-cell office:value-type="float" office:value="876526134">
            <text:p>876526134</text:p>
          </table:table-cell>
          <table:table-cell office:value-type="float" office:value="827360916">
            <text:p>827360916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06142370">
            <text:p>706142370</text:p>
          </table:table-cell>
          <table:table-cell office:value-type="float" office:value="748080698">
            <text:p>748080698</text:p>
          </table:table-cell>
          <table:table-cell office:value-type="float" office:value="264377522">
            <text:p>264377522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25151236">
            <text:p>725151236</text:p>
          </table:table-cell>
          <table:table-cell office:value-type="float" office:value="854667076">
            <text:p>854667076</text:p>
          </table:table-cell>
          <table:table-cell office:value-type="float" office:value="525534512">
            <text:p>525534512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47072635">
            <text:p>747072635</text:p>
          </table:table-cell>
          <table:table-cell office:value-type="float" office:value="204343535">
            <text:p>204343535</text:p>
          </table:table-cell>
          <table:table-cell office:value-type="float" office:value="110062706">
            <text:p>110062706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25827071">
            <text:p>725827071</text:p>
          </table:table-cell>
          <table:table-cell office:value-type="float" office:value="999043645">
            <text:p>999043645</text:p>
          </table:table-cell>
          <table:table-cell office:value-type="float" office:value="474638279">
            <text:p>474638279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35172493">
            <text:p>735172493</text:p>
          </table:table-cell>
          <table:table-cell office:value-type="float" office:value="608907404">
            <text:p>608907404</text:p>
          </table:table-cell>
          <table:table-cell office:value-type="float" office:value="298226279">
            <text:p>298226279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5258664">
            <text:p>365258664</text:p>
          </table:table-cell>
          <table:table-cell office:value-type="float" office:value="216146655">
            <text:p>216146655</text:p>
          </table:table-cell>
          <table:table-cell office:value-type="float" office:value="94589841">
            <text:p>94589841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04796876">
            <text:p>704796876</text:p>
          </table:table-cell>
          <table:table-cell office:value-type="float" office:value="714535123">
            <text:p>714535123</text:p>
          </table:table-cell>
          <table:table-cell office:value-type="float" office:value="105350201">
            <text:p>105350201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81153136">
            <text:p>681153136</text:p>
          </table:table-cell>
          <table:table-cell office:value-type="float" office:value="825781321">
            <text:p>825781321</text:p>
          </table:table-cell>
          <table:table-cell office:value-type="float" office:value="206102456">
            <text:p>206102456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60255992">
            <text:p>560255992</text:p>
          </table:table-cell>
          <table:table-cell office:value-type="float" office:value="164499364">
            <text:p>164499364</text:p>
          </table:table-cell>
          <table:table-cell office:value-type="float" office:value="256426708">
            <text:p>256426708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48100851">
            <text:p>648100851</text:p>
          </table:table-cell>
          <table:table-cell office:value-type="float" office:value="958086696">
            <text:p>958086696</text:p>
          </table:table-cell>
          <table:table-cell office:value-type="float" office:value="202837653">
            <text:p>202837653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02829081">
            <text:p>902829081</text:p>
          </table:table-cell>
          <table:table-cell office:value-type="float" office:value="997083605">
            <text:p>997083605</text:p>
          </table:table-cell>
          <table:table-cell office:value-type="float" office:value="876505708">
            <text:p>876505708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95777540">
            <text:p>495777540</text:p>
          </table:table-cell>
          <table:table-cell office:value-type="float" office:value="710312895">
            <text:p>710312895</text:p>
          </table:table-cell>
          <table:table-cell office:value-type="float" office:value="408606892">
            <text:p>408606892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43981958">
            <text:p>143981958</text:p>
          </table:table-cell>
          <table:table-cell office:value-type="float" office:value="429754462">
            <text:p>429754462</text:p>
          </table:table-cell>
          <table:table-cell office:value-type="float" office:value="783647611">
            <text:p>783647611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41581229">
            <text:p>741581229</text:p>
          </table:table-cell>
          <table:table-cell office:value-type="float" office:value="988988258">
            <text:p>988988258</text:p>
          </table:table-cell>
          <table:table-cell office:value-type="float" office:value="63370699">
            <text:p>63370699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54111995">
            <text:p>654111995</text:p>
          </table:table-cell>
          <table:table-cell office:value-type="float" office:value="168569788">
            <text:p>168569788</text:p>
          </table:table-cell>
          <table:table-cell office:value-type="float" office:value="732023132">
            <text:p>732023132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79416980">
            <text:p>379416980</text:p>
          </table:table-cell>
          <table:table-cell office:value-type="float" office:value="320590240">
            <text:p>320590240</text:p>
          </table:table-cell>
          <table:table-cell office:value-type="float" office:value="877761972">
            <text:p>877761972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50111737">
            <text:p>250111737</text:p>
          </table:table-cell>
          <table:table-cell office:value-type="float" office:value="651097906">
            <text:p>651097906</text:p>
          </table:table-cell>
          <table:table-cell office:value-type="float" office:value="228760865">
            <text:p>228760865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9819736">
            <text:p>49819736</text:p>
          </table:table-cell>
          <table:table-cell office:value-type="float" office:value="888924061">
            <text:p>888924061</text:p>
          </table:table-cell>
          <table:table-cell office:value-type="float" office:value="252428196">
            <text:p>252428196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67750850">
            <text:p>867750850</text:p>
          </table:table-cell>
          <table:table-cell office:value-type="float" office:value="676964486">
            <text:p>676964486</text:p>
          </table:table-cell>
          <table:table-cell office:value-type="float" office:value="425985934">
            <text:p>425985934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38906548">
            <text:p>238906548</text:p>
          </table:table-cell>
          <table:table-cell office:value-type="float" office:value="115204458">
            <text:p>115204458</text:p>
          </table:table-cell>
          <table:table-cell office:value-type="float" office:value="319921116">
            <text:p>319921116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34619887">
            <text:p>434619887</text:p>
          </table:table-cell>
          <table:table-cell office:value-type="float" office:value="694336954">
            <text:p>694336954</text:p>
          </table:table-cell>
          <table:table-cell office:value-type="float" office:value="592159448">
            <text:p>592159448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05732471">
            <text:p>805732471</text:p>
          </table:table-cell>
          <table:table-cell office:value-type="float" office:value="662730243">
            <text:p>662730243</text:p>
          </table:table-cell>
          <table:table-cell office:value-type="float" office:value="869062139">
            <text:p>869062139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26236468">
            <text:p>926236468</text:p>
          </table:table-cell>
          <table:table-cell office:value-type="float" office:value="181401742">
            <text:p>181401742</text:p>
          </table:table-cell>
          <table:table-cell office:value-type="float" office:value="278378897">
            <text:p>278378897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92992858">
            <text:p>592992858</text:p>
          </table:table-cell>
          <table:table-cell office:value-type="float" office:value="649099385">
            <text:p>649099385</text:p>
          </table:table-cell>
          <table:table-cell office:value-type="float" office:value="249086545">
            <text:p>249086545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78649449">
            <text:p>578649449</text:p>
          </table:table-cell>
          <table:table-cell office:value-type="float" office:value="345595908">
            <text:p>345595908</text:p>
          </table:table-cell>
          <table:table-cell office:value-type="float" office:value="907932458">
            <text:p>907932458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37695591">
            <text:p>837695591</text:p>
          </table:table-cell>
          <table:table-cell office:value-type="float" office:value="367905088">
            <text:p>367905088</text:p>
          </table:table-cell>
          <table:table-cell office:value-type="float" office:value="105546938">
            <text:p>105546938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39901120">
            <text:p>539901120</text:p>
          </table:table-cell>
          <table:table-cell office:value-type="float" office:value="267099646">
            <text:p>267099646</text:p>
          </table:table-cell>
          <table:table-cell office:value-type="float" office:value="168926556">
            <text:p>168926556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9076224">
            <text:p>39076224</text:p>
          </table:table-cell>
          <table:table-cell office:value-type="float" office:value="344055310">
            <text:p>344055310</text:p>
          </table:table-cell>
          <table:table-cell office:value-type="float" office:value="384981238">
            <text:p>384981238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41513110">
            <text:p>841513110</text:p>
          </table:table-cell>
          <table:table-cell office:value-type="float" office:value="799525120">
            <text:p>799525120</text:p>
          </table:table-cell>
          <table:table-cell office:value-type="float" office:value="887818214">
            <text:p>887818214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51194290">
            <text:p>851194290</text:p>
          </table:table-cell>
          <table:table-cell office:value-type="float" office:value="696977520">
            <text:p>696977520</text:p>
          </table:table-cell>
          <table:table-cell office:value-type="float" office:value="364562233">
            <text:p>364562233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77530485">
            <text:p>777530485</text:p>
          </table:table-cell>
          <table:table-cell office:value-type="float" office:value="846359411">
            <text:p>846359411</text:p>
          </table:table-cell>
          <table:table-cell office:value-type="float" office:value="825348205">
            <text:p>825348205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48293788">
            <text:p>548293788</text:p>
          </table:table-cell>
          <table:table-cell office:value-type="float" office:value="759171748">
            <text:p>759171748</text:p>
          </table:table-cell>
          <table:table-cell office:value-type="float" office:value="598804099">
            <text:p>598804099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3833940">
            <text:p>363833940</text:p>
          </table:table-cell>
          <table:table-cell office:value-type="float" office:value="145119819">
            <text:p>145119819</text:p>
          </table:table-cell>
          <table:table-cell office:value-type="float" office:value="308126119">
            <text:p>308126119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1106961">
            <text:p>31106961</text:p>
          </table:table-cell>
          <table:table-cell office:value-type="float" office:value="13774738">
            <text:p>13774738</text:p>
          </table:table-cell>
          <table:table-cell office:value-type="float" office:value="79583901">
            <text:p>79583901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54110994">
            <text:p>954110994</text:p>
          </table:table-cell>
          <table:table-cell office:value-type="float" office:value="521385698">
            <text:p>521385698</text:p>
          </table:table-cell>
          <table:table-cell office:value-type="float" office:value="853573147">
            <text:p>853573147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78302785">
            <text:p>278302785</text:p>
          </table:table-cell>
          <table:table-cell office:value-type="float" office:value="969199128">
            <text:p>969199128</text:p>
          </table:table-cell>
          <table:table-cell office:value-type="float" office:value="422513694">
            <text:p>422513694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82834791">
            <text:p>382834791</text:p>
          </table:table-cell>
          <table:table-cell office:value-type="float" office:value="704150162">
            <text:p>704150162</text:p>
          </table:table-cell>
          <table:table-cell office:value-type="float" office:value="539080888">
            <text:p>539080888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63276961">
            <text:p>463276961</text:p>
          </table:table-cell>
          <table:table-cell office:value-type="float" office:value="988635375">
            <text:p>988635375</text:p>
          </table:table-cell>
          <table:table-cell office:value-type="float" office:value="197345560">
            <text:p>197345560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84941210">
            <text:p>784941210</text:p>
          </table:table-cell>
          <table:table-cell office:value-type="float" office:value="474717595">
            <text:p>474717595</text:p>
          </table:table-cell>
          <table:table-cell office:value-type="float" office:value="320932301">
            <text:p>320932301</text:p>
          </table:table-cell>
          <table:table-cell table:number-columns-repeated="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19562287">
            <text:p>619562287</text:p>
          </table:table-cell>
          <table:table-cell office:value-type="float" office:value="734907251">
            <text:p>734907251</text:p>
          </table:table-cell>
          <table:table-cell office:value-type="float" office:value="111599193">
            <text:p>111599193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02167271">
            <text:p>902167271</text:p>
          </table:table-cell>
          <table:table-cell office:value-type="float" office:value="316484116">
            <text:p>316484116</text:p>
          </table:table-cell>
          <table:table-cell office:value-type="float" office:value="706048803">
            <text:p>706048803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91005977">
            <text:p>291005977</text:p>
          </table:table-cell>
          <table:table-cell office:value-type="float" office:value="89715149">
            <text:p>89715149</text:p>
          </table:table-cell>
          <table:table-cell office:value-type="float" office:value="561884232">
            <text:p>561884232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27222616">
            <text:p>827222616</text:p>
          </table:table-cell>
          <table:table-cell office:value-type="float" office:value="372856060">
            <text:p>372856060</text:p>
          </table:table-cell>
          <table:table-cell office:value-type="float" office:value="667139120">
            <text:p>667139120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78980758">
            <text:p>178980758</text:p>
          </table:table-cell>
          <table:table-cell office:value-type="float" office:value="135954237">
            <text:p>135954237</text:p>
          </table:table-cell>
          <table:table-cell office:value-type="float" office:value="458917288">
            <text:p>458917288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95067808">
            <text:p>495067808</text:p>
          </table:table-cell>
          <table:table-cell office:value-type="float" office:value="154635069">
            <text:p>154635069</text:p>
          </table:table-cell>
          <table:table-cell office:value-type="float" office:value="294305417">
            <text:p>294305417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95012986">
            <text:p>595012986</text:p>
          </table:table-cell>
          <table:table-cell office:value-type="float" office:value="714757900">
            <text:p>714757900</text:p>
          </table:table-cell>
          <table:table-cell office:value-type="float" office:value="838350684">
            <text:p>838350684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40946102">
            <text:p>540946102</text:p>
          </table:table-cell>
          <table:table-cell office:value-type="float" office:value="729208028">
            <text:p>729208028</text:p>
          </table:table-cell>
          <table:table-cell office:value-type="float" office:value="862091439">
            <text:p>862091439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640661742">
            <text:p>640661742</text:p>
          </table:table-cell>
          <table:table-cell office:value-type="float" office:value="25064319">
            <text:p>25064319</text:p>
          </table:table-cell>
          <table:table-cell office:value-type="float" office:value="842631745">
            <text:p>842631745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3802581">
            <text:p>23802581</text:p>
          </table:table-cell>
          <table:table-cell office:value-type="float" office:value="800216945">
            <text:p>800216945</text:p>
          </table:table-cell>
          <table:table-cell office:value-type="float" office:value="154403314">
            <text:p>154403314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08273467">
            <text:p>108273467</text:p>
          </table:table-cell>
          <table:table-cell office:value-type="float" office:value="941006165">
            <text:p>941006165</text:p>
          </table:table-cell>
          <table:table-cell office:value-type="float" office:value="442602361">
            <text:p>442602361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87681256">
            <text:p>487681256</text:p>
          </table:table-cell>
          <table:table-cell office:value-type="float" office:value="581124010">
            <text:p>581124010</text:p>
          </table:table-cell>
          <table:table-cell office:value-type="float" office:value="498944879">
            <text:p>498944879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47054676">
            <text:p>447054676</text:p>
          </table:table-cell>
          <table:table-cell office:value-type="float" office:value="139291140">
            <text:p>139291140</text:p>
          </table:table-cell>
          <table:table-cell office:value-type="float" office:value="759184723">
            <text:p>759184723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6145958">
            <text:p>56145958</text:p>
          </table:table-cell>
          <table:table-cell office:value-type="float" office:value="806238198">
            <text:p>806238198</text:p>
          </table:table-cell>
          <table:table-cell office:value-type="float" office:value="465653284">
            <text:p>465653284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63209987">
            <text:p>563209987</text:p>
          </table:table-cell>
          <table:table-cell office:value-type="float" office:value="621370338">
            <text:p>621370338</text:p>
          </table:table-cell>
          <table:table-cell office:value-type="float" office:value="613329108">
            <text:p>613329108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91938315">
            <text:p>891938315</text:p>
          </table:table-cell>
          <table:table-cell office:value-type="float" office:value="219639780">
            <text:p>219639780</text:p>
          </table:table-cell>
          <table:table-cell office:value-type="float" office:value="322313322">
            <text:p>322313322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42935845">
            <text:p>442935845</text:p>
          </table:table-cell>
          <table:table-cell office:value-type="float" office:value="986779076">
            <text:p>986779076</text:p>
          </table:table-cell>
          <table:table-cell office:value-type="float" office:value="613530384">
            <text:p>613530384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83207372">
            <text:p>783207372</text:p>
          </table:table-cell>
          <table:table-cell office:value-type="float" office:value="790839036">
            <text:p>790839036</text:p>
          </table:table-cell>
          <table:table-cell office:value-type="float" office:value="110735871">
            <text:p>110735871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24471103">
            <text:p>824471103</text:p>
          </table:table-cell>
          <table:table-cell office:value-type="float" office:value="561170154">
            <text:p>561170154</text:p>
          </table:table-cell>
          <table:table-cell office:value-type="float" office:value="525488277">
            <text:p>525488277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01611146">
            <text:p>501611146</text:p>
          </table:table-cell>
          <table:table-cell office:value-type="float" office:value="591555567">
            <text:p>591555567</text:p>
          </table:table-cell>
          <table:table-cell office:value-type="float" office:value="477144081">
            <text:p>477144081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42835358">
            <text:p>542835358</text:p>
          </table:table-cell>
          <table:table-cell office:value-type="float" office:value="105011279">
            <text:p>105011279</text:p>
          </table:table-cell>
          <table:table-cell office:value-type="float" office:value="157803251">
            <text:p>157803251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2570629">
            <text:p>22570629</text:p>
          </table:table-cell>
          <table:table-cell office:value-type="float" office:value="860621907">
            <text:p>860621907</text:p>
          </table:table-cell>
          <table:table-cell office:value-type="float" office:value="34318469">
            <text:p>34318469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72472935">
            <text:p>472472935</text:p>
          </table:table-cell>
          <table:table-cell office:value-type="float" office:value="398445912">
            <text:p>398445912</text:p>
          </table:table-cell>
          <table:table-cell office:value-type="float" office:value="287356898">
            <text:p>287356898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09801754">
            <text:p>809801754</text:p>
          </table:table-cell>
          <table:table-cell office:value-type="float" office:value="10261919">
            <text:p>10261919</text:p>
          </table:table-cell>
          <table:table-cell office:value-type="float" office:value="495668365">
            <text:p>495668365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98020497">
            <text:p>898020497</text:p>
          </table:table-cell>
          <table:table-cell office:value-type="float" office:value="72064618">
            <text:p>72064618</text:p>
          </table:table-cell>
          <table:table-cell office:value-type="float" office:value="700095477">
            <text:p>700095477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73073585">
            <text:p>973073585</text:p>
          </table:table-cell>
          <table:table-cell office:value-type="float" office:value="269991419">
            <text:p>269991419</text:p>
          </table:table-cell>
          <table:table-cell office:value-type="float" office:value="194463534">
            <text:p>194463534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24317774">
            <text:p>924317774</text:p>
          </table:table-cell>
          <table:table-cell office:value-type="float" office:value="192376345">
            <text:p>192376345</text:p>
          </table:table-cell>
          <table:table-cell office:value-type="float" office:value="592075647">
            <text:p>592075647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609385137">
            <text:p>609385137</text:p>
          </table:table-cell>
          <table:table-cell office:value-type="float" office:value="870795918">
            <text:p>870795918</text:p>
          </table:table-cell>
          <table:table-cell office:value-type="float" office:value="508093731">
            <text:p>508093731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7132980">
            <text:p>37132980</text:p>
          </table:table-cell>
          <table:table-cell office:value-type="float" office:value="870058193">
            <text:p>870058193</text:p>
          </table:table-cell>
          <table:table-cell office:value-type="float" office:value="34415805">
            <text:p>34415805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43555110">
            <text:p>743555110</text:p>
          </table:table-cell>
          <table:table-cell office:value-type="float" office:value="594035098">
            <text:p>594035098</text:p>
          </table:table-cell>
          <table:table-cell office:value-type="float" office:value="542538701">
            <text:p>542538701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71395770">
            <text:p>371395770</text:p>
          </table:table-cell>
          <table:table-cell office:value-type="float" office:value="293270737">
            <text:p>293270737</text:p>
          </table:table-cell>
          <table:table-cell office:value-type="float" office:value="264606950">
            <text:p>264606950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11926403">
            <text:p>711926403</text:p>
          </table:table-cell>
          <table:table-cell office:value-type="float" office:value="179000497">
            <text:p>179000497</text:p>
          </table:table-cell>
          <table:table-cell office:value-type="float" office:value="601201724">
            <text:p>601201724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59336130">
            <text:p>559336130</text:p>
          </table:table-cell>
          <table:table-cell office:value-type="float" office:value="71054177">
            <text:p>71054177</text:p>
          </table:table-cell>
          <table:table-cell office:value-type="float" office:value="718950539">
            <text:p>718950539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15328040">
            <text:p>915328040</text:p>
          </table:table-cell>
          <table:table-cell office:value-type="float" office:value="817878894">
            <text:p>817878894</text:p>
          </table:table-cell>
          <table:table-cell office:value-type="float" office:value="255525101">
            <text:p>255525101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78484475">
            <text:p>778484475</text:p>
          </table:table-cell>
          <table:table-cell office:value-type="float" office:value="21867268">
            <text:p>21867268</text:p>
          </table:table-cell>
          <table:table-cell office:value-type="float" office:value="557436600">
            <text:p>557436600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65343646">
            <text:p>165343646</text:p>
          </table:table-cell>
          <table:table-cell office:value-type="float" office:value="36932110">
            <text:p>36932110</text:p>
          </table:table-cell>
          <table:table-cell office:value-type="float" office:value="128589540">
            <text:p>128589540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46969101">
            <text:p>846969101</text:p>
          </table:table-cell>
          <table:table-cell office:value-type="float" office:value="184827491">
            <text:p>184827491</text:p>
          </table:table-cell>
          <table:table-cell office:value-type="float" office:value="519018450">
            <text:p>519018450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04328469">
            <text:p>704328469</text:p>
          </table:table-cell>
          <table:table-cell office:value-type="float" office:value="221331398">
            <text:p>221331398</text:p>
          </table:table-cell>
          <table:table-cell office:value-type="float" office:value="902337817">
            <text:p>902337817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57180214">
            <text:p>557180214</text:p>
          </table:table-cell>
          <table:table-cell office:value-type="float" office:value="313040280">
            <text:p>313040280</text:p>
          </table:table-cell>
          <table:table-cell office:value-type="float" office:value="891587414">
            <text:p>891587414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44071834">
            <text:p>844071834</text:p>
          </table:table-cell>
          <table:table-cell office:value-type="float" office:value="473610560">
            <text:p>473610560</text:p>
          </table:table-cell>
          <table:table-cell office:value-type="float" office:value="442696410">
            <text:p>442696410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20178220">
            <text:p>520178220</text:p>
          </table:table-cell>
          <table:table-cell office:value-type="float" office:value="674615197">
            <text:p>674615197</text:p>
          </table:table-cell>
          <table:table-cell office:value-type="float" office:value="794066251">
            <text:p>794066251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72080966">
            <text:p>872080966</text:p>
          </table:table-cell>
          <table:table-cell office:value-type="float" office:value="86472959">
            <text:p>86472959</text:p>
          </table:table-cell>
          <table:table-cell office:value-type="float" office:value="565438255">
            <text:p>565438255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11768978">
            <text:p>911768978</text:p>
          </table:table-cell>
          <table:table-cell office:value-type="float" office:value="702051340">
            <text:p>702051340</text:p>
          </table:table-cell>
          <table:table-cell office:value-type="float" office:value="433658227">
            <text:p>433658227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95104138">
            <text:p>895104138</text:p>
          </table:table-cell>
          <table:table-cell office:value-type="float" office:value="937418188">
            <text:p>937418188</text:p>
          </table:table-cell>
          <table:table-cell office:value-type="float" office:value="595457781">
            <text:p>595457781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692822349">
            <text:p>692822349</text:p>
          </table:table-cell>
          <table:table-cell office:value-type="float" office:value="618900637">
            <text:p>618900637</text:p>
          </table:table-cell>
          <table:table-cell office:value-type="float" office:value="808610300">
            <text:p>808610300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62559313">
            <text:p>762559313</text:p>
          </table:table-cell>
          <table:table-cell office:value-type="float" office:value="743612316">
            <text:p>743612316</text:p>
          </table:table-cell>
          <table:table-cell office:value-type="float" office:value="465017175">
            <text:p>465017175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38272696">
            <text:p>538272696</text:p>
          </table:table-cell>
          <table:table-cell office:value-type="float" office:value="839415598">
            <text:p>839415598</text:p>
          </table:table-cell>
          <table:table-cell office:value-type="float" office:value="71654309">
            <text:p>71654309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18167230">
            <text:p>118167230</text:p>
          </table:table-cell>
          <table:table-cell office:value-type="float" office:value="787575013">
            <text:p>787575013</text:p>
          </table:table-cell>
          <table:table-cell office:value-type="float" office:value="273802445">
            <text:p>273802445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63312937">
            <text:p>363312937</text:p>
          </table:table-cell>
          <table:table-cell office:value-type="float" office:value="249887571">
            <text:p>249887571</text:p>
          </table:table-cell>
          <table:table-cell office:value-type="float" office:value="278142176">
            <text:p>278142176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83781047">
            <text:p>783781047</text:p>
          </table:table-cell>
          <table:table-cell office:value-type="float" office:value="480819818">
            <text:p>480819818</text:p>
          </table:table-cell>
          <table:table-cell office:value-type="float" office:value="460285648">
            <text:p>460285648</text:p>
          </table:table-cell>
          <table:table-cell table:number-columns-repeated="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85006872">
            <text:p>585006872</text:p>
          </table:table-cell>
          <table:table-cell office:value-type="float" office:value="566909464">
            <text:p>566909464</text:p>
          </table:table-cell>
          <table:table-cell office:value-type="float" office:value="478106762">
            <text:p>478106762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52411924">
            <text:p>752411924</text:p>
          </table:table-cell>
          <table:table-cell office:value-type="float" office:value="290424022">
            <text:p>290424022</text:p>
          </table:table-cell>
          <table:table-cell office:value-type="float" office:value="52169724">
            <text:p>52169724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67827897">
            <text:p>767827897</text:p>
          </table:table-cell>
          <table:table-cell office:value-type="float" office:value="971889733">
            <text:p>971889733</text:p>
          </table:table-cell>
          <table:table-cell office:value-type="float" office:value="651796065">
            <text:p>651796065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66273647">
            <text:p>466273647</text:p>
          </table:table-cell>
          <table:table-cell office:value-type="float" office:value="813461970">
            <text:p>813461970</text:p>
          </table:table-cell>
          <table:table-cell office:value-type="float" office:value="543433069">
            <text:p>543433069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90857471">
            <text:p>690857471</text:p>
          </table:table-cell>
          <table:table-cell office:value-type="float" office:value="240530974">
            <text:p>240530974</text:p>
          </table:table-cell>
          <table:table-cell office:value-type="float" office:value="940067967">
            <text:p>940067967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42139722">
            <text:p>642139722</text:p>
          </table:table-cell>
          <table:table-cell office:value-type="float" office:value="935667383">
            <text:p>935667383</text:p>
          </table:table-cell>
          <table:table-cell office:value-type="float" office:value="403623879">
            <text:p>403623879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1642689">
            <text:p>321642689</text:p>
          </table:table-cell>
          <table:table-cell office:value-type="float" office:value="462593737">
            <text:p>462593737</text:p>
          </table:table-cell>
          <table:table-cell office:value-type="float" office:value="101668129">
            <text:p>101668129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15082706">
            <text:p>315082706</text:p>
          </table:table-cell>
          <table:table-cell office:value-type="float" office:value="527071434">
            <text:p>527071434</text:p>
          </table:table-cell>
          <table:table-cell office:value-type="float" office:value="143731097">
            <text:p>143731097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68444671">
            <text:p>768444671</text:p>
          </table:table-cell>
          <table:table-cell office:value-type="float" office:value="113783462">
            <text:p>113783462</text:p>
          </table:table-cell>
          <table:table-cell office:value-type="float" office:value="662883238">
            <text:p>662883238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61726431">
            <text:p>561726431</text:p>
          </table:table-cell>
          <table:table-cell office:value-type="float" office:value="249054237">
            <text:p>249054237</text:p>
          </table:table-cell>
          <table:table-cell office:value-type="float" office:value="887476353">
            <text:p>887476353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13798125">
            <text:p>513798125</text:p>
          </table:table-cell>
          <table:table-cell office:value-type="float" office:value="575830630">
            <text:p>575830630</text:p>
          </table:table-cell>
          <table:table-cell office:value-type="float" office:value="664957425">
            <text:p>664957425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7577003">
            <text:p>327577003</text:p>
          </table:table-cell>
          <table:table-cell office:value-type="float" office:value="560133844">
            <text:p>560133844</text:p>
          </table:table-cell>
          <table:table-cell office:value-type="float" office:value="770320619">
            <text:p>770320619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34437798">
            <text:p>834437798</text:p>
          </table:table-cell>
          <table:table-cell office:value-type="float" office:value="476026902">
            <text:p>476026902</text:p>
          </table:table-cell>
          <table:table-cell office:value-type="float" office:value="635078571">
            <text:p>635078571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80991111">
            <text:p>980991111</text:p>
          </table:table-cell>
          <table:table-cell office:value-type="float" office:value="914528633">
            <text:p>914528633</text:p>
          </table:table-cell>
          <table:table-cell office:value-type="float" office:value="473467749">
            <text:p>473467749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89836141">
            <text:p>689836141</text:p>
          </table:table-cell>
          <table:table-cell office:value-type="float" office:value="149800636">
            <text:p>149800636</text:p>
          </table:table-cell>
          <table:table-cell office:value-type="float" office:value="965044375">
            <text:p>965044375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47863749">
            <text:p>747863749</text:p>
          </table:table-cell>
          <table:table-cell office:value-type="float" office:value="42787041">
            <text:p>42787041</text:p>
          </table:table-cell>
          <table:table-cell office:value-type="float" office:value="948628860">
            <text:p>948628860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31869686">
            <text:p>731869686</text:p>
          </table:table-cell>
          <table:table-cell office:value-type="float" office:value="914710521">
            <text:p>914710521</text:p>
          </table:table-cell>
          <table:table-cell office:value-type="float" office:value="810977979">
            <text:p>810977979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93253324">
            <text:p>693253324</text:p>
          </table:table-cell>
          <table:table-cell office:value-type="float" office:value="653484665">
            <text:p>653484665</text:p>
          </table:table-cell>
          <table:table-cell office:value-type="float" office:value="683610203">
            <text:p>683610203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91475416">
            <text:p>491475416</text:p>
          </table:table-cell>
          <table:table-cell office:value-type="float" office:value="56330938">
            <text:p>56330938</text:p>
          </table:table-cell>
          <table:table-cell office:value-type="float" office:value="299046948">
            <text:p>299046948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5914416">
            <text:p>25914416</text:p>
          </table:table-cell>
          <table:table-cell office:value-type="float" office:value="962389830">
            <text:p>962389830</text:p>
          </table:table-cell>
          <table:table-cell office:value-type="float" office:value="620023528">
            <text:p>620023528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61201412">
            <text:p>961201412</text:p>
          </table:table-cell>
          <table:table-cell office:value-type="float" office:value="360357405">
            <text:p>360357405</text:p>
          </table:table-cell>
          <table:table-cell office:value-type="float" office:value="676415987">
            <text:p>676415987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46797870">
            <text:p>646797870</text:p>
          </table:table-cell>
          <table:table-cell office:value-type="float" office:value="672234309">
            <text:p>672234309</text:p>
          </table:table-cell>
          <table:table-cell office:value-type="float" office:value="492722394">
            <text:p>492722394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5325577">
            <text:p>815325577</text:p>
          </table:table-cell>
          <table:table-cell office:value-type="float" office:value="343509581">
            <text:p>343509581</text:p>
          </table:table-cell>
          <table:table-cell office:value-type="float" office:value="816376576">
            <text:p>816376576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79134133">
            <text:p>979134133</text:p>
          </table:table-cell>
          <table:table-cell office:value-type="float" office:value="153089468">
            <text:p>153089468</text:p>
          </table:table-cell>
          <table:table-cell office:value-type="float" office:value="489505844">
            <text:p>489505844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4219421">
            <text:p>24219421</text:p>
          </table:table-cell>
          <table:table-cell office:value-type="float" office:value="594579434">
            <text:p>594579434</text:p>
          </table:table-cell>
          <table:table-cell office:value-type="float" office:value="873766930">
            <text:p>873766930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42980294">
            <text:p>542980294</text:p>
          </table:table-cell>
          <table:table-cell office:value-type="float" office:value="372052473">
            <text:p>372052473</text:p>
          </table:table-cell>
          <table:table-cell office:value-type="float" office:value="693135938">
            <text:p>693135938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5963793">
            <text:p>75963793</text:p>
          </table:table-cell>
          <table:table-cell office:value-type="float" office:value="97588242">
            <text:p>97588242</text:p>
          </table:table-cell>
          <table:table-cell office:value-type="float" office:value="962875621">
            <text:p>962875621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1576361">
            <text:p>921576361</text:p>
          </table:table-cell>
          <table:table-cell office:value-type="float" office:value="454206859">
            <text:p>454206859</text:p>
          </table:table-cell>
          <table:table-cell office:value-type="float" office:value="333805806">
            <text:p>333805806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87610135">
            <text:p>687610135</text:p>
          </table:table-cell>
          <table:table-cell office:value-type="float" office:value="508770058">
            <text:p>508770058</text:p>
          </table:table-cell>
          <table:table-cell office:value-type="float" office:value="418974683">
            <text:p>418974683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4381884">
            <text:p>794381884</text:p>
          </table:table-cell>
          <table:table-cell office:value-type="float" office:value="94859505">
            <text:p>94859505</text:p>
          </table:table-cell>
          <table:table-cell office:value-type="float" office:value="286250132">
            <text:p>286250132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78733358">
            <text:p>878733358</text:p>
          </table:table-cell>
          <table:table-cell office:value-type="float" office:value="989229914">
            <text:p>989229914</text:p>
          </table:table-cell>
          <table:table-cell office:value-type="float" office:value="611243127">
            <text:p>611243127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35712011">
            <text:p>535712011</text:p>
          </table:table-cell>
          <table:table-cell office:value-type="float" office:value="409741792">
            <text:p>409741792</text:p>
          </table:table-cell>
          <table:table-cell office:value-type="float" office:value="37830437">
            <text:p>37830437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56773397">
            <text:p>956773397</text:p>
          </table:table-cell>
          <table:table-cell office:value-type="float" office:value="89144256">
            <text:p>89144256</text:p>
          </table:table-cell>
          <table:table-cell office:value-type="float" office:value="89994792">
            <text:p>89994792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73806170">
            <text:p>973806170</text:p>
          </table:table-cell>
          <table:table-cell office:value-type="float" office:value="119774906">
            <text:p>119774906</text:p>
          </table:table-cell>
          <table:table-cell office:value-type="float" office:value="815862390">
            <text:p>815862390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8637121">
            <text:p>68637121</text:p>
          </table:table-cell>
          <table:table-cell office:value-type="float" office:value="511837896">
            <text:p>511837896</text:p>
          </table:table-cell>
          <table:table-cell office:value-type="float" office:value="475318682">
            <text:p>475318682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89516709">
            <text:p>989516709</text:p>
          </table:table-cell>
          <table:table-cell office:value-type="float" office:value="43419657">
            <text:p>43419657</text:p>
          </table:table-cell>
          <table:table-cell office:value-type="float" office:value="486242650">
            <text:p>486242650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060550">
            <text:p>32060550</text:p>
          </table:table-cell>
          <table:table-cell office:value-type="float" office:value="144247378">
            <text:p>144247378</text:p>
          </table:table-cell>
          <table:table-cell office:value-type="float" office:value="705833434">
            <text:p>705833434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73166348">
            <text:p>973166348</text:p>
          </table:table-cell>
          <table:table-cell office:value-type="float" office:value="130495074">
            <text:p>130495074</text:p>
          </table:table-cell>
          <table:table-cell office:value-type="float" office:value="995672467">
            <text:p>995672467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16592059">
            <text:p>916592059</text:p>
          </table:table-cell>
          <table:table-cell office:value-type="float" office:value="832465459">
            <text:p>832465459</text:p>
          </table:table-cell>
          <table:table-cell office:value-type="float" office:value="192206434">
            <text:p>192206434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6184285">
            <text:p>926184285</text:p>
          </table:table-cell>
          <table:table-cell office:value-type="float" office:value="936131723">
            <text:p>936131723</text:p>
          </table:table-cell>
          <table:table-cell office:value-type="float" office:value="734165877">
            <text:p>734165877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90233449">
            <text:p>690233449</text:p>
          </table:table-cell>
          <table:table-cell office:value-type="float" office:value="133369737">
            <text:p>133369737</text:p>
          </table:table-cell>
          <table:table-cell office:value-type="float" office:value="970234676">
            <text:p>970234676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13963904">
            <text:p>713963904</text:p>
          </table:table-cell>
          <table:table-cell office:value-type="float" office:value="179091328">
            <text:p>179091328</text:p>
          </table:table-cell>
          <table:table-cell office:value-type="float" office:value="199358024">
            <text:p>199358024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18077015">
            <text:p>318077015</text:p>
          </table:table-cell>
          <table:table-cell office:value-type="float" office:value="476914097">
            <text:p>476914097</text:p>
          </table:table-cell>
          <table:table-cell office:value-type="float" office:value="206543630">
            <text:p>206543630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2339220">
            <text:p>802339220</text:p>
          </table:table-cell>
          <table:table-cell office:value-type="float" office:value="430851506">
            <text:p>430851506</text:p>
          </table:table-cell>
          <table:table-cell office:value-type="float" office:value="84554611">
            <text:p>84554611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68550955">
            <text:p>968550955</text:p>
          </table:table-cell>
          <table:table-cell office:value-type="float" office:value="110341554">
            <text:p>110341554</text:p>
          </table:table-cell>
          <table:table-cell office:value-type="float" office:value="360341206">
            <text:p>360341206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42818764">
            <text:p>942818764</text:p>
          </table:table-cell>
          <table:table-cell office:value-type="float" office:value="310886252">
            <text:p>310886252</text:p>
          </table:table-cell>
          <table:table-cell office:value-type="float" office:value="509951052">
            <text:p>509951052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41783853">
            <text:p>941783853</text:p>
          </table:table-cell>
          <table:table-cell office:value-type="float" office:value="377387460">
            <text:p>377387460</text:p>
          </table:table-cell>
          <table:table-cell office:value-type="float" office:value="155651694">
            <text:p>155651694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8677753">
            <text:p>928677753</text:p>
          </table:table-cell>
          <table:table-cell office:value-type="float" office:value="340758409">
            <text:p>340758409</text:p>
          </table:table-cell>
          <table:table-cell office:value-type="float" office:value="912408487">
            <text:p>912408487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75459464">
            <text:p>975459464</text:p>
          </table:table-cell>
          <table:table-cell office:value-type="float" office:value="367431234">
            <text:p>367431234</text:p>
          </table:table-cell>
          <table:table-cell office:value-type="float" office:value="462322770">
            <text:p>462322770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8277759">
            <text:p>18277759</text:p>
          </table:table-cell>
          <table:table-cell office:value-type="float" office:value="406320176">
            <text:p>406320176</text:p>
          </table:table-cell>
          <table:table-cell office:value-type="float" office:value="606949718">
            <text:p>606949718</text:p>
          </table:table-cell>
          <table:table-cell table:number-columns-repeated="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80764694">
            <text:p>980764694</text:p>
          </table:table-cell>
          <table:table-cell office:value-type="float" office:value="211749029">
            <text:p>211749029</text:p>
          </table:table-cell>
          <table:table-cell office:value-type="float" office:value="110726229">
            <text:p>110726229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60109415">
            <text:p>560109415</text:p>
          </table:table-cell>
          <table:table-cell office:value-type="float" office:value="354498368">
            <text:p>354498368</text:p>
          </table:table-cell>
          <table:table-cell office:value-type="float" office:value="926815204">
            <text:p>926815204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22465540">
            <text:p>622465540</text:p>
          </table:table-cell>
          <table:table-cell office:value-type="float" office:value="412787138">
            <text:p>412787138</text:p>
          </table:table-cell>
          <table:table-cell office:value-type="float" office:value="686465576">
            <text:p>686465576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48090964">
            <text:p>248090964</text:p>
          </table:table-cell>
          <table:table-cell office:value-type="float" office:value="479949650">
            <text:p>479949650</text:p>
          </table:table-cell>
          <table:table-cell office:value-type="float" office:value="538916869">
            <text:p>538916869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23647198">
            <text:p>123647198</text:p>
          </table:table-cell>
          <table:table-cell office:value-type="float" office:value="76986921">
            <text:p>76986921</text:p>
          </table:table-cell>
          <table:table-cell office:value-type="float" office:value="724726356">
            <text:p>724726356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02917138">
            <text:p>202917138</text:p>
          </table:table-cell>
          <table:table-cell office:value-type="float" office:value="178757103">
            <text:p>178757103</text:p>
          </table:table-cell>
          <table:table-cell office:value-type="float" office:value="917712252">
            <text:p>917712252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3676636">
            <text:p>83676636</text:p>
          </table:table-cell>
          <table:table-cell office:value-type="float" office:value="836178524">
            <text:p>836178524</text:p>
          </table:table-cell>
          <table:table-cell office:value-type="float" office:value="111823106">
            <text:p>111823106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46068417">
            <text:p>146068417</text:p>
          </table:table-cell>
          <table:table-cell office:value-type="float" office:value="100576367">
            <text:p>100576367</text:p>
          </table:table-cell>
          <table:table-cell office:value-type="float" office:value="968094854">
            <text:p>968094854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46590692">
            <text:p>846590692</text:p>
          </table:table-cell>
          <table:table-cell office:value-type="float" office:value="23484578">
            <text:p>23484578</text:p>
          </table:table-cell>
          <table:table-cell office:value-type="float" office:value="440720429">
            <text:p>440720429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04969558">
            <text:p>604969558</text:p>
          </table:table-cell>
          <table:table-cell office:value-type="float" office:value="296666472">
            <text:p>296666472</text:p>
          </table:table-cell>
          <table:table-cell office:value-type="float" office:value="924154818">
            <text:p>924154818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18492024">
            <text:p>118492024</text:p>
          </table:table-cell>
          <table:table-cell office:value-type="float" office:value="703239731">
            <text:p>703239731</text:p>
          </table:table-cell>
          <table:table-cell office:value-type="float" office:value="928773232">
            <text:p>928773232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41315492">
            <text:p>741315492</text:p>
          </table:table-cell>
          <table:table-cell office:value-type="float" office:value="508344161">
            <text:p>508344161</text:p>
          </table:table-cell>
          <table:table-cell office:value-type="float" office:value="949376606">
            <text:p>949376606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71414660">
            <text:p>371414660</text:p>
          </table:table-cell>
          <table:table-cell office:value-type="float" office:value="710714644">
            <text:p>710714644</text:p>
          </table:table-cell>
          <table:table-cell office:value-type="float" office:value="704347224">
            <text:p>704347224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98651794">
            <text:p>998651794</text:p>
          </table:table-cell>
          <table:table-cell office:value-type="float" office:value="754017813">
            <text:p>754017813</text:p>
          </table:table-cell>
          <table:table-cell office:value-type="float" office:value="311454423">
            <text:p>311454423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91411965">
            <text:p>591411965</text:p>
          </table:table-cell>
          <table:table-cell office:value-type="float" office:value="238752478">
            <text:p>238752478</text:p>
          </table:table-cell>
          <table:table-cell office:value-type="float" office:value="811369774">
            <text:p>811369774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23655016">
            <text:p>823655016</text:p>
          </table:table-cell>
          <table:table-cell office:value-type="float" office:value="496570376">
            <text:p>496570376</text:p>
          </table:table-cell>
          <table:table-cell office:value-type="float" office:value="722224709">
            <text:p>722224709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46151886">
            <text:p>346151886</text:p>
          </table:table-cell>
          <table:table-cell office:value-type="float" office:value="717666823">
            <text:p>717666823</text:p>
          </table:table-cell>
          <table:table-cell office:value-type="float" office:value="325251340">
            <text:p>325251340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11717538">
            <text:p>711717538</text:p>
          </table:table-cell>
          <table:table-cell office:value-type="float" office:value="59496459">
            <text:p>59496459</text:p>
          </table:table-cell>
          <table:table-cell office:value-type="float" office:value="930492753">
            <text:p>930492753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68944273">
            <text:p>268944273</text:p>
          </table:table-cell>
          <table:table-cell office:value-type="float" office:value="449124262">
            <text:p>449124262</text:p>
          </table:table-cell>
          <table:table-cell office:value-type="float" office:value="837385147">
            <text:p>837385147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1602848">
            <text:p>81602848</text:p>
          </table:table-cell>
          <table:table-cell office:value-type="float" office:value="90301931">
            <text:p>90301931</text:p>
          </table:table-cell>
          <table:table-cell office:value-type="float" office:value="107162188">
            <text:p>107162188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9508635">
            <text:p>29508635</text:p>
          </table:table-cell>
          <table:table-cell office:value-type="float" office:value="784993350">
            <text:p>784993350</text:p>
          </table:table-cell>
          <table:table-cell office:value-type="float" office:value="796540296">
            <text:p>796540296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79080810">
            <text:p>179080810</text:p>
          </table:table-cell>
          <table:table-cell office:value-type="float" office:value="571791591">
            <text:p>571791591</text:p>
          </table:table-cell>
          <table:table-cell office:value-type="float" office:value="808138462">
            <text:p>808138462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92311344">
            <text:p>692311344</text:p>
          </table:table-cell>
          <table:table-cell office:value-type="float" office:value="483070702">
            <text:p>483070702</text:p>
          </table:table-cell>
          <table:table-cell office:value-type="float" office:value="68433638">
            <text:p>68433638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8783972">
            <text:p>368783972</text:p>
          </table:table-cell>
          <table:table-cell office:value-type="float" office:value="946601183">
            <text:p>946601183</text:p>
          </table:table-cell>
          <table:table-cell office:value-type="float" office:value="811330973">
            <text:p>811330973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46676865">
            <text:p>146676865</text:p>
          </table:table-cell>
          <table:table-cell office:value-type="float" office:value="518405330">
            <text:p>518405330</text:p>
          </table:table-cell>
          <table:table-cell office:value-type="float" office:value="945680680">
            <text:p>945680680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06779707">
            <text:p>106779707</text:p>
          </table:table-cell>
          <table:table-cell office:value-type="float" office:value="434144897">
            <text:p>434144897</text:p>
          </table:table-cell>
          <table:table-cell office:value-type="float" office:value="907572604">
            <text:p>907572604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391248">
            <text:p>9391248</text:p>
          </table:table-cell>
          <table:table-cell office:value-type="float" office:value="957381721">
            <text:p>957381721</text:p>
          </table:table-cell>
          <table:table-cell office:value-type="float" office:value="197654462">
            <text:p>197654462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2083006">
            <text:p>362083006</text:p>
          </table:table-cell>
          <table:table-cell office:value-type="float" office:value="436879476">
            <text:p>436879476</text:p>
          </table:table-cell>
          <table:table-cell office:value-type="float" office:value="48331406">
            <text:p>48331406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1719945">
            <text:p>81719945</text:p>
          </table:table-cell>
          <table:table-cell office:value-type="float" office:value="173029102">
            <text:p>173029102</text:p>
          </table:table-cell>
          <table:table-cell office:value-type="float" office:value="317672551">
            <text:p>317672551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10181378">
            <text:p>810181378</text:p>
          </table:table-cell>
          <table:table-cell office:value-type="float" office:value="148729309">
            <text:p>148729309</text:p>
          </table:table-cell>
          <table:table-cell office:value-type="float" office:value="825443760">
            <text:p>825443760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72101999">
            <text:p>672101999</text:p>
          </table:table-cell>
          <table:table-cell office:value-type="float" office:value="748795332">
            <text:p>748795332</text:p>
          </table:table-cell>
          <table:table-cell office:value-type="float" office:value="841593322">
            <text:p>841593322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98415445">
            <text:p>298415445</text:p>
          </table:table-cell>
          <table:table-cell office:value-type="float" office:value="682819157">
            <text:p>682819157</text:p>
          </table:table-cell>
          <table:table-cell office:value-type="float" office:value="839065742">
            <text:p>839065742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16789718">
            <text:p>116789718</text:p>
          </table:table-cell>
          <table:table-cell office:value-type="float" office:value="225007405">
            <text:p>225007405</text:p>
          </table:table-cell>
          <table:table-cell office:value-type="float" office:value="858177187">
            <text:p>858177187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47150510">
            <text:p>647150510</text:p>
          </table:table-cell>
          <table:table-cell office:value-type="float" office:value="835982363">
            <text:p>835982363</text:p>
          </table:table-cell>
          <table:table-cell office:value-type="float" office:value="710106805">
            <text:p>710106805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47590732">
            <text:p>347590732</text:p>
          </table:table-cell>
          <table:table-cell office:value-type="float" office:value="136542634">
            <text:p>136542634</text:p>
          </table:table-cell>
          <table:table-cell office:value-type="float" office:value="730208280">
            <text:p>730208280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97664806">
            <text:p>997664806</text:p>
          </table:table-cell>
          <table:table-cell office:value-type="float" office:value="746135760">
            <text:p>746135760</text:p>
          </table:table-cell>
          <table:table-cell office:value-type="float" office:value="256610335">
            <text:p>256610335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34631648">
            <text:p>934631648</text:p>
          </table:table-cell>
          <table:table-cell office:value-type="float" office:value="230955403">
            <text:p>230955403</text:p>
          </table:table-cell>
          <table:table-cell office:value-type="float" office:value="853575714">
            <text:p>853575714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13609558">
            <text:p>313609558</text:p>
          </table:table-cell>
          <table:table-cell office:value-type="float" office:value="171032136">
            <text:p>171032136</text:p>
          </table:table-cell>
          <table:table-cell office:value-type="float" office:value="219491851">
            <text:p>219491851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47501082">
            <text:p>847501082</text:p>
          </table:table-cell>
          <table:table-cell office:value-type="float" office:value="941227083">
            <text:p>941227083</text:p>
          </table:table-cell>
          <table:table-cell office:value-type="float" office:value="86598202">
            <text:p>86598202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16708259">
            <text:p>916708259</text:p>
          </table:table-cell>
          <table:table-cell office:value-type="float" office:value="942944008">
            <text:p>942944008</text:p>
          </table:table-cell>
          <table:table-cell office:value-type="float" office:value="886141061">
            <text:p>886141061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31395412">
            <text:p>731395412</text:p>
          </table:table-cell>
          <table:table-cell office:value-type="float" office:value="382841871">
            <text:p>382841871</text:p>
          </table:table-cell>
          <table:table-cell office:value-type="float" office:value="447818066">
            <text:p>447818066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95439263">
            <text:p>795439263</text:p>
          </table:table-cell>
          <table:table-cell office:value-type="float" office:value="140197004">
            <text:p>140197004</text:p>
          </table:table-cell>
          <table:table-cell office:value-type="float" office:value="804841252">
            <text:p>804841252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03548621">
            <text:p>103548621</text:p>
          </table:table-cell>
          <table:table-cell office:value-type="float" office:value="211991455">
            <text:p>211991455</text:p>
          </table:table-cell>
          <table:table-cell office:value-type="float" office:value="668356294">
            <text:p>668356294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31768531">
            <text:p>831768531</text:p>
          </table:table-cell>
          <table:table-cell office:value-type="float" office:value="209016608">
            <text:p>209016608</text:p>
          </table:table-cell>
          <table:table-cell office:value-type="float" office:value="357800443">
            <text:p>357800443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50699283">
            <text:p>450699283</text:p>
          </table:table-cell>
          <table:table-cell office:value-type="float" office:value="693598151">
            <text:p>693598151</text:p>
          </table:table-cell>
          <table:table-cell office:value-type="float" office:value="494318006">
            <text:p>494318006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04124515">
            <text:p>104124515</text:p>
          </table:table-cell>
          <table:table-cell office:value-type="float" office:value="194857267">
            <text:p>194857267</text:p>
          </table:table-cell>
          <table:table-cell office:value-type="float" office:value="315112887">
            <text:p>315112887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8303310">
            <text:p>68303310</text:p>
          </table:table-cell>
          <table:table-cell office:value-type="float" office:value="871869116">
            <text:p>871869116</text:p>
          </table:table-cell>
          <table:table-cell office:value-type="float" office:value="203014901">
            <text:p>203014901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40227624">
            <text:p>940227624</text:p>
          </table:table-cell>
          <table:table-cell office:value-type="float" office:value="54621">
            <text:p>54621</text:p>
          </table:table-cell>
          <table:table-cell office:value-type="float" office:value="779118416">
            <text:p>779118416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91405905">
            <text:p>791405905</text:p>
          </table:table-cell>
          <table:table-cell office:value-type="float" office:value="895515830">
            <text:p>895515830</text:p>
          </table:table-cell>
          <table:table-cell office:value-type="float" office:value="744338267">
            <text:p>744338267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1094728">
            <text:p>71094728</text:p>
          </table:table-cell>
          <table:table-cell office:value-type="float" office:value="913728738">
            <text:p>913728738</text:p>
          </table:table-cell>
          <table:table-cell office:value-type="float" office:value="881100705">
            <text:p>881100705</text:p>
          </table:table-cell>
          <table:table-cell table:number-columns-repeated="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41329688">
            <text:p>241329688</text:p>
          </table:table-cell>
          <table:table-cell office:value-type="float" office:value="293534697">
            <text:p>293534697</text:p>
          </table:table-cell>
          <table:table-cell office:value-type="float" office:value="135048049">
            <text:p>135048049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43899426">
            <text:p>243899426</text:p>
          </table:table-cell>
          <table:table-cell office:value-type="float" office:value="824518264">
            <text:p>824518264</text:p>
          </table:table-cell>
          <table:table-cell office:value-type="float" office:value="48906763">
            <text:p>48906763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20682875">
            <text:p>620682875</text:p>
          </table:table-cell>
          <table:table-cell office:value-type="float" office:value="296848971">
            <text:p>296848971</text:p>
          </table:table-cell>
          <table:table-cell office:value-type="float" office:value="227608050">
            <text:p>227608050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47803439">
            <text:p>647803439</text:p>
          </table:table-cell>
          <table:table-cell office:value-type="float" office:value="678996593">
            <text:p>678996593</text:p>
          </table:table-cell>
          <table:table-cell office:value-type="float" office:value="432421021">
            <text:p>432421021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742665735">
            <text:p>742665735</text:p>
          </table:table-cell>
          <table:table-cell office:value-type="float" office:value="369333887">
            <text:p>369333887</text:p>
          </table:table-cell>
          <table:table-cell office:value-type="float" office:value="367920802">
            <text:p>367920802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749840272">
            <text:p>749840272</text:p>
          </table:table-cell>
          <table:table-cell office:value-type="float" office:value="353770944">
            <text:p>353770944</text:p>
          </table:table-cell>
          <table:table-cell office:value-type="float" office:value="164038854">
            <text:p>164038854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39630738">
            <text:p>239630738</text:p>
          </table:table-cell>
          <table:table-cell office:value-type="float" office:value="25477491">
            <text:p>25477491</text:p>
          </table:table-cell>
          <table:table-cell office:value-type="float" office:value="385419995">
            <text:p>385419995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69730382">
            <text:p>269730382</text:p>
          </table:table-cell>
          <table:table-cell office:value-type="float" office:value="738927006">
            <text:p>738927006</text:p>
          </table:table-cell>
          <table:table-cell office:value-type="float" office:value="904554476">
            <text:p>904554476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5181212">
            <text:p>65181212</text:p>
          </table:table-cell>
          <table:table-cell office:value-type="float" office:value="630380954">
            <text:p>630380954</text:p>
          </table:table-cell>
          <table:table-cell office:value-type="float" office:value="968194236">
            <text:p>968194236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64492890">
            <text:p>664492890</text:p>
          </table:table-cell>
          <table:table-cell office:value-type="float" office:value="376388913">
            <text:p>376388913</text:p>
          </table:table-cell>
          <table:table-cell office:value-type="float" office:value="878698467">
            <text:p>878698467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41343812">
            <text:p>341343812</text:p>
          </table:table-cell>
          <table:table-cell office:value-type="float" office:value="636411334">
            <text:p>636411334</text:p>
          </table:table-cell>
          <table:table-cell office:value-type="float" office:value="173461222">
            <text:p>173461222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824445577">
            <text:p>824445577</text:p>
          </table:table-cell>
          <table:table-cell office:value-type="float" office:value="468761650">
            <text:p>468761650</text:p>
          </table:table-cell>
          <table:table-cell office:value-type="float" office:value="882206967">
            <text:p>882206967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91183951">
            <text:p>191183951</text:p>
          </table:table-cell>
          <table:table-cell office:value-type="float" office:value="693881355">
            <text:p>693881355</text:p>
          </table:table-cell>
          <table:table-cell office:value-type="float" office:value="975098483">
            <text:p>975098483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02553481">
            <text:p>202553481</text:p>
          </table:table-cell>
          <table:table-cell office:value-type="float" office:value="292254269">
            <text:p>292254269</text:p>
          </table:table-cell>
          <table:table-cell office:value-type="float" office:value="7900138">
            <text:p>7900138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34389559">
            <text:p>634389559</text:p>
          </table:table-cell>
          <table:table-cell office:value-type="float" office:value="532708453">
            <text:p>532708453</text:p>
          </table:table-cell>
          <table:table-cell office:value-type="float" office:value="302681461">
            <text:p>302681461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850910511">
            <text:p>850910511</text:p>
          </table:table-cell>
          <table:table-cell office:value-type="float" office:value="523174080">
            <text:p>523174080</text:p>
          </table:table-cell>
          <table:table-cell office:value-type="float" office:value="18737733">
            <text:p>18737733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89936517">
            <text:p>189936517</text:p>
          </table:table-cell>
          <table:table-cell office:value-type="float" office:value="398590188">
            <text:p>398590188</text:p>
          </table:table-cell>
          <table:table-cell office:value-type="float" office:value="973892463">
            <text:p>973892463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34319269">
            <text:p>334319269</text:p>
          </table:table-cell>
          <table:table-cell office:value-type="float" office:value="543657528">
            <text:p>543657528</text:p>
          </table:table-cell>
          <table:table-cell office:value-type="float" office:value="870710404">
            <text:p>870710404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02282632">
            <text:p>302282632</text:p>
          </table:table-cell>
          <table:table-cell office:value-type="float" office:value="265248249">
            <text:p>265248249</text:p>
          </table:table-cell>
          <table:table-cell office:value-type="float" office:value="643360811">
            <text:p>643360811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57996920">
            <text:p>357996920</text:p>
          </table:table-cell>
          <table:table-cell office:value-type="float" office:value="742137414">
            <text:p>742137414</text:p>
          </table:table-cell>
          <table:table-cell office:value-type="float" office:value="949852692">
            <text:p>949852692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0336907">
            <text:p>60336907</text:p>
          </table:table-cell>
          <table:table-cell office:value-type="float" office:value="124153163">
            <text:p>124153163</text:p>
          </table:table-cell>
          <table:table-cell office:value-type="float" office:value="824667989">
            <text:p>824667989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98669724">
            <text:p>198669724</text:p>
          </table:table-cell>
          <table:table-cell office:value-type="float" office:value="181888563">
            <text:p>181888563</text:p>
          </table:table-cell>
          <table:table-cell office:value-type="float" office:value="908492328">
            <text:p>908492328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708951671">
            <text:p>708951671</text:p>
          </table:table-cell>
          <table:table-cell office:value-type="float" office:value="851742387">
            <text:p>851742387</text:p>
          </table:table-cell>
          <table:table-cell office:value-type="float" office:value="577845410">
            <text:p>577845410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60239642">
            <text:p>160239642</text:p>
          </table:table-cell>
          <table:table-cell office:value-type="float" office:value="864668344">
            <text:p>864668344</text:p>
          </table:table-cell>
          <table:table-cell office:value-type="float" office:value="888427994">
            <text:p>888427994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65142661">
            <text:p>465142661</text:p>
          </table:table-cell>
          <table:table-cell office:value-type="float" office:value="223096038">
            <text:p>223096038</text:p>
          </table:table-cell>
          <table:table-cell office:value-type="float" office:value="776058753">
            <text:p>776058753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20396873">
            <text:p>320396873</text:p>
          </table:table-cell>
          <table:table-cell office:value-type="float" office:value="468820651">
            <text:p>468820651</text:p>
          </table:table-cell>
          <table:table-cell office:value-type="float" office:value="238401631">
            <text:p>238401631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27958062">
            <text:p>327958062</text:p>
          </table:table-cell>
          <table:table-cell office:value-type="float" office:value="823644675">
            <text:p>823644675</text:p>
          </table:table-cell>
          <table:table-cell office:value-type="float" office:value="49910345">
            <text:p>49910345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0932186">
            <text:p>30932186</text:p>
          </table:table-cell>
          <table:table-cell office:value-type="float" office:value="796228623">
            <text:p>796228623</text:p>
          </table:table-cell>
          <table:table-cell office:value-type="float" office:value="763326180">
            <text:p>763326180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88689967">
            <text:p>288689967</text:p>
          </table:table-cell>
          <table:table-cell office:value-type="float" office:value="791879796">
            <text:p>791879796</text:p>
          </table:table-cell>
          <table:table-cell office:value-type="float" office:value="216256470">
            <text:p>216256470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98698867">
            <text:p>598698867</text:p>
          </table:table-cell>
          <table:table-cell office:value-type="float" office:value="464124542">
            <text:p>464124542</text:p>
          </table:table-cell>
          <table:table-cell office:value-type="float" office:value="707081884">
            <text:p>707081884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43342111">
            <text:p>243342111</text:p>
          </table:table-cell>
          <table:table-cell office:value-type="float" office:value="968393621">
            <text:p>968393621</text:p>
          </table:table-cell>
          <table:table-cell office:value-type="float" office:value="494989586">
            <text:p>494989586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67562543">
            <text:p>467562543</text:p>
          </table:table-cell>
          <table:table-cell office:value-type="float" office:value="45894922">
            <text:p>45894922</text:p>
          </table:table-cell>
          <table:table-cell office:value-type="float" office:value="647929413">
            <text:p>647929413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84859401">
            <text:p>484859401</text:p>
          </table:table-cell>
          <table:table-cell office:value-type="float" office:value="645679834">
            <text:p>645679834</text:p>
          </table:table-cell>
          <table:table-cell office:value-type="float" office:value="249012593">
            <text:p>249012593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95249466">
            <text:p>395249466</text:p>
          </table:table-cell>
          <table:table-cell office:value-type="float" office:value="665116923">
            <text:p>665116923</text:p>
          </table:table-cell>
          <table:table-cell office:value-type="float" office:value="160151273">
            <text:p>160151273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80626692">
            <text:p>280626692</text:p>
          </table:table-cell>
          <table:table-cell office:value-type="float" office:value="431834639">
            <text:p>431834639</text:p>
          </table:table-cell>
          <table:table-cell office:value-type="float" office:value="61798569">
            <text:p>61798569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899137532">
            <text:p>899137532</text:p>
          </table:table-cell>
          <table:table-cell office:value-type="float" office:value="533694129">
            <text:p>533694129</text:p>
          </table:table-cell>
          <table:table-cell office:value-type="float" office:value="340374513">
            <text:p>340374513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48942438">
            <text:p>148942438</text:p>
          </table:table-cell>
          <table:table-cell office:value-type="float" office:value="511835634">
            <text:p>511835634</text:p>
          </table:table-cell>
          <table:table-cell office:value-type="float" office:value="348070569">
            <text:p>348070569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01940951">
            <text:p>301940951</text:p>
          </table:table-cell>
          <table:table-cell office:value-type="float" office:value="676751800">
            <text:p>676751800</text:p>
          </table:table-cell>
          <table:table-cell office:value-type="float" office:value="539849629">
            <text:p>539849629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3848636">
            <text:p>43848636</text:p>
          </table:table-cell>
          <table:table-cell office:value-type="float" office:value="665626000">
            <text:p>665626000</text:p>
          </table:table-cell>
          <table:table-cell office:value-type="float" office:value="789390734">
            <text:p>789390734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09915866">
            <text:p>209915866</text:p>
          </table:table-cell>
          <table:table-cell office:value-type="float" office:value="741710972">
            <text:p>741710972</text:p>
          </table:table-cell>
          <table:table-cell office:value-type="float" office:value="383881889">
            <text:p>383881889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55056409">
            <text:p>455056409</text:p>
          </table:table-cell>
          <table:table-cell office:value-type="float" office:value="367086209">
            <text:p>367086209</text:p>
          </table:table-cell>
          <table:table-cell office:value-type="float" office:value="842103922">
            <text:p>842103922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90956729">
            <text:p>590956729</text:p>
          </table:table-cell>
          <table:table-cell office:value-type="float" office:value="663148434">
            <text:p>663148434</text:p>
          </table:table-cell>
          <table:table-cell office:value-type="float" office:value="48587567">
            <text:p>48587567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88084433">
            <text:p>388084433</text:p>
          </table:table-cell>
          <table:table-cell office:value-type="float" office:value="551384801">
            <text:p>551384801</text:p>
          </table:table-cell>
          <table:table-cell office:value-type="float" office:value="662169047">
            <text:p>662169047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13340726">
            <text:p>513340726</text:p>
          </table:table-cell>
          <table:table-cell office:value-type="float" office:value="817802943">
            <text:p>817802943</text:p>
          </table:table-cell>
          <table:table-cell office:value-type="float" office:value="418525833">
            <text:p>418525833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53712906">
            <text:p>953712906</text:p>
          </table:table-cell>
          <table:table-cell office:value-type="float" office:value="431898571">
            <text:p>431898571</text:p>
          </table:table-cell>
          <table:table-cell office:value-type="float" office:value="765219422">
            <text:p>765219422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21306043">
            <text:p>221306043</text:p>
          </table:table-cell>
          <table:table-cell office:value-type="float" office:value="695327001">
            <text:p>695327001</text:p>
          </table:table-cell>
          <table:table-cell office:value-type="float" office:value="15365095">
            <text:p>15365095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69144452">
            <text:p>469144452</text:p>
          </table:table-cell>
          <table:table-cell office:value-type="float" office:value="650963148">
            <text:p>650963148</text:p>
          </table:table-cell>
          <table:table-cell office:value-type="float" office:value="977176896">
            <text:p>977176896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98570730">
            <text:p>698570730</text:p>
          </table:table-cell>
          <table:table-cell office:value-type="float" office:value="734106024">
            <text:p>734106024</text:p>
          </table:table-cell>
          <table:table-cell office:value-type="float" office:value="917864737">
            <text:p>917864737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86343684">
            <text:p>286343684</text:p>
          </table:table-cell>
          <table:table-cell office:value-type="float" office:value="483257810">
            <text:p>483257810</text:p>
          </table:table-cell>
          <table:table-cell office:value-type="float" office:value="582390498">
            <text:p>582390498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896015978">
            <text:p>896015978</text:p>
          </table:table-cell>
          <table:table-cell office:value-type="float" office:value="770422100">
            <text:p>770422100</text:p>
          </table:table-cell>
          <table:table-cell office:value-type="float" office:value="907883779">
            <text:p>907883779</text:p>
          </table:table-cell>
          <table:table-cell table:number-columns-repeated="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70234832">
            <text:p>170234832</text:p>
          </table:table-cell>
          <table:table-cell office:value-type="float" office:value="369867121">
            <text:p>369867121</text:p>
          </table:table-cell>
          <table:table-cell office:value-type="float" office:value="119930646">
            <text:p>119930646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89750337">
            <text:p>489750337</text:p>
          </table:table-cell>
          <table:table-cell office:value-type="float" office:value="363486265">
            <text:p>363486265</text:p>
          </table:table-cell>
          <table:table-cell office:value-type="float" office:value="372024565">
            <text:p>372024565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22774012">
            <text:p>122774012</text:p>
          </table:table-cell>
          <table:table-cell office:value-type="float" office:value="543705153">
            <text:p>543705153</text:p>
          </table:table-cell>
          <table:table-cell office:value-type="float" office:value="814413083">
            <text:p>814413083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46243930">
            <text:p>446243930</text:p>
          </table:table-cell>
          <table:table-cell office:value-type="float" office:value="18691103">
            <text:p>18691103</text:p>
          </table:table-cell>
          <table:table-cell office:value-type="float" office:value="807391635">
            <text:p>807391635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72865223">
            <text:p>972865223</text:p>
          </table:table-cell>
          <table:table-cell office:value-type="float" office:value="651178879">
            <text:p>651178879</text:p>
          </table:table-cell>
          <table:table-cell office:value-type="float" office:value="47019404">
            <text:p>47019404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55690306">
            <text:p>955690306</text:p>
          </table:table-cell>
          <table:table-cell office:value-type="float" office:value="114295820">
            <text:p>114295820</text:p>
          </table:table-cell>
          <table:table-cell office:value-type="float" office:value="735922586">
            <text:p>735922586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6481783">
            <text:p>376481783</text:p>
          </table:table-cell>
          <table:table-cell office:value-type="float" office:value="907368042">
            <text:p>907368042</text:p>
          </table:table-cell>
          <table:table-cell office:value-type="float" office:value="820125489">
            <text:p>820125489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0498126">
            <text:p>20498126</text:p>
          </table:table-cell>
          <table:table-cell office:value-type="float" office:value="714548147">
            <text:p>714548147</text:p>
          </table:table-cell>
          <table:table-cell office:value-type="float" office:value="348408785">
            <text:p>348408785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88843354">
            <text:p>888843354</text:p>
          </table:table-cell>
          <table:table-cell office:value-type="float" office:value="538704355">
            <text:p>538704355</text:p>
          </table:table-cell>
          <table:table-cell office:value-type="float" office:value="851188018">
            <text:p>851188018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12747708">
            <text:p>412747708</text:p>
          </table:table-cell>
          <table:table-cell office:value-type="float" office:value="90733906">
            <text:p>90733906</text:p>
          </table:table-cell>
          <table:table-cell office:value-type="float" office:value="372616836">
            <text:p>372616836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45949237">
            <text:p>445949237</text:p>
          </table:table-cell>
          <table:table-cell office:value-type="float" office:value="900465380">
            <text:p>900465380</text:p>
          </table:table-cell>
          <table:table-cell office:value-type="float" office:value="830753875">
            <text:p>830753875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88695844">
            <text:p>988695844</text:p>
          </table:table-cell>
          <table:table-cell office:value-type="float" office:value="363313071">
            <text:p>363313071</text:p>
          </table:table-cell>
          <table:table-cell office:value-type="float" office:value="821643827">
            <text:p>821643827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01782388">
            <text:p>701782388</text:p>
          </table:table-cell>
          <table:table-cell office:value-type="float" office:value="732145727">
            <text:p>732145727</text:p>
          </table:table-cell>
          <table:table-cell office:value-type="float" office:value="236319485">
            <text:p>236319485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70667546">
            <text:p>470667546</text:p>
          </table:table-cell>
          <table:table-cell office:value-type="float" office:value="996692210">
            <text:p>996692210</text:p>
          </table:table-cell>
          <table:table-cell office:value-type="float" office:value="966906549">
            <text:p>966906549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68361331">
            <text:p>368361331</text:p>
          </table:table-cell>
          <table:table-cell office:value-type="float" office:value="562957750">
            <text:p>562957750</text:p>
          </table:table-cell>
          <table:table-cell office:value-type="float" office:value="112795919">
            <text:p>112795919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89321975">
            <text:p>389321975</text:p>
          </table:table-cell>
          <table:table-cell office:value-type="float" office:value="738102857">
            <text:p>738102857</text:p>
          </table:table-cell>
          <table:table-cell office:value-type="float" office:value="856504062">
            <text:p>856504062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97969000">
            <text:p>897969000</text:p>
          </table:table-cell>
          <table:table-cell office:value-type="float" office:value="585705533">
            <text:p>585705533</text:p>
          </table:table-cell>
          <table:table-cell office:value-type="float" office:value="128407020">
            <text:p>128407020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88563715">
            <text:p>288563715</text:p>
          </table:table-cell>
          <table:table-cell office:value-type="float" office:value="386049490">
            <text:p>386049490</text:p>
          </table:table-cell>
          <table:table-cell office:value-type="float" office:value="366462702">
            <text:p>366462702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3330581">
            <text:p>403330581</text:p>
          </table:table-cell>
          <table:table-cell office:value-type="float" office:value="366825686">
            <text:p>366825686</text:p>
          </table:table-cell>
          <table:table-cell office:value-type="float" office:value="420628966">
            <text:p>420628966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05491001">
            <text:p>505491001</text:p>
          </table:table-cell>
          <table:table-cell office:value-type="float" office:value="565139187">
            <text:p>565139187</text:p>
          </table:table-cell>
          <table:table-cell office:value-type="float" office:value="56209309">
            <text:p>56209309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06465485">
            <text:p>506465485</text:p>
          </table:table-cell>
          <table:table-cell office:value-type="float" office:value="668635663">
            <text:p>668635663</text:p>
          </table:table-cell>
          <table:table-cell office:value-type="float" office:value="61695934">
            <text:p>61695934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15422777">
            <text:p>115422777</text:p>
          </table:table-cell>
          <table:table-cell office:value-type="float" office:value="331036936">
            <text:p>331036936</text:p>
          </table:table-cell>
          <table:table-cell office:value-type="float" office:value="758864353">
            <text:p>758864353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02362020">
            <text:p>302362020</text:p>
          </table:table-cell>
          <table:table-cell office:value-type="float" office:value="772755059">
            <text:p>772755059</text:p>
          </table:table-cell>
          <table:table-cell office:value-type="float" office:value="612082616">
            <text:p>612082616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61273781">
            <text:p>361273781</text:p>
          </table:table-cell>
          <table:table-cell office:value-type="float" office:value="545190996">
            <text:p>545190996</text:p>
          </table:table-cell>
          <table:table-cell office:value-type="float" office:value="155707995">
            <text:p>155707995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75194538">
            <text:p>975194538</text:p>
          </table:table-cell>
          <table:table-cell office:value-type="float" office:value="12655999">
            <text:p>12655999</text:p>
          </table:table-cell>
          <table:table-cell office:value-type="float" office:value="428152322">
            <text:p>428152322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50951624">
            <text:p>150951624</text:p>
          </table:table-cell>
          <table:table-cell office:value-type="float" office:value="607130655">
            <text:p>607130655</text:p>
          </table:table-cell>
          <table:table-cell office:value-type="float" office:value="500057504">
            <text:p>500057504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32019300">
            <text:p>432019300</text:p>
          </table:table-cell>
          <table:table-cell office:value-type="float" office:value="4580947">
            <text:p>4580947</text:p>
          </table:table-cell>
          <table:table-cell office:value-type="float" office:value="773502966">
            <text:p>773502966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22556631">
            <text:p>822556631</text:p>
          </table:table-cell>
          <table:table-cell office:value-type="float" office:value="51163122">
            <text:p>51163122</text:p>
          </table:table-cell>
          <table:table-cell office:value-type="float" office:value="24403662">
            <text:p>24403662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04904541">
            <text:p>904904541</text:p>
          </table:table-cell>
          <table:table-cell office:value-type="float" office:value="5181462">
            <text:p>5181462</text:p>
          </table:table-cell>
          <table:table-cell office:value-type="float" office:value="140763006">
            <text:p>140763006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87784256">
            <text:p>687784256</text:p>
          </table:table-cell>
          <table:table-cell office:value-type="float" office:value="473212632">
            <text:p>473212632</text:p>
          </table:table-cell>
          <table:table-cell office:value-type="float" office:value="171415226">
            <text:p>171415226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5319640">
            <text:p>465319640</text:p>
          </table:table-cell>
          <table:table-cell office:value-type="float" office:value="161832553">
            <text:p>161832553</text:p>
          </table:table-cell>
          <table:table-cell office:value-type="float" office:value="516062483">
            <text:p>516062483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53619869">
            <text:p>853619869</text:p>
          </table:table-cell>
          <table:table-cell office:value-type="float" office:value="686509625">
            <text:p>686509625</text:p>
          </table:table-cell>
          <table:table-cell office:value-type="float" office:value="685903571">
            <text:p>685903571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50109533">
            <text:p>850109533</text:p>
          </table:table-cell>
          <table:table-cell office:value-type="float" office:value="603352013">
            <text:p>603352013</text:p>
          </table:table-cell>
          <table:table-cell office:value-type="float" office:value="217893781">
            <text:p>217893781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1514311">
            <text:p>401514311</text:p>
          </table:table-cell>
          <table:table-cell office:value-type="float" office:value="997394231">
            <text:p>997394231</text:p>
          </table:table-cell>
          <table:table-cell office:value-type="float" office:value="411968536">
            <text:p>411968536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1556165">
            <text:p>371556165</text:p>
          </table:table-cell>
          <table:table-cell office:value-type="float" office:value="601064934">
            <text:p>601064934</text:p>
          </table:table-cell>
          <table:table-cell office:value-type="float" office:value="526756199">
            <text:p>526756199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55497148">
            <text:p>255497148</text:p>
          </table:table-cell>
          <table:table-cell office:value-type="float" office:value="452198245">
            <text:p>452198245</text:p>
          </table:table-cell>
          <table:table-cell office:value-type="float" office:value="302682989">
            <text:p>302682989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18668939">
            <text:p>818668939</text:p>
          </table:table-cell>
          <table:table-cell office:value-type="float" office:value="318572029">
            <text:p>318572029</text:p>
          </table:table-cell>
          <table:table-cell office:value-type="float" office:value="119823744">
            <text:p>119823744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08596821">
            <text:p>908596821</text:p>
          </table:table-cell>
          <table:table-cell office:value-type="float" office:value="664672234">
            <text:p>664672234</text:p>
          </table:table-cell>
          <table:table-cell office:value-type="float" office:value="677921250">
            <text:p>677921250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64941880">
            <text:p>864941880</text:p>
          </table:table-cell>
          <table:table-cell office:value-type="float" office:value="429853599">
            <text:p>429853599</text:p>
          </table:table-cell>
          <table:table-cell office:value-type="float" office:value="245940144">
            <text:p>245940144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35738900">
            <text:p>735738900</text:p>
          </table:table-cell>
          <table:table-cell office:value-type="float" office:value="226946643">
            <text:p>226946643</text:p>
          </table:table-cell>
          <table:table-cell office:value-type="float" office:value="869314702">
            <text:p>869314702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4807332">
            <text:p>464807332</text:p>
          </table:table-cell>
          <table:table-cell office:value-type="float" office:value="825413980">
            <text:p>825413980</text:p>
          </table:table-cell>
          <table:table-cell office:value-type="float" office:value="641995428">
            <text:p>641995428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3308726">
            <text:p>463308726</text:p>
          </table:table-cell>
          <table:table-cell office:value-type="float" office:value="878114360">
            <text:p>878114360</text:p>
          </table:table-cell>
          <table:table-cell office:value-type="float" office:value="210147825">
            <text:p>210147825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4247119">
            <text:p>24247119</text:p>
          </table:table-cell>
          <table:table-cell office:value-type="float" office:value="491893330">
            <text:p>491893330</text:p>
          </table:table-cell>
          <table:table-cell office:value-type="float" office:value="272242059">
            <text:p>272242059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20159464">
            <text:p>420159464</text:p>
          </table:table-cell>
          <table:table-cell office:value-type="float" office:value="508504413">
            <text:p>508504413</text:p>
          </table:table-cell>
          <table:table-cell office:value-type="float" office:value="185344234">
            <text:p>185344234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07229964">
            <text:p>807229964</text:p>
          </table:table-cell>
          <table:table-cell office:value-type="float" office:value="637082078">
            <text:p>637082078</text:p>
          </table:table-cell>
          <table:table-cell office:value-type="float" office:value="198715929">
            <text:p>198715929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7512199">
            <text:p>137512199</text:p>
          </table:table-cell>
          <table:table-cell office:value-type="float" office:value="2017590">
            <text:p>2017590</text:p>
          </table:table-cell>
          <table:table-cell office:value-type="float" office:value="913552932">
            <text:p>913552932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8052981">
            <text:p>28052981</text:p>
          </table:table-cell>
          <table:table-cell office:value-type="float" office:value="550562100">
            <text:p>550562100</text:p>
          </table:table-cell>
          <table:table-cell office:value-type="float" office:value="146974205">
            <text:p>146974205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90326168">
            <text:p>990326168</text:p>
          </table:table-cell>
          <table:table-cell office:value-type="float" office:value="266490422">
            <text:p>266490422</text:p>
          </table:table-cell>
          <table:table-cell office:value-type="float" office:value="312224574">
            <text:p>312224574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01423820">
            <text:p>501423820</text:p>
          </table:table-cell>
          <table:table-cell office:value-type="float" office:value="713720693">
            <text:p>713720693</text:p>
          </table:table-cell>
          <table:table-cell office:value-type="float" office:value="272714099">
            <text:p>272714099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64513067">
            <text:p>864513067</text:p>
          </table:table-cell>
          <table:table-cell office:value-type="float" office:value="712901946">
            <text:p>712901946</text:p>
          </table:table-cell>
          <table:table-cell office:value-type="float" office:value="716706381">
            <text:p>716706381</text:p>
          </table:table-cell>
          <table:table-cell table:number-columns-repeated="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3335851">
            <text:p>463335851</text:p>
          </table:table-cell>
          <table:table-cell office:value-type="float" office:value="803735803">
            <text:p>803735803</text:p>
          </table:table-cell>
          <table:table-cell office:value-type="float" office:value="691468186">
            <text:p>691468186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24561381">
            <text:p>324561381</text:p>
          </table:table-cell>
          <table:table-cell office:value-type="float" office:value="407543179">
            <text:p>407543179</text:p>
          </table:table-cell>
          <table:table-cell office:value-type="float" office:value="615343738">
            <text:p>615343738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40839612">
            <text:p>940839612</text:p>
          </table:table-cell>
          <table:table-cell office:value-type="float" office:value="35593314">
            <text:p>35593314</text:p>
          </table:table-cell>
          <table:table-cell office:value-type="float" office:value="480814160">
            <text:p>480814160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27920438">
            <text:p>527920438</text:p>
          </table:table-cell>
          <table:table-cell office:value-type="float" office:value="671337896">
            <text:p>671337896</text:p>
          </table:table-cell>
          <table:table-cell office:value-type="float" office:value="285785520">
            <text:p>285785520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31308502">
            <text:p>431308502</text:p>
          </table:table-cell>
          <table:table-cell office:value-type="float" office:value="916416904">
            <text:p>916416904</text:p>
          </table:table-cell>
          <table:table-cell office:value-type="float" office:value="346142676">
            <text:p>346142676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81534166">
            <text:p>781534166</text:p>
          </table:table-cell>
          <table:table-cell office:value-type="float" office:value="963482400">
            <text:p>963482400</text:p>
          </table:table-cell>
          <table:table-cell office:value-type="float" office:value="363524409">
            <text:p>363524409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10376937">
            <text:p>510376937</text:p>
          </table:table-cell>
          <table:table-cell office:value-type="float" office:value="724088360">
            <text:p>724088360</text:p>
          </table:table-cell>
          <table:table-cell office:value-type="float" office:value="694817661">
            <text:p>694817661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10900051">
            <text:p>510900051</text:p>
          </table:table-cell>
          <table:table-cell office:value-type="float" office:value="704720321">
            <text:p>704720321</text:p>
          </table:table-cell>
          <table:table-cell office:value-type="float" office:value="291865919">
            <text:p>291865919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226493">
            <text:p>2226493</text:p>
          </table:table-cell>
          <table:table-cell office:value-type="float" office:value="864569183">
            <text:p>864569183</text:p>
          </table:table-cell>
          <table:table-cell office:value-type="float" office:value="284543279">
            <text:p>284543279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1651854">
            <text:p>131651854</text:p>
          </table:table-cell>
          <table:table-cell office:value-type="float" office:value="522227392">
            <text:p>522227392</text:p>
          </table:table-cell>
          <table:table-cell office:value-type="float" office:value="684657452">
            <text:p>684657452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23871041">
            <text:p>223871041</text:p>
          </table:table-cell>
          <table:table-cell office:value-type="float" office:value="12034678">
            <text:p>12034678</text:p>
          </table:table-cell>
          <table:table-cell office:value-type="float" office:value="305903333">
            <text:p>305903333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40917797">
            <text:p>240917797</text:p>
          </table:table-cell>
          <table:table-cell office:value-type="float" office:value="768044373">
            <text:p>768044373</text:p>
          </table:table-cell>
          <table:table-cell office:value-type="float" office:value="436066567">
            <text:p>436066567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0797373">
            <text:p>20797373</text:p>
          </table:table-cell>
          <table:table-cell office:value-type="float" office:value="525955575">
            <text:p>525955575</text:p>
          </table:table-cell>
          <table:table-cell office:value-type="float" office:value="442964329">
            <text:p>442964329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56967452">
            <text:p>556967452</text:p>
          </table:table-cell>
          <table:table-cell office:value-type="float" office:value="793324764">
            <text:p>793324764</text:p>
          </table:table-cell>
          <table:table-cell office:value-type="float" office:value="303266622">
            <text:p>303266622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28968949">
            <text:p>528968949</text:p>
          </table:table-cell>
          <table:table-cell office:value-type="float" office:value="111909561">
            <text:p>111909561</text:p>
          </table:table-cell>
          <table:table-cell office:value-type="float" office:value="508454050">
            <text:p>508454050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25797160">
            <text:p>325797160</text:p>
          </table:table-cell>
          <table:table-cell office:value-type="float" office:value="657295469">
            <text:p>657295469</text:p>
          </table:table-cell>
          <table:table-cell office:value-type="float" office:value="338746198">
            <text:p>338746198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56129701">
            <text:p>556129701</text:p>
          </table:table-cell>
          <table:table-cell office:value-type="float" office:value="821190546">
            <text:p>821190546</text:p>
          </table:table-cell>
          <table:table-cell office:value-type="float" office:value="383768104">
            <text:p>383768104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2180184">
            <text:p>82180184</text:p>
          </table:table-cell>
          <table:table-cell office:value-type="float" office:value="31410590">
            <text:p>31410590</text:p>
          </table:table-cell>
          <table:table-cell office:value-type="float" office:value="971745155">
            <text:p>971745155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32178790">
            <text:p>932178790</text:p>
          </table:table-cell>
          <table:table-cell office:value-type="float" office:value="700647459">
            <text:p>700647459</text:p>
          </table:table-cell>
          <table:table-cell office:value-type="float" office:value="312060571">
            <text:p>312060571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13418098">
            <text:p>713418098</text:p>
          </table:table-cell>
          <table:table-cell office:value-type="float" office:value="41869015">
            <text:p>41869015</text:p>
          </table:table-cell>
          <table:table-cell office:value-type="float" office:value="54290692">
            <text:p>54290692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93052235">
            <text:p>893052235</text:p>
          </table:table-cell>
          <table:table-cell office:value-type="float" office:value="874027697">
            <text:p>874027697</text:p>
          </table:table-cell>
          <table:table-cell office:value-type="float" office:value="372627788">
            <text:p>372627788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80265693">
            <text:p>280265693</text:p>
          </table:table-cell>
          <table:table-cell office:value-type="float" office:value="345112820">
            <text:p>345112820</text:p>
          </table:table-cell>
          <table:table-cell office:value-type="float" office:value="582037403">
            <text:p>582037403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66583929">
            <text:p>966583929</text:p>
          </table:table-cell>
          <table:table-cell office:value-type="float" office:value="985884476">
            <text:p>985884476</text:p>
          </table:table-cell>
          <table:table-cell office:value-type="float" office:value="361300459">
            <text:p>361300459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43190467">
            <text:p>443190467</text:p>
          </table:table-cell>
          <table:table-cell office:value-type="float" office:value="494528700">
            <text:p>494528700</text:p>
          </table:table-cell>
          <table:table-cell office:value-type="float" office:value="237345200">
            <text:p>237345200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53509953">
            <text:p>453509953</text:p>
          </table:table-cell>
          <table:table-cell office:value-type="float" office:value="415956905">
            <text:p>415956905</text:p>
          </table:table-cell>
          <table:table-cell office:value-type="float" office:value="169321041">
            <text:p>169321041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43851537">
            <text:p>343851537</text:p>
          </table:table-cell>
          <table:table-cell office:value-type="float" office:value="780448671">
            <text:p>780448671</text:p>
          </table:table-cell>
          <table:table-cell office:value-type="float" office:value="945092703">
            <text:p>945092703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12494408">
            <text:p>112494408</text:p>
          </table:table-cell>
          <table:table-cell office:value-type="float" office:value="2011779">
            <text:p>2011779</text:p>
          </table:table-cell>
          <table:table-cell office:value-type="float" office:value="423462159">
            <text:p>423462159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06341531">
            <text:p>206341531</text:p>
          </table:table-cell>
          <table:table-cell office:value-type="float" office:value="584989741">
            <text:p>584989741</text:p>
          </table:table-cell>
          <table:table-cell office:value-type="float" office:value="733409406">
            <text:p>733409406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9572561">
            <text:p>79572561</text:p>
          </table:table-cell>
          <table:table-cell office:value-type="float" office:value="130872345">
            <text:p>130872345</text:p>
          </table:table-cell>
          <table:table-cell office:value-type="float" office:value="215311197">
            <text:p>215311197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02055533">
            <text:p>102055533</text:p>
          </table:table-cell>
          <table:table-cell office:value-type="float" office:value="983146753">
            <text:p>983146753</text:p>
          </table:table-cell>
          <table:table-cell office:value-type="float" office:value="208523305">
            <text:p>208523305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41619012">
            <text:p>441619012</text:p>
          </table:table-cell>
          <table:table-cell office:value-type="float" office:value="981590916">
            <text:p>981590916</text:p>
          </table:table-cell>
          <table:table-cell office:value-type="float" office:value="419325291">
            <text:p>419325291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96656409">
            <text:p>996656409</text:p>
          </table:table-cell>
          <table:table-cell office:value-type="float" office:value="662186518">
            <text:p>662186518</text:p>
          </table:table-cell>
          <table:table-cell office:value-type="float" office:value="529910218">
            <text:p>529910218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38521295">
            <text:p>538521295</text:p>
          </table:table-cell>
          <table:table-cell office:value-type="float" office:value="47354778">
            <text:p>47354778</text:p>
          </table:table-cell>
          <table:table-cell office:value-type="float" office:value="287377243">
            <text:p>287377243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87512039">
            <text:p>987512039</text:p>
          </table:table-cell>
          <table:table-cell office:value-type="float" office:value="909235499">
            <text:p>909235499</text:p>
          </table:table-cell>
          <table:table-cell office:value-type="float" office:value="415296340">
            <text:p>415296340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19403768">
            <text:p>319403768</text:p>
          </table:table-cell>
          <table:table-cell office:value-type="float" office:value="90174874">
            <text:p>90174874</text:p>
          </table:table-cell>
          <table:table-cell office:value-type="float" office:value="202107672">
            <text:p>202107672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44348752">
            <text:p>944348752</text:p>
          </table:table-cell>
          <table:table-cell office:value-type="float" office:value="994507871">
            <text:p>994507871</text:p>
          </table:table-cell>
          <table:table-cell office:value-type="float" office:value="612752364">
            <text:p>612752364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99366762">
            <text:p>599366762</text:p>
          </table:table-cell>
          <table:table-cell office:value-type="float" office:value="622907789">
            <text:p>622907789</text:p>
          </table:table-cell>
          <table:table-cell office:value-type="float" office:value="295146483">
            <text:p>295146483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35664926">
            <text:p>235664926</text:p>
          </table:table-cell>
          <table:table-cell office:value-type="float" office:value="157741606">
            <text:p>157741606</text:p>
          </table:table-cell>
          <table:table-cell office:value-type="float" office:value="193725126">
            <text:p>193725126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20214160">
            <text:p>720214160</text:p>
          </table:table-cell>
          <table:table-cell office:value-type="float" office:value="624960447">
            <text:p>624960447</text:p>
          </table:table-cell>
          <table:table-cell office:value-type="float" office:value="313203861">
            <text:p>313203861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655944478">
            <text:p>655944478</text:p>
          </table:table-cell>
          <table:table-cell office:value-type="float" office:value="664963441">
            <text:p>664963441</text:p>
          </table:table-cell>
          <table:table-cell office:value-type="float" office:value="678114485">
            <text:p>678114485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24196526">
            <text:p>124196526</text:p>
          </table:table-cell>
          <table:table-cell office:value-type="float" office:value="681074887">
            <text:p>681074887</text:p>
          </table:table-cell>
          <table:table-cell office:value-type="float" office:value="383228056">
            <text:p>383228056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06722346">
            <text:p>906722346</text:p>
          </table:table-cell>
          <table:table-cell office:value-type="float" office:value="415276089">
            <text:p>415276089</text:p>
          </table:table-cell>
          <table:table-cell office:value-type="float" office:value="588392630">
            <text:p>588392630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59671865">
            <text:p>859671865</text:p>
          </table:table-cell>
          <table:table-cell office:value-type="float" office:value="719038851">
            <text:p>719038851</text:p>
          </table:table-cell>
          <table:table-cell office:value-type="float" office:value="307776227">
            <text:p>307776227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48033646">
            <text:p>948033646</text:p>
          </table:table-cell>
          <table:table-cell office:value-type="float" office:value="796107359">
            <text:p>796107359</text:p>
          </table:table-cell>
          <table:table-cell office:value-type="float" office:value="288941983">
            <text:p>288941983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60497673">
            <text:p>160497673</text:p>
          </table:table-cell>
          <table:table-cell office:value-type="float" office:value="651055534">
            <text:p>651055534</text:p>
          </table:table-cell>
          <table:table-cell office:value-type="float" office:value="537019091">
            <text:p>537019091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18042123">
            <text:p>318042123</text:p>
          </table:table-cell>
          <table:table-cell office:value-type="float" office:value="379812599">
            <text:p>379812599</text:p>
          </table:table-cell>
          <table:table-cell office:value-type="float" office:value="215733319">
            <text:p>215733319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69825470">
            <text:p>869825470</text:p>
          </table:table-cell>
          <table:table-cell office:value-type="float" office:value="638532685">
            <text:p>638532685</text:p>
          </table:table-cell>
          <table:table-cell office:value-type="float" office:value="809777810">
            <text:p>809777810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98328674">
            <text:p>598328674</text:p>
          </table:table-cell>
          <table:table-cell office:value-type="float" office:value="935265308">
            <text:p>935265308</text:p>
          </table:table-cell>
          <table:table-cell office:value-type="float" office:value="381852217">
            <text:p>381852217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15830599">
            <text:p>415830599</text:p>
          </table:table-cell>
          <table:table-cell office:value-type="float" office:value="230843636">
            <text:p>230843636</text:p>
          </table:table-cell>
          <table:table-cell office:value-type="float" office:value="225744424">
            <text:p>225744424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629038615">
            <text:p>629038615</text:p>
          </table:table-cell>
          <table:table-cell office:value-type="float" office:value="910611727">
            <text:p>910611727</text:p>
          </table:table-cell>
          <table:table-cell office:value-type="float" office:value="123483262">
            <text:p>123483262</text:p>
          </table:table-cell>
          <table:table-cell table:number-columns-repeated="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25699104">
            <text:p>725699104</text:p>
          </table:table-cell>
          <table:table-cell office:value-type="float" office:value="261633867">
            <text:p>261633867</text:p>
          </table:table-cell>
          <table:table-cell office:value-type="float" office:value="593786533">
            <text:p>593786533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24058245">
            <text:p>924058245</text:p>
          </table:table-cell>
          <table:table-cell office:value-type="float" office:value="565656903">
            <text:p>565656903</text:p>
          </table:table-cell>
          <table:table-cell office:value-type="float" office:value="463924818">
            <text:p>463924818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16010954">
            <text:p>616010954</text:p>
          </table:table-cell>
          <table:table-cell office:value-type="float" office:value="55916803">
            <text:p>55916803</text:p>
          </table:table-cell>
          <table:table-cell office:value-type="float" office:value="753479362">
            <text:p>753479362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58785921">
            <text:p>358785921</text:p>
          </table:table-cell>
          <table:table-cell office:value-type="float" office:value="148482767">
            <text:p>148482767</text:p>
          </table:table-cell>
          <table:table-cell office:value-type="float" office:value="570507862">
            <text:p>570507862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68017308">
            <text:p>968017308</text:p>
          </table:table-cell>
          <table:table-cell office:value-type="float" office:value="162022137">
            <text:p>162022137</text:p>
          </table:table-cell>
          <table:table-cell office:value-type="float" office:value="326756407">
            <text:p>326756407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8367284">
            <text:p>58367284</text:p>
          </table:table-cell>
          <table:table-cell office:value-type="float" office:value="192181834">
            <text:p>192181834</text:p>
          </table:table-cell>
          <table:table-cell office:value-type="float" office:value="355805373">
            <text:p>355805373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60896599">
            <text:p>160896599</text:p>
          </table:table-cell>
          <table:table-cell office:value-type="float" office:value="776517622">
            <text:p>776517622</text:p>
          </table:table-cell>
          <table:table-cell office:value-type="float" office:value="71555880">
            <text:p>71555880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54033788">
            <text:p>354033788</text:p>
          </table:table-cell>
          <table:table-cell office:value-type="float" office:value="237077971">
            <text:p>237077971</text:p>
          </table:table-cell>
          <table:table-cell office:value-type="float" office:value="491600832">
            <text:p>491600832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844714715">
            <text:p>844714715</text:p>
          </table:table-cell>
          <table:table-cell office:value-type="float" office:value="198939241">
            <text:p>198939241</text:p>
          </table:table-cell>
          <table:table-cell office:value-type="float" office:value="556698159">
            <text:p>556698159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79650061">
            <text:p>579650061</text:p>
          </table:table-cell>
          <table:table-cell office:value-type="float" office:value="137300898">
            <text:p>137300898</text:p>
          </table:table-cell>
          <table:table-cell office:value-type="float" office:value="500712012">
            <text:p>500712012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40672378">
            <text:p>740672378</text:p>
          </table:table-cell>
          <table:table-cell office:value-type="float" office:value="255959720">
            <text:p>255959720</text:p>
          </table:table-cell>
          <table:table-cell office:value-type="float" office:value="560630073">
            <text:p>560630073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16802391">
            <text:p>116802391</text:p>
          </table:table-cell>
          <table:table-cell office:value-type="float" office:value="140506290">
            <text:p>140506290</text:p>
          </table:table-cell>
          <table:table-cell office:value-type="float" office:value="260909232">
            <text:p>260909232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90941088">
            <text:p>690941088</text:p>
          </table:table-cell>
          <table:table-cell office:value-type="float" office:value="25994644">
            <text:p>25994644</text:p>
          </table:table-cell>
          <table:table-cell office:value-type="float" office:value="725377481">
            <text:p>725377481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40584255">
            <text:p>240584255</text:p>
          </table:table-cell>
          <table:table-cell office:value-type="float" office:value="967658718">
            <text:p>967658718</text:p>
          </table:table-cell>
          <table:table-cell office:value-type="float" office:value="545168759">
            <text:p>545168759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11645621">
            <text:p>111645621</text:p>
          </table:table-cell>
          <table:table-cell office:value-type="float" office:value="243640240">
            <text:p>243640240</text:p>
          </table:table-cell>
          <table:table-cell office:value-type="float" office:value="421209232">
            <text:p>421209232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4277672">
            <text:p>64277672</text:p>
          </table:table-cell>
          <table:table-cell office:value-type="float" office:value="569668317">
            <text:p>569668317</text:p>
          </table:table-cell>
          <table:table-cell office:value-type="float" office:value="86914449">
            <text:p>86914449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9082541">
            <text:p>49082541</text:p>
          </table:table-cell>
          <table:table-cell office:value-type="float" office:value="929050149">
            <text:p>929050149</text:p>
          </table:table-cell>
          <table:table-cell office:value-type="float" office:value="157623555">
            <text:p>157623555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99739118">
            <text:p>299739118</text:p>
          </table:table-cell>
          <table:table-cell office:value-type="float" office:value="9744172">
            <text:p>9744172</text:p>
          </table:table-cell>
          <table:table-cell office:value-type="float" office:value="453602682">
            <text:p>453602682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42383308">
            <text:p>542383308</text:p>
          </table:table-cell>
          <table:table-cell office:value-type="float" office:value="477020829">
            <text:p>477020829</text:p>
          </table:table-cell>
          <table:table-cell office:value-type="float" office:value="611887871">
            <text:p>611887871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82575756">
            <text:p>582575756</text:p>
          </table:table-cell>
          <table:table-cell office:value-type="float" office:value="907023487">
            <text:p>907023487</text:p>
          </table:table-cell>
          <table:table-cell office:value-type="float" office:value="422986956">
            <text:p>422986956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10954036">
            <text:p>910954036</text:p>
          </table:table-cell>
          <table:table-cell office:value-type="float" office:value="769056200">
            <text:p>769056200</text:p>
          </table:table-cell>
          <table:table-cell office:value-type="float" office:value="293308795">
            <text:p>293308795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79643760">
            <text:p>779643760</text:p>
          </table:table-cell>
          <table:table-cell office:value-type="float" office:value="43252590">
            <text:p>43252590</text:p>
          </table:table-cell>
          <table:table-cell office:value-type="float" office:value="430508545">
            <text:p>430508545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83618918">
            <text:p>983618918</text:p>
          </table:table-cell>
          <table:table-cell office:value-type="float" office:value="52306833">
            <text:p>52306833</text:p>
          </table:table-cell>
          <table:table-cell office:value-type="float" office:value="503886745">
            <text:p>503886745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08162072">
            <text:p>708162072</text:p>
          </table:table-cell>
          <table:table-cell office:value-type="float" office:value="255192122">
            <text:p>255192122</text:p>
          </table:table-cell>
          <table:table-cell office:value-type="float" office:value="59120193">
            <text:p>59120193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65523389">
            <text:p>365523389</text:p>
          </table:table-cell>
          <table:table-cell office:value-type="float" office:value="162433718">
            <text:p>162433718</text:p>
          </table:table-cell>
          <table:table-cell office:value-type="float" office:value="451190502">
            <text:p>451190502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78034153">
            <text:p>778034153</text:p>
          </table:table-cell>
          <table:table-cell office:value-type="float" office:value="505210597">
            <text:p>505210597</text:p>
          </table:table-cell>
          <table:table-cell office:value-type="float" office:value="149141459">
            <text:p>149141459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12133949">
            <text:p>712133949</text:p>
          </table:table-cell>
          <table:table-cell office:value-type="float" office:value="464428938">
            <text:p>464428938</text:p>
          </table:table-cell>
          <table:table-cell office:value-type="float" office:value="566575308">
            <text:p>566575308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96328531">
            <text:p>796328531</text:p>
          </table:table-cell>
          <table:table-cell office:value-type="float" office:value="505356697">
            <text:p>505356697</text:p>
          </table:table-cell>
          <table:table-cell office:value-type="float" office:value="354633952">
            <text:p>354633952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12256336">
            <text:p>312256336</text:p>
          </table:table-cell>
          <table:table-cell office:value-type="float" office:value="963402218">
            <text:p>963402218</text:p>
          </table:table-cell>
          <table:table-cell office:value-type="float" office:value="507794167">
            <text:p>507794167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3787540">
            <text:p>53787540</text:p>
          </table:table-cell>
          <table:table-cell office:value-type="float" office:value="213817945">
            <text:p>213817945</text:p>
          </table:table-cell>
          <table:table-cell office:value-type="float" office:value="564791210">
            <text:p>564791210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43702673">
            <text:p>743702673</text:p>
          </table:table-cell>
          <table:table-cell office:value-type="float" office:value="270129563">
            <text:p>270129563</text:p>
          </table:table-cell>
          <table:table-cell office:value-type="float" office:value="678123096">
            <text:p>678123096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81849550">
            <text:p>181849550</text:p>
          </table:table-cell>
          <table:table-cell office:value-type="float" office:value="396435866">
            <text:p>396435866</text:p>
          </table:table-cell>
          <table:table-cell office:value-type="float" office:value="299246115">
            <text:p>299246115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64768888">
            <text:p>764768888</text:p>
          </table:table-cell>
          <table:table-cell office:value-type="float" office:value="865585048">
            <text:p>865585048</text:p>
          </table:table-cell>
          <table:table-cell office:value-type="float" office:value="374252529">
            <text:p>374252529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61410912">
            <text:p>161410912</text:p>
          </table:table-cell>
          <table:table-cell office:value-type="float" office:value="755626625">
            <text:p>755626625</text:p>
          </table:table-cell>
          <table:table-cell office:value-type="float" office:value="592842566">
            <text:p>592842566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77294337">
            <text:p>477294337</text:p>
          </table:table-cell>
          <table:table-cell office:value-type="float" office:value="956375186">
            <text:p>956375186</text:p>
          </table:table-cell>
          <table:table-cell office:value-type="float" office:value="571749461">
            <text:p>571749461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58487950">
            <text:p>758487950</text:p>
          </table:table-cell>
          <table:table-cell office:value-type="float" office:value="224683760">
            <text:p>224683760</text:p>
          </table:table-cell>
          <table:table-cell office:value-type="float" office:value="112968577">
            <text:p>112968577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53812619">
            <text:p>153812619</text:p>
          </table:table-cell>
          <table:table-cell office:value-type="float" office:value="30011179">
            <text:p>30011179</text:p>
          </table:table-cell>
          <table:table-cell office:value-type="float" office:value="399668502">
            <text:p>399668502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35686603">
            <text:p>935686603</text:p>
          </table:table-cell>
          <table:table-cell office:value-type="float" office:value="21966238">
            <text:p>21966238</text:p>
          </table:table-cell>
          <table:table-cell office:value-type="float" office:value="367608112">
            <text:p>367608112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85490409">
            <text:p>85490409</text:p>
          </table:table-cell>
          <table:table-cell office:value-type="float" office:value="198880436">
            <text:p>198880436</text:p>
          </table:table-cell>
          <table:table-cell office:value-type="float" office:value="500265009">
            <text:p>500265009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5013048">
            <text:p>15013048</text:p>
          </table:table-cell>
          <table:table-cell office:value-type="float" office:value="809115437">
            <text:p>809115437</text:p>
          </table:table-cell>
          <table:table-cell office:value-type="float" office:value="306390683">
            <text:p>306390683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11836563">
            <text:p>911836563</text:p>
          </table:table-cell>
          <table:table-cell office:value-type="float" office:value="830173836">
            <text:p>830173836</text:p>
          </table:table-cell>
          <table:table-cell office:value-type="float" office:value="637325825">
            <text:p>637325825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33651218">
            <text:p>533651218</text:p>
          </table:table-cell>
          <table:table-cell office:value-type="float" office:value="71083291">
            <text:p>71083291</text:p>
          </table:table-cell>
          <table:table-cell office:value-type="float" office:value="430172860">
            <text:p>430172860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7021511">
            <text:p>27021511</text:p>
          </table:table-cell>
          <table:table-cell office:value-type="float" office:value="766657134">
            <text:p>766657134</text:p>
          </table:table-cell>
          <table:table-cell office:value-type="float" office:value="529880993">
            <text:p>529880993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56388127">
            <text:p>456388127</text:p>
          </table:table-cell>
          <table:table-cell office:value-type="float" office:value="384784819">
            <text:p>384784819</text:p>
          </table:table-cell>
          <table:table-cell office:value-type="float" office:value="504385493">
            <text:p>504385493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50698036">
            <text:p>750698036</text:p>
          </table:table-cell>
          <table:table-cell office:value-type="float" office:value="229161730">
            <text:p>229161730</text:p>
          </table:table-cell>
          <table:table-cell office:value-type="float" office:value="424134726">
            <text:p>424134726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90501196">
            <text:p>290501196</text:p>
          </table:table-cell>
          <table:table-cell office:value-type="float" office:value="145548839">
            <text:p>145548839</text:p>
          </table:table-cell>
          <table:table-cell office:value-type="float" office:value="160131283">
            <text:p>160131283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14900282">
            <text:p>214900282</text:p>
          </table:table-cell>
          <table:table-cell office:value-type="float" office:value="341367535">
            <text:p>341367535</text:p>
          </table:table-cell>
          <table:table-cell office:value-type="float" office:value="684216838">
            <text:p>684216838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76504534">
            <text:p>676504534</text:p>
          </table:table-cell>
          <table:table-cell office:value-type="float" office:value="860314062">
            <text:p>860314062</text:p>
          </table:table-cell>
          <table:table-cell office:value-type="float" office:value="668628539">
            <text:p>668628539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34093663">
            <text:p>434093663</text:p>
          </table:table-cell>
          <table:table-cell office:value-type="float" office:value="645479711">
            <text:p>645479711</text:p>
          </table:table-cell>
          <table:table-cell office:value-type="float" office:value="606713505">
            <text:p>606713505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57103576">
            <text:p>657103576</text:p>
          </table:table-cell>
          <table:table-cell office:value-type="float" office:value="284953369">
            <text:p>284953369</text:p>
          </table:table-cell>
          <table:table-cell office:value-type="float" office:value="333496862">
            <text:p>333496862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76122945">
            <text:p>576122945</text:p>
          </table:table-cell>
          <table:table-cell office:value-type="float" office:value="117085607">
            <text:p>117085607</text:p>
          </table:table-cell>
          <table:table-cell office:value-type="float" office:value="81111278">
            <text:p>81111278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76857309">
            <text:p>776857309</text:p>
          </table:table-cell>
          <table:table-cell office:value-type="float" office:value="310666786">
            <text:p>310666786</text:p>
          </table:table-cell>
          <table:table-cell office:value-type="float" office:value="388573723">
            <text:p>388573723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83887948">
            <text:p>883887948</text:p>
          </table:table-cell>
          <table:table-cell office:value-type="float" office:value="63193586">
            <text:p>63193586</text:p>
          </table:table-cell>
          <table:table-cell office:value-type="float" office:value="510154183">
            <text:p>510154183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23968757">
            <text:p>423968757</text:p>
          </table:table-cell>
          <table:table-cell office:value-type="float" office:value="342262286">
            <text:p>342262286</text:p>
          </table:table-cell>
          <table:table-cell office:value-type="float" office:value="723289804">
            <text:p>723289804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38822588">
            <text:p>938822588</text:p>
          </table:table-cell>
          <table:table-cell office:value-type="float" office:value="569315031">
            <text:p>569315031</text:p>
          </table:table-cell>
          <table:table-cell office:value-type="float" office:value="187376961">
            <text:p>187376961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15854504">
            <text:p>615854504</text:p>
          </table:table-cell>
          <table:table-cell office:value-type="float" office:value="625379363">
            <text:p>625379363</text:p>
          </table:table-cell>
          <table:table-cell office:value-type="float" office:value="709342998">
            <text:p>709342998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0910029">
            <text:p>130910029</text:p>
          </table:table-cell>
          <table:table-cell office:value-type="float" office:value="125055573">
            <text:p>125055573</text:p>
          </table:table-cell>
          <table:table-cell office:value-type="float" office:value="208922036">
            <text:p>208922036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79121191">
            <text:p>179121191</text:p>
          </table:table-cell>
          <table:table-cell office:value-type="float" office:value="161390816">
            <text:p>161390816</text:p>
          </table:table-cell>
          <table:table-cell office:value-type="float" office:value="528961542">
            <text:p>528961542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12442957">
            <text:p>912442957</text:p>
          </table:table-cell>
          <table:table-cell office:value-type="float" office:value="268731465">
            <text:p>268731465</text:p>
          </table:table-cell>
          <table:table-cell office:value-type="float" office:value="256211712">
            <text:p>256211712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2297600">
            <text:p>62297600</text:p>
          </table:table-cell>
          <table:table-cell office:value-type="float" office:value="282367417">
            <text:p>282367417</text:p>
          </table:table-cell>
          <table:table-cell office:value-type="float" office:value="184596796">
            <text:p>184596796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1864790">
            <text:p>41864790</text:p>
          </table:table-cell>
          <table:table-cell office:value-type="float" office:value="451221736">
            <text:p>451221736</text:p>
          </table:table-cell>
          <table:table-cell office:value-type="float" office:value="833952571">
            <text:p>833952571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34269203">
            <text:p>834269203</text:p>
          </table:table-cell>
          <table:table-cell office:value-type="float" office:value="54978022">
            <text:p>54978022</text:p>
          </table:table-cell>
          <table:table-cell office:value-type="float" office:value="397291195">
            <text:p>397291195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08100759">
            <text:p>708100759</text:p>
          </table:table-cell>
          <table:table-cell office:value-type="float" office:value="447788398">
            <text:p>447788398</text:p>
          </table:table-cell>
          <table:table-cell office:value-type="float" office:value="656508852">
            <text:p>656508852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9515972">
            <text:p>69515972</text:p>
          </table:table-cell>
          <table:table-cell office:value-type="float" office:value="951188723">
            <text:p>951188723</text:p>
          </table:table-cell>
          <table:table-cell office:value-type="float" office:value="385698342">
            <text:p>385698342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91720288">
            <text:p>691720288</text:p>
          </table:table-cell>
          <table:table-cell office:value-type="float" office:value="158861769">
            <text:p>158861769</text:p>
          </table:table-cell>
          <table:table-cell office:value-type="float" office:value="738024352">
            <text:p>738024352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51682085">
            <text:p>851682085</text:p>
          </table:table-cell>
          <table:table-cell office:value-type="float" office:value="997591884">
            <text:p>997591884</text:p>
          </table:table-cell>
          <table:table-cell office:value-type="float" office:value="846916510">
            <text:p>846916510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09473180">
            <text:p>809473180</text:p>
          </table:table-cell>
          <table:table-cell office:value-type="float" office:value="210259077">
            <text:p>210259077</text:p>
          </table:table-cell>
          <table:table-cell office:value-type="float" office:value="649475412">
            <text:p>649475412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39480466">
            <text:p>239480466</text:p>
          </table:table-cell>
          <table:table-cell office:value-type="float" office:value="306663864">
            <text:p>306663864</text:p>
          </table:table-cell>
          <table:table-cell office:value-type="float" office:value="148425919">
            <text:p>148425919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1554583">
            <text:p>51554583</text:p>
          </table:table-cell>
          <table:table-cell office:value-type="float" office:value="322683704">
            <text:p>322683704</text:p>
          </table:table-cell>
          <table:table-cell office:value-type="float" office:value="871002498">
            <text:p>871002498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83358054">
            <text:p>783358054</text:p>
          </table:table-cell>
          <table:table-cell office:value-type="float" office:value="129840036">
            <text:p>129840036</text:p>
          </table:table-cell>
          <table:table-cell office:value-type="float" office:value="647764784">
            <text:p>647764784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05547077">
            <text:p>805547077</text:p>
          </table:table-cell>
          <table:table-cell office:value-type="float" office:value="638314890">
            <text:p>638314890</text:p>
          </table:table-cell>
          <table:table-cell office:value-type="float" office:value="372055830">
            <text:p>372055830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49014293">
            <text:p>749014293</text:p>
          </table:table-cell>
          <table:table-cell office:value-type="float" office:value="539458267">
            <text:p>539458267</text:p>
          </table:table-cell>
          <table:table-cell office:value-type="float" office:value="921706798">
            <text:p>921706798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36352244">
            <text:p>236352244</text:p>
          </table:table-cell>
          <table:table-cell office:value-type="float" office:value="686313607">
            <text:p>686313607</text:p>
          </table:table-cell>
          <table:table-cell office:value-type="float" office:value="844920359">
            <text:p>844920359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03502771">
            <text:p>303502771</text:p>
          </table:table-cell>
          <table:table-cell office:value-type="float" office:value="480023567">
            <text:p>480023567</text:p>
          </table:table-cell>
          <table:table-cell office:value-type="float" office:value="728016238">
            <text:p>728016238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89393586">
            <text:p>389393586</text:p>
          </table:table-cell>
          <table:table-cell office:value-type="float" office:value="792891441">
            <text:p>792891441</text:p>
          </table:table-cell>
          <table:table-cell office:value-type="float" office:value="565117511">
            <text:p>565117511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05299412">
            <text:p>505299412</text:p>
          </table:table-cell>
          <table:table-cell office:value-type="float" office:value="666515547">
            <text:p>666515547</text:p>
          </table:table-cell>
          <table:table-cell office:value-type="float" office:value="266915694">
            <text:p>266915694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13044453">
            <text:p>813044453</text:p>
          </table:table-cell>
          <table:table-cell office:value-type="float" office:value="317213208">
            <text:p>317213208</text:p>
          </table:table-cell>
          <table:table-cell office:value-type="float" office:value="654572170">
            <text:p>654572170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63058805">
            <text:p>363058805</text:p>
          </table:table-cell>
          <table:table-cell office:value-type="float" office:value="186275422">
            <text:p>186275422</text:p>
          </table:table-cell>
          <table:table-cell office:value-type="float" office:value="813441949">
            <text:p>813441949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47292494">
            <text:p>447292494</text:p>
          </table:table-cell>
          <table:table-cell office:value-type="float" office:value="825444172">
            <text:p>825444172</text:p>
          </table:table-cell>
          <table:table-cell office:value-type="float" office:value="602849433">
            <text:p>602849433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02857492">
            <text:p>402857492</text:p>
          </table:table-cell>
          <table:table-cell office:value-type="float" office:value="897873294">
            <text:p>897873294</text:p>
          </table:table-cell>
          <table:table-cell office:value-type="float" office:value="530058150">
            <text:p>530058150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18896462">
            <text:p>918896462</text:p>
          </table:table-cell>
          <table:table-cell office:value-type="float" office:value="374553603">
            <text:p>374553603</text:p>
          </table:table-cell>
          <table:table-cell office:value-type="float" office:value="838130256">
            <text:p>838130256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39600580">
            <text:p>639600580</text:p>
          </table:table-cell>
          <table:table-cell office:value-type="float" office:value="266341678">
            <text:p>266341678</text:p>
          </table:table-cell>
          <table:table-cell office:value-type="float" office:value="377752819">
            <text:p>377752819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59399979">
            <text:p>359399979</text:p>
          </table:table-cell>
          <table:table-cell office:value-type="float" office:value="94893938">
            <text:p>94893938</text:p>
          </table:table-cell>
          <table:table-cell office:value-type="float" office:value="768289417">
            <text:p>768289417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73032857">
            <text:p>873032857</text:p>
          </table:table-cell>
          <table:table-cell office:value-type="float" office:value="616013728">
            <text:p>616013728</text:p>
          </table:table-cell>
          <table:table-cell office:value-type="float" office:value="454002176">
            <text:p>454002176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8581835">
            <text:p>18581835</text:p>
          </table:table-cell>
          <table:table-cell office:value-type="float" office:value="159304871">
            <text:p>159304871</text:p>
          </table:table-cell>
          <table:table-cell office:value-type="float" office:value="483623515">
            <text:p>483623515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70749946">
            <text:p>970749946</text:p>
          </table:table-cell>
          <table:table-cell office:value-type="float" office:value="713491463">
            <text:p>713491463</text:p>
          </table:table-cell>
          <table:table-cell office:value-type="float" office:value="627848969">
            <text:p>627848969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4698246">
            <text:p>34698246</text:p>
          </table:table-cell>
          <table:table-cell office:value-type="float" office:value="45460951">
            <text:p>45460951</text:p>
          </table:table-cell>
          <table:table-cell office:value-type="float" office:value="612919632">
            <text:p>612919632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55460306">
            <text:p>455460306</text:p>
          </table:table-cell>
          <table:table-cell office:value-type="float" office:value="136556436">
            <text:p>136556436</text:p>
          </table:table-cell>
          <table:table-cell office:value-type="float" office:value="805050250">
            <text:p>805050250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7276353">
            <text:p>27276353</text:p>
          </table:table-cell>
          <table:table-cell office:value-type="float" office:value="429005561">
            <text:p>429005561</text:p>
          </table:table-cell>
          <table:table-cell office:value-type="float" office:value="539896011">
            <text:p>539896011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953828">
            <text:p>15953828</text:p>
          </table:table-cell>
          <table:table-cell office:value-type="float" office:value="131740145">
            <text:p>131740145</text:p>
          </table:table-cell>
          <table:table-cell office:value-type="float" office:value="192936339">
            <text:p>192936339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91125717">
            <text:p>591125717</text:p>
          </table:table-cell>
          <table:table-cell office:value-type="float" office:value="986027120">
            <text:p>986027120</text:p>
          </table:table-cell>
          <table:table-cell office:value-type="float" office:value="184094421">
            <text:p>184094421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29573335">
            <text:p>329573335</text:p>
          </table:table-cell>
          <table:table-cell office:value-type="float" office:value="448638663">
            <text:p>448638663</text:p>
          </table:table-cell>
          <table:table-cell office:value-type="float" office:value="303347087">
            <text:p>303347087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77660286">
            <text:p>777660286</text:p>
          </table:table-cell>
          <table:table-cell office:value-type="float" office:value="496157967">
            <text:p>496157967</text:p>
          </table:table-cell>
          <table:table-cell office:value-type="float" office:value="253970037">
            <text:p>253970037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52238275">
            <text:p>652238275</text:p>
          </table:table-cell>
          <table:table-cell office:value-type="float" office:value="42420769">
            <text:p>42420769</text:p>
          </table:table-cell>
          <table:table-cell office:value-type="float" office:value="972800047">
            <text:p>972800047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68341516">
            <text:p>568341516</text:p>
          </table:table-cell>
          <table:table-cell office:value-type="float" office:value="939372357">
            <text:p>939372357</text:p>
          </table:table-cell>
          <table:table-cell office:value-type="float" office:value="803537776">
            <text:p>803537776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5428712">
            <text:p>135428712</text:p>
          </table:table-cell>
          <table:table-cell office:value-type="float" office:value="551488109">
            <text:p>551488109</text:p>
          </table:table-cell>
          <table:table-cell office:value-type="float" office:value="707791031">
            <text:p>707791031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72874799">
            <text:p>972874799</text:p>
          </table:table-cell>
          <table:table-cell office:value-type="float" office:value="288590731">
            <text:p>288590731</text:p>
          </table:table-cell>
          <table:table-cell office:value-type="float" office:value="513653209">
            <text:p>513653209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51696875">
            <text:p>751696875</text:p>
          </table:table-cell>
          <table:table-cell office:value-type="float" office:value="412180330">
            <text:p>412180330</text:p>
          </table:table-cell>
          <table:table-cell office:value-type="float" office:value="742049731">
            <text:p>742049731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0062763">
            <text:p>20062763</text:p>
          </table:table-cell>
          <table:table-cell office:value-type="float" office:value="952165784">
            <text:p>952165784</text:p>
          </table:table-cell>
          <table:table-cell office:value-type="float" office:value="410692684">
            <text:p>410692684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17527209">
            <text:p>117527209</text:p>
          </table:table-cell>
          <table:table-cell office:value-type="float" office:value="284661822">
            <text:p>284661822</text:p>
          </table:table-cell>
          <table:table-cell office:value-type="float" office:value="206771638">
            <text:p>206771638</text:p>
          </table:table-cell>
          <table:table-cell table:number-columns-repeated="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6445036">
            <text:p>46445036</text:p>
          </table:table-cell>
          <table:table-cell office:value-type="float" office:value="677845356">
            <text:p>677845356</text:p>
          </table:table-cell>
          <table:table-cell office:value-type="float" office:value="467589864">
            <text:p>467589864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99724658">
            <text:p>999724658</text:p>
          </table:table-cell>
          <table:table-cell office:value-type="float" office:value="185132637">
            <text:p>185132637</text:p>
          </table:table-cell>
          <table:table-cell office:value-type="float" office:value="456158250">
            <text:p>456158250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6329969">
            <text:p>36329969</text:p>
          </table:table-cell>
          <table:table-cell office:value-type="float" office:value="647490045">
            <text:p>647490045</text:p>
          </table:table-cell>
          <table:table-cell office:value-type="float" office:value="421462277">
            <text:p>421462277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82252558">
            <text:p>982252558</text:p>
          </table:table-cell>
          <table:table-cell office:value-type="float" office:value="305772963">
            <text:p>305772963</text:p>
          </table:table-cell>
          <table:table-cell office:value-type="float" office:value="255468046">
            <text:p>255468046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2891161">
            <text:p>42891161</text:p>
          </table:table-cell>
          <table:table-cell office:value-type="float" office:value="358364873">
            <text:p>358364873</text:p>
          </table:table-cell>
          <table:table-cell office:value-type="float" office:value="753621156">
            <text:p>753621156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2197681">
            <text:p>92197681</text:p>
          </table:table-cell>
          <table:table-cell office:value-type="float" office:value="995602530">
            <text:p>995602530</text:p>
          </table:table-cell>
          <table:table-cell office:value-type="float" office:value="273938360">
            <text:p>273938360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341261">
            <text:p>2341261</text:p>
          </table:table-cell>
          <table:table-cell office:value-type="float" office:value="453066689">
            <text:p>453066689</text:p>
          </table:table-cell>
          <table:table-cell office:value-type="float" office:value="758988665">
            <text:p>758988665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46633695">
            <text:p>846633695</text:p>
          </table:table-cell>
          <table:table-cell office:value-type="float" office:value="34940002">
            <text:p>34940002</text:p>
          </table:table-cell>
          <table:table-cell office:value-type="float" office:value="780604819">
            <text:p>780604819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60480154">
            <text:p>160480154</text:p>
          </table:table-cell>
          <table:table-cell office:value-type="float" office:value="688710407">
            <text:p>688710407</text:p>
          </table:table-cell>
          <table:table-cell office:value-type="float" office:value="526703794">
            <text:p>526703794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17838586">
            <text:p>917838586</text:p>
          </table:table-cell>
          <table:table-cell office:value-type="float" office:value="731297637">
            <text:p>731297637</text:p>
          </table:table-cell>
          <table:table-cell office:value-type="float" office:value="164214952">
            <text:p>164214952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62571151">
            <text:p>362571151</text:p>
          </table:table-cell>
          <table:table-cell office:value-type="float" office:value="72594599">
            <text:p>72594599</text:p>
          </table:table-cell>
          <table:table-cell office:value-type="float" office:value="185474813">
            <text:p>185474813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56103573">
            <text:p>556103573</text:p>
          </table:table-cell>
          <table:table-cell office:value-type="float" office:value="378451215">
            <text:p>378451215</text:p>
          </table:table-cell>
          <table:table-cell office:value-type="float" office:value="562386917">
            <text:p>562386917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8008702">
            <text:p>68008702</text:p>
          </table:table-cell>
          <table:table-cell office:value-type="float" office:value="929548440">
            <text:p>929548440</text:p>
          </table:table-cell>
          <table:table-cell office:value-type="float" office:value="169171046">
            <text:p>169171046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79202928">
            <text:p>579202928</text:p>
          </table:table-cell>
          <table:table-cell office:value-type="float" office:value="796763653">
            <text:p>796763653</text:p>
          </table:table-cell>
          <table:table-cell office:value-type="float" office:value="61065631">
            <text:p>61065631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87632975">
            <text:p>587632975</text:p>
          </table:table-cell>
          <table:table-cell office:value-type="float" office:value="715690147">
            <text:p>715690147</text:p>
          </table:table-cell>
          <table:table-cell office:value-type="float" office:value="487818471">
            <text:p>487818471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00915910">
            <text:p>800915910</text:p>
          </table:table-cell>
          <table:table-cell office:value-type="float" office:value="83466316">
            <text:p>83466316</text:p>
          </table:table-cell>
          <table:table-cell office:value-type="float" office:value="940035039">
            <text:p>940035039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96548391">
            <text:p>896548391</text:p>
          </table:table-cell>
          <table:table-cell office:value-type="float" office:value="221330465">
            <text:p>221330465</text:p>
          </table:table-cell>
          <table:table-cell office:value-type="float" office:value="431367149">
            <text:p>431367149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5118018">
            <text:p>135118018</text:p>
          </table:table-cell>
          <table:table-cell office:value-type="float" office:value="828377785">
            <text:p>828377785</text:p>
          </table:table-cell>
          <table:table-cell office:value-type="float" office:value="650651286">
            <text:p>650651286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4336865">
            <text:p>34336865</text:p>
          </table:table-cell>
          <table:table-cell office:value-type="float" office:value="377089486">
            <text:p>377089486</text:p>
          </table:table-cell>
          <table:table-cell office:value-type="float" office:value="987887789">
            <text:p>987887789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04032277">
            <text:p>104032277</text:p>
          </table:table-cell>
          <table:table-cell office:value-type="float" office:value="486511189">
            <text:p>486511189</text:p>
          </table:table-cell>
          <table:table-cell office:value-type="float" office:value="293327214">
            <text:p>293327214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04840174">
            <text:p>804840174</text:p>
          </table:table-cell>
          <table:table-cell office:value-type="float" office:value="445014821">
            <text:p>445014821</text:p>
          </table:table-cell>
          <table:table-cell office:value-type="float" office:value="435017743">
            <text:p>435017743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09027605">
            <text:p>609027605</text:p>
          </table:table-cell>
          <table:table-cell office:value-type="float" office:value="156913030">
            <text:p>156913030</text:p>
          </table:table-cell>
          <table:table-cell office:value-type="float" office:value="136094058">
            <text:p>136094058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40531526">
            <text:p>740531526</text:p>
          </table:table-cell>
          <table:table-cell office:value-type="float" office:value="227733351">
            <text:p>227733351</text:p>
          </table:table-cell>
          <table:table-cell office:value-type="float" office:value="731546479">
            <text:p>731546479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72881800">
            <text:p>572881800</text:p>
          </table:table-cell>
          <table:table-cell office:value-type="float" office:value="696644040">
            <text:p>696644040</text:p>
          </table:table-cell>
          <table:table-cell office:value-type="float" office:value="29906433">
            <text:p>29906433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93411257">
            <text:p>893411257</text:p>
          </table:table-cell>
          <table:table-cell office:value-type="float" office:value="690028266">
            <text:p>690028266</text:p>
          </table:table-cell>
          <table:table-cell office:value-type="float" office:value="838583298">
            <text:p>838583298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05944407">
            <text:p>805944407</text:p>
          </table:table-cell>
          <table:table-cell office:value-type="float" office:value="62557739">
            <text:p>62557739</text:p>
          </table:table-cell>
          <table:table-cell office:value-type="float" office:value="580807276">
            <text:p>580807276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40880741">
            <text:p>940880741</text:p>
          </table:table-cell>
          <table:table-cell office:value-type="float" office:value="827778110">
            <text:p>827778110</text:p>
          </table:table-cell>
          <table:table-cell office:value-type="float" office:value="926805207">
            <text:p>926805207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6390993">
            <text:p>96390993</text:p>
          </table:table-cell>
          <table:table-cell office:value-type="float" office:value="968895807">
            <text:p>968895807</text:p>
          </table:table-cell>
          <table:table-cell office:value-type="float" office:value="954909030">
            <text:p>954909030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5507996">
            <text:p>25507996</text:p>
          </table:table-cell>
          <table:table-cell office:value-type="float" office:value="325204535">
            <text:p>325204535</text:p>
          </table:table-cell>
          <table:table-cell office:value-type="float" office:value="554403702">
            <text:p>554403702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96443712">
            <text:p>796443712</text:p>
          </table:table-cell>
          <table:table-cell office:value-type="float" office:value="622255693">
            <text:p>622255693</text:p>
          </table:table-cell>
          <table:table-cell office:value-type="float" office:value="595229479">
            <text:p>595229479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82831161">
            <text:p>582831161</text:p>
          </table:table-cell>
          <table:table-cell office:value-type="float" office:value="546158461">
            <text:p>546158461</text:p>
          </table:table-cell>
          <table:table-cell office:value-type="float" office:value="984299485">
            <text:p>984299485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93322572">
            <text:p>793322572</text:p>
          </table:table-cell>
          <table:table-cell office:value-type="float" office:value="959030525">
            <text:p>959030525</text:p>
          </table:table-cell>
          <table:table-cell office:value-type="float" office:value="178358568">
            <text:p>178358568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0850402">
            <text:p>10850402</text:p>
          </table:table-cell>
          <table:table-cell office:value-type="float" office:value="837914720">
            <text:p>837914720</text:p>
          </table:table-cell>
          <table:table-cell office:value-type="float" office:value="754963653">
            <text:p>754963653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16075065">
            <text:p>516075065</text:p>
          </table:table-cell>
          <table:table-cell office:value-type="float" office:value="809788417">
            <text:p>809788417</text:p>
          </table:table-cell>
          <table:table-cell office:value-type="float" office:value="822952751">
            <text:p>822952751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5603402">
            <text:p>15603402</text:p>
          </table:table-cell>
          <table:table-cell office:value-type="float" office:value="901837743">
            <text:p>901837743</text:p>
          </table:table-cell>
          <table:table-cell office:value-type="float" office:value="175332048">
            <text:p>175332048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9622514">
            <text:p>79622514</text:p>
          </table:table-cell>
          <table:table-cell office:value-type="float" office:value="28845226">
            <text:p>28845226</text:p>
          </table:table-cell>
          <table:table-cell office:value-type="float" office:value="957329708">
            <text:p>957329708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3153657">
            <text:p>73153657</text:p>
          </table:table-cell>
          <table:table-cell office:value-type="float" office:value="403248737">
            <text:p>403248737</text:p>
          </table:table-cell>
          <table:table-cell office:value-type="float" office:value="695300763">
            <text:p>695300763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01870406">
            <text:p>901870406</text:p>
          </table:table-cell>
          <table:table-cell office:value-type="float" office:value="550808993">
            <text:p>550808993</text:p>
          </table:table-cell>
          <table:table-cell office:value-type="float" office:value="953529729">
            <text:p>953529729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4429303">
            <text:p>64429303</text:p>
          </table:table-cell>
          <table:table-cell office:value-type="float" office:value="295895827">
            <text:p>295895827</text:p>
          </table:table-cell>
          <table:table-cell office:value-type="float" office:value="871789889">
            <text:p>871789889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07634523">
            <text:p>907634523</text:p>
          </table:table-cell>
          <table:table-cell office:value-type="float" office:value="572225673">
            <text:p>572225673</text:p>
          </table:table-cell>
          <table:table-cell office:value-type="float" office:value="864134961">
            <text:p>864134961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83993636">
            <text:p>883993636</text:p>
          </table:table-cell>
          <table:table-cell office:value-type="float" office:value="280938639">
            <text:p>280938639</text:p>
          </table:table-cell>
          <table:table-cell office:value-type="float" office:value="932048225">
            <text:p>932048225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69715372">
            <text:p>169715372</text:p>
          </table:table-cell>
          <table:table-cell office:value-type="float" office:value="633829779">
            <text:p>633829779</text:p>
          </table:table-cell>
          <table:table-cell office:value-type="float" office:value="850126356">
            <text:p>850126356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7850942">
            <text:p>137850942</text:p>
          </table:table-cell>
          <table:table-cell office:value-type="float" office:value="660984626">
            <text:p>660984626</text:p>
          </table:table-cell>
          <table:table-cell office:value-type="float" office:value="566556397">
            <text:p>566556397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33042979">
            <text:p>533042979</text:p>
          </table:table-cell>
          <table:table-cell office:value-type="float" office:value="292543304">
            <text:p>292543304</text:p>
          </table:table-cell>
          <table:table-cell office:value-type="float" office:value="883078376">
            <text:p>883078376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34919512">
            <text:p>634919512</text:p>
          </table:table-cell>
          <table:table-cell office:value-type="float" office:value="670101304">
            <text:p>670101304</text:p>
          </table:table-cell>
          <table:table-cell office:value-type="float" office:value="788797860">
            <text:p>788797860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26479047">
            <text:p>126479047</text:p>
          </table:table-cell>
          <table:table-cell office:value-type="float" office:value="93986423">
            <text:p>93986423</text:p>
          </table:table-cell>
          <table:table-cell office:value-type="float" office:value="853139110">
            <text:p>853139110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3467597">
            <text:p>33467597</text:p>
          </table:table-cell>
          <table:table-cell office:value-type="float" office:value="136421178">
            <text:p>136421178</text:p>
          </table:table-cell>
          <table:table-cell office:value-type="float" office:value="250325768">
            <text:p>250325768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70151134">
            <text:p>970151134</text:p>
          </table:table-cell>
          <table:table-cell office:value-type="float" office:value="757238155">
            <text:p>757238155</text:p>
          </table:table-cell>
          <table:table-cell office:value-type="float" office:value="903231775">
            <text:p>903231775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16195667">
            <text:p>916195667</text:p>
          </table:table-cell>
          <table:table-cell office:value-type="float" office:value="881149638">
            <text:p>881149638</text:p>
          </table:table-cell>
          <table:table-cell office:value-type="float" office:value="697463161">
            <text:p>697463161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84706393">
            <text:p>384706393</text:p>
          </table:table-cell>
          <table:table-cell office:value-type="float" office:value="78693549">
            <text:p>78693549</text:p>
          </table:table-cell>
          <table:table-cell office:value-type="float" office:value="737217962">
            <text:p>737217962</text:p>
          </table:table-cell>
          <table:table-cell table:number-columns-repeated="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84297046">
            <text:p>684297046</text:p>
          </table:table-cell>
          <table:table-cell office:value-type="float" office:value="77960552">
            <text:p>77960552</text:p>
          </table:table-cell>
          <table:table-cell office:value-type="float" office:value="890425068">
            <text:p>890425068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897701917">
            <text:p>897701917</text:p>
          </table:table-cell>
          <table:table-cell office:value-type="float" office:value="247826536">
            <text:p>247826536</text:p>
          </table:table-cell>
          <table:table-cell office:value-type="float" office:value="285394273">
            <text:p>285394273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36090664">
            <text:p>436090664</text:p>
          </table:table-cell>
          <table:table-cell office:value-type="float" office:value="493429118">
            <text:p>493429118</text:p>
          </table:table-cell>
          <table:table-cell office:value-type="float" office:value="10556425">
            <text:p>10556425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57461241">
            <text:p>257461241</text:p>
          </table:table-cell>
          <table:table-cell office:value-type="float" office:value="835099741">
            <text:p>835099741</text:p>
          </table:table-cell>
          <table:table-cell office:value-type="float" office:value="118704118">
            <text:p>118704118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86170560">
            <text:p>786170560</text:p>
          </table:table-cell>
          <table:table-cell office:value-type="float" office:value="181158505">
            <text:p>181158505</text:p>
          </table:table-cell>
          <table:table-cell office:value-type="float" office:value="184440967">
            <text:p>184440967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06340878">
            <text:p>106340878</text:p>
          </table:table-cell>
          <table:table-cell office:value-type="float" office:value="41560057">
            <text:p>41560057</text:p>
          </table:table-cell>
          <table:table-cell office:value-type="float" office:value="221997548">
            <text:p>221997548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93875286">
            <text:p>693875286</text:p>
          </table:table-cell>
          <table:table-cell office:value-type="float" office:value="7417223">
            <text:p>7417223</text:p>
          </table:table-cell>
          <table:table-cell office:value-type="float" office:value="667100804">
            <text:p>667100804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7123325">
            <text:p>57123325</text:p>
          </table:table-cell>
          <table:table-cell office:value-type="float" office:value="520403264">
            <text:p>520403264</text:p>
          </table:table-cell>
          <table:table-cell office:value-type="float" office:value="447709889">
            <text:p>447709889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845927778">
            <text:p>845927778</text:p>
          </table:table-cell>
          <table:table-cell office:value-type="float" office:value="833622308">
            <text:p>833622308</text:p>
          </table:table-cell>
          <table:table-cell office:value-type="float" office:value="300893749">
            <text:p>300893749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7989966">
            <text:p>97989966</text:p>
          </table:table-cell>
          <table:table-cell office:value-type="float" office:value="826541814">
            <text:p>826541814</text:p>
          </table:table-cell>
          <table:table-cell office:value-type="float" office:value="155383877">
            <text:p>155383877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9120666">
            <text:p>99120666</text:p>
          </table:table-cell>
          <table:table-cell office:value-type="float" office:value="538243573">
            <text:p>538243573</text:p>
          </table:table-cell>
          <table:table-cell office:value-type="float" office:value="97062187">
            <text:p>97062187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12867014">
            <text:p>212867014</text:p>
          </table:table-cell>
          <table:table-cell office:value-type="float" office:value="224259451">
            <text:p>224259451</text:p>
          </table:table-cell>
          <table:table-cell office:value-type="float" office:value="817054221">
            <text:p>817054221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81863821">
            <text:p>381863821</text:p>
          </table:table-cell>
          <table:table-cell office:value-type="float" office:value="819183164">
            <text:p>819183164</text:p>
          </table:table-cell>
          <table:table-cell office:value-type="float" office:value="495349452">
            <text:p>495349452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3336667">
            <text:p>73336667</text:p>
          </table:table-cell>
          <table:table-cell office:value-type="float" office:value="449226760">
            <text:p>449226760</text:p>
          </table:table-cell>
          <table:table-cell office:value-type="float" office:value="738976909">
            <text:p>738976909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14298200">
            <text:p>914298200</text:p>
          </table:table-cell>
          <table:table-cell office:value-type="float" office:value="928134871">
            <text:p>928134871</text:p>
          </table:table-cell>
          <table:table-cell office:value-type="float" office:value="644961287">
            <text:p>644961287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0550784">
            <text:p>90550784</text:p>
          </table:table-cell>
          <table:table-cell office:value-type="float" office:value="312866526">
            <text:p>312866526</text:p>
          </table:table-cell>
          <table:table-cell office:value-type="float" office:value="105392489">
            <text:p>105392489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63254354">
            <text:p>963254354</text:p>
          </table:table-cell>
          <table:table-cell office:value-type="float" office:value="67032286">
            <text:p>67032286</text:p>
          </table:table-cell>
          <table:table-cell office:value-type="float" office:value="379291130">
            <text:p>379291130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63368532">
            <text:p>163368532</text:p>
          </table:table-cell>
          <table:table-cell office:value-type="float" office:value="334744412">
            <text:p>334744412</text:p>
          </table:table-cell>
          <table:table-cell office:value-type="float" office:value="218348139">
            <text:p>218348139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2593521">
            <text:p>142593521</text:p>
          </table:table-cell>
          <table:table-cell office:value-type="float" office:value="228559876">
            <text:p>228559876</text:p>
          </table:table-cell>
          <table:table-cell office:value-type="float" office:value="148624499">
            <text:p>148624499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50168728">
            <text:p>550168728</text:p>
          </table:table-cell>
          <table:table-cell office:value-type="float" office:value="674945890">
            <text:p>674945890</text:p>
          </table:table-cell>
          <table:table-cell office:value-type="float" office:value="669258712">
            <text:p>669258712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37288797">
            <text:p>637288797</text:p>
          </table:table-cell>
          <table:table-cell office:value-type="float" office:value="324955801">
            <text:p>324955801</text:p>
          </table:table-cell>
          <table:table-cell office:value-type="float" office:value="973595124">
            <text:p>973595124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52388916">
            <text:p>952388916</text:p>
          </table:table-cell>
          <table:table-cell office:value-type="float" office:value="734393490">
            <text:p>734393490</text:p>
          </table:table-cell>
          <table:table-cell office:value-type="float" office:value="113574525">
            <text:p>113574525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00680909">
            <text:p>300680909</text:p>
          </table:table-cell>
          <table:table-cell office:value-type="float" office:value="196815508">
            <text:p>196815508</text:p>
          </table:table-cell>
          <table:table-cell office:value-type="float" office:value="164234699">
            <text:p>164234699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50476556">
            <text:p>250476556</text:p>
          </table:table-cell>
          <table:table-cell office:value-type="float" office:value="535651744">
            <text:p>535651744</text:p>
          </table:table-cell>
          <table:table-cell office:value-type="float" office:value="81807259">
            <text:p>81807259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12546066">
            <text:p>612546066</text:p>
          </table:table-cell>
          <table:table-cell office:value-type="float" office:value="57895543">
            <text:p>57895543</text:p>
          </table:table-cell>
          <table:table-cell office:value-type="float" office:value="530238318">
            <text:p>530238318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08860739">
            <text:p>508860739</text:p>
          </table:table-cell>
          <table:table-cell office:value-type="float" office:value="12062603">
            <text:p>12062603</text:p>
          </table:table-cell>
          <table:table-cell office:value-type="float" office:value="699561874">
            <text:p>699561874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3525122">
            <text:p>43525122</text:p>
          </table:table-cell>
          <table:table-cell office:value-type="float" office:value="733777225">
            <text:p>733777225</text:p>
          </table:table-cell>
          <table:table-cell office:value-type="float" office:value="274656457">
            <text:p>274656457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1043746">
            <text:p>91043746</text:p>
          </table:table-cell>
          <table:table-cell office:value-type="float" office:value="899779148">
            <text:p>899779148</text:p>
          </table:table-cell>
          <table:table-cell office:value-type="float" office:value="104860341">
            <text:p>104860341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44467518">
            <text:p>744467518</text:p>
          </table:table-cell>
          <table:table-cell office:value-type="float" office:value="787818629">
            <text:p>787818629</text:p>
          </table:table-cell>
          <table:table-cell office:value-type="float" office:value="120417253">
            <text:p>120417253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10123140">
            <text:p>210123140</text:p>
          </table:table-cell>
          <table:table-cell office:value-type="float" office:value="77994253">
            <text:p>77994253</text:p>
          </table:table-cell>
          <table:table-cell office:value-type="float" office:value="880518350">
            <text:p>880518350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34029327">
            <text:p>234029327</text:p>
          </table:table-cell>
          <table:table-cell office:value-type="float" office:value="343030979">
            <text:p>343030979</text:p>
          </table:table-cell>
          <table:table-cell office:value-type="float" office:value="82065691">
            <text:p>82065691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60369602">
            <text:p>760369602</text:p>
          </table:table-cell>
          <table:table-cell office:value-type="float" office:value="447715624">
            <text:p>447715624</text:p>
          </table:table-cell>
          <table:table-cell office:value-type="float" office:value="248008289">
            <text:p>248008289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96559596">
            <text:p>596559596</text:p>
          </table:table-cell>
          <table:table-cell office:value-type="float" office:value="837317642">
            <text:p>837317642</text:p>
          </table:table-cell>
          <table:table-cell office:value-type="float" office:value="962922912">
            <text:p>962922912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874701068">
            <text:p>874701068</text:p>
          </table:table-cell>
          <table:table-cell office:value-type="float" office:value="343417441">
            <text:p>343417441</text:p>
          </table:table-cell>
          <table:table-cell office:value-type="float" office:value="339144520">
            <text:p>339144520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54017549">
            <text:p>254017549</text:p>
          </table:table-cell>
          <table:table-cell office:value-type="float" office:value="126296109">
            <text:p>126296109</text:p>
          </table:table-cell>
          <table:table-cell office:value-type="float" office:value="809317537">
            <text:p>809317537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53490010">
            <text:p>453490010</text:p>
          </table:table-cell>
          <table:table-cell office:value-type="float" office:value="339118684">
            <text:p>339118684</text:p>
          </table:table-cell>
          <table:table-cell office:value-type="float" office:value="577298290">
            <text:p>577298290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76748923">
            <text:p>176748923</text:p>
          </table:table-cell>
          <table:table-cell office:value-type="float" office:value="232291962">
            <text:p>232291962</text:p>
          </table:table-cell>
          <table:table-cell office:value-type="float" office:value="630648043">
            <text:p>630648043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04823501">
            <text:p>204823501</text:p>
          </table:table-cell>
          <table:table-cell office:value-type="float" office:value="215106001">
            <text:p>215106001</text:p>
          </table:table-cell>
          <table:table-cell office:value-type="float" office:value="535862140">
            <text:p>535862140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98181328">
            <text:p>198181328</text:p>
          </table:table-cell>
          <table:table-cell office:value-type="float" office:value="41544824">
            <text:p>41544824</text:p>
          </table:table-cell>
          <table:table-cell office:value-type="float" office:value="453833909">
            <text:p>453833909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9507040">
            <text:p>19507040</text:p>
          </table:table-cell>
          <table:table-cell office:value-type="float" office:value="731491090">
            <text:p>731491090</text:p>
          </table:table-cell>
          <table:table-cell office:value-type="float" office:value="962620758">
            <text:p>962620758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837843189">
            <text:p>837843189</text:p>
          </table:table-cell>
          <table:table-cell office:value-type="float" office:value="872006049">
            <text:p>872006049</text:p>
          </table:table-cell>
          <table:table-cell office:value-type="float" office:value="550234228">
            <text:p>550234228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1685701">
            <text:p>41685701</text:p>
          </table:table-cell>
          <table:table-cell office:value-type="float" office:value="507720384">
            <text:p>507720384</text:p>
          </table:table-cell>
          <table:table-cell office:value-type="float" office:value="656752262">
            <text:p>656752262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08418296">
            <text:p>708418296</text:p>
          </table:table-cell>
          <table:table-cell office:value-type="float" office:value="150737600">
            <text:p>150737600</text:p>
          </table:table-cell>
          <table:table-cell office:value-type="float" office:value="171558123">
            <text:p>171558123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17964347">
            <text:p>217964347</text:p>
          </table:table-cell>
          <table:table-cell office:value-type="float" office:value="31055413">
            <text:p>31055413</text:p>
          </table:table-cell>
          <table:table-cell office:value-type="float" office:value="150208936">
            <text:p>150208936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15282686">
            <text:p>215282686</text:p>
          </table:table-cell>
          <table:table-cell office:value-type="float" office:value="81255553">
            <text:p>81255553</text:p>
          </table:table-cell>
          <table:table-cell office:value-type="float" office:value="813499472">
            <text:p>813499472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4189685">
            <text:p>54189685</text:p>
          </table:table-cell>
          <table:table-cell office:value-type="float" office:value="837180351">
            <text:p>837180351</text:p>
          </table:table-cell>
          <table:table-cell office:value-type="float" office:value="39682756">
            <text:p>39682756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16112454">
            <text:p>916112454</text:p>
          </table:table-cell>
          <table:table-cell office:value-type="float" office:value="110806894">
            <text:p>110806894</text:p>
          </table:table-cell>
          <table:table-cell office:value-type="float" office:value="71392058">
            <text:p>71392058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57949372">
            <text:p>257949372</text:p>
          </table:table-cell>
          <table:table-cell office:value-type="float" office:value="17528678">
            <text:p>17528678</text:p>
          </table:table-cell>
          <table:table-cell office:value-type="float" office:value="297113854">
            <text:p>297113854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67250404">
            <text:p>567250404</text:p>
          </table:table-cell>
          <table:table-cell office:value-type="float" office:value="309678588">
            <text:p>309678588</text:p>
          </table:table-cell>
          <table:table-cell office:value-type="float" office:value="304365357">
            <text:p>304365357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83207868">
            <text:p>683207868</text:p>
          </table:table-cell>
          <table:table-cell office:value-type="float" office:value="901290123">
            <text:p>901290123</text:p>
          </table:table-cell>
          <table:table-cell office:value-type="float" office:value="477972953">
            <text:p>477972953</text:p>
          </table:table-cell>
          <table:table-cell table:number-columns-repeated="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91850697">
            <text:p>291850697</text:p>
          </table:table-cell>
          <table:table-cell office:value-type="float" office:value="307477557">
            <text:p>307477557</text:p>
          </table:table-cell>
          <table:table-cell office:value-type="float" office:value="183591669">
            <text:p>183591669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66372457">
            <text:p>866372457</text:p>
          </table:table-cell>
          <table:table-cell office:value-type="float" office:value="579195521">
            <text:p>579195521</text:p>
          </table:table-cell>
          <table:table-cell office:value-type="float" office:value="277033420">
            <text:p>277033420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51885368">
            <text:p>651885368</text:p>
          </table:table-cell>
          <table:table-cell office:value-type="float" office:value="369870941">
            <text:p>369870941</text:p>
          </table:table-cell>
          <table:table-cell office:value-type="float" office:value="806082063">
            <text:p>806082063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69942215">
            <text:p>269942215</text:p>
          </table:table-cell>
          <table:table-cell office:value-type="float" office:value="220721398">
            <text:p>220721398</text:p>
          </table:table-cell>
          <table:table-cell office:value-type="float" office:value="720806830">
            <text:p>720806830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31738723">
            <text:p>231738723</text:p>
          </table:table-cell>
          <table:table-cell office:value-type="float" office:value="408931791">
            <text:p>408931791</text:p>
          </table:table-cell>
          <table:table-cell office:value-type="float" office:value="270472971">
            <text:p>270472971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97395114">
            <text:p>397395114</text:p>
          </table:table-cell>
          <table:table-cell office:value-type="float" office:value="598469749">
            <text:p>598469749</text:p>
          </table:table-cell>
          <table:table-cell office:value-type="float" office:value="815894389">
            <text:p>815894389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84590401">
            <text:p>384590401</text:p>
          </table:table-cell>
          <table:table-cell office:value-type="float" office:value="554800703">
            <text:p>554800703</text:p>
          </table:table-cell>
          <table:table-cell office:value-type="float" office:value="986965226">
            <text:p>986965226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2145901">
            <text:p>152145901</text:p>
          </table:table-cell>
          <table:table-cell office:value-type="float" office:value="936129765">
            <text:p>936129765</text:p>
          </table:table-cell>
          <table:table-cell office:value-type="float" office:value="890474843">
            <text:p>890474843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97081879">
            <text:p>497081879</text:p>
          </table:table-cell>
          <table:table-cell office:value-type="float" office:value="555148492">
            <text:p>555148492</text:p>
          </table:table-cell>
          <table:table-cell office:value-type="float" office:value="473641163">
            <text:p>473641163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3143248">
            <text:p>13143248</text:p>
          </table:table-cell>
          <table:table-cell office:value-type="float" office:value="507823374">
            <text:p>507823374</text:p>
          </table:table-cell>
          <table:table-cell office:value-type="float" office:value="715079028">
            <text:p>715079028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04888825">
            <text:p>504888825</text:p>
          </table:table-cell>
          <table:table-cell office:value-type="float" office:value="788692602">
            <text:p>788692602</text:p>
          </table:table-cell>
          <table:table-cell office:value-type="float" office:value="364040355">
            <text:p>364040355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58150774">
            <text:p>558150774</text:p>
          </table:table-cell>
          <table:table-cell office:value-type="float" office:value="160609546">
            <text:p>160609546</text:p>
          </table:table-cell>
          <table:table-cell office:value-type="float" office:value="962398374">
            <text:p>962398374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42072123">
            <text:p>542072123</text:p>
          </table:table-cell>
          <table:table-cell office:value-type="float" office:value="490713448">
            <text:p>490713448</text:p>
          </table:table-cell>
          <table:table-cell office:value-type="float" office:value="146836990">
            <text:p>146836990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934495412">
            <text:p>934495412</text:p>
          </table:table-cell>
          <table:table-cell office:value-type="float" office:value="682435518">
            <text:p>682435518</text:p>
          </table:table-cell>
          <table:table-cell office:value-type="float" office:value="639780143">
            <text:p>639780143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43341191">
            <text:p>343341191</text:p>
          </table:table-cell>
          <table:table-cell office:value-type="float" office:value="577283327">
            <text:p>577283327</text:p>
          </table:table-cell>
          <table:table-cell office:value-type="float" office:value="596201461">
            <text:p>596201461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777334118">
            <text:p>777334118</text:p>
          </table:table-cell>
          <table:table-cell office:value-type="float" office:value="351186701">
            <text:p>351186701</text:p>
          </table:table-cell>
          <table:table-cell office:value-type="float" office:value="405339100">
            <text:p>405339100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04265980">
            <text:p>504265980</text:p>
          </table:table-cell>
          <table:table-cell office:value-type="float" office:value="722402095">
            <text:p>722402095</text:p>
          </table:table-cell>
          <table:table-cell office:value-type="float" office:value="176968898">
            <text:p>176968898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98002378">
            <text:p>298002378</text:p>
          </table:table-cell>
          <table:table-cell office:value-type="float" office:value="605740012">
            <text:p>605740012</text:p>
          </table:table-cell>
          <table:table-cell office:value-type="float" office:value="681130787">
            <text:p>681130787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64899640">
            <text:p>164899640</text:p>
          </table:table-cell>
          <table:table-cell office:value-type="float" office:value="615587430">
            <text:p>615587430</text:p>
          </table:table-cell>
          <table:table-cell office:value-type="float" office:value="308545020">
            <text:p>308545020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41975900">
            <text:p>341975900</text:p>
          </table:table-cell>
          <table:table-cell office:value-type="float" office:value="595064476">
            <text:p>595064476</text:p>
          </table:table-cell>
          <table:table-cell office:value-type="float" office:value="55051112">
            <text:p>55051112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46627618">
            <text:p>646627618</text:p>
          </table:table-cell>
          <table:table-cell office:value-type="float" office:value="533248604">
            <text:p>533248604</text:p>
          </table:table-cell>
          <table:table-cell office:value-type="float" office:value="514262781">
            <text:p>514262781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71138212">
            <text:p>571138212</text:p>
          </table:table-cell>
          <table:table-cell office:value-type="float" office:value="89237248">
            <text:p>89237248</text:p>
          </table:table-cell>
          <table:table-cell office:value-type="float" office:value="644504341">
            <text:p>644504341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62589918">
            <text:p>562589918</text:p>
          </table:table-cell>
          <table:table-cell office:value-type="float" office:value="461085124">
            <text:p>461085124</text:p>
          </table:table-cell>
          <table:table-cell office:value-type="float" office:value="14252939">
            <text:p>14252939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42599072">
            <text:p>342599072</text:p>
          </table:table-cell>
          <table:table-cell office:value-type="float" office:value="443907387">
            <text:p>443907387</text:p>
          </table:table-cell>
          <table:table-cell office:value-type="float" office:value="355785692">
            <text:p>355785692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9528129">
            <text:p>59528129</text:p>
          </table:table-cell>
          <table:table-cell office:value-type="float" office:value="116314062">
            <text:p>116314062</text:p>
          </table:table-cell>
          <table:table-cell office:value-type="float" office:value="405074069">
            <text:p>405074069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69453647">
            <text:p>869453647</text:p>
          </table:table-cell>
          <table:table-cell office:value-type="float" office:value="473128297">
            <text:p>473128297</text:p>
          </table:table-cell>
          <table:table-cell office:value-type="float" office:value="732648443">
            <text:p>732648443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39260904">
            <text:p>839260904</text:p>
          </table:table-cell>
          <table:table-cell office:value-type="float" office:value="840784472">
            <text:p>840784472</text:p>
          </table:table-cell>
          <table:table-cell office:value-type="float" office:value="41894035">
            <text:p>41894035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91000333">
            <text:p>291000333</text:p>
          </table:table-cell>
          <table:table-cell office:value-type="float" office:value="350337303">
            <text:p>350337303</text:p>
          </table:table-cell>
          <table:table-cell office:value-type="float" office:value="214937998">
            <text:p>214937998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951600896">
            <text:p>951600896</text:p>
          </table:table-cell>
          <table:table-cell office:value-type="float" office:value="447720927">
            <text:p>447720927</text:p>
          </table:table-cell>
          <table:table-cell office:value-type="float" office:value="362782264">
            <text:p>362782264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03271913">
            <text:p>403271913</text:p>
          </table:table-cell>
          <table:table-cell office:value-type="float" office:value="59875039">
            <text:p>59875039</text:p>
          </table:table-cell>
          <table:table-cell office:value-type="float" office:value="499531538">
            <text:p>499531538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63717106">
            <text:p>163717106</text:p>
          </table:table-cell>
          <table:table-cell office:value-type="float" office:value="5057181">
            <text:p>5057181</text:p>
          </table:table-cell>
          <table:table-cell office:value-type="float" office:value="607545431">
            <text:p>607545431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16895781">
            <text:p>216895781</text:p>
          </table:table-cell>
          <table:table-cell office:value-type="float" office:value="526257233">
            <text:p>526257233</text:p>
          </table:table-cell>
          <table:table-cell office:value-type="float" office:value="432031908">
            <text:p>432031908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39906922">
            <text:p>439906922</text:p>
          </table:table-cell>
          <table:table-cell office:value-type="float" office:value="464224410">
            <text:p>464224410</text:p>
          </table:table-cell>
          <table:table-cell office:value-type="float" office:value="705539136">
            <text:p>705539136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91379188">
            <text:p>691379188</text:p>
          </table:table-cell>
          <table:table-cell office:value-type="float" office:value="741617733">
            <text:p>741617733</text:p>
          </table:table-cell>
          <table:table-cell office:value-type="float" office:value="479070952">
            <text:p>479070952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91898296">
            <text:p>91898296</text:p>
          </table:table-cell>
          <table:table-cell office:value-type="float" office:value="279676994">
            <text:p>279676994</text:p>
          </table:table-cell>
          <table:table-cell office:value-type="float" office:value="47955852">
            <text:p>47955852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73939068">
            <text:p>873939068</text:p>
          </table:table-cell>
          <table:table-cell office:value-type="float" office:value="662561218">
            <text:p>662561218</text:p>
          </table:table-cell>
          <table:table-cell office:value-type="float" office:value="193274248">
            <text:p>193274248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75034957">
            <text:p>375034957</text:p>
          </table:table-cell>
          <table:table-cell office:value-type="float" office:value="966019649">
            <text:p>966019649</text:p>
          </table:table-cell>
          <table:table-cell office:value-type="float" office:value="213608979">
            <text:p>213608979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03265102">
            <text:p>503265102</text:p>
          </table:table-cell>
          <table:table-cell office:value-type="float" office:value="913404763">
            <text:p>913404763</text:p>
          </table:table-cell>
          <table:table-cell office:value-type="float" office:value="56122593">
            <text:p>56122593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33452389">
            <text:p>633452389</text:p>
          </table:table-cell>
          <table:table-cell office:value-type="float" office:value="435214491">
            <text:p>435214491</text:p>
          </table:table-cell>
          <table:table-cell office:value-type="float" office:value="360471314">
            <text:p>360471314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51268118">
            <text:p>351268118</text:p>
          </table:table-cell>
          <table:table-cell office:value-type="float" office:value="620666124">
            <text:p>620666124</text:p>
          </table:table-cell>
          <table:table-cell office:value-type="float" office:value="364231727">
            <text:p>364231727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10279654">
            <text:p>310279654</text:p>
          </table:table-cell>
          <table:table-cell office:value-type="float" office:value="6026488">
            <text:p>6026488</text:p>
          </table:table-cell>
          <table:table-cell office:value-type="float" office:value="169130338">
            <text:p>169130338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41107238">
            <text:p>641107238</text:p>
          </table:table-cell>
          <table:table-cell office:value-type="float" office:value="4679475">
            <text:p>4679475</text:p>
          </table:table-cell>
          <table:table-cell office:value-type="float" office:value="613987882">
            <text:p>613987882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16325671">
            <text:p>216325671</text:p>
          </table:table-cell>
          <table:table-cell office:value-type="float" office:value="318807715">
            <text:p>318807715</text:p>
          </table:table-cell>
          <table:table-cell office:value-type="float" office:value="487597454">
            <text:p>487597454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50744701">
            <text:p>250744701</text:p>
          </table:table-cell>
          <table:table-cell office:value-type="float" office:value="118407567">
            <text:p>118407567</text:p>
          </table:table-cell>
          <table:table-cell office:value-type="float" office:value="123206463">
            <text:p>123206463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765205542">
            <text:p>765205542</text:p>
          </table:table-cell>
          <table:table-cell office:value-type="float" office:value="240150510">
            <text:p>240150510</text:p>
          </table:table-cell>
          <table:table-cell office:value-type="float" office:value="453243623">
            <text:p>453243623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64602990">
            <text:p>364602990</text:p>
          </table:table-cell>
          <table:table-cell office:value-type="float" office:value="434763251">
            <text:p>434763251</text:p>
          </table:table-cell>
          <table:table-cell office:value-type="float" office:value="262360440">
            <text:p>262360440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25417135">
            <text:p>325417135</text:p>
          </table:table-cell>
          <table:table-cell office:value-type="float" office:value="859811682">
            <text:p>859811682</text:p>
          </table:table-cell>
          <table:table-cell office:value-type="float" office:value="82538020">
            <text:p>82538020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45960892">
            <text:p>345960892</text:p>
          </table:table-cell>
          <table:table-cell office:value-type="float" office:value="346564412">
            <text:p>346564412</text:p>
          </table:table-cell>
          <table:table-cell office:value-type="float" office:value="628400051">
            <text:p>628400051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35144154">
            <text:p>335144154</text:p>
          </table:table-cell>
          <table:table-cell office:value-type="float" office:value="360022030">
            <text:p>360022030</text:p>
          </table:table-cell>
          <table:table-cell office:value-type="float" office:value="640985828">
            <text:p>640985828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91426862">
            <text:p>391426862</text:p>
          </table:table-cell>
          <table:table-cell office:value-type="float" office:value="971492594">
            <text:p>971492594</text:p>
          </table:table-cell>
          <table:table-cell office:value-type="float" office:value="878727757">
            <text:p>878727757</text:p>
          </table:table-cell>
          <table:table-cell table:number-columns-repeated="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86706706">
            <text:p>386706706</text:p>
          </table:table-cell>
          <table:table-cell office:value-type="float" office:value="399400589">
            <text:p>399400589</text:p>
          </table:table-cell>
          <table:table-cell office:value-type="float" office:value="765047962">
            <text:p>765047962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886371381">
            <text:p>886371381</text:p>
          </table:table-cell>
          <table:table-cell office:value-type="float" office:value="267044156">
            <text:p>267044156</text:p>
          </table:table-cell>
          <table:table-cell office:value-type="float" office:value="78822148">
            <text:p>78822148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01711458">
            <text:p>601711458</text:p>
          </table:table-cell>
          <table:table-cell office:value-type="float" office:value="184798321">
            <text:p>184798321</text:p>
          </table:table-cell>
          <table:table-cell office:value-type="float" office:value="678791196">
            <text:p>678791196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15435291">
            <text:p>115435291</text:p>
          </table:table-cell>
          <table:table-cell office:value-type="float" office:value="771576667">
            <text:p>771576667</text:p>
          </table:table-cell>
          <table:table-cell office:value-type="float" office:value="779780736">
            <text:p>779780736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98795043">
            <text:p>498795043</text:p>
          </table:table-cell>
          <table:table-cell office:value-type="float" office:value="439888345">
            <text:p>439888345</text:p>
          </table:table-cell>
          <table:table-cell office:value-type="float" office:value="838991118">
            <text:p>838991118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1458128">
            <text:p>31458128</text:p>
          </table:table-cell>
          <table:table-cell office:value-type="float" office:value="321337316">
            <text:p>321337316</text:p>
          </table:table-cell>
          <table:table-cell office:value-type="float" office:value="91128895">
            <text:p>91128895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98200904">
            <text:p>398200904</text:p>
          </table:table-cell>
          <table:table-cell office:value-type="float" office:value="5729401">
            <text:p>5729401</text:p>
          </table:table-cell>
          <table:table-cell office:value-type="float" office:value="570615213">
            <text:p>570615213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41385579">
            <text:p>641385579</text:p>
          </table:table-cell>
          <table:table-cell office:value-type="float" office:value="918192123">
            <text:p>918192123</text:p>
          </table:table-cell>
          <table:table-cell office:value-type="float" office:value="892419134">
            <text:p>892419134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52645392">
            <text:p>752645392</text:p>
          </table:table-cell>
          <table:table-cell office:value-type="float" office:value="897819385">
            <text:p>897819385</text:p>
          </table:table-cell>
          <table:table-cell office:value-type="float" office:value="133669093">
            <text:p>133669093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97512519">
            <text:p>397512519</text:p>
          </table:table-cell>
          <table:table-cell office:value-type="float" office:value="317409271">
            <text:p>317409271</text:p>
          </table:table-cell>
          <table:table-cell office:value-type="float" office:value="581895519">
            <text:p>581895519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8906477">
            <text:p>158906477</text:p>
          </table:table-cell>
          <table:table-cell office:value-type="float" office:value="408842741">
            <text:p>408842741</text:p>
          </table:table-cell>
          <table:table-cell office:value-type="float" office:value="39675256">
            <text:p>39675256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18633192">
            <text:p>718633192</text:p>
          </table:table-cell>
          <table:table-cell office:value-type="float" office:value="294089146">
            <text:p>294089146</text:p>
          </table:table-cell>
          <table:table-cell office:value-type="float" office:value="351816379">
            <text:p>351816379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39839182">
            <text:p>439839182</text:p>
          </table:table-cell>
          <table:table-cell office:value-type="float" office:value="104008207">
            <text:p>104008207</text:p>
          </table:table-cell>
          <table:table-cell office:value-type="float" office:value="275812720">
            <text:p>275812720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89086170">
            <text:p>489086170</text:p>
          </table:table-cell>
          <table:table-cell office:value-type="float" office:value="564529833">
            <text:p>564529833</text:p>
          </table:table-cell>
          <table:table-cell office:value-type="float" office:value="364033219">
            <text:p>364033219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24114941">
            <text:p>124114941</text:p>
          </table:table-cell>
          <table:table-cell office:value-type="float" office:value="906597803">
            <text:p>906597803</text:p>
          </table:table-cell>
          <table:table-cell office:value-type="float" office:value="555254001">
            <text:p>555254001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50338526">
            <text:p>350338526</text:p>
          </table:table-cell>
          <table:table-cell office:value-type="float" office:value="161284594">
            <text:p>161284594</text:p>
          </table:table-cell>
          <table:table-cell office:value-type="float" office:value="415877694">
            <text:p>415877694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818808873">
            <text:p>818808873</text:p>
          </table:table-cell>
          <table:table-cell office:value-type="float" office:value="180632424">
            <text:p>180632424</text:p>
          </table:table-cell>
          <table:table-cell office:value-type="float" office:value="903746640">
            <text:p>903746640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46369701">
            <text:p>446369701</text:p>
          </table:table-cell>
          <table:table-cell office:value-type="float" office:value="503394118">
            <text:p>503394118</text:p>
          </table:table-cell>
          <table:table-cell office:value-type="float" office:value="484598663">
            <text:p>484598663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914198850">
            <text:p>914198850</text:p>
          </table:table-cell>
          <table:table-cell office:value-type="float" office:value="196793435">
            <text:p>196793435</text:p>
          </table:table-cell>
          <table:table-cell office:value-type="float" office:value="15537402">
            <text:p>15537402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32741569">
            <text:p>532741569</text:p>
          </table:table-cell>
          <table:table-cell office:value-type="float" office:value="965706507">
            <text:p>965706507</text:p>
          </table:table-cell>
          <table:table-cell office:value-type="float" office:value="490289371">
            <text:p>490289371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66476842">
            <text:p>366476842</text:p>
          </table:table-cell>
          <table:table-cell office:value-type="float" office:value="938745280">
            <text:p>938745280</text:p>
          </table:table-cell>
          <table:table-cell office:value-type="float" office:value="719117363">
            <text:p>719117363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60862908">
            <text:p>660862908</text:p>
          </table:table-cell>
          <table:table-cell office:value-type="float" office:value="240603231">
            <text:p>240603231</text:p>
          </table:table-cell>
          <table:table-cell office:value-type="float" office:value="672562058">
            <text:p>672562058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84034906">
            <text:p>384034906</text:p>
          </table:table-cell>
          <table:table-cell office:value-type="float" office:value="404849413">
            <text:p>404849413</text:p>
          </table:table-cell>
          <table:table-cell office:value-type="float" office:value="666627294">
            <text:p>666627294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58848376">
            <text:p>258848376</text:p>
          </table:table-cell>
          <table:table-cell office:value-type="float" office:value="699321903">
            <text:p>699321903</text:p>
          </table:table-cell>
          <table:table-cell office:value-type="float" office:value="94767125">
            <text:p>94767125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233511">
            <text:p>1233511</text:p>
          </table:table-cell>
          <table:table-cell office:value-type="float" office:value="212599681">
            <text:p>212599681</text:p>
          </table:table-cell>
          <table:table-cell office:value-type="float" office:value="282983608">
            <text:p>282983608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23085832">
            <text:p>623085832</text:p>
          </table:table-cell>
          <table:table-cell office:value-type="float" office:value="282611534">
            <text:p>282611534</text:p>
          </table:table-cell>
          <table:table-cell office:value-type="float" office:value="381734705">
            <text:p>381734705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12431021">
            <text:p>512431021</text:p>
          </table:table-cell>
          <table:table-cell office:value-type="float" office:value="169291226">
            <text:p>169291226</text:p>
          </table:table-cell>
          <table:table-cell office:value-type="float" office:value="618917271">
            <text:p>618917271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90457349">
            <text:p>690457349</text:p>
          </table:table-cell>
          <table:table-cell office:value-type="float" office:value="365361552">
            <text:p>365361552</text:p>
          </table:table-cell>
          <table:table-cell office:value-type="float" office:value="428930181">
            <text:p>428930181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3804712">
            <text:p>53804712</text:p>
          </table:table-cell>
          <table:table-cell office:value-type="float" office:value="448281537">
            <text:p>448281537</text:p>
          </table:table-cell>
          <table:table-cell office:value-type="float" office:value="759531797">
            <text:p>759531797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07428709">
            <text:p>207428709</text:p>
          </table:table-cell>
          <table:table-cell office:value-type="float" office:value="293967976">
            <text:p>293967976</text:p>
          </table:table-cell>
          <table:table-cell office:value-type="float" office:value="570414247">
            <text:p>570414247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21835128">
            <text:p>621835128</text:p>
          </table:table-cell>
          <table:table-cell office:value-type="float" office:value="613442505">
            <text:p>613442505</text:p>
          </table:table-cell>
          <table:table-cell office:value-type="float" office:value="956838202">
            <text:p>956838202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51831894">
            <text:p>751831894</text:p>
          </table:table-cell>
          <table:table-cell office:value-type="float" office:value="249026828">
            <text:p>249026828</text:p>
          </table:table-cell>
          <table:table-cell office:value-type="float" office:value="745041616">
            <text:p>745041616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58142062">
            <text:p>758142062</text:p>
          </table:table-cell>
          <table:table-cell office:value-type="float" office:value="705902090">
            <text:p>705902090</text:p>
          </table:table-cell>
          <table:table-cell office:value-type="float" office:value="886430826">
            <text:p>886430826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97096564">
            <text:p>597096564</text:p>
          </table:table-cell>
          <table:table-cell office:value-type="float" office:value="107397470">
            <text:p>107397470</text:p>
          </table:table-cell>
          <table:table-cell office:value-type="float" office:value="427660258">
            <text:p>427660258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23688920">
            <text:p>723688920</text:p>
          </table:table-cell>
          <table:table-cell office:value-type="float" office:value="425785538">
            <text:p>425785538</text:p>
          </table:table-cell>
          <table:table-cell office:value-type="float" office:value="841824799">
            <text:p>841824799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43250081">
            <text:p>343250081</text:p>
          </table:table-cell>
          <table:table-cell office:value-type="float" office:value="166251979">
            <text:p>166251979</text:p>
          </table:table-cell>
          <table:table-cell office:value-type="float" office:value="508864298">
            <text:p>508864298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99902167">
            <text:p>399902167</text:p>
          </table:table-cell>
          <table:table-cell office:value-type="float" office:value="208453163">
            <text:p>208453163</text:p>
          </table:table-cell>
          <table:table-cell office:value-type="float" office:value="532930690">
            <text:p>532930690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0314151">
            <text:p>20314151</text:p>
          </table:table-cell>
          <table:table-cell office:value-type="float" office:value="180658604">
            <text:p>180658604</text:p>
          </table:table-cell>
          <table:table-cell office:value-type="float" office:value="558949207">
            <text:p>558949207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22176483">
            <text:p>522176483</text:p>
          </table:table-cell>
          <table:table-cell office:value-type="float" office:value="440317148">
            <text:p>440317148</text:p>
          </table:table-cell>
          <table:table-cell office:value-type="float" office:value="211004544">
            <text:p>211004544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01566794">
            <text:p>501566794</text:p>
          </table:table-cell>
          <table:table-cell office:value-type="float" office:value="263101507">
            <text:p>263101507</text:p>
          </table:table-cell>
          <table:table-cell office:value-type="float" office:value="655233258">
            <text:p>655233258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65166479">
            <text:p>565166479</text:p>
          </table:table-cell>
          <table:table-cell office:value-type="float" office:value="404860075">
            <text:p>404860075</text:p>
          </table:table-cell>
          <table:table-cell office:value-type="float" office:value="641968458">
            <text:p>641968458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02799911">
            <text:p>702799911</text:p>
          </table:table-cell>
          <table:table-cell office:value-type="float" office:value="593827902">
            <text:p>593827902</text:p>
          </table:table-cell>
          <table:table-cell office:value-type="float" office:value="295123890">
            <text:p>295123890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19960309">
            <text:p>619960309</text:p>
          </table:table-cell>
          <table:table-cell office:value-type="float" office:value="264159839">
            <text:p>264159839</text:p>
          </table:table-cell>
          <table:table-cell office:value-type="float" office:value="323800860">
            <text:p>323800860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54115496">
            <text:p>654115496</text:p>
          </table:table-cell>
          <table:table-cell office:value-type="float" office:value="173851799">
            <text:p>173851799</text:p>
          </table:table-cell>
          <table:table-cell office:value-type="float" office:value="313536822">
            <text:p>313536822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13657326">
            <text:p>413657326</text:p>
          </table:table-cell>
          <table:table-cell office:value-type="float" office:value="569977866">
            <text:p>569977866</text:p>
          </table:table-cell>
          <table:table-cell office:value-type="float" office:value="652155760">
            <text:p>652155760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4641534">
            <text:p>64641534</text:p>
          </table:table-cell>
          <table:table-cell office:value-type="float" office:value="235938709">
            <text:p>235938709</text:p>
          </table:table-cell>
          <table:table-cell office:value-type="float" office:value="858706639">
            <text:p>858706639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61818461">
            <text:p>561818461</text:p>
          </table:table-cell>
          <table:table-cell office:value-type="float" office:value="352778948">
            <text:p>352778948</text:p>
          </table:table-cell>
          <table:table-cell office:value-type="float" office:value="997497706">
            <text:p>997497706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18719717">
            <text:p>518719717</text:p>
          </table:table-cell>
          <table:table-cell office:value-type="float" office:value="281739406">
            <text:p>281739406</text:p>
          </table:table-cell>
          <table:table-cell office:value-type="float" office:value="737474429">
            <text:p>737474429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82447967">
            <text:p>382447967</text:p>
          </table:table-cell>
          <table:table-cell office:value-type="float" office:value="11781178">
            <text:p>11781178</text:p>
          </table:table-cell>
          <table:table-cell office:value-type="float" office:value="838980447">
            <text:p>838980447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23922347">
            <text:p>223922347</text:p>
          </table:table-cell>
          <table:table-cell office:value-type="float" office:value="35795690">
            <text:p>35795690</text:p>
          </table:table-cell>
          <table:table-cell office:value-type="float" office:value="936896381">
            <text:p>936896381</text:p>
          </table:table-cell>
          <table:table-cell table:number-columns-repeated="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807963726">
            <text:p>807963726</text:p>
          </table:table-cell>
          <table:table-cell office:value-type="float" office:value="4205465">
            <text:p>4205465</text:p>
          </table:table-cell>
          <table:table-cell office:value-type="float" office:value="407722737">
            <text:p>407722737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43032606">
            <text:p>743032606</text:p>
          </table:table-cell>
          <table:table-cell office:value-type="float" office:value="578545821">
            <text:p>578545821</text:p>
          </table:table-cell>
          <table:table-cell office:value-type="float" office:value="913529870">
            <text:p>913529870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48533233">
            <text:p>648533233</text:p>
          </table:table-cell>
          <table:table-cell office:value-type="float" office:value="989039961">
            <text:p>989039961</text:p>
          </table:table-cell>
          <table:table-cell office:value-type="float" office:value="987923529">
            <text:p>987923529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79690281">
            <text:p>179690281</text:p>
          </table:table-cell>
          <table:table-cell office:value-type="float" office:value="707394679">
            <text:p>707394679</text:p>
          </table:table-cell>
          <table:table-cell office:value-type="float" office:value="858651359">
            <text:p>858651359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3202690">
            <text:p>73202690</text:p>
          </table:table-cell>
          <table:table-cell office:value-type="float" office:value="198359892">
            <text:p>198359892</text:p>
          </table:table-cell>
          <table:table-cell office:value-type="float" office:value="756750181">
            <text:p>756750181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09381092">
            <text:p>409381092</text:p>
          </table:table-cell>
          <table:table-cell office:value-type="float" office:value="155426235">
            <text:p>155426235</text:p>
          </table:table-cell>
          <table:table-cell office:value-type="float" office:value="652429406">
            <text:p>652429406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61161830">
            <text:p>761161830</text:p>
          </table:table-cell>
          <table:table-cell office:value-type="float" office:value="498518392">
            <text:p>498518392</text:p>
          </table:table-cell>
          <table:table-cell office:value-type="float" office:value="443882409">
            <text:p>443882409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87117808">
            <text:p>287117808</text:p>
          </table:table-cell>
          <table:table-cell office:value-type="float" office:value="690814559">
            <text:p>690814559</text:p>
          </table:table-cell>
          <table:table-cell office:value-type="float" office:value="232289905">
            <text:p>232289905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44181269">
            <text:p>644181269</text:p>
          </table:table-cell>
          <table:table-cell office:value-type="float" office:value="691811271">
            <text:p>691811271</text:p>
          </table:table-cell>
          <table:table-cell office:value-type="float" office:value="171127428">
            <text:p>171127428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02756346">
            <text:p>802756346</text:p>
          </table:table-cell>
          <table:table-cell office:value-type="float" office:value="630333144">
            <text:p>630333144</text:p>
          </table:table-cell>
          <table:table-cell office:value-type="float" office:value="410248169">
            <text:p>410248169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21440537">
            <text:p>821440537</text:p>
          </table:table-cell>
          <table:table-cell office:value-type="float" office:value="828976888">
            <text:p>828976888</text:p>
          </table:table-cell>
          <table:table-cell office:value-type="float" office:value="329950839">
            <text:p>329950839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12002538">
            <text:p>512002538</text:p>
          </table:table-cell>
          <table:table-cell office:value-type="float" office:value="621077044">
            <text:p>621077044</text:p>
          </table:table-cell>
          <table:table-cell office:value-type="float" office:value="716870775">
            <text:p>716870775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349751894">
            <text:p>349751894</text:p>
          </table:table-cell>
          <table:table-cell office:value-type="float" office:value="482010837">
            <text:p>482010837</text:p>
          </table:table-cell>
          <table:table-cell office:value-type="float" office:value="116157464">
            <text:p>116157464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1718097">
            <text:p>51718097</text:p>
          </table:table-cell>
          <table:table-cell office:value-type="float" office:value="107226966">
            <text:p>107226966</text:p>
          </table:table-cell>
          <table:table-cell office:value-type="float" office:value="918468499">
            <text:p>918468499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52689742">
            <text:p>452689742</text:p>
          </table:table-cell>
          <table:table-cell office:value-type="float" office:value="281166198">
            <text:p>281166198</text:p>
          </table:table-cell>
          <table:table-cell office:value-type="float" office:value="796897867">
            <text:p>796897867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56952575">
            <text:p>856952575</text:p>
          </table:table-cell>
          <table:table-cell office:value-type="float" office:value="784298536">
            <text:p>784298536</text:p>
          </table:table-cell>
          <table:table-cell office:value-type="float" office:value="635275107">
            <text:p>635275107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7181916">
            <text:p>97181916</text:p>
          </table:table-cell>
          <table:table-cell office:value-type="float" office:value="224542048">
            <text:p>224542048</text:p>
          </table:table-cell>
          <table:table-cell office:value-type="float" office:value="937119206">
            <text:p>937119206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23796415">
            <text:p>523796415</text:p>
          </table:table-cell>
          <table:table-cell office:value-type="float" office:value="757723563">
            <text:p>757723563</text:p>
          </table:table-cell>
          <table:table-cell office:value-type="float" office:value="148992225">
            <text:p>148992225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78494010">
            <text:p>978494010</text:p>
          </table:table-cell>
          <table:table-cell office:value-type="float" office:value="506391915">
            <text:p>506391915</text:p>
          </table:table-cell>
          <table:table-cell office:value-type="float" office:value="63210119">
            <text:p>63210119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98715134">
            <text:p>698715134</text:p>
          </table:table-cell>
          <table:table-cell office:value-type="float" office:value="472291213">
            <text:p>472291213</text:p>
          </table:table-cell>
          <table:table-cell office:value-type="float" office:value="157873169">
            <text:p>157873169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13132708">
            <text:p>713132708</text:p>
          </table:table-cell>
          <table:table-cell office:value-type="float" office:value="455123880">
            <text:p>455123880</text:p>
          </table:table-cell>
          <table:table-cell office:value-type="float" office:value="591213064">
            <text:p>591213064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37402785">
            <text:p>637402785</text:p>
          </table:table-cell>
          <table:table-cell office:value-type="float" office:value="656020919">
            <text:p>656020919</text:p>
          </table:table-cell>
          <table:table-cell office:value-type="float" office:value="49253659">
            <text:p>49253659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00484510">
            <text:p>900484510</text:p>
          </table:table-cell>
          <table:table-cell office:value-type="float" office:value="458592088">
            <text:p>458592088</text:p>
          </table:table-cell>
          <table:table-cell office:value-type="float" office:value="439069092">
            <text:p>439069092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61521281">
            <text:p>861521281</text:p>
          </table:table-cell>
          <table:table-cell office:value-type="float" office:value="677684447">
            <text:p>677684447</text:p>
          </table:table-cell>
          <table:table-cell office:value-type="float" office:value="598606839">
            <text:p>598606839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30579417">
            <text:p>230579417</text:p>
          </table:table-cell>
          <table:table-cell office:value-type="float" office:value="544908488">
            <text:p>544908488</text:p>
          </table:table-cell>
          <table:table-cell office:value-type="float" office:value="758387473">
            <text:p>758387473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6714105">
            <text:p>16714105</text:p>
          </table:table-cell>
          <table:table-cell office:value-type="float" office:value="589121932">
            <text:p>589121932</text:p>
          </table:table-cell>
          <table:table-cell office:value-type="float" office:value="917974910">
            <text:p>917974910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36961300">
            <text:p>936961300</text:p>
          </table:table-cell>
          <table:table-cell office:value-type="float" office:value="768928716">
            <text:p>768928716</text:p>
          </table:table-cell>
          <table:table-cell office:value-type="float" office:value="912868566">
            <text:p>912868566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80235658">
            <text:p>180235658</text:p>
          </table:table-cell>
          <table:table-cell office:value-type="float" office:value="398665266">
            <text:p>398665266</text:p>
          </table:table-cell>
          <table:table-cell office:value-type="float" office:value="988265763">
            <text:p>988265763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86246545">
            <text:p>586246545</text:p>
          </table:table-cell>
          <table:table-cell office:value-type="float" office:value="807267029">
            <text:p>807267029</text:p>
          </table:table-cell>
          <table:table-cell office:value-type="float" office:value="799964830">
            <text:p>799964830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16007752">
            <text:p>916007752</text:p>
          </table:table-cell>
          <table:table-cell office:value-type="float" office:value="567177411">
            <text:p>567177411</text:p>
          </table:table-cell>
          <table:table-cell office:value-type="float" office:value="369647805">
            <text:p>369647805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7395092">
            <text:p>97395092</text:p>
          </table:table-cell>
          <table:table-cell office:value-type="float" office:value="675151789">
            <text:p>675151789</text:p>
          </table:table-cell>
          <table:table-cell office:value-type="float" office:value="998317236">
            <text:p>998317236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08405780">
            <text:p>208405780</text:p>
          </table:table-cell>
          <table:table-cell office:value-type="float" office:value="26169876">
            <text:p>26169876</text:p>
          </table:table-cell>
          <table:table-cell office:value-type="float" office:value="769007496">
            <text:p>769007496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99836319">
            <text:p>199836319</text:p>
          </table:table-cell>
          <table:table-cell office:value-type="float" office:value="638898057">
            <text:p>638898057</text:p>
          </table:table-cell>
          <table:table-cell office:value-type="float" office:value="544585841">
            <text:p>544585841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54268749">
            <text:p>454268749</text:p>
          </table:table-cell>
          <table:table-cell office:value-type="float" office:value="479854492">
            <text:p>479854492</text:p>
          </table:table-cell>
          <table:table-cell office:value-type="float" office:value="359610111">
            <text:p>359610111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23372018">
            <text:p>823372018</text:p>
          </table:table-cell>
          <table:table-cell office:value-type="float" office:value="713529812">
            <text:p>713529812</text:p>
          </table:table-cell>
          <table:table-cell office:value-type="float" office:value="957985170">
            <text:p>957985170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42780272">
            <text:p>542780272</text:p>
          </table:table-cell>
          <table:table-cell office:value-type="float" office:value="57483928">
            <text:p>57483928</text:p>
          </table:table-cell>
          <table:table-cell office:value-type="float" office:value="307151233">
            <text:p>307151233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23323830">
            <text:p>923323830</text:p>
          </table:table-cell>
          <table:table-cell office:value-type="float" office:value="676695175">
            <text:p>676695175</text:p>
          </table:table-cell>
          <table:table-cell office:value-type="float" office:value="417040545">
            <text:p>417040545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56821997">
            <text:p>656821997</text:p>
          </table:table-cell>
          <table:table-cell office:value-type="float" office:value="408987826">
            <text:p>408987826</text:p>
          </table:table-cell>
          <table:table-cell office:value-type="float" office:value="523707218">
            <text:p>523707218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62810662">
            <text:p>262810662</text:p>
          </table:table-cell>
          <table:table-cell office:value-type="float" office:value="642670973">
            <text:p>642670973</text:p>
          </table:table-cell>
          <table:table-cell office:value-type="float" office:value="803079504">
            <text:p>803079504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83113822">
            <text:p>583113822</text:p>
          </table:table-cell>
          <table:table-cell office:value-type="float" office:value="266388249">
            <text:p>266388249</text:p>
          </table:table-cell>
          <table:table-cell office:value-type="float" office:value="70387796">
            <text:p>70387796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70610066">
            <text:p>670610066</text:p>
          </table:table-cell>
          <table:table-cell office:value-type="float" office:value="53952218">
            <text:p>53952218</text:p>
          </table:table-cell>
          <table:table-cell office:value-type="float" office:value="491026547">
            <text:p>491026547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27013123">
            <text:p>527013123</text:p>
          </table:table-cell>
          <table:table-cell office:value-type="float" office:value="244562182">
            <text:p>244562182</text:p>
          </table:table-cell>
          <table:table-cell office:value-type="float" office:value="608547490">
            <text:p>608547490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19399473">
            <text:p>119399473</text:p>
          </table:table-cell>
          <table:table-cell office:value-type="float" office:value="339571270">
            <text:p>339571270</text:p>
          </table:table-cell>
          <table:table-cell office:value-type="float" office:value="32405750">
            <text:p>32405750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971558">
            <text:p>9971558</text:p>
          </table:table-cell>
          <table:table-cell office:value-type="float" office:value="122775327">
            <text:p>122775327</text:p>
          </table:table-cell>
          <table:table-cell office:value-type="float" office:value="607042322">
            <text:p>607042322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11984856">
            <text:p>411984856</text:p>
          </table:table-cell>
          <table:table-cell office:value-type="float" office:value="412355905">
            <text:p>412355905</text:p>
          </table:table-cell>
          <table:table-cell office:value-type="float" office:value="148409772">
            <text:p>148409772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19112990">
            <text:p>619112990</text:p>
          </table:table-cell>
          <table:table-cell office:value-type="float" office:value="293169740">
            <text:p>293169740</text:p>
          </table:table-cell>
          <table:table-cell office:value-type="float" office:value="960032065">
            <text:p>960032065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56278153">
            <text:p>856278153</text:p>
          </table:table-cell>
          <table:table-cell office:value-type="float" office:value="97043819">
            <text:p>97043819</text:p>
          </table:table-cell>
          <table:table-cell office:value-type="float" office:value="738660469">
            <text:p>738660469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37564160">
            <text:p>637564160</text:p>
          </table:table-cell>
          <table:table-cell office:value-type="float" office:value="8207543">
            <text:p>8207543</text:p>
          </table:table-cell>
          <table:table-cell office:value-type="float" office:value="398444710">
            <text:p>398444710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78077754">
            <text:p>778077754</text:p>
          </table:table-cell>
          <table:table-cell office:value-type="float" office:value="512582382">
            <text:p>512582382</text:p>
          </table:table-cell>
          <table:table-cell office:value-type="float" office:value="773368837">
            <text:p>773368837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29121493">
            <text:p>429121493</text:p>
          </table:table-cell>
          <table:table-cell office:value-type="float" office:value="308866300">
            <text:p>308866300</text:p>
          </table:table-cell>
          <table:table-cell office:value-type="float" office:value="320465005">
            <text:p>320465005</text:p>
          </table:table-cell>
          <table:table-cell table:number-columns-repeated="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23999000">
            <text:p>723999000</text:p>
          </table:table-cell>
          <table:table-cell office:value-type="float" office:value="979517295">
            <text:p>979517295</text:p>
          </table:table-cell>
          <table:table-cell office:value-type="float" office:value="728048985">
            <text:p>728048985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15436282">
            <text:p>315436282</text:p>
          </table:table-cell>
          <table:table-cell office:value-type="float" office:value="545363516">
            <text:p>545363516</text:p>
          </table:table-cell>
          <table:table-cell office:value-type="float" office:value="215219716">
            <text:p>215219716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64909808">
            <text:p>964909808</text:p>
          </table:table-cell>
          <table:table-cell office:value-type="float" office:value="678100753">
            <text:p>678100753</text:p>
          </table:table-cell>
          <table:table-cell office:value-type="float" office:value="663770594">
            <text:p>663770594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2807312">
            <text:p>52807312</text:p>
          </table:table-cell>
          <table:table-cell office:value-type="float" office:value="111148308">
            <text:p>111148308</text:p>
          </table:table-cell>
          <table:table-cell office:value-type="float" office:value="594956323">
            <text:p>594956323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43604545">
            <text:p>343604545</text:p>
          </table:table-cell>
          <table:table-cell office:value-type="float" office:value="368299079">
            <text:p>368299079</text:p>
          </table:table-cell>
          <table:table-cell office:value-type="float" office:value="260861690">
            <text:p>260861690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26636479">
            <text:p>126636479</text:p>
          </table:table-cell>
          <table:table-cell office:value-type="float" office:value="252601152">
            <text:p>252601152</text:p>
          </table:table-cell>
          <table:table-cell office:value-type="float" office:value="516506621">
            <text:p>516506621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90532522">
            <text:p>990532522</text:p>
          </table:table-cell>
          <table:table-cell office:value-type="float" office:value="186471398">
            <text:p>186471398</text:p>
          </table:table-cell>
          <table:table-cell office:value-type="float" office:value="860793802">
            <text:p>860793802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92957658">
            <text:p>692957658</text:p>
          </table:table-cell>
          <table:table-cell office:value-type="float" office:value="596769002">
            <text:p>596769002</text:p>
          </table:table-cell>
          <table:table-cell office:value-type="float" office:value="128667799">
            <text:p>128667799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56754578">
            <text:p>656754578</text:p>
          </table:table-cell>
          <table:table-cell office:value-type="float" office:value="804202469">
            <text:p>804202469</text:p>
          </table:table-cell>
          <table:table-cell office:value-type="float" office:value="194057302">
            <text:p>194057302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08675484">
            <text:p>908675484</text:p>
          </table:table-cell>
          <table:table-cell office:value-type="float" office:value="721571441">
            <text:p>721571441</text:p>
          </table:table-cell>
          <table:table-cell office:value-type="float" office:value="549647020">
            <text:p>549647020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07055521">
            <text:p>507055521</text:p>
          </table:table-cell>
          <table:table-cell office:value-type="float" office:value="677362206">
            <text:p>677362206</text:p>
          </table:table-cell>
          <table:table-cell office:value-type="float" office:value="195358182">
            <text:p>195358182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153570">
            <text:p>4153570</text:p>
          </table:table-cell>
          <table:table-cell office:value-type="float" office:value="568049342">
            <text:p>568049342</text:p>
          </table:table-cell>
          <table:table-cell office:value-type="float" office:value="379898924">
            <text:p>379898924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45897979">
            <text:p>545897979</text:p>
          </table:table-cell>
          <table:table-cell office:value-type="float" office:value="973940973">
            <text:p>973940973</text:p>
          </table:table-cell>
          <table:table-cell office:value-type="float" office:value="381704841">
            <text:p>381704841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40104107">
            <text:p>840104107</text:p>
          </table:table-cell>
          <table:table-cell office:value-type="float" office:value="951040128">
            <text:p>951040128</text:p>
          </table:table-cell>
          <table:table-cell office:value-type="float" office:value="101456569">
            <text:p>101456569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33083844">
            <text:p>133083844</text:p>
          </table:table-cell>
          <table:table-cell office:value-type="float" office:value="80168411">
            <text:p>80168411</text:p>
          </table:table-cell>
          <table:table-cell office:value-type="float" office:value="467642057">
            <text:p>467642057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48849641">
            <text:p>748849641</text:p>
          </table:table-cell>
          <table:table-cell office:value-type="float" office:value="628450822">
            <text:p>628450822</text:p>
          </table:table-cell>
          <table:table-cell office:value-type="float" office:value="932265511">
            <text:p>932265511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97064298">
            <text:p>997064298</text:p>
          </table:table-cell>
          <table:table-cell office:value-type="float" office:value="340243570">
            <text:p>340243570</text:p>
          </table:table-cell>
          <table:table-cell office:value-type="float" office:value="766859838">
            <text:p>766859838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89356465">
            <text:p>989356465</text:p>
          </table:table-cell>
          <table:table-cell office:value-type="float" office:value="281549116">
            <text:p>281549116</text:p>
          </table:table-cell>
          <table:table-cell office:value-type="float" office:value="568286933">
            <text:p>568286933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97624770">
            <text:p>797624770</text:p>
          </table:table-cell>
          <table:table-cell office:value-type="float" office:value="296552177">
            <text:p>296552177</text:p>
          </table:table-cell>
          <table:table-cell office:value-type="float" office:value="894629559">
            <text:p>894629559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32432245">
            <text:p>732432245</text:p>
          </table:table-cell>
          <table:table-cell office:value-type="float" office:value="297226603">
            <text:p>297226603</text:p>
          </table:table-cell>
          <table:table-cell office:value-type="float" office:value="24031140">
            <text:p>24031140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62761815">
            <text:p>862761815</text:p>
          </table:table-cell>
          <table:table-cell office:value-type="float" office:value="448380130">
            <text:p>448380130</text:p>
          </table:table-cell>
          <table:table-cell office:value-type="float" office:value="189071499">
            <text:p>189071499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61901771">
            <text:p>561901771</text:p>
          </table:table-cell>
          <table:table-cell office:value-type="float" office:value="631591312">
            <text:p>631591312</text:p>
          </table:table-cell>
          <table:table-cell office:value-type="float" office:value="987887579">
            <text:p>987887579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88271456">
            <text:p>988271456</text:p>
          </table:table-cell>
          <table:table-cell office:value-type="float" office:value="787075437">
            <text:p>787075437</text:p>
          </table:table-cell>
          <table:table-cell office:value-type="float" office:value="341915920">
            <text:p>341915920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71158246">
            <text:p>871158246</text:p>
          </table:table-cell>
          <table:table-cell office:value-type="float" office:value="379489152">
            <text:p>379489152</text:p>
          </table:table-cell>
          <table:table-cell office:value-type="float" office:value="394556017">
            <text:p>394556017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41525995">
            <text:p>941525995</text:p>
          </table:table-cell>
          <table:table-cell office:value-type="float" office:value="283775023">
            <text:p>283775023</text:p>
          </table:table-cell>
          <table:table-cell office:value-type="float" office:value="971031056">
            <text:p>971031056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2808643">
            <text:p>32808643</text:p>
          </table:table-cell>
          <table:table-cell office:value-type="float" office:value="641425221">
            <text:p>641425221</text:p>
          </table:table-cell>
          <table:table-cell office:value-type="float" office:value="629233258">
            <text:p>629233258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98979530">
            <text:p>498979530</text:p>
          </table:table-cell>
          <table:table-cell office:value-type="float" office:value="319460148">
            <text:p>319460148</text:p>
          </table:table-cell>
          <table:table-cell office:value-type="float" office:value="937127705">
            <text:p>937127705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35067961">
            <text:p>635067961</text:p>
          </table:table-cell>
          <table:table-cell office:value-type="float" office:value="891929037">
            <text:p>891929037</text:p>
          </table:table-cell>
          <table:table-cell office:value-type="float" office:value="283453271">
            <text:p>283453271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65967132">
            <text:p>765967132</text:p>
          </table:table-cell>
          <table:table-cell office:value-type="float" office:value="99669207">
            <text:p>99669207</text:p>
          </table:table-cell>
          <table:table-cell office:value-type="float" office:value="982735791">
            <text:p>982735791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84564620">
            <text:p>184564620</text:p>
          </table:table-cell>
          <table:table-cell office:value-type="float" office:value="880885155">
            <text:p>880885155</text:p>
          </table:table-cell>
          <table:table-cell office:value-type="float" office:value="174403876">
            <text:p>174403876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64899297">
            <text:p>364899297</text:p>
          </table:table-cell>
          <table:table-cell office:value-type="float" office:value="334329708">
            <text:p>334329708</text:p>
          </table:table-cell>
          <table:table-cell office:value-type="float" office:value="220179618">
            <text:p>220179618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43700144">
            <text:p>343700144</text:p>
          </table:table-cell>
          <table:table-cell office:value-type="float" office:value="308482803">
            <text:p>308482803</text:p>
          </table:table-cell>
          <table:table-cell office:value-type="float" office:value="124221838">
            <text:p>124221838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62912203">
            <text:p>562912203</text:p>
          </table:table-cell>
          <table:table-cell office:value-type="float" office:value="661553729">
            <text:p>661553729</text:p>
          </table:table-cell>
          <table:table-cell office:value-type="float" office:value="216703926">
            <text:p>216703926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13294395">
            <text:p>813294395</text:p>
          </table:table-cell>
          <table:table-cell office:value-type="float" office:value="427853392">
            <text:p>427853392</text:p>
          </table:table-cell>
          <table:table-cell office:value-type="float" office:value="666787287">
            <text:p>666787287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07457988">
            <text:p>807457988</text:p>
          </table:table-cell>
          <table:table-cell office:value-type="float" office:value="361584393">
            <text:p>361584393</text:p>
          </table:table-cell>
          <table:table-cell office:value-type="float" office:value="20929572">
            <text:p>20929572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94351269">
            <text:p>794351269</text:p>
          </table:table-cell>
          <table:table-cell office:value-type="float" office:value="314852103">
            <text:p>314852103</text:p>
          </table:table-cell>
          <table:table-cell office:value-type="float" office:value="140385847">
            <text:p>140385847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92853785">
            <text:p>492853785</text:p>
          </table:table-cell>
          <table:table-cell office:value-type="float" office:value="640232896">
            <text:p>640232896</text:p>
          </table:table-cell>
          <table:table-cell office:value-type="float" office:value="673575694">
            <text:p>673575694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81288095">
            <text:p>981288095</text:p>
          </table:table-cell>
          <table:table-cell office:value-type="float" office:value="455193555">
            <text:p>455193555</text:p>
          </table:table-cell>
          <table:table-cell office:value-type="float" office:value="235959442">
            <text:p>235959442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74101464">
            <text:p>574101464</text:p>
          </table:table-cell>
          <table:table-cell office:value-type="float" office:value="629133392">
            <text:p>629133392</text:p>
          </table:table-cell>
          <table:table-cell office:value-type="float" office:value="135601182">
            <text:p>135601182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22990537">
            <text:p>822990537</text:p>
          </table:table-cell>
          <table:table-cell office:value-type="float" office:value="525470334">
            <text:p>525470334</text:p>
          </table:table-cell>
          <table:table-cell office:value-type="float" office:value="31223761">
            <text:p>31223761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54860135">
            <text:p>954860135</text:p>
          </table:table-cell>
          <table:table-cell office:value-type="float" office:value="416947340">
            <text:p>416947340</text:p>
          </table:table-cell>
          <table:table-cell office:value-type="float" office:value="458465452">
            <text:p>458465452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93965068">
            <text:p>893965068</text:p>
          </table:table-cell>
          <table:table-cell office:value-type="float" office:value="155956927">
            <text:p>155956927</text:p>
          </table:table-cell>
          <table:table-cell office:value-type="float" office:value="75130821">
            <text:p>75130821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55400070">
            <text:p>455400070</text:p>
          </table:table-cell>
          <table:table-cell office:value-type="float" office:value="370222023">
            <text:p>370222023</text:p>
          </table:table-cell>
          <table:table-cell office:value-type="float" office:value="999084868">
            <text:p>999084868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261092">
            <text:p>2261092</text:p>
          </table:table-cell>
          <table:table-cell office:value-type="float" office:value="650568734">
            <text:p>650568734</text:p>
          </table:table-cell>
          <table:table-cell office:value-type="float" office:value="840472231">
            <text:p>840472231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45358852">
            <text:p>945358852</text:p>
          </table:table-cell>
          <table:table-cell office:value-type="float" office:value="781891194">
            <text:p>781891194</text:p>
          </table:table-cell>
          <table:table-cell office:value-type="float" office:value="710773879">
            <text:p>710773879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35260836">
            <text:p>935260836</text:p>
          </table:table-cell>
          <table:table-cell office:value-type="float" office:value="938573442">
            <text:p>938573442</text:p>
          </table:table-cell>
          <table:table-cell office:value-type="float" office:value="207964314">
            <text:p>207964314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73937329">
            <text:p>473937329</text:p>
          </table:table-cell>
          <table:table-cell office:value-type="float" office:value="660973246">
            <text:p>660973246</text:p>
          </table:table-cell>
          <table:table-cell office:value-type="float" office:value="161358463">
            <text:p>161358463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43728824">
            <text:p>643728824</text:p>
          </table:table-cell>
          <table:table-cell office:value-type="float" office:value="630945745">
            <text:p>630945745</text:p>
          </table:table-cell>
          <table:table-cell office:value-type="float" office:value="305564683">
            <text:p>305564683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22542473">
            <text:p>822542473</text:p>
          </table:table-cell>
          <table:table-cell office:value-type="float" office:value="235114843">
            <text:p>235114843</text:p>
          </table:table-cell>
          <table:table-cell office:value-type="float" office:value="528963673">
            <text:p>528963673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83217764">
            <text:p>183217764</text:p>
          </table:table-cell>
          <table:table-cell office:value-type="float" office:value="7836567">
            <text:p>7836567</text:p>
          </table:table-cell>
          <table:table-cell office:value-type="float" office:value="840946206">
            <text:p>840946206</text:p>
          </table:table-cell>
          <table:table-cell table:number-columns-repeated="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1951538">
            <text:p>11951538</text:p>
          </table:table-cell>
          <table:table-cell office:value-type="float" office:value="817346053">
            <text:p>817346053</text:p>
          </table:table-cell>
          <table:table-cell office:value-type="float" office:value="911098898">
            <text:p>911098898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77215353">
            <text:p>877215353</text:p>
          </table:table-cell>
          <table:table-cell office:value-type="float" office:value="892170427">
            <text:p>892170427</text:p>
          </table:table-cell>
          <table:table-cell office:value-type="float" office:value="212341545">
            <text:p>212341545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33331729">
            <text:p>633331729</text:p>
          </table:table-cell>
          <table:table-cell office:value-type="float" office:value="643600352">
            <text:p>643600352</text:p>
          </table:table-cell>
          <table:table-cell office:value-type="float" office:value="195614855">
            <text:p>195614855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26008379">
            <text:p>526008379</text:p>
          </table:table-cell>
          <table:table-cell office:value-type="float" office:value="869496427">
            <text:p>869496427</text:p>
          </table:table-cell>
          <table:table-cell office:value-type="float" office:value="859481439">
            <text:p>859481439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19453326">
            <text:p>519453326</text:p>
          </table:table-cell>
          <table:table-cell office:value-type="float" office:value="901731664">
            <text:p>901731664</text:p>
          </table:table-cell>
          <table:table-cell office:value-type="float" office:value="788268112">
            <text:p>788268112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17224274">
            <text:p>717224274</text:p>
          </table:table-cell>
          <table:table-cell office:value-type="float" office:value="397878780">
            <text:p>397878780</text:p>
          </table:table-cell>
          <table:table-cell office:value-type="float" office:value="119301840">
            <text:p>119301840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068196">
            <text:p>2068196</text:p>
          </table:table-cell>
          <table:table-cell office:value-type="float" office:value="19586209">
            <text:p>19586209</text:p>
          </table:table-cell>
          <table:table-cell office:value-type="float" office:value="347348301">
            <text:p>347348301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03030966">
            <text:p>903030966</text:p>
          </table:table-cell>
          <table:table-cell office:value-type="float" office:value="162170178">
            <text:p>162170178</text:p>
          </table:table-cell>
          <table:table-cell office:value-type="float" office:value="436088864">
            <text:p>436088864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78380902">
            <text:p>178380902</text:p>
          </table:table-cell>
          <table:table-cell office:value-type="float" office:value="94498989">
            <text:p>94498989</text:p>
          </table:table-cell>
          <table:table-cell office:value-type="float" office:value="303308216">
            <text:p>303308216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73256100">
            <text:p>673256100</text:p>
          </table:table-cell>
          <table:table-cell office:value-type="float" office:value="382700132">
            <text:p>382700132</text:p>
          </table:table-cell>
          <table:table-cell office:value-type="float" office:value="375528857">
            <text:p>375528857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48901354">
            <text:p>948901354</text:p>
          </table:table-cell>
          <table:table-cell office:value-type="float" office:value="479668515">
            <text:p>479668515</text:p>
          </table:table-cell>
          <table:table-cell office:value-type="float" office:value="443690909">
            <text:p>443690909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2696379">
            <text:p>42696379</text:p>
          </table:table-cell>
          <table:table-cell office:value-type="float" office:value="92412903">
            <text:p>92412903</text:p>
          </table:table-cell>
          <table:table-cell office:value-type="float" office:value="868242504">
            <text:p>868242504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70947025">
            <text:p>670947025</text:p>
          </table:table-cell>
          <table:table-cell office:value-type="float" office:value="801048907">
            <text:p>801048907</text:p>
          </table:table-cell>
          <table:table-cell office:value-type="float" office:value="876761201">
            <text:p>876761201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2180078">
            <text:p>162180078</text:p>
          </table:table-cell>
          <table:table-cell office:value-type="float" office:value="917490494">
            <text:p>917490494</text:p>
          </table:table-cell>
          <table:table-cell office:value-type="float" office:value="287811278">
            <text:p>287811278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76025086">
            <text:p>176025086</text:p>
          </table:table-cell>
          <table:table-cell office:value-type="float" office:value="47320924">
            <text:p>47320924</text:p>
          </table:table-cell>
          <table:table-cell office:value-type="float" office:value="500555792">
            <text:p>500555792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32894868">
            <text:p>332894868</text:p>
          </table:table-cell>
          <table:table-cell office:value-type="float" office:value="991316083">
            <text:p>991316083</text:p>
          </table:table-cell>
          <table:table-cell office:value-type="float" office:value="305751157">
            <text:p>305751157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47068319">
            <text:p>947068319</text:p>
          </table:table-cell>
          <table:table-cell office:value-type="float" office:value="431657432">
            <text:p>431657432</text:p>
          </table:table-cell>
          <table:table-cell office:value-type="float" office:value="366066051">
            <text:p>366066051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99486293">
            <text:p>699486293</text:p>
          </table:table-cell>
          <table:table-cell office:value-type="float" office:value="480635694">
            <text:p>480635694</text:p>
          </table:table-cell>
          <table:table-cell office:value-type="float" office:value="10226158">
            <text:p>10226158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59255200">
            <text:p>859255200</text:p>
          </table:table-cell>
          <table:table-cell office:value-type="float" office:value="109144772">
            <text:p>109144772</text:p>
          </table:table-cell>
          <table:table-cell office:value-type="float" office:value="377582716">
            <text:p>377582716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1379111">
            <text:p>11379111</text:p>
          </table:table-cell>
          <table:table-cell office:value-type="float" office:value="219776779">
            <text:p>219776779</text:p>
          </table:table-cell>
          <table:table-cell office:value-type="float" office:value="368154183">
            <text:p>368154183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1150127">
            <text:p>71150127</text:p>
          </table:table-cell>
          <table:table-cell office:value-type="float" office:value="821253941">
            <text:p>821253941</text:p>
          </table:table-cell>
          <table:table-cell office:value-type="float" office:value="937762647">
            <text:p>937762647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83999122">
            <text:p>883999122</text:p>
          </table:table-cell>
          <table:table-cell office:value-type="float" office:value="3816164">
            <text:p>3816164</text:p>
          </table:table-cell>
          <table:table-cell office:value-type="float" office:value="477402277">
            <text:p>477402277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88204635">
            <text:p>588204635</text:p>
          </table:table-cell>
          <table:table-cell office:value-type="float" office:value="31198674">
            <text:p>31198674</text:p>
          </table:table-cell>
          <table:table-cell office:value-type="float" office:value="156709300">
            <text:p>156709300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3233827">
            <text:p>43233827</text:p>
          </table:table-cell>
          <table:table-cell office:value-type="float" office:value="91949999">
            <text:p>91949999</text:p>
          </table:table-cell>
          <table:table-cell office:value-type="float" office:value="104964856">
            <text:p>104964856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30034679">
            <text:p>130034679</text:p>
          </table:table-cell>
          <table:table-cell office:value-type="float" office:value="140066671">
            <text:p>140066671</text:p>
          </table:table-cell>
          <table:table-cell office:value-type="float" office:value="890777008">
            <text:p>890777008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16190825">
            <text:p>916190825</text:p>
          </table:table-cell>
          <table:table-cell office:value-type="float" office:value="123378899">
            <text:p>123378899</text:p>
          </table:table-cell>
          <table:table-cell office:value-type="float" office:value="477827759">
            <text:p>477827759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34097394">
            <text:p>634097394</text:p>
          </table:table-cell>
          <table:table-cell office:value-type="float" office:value="690332663">
            <text:p>690332663</text:p>
          </table:table-cell>
          <table:table-cell office:value-type="float" office:value="262764172">
            <text:p>262764172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123983">
            <text:p>16123983</text:p>
          </table:table-cell>
          <table:table-cell office:value-type="float" office:value="740119089">
            <text:p>740119089</text:p>
          </table:table-cell>
          <table:table-cell office:value-type="float" office:value="757524521">
            <text:p>757524521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8906813">
            <text:p>78906813</text:p>
          </table:table-cell>
          <table:table-cell office:value-type="float" office:value="707016373">
            <text:p>707016373</text:p>
          </table:table-cell>
          <table:table-cell office:value-type="float" office:value="746724393">
            <text:p>746724393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70897347">
            <text:p>170897347</text:p>
          </table:table-cell>
          <table:table-cell office:value-type="float" office:value="672146929">
            <text:p>672146929</text:p>
          </table:table-cell>
          <table:table-cell office:value-type="float" office:value="892247710">
            <text:p>892247710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37539957">
            <text:p>237539957</text:p>
          </table:table-cell>
          <table:table-cell office:value-type="float" office:value="373358213">
            <text:p>373358213</text:p>
          </table:table-cell>
          <table:table-cell office:value-type="float" office:value="96259903">
            <text:p>96259903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73251475">
            <text:p>173251475</text:p>
          </table:table-cell>
          <table:table-cell office:value-type="float" office:value="77219200">
            <text:p>77219200</text:p>
          </table:table-cell>
          <table:table-cell office:value-type="float" office:value="795429460">
            <text:p>795429460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11501059">
            <text:p>511501059</text:p>
          </table:table-cell>
          <table:table-cell office:value-type="float" office:value="234972654">
            <text:p>234972654</text:p>
          </table:table-cell>
          <table:table-cell office:value-type="float" office:value="300235264">
            <text:p>300235264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97914127">
            <text:p>697914127</text:p>
          </table:table-cell>
          <table:table-cell office:value-type="float" office:value="842689023">
            <text:p>842689023</text:p>
          </table:table-cell>
          <table:table-cell office:value-type="float" office:value="631262148">
            <text:p>631262148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49001021">
            <text:p>349001021</text:p>
          </table:table-cell>
          <table:table-cell office:value-type="float" office:value="10943113">
            <text:p>10943113</text:p>
          </table:table-cell>
          <table:table-cell office:value-type="float" office:value="827668464">
            <text:p>827668464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86974449">
            <text:p>186974449</text:p>
          </table:table-cell>
          <table:table-cell office:value-type="float" office:value="336261141">
            <text:p>336261141</text:p>
          </table:table-cell>
          <table:table-cell office:value-type="float" office:value="321697858">
            <text:p>321697858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19799560">
            <text:p>819799560</text:p>
          </table:table-cell>
          <table:table-cell office:value-type="float" office:value="918802682">
            <text:p>918802682</text:p>
          </table:table-cell>
          <table:table-cell office:value-type="float" office:value="644096339">
            <text:p>644096339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72220459">
            <text:p>372220459</text:p>
          </table:table-cell>
          <table:table-cell office:value-type="float" office:value="280345993">
            <text:p>280345993</text:p>
          </table:table-cell>
          <table:table-cell office:value-type="float" office:value="204163481">
            <text:p>204163481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91636886">
            <text:p>991636886</text:p>
          </table:table-cell>
          <table:table-cell office:value-type="float" office:value="255249517">
            <text:p>255249517</text:p>
          </table:table-cell>
          <table:table-cell office:value-type="float" office:value="251593672">
            <text:p>251593672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28284853">
            <text:p>828284853</text:p>
          </table:table-cell>
          <table:table-cell office:value-type="float" office:value="409800172">
            <text:p>409800172</text:p>
          </table:table-cell>
          <table:table-cell office:value-type="float" office:value="118202928">
            <text:p>118202928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11060862">
            <text:p>111060862</text:p>
          </table:table-cell>
          <table:table-cell office:value-type="float" office:value="52737388">
            <text:p>52737388</text:p>
          </table:table-cell>
          <table:table-cell office:value-type="float" office:value="683740601">
            <text:p>683740601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23080710">
            <text:p>623080710</text:p>
          </table:table-cell>
          <table:table-cell office:value-type="float" office:value="427108289">
            <text:p>427108289</text:p>
          </table:table-cell>
          <table:table-cell office:value-type="float" office:value="415039284">
            <text:p>415039284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9911813">
            <text:p>99911813</text:p>
          </table:table-cell>
          <table:table-cell office:value-type="float" office:value="375667379">
            <text:p>375667379</text:p>
          </table:table-cell>
          <table:table-cell office:value-type="float" office:value="519787077">
            <text:p>519787077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88315769">
            <text:p>688315769</text:p>
          </table:table-cell>
          <table:table-cell office:value-type="float" office:value="788203281">
            <text:p>788203281</text:p>
          </table:table-cell>
          <table:table-cell office:value-type="float" office:value="919378867">
            <text:p>919378867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84653830">
            <text:p>184653830</text:p>
          </table:table-cell>
          <table:table-cell office:value-type="float" office:value="584035144">
            <text:p>584035144</text:p>
          </table:table-cell>
          <table:table-cell office:value-type="float" office:value="837091461">
            <text:p>837091461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82233080">
            <text:p>682233080</text:p>
          </table:table-cell>
          <table:table-cell office:value-type="float" office:value="735477482">
            <text:p>735477482</text:p>
          </table:table-cell>
          <table:table-cell office:value-type="float" office:value="43851099">
            <text:p>43851099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54316204">
            <text:p>254316204</text:p>
          </table:table-cell>
          <table:table-cell office:value-type="float" office:value="683436201">
            <text:p>683436201</text:p>
          </table:table-cell>
          <table:table-cell office:value-type="float" office:value="283814046">
            <text:p>283814046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15867704">
            <text:p>415867704</text:p>
          </table:table-cell>
          <table:table-cell office:value-type="float" office:value="952455516">
            <text:p>952455516</text:p>
          </table:table-cell>
          <table:table-cell office:value-type="float" office:value="837933161">
            <text:p>837933161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83325417">
            <text:p>483325417</text:p>
          </table:table-cell>
          <table:table-cell office:value-type="float" office:value="712577272">
            <text:p>712577272</text:p>
          </table:table-cell>
          <table:table-cell office:value-type="float" office:value="972643389">
            <text:p>972643389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52787484">
            <text:p>852787484</text:p>
          </table:table-cell>
          <table:table-cell office:value-type="float" office:value="68110769">
            <text:p>68110769</text:p>
          </table:table-cell>
          <table:table-cell office:value-type="float" office:value="786633231">
            <text:p>786633231</text:p>
          </table:table-cell>
          <table:table-cell table:number-columns-repeated="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2935387">
            <text:p>32935387</text:p>
          </table:table-cell>
          <table:table-cell office:value-type="float" office:value="837223054">
            <text:p>837223054</text:p>
          </table:table-cell>
          <table:table-cell office:value-type="float" office:value="336502767">
            <text:p>336502767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19727313">
            <text:p>719727313</text:p>
          </table:table-cell>
          <table:table-cell office:value-type="float" office:value="287340506">
            <text:p>287340506</text:p>
          </table:table-cell>
          <table:table-cell office:value-type="float" office:value="752866251">
            <text:p>752866251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66342742">
            <text:p>966342742</text:p>
          </table:table-cell>
          <table:table-cell office:value-type="float" office:value="71384398">
            <text:p>71384398</text:p>
          </table:table-cell>
          <table:table-cell office:value-type="float" office:value="521213957">
            <text:p>521213957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42314713">
            <text:p>942314713</text:p>
          </table:table-cell>
          <table:table-cell office:value-type="float" office:value="908645217">
            <text:p>908645217</text:p>
          </table:table-cell>
          <table:table-cell office:value-type="float" office:value="786808441">
            <text:p>786808441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51657195">
            <text:p>551657195</text:p>
          </table:table-cell>
          <table:table-cell office:value-type="float" office:value="311285993">
            <text:p>311285993</text:p>
          </table:table-cell>
          <table:table-cell office:value-type="float" office:value="770311145">
            <text:p>770311145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55074440">
            <text:p>955074440</text:p>
          </table:table-cell>
          <table:table-cell office:value-type="float" office:value="154293922">
            <text:p>154293922</text:p>
          </table:table-cell>
          <table:table-cell office:value-type="float" office:value="647968554">
            <text:p>647968554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64831475">
            <text:p>364831475</text:p>
          </table:table-cell>
          <table:table-cell office:value-type="float" office:value="365463501">
            <text:p>365463501</text:p>
          </table:table-cell>
          <table:table-cell office:value-type="float" office:value="369373860">
            <text:p>369373860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29984297">
            <text:p>729984297</text:p>
          </table:table-cell>
          <table:table-cell office:value-type="float" office:value="509078543">
            <text:p>509078543</text:p>
          </table:table-cell>
          <table:table-cell office:value-type="float" office:value="752718866">
            <text:p>752718866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92589243">
            <text:p>792589243</text:p>
          </table:table-cell>
          <table:table-cell office:value-type="float" office:value="769101131">
            <text:p>769101131</text:p>
          </table:table-cell>
          <table:table-cell office:value-type="float" office:value="230796141">
            <text:p>230796141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59523996">
            <text:p>359523996</text:p>
          </table:table-cell>
          <table:table-cell office:value-type="float" office:value="37745862">
            <text:p>37745862</text:p>
          </table:table-cell>
          <table:table-cell office:value-type="float" office:value="325061272">
            <text:p>325061272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79710403">
            <text:p>379710403</text:p>
          </table:table-cell>
          <table:table-cell office:value-type="float" office:value="371573246">
            <text:p>371573246</text:p>
          </table:table-cell>
          <table:table-cell office:value-type="float" office:value="926657014">
            <text:p>926657014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388242">
            <text:p>137388242</text:p>
          </table:table-cell>
          <table:table-cell office:value-type="float" office:value="698773898">
            <text:p>698773898</text:p>
          </table:table-cell>
          <table:table-cell office:value-type="float" office:value="614988654">
            <text:p>614988654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31871314">
            <text:p>531871314</text:p>
          </table:table-cell>
          <table:table-cell office:value-type="float" office:value="812019927">
            <text:p>812019927</text:p>
          </table:table-cell>
          <table:table-cell office:value-type="float" office:value="648265895">
            <text:p>648265895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80691552">
            <text:p>280691552</text:p>
          </table:table-cell>
          <table:table-cell office:value-type="float" office:value="902982612">
            <text:p>902982612</text:p>
          </table:table-cell>
          <table:table-cell office:value-type="float" office:value="718733155">
            <text:p>718733155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46328833">
            <text:p>246328833</text:p>
          </table:table-cell>
          <table:table-cell office:value-type="float" office:value="572196811">
            <text:p>572196811</text:p>
          </table:table-cell>
          <table:table-cell office:value-type="float" office:value="340607227">
            <text:p>340607227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2395030">
            <text:p>62395030</text:p>
          </table:table-cell>
          <table:table-cell office:value-type="float" office:value="486943143">
            <text:p>486943143</text:p>
          </table:table-cell>
          <table:table-cell office:value-type="float" office:value="477432936">
            <text:p>477432936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890878213">
            <text:p>890878213</text:p>
          </table:table-cell>
          <table:table-cell office:value-type="float" office:value="814879369">
            <text:p>814879369</text:p>
          </table:table-cell>
          <table:table-cell office:value-type="float" office:value="565046241">
            <text:p>565046241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3414726">
            <text:p>113414726</text:p>
          </table:table-cell>
          <table:table-cell office:value-type="float" office:value="201901418">
            <text:p>201901418</text:p>
          </table:table-cell>
          <table:table-cell office:value-type="float" office:value="39356164">
            <text:p>39356164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33398666">
            <text:p>733398666</text:p>
          </table:table-cell>
          <table:table-cell office:value-type="float" office:value="524772361">
            <text:p>524772361</text:p>
          </table:table-cell>
          <table:table-cell office:value-type="float" office:value="267582171">
            <text:p>267582171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06265321">
            <text:p>406265321</text:p>
          </table:table-cell>
          <table:table-cell office:value-type="float" office:value="527404333">
            <text:p>527404333</text:p>
          </table:table-cell>
          <table:table-cell office:value-type="float" office:value="542711913">
            <text:p>542711913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06084097">
            <text:p>306084097</text:p>
          </table:table-cell>
          <table:table-cell office:value-type="float" office:value="466038932">
            <text:p>466038932</text:p>
          </table:table-cell>
          <table:table-cell office:value-type="float" office:value="530819533">
            <text:p>530819533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78445515">
            <text:p>278445515</text:p>
          </table:table-cell>
          <table:table-cell office:value-type="float" office:value="432093411">
            <text:p>432093411</text:p>
          </table:table-cell>
          <table:table-cell office:value-type="float" office:value="750913296">
            <text:p>750913296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750862">
            <text:p>134750862</text:p>
          </table:table-cell>
          <table:table-cell office:value-type="float" office:value="229939776">
            <text:p>229939776</text:p>
          </table:table-cell>
          <table:table-cell office:value-type="float" office:value="811591362">
            <text:p>811591362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469228">
            <text:p>145469228</text:p>
          </table:table-cell>
          <table:table-cell office:value-type="float" office:value="386679145">
            <text:p>386679145</text:p>
          </table:table-cell>
          <table:table-cell office:value-type="float" office:value="272256170">
            <text:p>272256170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60767724">
            <text:p>460767724</text:p>
          </table:table-cell>
          <table:table-cell office:value-type="float" office:value="911415756">
            <text:p>911415756</text:p>
          </table:table-cell>
          <table:table-cell office:value-type="float" office:value="788899665">
            <text:p>788899665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6740237">
            <text:p>26740237</text:p>
          </table:table-cell>
          <table:table-cell office:value-type="float" office:value="198893804">
            <text:p>198893804</text:p>
          </table:table-cell>
          <table:table-cell office:value-type="float" office:value="266139225">
            <text:p>266139225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57159959">
            <text:p>457159959</text:p>
          </table:table-cell>
          <table:table-cell office:value-type="float" office:value="799089826">
            <text:p>799089826</text:p>
          </table:table-cell>
          <table:table-cell office:value-type="float" office:value="85325076">
            <text:p>85325076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80245766">
            <text:p>280245766</text:p>
          </table:table-cell>
          <table:table-cell office:value-type="float" office:value="337947994">
            <text:p>337947994</text:p>
          </table:table-cell>
          <table:table-cell office:value-type="float" office:value="453873107">
            <text:p>453873107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3392956">
            <text:p>53392956</text:p>
          </table:table-cell>
          <table:table-cell office:value-type="float" office:value="802152190">
            <text:p>802152190</text:p>
          </table:table-cell>
          <table:table-cell office:value-type="float" office:value="104007414">
            <text:p>104007414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67000842">
            <text:p>267000842</text:p>
          </table:table-cell>
          <table:table-cell office:value-type="float" office:value="61986832">
            <text:p>61986832</text:p>
          </table:table-cell>
          <table:table-cell office:value-type="float" office:value="46583434">
            <text:p>46583434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89347298">
            <text:p>189347298</text:p>
          </table:table-cell>
          <table:table-cell office:value-type="float" office:value="330664851">
            <text:p>330664851</text:p>
          </table:table-cell>
          <table:table-cell office:value-type="float" office:value="555617746">
            <text:p>555617746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31067643">
            <text:p>231067643</text:p>
          </table:table-cell>
          <table:table-cell office:value-type="float" office:value="530947340">
            <text:p>530947340</text:p>
          </table:table-cell>
          <table:table-cell office:value-type="float" office:value="275429945">
            <text:p>275429945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32245902">
            <text:p>932245902</text:p>
          </table:table-cell>
          <table:table-cell office:value-type="float" office:value="73788891">
            <text:p>73788891</text:p>
          </table:table-cell>
          <table:table-cell office:value-type="float" office:value="166494861">
            <text:p>166494861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68626424">
            <text:p>768626424</text:p>
          </table:table-cell>
          <table:table-cell office:value-type="float" office:value="267680117">
            <text:p>267680117</text:p>
          </table:table-cell>
          <table:table-cell office:value-type="float" office:value="457852127">
            <text:p>457852127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44704833">
            <text:p>444704833</text:p>
          </table:table-cell>
          <table:table-cell office:value-type="float" office:value="624525793">
            <text:p>624525793</text:p>
          </table:table-cell>
          <table:table-cell office:value-type="float" office:value="197921823">
            <text:p>197921823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61680424">
            <text:p>761680424</text:p>
          </table:table-cell>
          <table:table-cell office:value-type="float" office:value="848381700">
            <text:p>848381700</text:p>
          </table:table-cell>
          <table:table-cell office:value-type="float" office:value="353350939">
            <text:p>353350939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47338257">
            <text:p>347338257</text:p>
          </table:table-cell>
          <table:table-cell office:value-type="float" office:value="326306911">
            <text:p>326306911</text:p>
          </table:table-cell>
          <table:table-cell office:value-type="float" office:value="982588964">
            <text:p>982588964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2821188">
            <text:p>92821188</text:p>
          </table:table-cell>
          <table:table-cell office:value-type="float" office:value="57947434">
            <text:p>57947434</text:p>
          </table:table-cell>
          <table:table-cell office:value-type="float" office:value="423199961">
            <text:p>423199961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15485444">
            <text:p>415485444</text:p>
          </table:table-cell>
          <table:table-cell office:value-type="float" office:value="776965417">
            <text:p>776965417</text:p>
          </table:table-cell>
          <table:table-cell office:value-type="float" office:value="551384225">
            <text:p>551384225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881455646">
            <text:p>881455646</text:p>
          </table:table-cell>
          <table:table-cell office:value-type="float" office:value="373073273">
            <text:p>373073273</text:p>
          </table:table-cell>
          <table:table-cell office:value-type="float" office:value="583842325">
            <text:p>583842325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94326354">
            <text:p>694326354</text:p>
          </table:table-cell>
          <table:table-cell office:value-type="float" office:value="518578333">
            <text:p>518578333</text:p>
          </table:table-cell>
          <table:table-cell office:value-type="float" office:value="724350441">
            <text:p>724350441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9078224">
            <text:p>119078224</text:p>
          </table:table-cell>
          <table:table-cell office:value-type="float" office:value="640292879">
            <text:p>640292879</text:p>
          </table:table-cell>
          <table:table-cell office:value-type="float" office:value="704419264">
            <text:p>704419264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32404544">
            <text:p>432404544</text:p>
          </table:table-cell>
          <table:table-cell office:value-type="float" office:value="281554497">
            <text:p>281554497</text:p>
          </table:table-cell>
          <table:table-cell office:value-type="float" office:value="892707966">
            <text:p>892707966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85972433">
            <text:p>185972433</text:p>
          </table:table-cell>
          <table:table-cell office:value-type="float" office:value="284139610">
            <text:p>284139610</text:p>
          </table:table-cell>
          <table:table-cell office:value-type="float" office:value="29561594">
            <text:p>29561594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36547503">
            <text:p>436547503</text:p>
          </table:table-cell>
          <table:table-cell office:value-type="float" office:value="700095265">
            <text:p>700095265</text:p>
          </table:table-cell>
          <table:table-cell office:value-type="float" office:value="750229900">
            <text:p>750229900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50577023">
            <text:p>750577023</text:p>
          </table:table-cell>
          <table:table-cell office:value-type="float" office:value="358089345">
            <text:p>358089345</text:p>
          </table:table-cell>
          <table:table-cell office:value-type="float" office:value="616659950">
            <text:p>616659950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874959941">
            <text:p>874959941</text:p>
          </table:table-cell>
          <table:table-cell office:value-type="float" office:value="73330085">
            <text:p>73330085</text:p>
          </table:table-cell>
          <table:table-cell office:value-type="float" office:value="759876800">
            <text:p>759876800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7420349">
            <text:p>27420349</text:p>
          </table:table-cell>
          <table:table-cell office:value-type="float" office:value="407837068">
            <text:p>407837068</text:p>
          </table:table-cell>
          <table:table-cell office:value-type="float" office:value="567137594">
            <text:p>567137594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03707856">
            <text:p>703707856</text:p>
          </table:table-cell>
          <table:table-cell office:value-type="float" office:value="848695665">
            <text:p>848695665</text:p>
          </table:table-cell>
          <table:table-cell office:value-type="float" office:value="261864955">
            <text:p>261864955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8238158">
            <text:p>158238158</text:p>
          </table:table-cell>
          <table:table-cell office:value-type="float" office:value="882591494">
            <text:p>882591494</text:p>
          </table:table-cell>
          <table:table-cell office:value-type="float" office:value="347354807">
            <text:p>347354807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9411011">
            <text:p>69411011</text:p>
          </table:table-cell>
          <table:table-cell office:value-type="float" office:value="102768757">
            <text:p>102768757</text:p>
          </table:table-cell>
          <table:table-cell office:value-type="float" office:value="659268180">
            <text:p>65926818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19:39:18.25</dc:date>
    <meta:document-statistic meta:table-count="1" meta:cell-count="19789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maximum="500000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15cm" chart:symbol-height="0.1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15cm" chart:symbol-height="0.15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down" chart:symbol-width="0.15cm" chart:symbol-height="0.15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1cm" chart:symbol-height="0.1cm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442cm" svg:height="12.24cm" xlink:href=".." xlink:type="simple" chart:class="chart:line" chart:style-name="ch1">
        <chart:title svg:x="9.823cm" svg:y="0.38cm" chart:style-name="ch2">
          <text:p>Costo Temporal GRASP</text:p>
        </chart:title>
        <chart:subtitle svg:x="10.841cm" svg:y="1.403cm" chart:style-name="ch3">
          <text:p>50 repeticiones</text:p>
        </chart:subtitle>
        <chart:legend chart:legend-position="end" svg:x="21.941cm" svg:y="5.022cm" style:legend-expansion="high" chart:style-name="ch4"/>
        <chart:plot-area chart:style-name="ch5" table:cell-range-address="Hoja1.F1:Hoja1.J97" chart:data-source-has-labels="both" svg:x="1.526cm" svg:y="2.574cm" svg:width="19.439cm" svg:height="8.414cm">
          <chartooo:coordinate-region svg:x="3.629cm" svg:y="2.786cm" svg:width="17.305cm" svg:height="7.156cm"/>
          <chart:axis chart:dimension="x" chart:name="primary-x" chart:style-name="ch6" chartooo:axis-type="auto">
            <chartooo:date-scale/>
            <chart:title svg:x="10.698cm" svg:y="11.233cm" chart:style-name="ch7">
              <text:p>Nodos</text:p>
            </chart:title>
            <chart:categories table:cell-range-address="Hoja1.F2:Hoja1.F97"/>
          </chart:axis>
          <chart:axis chart:dimension="y" chart:name="primary-y" chart:style-name="ch8">
            <chart:title svg:x="0.451cm" svg:y="7.381cm" chart:style-name="ch9">
              <text:p>NSegs.</text:p>
            </chart:title>
            <chart:grid chart:style-name="ch10" chart:class="major"/>
          </chart:axis>
          <chart:series chart:style-name="ch11" chart:values-cell-range-address="Hoja1.G2:Hoja1.G97" chart:label-cell-address="Hoja1.G1:Hoja1.G1" chart:class="chart:line">
            <chart:data-point chart:repeated="96"/>
          </chart:series>
          <chart:series chart:style-name="ch12" chart:values-cell-range-address="Hoja1.H2:Hoja1.H97" chart:label-cell-address="Hoja1.H1:Hoja1.H1" chart:class="chart:line">
            <chart:data-point chart:repeated="96"/>
          </chart:series>
          <chart:series chart:style-name="ch13" chart:values-cell-range-address="Hoja1.I2:Hoja1.I97" chart:label-cell-address="Hoja1.I1:Hoja1.I1" chart:class="chart:line">
            <chart:data-point chart:repeated="96"/>
          </chart:series>
          <chart:series chart:style-name="ch14" chart:values-cell-range-address="Hoja1.J2:Hoja1.J97" chart:label-cell-address="Hoja1.J1:Hoja1.J1" chart:class="chart:line">
            <chart:data-point chart:repeated="9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 Azar</text:p>
                <draw:g>
                  <svg:desc>Hoja1.G1:Hoja1.G1</svg:desc>
                </draw:g>
              </table:table-cell>
              <table:table-cell office:value-type="string">
                <text:p>Grasp Star</text:p>
                <draw:g>
                  <svg:desc>Hoja1.H1:Hoja1.H1</svg:desc>
                </draw:g>
              </table:table-cell>
              <table:table-cell office:value-type="string">
                <text:p>Grasp Web</text:p>
                <draw:g>
                  <svg:desc>Hoja1.I1:Hoja1.I1</svg:desc>
                </draw:g>
              </table:table-cell>
              <table:table-cell office:value-type="string">
                <text:p>Teórico</text:p>
                <draw:g>
                  <svg:desc>Hoja1.J1:Hoja1.J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F2:Hoja1.F97</svg:desc>
                </draw:g>
              </table:table-cell>
              <table:table-cell office:value-type="float" office:value="204827.66">
                <text:p>204827.66</text:p>
                <draw:g>
                  <svg:desc>Hoja1.G2:Hoja1.G97</svg:desc>
                </draw:g>
              </table:table-cell>
              <table:table-cell office:value-type="float" office:value="180061.22">
                <text:p>180061.22</text:p>
                <draw:g>
                  <svg:desc>Hoja1.H2:Hoja1.H97</svg:desc>
                </draw:g>
              </table:table-cell>
              <table:table-cell office:value-type="float" office:value="171808">
                <text:p>171808</text:p>
                <draw:g>
                  <svg:desc>Hoja1.I2:Hoja1.I97</svg:desc>
                </draw:g>
              </table:table-cell>
              <table:table-cell office:value-type="float" office:value="31250">
                <text:p>31250</text:p>
                <draw:g>
                  <svg:desc>Hoja1.J2:Hoja1.J9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58020.1">
                <text:p>358020.1</text:p>
              </table:table-cell>
              <table:table-cell office:value-type="float" office:value="319546.74">
                <text:p>319546.74</text:p>
              </table:table-cell>
              <table:table-cell office:value-type="float" office:value="376226.9">
                <text:p>376226.9</text:p>
              </table:table-cell>
              <table:table-cell office:value-type="float" office:value="64800">
                <text:p>648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16894.98">
                <text:p>616894.98</text:p>
              </table:table-cell>
              <table:table-cell office:value-type="float" office:value="681316.5">
                <text:p>681316.5</text:p>
              </table:table-cell>
              <table:table-cell office:value-type="float" office:value="617341.92">
                <text:p>617341.92</text:p>
              </table:table-cell>
              <table:table-cell office:value-type="float" office:value="120050">
                <text:p>1200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98491.52">
                <text:p>898491.52</text:p>
              </table:table-cell>
              <table:table-cell office:value-type="float" office:value="1089901.4">
                <text:p>1089901.4</text:p>
              </table:table-cell>
              <table:table-cell office:value-type="float" office:value="1130208.44">
                <text:p>1130208.44</text:p>
              </table:table-cell>
              <table:table-cell office:value-type="float" office:value="204800">
                <text:p>2048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92102.78">
                <text:p>1492102.78</text:p>
              </table:table-cell>
              <table:table-cell office:value-type="float" office:value="1437711.58">
                <text:p>1437711.58</text:p>
              </table:table-cell>
              <table:table-cell office:value-type="float" office:value="1855516.94">
                <text:p>1855516.94</text:p>
              </table:table-cell>
              <table:table-cell office:value-type="float" office:value="328050">
                <text:p>32805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85397.44">
                <text:p>2185397.44</text:p>
              </table:table-cell>
              <table:table-cell office:value-type="float" office:value="2051741.5">
                <text:p>2051741.5</text:p>
              </table:table-cell>
              <table:table-cell office:value-type="float" office:value="2160043.92">
                <text:p>2160043.92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011280.62">
                <text:p>3011280.62</text:p>
              </table:table-cell>
              <table:table-cell office:value-type="float" office:value="2787364.94">
                <text:p>2787364.94</text:p>
              </table:table-cell>
              <table:table-cell office:value-type="float" office:value="3646306.88">
                <text:p>3646306.88</text:p>
              </table:table-cell>
              <table:table-cell office:value-type="float" office:value="732050">
                <text:p>73205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024858.58">
                <text:p>4024858.58</text:p>
              </table:table-cell>
              <table:table-cell office:value-type="float" office:value="4160728.56">
                <text:p>4160728.56</text:p>
              </table:table-cell>
              <table:table-cell office:value-type="float" office:value="4400499.7">
                <text:p>4400499.7</text:p>
              </table:table-cell>
              <table:table-cell office:value-type="float" office:value="1036800">
                <text:p>10368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265460.92">
                <text:p>5265460.92</text:p>
              </table:table-cell>
              <table:table-cell office:value-type="float" office:value="5574087.06">
                <text:p>5574087.06</text:p>
              </table:table-cell>
              <table:table-cell office:value-type="float" office:value="5461916.36">
                <text:p>5461916.36</text:p>
              </table:table-cell>
              <table:table-cell office:value-type="float" office:value="1428050">
                <text:p>142805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838172.28">
                <text:p>6838172.28</text:p>
              </table:table-cell>
              <table:table-cell office:value-type="float" office:value="7426792.42">
                <text:p>7426792.42</text:p>
              </table:table-cell>
              <table:table-cell office:value-type="float" office:value="7293608.14">
                <text:p>7293608.14</text:p>
              </table:table-cell>
              <table:table-cell office:value-type="float" office:value="1920800">
                <text:p>19208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026689.92">
                <text:p>9026689.92</text:p>
              </table:table-cell>
              <table:table-cell office:value-type="float" office:value="7971138.78">
                <text:p>7971138.78</text:p>
              </table:table-cell>
              <table:table-cell office:value-type="float" office:value="9774478.24">
                <text:p>9774478.24</text:p>
              </table:table-cell>
              <table:table-cell office:value-type="float" office:value="2531250">
                <text:p>253125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989317.06">
                <text:p>11989317.06</text:p>
              </table:table-cell>
              <table:table-cell office:value-type="float" office:value="10292829.38">
                <text:p>10292829.38</text:p>
              </table:table-cell>
              <table:table-cell office:value-type="float" office:value="13588851">
                <text:p>13588851</text:p>
              </table:table-cell>
              <table:table-cell office:value-type="float" office:value="3276800">
                <text:p>327680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227760.72">
                <text:p>13227760.72</text:p>
              </table:table-cell>
              <table:table-cell office:value-type="float" office:value="13902050.88">
                <text:p>13902050.88</text:p>
              </table:table-cell>
              <table:table-cell office:value-type="float" office:value="15585135.1">
                <text:p>15585135.1</text:p>
              </table:table-cell>
              <table:table-cell office:value-type="float" office:value="4176050">
                <text:p>417605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856440.92">
                <text:p>18856440.92</text:p>
              </table:table-cell>
              <table:table-cell office:value-type="float" office:value="17250738.58">
                <text:p>17250738.58</text:p>
              </table:table-cell>
              <table:table-cell office:value-type="float" office:value="18975777.4">
                <text:p>18975777.4</text:p>
              </table:table-cell>
              <table:table-cell office:value-type="float" office:value="5248800">
                <text:p>524880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887816.88">
                <text:p>20887816.88</text:p>
              </table:table-cell>
              <table:table-cell office:value-type="float" office:value="19921888.36">
                <text:p>19921888.36</text:p>
              </table:table-cell>
              <table:table-cell office:value-type="float" office:value="22121844.04">
                <text:p>22121844.04</text:p>
              </table:table-cell>
              <table:table-cell office:value-type="float" office:value="6516050">
                <text:p>65160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675107.86">
                <text:p>26675107.86</text:p>
              </table:table-cell>
              <table:table-cell office:value-type="float" office:value="23394302.98">
                <text:p>23394302.98</text:p>
              </table:table-cell>
              <table:table-cell office:value-type="float" office:value="26134150.42">
                <text:p>26134150.42</text:p>
              </table:table-cell>
              <table:table-cell office:value-type="float" office:value="8000000">
                <text:p>800000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0750619.3">
                <text:p>30750619.3</text:p>
              </table:table-cell>
              <table:table-cell office:value-type="float" office:value="29531324.74">
                <text:p>29531324.74</text:p>
              </table:table-cell>
              <table:table-cell office:value-type="float" office:value="29604596.86">
                <text:p>29604596.86</text:p>
              </table:table-cell>
              <table:table-cell office:value-type="float" office:value="9724050">
                <text:p>972405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6708459.18">
                <text:p>36708459.18</text:p>
              </table:table-cell>
              <table:table-cell office:value-type="float" office:value="35320914.98">
                <text:p>35320914.98</text:p>
              </table:table-cell>
              <table:table-cell office:value-type="float" office:value="35680586.78">
                <text:p>35680586.78</text:p>
              </table:table-cell>
              <table:table-cell office:value-type="float" office:value="11712800">
                <text:p>1171280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0432060.1">
                <text:p>40432060.1</text:p>
              </table:table-cell>
              <table:table-cell office:value-type="float" office:value="41805471.34">
                <text:p>41805471.34</text:p>
              </table:table-cell>
              <table:table-cell office:value-type="float" office:value="43716792.78">
                <text:p>43716792.78</text:p>
              </table:table-cell>
              <table:table-cell office:value-type="float" office:value="13992050">
                <text:p>1399205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7420501.88">
                <text:p>47420501.88</text:p>
              </table:table-cell>
              <table:table-cell office:value-type="float" office:value="47278700.62">
                <text:p>47278700.62</text:p>
              </table:table-cell>
              <table:table-cell office:value-type="float" office:value="53637695.06">
                <text:p>53637695.06</text:p>
              </table:table-cell>
              <table:table-cell office:value-type="float" office:value="16588800">
                <text:p>1658880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3005008.32">
                <text:p>53005008.32</text:p>
              </table:table-cell>
              <table:table-cell office:value-type="float" office:value="53195580.82">
                <text:p>53195580.82</text:p>
              </table:table-cell>
              <table:table-cell office:value-type="float" office:value="56064551.08">
                <text:p>56064551.08</text:p>
              </table:table-cell>
              <table:table-cell office:value-type="float" office:value="19531250">
                <text:p>1953125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6479027.46">
                <text:p>66479027.46</text:p>
              </table:table-cell>
              <table:table-cell office:value-type="float" office:value="60934338.88">
                <text:p>60934338.88</text:p>
              </table:table-cell>
              <table:table-cell office:value-type="float" office:value="64208915.36">
                <text:p>64208915.36</text:p>
              </table:table-cell>
              <table:table-cell office:value-type="float" office:value="22848800">
                <text:p>2284880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6240334.14">
                <text:p>66240334.14</text:p>
              </table:table-cell>
              <table:table-cell office:value-type="float" office:value="69781253.64">
                <text:p>69781253.64</text:p>
              </table:table-cell>
              <table:table-cell office:value-type="float" office:value="75793791.58">
                <text:p>75793791.58</text:p>
              </table:table-cell>
              <table:table-cell office:value-type="float" office:value="26572050">
                <text:p>2657205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2575028.58">
                <text:p>82575028.58</text:p>
              </table:table-cell>
              <table:table-cell office:value-type="float" office:value="79679931.48">
                <text:p>79679931.48</text:p>
              </table:table-cell>
              <table:table-cell office:value-type="float" office:value="79232846.34">
                <text:p>79232846.34</text:p>
              </table:table-cell>
              <table:table-cell office:value-type="float" office:value="30732800">
                <text:p>3073280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1796966.68">
                <text:p>91796966.68</text:p>
              </table:table-cell>
              <table:table-cell office:value-type="float" office:value="92445429.52">
                <text:p>92445429.52</text:p>
              </table:table-cell>
              <table:table-cell office:value-type="float" office:value="98806053.46">
                <text:p>98806053.46</text:p>
              </table:table-cell>
              <table:table-cell office:value-type="float" office:value="35364050">
                <text:p>353640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3095800.44">
                <text:p>103095800.44</text:p>
              </table:table-cell>
              <table:table-cell office:value-type="float" office:value="99802248.56">
                <text:p>99802248.56</text:p>
              </table:table-cell>
              <table:table-cell office:value-type="float" office:value="104661901.44">
                <text:p>104661901.44</text:p>
              </table:table-cell>
              <table:table-cell office:value-type="float" office:value="40500000">
                <text:p>4050000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11870314.32">
                <text:p>111870314.32</text:p>
              </table:table-cell>
              <table:table-cell office:value-type="float" office:value="120256798.52">
                <text:p>120256798.52</text:p>
              </table:table-cell>
              <table:table-cell office:value-type="float" office:value="121019516.56">
                <text:p>121019516.56</text:p>
              </table:table-cell>
              <table:table-cell office:value-type="float" office:value="46176050">
                <text:p>4617605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0214937.7">
                <text:p>130214937.7</text:p>
              </table:table-cell>
              <table:table-cell office:value-type="float" office:value="124877578.3">
                <text:p>124877578.3</text:p>
              </table:table-cell>
              <table:table-cell office:value-type="float" office:value="139746826">
                <text:p>139746826</text:p>
              </table:table-cell>
              <table:table-cell office:value-type="float" office:value="52428800">
                <text:p>5242880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46701917.52">
                <text:p>146701917.52</text:p>
              </table:table-cell>
              <table:table-cell office:value-type="float" office:value="130456753.34">
                <text:p>130456753.34</text:p>
              </table:table-cell>
              <table:table-cell office:value-type="float" office:value="146173920.02">
                <text:p>146173920.02</text:p>
              </table:table-cell>
              <table:table-cell office:value-type="float" office:value="59296050">
                <text:p>5929605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73218571.54">
                <text:p>173218571.54</text:p>
              </table:table-cell>
              <table:table-cell office:value-type="float" office:value="153478686.56">
                <text:p>153478686.56</text:p>
              </table:table-cell>
              <table:table-cell office:value-type="float" office:value="168994950.14">
                <text:p>168994950.14</text:p>
              </table:table-cell>
              <table:table-cell office:value-type="float" office:value="66816800">
                <text:p>6681680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8688881.58">
                <text:p>188688881.58</text:p>
              </table:table-cell>
              <table:table-cell office:value-type="float" office:value="171770471.04">
                <text:p>171770471.04</text:p>
              </table:table-cell>
              <table:table-cell office:value-type="float" office:value="180960859.54">
                <text:p>180960859.54</text:p>
              </table:table-cell>
              <table:table-cell office:value-type="float" office:value="75031250">
                <text:p>7503125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12784071.56">
                <text:p>212784071.56</text:p>
              </table:table-cell>
              <table:table-cell office:value-type="float" office:value="201061855.12">
                <text:p>201061855.12</text:p>
              </table:table-cell>
              <table:table-cell office:value-type="float" office:value="209839241.58">
                <text:p>209839241.58</text:p>
              </table:table-cell>
              <table:table-cell office:value-type="float" office:value="83980800">
                <text:p>8398080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52184464.62">
                <text:p>252184464.62</text:p>
              </table:table-cell>
              <table:table-cell office:value-type="float" office:value="222915018.72">
                <text:p>222915018.72</text:p>
              </table:table-cell>
              <table:table-cell office:value-type="float" office:value="230192106.8">
                <text:p>230192106.8</text:p>
              </table:table-cell>
              <table:table-cell office:value-type="float" office:value="93708050">
                <text:p>9370805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34306986.12">
                <text:p>234306986.12</text:p>
              </table:table-cell>
              <table:table-cell office:value-type="float" office:value="233634986.24">
                <text:p>233634986.24</text:p>
              </table:table-cell>
              <table:table-cell office:value-type="float" office:value="250382121.3">
                <text:p>250382121.3</text:p>
              </table:table-cell>
              <table:table-cell office:value-type="float" office:value="104256800">
                <text:p>10425680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64760971.7">
                <text:p>264760971.7</text:p>
              </table:table-cell>
              <table:table-cell office:value-type="float" office:value="242540734.36">
                <text:p>242540734.36</text:p>
              </table:table-cell>
              <table:table-cell office:value-type="float" office:value="285846342.16">
                <text:p>285846342.16</text:p>
              </table:table-cell>
              <table:table-cell office:value-type="float" office:value="115672050">
                <text:p>1156720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1795143.48">
                <text:p>291795143.48</text:p>
              </table:table-cell>
              <table:table-cell office:value-type="float" office:value="277093328.98">
                <text:p>277093328.98</text:p>
              </table:table-cell>
              <table:table-cell office:value-type="float" office:value="284367285.24">
                <text:p>284367285.24</text:p>
              </table:table-cell>
              <table:table-cell office:value-type="float" office:value="128000000">
                <text:p>12800000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82368659.88">
                <text:p>282368659.88</text:p>
              </table:table-cell>
              <table:table-cell office:value-type="float" office:value="320072708.78">
                <text:p>320072708.78</text:p>
              </table:table-cell>
              <table:table-cell office:value-type="float" office:value="319005032.64">
                <text:p>319005032.64</text:p>
              </table:table-cell>
              <table:table-cell office:value-type="float" office:value="141288050">
                <text:p>14128805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44212613.88">
                <text:p>344212613.88</text:p>
              </table:table-cell>
              <table:table-cell office:value-type="float" office:value="356676163.72">
                <text:p>356676163.72</text:p>
              </table:table-cell>
              <table:table-cell office:value-type="float" office:value="357792538.02">
                <text:p>357792538.02</text:p>
              </table:table-cell>
              <table:table-cell office:value-type="float" office:value="155584800">
                <text:p>15558480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69970226.7">
                <text:p>369970226.7</text:p>
              </table:table-cell>
              <table:table-cell office:value-type="float" office:value="353217672.32">
                <text:p>353217672.32</text:p>
              </table:table-cell>
              <table:table-cell office:value-type="float" office:value="369718546.52">
                <text:p>369718546.52</text:p>
              </table:table-cell>
              <table:table-cell office:value-type="float" office:value="170940050">
                <text:p>17094005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93281073.22">
                <text:p>393281073.22</text:p>
              </table:table-cell>
              <table:table-cell office:value-type="float" office:value="437190437.86">
                <text:p>437190437.86</text:p>
              </table:table-cell>
              <table:table-cell office:value-type="float" office:value="407188965.4">
                <text:p>407188965.4</text:p>
              </table:table-cell>
              <table:table-cell office:value-type="float" office:value="187404800">
                <text:p>18740480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45770660.7">
                <text:p>445770660.7</text:p>
              </table:table-cell>
              <table:table-cell office:value-type="float" office:value="469796408.9">
                <text:p>469796408.9</text:p>
              </table:table-cell>
              <table:table-cell office:value-type="float" office:value="475454809.28">
                <text:p>475454809.28</text:p>
              </table:table-cell>
              <table:table-cell office:value-type="float" office:value="205031250">
                <text:p>20503125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74752036.38">
                <text:p>474752036.38</text:p>
              </table:table-cell>
              <table:table-cell office:value-type="float" office:value="470149073.64">
                <text:p>470149073.64</text:p>
              </table:table-cell>
              <table:table-cell office:value-type="float" office:value="496950188.6">
                <text:p>496950188.6</text:p>
              </table:table-cell>
              <table:table-cell office:value-type="float" office:value="223872800">
                <text:p>22387280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7486166.86">
                <text:p>477486166.86</text:p>
              </table:table-cell>
              <table:table-cell office:value-type="float" office:value="530861524.3">
                <text:p>530861524.3</text:p>
              </table:table-cell>
              <table:table-cell office:value-type="float" office:value="498572515.66">
                <text:p>498572515.66</text:p>
              </table:table-cell>
              <table:table-cell office:value-type="float" office:value="243984050">
                <text:p>24398405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22277029.14">
                <text:p>522277029.14</text:p>
              </table:table-cell>
              <table:table-cell office:value-type="float" office:value="629596595.42">
                <text:p>629596595.42</text:p>
              </table:table-cell>
              <table:table-cell office:value-type="float" office:value="571163488.96">
                <text:p>571163488.96</text:p>
              </table:table-cell>
              <table:table-cell office:value-type="float" office:value="265420800">
                <text:p>26542080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52677838">
                <text:p>552677838</text:p>
              </table:table-cell>
              <table:table-cell office:value-type="float" office:value="658702805.7">
                <text:p>658702805.7</text:p>
              </table:table-cell>
              <table:table-cell office:value-type="float" office:value="680323272.02">
                <text:p>680323272.02</text:p>
              </table:table-cell>
              <table:table-cell office:value-type="float" office:value="288240050">
                <text:p>2882400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92167131.5">
                <text:p>592167131.5</text:p>
              </table:table-cell>
              <table:table-cell office:value-type="float" office:value="668598534.8">
                <text:p>668598534.8</text:p>
              </table:table-cell>
              <table:table-cell office:value-type="float" office:value="683630906.18">
                <text:p>683630906.18</text:p>
              </table:table-cell>
              <table:table-cell office:value-type="float" office:value="312500000">
                <text:p>31250000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88699883.72">
                <text:p>388699883.72</text:p>
              </table:table-cell>
              <table:table-cell office:value-type="float" office:value="463871378.12">
                <text:p>463871378.12</text:p>
              </table:table-cell>
              <table:table-cell office:value-type="float" office:value="441317228.44">
                <text:p>441317228.44</text:p>
              </table:table-cell>
              <table:table-cell office:value-type="float" office:value="338260050">
                <text:p>33826005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31402538.76">
                <text:p>431402538.76</text:p>
              </table:table-cell>
              <table:table-cell office:value-type="float" office:value="524400566.04">
                <text:p>524400566.04</text:p>
              </table:table-cell>
              <table:table-cell office:value-type="float" office:value="485876584.18">
                <text:p>485876584.18</text:p>
              </table:table-cell>
              <table:table-cell office:value-type="float" office:value="365580800">
                <text:p>36558080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55246278.98">
                <text:p>455246278.98</text:p>
              </table:table-cell>
              <table:table-cell office:value-type="float" office:value="549018302.52">
                <text:p>549018302.52</text:p>
              </table:table-cell>
              <table:table-cell office:value-type="float" office:value="502279185.74">
                <text:p>502279185.74</text:p>
              </table:table-cell>
              <table:table-cell office:value-type="float" office:value="394524050">
                <text:p>39452405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99601714.28">
                <text:p>499601714.28</text:p>
              </table:table-cell>
              <table:table-cell office:value-type="float" office:value="554765500.3">
                <text:p>554765500.3</text:p>
              </table:table-cell>
              <table:table-cell office:value-type="float" office:value="524650192.88">
                <text:p>524650192.88</text:p>
              </table:table-cell>
              <table:table-cell office:value-type="float" office:value="425152800">
                <text:p>42515280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28039071.12">
                <text:p>528039071.12</text:p>
              </table:table-cell>
              <table:table-cell office:value-type="float" office:value="593813856.62">
                <text:p>593813856.62</text:p>
              </table:table-cell>
              <table:table-cell office:value-type="float" office:value="580602509.72">
                <text:p>580602509.72</text:p>
              </table:table-cell>
              <table:table-cell office:value-type="float" office:value="457531250">
                <text:p>45753125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56946476.64">
                <text:p>556946476.64</text:p>
              </table:table-cell>
              <table:table-cell office:value-type="float" office:value="644438997.48">
                <text:p>644438997.48</text:p>
              </table:table-cell>
              <table:table-cell office:value-type="float" office:value="579297780.84">
                <text:p>579297780.84</text:p>
              </table:table-cell>
              <table:table-cell office:value-type="float" office:value="491724800">
                <text:p>49172480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82063181.56">
                <text:p>582063181.56</text:p>
              </table:table-cell>
              <table:table-cell office:value-type="float" office:value="676550677.36">
                <text:p>676550677.36</text:p>
              </table:table-cell>
              <table:table-cell office:value-type="float" office:value="638458390.38">
                <text:p>638458390.38</text:p>
              </table:table-cell>
              <table:table-cell office:value-type="float" office:value="527800050">
                <text:p>52780005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77623619.14">
                <text:p>577623619.14</text:p>
              </table:table-cell>
              <table:table-cell office:value-type="float" office:value="735792912.44">
                <text:p>735792912.44</text:p>
              </table:table-cell>
              <table:table-cell office:value-type="float" office:value="649362646.64">
                <text:p>649362646.64</text:p>
              </table:table-cell>
              <table:table-cell office:value-type="float" office:value="565824800">
                <text:p>56582480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663041013.6">
                <text:p>663041013.6</text:p>
              </table:table-cell>
              <table:table-cell office:value-type="float" office:value="675827699.12">
                <text:p>675827699.12</text:p>
              </table:table-cell>
              <table:table-cell office:value-type="float" office:value="724455919.92">
                <text:p>724455919.92</text:p>
              </table:table-cell>
              <table:table-cell office:value-type="float" office:value="605868050">
                <text:p>6058680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03086361.72">
                <text:p>703086361.72</text:p>
              </table:table-cell>
              <table:table-cell office:value-type="float" office:value="546654043.24">
                <text:p>546654043.24</text:p>
              </table:table-cell>
              <table:table-cell office:value-type="float" office:value="715568083.38">
                <text:p>715568083.38</text:p>
              </table:table-cell>
              <table:table-cell office:value-type="float" office:value="648000000">
                <text:p>64800000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33079096.66">
                <text:p>733079096.66</text:p>
              </table:table-cell>
              <table:table-cell office:value-type="float" office:value="492877055.66">
                <text:p>492877055.66</text:p>
              </table:table-cell>
              <table:table-cell office:value-type="float" office:value="553337681.72">
                <text:p>553337681.72</text:p>
              </table:table-cell>
              <table:table-cell office:value-type="float" office:value="692292050">
                <text:p>69229205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736932933.32">
                <text:p>736932933.32</text:p>
              </table:table-cell>
              <table:table-cell office:value-type="float" office:value="533756290.14">
                <text:p>533756290.14</text:p>
              </table:table-cell>
              <table:table-cell office:value-type="float" office:value="515005331.36">
                <text:p>515005331.36</text:p>
              </table:table-cell>
              <table:table-cell office:value-type="float" office:value="738816800">
                <text:p>73881680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03752418.82">
                <text:p>603752418.82</text:p>
              </table:table-cell>
              <table:table-cell office:value-type="float" office:value="485784663.9">
                <text:p>485784663.9</text:p>
              </table:table-cell>
              <table:table-cell office:value-type="float" office:value="486576698.26">
                <text:p>486576698.26</text:p>
              </table:table-cell>
              <table:table-cell office:value-type="float" office:value="787648050">
                <text:p>78764805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28525415.36">
                <text:p>528525415.36</text:p>
              </table:table-cell>
              <table:table-cell office:value-type="float" office:value="470292747.28">
                <text:p>470292747.28</text:p>
              </table:table-cell>
              <table:table-cell office:value-type="float" office:value="491487044.2">
                <text:p>491487044.2</text:p>
              </table:table-cell>
              <table:table-cell office:value-type="float" office:value="838860800">
                <text:p>83886080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53649796.58">
                <text:p>553649796.58</text:p>
              </table:table-cell>
              <table:table-cell office:value-type="float" office:value="507981289.82">
                <text:p>507981289.82</text:p>
              </table:table-cell>
              <table:table-cell office:value-type="float" office:value="450992403.72">
                <text:p>450992403.72</text:p>
              </table:table-cell>
              <table:table-cell office:value-type="float" office:value="892531250">
                <text:p>89253125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88726215.06">
                <text:p>488726215.06</text:p>
              </table:table-cell>
              <table:table-cell office:value-type="float" office:value="530935533.24">
                <text:p>530935533.24</text:p>
              </table:table-cell>
              <table:table-cell office:value-type="float" office:value="477771741.04">
                <text:p>477771741.04</text:p>
              </table:table-cell>
              <table:table-cell office:value-type="float" office:value="948736800">
                <text:p>94873680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21613639.48">
                <text:p>421613639.48</text:p>
              </table:table-cell>
              <table:table-cell office:value-type="float" office:value="496765812.16">
                <text:p>496765812.16</text:p>
              </table:table-cell>
              <table:table-cell office:value-type="float" office:value="572781321.32">
                <text:p>572781321.32</text:p>
              </table:table-cell>
              <table:table-cell office:value-type="float" office:value="1007556050">
                <text:p>100755605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94415245.68">
                <text:p>494415245.68</text:p>
              </table:table-cell>
              <table:table-cell office:value-type="float" office:value="543626650.4">
                <text:p>543626650.4</text:p>
              </table:table-cell>
              <table:table-cell office:value-type="float" office:value="619117329.78">
                <text:p>619117329.78</text:p>
              </table:table-cell>
              <table:table-cell office:value-type="float" office:value="1069068800">
                <text:p>106906880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40071154.26">
                <text:p>540071154.26</text:p>
              </table:table-cell>
              <table:table-cell office:value-type="float" office:value="480688071.04">
                <text:p>480688071.04</text:p>
              </table:table-cell>
              <table:table-cell office:value-type="float" office:value="546800274.92">
                <text:p>546800274.92</text:p>
              </table:table-cell>
              <table:table-cell office:value-type="float" office:value="1133356050">
                <text:p>11333560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79295198.42">
                <text:p>479295198.42</text:p>
              </table:table-cell>
              <table:table-cell office:value-type="float" office:value="496078463.36">
                <text:p>496078463.36</text:p>
              </table:table-cell>
              <table:table-cell office:value-type="float" office:value="509611407.34">
                <text:p>509611407.34</text:p>
              </table:table-cell>
              <table:table-cell office:value-type="float" office:value="1200500000">
                <text:p>120050000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62382226.54">
                <text:p>462382226.54</text:p>
              </table:table-cell>
              <table:table-cell office:value-type="float" office:value="409628221.52">
                <text:p>409628221.52</text:p>
              </table:table-cell>
              <table:table-cell office:value-type="float" office:value="551725555.6">
                <text:p>551725555.6</text:p>
              </table:table-cell>
              <table:table-cell office:value-type="float" office:value="1270584050">
                <text:p>127058405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43466250.36">
                <text:p>543466250.36</text:p>
              </table:table-cell>
              <table:table-cell office:value-type="float" office:value="467463361.5">
                <text:p>467463361.5</text:p>
              </table:table-cell>
              <table:table-cell office:value-type="float" office:value="513029906.34">
                <text:p>513029906.34</text:p>
              </table:table-cell>
              <table:table-cell office:value-type="float" office:value="1343692800">
                <text:p>134369280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93407907.58">
                <text:p>493407907.58</text:p>
              </table:table-cell>
              <table:table-cell office:value-type="float" office:value="442600950.18">
                <text:p>442600950.18</text:p>
              </table:table-cell>
              <table:table-cell office:value-type="float" office:value="506190713.66">
                <text:p>506190713.66</text:p>
              </table:table-cell>
              <table:table-cell office:value-type="float" office:value="1419912050">
                <text:p>141991205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529885853.22">
                <text:p>529885853.22</text:p>
              </table:table-cell>
              <table:table-cell office:value-type="float" office:value="475802943.2">
                <text:p>475802943.2</text:p>
              </table:table-cell>
              <table:table-cell office:value-type="float" office:value="324111089.58">
                <text:p>324111089.58</text:p>
              </table:table-cell>
              <table:table-cell office:value-type="float" office:value="1499328800">
                <text:p>149932880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75025384.1">
                <text:p>575025384.1</text:p>
              </table:table-cell>
              <table:table-cell office:value-type="float" office:value="491911990">
                <text:p>491911990</text:p>
              </table:table-cell>
              <table:table-cell office:value-type="float" office:value="330690021.82">
                <text:p>330690021.82</text:p>
              </table:table-cell>
              <table:table-cell office:value-type="float" office:value="1582031250">
                <text:p>158203125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515406212.18">
                <text:p>515406212.18</text:p>
              </table:table-cell>
              <table:table-cell office:value-type="float" office:value="478984825">
                <text:p>478984825</text:p>
              </table:table-cell>
              <table:table-cell office:value-type="float" office:value="382106358.62">
                <text:p>382106358.62</text:p>
              </table:table-cell>
              <table:table-cell office:value-type="float" office:value="1668108800">
                <text:p>166810880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87302867.8">
                <text:p>387302867.8</text:p>
              </table:table-cell>
              <table:table-cell office:value-type="float" office:value="568612891.46">
                <text:p>568612891.46</text:p>
              </table:table-cell>
              <table:table-cell office:value-type="float" office:value="469613468.26">
                <text:p>469613468.26</text:p>
              </table:table-cell>
              <table:table-cell office:value-type="float" office:value="1757652050">
                <text:p>175765205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80235570.68">
                <text:p>380235570.68</text:p>
              </table:table-cell>
              <table:table-cell office:value-type="float" office:value="584787744.84">
                <text:p>584787744.84</text:p>
              </table:table-cell>
              <table:table-cell office:value-type="float" office:value="523531882.84">
                <text:p>523531882.84</text:p>
              </table:table-cell>
              <table:table-cell office:value-type="float" office:value="1850752800">
                <text:p>185075280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61503381.54">
                <text:p>361503381.54</text:p>
              </table:table-cell>
              <table:table-cell office:value-type="float" office:value="526903295">
                <text:p>526903295</text:p>
              </table:table-cell>
              <table:table-cell office:value-type="float" office:value="468220654.16">
                <text:p>468220654.16</text:p>
              </table:table-cell>
              <table:table-cell office:value-type="float" office:value="1947504050">
                <text:p>194750405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13727902.06">
                <text:p>413727902.06</text:p>
              </table:table-cell>
              <table:table-cell office:value-type="float" office:value="418661156.5">
                <text:p>418661156.5</text:p>
              </table:table-cell>
              <table:table-cell office:value-type="float" office:value="575999052.78">
                <text:p>575999052.78</text:p>
              </table:table-cell>
              <table:table-cell office:value-type="float" office:value="2048000000">
                <text:p>204800000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32188130.6">
                <text:p>532188130.6</text:p>
              </table:table-cell>
              <table:table-cell office:value-type="float" office:value="461383753.12">
                <text:p>461383753.12</text:p>
              </table:table-cell>
              <table:table-cell office:value-type="float" office:value="580501276.84">
                <text:p>580501276.84</text:p>
              </table:table-cell>
              <table:table-cell office:value-type="float" office:value="2152336050">
                <text:p>215233605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03284587.88">
                <text:p>503284587.88</text:p>
              </table:table-cell>
              <table:table-cell office:value-type="float" office:value="535290318.98">
                <text:p>535290318.98</text:p>
              </table:table-cell>
              <table:table-cell office:value-type="float" office:value="478224124.18">
                <text:p>478224124.18</text:p>
              </table:table-cell>
              <table:table-cell office:value-type="float" office:value="2260608800">
                <text:p>226060880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608601844.8">
                <text:p>608601844.8</text:p>
              </table:table-cell>
              <table:table-cell office:value-type="float" office:value="519076027.56">
                <text:p>519076027.56</text:p>
              </table:table-cell>
              <table:table-cell office:value-type="float" office:value="457988654.28">
                <text:p>457988654.28</text:p>
              </table:table-cell>
              <table:table-cell office:value-type="float" office:value="2372916050">
                <text:p>237291605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586667637.56">
                <text:p>586667637.56</text:p>
              </table:table-cell>
              <table:table-cell office:value-type="float" office:value="582523615.64">
                <text:p>582523615.64</text:p>
              </table:table-cell>
              <table:table-cell office:value-type="float" office:value="442534545.44">
                <text:p>442534545.44</text:p>
              </table:table-cell>
              <table:table-cell office:value-type="float" office:value="2489356800">
                <text:p>248935680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82639631.06">
                <text:p>582639631.06</text:p>
              </table:table-cell>
              <table:table-cell office:value-type="float" office:value="462441188.16">
                <text:p>462441188.16</text:p>
              </table:table-cell>
              <table:table-cell office:value-type="float" office:value="485354361.68">
                <text:p>485354361.68</text:p>
              </table:table-cell>
              <table:table-cell office:value-type="float" office:value="2610031250">
                <text:p>261003125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666094872.9">
                <text:p>666094872.9</text:p>
              </table:table-cell>
              <table:table-cell office:value-type="float" office:value="422266735.26">
                <text:p>422266735.26</text:p>
              </table:table-cell>
              <table:table-cell office:value-type="float" office:value="540504961.52">
                <text:p>540504961.52</text:p>
              </table:table-cell>
              <table:table-cell office:value-type="float" office:value="2735040800">
                <text:p>273504080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49998212.02">
                <text:p>449998212.02</text:p>
              </table:table-cell>
              <table:table-cell office:value-type="float" office:value="468235741.98">
                <text:p>468235741.98</text:p>
              </table:table-cell>
              <table:table-cell office:value-type="float" office:value="614130029.54">
                <text:p>614130029.54</text:p>
              </table:table-cell>
              <table:table-cell office:value-type="float" office:value="2864488050">
                <text:p>286448805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15029966.32">
                <text:p>415029966.32</text:p>
              </table:table-cell>
              <table:table-cell office:value-type="float" office:value="548070339.22">
                <text:p>548070339.22</text:p>
              </table:table-cell>
              <table:table-cell office:value-type="float" office:value="527976004.64">
                <text:p>527976004.64</text:p>
              </table:table-cell>
              <table:table-cell office:value-type="float" office:value="2998476800">
                <text:p>299847680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41908844.94">
                <text:p>541908844.94</text:p>
              </table:table-cell>
              <table:table-cell office:value-type="float" office:value="502889697.06">
                <text:p>502889697.06</text:p>
              </table:table-cell>
              <table:table-cell office:value-type="float" office:value="454574819">
                <text:p>454574819</text:p>
              </table:table-cell>
              <table:table-cell office:value-type="float" office:value="3137112050">
                <text:p>313711205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4372041.36">
                <text:p>504372041.36</text:p>
              </table:table-cell>
              <table:table-cell office:value-type="float" office:value="564910342.94">
                <text:p>564910342.94</text:p>
              </table:table-cell>
              <table:table-cell office:value-type="float" office:value="415117714.62">
                <text:p>415117714.62</text:p>
              </table:table-cell>
              <table:table-cell office:value-type="float" office:value="3280500000">
                <text:p>328050000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90200406.54">
                <text:p>490200406.54</text:p>
              </table:table-cell>
              <table:table-cell office:value-type="float" office:value="402804797.42">
                <text:p>402804797.42</text:p>
              </table:table-cell>
              <table:table-cell office:value-type="float" office:value="429632294.46">
                <text:p>429632294.46</text:p>
              </table:table-cell>
              <table:table-cell office:value-type="float" office:value="3428748050">
                <text:p>342874805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85943396.1">
                <text:p>485943396.1</text:p>
              </table:table-cell>
              <table:table-cell office:value-type="float" office:value="437133486.66">
                <text:p>437133486.66</text:p>
              </table:table-cell>
              <table:table-cell office:value-type="float" office:value="548777824.62">
                <text:p>548777824.62</text:p>
              </table:table-cell>
              <table:table-cell office:value-type="float" office:value="3581964800">
                <text:p>358196480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478224661.08">
                <text:p>478224661.08</text:p>
              </table:table-cell>
              <table:table-cell office:value-type="float" office:value="495656558.78">
                <text:p>495656558.78</text:p>
              </table:table-cell>
              <table:table-cell office:value-type="float" office:value="611080999.84">
                <text:p>611080999.84</text:p>
              </table:table-cell>
              <table:table-cell office:value-type="float" office:value="3740260050">
                <text:p>374026005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413713761.08">
                <text:p>413713761.08</text:p>
              </table:table-cell>
              <table:table-cell office:value-type="float" office:value="414189337.3">
                <text:p>414189337.3</text:p>
              </table:table-cell>
              <table:table-cell office:value-type="float" office:value="399361172.64">
                <text:p>399361172.64</text:p>
              </table:table-cell>
              <table:table-cell office:value-type="float" office:value="3903744800">
                <text:p>390374480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52889415.22">
                <text:p>452889415.22</text:p>
              </table:table-cell>
              <table:table-cell office:value-type="float" office:value="476225429.22">
                <text:p>476225429.22</text:p>
              </table:table-cell>
              <table:table-cell office:value-type="float" office:value="452869884.62">
                <text:p>452869884.62</text:p>
              </table:table-cell>
              <table:table-cell office:value-type="float" office:value="4072531250">
                <text:p>407253125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76604697.18">
                <text:p>476604697.18</text:p>
              </table:table-cell>
              <table:table-cell office:value-type="float" office:value="375091216.7">
                <text:p>375091216.7</text:p>
              </table:table-cell>
              <table:table-cell office:value-type="float" office:value="541339637.46">
                <text:p>541339637.46</text:p>
              </table:table-cell>
              <table:table-cell office:value-type="float" office:value="4246732800">
                <text:p>424673280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28126944.82">
                <text:p>528126944.82</text:p>
              </table:table-cell>
              <table:table-cell office:value-type="float" office:value="481757469.92">
                <text:p>481757469.92</text:p>
              </table:table-cell>
              <table:table-cell office:value-type="float" office:value="564604472.58">
                <text:p>564604472.58</text:p>
              </table:table-cell>
              <table:table-cell office:value-type="float" office:value="4426464050">
                <text:p>442646405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611425548.7">
                <text:p>611425548.7</text:p>
              </table:table-cell>
              <table:table-cell office:value-type="float" office:value="500957054.14">
                <text:p>500957054.14</text:p>
              </table:table-cell>
              <table:table-cell office:value-type="float" office:value="461868440.96">
                <text:p>461868440.96</text:p>
              </table:table-cell>
              <table:table-cell office:value-type="float" office:value="4611840800">
                <text:p>461184080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60205075.92">
                <text:p>460205075.92</text:p>
              </table:table-cell>
              <table:table-cell office:value-type="float" office:value="458245170.92">
                <text:p>458245170.92</text:p>
              </table:table-cell>
              <table:table-cell office:value-type="float" office:value="491477062.42">
                <text:p>491477062.42</text:p>
              </table:table-cell>
              <table:table-cell office:value-type="float" office:value="4802980050">
                <text:p>48029800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41837227.1">
                <text:p>441837227.1</text:p>
              </table:table-cell>
              <table:table-cell office:value-type="float" office:value="465245571.64">
                <text:p>465245571.64</text:p>
              </table:table-cell>
              <table:table-cell office:value-type="float" office:value="505400450.12">
                <text:p>505400450.12</text:p>
              </table:table-cell>
              <table:table-cell office:value-type="float" office:value="5000000000">
                <text:p>50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